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eam stopped by user.</text:p>
      <text:p text:style-name="Standard">nvidia@nvidia-desktop:~/Desktop$ python3 6imu.py</text:p>
      <text:p text:style-name="Standard">IMU 0 initialized on TCA Channel 0</text:p>
      <text:p text:style-name="Standard">IMU 1 initialized on TCA Channel 1</text:p>
      <text:p text:style-name="Standard">IMU 2 initialized on TCA Channel 2</text:p>
      <text:p text:style-name="Standard">IMU 3 initialized on TCA Channel 3</text:p>
      <text:p text:style-name="Standard">IMU 4 initialized on TCA Channel 4</text:p>
      <text:p text:style-name="Standard">IMU 5 initialized on TCA Channel 5</text:p>
      <text:p text:style-name="Standard"/>
      <text:p text:style-name="Standard">Starting data stream (50Hz)... Press Ctrl+C to stop.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0.000 | 0 <text:s/>| <text:s text:c="8"/>Comm Error <text:s text:c="8"/>| <text:s text:c="11"/>- <text:s text:c="10"/></text:p>
      <text:p text:style-name="Standard"><text:s text:c="3"/>0.000 | 1 <text:s/>| <text:s text:c="3"/>0.391 <text:s text:c="2"/>-0.917 <text:s text:c="3"/>0.095 | <text:s text:c="2"/>-83.5 <text:s text:c="2"/>-22.5 <text:s text:c="3"/>44.8</text:p>
      <text:p text:style-name="Standard"><text:s text:c="3"/>0.000 | 2 <text:s/>| <text:s text:c="3"/>0.259 <text:s text:c="3"/>0.974 <text:s text:c="3"/>0.089 | <text:s text:c="3"/>84.1 <text:s text:c="2"/>-14.9 <text:s text:c="3"/>47.7</text:p>
      <text:p text:style-name="Standard"><text:s text:c="3"/>0.000 | 3 <text:s/>| <text:s text:c="3"/>0.995 <text:s text:c="2"/>-0.015 <text:s text:c="3"/>0.242 | <text:s text:c="3"/>-3.4 <text:s text:c="2"/>-75.4 <text:s text:c="2"/>-44.3</text:p>
      <text:p text:style-name="Standard"><text:s text:c="3"/>0.000 | 4 <text:s/>| <text:s text:c="3"/>1.010 <text:s text:c="2"/>-0.009 <text:s text:c="3"/>0.020 | <text:s text:c="2"/>-25.5 <text:s text:c="2"/>-85.1 <text:s text:c="2"/>-87.7</text:p>
      <text:p text:style-name="Standard"><text:s text:c="3"/>0.000 | 5 <text:s/>| <text:s text:c="3"/>1.021 <text:s text:c="2"/>-0.079 <text:s text:c="2"/>-0.133 | <text:s/>-147.5 <text:s text:c="2"/>-80.3 <text:s text:c="2"/>125.6</text:p>
      <text:p text:style-name="Standard"><text:s text:c="3"/>0.036 | 0 <text:s/>| <text:s text:c="8"/>Comm Error <text:s text:c="8"/>| <text:s text:c="11"/>- <text:s text:c="10"/></text:p>
      <text:p text:style-name="Standard"><text:s text:c="3"/>0.036 | 1 <text:s/>| <text:s text:c="3"/>0.387 <text:s text:c="2"/>-0.919 <text:s text:c="3"/>0.096 | <text:s text:c="2"/>-83.5 <text:s text:c="2"/>-22.6 <text:s text:c="3"/>44.7</text:p>
      <text:p text:style-name="Standard"><text:s text:c="3"/>0.036 | 2 <text:s/>| <text:s text:c="3"/>0.250 <text:s text:c="3"/>0.975 <text:s text:c="3"/>0.083 | <text:s text:c="3"/>84.1 <text:s text:c="2"/>-14.9 <text:s text:c="3"/>47.6</text:p>
      <text:p text:style-name="Standard"><text:s text:c="3"/>0.036 | 3 <text:s/>| <text:s text:c="3"/>0.999 <text:s text:c="2"/>-0.016 <text:s text:c="3"/>0.240 | <text:s text:c="3"/>-3.5 <text:s text:c="2"/>-75.4 <text:s text:c="2"/>-44.2</text:p>
      <text:p text:style-name="Standard"><text:s text:c="3"/>0.036 | 4 <text:s/>| <text:s text:c="3"/>1.010 <text:s text:c="2"/>-0.006 <text:s text:c="3"/>0.017 | <text:s text:c="2"/>-25.4 <text:s text:c="2"/>-85.1 <text:s text:c="2"/>-87.4</text:p>
      <text:p text:style-name="Standard"><text:s text:c="3"/>0.036 | 5 <text:s/>| <text:s text:c="3"/>1.021 <text:s text:c="2"/>-0.081 <text:s text:c="2"/>-0.133 | <text:s/>-147.5 <text:s text:c="2"/>-80.3 <text:s text:c="2"/>125.6</text:p>
      <text:p text:style-name="Standard"><text:s text:c="3"/>0.070 | 0 <text:s/>| <text:s text:c="8"/>Comm Error <text:s text:c="8"/>| <text:s text:c="11"/>- <text:s text:c="10"/></text:p>
      <text:p text:style-name="Standard"><text:s text:c="3"/>0.070 | 1 <text:s/>| <text:s text:c="3"/>0.385 <text:s text:c="2"/>-0.922 <text:s text:c="3"/>0.100 | <text:s text:c="2"/>-83.5 <text:s text:c="2"/>-22.6 <text:s text:c="3"/>44.6</text:p>
      <text:p text:style-name="Standard"><text:s text:c="3"/>0.070 | 2 <text:s/>| <text:s text:c="3"/>0.253 <text:s text:c="3"/>0.971 <text:s text:c="3"/>0.082 | <text:s text:c="3"/>84.2 <text:s text:c="2"/>-14.8 <text:s text:c="3"/>47.5</text:p>
      <text:p text:style-name="Standard"><text:s text:c="3"/>0.070 | 3 <text:s/>| <text:s text:c="3"/>0.995 <text:s text:c="2"/>-0.012 <text:s text:c="3"/>0.241 | <text:s text:c="3"/>-3.5 <text:s text:c="2"/>-75.4 <text:s text:c="2"/>-44.3</text:p>
      <text:p text:style-name="Standard"><text:s text:c="3"/>0.070 | 4 <text:s/>| <text:s text:c="3"/>1.008 <text:s text:c="3"/>0.003 <text:s text:c="3"/>0.011 | <text:s text:c="2"/>-24.7 <text:s text:c="2"/>-85.1 <text:s text:c="2"/>-87.6</text:p>
      <text:p text:style-name="Standard"><text:s text:c="3"/>0.070 | 5 <text:s/>| <text:s text:c="3"/>1.022 <text:s text:c="2"/>-0.077 <text:s text:c="2"/>-0.119 | <text:s/>-147.4 <text:s text:c="2"/>-80.3 <text:s text:c="2"/>125.4</text:p>
      <text:p text:style-name="Standard"><text:s text:c="3"/>0.105 | 0 <text:s/>| <text:s text:c="8"/>Comm Error <text:s text:c="8"/>| <text:s text:c="11"/>- <text:s text:c="10"/></text:p>
      <text:p text:style-name="Standard"><text:s text:c="3"/>0.105 | 1 <text:s/>| <text:s text:c="3"/>0.384 <text:s text:c="2"/>-0.914 <text:s text:c="3"/>0.101 | <text:s text:c="2"/>-83.5 <text:s text:c="2"/>-22.6 <text:s text:c="3"/>44.5</text:p>
      <text:p text:style-name="Standard"><text:s text:c="3"/>0.105 | 2 <text:s/>| <text:s text:c="3"/>0.252 <text:s text:c="3"/>0.971 <text:s text:c="3"/>0.087 | <text:s text:c="3"/>84.3 <text:s text:c="2"/>-14.8 <text:s text:c="3"/>47.5</text:p>
      <text:p text:style-name="Standard"><text:s text:c="3"/>0.105 | 3 <text:s/>| <text:s text:c="3"/>0.990 <text:s text:c="2"/>-0.010 <text:s text:c="3"/>0.235 | <text:s text:c="3"/>-3.2 <text:s text:c="2"/>-75.5 <text:s text:c="2"/>-44.6</text:p>
      <text:p text:style-name="Standard"><text:s text:c="3"/>0.105 | 4 <text:s/>| <text:s text:c="3"/>1.007 <text:s text:c="2"/>-0.005 <text:s text:c="3"/>0.015 | <text:s text:c="2"/>-22.8 <text:s text:c="2"/>-85.2 <text:s text:c="2"/>-88.9</text:p>
      <text:p text:style-name="Standard"><text:s text:c="3"/>0.105 | 5 <text:s/>| <text:s text:c="3"/>1.019 <text:s text:c="2"/>-0.081 <text:s text:c="2"/>-0.138 | <text:s/>-147.7 <text:s text:c="2"/>-80.4 <text:s text:c="2"/>125.6</text:p>
      <text:p text:style-name="Standard"><text:s text:c="3"/>0.140 | 0 <text:s/>| <text:s text:c="8"/>Comm Error <text:s text:c="8"/>| <text:s text:c="11"/>- <text:s text:c="10"/></text:p>
      <text:p text:style-name="Standard"><text:s text:c="3"/>0.140 | 1 <text:s/>| <text:s text:c="3"/>0.386 <text:s text:c="2"/>-0.908 <text:s text:c="3"/>0.101 | <text:s text:c="2"/>-83.5 <text:s text:c="2"/>-22.6 <text:s text:c="3"/>44.5</text:p>
      <text:p text:style-name="Standard"><text:s text:c="3"/>0.140 | 2 <text:s/>| <text:s text:c="3"/>0.251 <text:s text:c="3"/>0.971 <text:s text:c="3"/>0.094 | <text:s text:c="3"/>84.3 <text:s text:c="2"/>-14.7 <text:s text:c="3"/>47.6</text:p>
      <text:p text:style-name="Standard"><text:s text:c="3"/>0.140 | 3 <text:s/>| <text:s text:c="3"/>0.994 <text:s text:c="2"/>-0.017 <text:s text:c="3"/>0.246 | <text:s text:c="3"/>-3.2 <text:s text:c="2"/>-75.4 <text:s text:c="2"/>-44.6</text:p>
      <text:p text:style-name="Standard"><text:s text:c="3"/>0.140 | 4 <text:s/>| <text:s text:c="3"/>1.010 <text:s text:c="2"/>-0.008 <text:s text:c="3"/>0.014 | <text:s text:c="2"/>-25.2 <text:s text:c="2"/>-85.2 <text:s text:c="2"/>-86.2</text:p>
      <text:p text:style-name="Standard"><text:s text:c="3"/>0.140 | 5 <text:s/>| <text:s text:c="3"/>1.021 <text:s text:c="2"/>-0.079 <text:s text:c="2"/>-0.138 | <text:s/>-148.0 <text:s text:c="2"/>-80.3 <text:s text:c="2"/>125.9</text:p>
      <text:p text:style-name="Standard"><text:s text:c="3"/>0.174 | 0 <text:s/>| <text:s text:c="8"/>Comm Error <text:s text:c="8"/>| <text:s text:c="11"/>- <text:s text:c="10"/></text:p>
      <text:p text:style-name="Standard"><text:s text:c="3"/>0.174 | 1 <text:s/>| <text:s text:c="3"/>0.384 <text:s text:c="2"/>-0.918 <text:s text:c="3"/>0.104 | <text:s text:c="2"/>-83.5 <text:s text:c="2"/>-22.6 <text:s text:c="3"/>44.4</text:p>
      <text:p text:style-name="Standard"><text:s text:c="3"/>0.174 | 2 <text:s/>| <text:s text:c="3"/>0.256 <text:s text:c="3"/>0.977 <text:s text:c="3"/>0.094 | <text:s text:c="3"/>84.3 <text:s text:c="2"/>-14.7 <text:s text:c="3"/>47.6</text:p>
      <text:p text:style-name="Standard"><text:s text:c="3"/>0.174 | 3 <text:s/>| <text:s text:c="3"/>1.001 <text:s text:c="2"/>-0.012 <text:s text:c="3"/>0.248 | <text:s text:c="3"/>-3.3 <text:s text:c="2"/>-75.4 <text:s text:c="2"/>-44.6</text:p>
      <text:p text:style-name="Standard"><text:s text:c="3"/>0.174 | 4 <text:s/>| <text:s text:c="3"/>1.011 <text:s text:c="2"/>-0.007 <text:s text:c="3"/>0.014 | <text:s text:c="2"/>-26.0 <text:s text:c="2"/>-85.2 <text:s text:c="2"/>-85.2</text:p>
      <text:p text:style-name="Standard"><text:soft-page-break/><text:s text:c="3"/>0.174 | 5 <text:s/>| <text:s text:c="3"/>1.022 <text:s text:c="2"/>-0.082 <text:s text:c="2"/>-0.133 | <text:s/>-148.0 <text:s text:c="2"/>-80.2 <text:s text:c="2"/>125.9</text:p>
      <text:p text:style-name="Standard"><text:s text:c="3"/>0.209 | 0 <text:s/>| <text:s text:c="8"/>Comm Error <text:s text:c="8"/>| <text:s text:c="11"/>- <text:s text:c="10"/></text:p>
      <text:p text:style-name="Standard"><text:s text:c="3"/>0.209 | 1 <text:s/>| <text:s text:c="3"/>0.390 <text:s text:c="2"/>-0.920 <text:s text:c="3"/>0.105 | <text:s text:c="2"/>-83.4 <text:s text:c="2"/>-22.6 <text:s text:c="3"/>44.4</text:p>
      <text:p text:style-name="Standard"><text:s text:c="3"/>0.209 | 2 <text:s/>| <text:s text:c="3"/>0.256 <text:s text:c="3"/>0.976 <text:s text:c="3"/>0.094 | <text:s text:c="3"/>84.2 <text:s text:c="2"/>-14.6 <text:s text:c="3"/>47.7</text:p>
      <text:p text:style-name="Standard"><text:s text:c="3"/>0.209 | 3 <text:s/>| <text:s text:c="3"/>0.997 <text:s text:c="2"/>-0.012 <text:s text:c="3"/>0.238 | <text:s text:c="3"/>-3.2 <text:s text:c="2"/>-75.4 <text:s text:c="2"/>-44.7</text:p>
      <text:p text:style-name="Standard"><text:s text:c="3"/>0.209 | 4 <text:s/>| <text:s text:c="3"/>1.008 <text:s text:c="2"/>-0.004 <text:s text:c="3"/>0.017 | <text:s text:c="2"/>-24.8 <text:s text:c="2"/>-85.2 <text:s text:c="2"/>-86.6</text:p>
      <text:p text:style-name="Standard"><text:s text:c="3"/>0.209 | 5 <text:s/>| <text:s text:c="3"/>1.020 <text:s text:c="2"/>-0.080 <text:s text:c="2"/>-0.133 | <text:s/>-148.0 <text:s text:c="2"/>-80.2 <text:s text:c="2"/>125.9</text:p>
      <text:p text:style-name="Standard"><text:s text:c="3"/>0.243 | 0 <text:s/>| <text:s text:c="8"/>Comm Error <text:s text:c="8"/>| <text:s text:c="11"/>- <text:s text:c="10"/></text:p>
      <text:p text:style-name="Standard"><text:s text:c="3"/>0.243 | 1 <text:s/>| <text:s text:c="3"/>0.389 <text:s text:c="2"/>-0.912 <text:s text:c="3"/>0.103 | <text:s text:c="2"/>-83.3 <text:s text:c="2"/>-22.6 <text:s text:c="3"/>44.3</text:p>
      <text:p text:style-name="Standard"><text:s text:c="3"/>0.243 | 2 <text:s/>| <text:s text:c="3"/>0.255 <text:s text:c="3"/>0.973 <text:s text:c="3"/>0.092 | <text:s text:c="3"/>84.2 <text:s text:c="2"/>-14.6 <text:s text:c="3"/>47.7</text:p>
      <text:p text:style-name="Standard"><text:s text:c="3"/>0.243 | 3 <text:s/>| <text:s text:c="3"/>0.990 <text:s text:c="2"/>-0.014 <text:s text:c="3"/>0.239 | <text:s text:c="3"/>-3.2 <text:s text:c="2"/>-75.4 <text:s text:c="2"/>-44.7</text:p>
      <text:p text:style-name="Standard"><text:s text:c="3"/>0.243 | 4 <text:s/>| <text:s text:c="3"/>1.007 <text:s text:c="2"/>-0.004 <text:s text:c="3"/>0.013 | <text:s text:c="2"/>-25.0 <text:s text:c="2"/>-85.2 <text:s text:c="2"/>-86.3</text:p>
      <text:p text:style-name="Standard"><text:s text:c="3"/>0.243 | 5 <text:s/>| <text:s text:c="3"/>1.020 <text:s text:c="2"/>-0.079 <text:s text:c="2"/>-0.142 | <text:s/>-148.3 <text:s text:c="2"/>-80.2 <text:s text:c="2"/>126.2</text:p>
      <text:p text:style-name="Standard"><text:s text:c="3"/>0.277 | 0 <text:s/>| <text:s text:c="8"/>Comm Error <text:s text:c="8"/>| <text:s text:c="11"/>- <text:s text:c="10"/></text:p>
      <text:p text:style-name="Standard"><text:s text:c="3"/>0.277 | 1 <text:s/>| <text:s text:c="3"/>0.390 <text:s text:c="2"/>-0.911 <text:s text:c="3"/>0.102 | <text:s text:c="2"/>-83.3 <text:s text:c="2"/>-22.7 <text:s text:c="3"/>44.3</text:p>
      <text:p text:style-name="Standard"><text:s text:c="3"/>0.277 | 2 <text:s/>| <text:s text:c="3"/>0.258 <text:s text:c="3"/>0.970 <text:s text:c="3"/>0.089 | <text:s text:c="3"/>84.2 <text:s text:c="2"/>-14.6 <text:s text:c="3"/>47.7</text:p>
      <text:p text:style-name="Standard"><text:s text:c="3"/>0.277 | 3 <text:s/>| <text:s text:c="3"/>0.995 <text:s text:c="2"/>-0.013 <text:s text:c="3"/>0.242 | <text:s text:c="3"/>-3.2 <text:s text:c="2"/>-75.4 <text:s text:c="2"/>-44.7</text:p>
      <text:p text:style-name="Standard"><text:s text:c="3"/>0.277 | 4 <text:s/>| <text:s text:c="3"/>1.011 <text:s text:c="2"/>-0.011 <text:s text:c="3"/>0.013 | <text:s text:c="2"/>-26.4 <text:s text:c="2"/>-85.2 <text:s text:c="2"/>-84.5</text:p>
      <text:p text:style-name="Standard"><text:s text:c="3"/>0.277 | 5 <text:s/>| <text:s text:c="3"/>1.021 <text:s text:c="2"/>-0.079 <text:s text:c="2"/>-0.133 | <text:s/>-148.3 <text:s text:c="2"/>-80.2 <text:s text:c="2"/>126.1</text:p>
      <text:p text:style-name="Standard"><text:s text:c="3"/>0.312 | 0 <text:s/>| <text:s text:c="8"/>Comm Error <text:s text:c="8"/>| <text:s text:c="11"/>- <text:s text:c="10"/></text:p>
      <text:p text:style-name="Standard"><text:s text:c="3"/>0.312 | 1 <text:s/>| <text:s text:c="3"/>0.390 <text:s text:c="2"/>-0.918 <text:s text:c="3"/>0.100 | <text:s text:c="2"/>-83.3 <text:s text:c="2"/>-22.7 <text:s text:c="3"/>44.4</text:p>
      <text:p text:style-name="Standard"><text:s text:c="3"/>0.312 | 2 <text:s/>| <text:s text:c="3"/>0.255 <text:s text:c="3"/>0.980 <text:s text:c="3"/>0.088 | <text:s text:c="3"/>84.3 <text:s text:c="2"/>-14.6 <text:s text:c="3"/>47.7</text:p>
      <text:p text:style-name="Standard"><text:s text:c="3"/>0.312 | 3 <text:s/>| <text:s text:c="3"/>0.997 <text:s text:c="2"/>-0.014 <text:s text:c="3"/>0.244 | <text:s text:c="3"/>-3.2 <text:s text:c="2"/>-75.4 <text:s text:c="2"/>-44.7</text:p>
      <text:p text:style-name="Standard"><text:s text:c="3"/>0.312 | 4 <text:s/>| <text:s text:c="3"/>1.010 <text:s text:c="2"/>-0.006 <text:s text:c="3"/>0.012 | <text:s text:c="2"/>-27.2 <text:s text:c="2"/>-85.2 <text:s text:c="2"/>-83.6</text:p>
      <text:p text:style-name="Standard"><text:s text:c="3"/>0.312 | 5 <text:s/>| <text:s text:c="3"/>1.020 <text:s text:c="2"/>-0.079 <text:s text:c="2"/>-0.132 | <text:s/>-148.3 <text:s text:c="2"/>-80.2 <text:s text:c="2"/>126.1</text:p>
      <text:p text:style-name="Standard"><text:s text:c="3"/>0.346 | 0 <text:s/>| <text:s text:c="8"/>Comm Error <text:s text:c="8"/>| <text:s text:c="11"/>- <text:s text:c="10"/></text:p>
      <text:p text:style-name="Standard"><text:s text:c="3"/>0.346 | 1 <text:s/>| <text:s text:c="3"/>0.390 <text:s text:c="2"/>-0.916 <text:s text:c="3"/>0.099 | <text:s text:c="2"/>-83.4 <text:s text:c="2"/>-22.7 <text:s text:c="3"/>44.4</text:p>
      <text:p text:style-name="Standard"><text:s text:c="3"/>0.346 | 2 <text:s/>| <text:s text:c="3"/>0.252 <text:s text:c="3"/>0.976 <text:s text:c="3"/>0.094 | <text:s text:c="3"/>84.2 <text:s text:c="2"/>-14.6 <text:s text:c="3"/>47.7</text:p>
      <text:p text:style-name="Standard"><text:s text:c="3"/>0.346 | 3 <text:s/>| <text:s text:c="3"/>0.995 <text:s text:c="2"/>-0.011 <text:s text:c="3"/>0.243 | <text:s text:c="3"/>-3.1 <text:s text:c="2"/>-75.4 <text:s text:c="2"/>-44.8</text:p>
      <text:p text:style-name="Standard"><text:s text:c="3"/>0.346 | 4 <text:s/>| <text:s text:c="3"/>1.009 <text:s text:c="2"/>-0.004 <text:s text:c="3"/>0.014 | <text:s text:c="2"/>-26.8 <text:s text:c="2"/>-85.2 <text:s text:c="2"/>-84.5</text:p>
      <text:p text:style-name="Standard"><text:s text:c="3"/>0.346 | 5 <text:s/>| <text:s text:c="3"/>1.020 <text:s text:c="2"/>-0.083 <text:s text:c="2"/>-0.135 | <text:s/>-148.2 <text:s text:c="2"/>-80.2 <text:s text:c="2"/>126.0</text:p>
      <text:p text:style-name="Standard"><text:s text:c="3"/>0.380 | 0 <text:s/>| <text:s text:c="8"/>Comm Error <text:s text:c="8"/>| <text:s text:c="11"/>- <text:s text:c="10"/></text:p>
      <text:p text:style-name="Standard"><text:s text:c="3"/>0.380 | 1 <text:s/>| <text:s text:c="3"/>0.386 <text:s text:c="2"/>-0.912 <text:s text:c="3"/>0.100 | <text:s text:c="2"/>-83.4 <text:s text:c="2"/>-22.7 <text:s text:c="3"/>44.4</text:p>
      <text:p text:style-name="Standard"><text:s text:c="3"/>0.380 | 2 <text:s/>| <text:s text:c="3"/>0.252 <text:s text:c="3"/>0.969 <text:s text:c="3"/>0.095 | <text:s text:c="3"/>84.2 <text:s text:c="2"/>-14.6 <text:s text:c="3"/>47.8</text:p>
      <text:p text:style-name="Standard"><text:s text:c="3"/>0.380 | 3 <text:s/>| <text:s text:c="3"/>0.993 <text:s text:c="2"/>-0.010 <text:s text:c="3"/>0.241 | <text:s text:c="3"/>-3.0 <text:s text:c="2"/>-75.4 <text:s text:c="2"/>-44.9</text:p>
      <text:p text:style-name="Standard"><text:s text:c="3"/>0.380 | 4 <text:s/>| <text:s text:c="3"/>1.010 <text:s text:c="2"/>-0.014 <text:s text:c="3"/>0.017 | <text:s text:c="2"/>-27.1 <text:s text:c="2"/>-85.2 <text:s text:c="2"/>-84.2</text:p>
      <text:p text:style-name="Standard"><text:s text:c="3"/>0.380 | 5 <text:s/>| <text:s text:c="3"/>1.019 <text:s text:c="2"/>-0.079 <text:s text:c="2"/>-0.141 | <text:s/>-148.4 <text:s text:c="2"/>-80.1 <text:s text:c="2"/>126.2</text:p>
      <text:p text:style-name="Standard"><text:s text:c="3"/>0.414 | 0 <text:s/>| <text:s text:c="8"/>Comm Error <text:s text:c="8"/>| <text:s text:c="11"/>- <text:s text:c="10"/></text:p>
      <text:p text:style-name="Standard"><text:s text:c="3"/>0.414 | 1 <text:s/>| <text:s text:c="3"/>0.385 <text:s text:c="2"/>-0.917 <text:s text:c="3"/>0.098 | <text:s text:c="2"/>-83.4 <text:s text:c="2"/>-22.7 <text:s text:c="3"/>44.5</text:p>
      <text:p text:style-name="Standard"><text:s text:c="3"/>0.414 | 2 <text:s/>| <text:s text:c="3"/>0.257 <text:s text:c="3"/>0.972 <text:s text:c="3"/>0.096 | <text:s text:c="3"/>84.2 <text:s text:c="2"/>-14.6 <text:s text:c="3"/>47.8</text:p>
      <text:p text:style-name="Standard"><text:s text:c="3"/>0.414 | 3 <text:s/>| <text:s text:c="3"/>0.998 <text:s text:c="2"/>-0.010 <text:s text:c="3"/>0.242 | <text:s text:c="3"/>-2.9 <text:s text:c="2"/>-75.4 <text:s text:c="2"/>-45.0</text:p>
      <text:p text:style-name="Standard"><text:s text:c="3"/>0.414 | 4 <text:s/>| <text:s text:c="3"/>1.010 <text:s text:c="2"/>-0.005 <text:s text:c="3"/>0.014 | <text:s text:c="2"/>-27.8 <text:s text:c="2"/>-85.2 <text:s text:c="2"/>-83.7</text:p>
      <text:p text:style-name="Standard"><text:s text:c="3"/>0.414 | 5 <text:s/>| <text:s text:c="3"/>1.020 <text:s text:c="2"/>-0.082 <text:s text:c="2"/>-0.134 | <text:s/>-148.4 <text:s text:c="2"/>-80.1 <text:s text:c="2"/>126.2</text:p>
      <text:p text:style-name="Standard"><text:s text:c="3"/>0.448 | 0 <text:s/>| <text:s text:c="8"/>Comm Error <text:s text:c="8"/>| <text:s text:c="11"/>- <text:s text:c="10"/></text:p>
      <text:p text:style-name="Standard"><text:s text:c="3"/>0.448 | 1 <text:s/>| <text:s text:c="3"/>0.383 <text:s text:c="2"/>-0.918 <text:s text:c="3"/>0.097 | <text:s text:c="2"/>-83.4 <text:s text:c="2"/>-22.7 <text:s text:c="3"/>44.5</text:p>
      <text:p text:style-name="Standard"><text:s text:c="3"/>0.448 | 2 <text:s/>| <text:s text:c="3"/>0.257 <text:s text:c="3"/>0.978 <text:s text:c="3"/>0.096 | <text:s text:c="3"/>84.1 <text:s text:c="2"/>-14.6 <text:s text:c="3"/>47.8</text:p>
      <text:p text:style-name="Standard"><text:s text:c="3"/>0.448 | 3 <text:s/>| <text:s text:c="3"/>0.997 <text:s text:c="2"/>-0.009 <text:s text:c="3"/>0.243 | <text:s text:c="3"/>-2.8 <text:s text:c="2"/>-75.4 <text:s text:c="2"/>-45.1</text:p>
      <text:p text:style-name="Standard"><text:s text:c="3"/>0.448 | 4 <text:s/>| <text:s text:c="3"/>1.007 <text:s text:c="2"/>-0.007 <text:s text:c="3"/>0.018 | <text:s text:c="2"/>-26.4 <text:s text:c="2"/>-85.2 <text:s text:c="2"/>-85.4</text:p>
      <text:p text:style-name="Standard"><text:s text:c="3"/>0.448 | 5 <text:s/>| <text:s text:c="3"/>1.020 <text:s text:c="2"/>-0.082 <text:s text:c="2"/>-0.131 | <text:s/>-148.3 <text:s text:c="2"/>-80.1 <text:s text:c="2"/>126.1</text:p>
      <text:p text:style-name="Standard"><text:soft-page-break/><text:s text:c="3"/>0.483 | 0 <text:s/>| <text:s text:c="8"/>Comm Error <text:s text:c="8"/>| <text:s text:c="11"/>- <text:s text:c="10"/></text:p>
      <text:p text:style-name="Standard"><text:s text:c="3"/>0.483 | 1 <text:s/>| <text:s text:c="3"/>0.382 <text:s text:c="2"/>-0.915 <text:s text:c="3"/>0.095 | <text:s text:c="2"/>-83.4 <text:s text:c="2"/>-22.6 <text:s text:c="3"/>44.6</text:p>
      <text:p text:style-name="Standard"><text:s text:c="3"/>0.483 | 2 <text:s/>| <text:s text:c="3"/>0.259 <text:s text:c="3"/>0.974 <text:s text:c="3"/>0.094 | <text:s text:c="3"/>84.1 <text:s text:c="2"/>-14.6 <text:s text:c="3"/>47.8</text:p>
      <text:p text:style-name="Standard"><text:s text:c="3"/>0.483 | 3 <text:s/>| <text:s text:c="3"/>0.994 <text:s text:c="2"/>-0.008 <text:s text:c="3"/>0.242 | <text:s text:c="3"/>-2.6 <text:s text:c="2"/>-75.4 <text:s text:c="2"/>-45.2</text:p>
      <text:p text:style-name="Standard"><text:s text:c="3"/>0.483 | 4 <text:s/>| <text:s text:c="3"/>1.008 <text:s text:c="2"/>-0.010 <text:s text:c="3"/>0.017 | <text:s text:c="2"/>-27.3 <text:s text:c="2"/>-85.1 <text:s text:c="2"/>-84.7</text:p>
      <text:p text:style-name="Standard"><text:s text:c="3"/>0.483 | 5 <text:s/>| <text:s text:c="3"/>1.020 <text:s text:c="2"/>-0.077 <text:s text:c="2"/>-0.141 | <text:s/>-148.5 <text:s text:c="2"/>-80.1 <text:s text:c="2"/>126.3</text:p>
      <text:p text:style-name="Standard"><text:s text:c="3"/>0.517 | 0 <text:s/>| <text:s text:c="8"/>Comm Error <text:s text:c="8"/>| <text:s text:c="11"/>- <text:s text:c="10"/></text:p>
      <text:p text:style-name="Standard"><text:s text:c="3"/>0.517 | 1 <text:s/>| <text:s text:c="3"/>0.382 <text:s text:c="2"/>-0.913 <text:s text:c="3"/>0.093 | <text:s text:c="2"/>-83.5 <text:s text:c="2"/>-22.6 <text:s text:c="3"/>44.6</text:p>
      <text:p text:style-name="Standard"><text:s text:c="3"/>0.517 | 2 <text:s/>| <text:s text:c="3"/>0.257 <text:s text:c="3"/>0.971 <text:s text:c="3"/>0.096 | <text:s text:c="3"/>84.1 <text:s text:c="2"/>-14.6 <text:s text:c="3"/>47.8</text:p>
      <text:p text:style-name="Standard"><text:s text:c="3"/>0.517 | 3 <text:s/>| <text:s text:c="3"/>0.995 <text:s text:c="2"/>-0.008 <text:s text:c="3"/>0.245 | <text:s text:c="3"/>-2.6 <text:s text:c="2"/>-75.4 <text:s text:c="2"/>-45.3</text:p>
      <text:p text:style-name="Standard"><text:s text:c="3"/>0.517 | 4 <text:s/>| <text:s text:c="3"/>1.011 <text:s text:c="2"/>-0.006 <text:s text:c="3"/>0.011 | <text:s text:c="2"/>-27.8 <text:s text:c="2"/>-85.2 <text:s text:c="2"/>-83.6</text:p>
      <text:p text:style-name="Standard"><text:s text:c="3"/>0.517 | 5 <text:s/>| <text:s text:c="3"/>1.021 <text:s text:c="2"/>-0.081 <text:s text:c="2"/>-0.136 | <text:s/>-148.7 <text:s text:c="2"/>-80.1 <text:s text:c="2"/>126.4</text:p>
      <text:p text:style-name="Standard"><text:s text:c="3"/>0.552 | 0 <text:s/>| <text:s text:c="8"/>Comm Error <text:s text:c="8"/>| <text:s text:c="11"/>- <text:s text:c="10"/></text:p>
      <text:p text:style-name="Standard"><text:s text:c="3"/>0.552 | 1 <text:s/>| <text:s text:c="3"/>0.384 <text:s text:c="2"/>-0.918 <text:s text:c="3"/>0.091 | <text:s text:c="2"/>-83.6 <text:s text:c="2"/>-22.6 <text:s text:c="3"/>44.6</text:p>
      <text:p text:style-name="Standard"><text:s text:c="3"/>0.552 | 2 <text:s/>| <text:s text:c="3"/>0.254 <text:s text:c="3"/>0.976 <text:s text:c="3"/>0.096 | <text:s text:c="3"/>84.1 <text:s text:c="2"/>-14.6 <text:s text:c="3"/>47.8</text:p>
      <text:p text:style-name="Standard"><text:s text:c="3"/>0.552 | 3 <text:s/>| <text:s text:c="3"/>0.996 <text:s text:c="2"/>-0.009 <text:s text:c="3"/>0.245 | <text:s text:c="3"/>-2.5 <text:s text:c="2"/>-75.3 <text:s text:c="2"/>-45.4</text:p>
      <text:p text:style-name="Standard"><text:s text:c="3"/>0.552 | 4 <text:s/>| <text:s text:c="3"/>1.008 <text:s text:c="2"/>-0.006 <text:s text:c="3"/>0.013 | <text:s text:c="2"/>-28.3 <text:s text:c="2"/>-85.2 <text:s text:c="2"/>-82.7</text:p>
      <text:p text:style-name="Standard"><text:s text:c="3"/>0.552 | 5 <text:s/>| <text:s text:c="3"/>1.021 <text:s text:c="2"/>-0.081 <text:s text:c="2"/>-0.134 | <text:s/>-148.5 <text:s text:c="2"/>-80.1 <text:s text:c="2"/>126.3</text:p>
      <text:p text:style-name="Standard"><text:s text:c="3"/>0.586 | 0 <text:s/>| <text:s text:c="8"/>Comm Error <text:s text:c="8"/>| <text:s text:c="11"/>- <text:s text:c="10"/></text:p>
      <text:p text:style-name="Standard"><text:s text:c="3"/>0.586 | 1 <text:s/>| <text:s text:c="3"/>0.385 <text:s text:c="2"/>-0.915 <text:s text:c="3"/>0.090 | <text:s text:c="2"/>-83.6 <text:s text:c="2"/>-22.6 <text:s text:c="3"/>44.6</text:p>
      <text:p text:style-name="Standard"><text:s text:c="3"/>0.586 | 2 <text:s/>| <text:s text:c="3"/>0.250 <text:s text:c="3"/>0.976 <text:s text:c="3"/>0.097 | <text:s text:c="3"/>84.1 <text:s text:c="2"/>-14.6 <text:s text:c="3"/>47.8</text:p>
      <text:p text:style-name="Standard"><text:s text:c="3"/>0.586 | 3 <text:s/>| <text:s text:c="3"/>0.995 <text:s text:c="2"/>-0.007 <text:s text:c="3"/>0.242 | <text:s text:c="3"/>-2.4 <text:s text:c="2"/>-75.3 <text:s text:c="2"/>-45.5</text:p>
      <text:p text:style-name="Standard"><text:s text:c="3"/>0.586 | 4 <text:s/>| <text:s text:c="3"/>1.009 <text:s text:c="2"/>-0.008 <text:s text:c="3"/>0.014 | <text:s text:c="2"/>-28.9 <text:s text:c="2"/>-85.2 <text:s text:c="2"/>-81.9</text:p>
      <text:p text:style-name="Standard"><text:s text:c="3"/>0.586 | 5 <text:s/>| <text:s text:c="3"/>1.021 <text:s text:c="2"/>-0.083 <text:s text:c="2"/>-0.141 | <text:s/>-148.6 <text:s text:c="2"/>-80.1 <text:s text:c="2"/>126.3</text:p>
      <text:p text:style-name="Standard"><text:s text:c="3"/>0.620 | 0 <text:s/>| <text:s text:c="8"/>Comm Error <text:s text:c="8"/>| <text:s text:c="11"/>- <text:s text:c="10"/></text:p>
      <text:p text:style-name="Standard"><text:s text:c="3"/>0.620 | 1 <text:s/>| <text:s text:c="3"/>0.388 <text:s text:c="2"/>-0.912 <text:s text:c="3"/>0.091 | <text:s text:c="2"/>-83.7 <text:s text:c="2"/>-22.6 <text:s text:c="3"/>44.6</text:p>
      <text:p text:style-name="Standard"><text:s text:c="3"/>0.620 | 2 <text:s/>| <text:s text:c="3"/>0.253 <text:s text:c="3"/>0.975 <text:s text:c="3"/>0.097 | <text:s text:c="3"/>84.1 <text:s text:c="2"/>-14.5 <text:s text:c="3"/>47.7</text:p>
      <text:p text:style-name="Standard"><text:s text:c="3"/>0.620 | 3 <text:s/>| <text:s text:c="3"/>0.993 <text:s text:c="2"/>-0.010 <text:s text:c="3"/>0.242 | <text:s text:c="3"/>-2.4 <text:s text:c="2"/>-75.4 <text:s text:c="2"/>-45.6</text:p>
      <text:p text:style-name="Standard"><text:s text:c="3"/>0.620 | 4 <text:s/>| <text:s text:c="3"/>1.009 <text:s text:c="2"/>-0.003 <text:s text:c="3"/>0.014 | <text:s text:c="2"/>-28.8 <text:s text:c="2"/>-85.2 <text:s text:c="2"/>-81.9</text:p>
      <text:p text:style-name="Standard"><text:s text:c="3"/>0.620 | 5 <text:s/>| <text:s text:c="3"/>1.018 <text:s text:c="2"/>-0.076 <text:s text:c="2"/>-0.137 | <text:s/>-148.8 <text:s text:c="2"/>-80.0 <text:s text:c="2"/>126.6</text:p>
      <text:p text:style-name="Standard"><text:s text:c="3"/>0.654 | 0 <text:s/>| <text:s text:c="8"/>Comm Error <text:s text:c="8"/>| <text:s text:c="11"/>- <text:s text:c="10"/></text:p>
      <text:p text:style-name="Standard"><text:s text:c="3"/>0.654 | 1 <text:s/>| <text:s text:c="3"/>0.390 <text:s text:c="2"/>-0.914 <text:s text:c="3"/>0.091 | <text:s text:c="2"/>-83.7 <text:s text:c="2"/>-22.6 <text:s text:c="3"/>44.6</text:p>
      <text:p text:style-name="Standard"><text:s text:c="3"/>0.654 | 2 <text:s/>| <text:s text:c="3"/>0.252 <text:s text:c="3"/>0.971 <text:s text:c="3"/>0.092 | <text:s text:c="3"/>84.1 <text:s text:c="2"/>-14.5 <text:s text:c="3"/>47.7</text:p>
      <text:p text:style-name="Standard"><text:s text:c="3"/>0.654 | 3 <text:s/>| <text:s text:c="3"/>0.997 <text:s text:c="2"/>-0.010 <text:s text:c="3"/>0.245 | <text:s text:c="3"/>-2.5 <text:s text:c="2"/>-75.3 <text:s text:c="2"/>-45.6</text:p>
      <text:p text:style-name="Standard"><text:s text:c="3"/>0.654 | 4 <text:s/>| <text:s text:c="3"/>1.007 <text:s text:c="2"/>-0.004 <text:s text:c="3"/>0.013 | <text:s text:c="2"/>-28.3 <text:s text:c="2"/>-85.2 <text:s text:c="2"/>-82.2</text:p>
      <text:p text:style-name="Standard"><text:s text:c="3"/>0.654 | 5 <text:s/>| <text:s text:c="3"/>1.020 <text:s text:c="2"/>-0.079 <text:s text:c="2"/>-0.136 | <text:s/>-148.9 <text:s text:c="2"/>-80.1 <text:s text:c="2"/>126.6</text:p>
      <text:p text:style-name="Standard"><text:s text:c="3"/>0.688 | 0 <text:s/>| <text:s text:c="8"/>Comm Error <text:s text:c="8"/>| <text:s text:c="11"/>- <text:s text:c="10"/></text:p>
      <text:p text:style-name="Standard"><text:s text:c="3"/>0.688 | 1 <text:s/>| <text:s text:c="3"/>0.389 <text:s text:c="2"/>-0.922 <text:s text:c="3"/>0.094 | <text:s text:c="2"/>-83.7 <text:s text:c="2"/>-22.6 <text:s text:c="3"/>44.6</text:p>
      <text:p text:style-name="Standard"><text:s text:c="3"/>0.688 | 2 <text:s/>| <text:s text:c="3"/>0.255 <text:s text:c="3"/>0.975 <text:s text:c="3"/>0.088 | <text:s text:c="3"/>84.2 <text:s text:c="2"/>-14.5 <text:s text:c="3"/>47.6</text:p>
      <text:p text:style-name="Standard"><text:s text:c="3"/>0.688 | 3 <text:s/>| <text:s text:c="3"/>0.997 <text:s text:c="2"/>-0.009 <text:s text:c="3"/>0.239 | <text:s text:c="3"/>-2.4 <text:s text:c="2"/>-75.4 <text:s text:c="2"/>-45.6</text:p>
      <text:p text:style-name="Standard"><text:s text:c="3"/>0.688 | 4 <text:s/>| <text:s text:c="3"/>1.012 <text:s text:c="2"/>-0.005 <text:s text:c="3"/>0.009 | <text:s text:c="2"/>-28.9 <text:s text:c="2"/>-85.2 <text:s text:c="2"/>-81.4</text:p>
      <text:p text:style-name="Standard"><text:s text:c="3"/>0.688 | 5 <text:s/>| <text:s text:c="3"/>1.021 <text:s text:c="2"/>-0.079 <text:s text:c="2"/>-0.144 | <text:s/>-149.0 <text:s text:c="2"/>-80.0 <text:s text:c="2"/>126.7</text:p>
      <text:p text:style-name="Standard"><text:s text:c="3"/>0.722 | 0 <text:s/>| <text:s text:c="8"/>Comm Error <text:s text:c="8"/>| <text:s text:c="11"/>- <text:s text:c="10"/></text:p>
      <text:p text:style-name="Standard"><text:s text:c="3"/>0.722 | 1 <text:s/>| <text:s text:c="3"/>0.394 <text:s text:c="2"/>-0.918 <text:s text:c="3"/>0.096 | <text:s text:c="2"/>-83.7 <text:s text:c="2"/>-22.6 <text:s text:c="3"/>44.5</text:p>
      <text:p text:style-name="Standard"><text:s text:c="3"/>0.722 | 2 <text:s/>| <text:s text:c="3"/>0.253 <text:s text:c="3"/>0.975 <text:s text:c="3"/>0.090 | <text:s text:c="3"/>84.2 <text:s text:c="2"/>-14.5 <text:s text:c="3"/>47.5</text:p>
      <text:p text:style-name="Standard"><text:s text:c="3"/>0.722 | 3 <text:s/>| <text:s text:c="3"/>0.996 <text:s text:c="2"/>-0.002 <text:s text:c="3"/>0.238 | <text:s text:c="3"/>-2.2 <text:s text:c="2"/>-75.4 <text:s text:c="2"/>-45.9</text:p>
      <text:p text:style-name="Standard"><text:s text:c="3"/>0.722 | 4 <text:s/>| <text:s text:c="3"/>1.008 <text:s text:c="2"/>-0.012 <text:s text:c="3"/>0.011 | <text:s text:c="2"/>-30.2 <text:s text:c="2"/>-85.2 <text:s text:c="2"/>-79.9</text:p>
      <text:p text:style-name="Standard"><text:s text:c="3"/>0.722 | 5 <text:s/>| <text:s text:c="3"/>1.019 <text:s text:c="2"/>-0.079 <text:s text:c="2"/>-0.139 | <text:s/>-149.1 <text:s text:c="2"/>-80.0 <text:s text:c="2"/>126.7</text:p>
      <text:p text:style-name="Standard"><text:s text:c="3"/>0.757 | 0 <text:s/>| <text:s text:c="8"/>Comm Error <text:s text:c="8"/>| <text:s text:c="11"/>- <text:s text:c="10"/></text:p>
      <text:p text:style-name="Standard"><text:soft-page-break/><text:s text:c="3"/>0.757 | 1 <text:s/>| <text:s text:c="3"/>0.391 <text:s text:c="2"/>-0.912 <text:s text:c="3"/>0.093 | <text:s text:c="2"/>-83.7 <text:s text:c="2"/>-22.7 <text:s text:c="3"/>44.5</text:p>
      <text:p text:style-name="Standard"><text:s text:c="3"/>0.757 | 2 <text:s/>| <text:s text:c="3"/>0.250 <text:s text:c="3"/>0.973 <text:s text:c="3"/>0.093 | <text:s text:c="3"/>84.2 <text:s text:c="2"/>-14.5 <text:s text:c="3"/>47.6</text:p>
      <text:p text:style-name="Standard"><text:s text:c="3"/>0.757 | 3 <text:s/>| <text:s text:c="3"/>0.992 <text:s text:c="2"/>-0.010 <text:s text:c="3"/>0.242 | <text:s text:c="3"/>-2.1 <text:s text:c="2"/>-75.4 <text:s text:c="2"/>-46.0</text:p>
      <text:p text:style-name="Standard"><text:s text:c="3"/>0.757 | 4 <text:s/>| <text:s text:c="3"/>1.005 <text:s text:c="2"/>-0.004 <text:s text:c="3"/>0.015 | <text:s text:c="2"/>-30.2 <text:s text:c="2"/>-85.2 <text:s text:c="2"/>-80.1</text:p>
      <text:p text:style-name="Standard"><text:s text:c="3"/>0.757 | 5 <text:s/>| <text:s text:c="3"/>1.018 <text:s text:c="2"/>-0.081 <text:s text:c="2"/>-0.137 | <text:s/>-149.0 <text:s text:c="2"/>-80.0 <text:s text:c="2"/>126.6</text:p>
      <text:p text:style-name="Standard"><text:s text:c="3"/>0.792 | 0 <text:s/>| <text:s text:c="8"/>Comm Error <text:s text:c="8"/>| <text:s text:c="11"/>- <text:s text:c="10"/></text:p>
      <text:p text:style-name="Standard"><text:s text:c="3"/>0.792 | 1 <text:s/>| <text:s text:c="3"/>0.392 <text:s text:c="2"/>-0.911 <text:s text:c="3"/>0.098 | <text:s text:c="2"/>-83.7 <text:s text:c="2"/>-22.7 <text:s text:c="3"/>44.4</text:p>
      <text:p text:style-name="Standard"><text:s text:c="3"/>0.792 | 2 <text:s/>| <text:s text:c="3"/>0.246 <text:s text:c="3"/>0.974 <text:s text:c="3"/>0.095 | <text:s text:c="3"/>84.2 <text:s text:c="2"/>-14.4 <text:s text:c="3"/>47.6</text:p>
      <text:p text:style-name="Standard"><text:s text:c="3"/>0.792 | 3 <text:s/>| <text:s text:c="3"/>0.993 <text:s text:c="2"/>-0.014 <text:s text:c="3"/>0.242 | <text:s text:c="3"/>-2.3 <text:s text:c="2"/>-75.4 <text:s text:c="2"/>-45.8</text:p>
      <text:p text:style-name="Standard"><text:s text:c="3"/>0.792 | 4 <text:s/>| <text:s text:c="3"/>1.011 <text:s text:c="2"/>-0.008 <text:s text:c="3"/>0.014 | <text:s text:c="2"/>-30.1 <text:s text:c="2"/>-85.2 <text:s text:c="2"/>-80.1</text:p>
      <text:p text:style-name="Standard"><text:s text:c="3"/>0.792 | 5 <text:s/>| <text:s text:c="3"/>1.020 <text:s text:c="2"/>-0.079 <text:s text:c="2"/>-0.135 | <text:s/>-149.0 <text:s text:c="2"/>-80.1 <text:s text:c="2"/>126.5</text:p>
      <text:p text:style-name="Standard"><text:s text:c="3"/>0.826 | 0 <text:s/>| <text:s text:c="8"/>Comm Error <text:s text:c="8"/>| <text:s text:c="11"/>- <text:s text:c="10"/></text:p>
      <text:p text:style-name="Standard"><text:s text:c="3"/>0.826 | 1 <text:s/>| <text:s text:c="3"/>0.386 <text:s text:c="2"/>-0.917 <text:s text:c="3"/>0.100 | <text:s text:c="2"/>-83.7 <text:s text:c="2"/>-22.7 <text:s text:c="3"/>44.3</text:p>
      <text:p text:style-name="Standard"><text:s text:c="3"/>0.826 | 2 <text:s/>| <text:s text:c="3"/>0.254 <text:s text:c="3"/>0.979 <text:s text:c="3"/>0.093 | <text:s text:c="3"/>84.2 <text:s text:c="2"/>-14.4 <text:s text:c="3"/>47.5</text:p>
      <text:p text:style-name="Standard"><text:s text:c="3"/>0.826 | 3 <text:s/>| <text:s text:c="3"/>0.997 <text:s text:c="2"/>-0.007 <text:s text:c="3"/>0.244 | <text:s text:c="3"/>-2.3 <text:s text:c="2"/>-75.4 <text:s text:c="2"/>-45.9</text:p>
      <text:p text:style-name="Standard"><text:s text:c="3"/>0.826 | 4 <text:s/>| <text:s text:c="3"/>1.010 <text:s text:c="2"/>-0.008 <text:s text:c="3"/>0.013 | <text:s text:c="2"/>-30.5 <text:s text:c="2"/>-85.2 <text:s text:c="2"/>-79.9</text:p>
      <text:p text:style-name="Standard"><text:s text:c="3"/>0.826 | 5 <text:s/>| <text:s text:c="3"/>1.019 <text:s text:c="2"/>-0.083 <text:s text:c="2"/>-0.143 | <text:s/>-149.0 <text:s text:c="2"/>-80.0 <text:s text:c="2"/>126.5</text:p>
      <text:p text:style-name="Standard"><text:s text:c="3"/>0.860 | 0 <text:s/>| <text:s text:c="8"/>Comm Error <text:s text:c="8"/>| <text:s text:c="11"/>- <text:s text:c="10"/></text:p>
      <text:p text:style-name="Standard"><text:s text:c="3"/>0.860 | 1 <text:s/>| <text:s text:c="3"/>0.387 <text:s text:c="2"/>-0.914 <text:s text:c="3"/>0.096 | <text:s text:c="2"/>-83.6 <text:s text:c="2"/>-22.7 <text:s text:c="3"/>44.3</text:p>
      <text:p text:style-name="Standard"><text:s text:c="3"/>0.860 | 2 <text:s/>| <text:s text:c="3"/>0.255 <text:s text:c="3"/>0.976 <text:s text:c="3"/>0.086 | <text:s text:c="3"/>84.2 <text:s text:c="2"/>-14.5 <text:s text:c="3"/>47.5</text:p>
      <text:p text:style-name="Standard"><text:s text:c="3"/>0.860 | 3 <text:s/>| <text:s text:c="3"/>0.997 <text:s text:c="2"/>-0.012 <text:s text:c="3"/>0.245 | <text:s text:c="3"/>-2.4 <text:s text:c="2"/>-75.4 <text:s text:c="2"/>-45.9</text:p>
      <text:p text:style-name="Standard"><text:s text:c="3"/>0.860 | 4 <text:s/>| <text:s text:c="3"/>1.008 <text:s text:c="2"/>-0.008 <text:s text:c="3"/>0.013 | <text:s text:c="2"/>-30.9 <text:s text:c="2"/>-85.2 <text:s text:c="2"/>-79.4</text:p>
      <text:p text:style-name="Standard"><text:s text:c="3"/>0.860 | 5 <text:s/>| <text:s text:c="3"/>1.021 <text:s text:c="2"/>-0.082 <text:s text:c="2"/>-0.142 | <text:s/>-149.0 <text:s text:c="2"/>-80.0 <text:s text:c="2"/>126.5</text:p>
      <text:p text:style-name="Standard"><text:s text:c="3"/>0.895 | 0 <text:s/>| <text:s text:c="8"/>Comm Error <text:s text:c="8"/>| <text:s text:c="11"/>- <text:s text:c="10"/></text:p>
      <text:p text:style-name="Standard"><text:s text:c="3"/>0.895 | 1 <text:s/>| <text:s text:c="3"/>0.387 <text:s text:c="2"/>-0.913 <text:s text:c="3"/>0.096 | <text:s text:c="2"/>-83.6 <text:s text:c="2"/>-22.7 <text:s text:c="3"/>44.2</text:p>
      <text:p text:style-name="Standard"><text:s text:c="3"/>0.895 | 2 <text:s/>| <text:s text:c="3"/>0.250 <text:s text:c="3"/>0.974 <text:s text:c="3"/>0.086 | <text:s text:c="3"/>84.3 <text:s text:c="2"/>-14.5 <text:s text:c="3"/>47.5</text:p>
      <text:p text:style-name="Standard"><text:s text:c="3"/>0.895 | 3 <text:s/>| <text:s text:c="3"/>0.994 <text:s text:c="2"/>-0.013 <text:s text:c="3"/>0.241 | <text:s text:c="3"/>-2.5 <text:s text:c="2"/>-75.4 <text:s text:c="2"/>-45.8</text:p>
      <text:p text:style-name="Standard"><text:s text:c="3"/>0.895 | 4 <text:s/>| <text:s text:c="3"/>1.009 <text:s text:c="2"/>-0.007 <text:s text:c="3"/>0.012 | <text:s text:c="2"/>-31.1 <text:s text:c="2"/>-85.2 <text:s text:c="2"/>-79.1</text:p>
      <text:p text:style-name="Standard"><text:s text:c="3"/>0.895 | 5 <text:s/>| <text:s text:c="3"/>1.019 <text:s text:c="2"/>-0.079 <text:s text:c="2"/>-0.136 | <text:s/>-149.0 <text:s text:c="2"/>-80.0 <text:s text:c="2"/>126.5</text:p>
      <text:p text:style-name="Standard"><text:s text:c="3"/>0.929 | 0 <text:s/>| <text:s text:c="8"/>Comm Error <text:s text:c="8"/>| <text:s text:c="11"/>- <text:s text:c="10"/></text:p>
      <text:p text:style-name="Standard"><text:s text:c="3"/>0.929 | 1 <text:s/>| <text:s text:c="3"/>0.387 <text:s text:c="2"/>-0.915 <text:s text:c="3"/>0.094 | <text:s text:c="2"/>-83.6 <text:s text:c="2"/>-22.7 <text:s text:c="3"/>44.2</text:p>
      <text:p text:style-name="Standard"><text:s text:c="3"/>0.929 | 2 <text:s/>| <text:s text:c="3"/>0.251 <text:s text:c="3"/>0.972 <text:s text:c="3"/>0.089 | <text:s text:c="3"/>84.3 <text:s text:c="2"/>-14.4 <text:s text:c="3"/>47.5</text:p>
      <text:p text:style-name="Standard"><text:s text:c="3"/>0.929 | 3 <text:s/>| <text:s text:c="3"/>0.994 <text:s text:c="2"/>-0.009 <text:s text:c="3"/>0.242 | <text:s text:c="3"/>-2.5 <text:s text:c="2"/>-75.3 <text:s text:c="2"/>-45.8</text:p>
      <text:p text:style-name="Standard"><text:s text:c="3"/>0.929 | 4 <text:s/>| <text:s text:c="3"/>1.010 <text:s text:c="2"/>-0.009 <text:s text:c="3"/>0.012 | <text:s text:c="2"/>-31.8 <text:s text:c="2"/>-85.2 <text:s text:c="2"/>-78.4</text:p>
      <text:p text:style-name="Standard"><text:s text:c="3"/>0.929 | 5 <text:s/>| <text:s text:c="3"/>1.020 <text:s text:c="2"/>-0.082 <text:s text:c="2"/>-0.137 | <text:s/>-148.9 <text:s text:c="2"/>-80.0 <text:s text:c="2"/>126.4</text:p>
      <text:p text:style-name="Standard"><text:s text:c="3"/>0.963 | 0 <text:s/>| <text:s text:c="8"/>Comm Error <text:s text:c="8"/>| <text:s text:c="11"/>- <text:s text:c="10"/></text:p>
      <text:p text:style-name="Standard"><text:s text:c="3"/>0.963 | 1 <text:s/>| <text:s text:c="3"/>0.389 <text:s text:c="2"/>-0.914 <text:s text:c="3"/>0.090 | <text:s text:c="2"/>-83.6 <text:s text:c="2"/>-22.7 <text:s text:c="3"/>44.1</text:p>
      <text:p text:style-name="Standard"><text:s text:c="3"/>0.963 | 2 <text:s/>| <text:s text:c="3"/>0.249 <text:s text:c="3"/>0.977 <text:s text:c="3"/>0.098 | <text:s text:c="3"/>84.3 <text:s text:c="2"/>-14.4 <text:s text:c="3"/>47.6</text:p>
      <text:p text:style-name="Standard"><text:s text:c="3"/>0.963 | 3 <text:s/>| <text:s text:c="3"/>0.994 <text:s text:c="2"/>-0.011 <text:s text:c="3"/>0.241 | <text:s text:c="3"/>-2.5 <text:s text:c="2"/>-75.4 <text:s text:c="2"/>-45.8</text:p>
      <text:p text:style-name="Standard"><text:s text:c="3"/>0.963 | 4 <text:s/>| <text:s text:c="3"/>1.009 <text:s text:c="2"/>-0.008 <text:s text:c="3"/>0.014 | <text:s text:c="2"/>-31.7 <text:s text:c="2"/>-85.2 <text:s text:c="2"/>-78.7</text:p>
      <text:p text:style-name="Standard"><text:s text:c="3"/>0.963 | 5 <text:s/>| <text:s text:c="3"/>1.019 <text:s text:c="2"/>-0.082 <text:s text:c="2"/>-0.141 | <text:s/>-148.8 <text:s text:c="2"/>-80.0 <text:s text:c="2"/>126.3</text:p>
      <text:p text:style-name="Standard"><text:s text:c="3"/>0.997 | 0 <text:s/>| <text:s text:c="8"/>Comm Error <text:s text:c="8"/>| <text:s text:c="11"/>- <text:s text:c="10"/></text:p>
      <text:p text:style-name="Standard"><text:s text:c="3"/>0.997 | 1 <text:s/>| <text:s text:c="3"/>0.393 <text:s text:c="2"/>-0.914 <text:s text:c="3"/>0.090 | <text:s text:c="2"/>-83.7 <text:s text:c="2"/>-22.8 <text:s text:c="3"/>44.0</text:p>
      <text:p text:style-name="Standard"><text:s text:c="3"/>0.997 | 2 <text:s/>| <text:s text:c="3"/>0.252 <text:s text:c="3"/>0.974 <text:s text:c="3"/>0.095 | <text:s text:c="3"/>84.2 <text:s text:c="2"/>-14.4 <text:s text:c="3"/>47.6</text:p>
      <text:p text:style-name="Standard"><text:s text:c="3"/>0.997 | 3 <text:s/>| <text:s text:c="3"/>0.995 <text:s text:c="2"/>-0.011 <text:s text:c="3"/>0.245 | <text:s text:c="3"/>-2.6 <text:s text:c="2"/>-75.4 <text:s text:c="2"/>-45.7</text:p>
      <text:p text:style-name="Standard"><text:s text:c="3"/>0.997 | 4 <text:s/>| <text:s text:c="3"/>1.010 <text:s text:c="2"/>-0.005 <text:s text:c="3"/>0.010 | <text:s text:c="2"/>-31.8 <text:s text:c="2"/>-85.2 <text:s text:c="2"/>-78.5</text:p>
      <text:p text:style-name="Standard"><text:s text:c="3"/>0.997 | 5 <text:s/>| <text:s text:c="3"/>1.019 <text:s text:c="2"/>-0.081 <text:s text:c="2"/>-0.135 | <text:s/>-148.7 <text:s text:c="2"/>-80.0 <text:s text:c="2"/>126.2</text:p>
      <text:p text:style-name="Standard"><text:s text:c="3"/>1.033 | 0 <text:s/>| <text:s text:c="8"/>Comm Error <text:s text:c="8"/>| <text:s text:c="11"/>- <text:s text:c="10"/></text:p>
      <text:p text:style-name="Standard"><text:s text:c="3"/>1.033 | 1 <text:s/>| <text:s text:c="3"/>0.395 <text:s text:c="2"/>-0.913 <text:s text:c="3"/>0.088 | <text:s text:c="2"/>-83.8 <text:s text:c="2"/>-22.8 <text:s text:c="3"/>43.9</text:p>
      <text:p text:style-name="Standard"><text:soft-page-break/><text:s text:c="3"/>1.033 | 2 <text:s/>| <text:s text:c="3"/>0.255 <text:s text:c="3"/>0.972 <text:s text:c="3"/>0.093 | <text:s text:c="3"/>84.2 <text:s text:c="2"/>-14.4 <text:s text:c="3"/>47.6</text:p>
      <text:p text:style-name="Standard"><text:s text:c="3"/>1.033 | 3 <text:s/>| <text:s text:c="3"/>0.995 <text:s text:c="2"/>-0.009 <text:s text:c="3"/>0.246 | <text:s text:c="3"/>-2.6 <text:s text:c="2"/>-75.3 <text:s text:c="2"/>-45.7</text:p>
      <text:p text:style-name="Standard"><text:s text:c="3"/>1.033 | 4 <text:s/>| <text:s text:c="3"/>1.009 <text:s text:c="2"/>-0.012 <text:s text:c="3"/>0.012 | <text:s text:c="2"/>-32.8 <text:s text:c="2"/>-85.2 <text:s text:c="2"/>-77.6</text:p>
      <text:p text:style-name="Standard"><text:s text:c="3"/>1.033 | 5 <text:s/>| <text:s text:c="3"/>1.020 <text:s text:c="2"/>-0.080 <text:s text:c="2"/>-0.145 | <text:s/>-148.9 <text:s text:c="2"/>-80.0 <text:s text:c="2"/>126.3</text:p>
      <text:p text:style-name="Standard"><text:s text:c="3"/>1.067 | 0 <text:s/>| <text:s text:c="8"/>Comm Error <text:s text:c="8"/>| <text:s text:c="11"/>- <text:s text:c="10"/></text:p>
      <text:p text:style-name="Standard"><text:s text:c="3"/>1.067 | 1 <text:s/>| <text:s text:c="3"/>0.404 <text:s text:c="2"/>-0.913 <text:s text:c="3"/>0.083 | <text:s text:c="2"/>-83.9 <text:s text:c="2"/>-22.9 <text:s text:c="3"/>43.6</text:p>
      <text:p text:style-name="Standard"><text:s text:c="3"/>1.067 | 2 <text:s/>| <text:s text:c="3"/>0.259 <text:s text:c="3"/>0.974 <text:s text:c="3"/>0.096 | <text:s text:c="3"/>84.2 <text:s text:c="2"/>-14.4 <text:s text:c="3"/>47.6</text:p>
      <text:p text:style-name="Standard"><text:s text:c="3"/>1.067 | 3 <text:s/>| <text:s text:c="3"/>0.998 <text:s text:c="2"/>-0.009 <text:s text:c="3"/>0.242 | <text:s text:c="3"/>-2.7 <text:s text:c="2"/>-75.3 <text:s text:c="2"/>-45.6</text:p>
      <text:p text:style-name="Standard"><text:s text:c="3"/>1.067 | 4 <text:s/>| <text:s text:c="3"/>1.006 <text:s text:c="2"/>-0.009 <text:s text:c="3"/>0.014 | <text:s text:c="2"/>-33.4 <text:s text:c="2"/>-85.2 <text:s text:c="2"/>-76.9</text:p>
      <text:p text:style-name="Standard"><text:s text:c="3"/>1.067 | 5 <text:s/>| <text:s text:c="3"/>1.019 <text:s text:c="2"/>-0.085 <text:s text:c="2"/>-0.142 | <text:s/>-148.8 <text:s text:c="2"/>-79.9 <text:s text:c="2"/>126.2</text:p>
      <text:p text:style-name="Standard"><text:s text:c="3"/>1.102 | 0 <text:s/>| <text:s text:c="8"/>Comm Error <text:s text:c="8"/>| <text:s text:c="11"/>- <text:s text:c="10"/></text:p>
      <text:p text:style-name="Standard"><text:s text:c="3"/>1.102 | 1 <text:s/>| <text:s text:c="3"/>0.405 <text:s text:c="2"/>-0.912 <text:s text:c="3"/>0.078 | <text:s text:c="2"/>-84.0 <text:s text:c="2"/>-23.1 <text:s text:c="3"/>43.4</text:p>
      <text:p text:style-name="Standard"><text:s text:c="3"/>1.102 | 2 <text:s/>| <text:s text:c="3"/>0.256 <text:s text:c="3"/>0.974 <text:s text:c="3"/>0.100 | <text:s text:c="3"/>84.1 <text:s text:c="2"/>-14.5 <text:s text:c="3"/>47.7</text:p>
      <text:p text:style-name="Standard"><text:s text:c="3"/>1.102 | 3 <text:s/>| <text:s text:c="3"/>0.994 <text:s text:c="2"/>-0.008 <text:s text:c="3"/>0.239 | <text:s text:c="3"/>-2.7 <text:s text:c="2"/>-75.4 <text:s text:c="2"/>-45.7</text:p>
      <text:p text:style-name="Standard"><text:s text:c="3"/>1.102 | 4 <text:s/>| <text:s text:c="3"/>1.010 <text:s text:c="2"/>-0.009 <text:s text:c="3"/>0.013 | <text:s text:c="2"/>-33.7 <text:s text:c="2"/>-85.2 <text:s text:c="2"/>-76.7</text:p>
      <text:p text:style-name="Standard"><text:s text:c="3"/>1.102 | 5 <text:s/>| <text:s text:c="3"/>1.018 <text:s text:c="2"/>-0.078 <text:s text:c="2"/>-0.140 | <text:s/>-148.8 <text:s text:c="2"/>-79.9 <text:s text:c="2"/>126.1</text:p>
      <text:p text:style-name="Standard"><text:s text:c="3"/>1.137 | 0 <text:s/>| <text:s text:c="8"/>Comm Error <text:s text:c="8"/>| <text:s text:c="11"/>- <text:s text:c="10"/></text:p>
      <text:p text:style-name="Standard"><text:s text:c="3"/>1.137 | 1 <text:s/>| <text:s text:c="3"/>0.423 <text:s text:c="2"/>-0.901 <text:s text:c="3"/>0.067 | <text:s text:c="2"/>-84.3 <text:s text:c="2"/>-23.4 <text:s text:c="3"/>43.0</text:p>
      <text:p text:style-name="Standard"><text:s text:c="3"/>1.137 | 2 <text:s/>| <text:s text:c="3"/>0.255 <text:s text:c="3"/>0.977 <text:s text:c="3"/>0.104 | <text:s text:c="3"/>84.0 <text:s text:c="2"/>-14.5 <text:s text:c="3"/>47.7</text:p>
      <text:p text:style-name="Standard"><text:s text:c="3"/>1.137 | 3 <text:s/>| <text:s text:c="3"/>0.996 <text:s text:c="2"/>-0.015 <text:s text:c="3"/>0.245 | <text:s text:c="3"/>-2.9 <text:s text:c="2"/>-75.4 <text:s text:c="2"/>-45.5</text:p>
      <text:p text:style-name="Standard"><text:s text:c="3"/>1.137 | 4 <text:s/>| <text:s text:c="3"/>1.010 <text:s text:c="2"/>-0.013 <text:s text:c="3"/>0.009 | <text:s text:c="2"/>-35.4 <text:s text:c="2"/>-85.2 <text:s text:c="2"/>-74.5</text:p>
      <text:p text:style-name="Standard"><text:s text:c="3"/>1.137 | 5 <text:s/>| <text:s text:c="3"/>1.019 <text:s text:c="2"/>-0.082 <text:s text:c="2"/>-0.140 | <text:s/>-148.8 <text:s text:c="2"/>-79.9 <text:s text:c="2"/>126.2</text:p>
      <text:p text:style-name="Standard"><text:s text:c="3"/>1.172 | 0 <text:s/>| <text:s text:c="8"/>Comm Error <text:s text:c="8"/>| <text:s text:c="11"/>- <text:s text:c="10"/></text:p>
      <text:p text:style-name="Standard"><text:s text:c="3"/>1.172 | 1 <text:s/>| <text:s text:c="3"/>0.438 <text:s text:c="2"/>-0.903 <text:s text:c="3"/>0.055 | <text:s text:c="2"/>-84.6 <text:s text:c="2"/>-23.8 <text:s text:c="3"/>42.7</text:p>
      <text:p text:style-name="Standard"><text:s text:c="3"/>1.172 | 2 <text:s/>| <text:s text:c="3"/>0.260 <text:s text:c="3"/>0.978 <text:s text:c="3"/>0.103 | <text:s text:c="3"/>84.0 <text:s text:c="2"/>-14.6 <text:s text:c="3"/>47.6</text:p>
      <text:p text:style-name="Standard"><text:s text:c="3"/>1.172 | 3 <text:s/>| <text:s text:c="3"/>0.994 <text:s text:c="2"/>-0.019 <text:s text:c="3"/>0.246 | <text:s text:c="3"/>-3.3 <text:s text:c="2"/>-75.4 <text:s text:c="2"/>-45.1</text:p>
      <text:p text:style-name="Standard"><text:s text:c="3"/>1.172 | 4 <text:s/>| <text:s text:c="3"/>1.007 <text:s text:c="2"/>-0.008 <text:s text:c="3"/>0.012 | <text:s text:c="2"/>-36.6 <text:s text:c="2"/>-85.2 <text:s text:c="2"/>-73.4</text:p>
      <text:p text:style-name="Standard"><text:s text:c="3"/>1.172 | 5 <text:s/>| <text:s text:c="3"/>1.019 <text:s text:c="2"/>-0.085 <text:s text:c="2"/>-0.141 | <text:s/>-148.9 <text:s text:c="2"/>-79.9 <text:s text:c="2"/>126.1</text:p>
      <text:p text:style-name="Standard"><text:s text:c="3"/>1.206 | 0 <text:s/>| <text:s text:c="8"/>Comm Error <text:s text:c="8"/>| <text:s text:c="11"/>- <text:s text:c="10"/></text:p>
      <text:p text:style-name="Standard"><text:s text:c="3"/>1.206 | 1 <text:s/>| <text:s text:c="3"/>0.448 <text:s text:c="2"/>-0.910 <text:s text:c="3"/>0.061 | <text:s text:c="2"/>-84.9 <text:s text:c="2"/>-24.2 <text:s text:c="3"/>42.2</text:p>
      <text:p text:style-name="Standard"><text:s text:c="3"/>1.206 | 2 <text:s/>| <text:s text:c="3"/>0.264 <text:s text:c="3"/>0.969 <text:s text:c="3"/>0.098 | <text:s text:c="3"/>83.9 <text:s text:c="2"/>-14.7 <text:s text:c="3"/>47.6</text:p>
      <text:p text:style-name="Standard"><text:s text:c="3"/>1.206 | 3 <text:s/>| <text:s text:c="3"/>0.993 <text:s text:c="2"/>-0.014 <text:s text:c="3"/>0.239 | <text:s text:c="3"/>-3.6 <text:s text:c="2"/>-75.4 <text:s text:c="2"/>-44.9</text:p>
      <text:p text:style-name="Standard"><text:s text:c="3"/>1.206 | 4 <text:s/>| <text:s text:c="3"/>1.006 <text:s text:c="2"/>-0.011 <text:s text:c="3"/>0.015 | <text:s text:c="2"/>-35.6 <text:s text:c="2"/>-85.2 <text:s text:c="2"/>-74.3</text:p>
      <text:p text:style-name="Standard"><text:s text:c="3"/>1.206 | 5 <text:s/>| <text:s text:c="3"/>1.018 <text:s text:c="2"/>-0.082 <text:s text:c="2"/>-0.135 | <text:s/>-148.7 <text:s text:c="2"/>-79.9 <text:s text:c="2"/>125.9</text:p>
      <text:p text:style-name="Standard"><text:s text:c="3"/>1.240 | 0 <text:s/>| <text:s text:c="8"/>Comm Error <text:s text:c="8"/>| <text:s text:c="11"/>- <text:s text:c="10"/></text:p>
      <text:p text:style-name="Standard"><text:s text:c="3"/>1.240 | 1 <text:s/>| <text:s text:c="3"/>0.459 <text:s text:c="2"/>-0.905 <text:s text:c="3"/>0.052 | <text:s text:c="2"/>-85.3 <text:s text:c="2"/>-24.6 <text:s text:c="3"/>41.5</text:p>
      <text:p text:style-name="Standard"><text:s text:c="3"/>1.240 | 2 <text:s/>| <text:s text:c="3"/>0.270 <text:s text:c="3"/>0.970 <text:s text:c="3"/>0.092 | <text:s text:c="3"/>83.9 <text:s text:c="2"/>-15.0 <text:s text:c="3"/>47.5</text:p>
      <text:p text:style-name="Standard"><text:s text:c="3"/>1.240 | 3 <text:s/>| <text:s text:c="3"/>0.998 <text:s text:c="2"/>-0.007 <text:s text:c="3"/>0.240 | <text:s text:c="3"/>-3.5 <text:s text:c="2"/>-75.5 <text:s text:c="2"/>-45.0</text:p>
      <text:p text:style-name="Standard"><text:s text:c="3"/>1.240 | 4 <text:s/>| <text:s text:c="3"/>1.010 <text:s text:c="2"/>-0.008 <text:s text:c="3"/>0.012 | <text:s text:c="2"/>-36.4 <text:s text:c="2"/>-85.2 <text:s text:c="2"/>-73.6</text:p>
      <text:p text:style-name="Standard"><text:s text:c="3"/>1.240 | 5 <text:s/>| <text:s text:c="3"/>1.018 <text:s text:c="2"/>-0.081 <text:s text:c="2"/>-0.140 | <text:s/>-148.9 <text:s text:c="2"/>-79.9 <text:s text:c="2"/>126.0</text:p>
      <text:p text:style-name="Standard"><text:s text:c="3"/>1.274 | 0 <text:s/>| <text:s text:c="8"/>Comm Error <text:s text:c="8"/>| <text:s text:c="11"/>- <text:s text:c="10"/></text:p>
      <text:p text:style-name="Standard"><text:s text:c="3"/>1.274 | 1 <text:s/>| <text:s text:c="3"/>0.502 <text:s text:c="2"/>-0.905 <text:s text:c="3"/>0.049 | <text:s text:c="2"/>-85.7 <text:s text:c="2"/>-25.2 <text:s text:c="3"/>40.8</text:p>
      <text:p text:style-name="Standard"><text:s text:c="3"/>1.274 | 2 <text:s/>| <text:s text:c="3"/>0.320 <text:s text:c="3"/>0.982 <text:s text:c="3"/>0.103 | <text:s text:c="3"/>83.8 <text:s text:c="2"/>-15.4 <text:s text:c="3"/>47.5</text:p>
      <text:p text:style-name="Standard"><text:s text:c="3"/>1.274 | 3 <text:s/>| <text:s text:c="3"/>0.996 <text:s text:c="2"/>-0.027 <text:s text:c="3"/>0.241 | <text:s text:c="3"/>-3.9 <text:s text:c="2"/>-75.5 <text:s text:c="2"/>-44.8</text:p>
      <text:p text:style-name="Standard"><text:s text:c="3"/>1.274 | 4 <text:s/>| <text:s text:c="3"/>1.011 <text:s text:c="2"/>-0.016 <text:s text:c="3"/>0.017 | <text:s text:c="2"/>-37.6 <text:s text:c="2"/>-85.2 <text:s text:c="2"/>-72.8</text:p>
      <text:p text:style-name="Standard"><text:s text:c="3"/>1.274 | 5 <text:s/>| <text:s text:c="3"/>1.020 <text:s text:c="2"/>-0.089 <text:s text:c="2"/>-0.150 | <text:s/>-149.0 <text:s text:c="2"/>-79.8 <text:s text:c="2"/>126.0</text:p>
      <text:p text:style-name="Standard"><text:s text:c="3"/>1.309 | 0 <text:s/>| <text:s text:c="8"/>Comm Error <text:s text:c="8"/>| <text:s text:c="11"/>- <text:s text:c="10"/></text:p>
      <text:p text:style-name="Standard"><text:s text:c="3"/>1.309 | 1 <text:s/>| <text:s text:c="3"/>0.536 <text:s text:c="2"/>-0.892 <text:s text:c="3"/>0.033 | <text:s text:c="2"/>-86.4 <text:s text:c="2"/>-26.2 <text:s text:c="3"/>39.5</text:p>
      <text:p text:style-name="Standard"><text:s text:c="3"/>1.309 | 2 <text:s/>| <text:s text:c="3"/>0.366 <text:s text:c="3"/>0.967 <text:s text:c="3"/>0.085 | <text:s text:c="3"/>83.7 <text:s text:c="2"/>-16.2 <text:s text:c="3"/>47.6</text:p>
      <text:p text:style-name="Standard"><text:soft-page-break/><text:s text:c="3"/>1.309 | 3 <text:s/>| <text:s text:c="3"/>0.998 <text:s text:c="2"/>-0.027 <text:s text:c="3"/>0.239 | <text:s text:c="3"/>-4.6 <text:s text:c="2"/>-75.5 <text:s text:c="2"/>-44.1</text:p>
      <text:p text:style-name="Standard"><text:s text:c="3"/>1.309 | 4 <text:s/>| <text:s text:c="3"/>1.009 <text:s text:c="2"/>-0.016 <text:s text:c="3"/>0.018 | <text:s text:c="2"/>-38.3 <text:s text:c="2"/>-85.1 <text:s text:c="2"/>-73.1</text:p>
      <text:p text:style-name="Standard"><text:s text:c="3"/>1.309 | 5 <text:s/>| <text:s text:c="3"/>1.018 <text:s text:c="2"/>-0.082 <text:s text:c="2"/>-0.144 | <text:s/>-149.2 <text:s text:c="2"/>-79.7 <text:s text:c="2"/>126.2</text:p>
      <text:p text:style-name="Standard"><text:s text:c="3"/>1.343 | 0 <text:s/>| <text:s text:c="8"/>Comm Error <text:s text:c="8"/>| <text:s text:c="11"/>- <text:s text:c="10"/></text:p>
      <text:p text:style-name="Standard"><text:s text:c="3"/>1.343 | 1 <text:s/>| <text:s text:c="3"/>0.579 <text:s text:c="2"/>-0.922 <text:s text:c="3"/>0.030 | <text:s text:c="2"/>-86.8 <text:s text:c="2"/>-27.1 <text:s text:c="3"/>38.3</text:p>
      <text:p text:style-name="Standard"><text:s text:c="3"/>1.343 | 2 <text:s/>| <text:s text:c="3"/>0.457 <text:s text:c="3"/>0.959 <text:s text:c="3"/>0.077 | <text:s text:c="3"/>83.6 <text:s text:c="2"/>-18.0 <text:s text:c="3"/>47.6</text:p>
      <text:p text:style-name="Standard"><text:s text:c="3"/>1.343 | 3 <text:s/>| <text:s text:c="3"/>0.999 <text:s text:c="2"/>-0.019 <text:s text:c="3"/>0.232 | <text:s text:c="3"/>-4.8 <text:s text:c="2"/>-75.5 <text:s text:c="2"/>-44.0</text:p>
      <text:p text:style-name="Standard"><text:s text:c="3"/>1.343 | 4 <text:s/>| <text:s text:c="3"/>1.008 <text:s text:c="2"/>-0.008 <text:s text:c="3"/>0.010 | <text:s text:c="2"/>-38.1 <text:s text:c="2"/>-85.2 <text:s text:c="2"/>-72.2</text:p>
      <text:p text:style-name="Standard"><text:s text:c="3"/>1.343 | 5 <text:s/>| <text:s text:c="3"/>1.019 <text:s text:c="2"/>-0.084 <text:s text:c="2"/>-0.136 | <text:s/>-148.9 <text:s text:c="2"/>-79.7 <text:s text:c="2"/>125.9</text:p>
      <text:p text:style-name="Standard"><text:s text:c="3"/>1.377 | 0 <text:s/>| <text:s text:c="8"/>Comm Error <text:s text:c="8"/>| <text:s text:c="11"/>- <text:s text:c="10"/></text:p>
      <text:p text:style-name="Standard"><text:s text:c="3"/>1.377 | 1 <text:s/>| <text:s text:c="3"/>0.651 <text:s text:c="2"/>-0.945 <text:s text:c="3"/>0.025 | <text:s text:c="2"/>-87.5 <text:s text:c="2"/>-28.8 <text:s text:c="3"/>36.6</text:p>
      <text:p text:style-name="Standard"><text:s text:c="3"/>1.377 | 2 <text:s/>| <text:s text:c="3"/>0.612 <text:s text:c="3"/>0.937 <text:s text:c="3"/>0.044 | <text:s text:c="3"/>83.7 <text:s text:c="2"/>-20.5 <text:s text:c="3"/>47.3</text:p>
      <text:p text:style-name="Standard"><text:s text:c="3"/>1.377 | 3 <text:s/>| <text:s text:c="3"/>1.002 <text:s text:c="2"/>-0.019 <text:s text:c="3"/>0.230 | <text:s text:c="3"/>-4.9 <text:s text:c="2"/>-75.6 <text:s text:c="2"/>-43.9</text:p>
      <text:p text:style-name="Standard"><text:s text:c="3"/>1.377 | 4 <text:s/>| <text:s text:c="3"/>1.011 <text:s text:c="2"/>-0.017 <text:s text:c="3"/>0.009 | <text:s text:c="2"/>-41.0 <text:s text:c="2"/>-85.2 <text:s text:c="2"/>-69.5</text:p>
      <text:p text:style-name="Standard"><text:s text:c="3"/>1.377 | 5 <text:s/>| <text:s text:c="3"/>1.017 <text:s text:c="2"/>-0.083 <text:s text:c="2"/>-0.147 | <text:s/>-149.0 <text:s text:c="2"/>-79.7 <text:s text:c="2"/>126.1</text:p>
      <text:p text:style-name="Standard"><text:s text:c="3"/>1.412 | 0 <text:s/>| <text:s text:c="8"/>Comm Error <text:s text:c="8"/>| <text:s text:c="11"/>- <text:s text:c="10"/></text:p>
      <text:p text:style-name="Standard"><text:s text:c="3"/>1.412 | 1 <text:s/>| <text:s text:c="3"/>0.691 <text:s text:c="2"/>-0.952 <text:s text:c="3"/>0.028 | <text:s text:c="2"/>-87.9 <text:s text:c="2"/>-30.4 <text:s text:c="3"/>35.1</text:p>
      <text:p text:style-name="Standard"><text:s text:c="3"/>1.412 | 2 <text:s/>| <text:s text:c="3"/>0.732 <text:s text:c="3"/>0.966 <text:s text:c="3"/>0.049 | <text:s text:c="3"/>83.7 <text:s text:c="2"/>-25.0 <text:s text:c="3"/>47.6</text:p>
      <text:p text:style-name="Standard"><text:s text:c="3"/>1.412 | 3 <text:s/>| <text:s text:c="3"/>0.997 <text:s text:c="2"/>-0.028 <text:s text:c="3"/>0.232 | <text:s text:c="3"/>-5.1 <text:s text:c="2"/>-75.6 <text:s text:c="2"/>-43.6</text:p>
      <text:p text:style-name="Standard"><text:s text:c="3"/>1.412 | 4 <text:s/>| <text:s text:c="3"/>1.009 <text:s text:c="2"/>-0.017 <text:s text:c="3"/>0.008 | <text:s text:c="2"/>-43.3 <text:s text:c="2"/>-85.2 <text:s text:c="2"/>-67.1</text:p>
      <text:p text:style-name="Standard"><text:s text:c="3"/>1.412 | 5 <text:s/>| <text:s text:c="3"/>1.020 <text:s text:c="2"/>-0.084 <text:s text:c="2"/>-0.154 | <text:s/>-149.4 <text:s text:c="2"/>-79.6 <text:s text:c="2"/>126.4</text:p>
      <text:p text:style-name="Standard"><text:s text:c="3"/>1.446 | 0 <text:s/>| <text:s text:c="8"/>Comm Error <text:s text:c="8"/>| <text:s text:c="11"/>- <text:s text:c="10"/></text:p>
      <text:p text:style-name="Standard"><text:s text:c="3"/>1.446 | 1 <text:s/>| <text:s text:c="3"/>0.722 <text:s text:c="2"/>-0.960 <text:s text:c="3"/>0.053 | <text:s text:c="2"/>-88.0 <text:s text:c="2"/>-32.9 <text:s text:c="3"/>33.1</text:p>
      <text:p text:style-name="Standard"><text:s text:c="3"/>1.446 | 2 <text:s/>| <text:s text:c="3"/>0.708 <text:s text:c="3"/>1.047 <text:s text:c="3"/>0.091 | <text:s text:c="3"/>83.4 <text:s text:c="2"/>-28.3 <text:s text:c="3"/>48.0</text:p>
      <text:p text:style-name="Standard"><text:s text:c="3"/>1.446 | 3 <text:s/>| <text:s text:c="3"/>0.996 <text:s text:c="2"/>-0.021 <text:s text:c="3"/>0.244 | <text:s text:c="3"/>-5.2 <text:s text:c="2"/>-75.6 <text:s text:c="2"/>-43.4</text:p>
      <text:p text:style-name="Standard"><text:s text:c="3"/>1.446 | 4 <text:s/>| <text:s text:c="3"/>1.011 <text:s text:c="2"/>-0.009 <text:s text:c="3"/>0.011 | <text:s text:c="2"/>-43.1 <text:s text:c="2"/>-85.2 <text:s text:c="2"/>-66.6</text:p>
      <text:p text:style-name="Standard"><text:s text:c="3"/>1.446 | 5 <text:s/>| <text:s text:c="3"/>1.022 <text:s text:c="2"/>-0.077 <text:s text:c="2"/>-0.152 | <text:s/>-149.6 <text:s text:c="2"/>-79.6 <text:s text:c="2"/>126.7</text:p>
      <text:p text:style-name="Standard"><text:s text:c="3"/>1.481 | 0 <text:s/>| <text:s text:c="8"/>Comm Error <text:s text:c="8"/>| <text:s text:c="11"/>- <text:s text:c="10"/></text:p>
      <text:p text:style-name="Standard"><text:s text:c="3"/>1.481 | 1 <text:s/>| <text:s text:c="3"/>0.725 <text:s text:c="2"/>-0.960 <text:s text:c="3"/>0.078 | <text:s text:c="2"/>-87.6 <text:s text:c="2"/>-35.2 <text:s text:c="3"/>31.4</text:p>
      <text:p text:style-name="Standard"><text:s text:c="3"/>1.481 | 2 <text:s/>| <text:s text:c="3"/>0.754 <text:s text:c="3"/>1.089 <text:s text:c="3"/>0.121 | <text:s text:c="3"/>83.1 <text:s text:c="2"/>-33.2 <text:s text:c="3"/>47.7</text:p>
      <text:p text:style-name="Standard"><text:s text:c="3"/>1.481 | 3 <text:s/>| <text:s text:c="3"/>1.002 <text:s text:c="2"/>-0.012 <text:s text:c="3"/>0.246 | <text:s text:c="3"/>-4.7 <text:s text:c="2"/>-75.5 <text:s text:c="2"/>-43.6</text:p>
      <text:p text:style-name="Standard"><text:s text:c="3"/>1.481 | 4 <text:s/>| <text:s text:c="3"/>1.009 <text:s text:c="3"/>0.001 <text:s text:c="3"/>0.009 | <text:s text:c="2"/>-40.7 <text:s text:c="2"/>-85.2 <text:s text:c="2"/>-68.0</text:p>
      <text:p text:style-name="Standard"><text:s text:c="3"/>1.481 | 5 <text:s/>| <text:s text:c="3"/>1.021 <text:s text:c="2"/>-0.080 <text:s text:c="2"/>-0.151 | <text:s/>-149.9 <text:s text:c="2"/>-79.6 <text:s text:c="2"/>127.1</text:p>
      <text:p text:style-name="Standard"><text:s text:c="3"/>1.515 | 0 <text:s/>| <text:s text:c="8"/>Comm Error <text:s text:c="8"/>| <text:s text:c="11"/>- <text:s text:c="10"/></text:p>
      <text:p text:style-name="Standard"><text:s text:c="3"/>1.515 | 1 <text:s/>| <text:s text:c="3"/>0.687 <text:s text:c="2"/>-0.960 <text:s text:c="3"/>0.097 | <text:s text:c="2"/>-86.7 <text:s text:c="2"/>-38.1 <text:s text:c="3"/>29.0</text:p>
      <text:p text:style-name="Standard"><text:s text:c="3"/>1.515 | 2 <text:s/>| <text:s text:c="3"/>0.700 <text:s text:c="3"/>1.144 <text:s text:c="3"/>0.227 | <text:s text:c="3"/>81.5 <text:s text:c="2"/>-36.9 <text:s text:c="3"/>47.8</text:p>
      <text:p text:style-name="Standard"><text:s text:c="3"/>1.515 | 3 <text:s/>| <text:s text:c="3"/>0.995 <text:s text:c="2"/>-0.014 <text:s text:c="3"/>0.250 | <text:s text:c="3"/>-4.4 <text:s text:c="2"/>-75.4 <text:s text:c="2"/>-43.7</text:p>
      <text:p text:style-name="Standard"><text:s text:c="3"/>1.515 | 4 <text:s/>| <text:s text:c="3"/>1.009 <text:s text:c="2"/>-0.013 <text:s text:c="3"/>0.012 | <text:s text:c="2"/>-40.8 <text:s text:c="2"/>-85.2 <text:s text:c="2"/>-67.7</text:p>
      <text:p text:style-name="Standard"><text:s text:c="3"/>1.515 | 5 <text:s/>| <text:s text:c="3"/>1.019 <text:s text:c="2"/>-0.074 <text:s text:c="2"/>-0.146 | <text:s/>-150.2 <text:s text:c="2"/>-79.6 <text:s text:c="2"/>127.5</text:p>
      <text:p text:style-name="Standard"><text:s text:c="3"/>1.550 | 0 <text:s/>| <text:s text:c="8"/>Comm Error <text:s text:c="8"/>| <text:s text:c="11"/>- <text:s text:c="10"/></text:p>
      <text:p text:style-name="Standard"><text:s text:c="3"/>1.550 | 1 <text:s/>| <text:s text:c="3"/>0.645 <text:s text:c="2"/>-0.947 <text:s text:c="3"/>0.129 | <text:s text:c="2"/>-84.9 <text:s text:c="2"/>-40.1 <text:s text:c="3"/>27.1</text:p>
      <text:p text:style-name="Standard"><text:s text:c="3"/>1.550 | 2 <text:s/>| <text:s text:c="3"/>0.588 <text:s text:c="3"/>1.171 <text:s text:c="3"/>0.279 | <text:s text:c="3"/>79.7 <text:s text:c="2"/>-40.3 <text:s text:c="3"/>47.4</text:p>
      <text:p text:style-name="Standard"><text:s text:c="3"/>1.550 | 3 <text:s/>| <text:s text:c="3"/>0.995 <text:s text:c="2"/>-0.015 <text:s text:c="3"/>0.241 | <text:s text:c="3"/>-4.1 <text:s text:c="2"/>-75.3 <text:s text:c="2"/>-43.8</text:p>
      <text:p text:style-name="Standard"><text:s text:c="3"/>1.550 | 4 <text:s/>| <text:s text:c="3"/>1.009 <text:s text:c="2"/>-0.009 <text:s text:c="3"/>0.010 | <text:s text:c="2"/>-41.3 <text:s text:c="2"/>-85.2 <text:s text:c="2"/>-66.9</text:p>
      <text:p text:style-name="Standard"><text:s text:c="3"/>1.550 | 5 <text:s/>| <text:s text:c="3"/>1.021 <text:s text:c="2"/>-0.084 <text:s text:c="2"/>-0.133 | <text:s/>-149.8 <text:s text:c="2"/>-79.7 <text:s text:c="2"/>127.2</text:p>
      <text:p text:style-name="Standard"><text:s text:c="3"/>1.584 | 0 <text:s/>| <text:s text:c="8"/>Comm Error <text:s text:c="8"/>| <text:s text:c="11"/>- <text:s text:c="10"/></text:p>
      <text:p text:style-name="Standard"><text:s text:c="3"/>1.584 | 1 <text:s/>| <text:s text:c="3"/>0.615 <text:s text:c="2"/>-0.939 <text:s text:c="3"/>0.140 | <text:s text:c="2"/>-83.3 <text:s text:c="2"/>-41.9 <text:s text:c="3"/>25.3</text:p>
      <text:p text:style-name="Standard"><text:s text:c="3"/>1.584 | 2 <text:s/>| <text:s text:c="3"/>0.632 <text:s text:c="3"/>1.102 <text:s text:c="3"/>0.292 | <text:s text:c="3"/>77.8 <text:s text:c="2"/>-45.8 <text:s text:c="3"/>45.0</text:p>
      <text:p text:style-name="Standard"><text:s text:c="3"/>1.584 | 3 <text:s/>| <text:s text:c="3"/>1.001 <text:s text:c="2"/>-0.009 <text:s text:c="3"/>0.243 | <text:s text:c="3"/>-3.7 <text:s text:c="2"/>-75.3 <text:s text:c="2"/>-44.1</text:p>
      <text:p text:style-name="Standard"><text:soft-page-break/><text:s text:c="3"/>1.584 | 4 <text:s/>| <text:s text:c="3"/>1.007 <text:s text:c="2"/>-0.005 <text:s text:c="3"/>0.011 | <text:s text:c="2"/>-41.2 <text:s text:c="2"/>-85.2 <text:s text:c="2"/>-66.2</text:p>
      <text:p text:style-name="Standard"><text:s text:c="3"/>1.584 | 5 <text:s/>| <text:s text:c="3"/>1.021 <text:s text:c="2"/>-0.072 <text:s text:c="2"/>-0.139 | <text:s/>-149.8 <text:s text:c="2"/>-79.8 <text:s text:c="2"/>127.2</text:p>
      <text:p text:style-name="Standard"><text:s text:c="3"/>1.618 | 0 <text:s/>| <text:s text:c="8"/>Comm Error <text:s text:c="8"/>| <text:s text:c="11"/>- <text:s text:c="10"/></text:p>
      <text:p text:style-name="Standard"><text:s text:c="3"/>1.618 | 1 <text:s/>| <text:s text:c="3"/>0.606 <text:s text:c="2"/>-0.888 <text:s text:c="3"/>0.139 | <text:s text:c="2"/>-80.8 <text:s text:c="2"/>-43.9 <text:s text:c="3"/>22.5</text:p>
      <text:p text:style-name="Standard"><text:s text:c="3"/>1.618 | 2 <text:s/>| <text:s text:c="3"/>0.741 <text:s text:c="3"/>0.938 <text:s text:c="3"/>0.275 | <text:s text:c="3"/>76.9 <text:s text:c="2"/>-49.3 <text:s text:c="3"/>43.5</text:p>
      <text:p text:style-name="Standard"><text:s text:c="3"/>1.618 | 3 <text:s/>| <text:s text:c="3"/>0.998 <text:s text:c="2"/>-0.003 <text:s text:c="3"/>0.247 | <text:s text:c="3"/>-3.1 <text:s text:c="2"/>-75.2 <text:s text:c="2"/>-44.6</text:p>
      <text:p text:style-name="Standard"><text:s text:c="3"/>1.618 | 4 <text:s/>| <text:s text:c="3"/>1.003 <text:s text:c="2"/>-0.011 <text:s text:c="3"/>0.008 | <text:s text:c="2"/>-43.3 <text:s text:c="2"/>-85.2 <text:s text:c="2"/>-63.4</text:p>
      <text:p text:style-name="Standard"><text:s text:c="3"/>1.618 | 5 <text:s/>| <text:s text:c="3"/>1.018 <text:s text:c="2"/>-0.086 <text:s text:c="2"/>-0.143 | <text:s/>-149.7 <text:s text:c="2"/>-79.8 <text:s text:c="2"/>127.0</text:p>
      <text:p text:style-name="Standard"><text:s text:c="3"/>1.652 | 0 <text:s/>| <text:s text:c="8"/>Comm Error <text:s text:c="8"/>| <text:s text:c="11"/>- <text:s text:c="10"/></text:p>
      <text:p text:style-name="Standard"><text:s text:c="3"/>1.652 | 1 <text:s/>| <text:s text:c="3"/>0.661 <text:s text:c="2"/>-0.851 <text:s text:c="3"/>0.137 | <text:s text:c="2"/>-78.9 <text:s text:c="2"/>-45.3 <text:s text:c="3"/>20.4</text:p>
      <text:p text:style-name="Standard"><text:s text:c="3"/>1.652 | 2 <text:s/>| <text:s text:c="3"/>0.801 <text:s text:c="3"/>0.790 <text:s text:c="3"/>0.204 | <text:s text:c="3"/>75.7 <text:s text:c="2"/>-56.8 <text:s text:c="3"/>40.7</text:p>
      <text:p text:style-name="Standard"><text:s text:c="3"/>1.652 | 3 <text:s/>| <text:s text:c="3"/>1.002 <text:s text:c="2"/>-0.000 <text:s text:c="3"/>0.256 | <text:s text:c="3"/>-2.4 <text:s text:c="2"/>-75.1 <text:s text:c="2"/>-45.2</text:p>
      <text:p text:style-name="Standard"><text:s text:c="3"/>1.652 | 4 <text:s/>| <text:s text:c="3"/>1.007 <text:s text:c="2"/>-0.021 <text:s text:c="3"/>0.014 | <text:s text:c="2"/>-46.9 <text:s text:c="2"/>-85.2 <text:s text:c="2"/>-59.9</text:p>
      <text:p text:style-name="Standard"><text:s text:c="3"/>1.652 | 5 <text:s/>| <text:s text:c="3"/>1.019 <text:s text:c="2"/>-0.078 <text:s text:c="2"/>-0.125 | <text:s/>-149.3 <text:s text:c="2"/>-79.9 <text:s text:c="2"/>126.7</text:p>
      <text:p text:style-name="Standard"><text:s text:c="3"/>1.686 | 0 <text:s/>| <text:s text:c="8"/>Comm Error <text:s text:c="8"/>| <text:s text:c="11"/>- <text:s text:c="10"/></text:p>
      <text:p text:style-name="Standard"><text:s text:c="3"/>1.686 | 1 <text:s/>| <text:s text:c="3"/>0.750 <text:s text:c="2"/>-0.810 <text:s text:c="3"/>0.158 | <text:s text:c="2"/>-76.1 <text:s text:c="2"/>-47.4 <text:s text:c="3"/>17.2</text:p>
      <text:p text:style-name="Standard"><text:s text:c="3"/>1.686 | 2 <text:s/>| <text:s text:c="3"/>0.958 <text:s text:c="3"/>0.580 <text:s text:c="3"/>0.102 | <text:s text:c="3"/>75.3 <text:s text:c="2"/>-62.6 <text:s text:c="3"/>38.3</text:p>
      <text:p text:style-name="Standard"><text:s text:c="3"/>1.686 | 3 <text:s/>| <text:s text:c="3"/>1.008 <text:s text:c="2"/>-0.004 <text:s text:c="3"/>0.254 | <text:s text:c="3"/>-1.8 <text:s text:c="2"/>-75.0 <text:s text:c="2"/>-45.8</text:p>
      <text:p text:style-name="Standard"><text:s text:c="3"/>1.686 | 4 <text:s/>| <text:s text:c="3"/>1.013 <text:s text:c="3"/>0.001 <text:s text:c="2"/>-0.003 | <text:s text:c="2"/>-49.8 <text:s text:c="2"/>-85.2 <text:s text:c="2"/>-55.2</text:p>
      <text:p text:style-name="Standard"><text:s text:c="3"/>1.686 | 5 <text:s/>| <text:s text:c="3"/>1.020 <text:s text:c="2"/>-0.083 <text:s text:c="2"/>-0.137 | <text:s/>-149.1 <text:s text:c="2"/>-79.9 <text:s text:c="2"/>126.4</text:p>
      <text:p text:style-name="Standard"><text:s text:c="3"/>1.721 | 0 <text:s/>| <text:s text:c="8"/>Comm Error <text:s text:c="8"/>| <text:s text:c="11"/>- <text:s text:c="10"/></text:p>
      <text:p text:style-name="Standard"><text:s text:c="3"/>1.721 | 1 <text:s/>| <text:s text:c="3"/>0.862 <text:s text:c="2"/>-0.769 <text:s text:c="3"/>0.204 | <text:s text:c="2"/>-74.0 <text:s text:c="2"/>-48.7 <text:s text:c="3"/>15.0</text:p>
      <text:p text:style-name="Standard"><text:s text:c="3"/>1.721 | 2 <text:s/>| <text:s text:c="3"/>1.064 <text:s text:c="3"/>0.443 <text:s text:c="3"/>0.003 | <text:s text:c="3"/>75.5 <text:s text:c="2"/>-68.7 <text:s text:c="3"/>36.1</text:p>
      <text:p text:style-name="Standard"><text:s text:c="3"/>1.721 | 3 <text:s/>| <text:s text:c="3"/>0.996 <text:s text:c="2"/>-0.010 <text:s text:c="3"/>0.247 | <text:s text:c="3"/>-1.2 <text:s text:c="2"/>-75.0 <text:s text:c="2"/>-46.3</text:p>
      <text:p text:style-name="Standard"><text:s text:c="3"/>1.721 | 4 <text:s/>| <text:s text:c="3"/>1.004 <text:s text:c="2"/>-0.004 <text:s text:c="3"/>0.000 | <text:s text:c="2"/>-52.0 <text:s text:c="2"/>-85.2 <text:s text:c="2"/>-49.6</text:p>
      <text:p text:style-name="Standard"><text:s text:c="3"/>1.721 | 5 <text:s/>| <text:s text:c="3"/>1.018 <text:s text:c="2"/>-0.079 <text:s text:c="2"/>-0.153 | <text:s/>-149.5 <text:s text:c="2"/>-79.8 <text:s text:c="2"/>126.8</text:p>
      <text:p text:style-name="Standard"><text:s text:c="3"/>1.755 | 0 <text:s/>| <text:s text:c="8"/>Comm Error <text:s text:c="8"/>| <text:s text:c="11"/>- <text:s text:c="10"/></text:p>
      <text:p text:style-name="Standard"><text:s text:c="3"/>1.755 | 1 <text:s/>| <text:s text:c="3"/>0.876 <text:s text:c="2"/>-0.730 <text:s text:c="3"/>0.247 | <text:s text:c="2"/>-70.1 <text:s text:c="2"/>-51.9 <text:s text:c="3"/>10.1</text:p>
      <text:p text:style-name="Standard"><text:s text:c="3"/>1.755 | 2 <text:s/>| <text:s text:c="3"/>1.078 <text:s text:c="3"/>0.351 <text:s text:c="2"/>-0.049 | <text:s text:c="3"/>76.9 <text:s text:c="2"/>-76.4 <text:s text:c="3"/>32.8</text:p>
      <text:p text:style-name="Standard"><text:s text:c="3"/>1.755 | 3 <text:s/>| <text:s text:c="3"/>0.987 <text:s text:c="2"/>-0.003 <text:s text:c="3"/>0.251 | <text:s text:c="3"/>-0.7 <text:s text:c="2"/>-74.9 <text:s text:c="2"/>-46.6</text:p>
      <text:p text:style-name="Standard"><text:s text:c="3"/>1.755 | 4 <text:s/>| <text:s text:c="3"/>1.013 <text:s text:c="2"/>-0.004 <text:s text:c="2"/>-0.002 | <text:s text:c="2"/>-57.9 <text:s text:c="2"/>-85.2 <text:s text:c="2"/>-43.6</text:p>
      <text:p text:style-name="Standard"><text:s text:c="3"/>1.755 | 5 <text:s/>| <text:s text:c="3"/>1.016 <text:s text:c="2"/>-0.077 <text:s text:c="2"/>-0.133 | <text:s/>-149.6 <text:s text:c="2"/>-79.8 <text:s text:c="2"/>126.9</text:p>
      <text:p text:style-name="Standard"><text:s text:c="3"/>1.789 | 0 <text:s/>| <text:s text:c="8"/>Comm Error <text:s text:c="8"/>| <text:s text:c="11"/>- <text:s text:c="10"/></text:p>
      <text:p text:style-name="Standard"><text:s text:c="3"/>1.789 | 1 <text:s/>| <text:s text:c="3"/>0.989 <text:s text:c="2"/>-0.722 <text:s text:c="3"/>0.346 | <text:s text:c="2"/>-64.5 <text:s text:c="2"/>-54.8 <text:s text:c="4"/>6.9</text:p>
      <text:p text:style-name="Standard"><text:s text:c="3"/>1.789 | 2 <text:s/>| <text:s text:c="3"/>1.074 <text:s text:c="3"/>0.199 <text:s text:c="2"/>-0.123 | <text:s text:c="3"/>84.4 <text:s text:c="2"/>-81.6 <text:s text:c="3"/>24.0</text:p>
      <text:p text:style-name="Standard"><text:s text:c="3"/>1.789 | 3 <text:s/>| <text:s text:c="3"/>0.994 <text:s text:c="3"/>0.004 <text:s text:c="3"/>0.260 | <text:s text:c="4"/>0.2 <text:s text:c="2"/>-74.8 <text:s text:c="2"/>-47.4</text:p>
      <text:p text:style-name="Standard"><text:s text:c="3"/>1.789 | 4 <text:s/>| <text:s text:c="3"/>1.017 <text:s text:c="2"/>-0.004 <text:s text:c="2"/>-0.006 | <text:s text:c="2"/>-64.2 <text:s text:c="2"/>-85.3 <text:s text:c="2"/>-35.0</text:p>
      <text:p text:style-name="Standard"><text:s text:c="3"/>1.789 | 5 <text:s/>| <text:s text:c="3"/>1.020 <text:s text:c="2"/>-0.068 <text:s text:c="2"/>-0.133 | <text:s/>-149.8 <text:s text:c="2"/>-79.9 <text:s text:c="2"/>127.2</text:p>
      <text:p text:style-name="Standard"><text:s text:c="3"/>1.823 | 0 <text:s/>| <text:s text:c="8"/>Comm Error <text:s text:c="8"/>| <text:s text:c="11"/>- <text:s text:c="10"/></text:p>
      <text:p text:style-name="Standard"><text:s text:c="3"/>1.823 | 1 <text:s/>| <text:s text:c="3"/>0.973 <text:s text:c="2"/>-0.674 <text:s text:c="3"/>0.342 | <text:s text:c="2"/>-59.5 <text:s text:c="2"/>-58.1 <text:s text:c="4"/>3.3</text:p>
      <text:p text:style-name="Standard"><text:s text:c="3"/>1.823 | 2 <text:s/>| <text:s text:c="3"/>1.086 <text:s text:c="3"/>0.125 <text:s text:c="2"/>-0.147 | <text:s text:c="2"/>104.5 <text:s text:c="2"/>-84.1 <text:s text:c="2"/>-25.9</text:p>
      <text:p text:style-name="Standard"><text:s text:c="3"/>1.823 | 3 <text:s/>| <text:s text:c="3"/>0.996 <text:s text:c="3"/>0.005 <text:s text:c="3"/>0.262 | <text:s text:c="4"/>0.9 <text:s text:c="2"/>-74.7 <text:s text:c="2"/>-48.0</text:p>
      <text:p text:style-name="Standard"><text:s text:c="3"/>1.823 | 4 <text:s/>| <text:s text:c="3"/>1.013 <text:s text:c="2"/>-0.014 <text:s text:c="3"/>0.000 | <text:s text:c="2"/>-70.5 <text:s text:c="2"/>-85.3 <text:s text:c="2"/>-30.3</text:p>
      <text:p text:style-name="Standard"><text:s text:c="3"/>1.823 | 5 <text:s/>| <text:s text:c="3"/>1.021 <text:s text:c="2"/>-0.073 <text:s text:c="2"/>-0.140 | <text:s/>-150.0 <text:s text:c="2"/>-79.9 <text:s text:c="2"/>127.3</text:p>
      <text:p text:style-name="Standard"><text:s text:c="3"/>1.857 | 0 <text:s/>| <text:s text:c="8"/>Comm Error <text:s text:c="8"/>| <text:s text:c="11"/>- <text:s text:c="10"/></text:p>
      <text:p text:style-name="Standard"><text:s text:c="3"/>1.857 | 1 <text:s/>| <text:s text:c="3"/>0.988 <text:s text:c="2"/>-0.586 <text:s text:c="3"/>0.350 | <text:s text:c="2"/>-52.3 <text:s text:c="2"/>-63.1 <text:s text:c="3"/>-1.4</text:p>
      <text:p text:style-name="Standard"><text:s text:c="3"/>1.857 | 2 <text:s/>| <text:s text:c="3"/>1.081 <text:s text:c="3"/>0.003 <text:s text:c="2"/>-0.176 | <text:s/>-138.9 <text:s text:c="2"/>-83.2 <text:s/>-105.9</text:p>
      <text:p text:style-name="Standard"><text:s text:c="3"/>1.857 | 3 <text:s/>| <text:s text:c="3"/>0.991 <text:s text:c="3"/>0.004 <text:s text:c="3"/>0.258 | <text:s text:c="4"/>1.4 <text:s text:c="2"/>-74.6 <text:s text:c="2"/>-48.4</text:p>
      <text:p text:style-name="Standard"><text:s text:c="3"/>1.857 | 4 <text:s/>| <text:s text:c="3"/>1.005 <text:s text:c="2"/>-0.005 <text:s text:c="3"/>0.004 | <text:s text:c="2"/>-70.2 <text:s text:c="2"/>-85.3 <text:s text:c="2"/>-30.1</text:p>
      <text:p text:style-name="Standard"><text:soft-page-break/><text:s text:c="3"/>1.857 | 5 <text:s/>| <text:s text:c="3"/>1.019 <text:s text:c="2"/>-0.078 <text:s text:c="2"/>-0.149 | <text:s/>-150.2 <text:s text:c="2"/>-79.9 <text:s text:c="2"/>127.4</text:p>
      <text:p text:style-name="Standard"><text:s text:c="3"/>1.891 | 0 <text:s/>| <text:s text:c="8"/>Comm Error <text:s text:c="8"/>| <text:s text:c="11"/>- <text:s text:c="10"/></text:p>
      <text:p text:style-name="Standard"><text:s text:c="3"/>1.891 | 1 <text:s/>| <text:s text:c="3"/>0.943 <text:s text:c="2"/>-0.511 <text:s text:c="3"/>0.327 | <text:s text:c="2"/>-48.4 <text:s text:c="2"/>-66.0 <text:s text:c="3"/>-3.8</text:p>
      <text:p text:style-name="Standard"><text:s text:c="3"/>1.891 | 2 <text:s/>| <text:s text:c="3"/>0.990 <text:s text:c="2"/>-0.048 <text:s text:c="2"/>-0.132 | <text:s/>-121.3 <text:s text:c="2"/>-80.4 <text:s/>-123.5</text:p>
      <text:p text:style-name="Standard"><text:s text:c="3"/>1.891 | 3 <text:s/>| <text:s text:c="3"/>0.996 <text:s text:c="3"/>0.011 <text:s text:c="3"/>0.260 | <text:s text:c="4"/>1.9 <text:s text:c="2"/>-74.6 <text:s text:c="2"/>-48.9</text:p>
      <text:p text:style-name="Standard"><text:s text:c="3"/>1.891 | 4 <text:s/>| <text:s text:c="3"/>1.005 <text:s text:c="2"/>-0.019 <text:s text:c="3"/>0.009 | <text:s text:c="2"/>-70.1 <text:s text:c="2"/>-85.2 <text:s text:c="2"/>-33.8</text:p>
      <text:p text:style-name="Standard"><text:s text:c="3"/>1.891 | 5 <text:s/>| <text:s text:c="3"/>1.017 <text:s text:c="2"/>-0.081 <text:s text:c="2"/>-0.147 | <text:s/>-150.2 <text:s text:c="2"/>-79.8 <text:s text:c="2"/>127.4</text:p>
      <text:p text:style-name="Standard"><text:s text:c="3"/>1.926 | 0 <text:s/>| <text:s text:c="8"/>Comm Error <text:s text:c="8"/>| <text:s text:c="11"/>- <text:s text:c="10"/></text:p>
      <text:p text:style-name="Standard"><text:s text:c="3"/>1.926 | 1 <text:s/>| <text:s text:c="3"/>0.939 <text:s text:c="2"/>-0.456 <text:s text:c="3"/>0.263 | <text:s text:c="2"/>-41.1 <text:s text:c="2"/>-72.1 <text:s text:c="3"/>-7.8</text:p>
      <text:p text:style-name="Standard"><text:s text:c="3"/>1.926 | 2 <text:s/>| <text:s text:c="3"/>0.910 <text:s text:c="2"/>-0.078 <text:s text:c="2"/>-0.099 | <text:s/>-110.6 <text:s text:c="2"/>-76.9 <text:s/>-132.5</text:p>
      <text:p text:style-name="Standard"><text:s text:c="3"/>1.926 | 3 <text:s/>| <text:s text:c="3"/>1.005 <text:s text:c="3"/>0.007 <text:s text:c="3"/>0.259 | <text:s text:c="4"/>2.2 <text:s text:c="2"/>-74.5 <text:s text:c="2"/>-49.0</text:p>
      <text:p text:style-name="Standard"><text:s text:c="3"/>1.926 | 4 <text:s/>| <text:s text:c="3"/>1.019 <text:s text:c="2"/>-0.017 <text:s text:c="3"/>0.001 | <text:s text:c="2"/>-71.3 <text:s text:c="2"/>-85.2 <text:s text:c="2"/>-34.2</text:p>
      <text:p text:style-name="Standard"><text:s text:c="3"/>1.926 | 5 <text:s/>| <text:s text:c="3"/>1.015 <text:s text:c="2"/>-0.076 <text:s text:c="2"/>-0.146 | <text:s/>-150.3 <text:s text:c="2"/>-79.7 <text:s text:c="2"/>127.5</text:p>
      <text:p text:style-name="Standard"><text:s text:c="3"/>1.960 | 0 <text:s/>| <text:s text:c="8"/>Comm Error <text:s text:c="8"/>| <text:s text:c="11"/>- <text:s text:c="10"/></text:p>
      <text:p text:style-name="Standard"><text:s text:c="3"/>1.960 | 1 <text:s/>| <text:s text:c="3"/>0.976 <text:s text:c="2"/>-0.374 <text:s text:c="3"/>0.177 | <text:s text:c="2"/>-33.3 <text:s text:c="2"/>-76.9 <text:s text:c="2"/>-13.2</text:p>
      <text:p text:style-name="Standard"><text:s text:c="3"/>1.960 | 2 <text:s/>| <text:s text:c="3"/>0.937 <text:s text:c="2"/>-0.103 <text:s text:c="2"/>-0.021 | <text:s/>-102.7 <text:s text:c="2"/>-75.2 <text:s/>-138.1</text:p>
      <text:p text:style-name="Standard"><text:s text:c="3"/>1.960 | 3 <text:s/>| <text:s text:c="3"/>0.999 <text:s text:c="3"/>0.002 <text:s text:c="3"/>0.259 | <text:s text:c="4"/>2.4 <text:s text:c="2"/>-74.4 <text:s text:c="2"/>-49.1</text:p>
      <text:p text:style-name="Standard"><text:s text:c="3"/>1.960 | 4 <text:s/>| <text:s text:c="3"/>1.017 <text:s text:c="2"/>-0.015 <text:s text:c="2"/>-0.003 | <text:s text:c="2"/>-75.2 <text:s text:c="2"/>-85.2 <text:s text:c="2"/>-32.3</text:p>
      <text:p text:style-name="Standard"><text:s text:c="3"/>1.960 | 5 <text:s/>| <text:s text:c="3"/>1.019 <text:s text:c="2"/>-0.081 <text:s text:c="2"/>-0.149 | <text:s/>-150.2 <text:s text:c="2"/>-79.6 <text:s text:c="2"/>127.4</text:p>
      <text:p text:style-name="Standard"><text:s text:c="3"/>1.994 | 0 <text:s/>| <text:s text:c="8"/>Comm Error <text:s text:c="8"/>| <text:s text:c="11"/>- <text:s text:c="10"/></text:p>
      <text:p text:style-name="Standard"><text:s text:c="3"/>1.994 | 1 <text:s/>| <text:s text:c="3"/>0.875 <text:s text:c="2"/>-0.301 <text:s text:c="3"/>0.122 | <text:s text:c="2"/>-16.7 <text:s text:c="2"/>-81.0 <text:s text:c="2"/>-27.2</text:p>
      <text:p text:style-name="Standard"><text:s text:c="3"/>1.994 | 2 <text:s/>| <text:s text:c="3"/>0.724 <text:s text:c="2"/>-0.108 <text:s text:c="3"/>0.077 | <text:s text:c="2"/>-89.1 <text:s text:c="2"/>-74.1 <text:s/>-152.5</text:p>
      <text:p text:style-name="Standard"><text:s text:c="3"/>1.994 | 3 <text:s/>| <text:s text:c="3"/>0.997 <text:s text:c="2"/>-0.010 <text:s text:c="3"/>0.256 | <text:s text:c="4"/>2.2 <text:s text:c="2"/>-74.5 <text:s text:c="2"/>-48.6</text:p>
      <text:p text:style-name="Standard"><text:s text:c="3"/>1.994 | 4 <text:s/>| <text:s text:c="3"/>1.008 <text:s text:c="3"/>0.008 <text:s text:c="2"/>-0.004 | <text:s text:c="2"/>-75.0 <text:s text:c="2"/>-85.2 <text:s text:c="2"/>-30.4</text:p>
      <text:p text:style-name="Standard"><text:s text:c="3"/>1.994 | 5 <text:s/>| <text:s text:c="3"/>1.018 <text:s text:c="2"/>-0.083 <text:s text:c="2"/>-0.161 | <text:s/>-150.3 <text:s text:c="2"/>-79.5 <text:s text:c="2"/>127.5</text:p>
      <text:p text:style-name="Standard"><text:s text:c="3"/>2.029 | 0 <text:s/>| <text:s text:c="8"/>Comm Error <text:s text:c="8"/>| <text:s text:c="11"/>- <text:s text:c="10"/></text:p>
      <text:p text:style-name="Standard"><text:s text:c="3"/>2.029 | 1 <text:s/>| <text:s text:c="3"/>0.814 <text:s text:c="2"/>-0.136 <text:s text:c="3"/>0.023 | <text:s text:c="3"/>50.2 <text:s text:c="2"/>-83.1 <text:s text:c="2"/>-91.7</text:p>
      <text:p text:style-name="Standard"><text:s text:c="3"/>2.029 | 2 <text:s/>| <text:s text:c="3"/>0.574 <text:s text:c="2"/>-0.111 <text:s text:c="3"/>0.087 | <text:s text:c="2"/>-76.3 <text:s text:c="2"/>-72.5 <text:s/>-157.9</text:p>
      <text:p text:style-name="Standard"><text:s text:c="3"/>2.029 | 3 <text:s/>| <text:s text:c="3"/>0.996 <text:s text:c="2"/>-0.016 <text:s text:c="3"/>0.264 | <text:s text:c="4"/>1.4 <text:s text:c="2"/>-74.5 <text:s text:c="2"/>-47.4</text:p>
      <text:p text:style-name="Standard"><text:s text:c="3"/>2.029 | 4 <text:s/>| <text:s text:c="3"/>1.005 <text:s text:c="2"/>-0.003 <text:s text:c="2"/>-0.001 | <text:s text:c="2"/>-74.5 <text:s text:c="2"/>-85.2 <text:s text:c="2"/>-29.9</text:p>
      <text:p text:style-name="Standard"><text:s text:c="3"/>2.029 | 5 <text:s/>| <text:s text:c="3"/>1.017 <text:s text:c="2"/>-0.090 <text:s text:c="2"/>-0.154 | <text:s/>-149.9 <text:s text:c="2"/>-79.4 <text:s text:c="2"/>127.2</text:p>
      <text:p text:style-name="Standard"><text:s text:c="3"/>2.063 | 0 <text:s/>| <text:s text:c="8"/>Comm Error <text:s text:c="8"/>| <text:s text:c="11"/>- <text:s text:c="10"/></text:p>
      <text:p text:style-name="Standard"><text:s text:c="3"/>2.063 | 1 <text:s/>| <text:s text:c="3"/>0.709 <text:s text:c="2"/>-0.028 <text:s text:c="2"/>-0.017 | <text:s text:c="3"/>89.6 <text:s text:c="2"/>-80.0 <text:s/>-129.6</text:p>
      <text:p text:style-name="Standard"><text:s text:c="3"/>2.063 | 2 <text:s/>| <text:s text:c="3"/>0.676 <text:s text:c="2"/>-0.097 <text:s text:c="3"/>0.169 | <text:s text:c="2"/>-68.8 <text:s text:c="2"/>-71.9 <text:s/>-162.0</text:p>
      <text:p text:style-name="Standard"><text:s text:c="3"/>2.063 | 3 <text:s/>| <text:s text:c="3"/>0.990 <text:s text:c="2"/>-0.009 <text:s text:c="3"/>0.253 | <text:s text:c="4"/>0.7 <text:s text:c="2"/>-74.6 <text:s text:c="2"/>-46.5</text:p>
      <text:p text:style-name="Standard"><text:s text:c="3"/>2.063 | 4 <text:s/>| <text:s text:c="3"/>1.009 <text:s text:c="2"/>-0.008 <text:s text:c="2"/>-0.003 | <text:s text:c="2"/>-76.5 <text:s text:c="2"/>-85.2 <text:s text:c="2"/>-28.7</text:p>
      <text:p text:style-name="Standard"><text:s text:c="3"/>2.063 | 5 <text:s/>| <text:s text:c="3"/>1.020 <text:s text:c="2"/>-0.084 <text:s text:c="2"/>-0.150 | <text:s/>-149.7 <text:s text:c="2"/>-79.4 <text:s text:c="2"/>127.1</text:p>
      <text:p text:style-name="Standard"><text:s text:c="3"/>2.097 | 0 <text:s/>| <text:s text:c="8"/>Comm Error <text:s text:c="8"/>| <text:s text:c="11"/>- <text:s text:c="10"/></text:p>
      <text:p text:style-name="Standard"><text:s text:c="3"/>2.097 | 1 <text:s/>| <text:s text:c="3"/>0.640 <text:s text:c="3"/>0.104 <text:s text:c="2"/>-0.080 | <text:s text:c="2"/>104.0 <text:s text:c="2"/>-74.6 <text:s/>-141.5</text:p>
      <text:p text:style-name="Standard"><text:s text:c="3"/>2.097 | 2 <text:s/>| <text:s text:c="3"/>0.600 <text:s text:c="2"/>-0.119 <text:s text:c="3"/>0.205 | <text:s text:c="2"/>-55.2 <text:s text:c="2"/>-70.5 <text:s/>-171.1</text:p>
      <text:p text:style-name="Standard"><text:s text:c="3"/>2.097 | 3 <text:s/>| <text:s text:c="3"/>0.978 <text:s text:c="2"/>-0.006 <text:s text:c="3"/>0.255 | <text:s text:c="3"/>-0.2 <text:s text:c="2"/>-74.6 <text:s text:c="2"/>-45.4</text:p>
      <text:p text:style-name="Standard"><text:s text:c="3"/>2.097 | 4 <text:s/>| <text:s text:c="3"/>1.014 <text:s text:c="2"/>-0.018 <text:s text:c="2"/>-0.012 | <text:s text:c="2"/>-80.0 <text:s text:c="2"/>-85.2 <text:s text:c="2"/>-26.6</text:p>
      <text:p text:style-name="Standard"><text:s text:c="3"/>2.097 | 5 <text:s/>| <text:s text:c="3"/>1.021 <text:s text:c="2"/>-0.094 <text:s text:c="2"/>-0.149 | <text:s/>-149.0 <text:s text:c="2"/>-79.3 <text:s text:c="2"/>126.5</text:p>
      <text:p text:style-name="Standard"><text:s text:c="3"/>2.132 | 0 <text:s/>| <text:s text:c="8"/>Comm Error <text:s text:c="8"/>| <text:s text:c="11"/>- <text:s text:c="10"/></text:p>
      <text:p text:style-name="Standard"><text:s text:c="3"/>2.132 | 1 <text:s/>| <text:s text:c="3"/>0.538 <text:s text:c="3"/>0.265 <text:s text:c="2"/>-0.154 | <text:s text:c="2"/>110.5 <text:s text:c="2"/>-67.5 <text:s/>-145.4</text:p>
      <text:p text:style-name="Standard"><text:s text:c="3"/>2.132 | 2 <text:s/>| <text:s text:c="3"/>0.441 <text:s text:c="2"/>-0.136 <text:s text:c="3"/>0.201 | <text:s text:c="2"/>-47.3 <text:s text:c="2"/>-68.8 <text:s/>-175.8</text:p>
      <text:p text:style-name="Standard"><text:s text:c="3"/>2.132 | 3 <text:s/>| <text:s text:c="3"/>0.977 <text:s text:c="3"/>0.005 <text:s text:c="3"/>0.247 | <text:s text:c="3"/>-0.8 <text:s text:c="2"/>-74.6 <text:s text:c="2"/>-44.7</text:p>
      <text:p text:style-name="Standard"><text:s text:c="3"/>2.132 | 4 <text:s/>| <text:s text:c="3"/>1.004 <text:s text:c="2"/>-0.021 <text:s text:c="2"/>-0.007 | <text:s text:c="2"/>-83.6 <text:s text:c="2"/>-85.2 <text:s text:c="2"/>-25.4</text:p>
      <text:p text:style-name="Standard"><text:s text:c="3"/>2.132 | 5 <text:s/>| <text:s text:c="3"/>1.019 <text:s text:c="2"/>-0.082 <text:s text:c="2"/>-0.144 | <text:s/>-148.9 <text:s text:c="2"/>-79.4 <text:s text:c="2"/>126.5</text:p>
      <text:p text:style-name="Standard"><text:soft-page-break/><text:s text:c="3"/>2.166 | 0 <text:s/>| <text:s text:c="8"/>Comm Error <text:s text:c="8"/>| <text:s text:c="11"/>- <text:s text:c="10"/></text:p>
      <text:p text:style-name="Standard"><text:s text:c="3"/>2.166 | 1 <text:s/>| <text:s text:c="3"/>0.448 <text:s text:c="3"/>0.336 <text:s text:c="2"/>-0.168 | <text:s text:c="2"/>113.8 <text:s text:c="2"/>-59.9 <text:s/>-146.2</text:p>
      <text:p text:style-name="Standard"><text:s text:c="3"/>2.166 | 2 <text:s/>| <text:s text:c="3"/>0.538 <text:s text:c="2"/>-0.153 <text:s text:c="3"/>0.234 | <text:s text:c="2"/>-40.4 <text:s text:c="2"/>-68.1 <text:s/>-178.3</text:p>
      <text:p text:style-name="Standard"><text:s text:c="3"/>2.166 | 3 <text:s/>| <text:s text:c="3"/>0.965 <text:s text:c="3"/>0.022 <text:s text:c="3"/>0.233 | <text:s text:c="3"/>-0.7 <text:s text:c="2"/>-74.7 <text:s text:c="2"/>-44.6</text:p>
      <text:p text:style-name="Standard"><text:s text:c="3"/>2.166 | 4 <text:s/>| <text:s text:c="3"/>1.002 <text:s text:c="2"/>-0.030 <text:s text:c="3"/>0.002 | <text:s text:c="2"/>-81.7 <text:s text:c="2"/>-85.1 <text:s text:c="2"/>-28.4</text:p>
      <text:p text:style-name="Standard"><text:s text:c="3"/>2.166 | 5 <text:s/>| <text:s text:c="3"/>1.018 <text:s text:c="2"/>-0.094 <text:s text:c="2"/>-0.152 | <text:s/>-148.6 <text:s text:c="2"/>-79.3 <text:s text:c="2"/>126.1</text:p>
      <text:p text:style-name="Standard"><text:s text:c="3"/>2.201 | 0 <text:s/>| <text:s text:c="8"/>Comm Error <text:s text:c="8"/>| <text:s text:c="11"/>- <text:s text:c="10"/></text:p>
      <text:p text:style-name="Standard"><text:s text:c="3"/>2.201 | 1 <text:s/>| <text:s text:c="3"/>0.398 <text:s text:c="3"/>0.421 <text:s text:c="2"/>-0.311 | <text:s text:c="2"/>117.5 <text:s text:c="2"/>-52.1 <text:s/>-146.9</text:p>
      <text:p text:style-name="Standard"><text:s text:c="3"/>2.201 | 2 <text:s/>| <text:s text:c="3"/>0.668 <text:s text:c="2"/>-0.162 <text:s text:c="3"/>0.293 | <text:s text:c="2"/>-34.1 <text:s text:c="2"/>-67.7 <text:s text:c="2"/>178.3</text:p>
      <text:p text:style-name="Standard"><text:s text:c="3"/>2.201 | 3 <text:s/>| <text:s text:c="3"/>0.961 <text:s text:c="3"/>0.040 <text:s text:c="3"/>0.254 | <text:s text:c="3"/>-0.0 <text:s text:c="2"/>-74.7 <text:s text:c="2"/>-45.2</text:p>
      <text:p text:style-name="Standard"><text:s text:c="3"/>2.201 | 4 <text:s/>| <text:s text:c="3"/>1.002 <text:s text:c="2"/>-0.021 <text:s text:c="3"/>0.003 | <text:s text:c="2"/>-80.7 <text:s text:c="2"/>-85.1 <text:s text:c="2"/>-30.0</text:p>
      <text:p text:style-name="Standard"><text:s text:c="3"/>2.201 | 5 <text:s/>| <text:s text:c="3"/>1.018 <text:s text:c="2"/>-0.089 <text:s text:c="2"/>-0.152 | <text:s/>-148.2 <text:s text:c="2"/>-79.3 <text:s text:c="2"/>125.9</text:p>
      <text:p text:style-name="Standard"><text:s text:c="3"/>2.235 | 0 <text:s/>| <text:s text:c="8"/>Comm Error <text:s text:c="8"/>| <text:s text:c="11"/>- <text:s text:c="10"/></text:p>
      <text:p text:style-name="Standard"><text:s text:c="3"/>2.235 | 1 <text:s/>| <text:s text:c="3"/>0.364 <text:s text:c="3"/>0.478 <text:s text:c="2"/>-0.361 | <text:s text:c="2"/>121.8 <text:s text:c="2"/>-42.3 <text:s/>-147.4</text:p>
      <text:p text:style-name="Standard"><text:s text:c="3"/>2.235 | 2 <text:s/>| <text:s text:c="3"/>0.507 <text:s text:c="2"/>-0.187 <text:s text:c="3"/>0.306 | <text:s text:c="2"/>-27.5 <text:s text:c="2"/>-65.8 <text:s text:c="2"/>174.4</text:p>
      <text:p text:style-name="Standard"><text:s text:c="3"/>2.235 | 3 <text:s/>| <text:s text:c="3"/>0.961 <text:s text:c="3"/>0.023 <text:s text:c="3"/>0.253 | <text:s text:c="4"/>0.4 <text:s text:c="2"/>-74.6 <text:s text:c="2"/>-45.5</text:p>
      <text:p text:style-name="Standard"><text:s text:c="3"/>2.235 | 4 <text:s/>| <text:s text:c="3"/>1.007 <text:s text:c="2"/>-0.019 <text:s text:c="2"/>-0.007 | <text:s text:c="2"/>-82.6 <text:s text:c="2"/>-85.1 <text:s text:c="2"/>-28.4</text:p>
      <text:p text:style-name="Standard"><text:s text:c="3"/>2.235 | 5 <text:s/>| <text:s text:c="3"/>1.016 <text:s text:c="2"/>-0.091 <text:s text:c="2"/>-0.148 | <text:s/>-147.9 <text:s text:c="2"/>-79.3 <text:s text:c="2"/>125.7</text:p>
      <text:p text:style-name="Standard"><text:s text:c="3"/>2.269 | 0 <text:s/>| <text:s text:c="8"/>Comm Error <text:s text:c="8"/>| <text:s text:c="11"/>- <text:s text:c="10"/></text:p>
      <text:p text:style-name="Standard"><text:s text:c="3"/>2.269 | 1 <text:s/>| <text:s text:c="3"/>0.334 <text:s text:c="3"/>0.522 <text:s text:c="2"/>-0.361 | <text:s text:c="2"/>123.9 <text:s text:c="2"/>-36.1 <text:s/>-146.6</text:p>
      <text:p text:style-name="Standard"><text:s text:c="3"/>2.269 | 2 <text:s/>| <text:s text:c="3"/>0.643 <text:s text:c="2"/>-0.163 <text:s text:c="3"/>0.393 | <text:s text:c="2"/>-20.0 <text:s text:c="2"/>-63.9 <text:s text:c="2"/>170.1</text:p>
      <text:p text:style-name="Standard"><text:s text:c="3"/>2.269 | 3 <text:s/>| <text:s text:c="3"/>0.973 <text:s text:c="2"/>-0.003 <text:s text:c="3"/>0.250 | <text:s text:c="3"/>-0.0 <text:s text:c="2"/>-74.5 <text:s text:c="2"/>-45.0</text:p>
      <text:p text:style-name="Standard"><text:s text:c="3"/>2.269 | 4 <text:s/>| <text:s text:c="3"/>1.006 <text:s text:c="2"/>-0.010 <text:s text:c="2"/>-0.013 | <text:s text:c="2"/>-86.5 <text:s text:c="2"/>-85.1 <text:s text:c="2"/>-24.6</text:p>
      <text:p text:style-name="Standard"><text:s text:c="3"/>2.269 | 5 <text:s/>| <text:s text:c="3"/>1.019 <text:s text:c="2"/>-0.080 <text:s text:c="2"/>-0.147 | <text:s/>-147.9 <text:s text:c="2"/>-79.3 <text:s text:c="2"/>125.8</text:p>
      <text:p text:style-name="Standard"><text:s text:c="3"/>2.304 | 0 <text:s/>| <text:s text:c="8"/>Comm Error <text:s text:c="8"/>| <text:s text:c="11"/>- <text:s text:c="10"/></text:p>
      <text:p text:style-name="Standard"><text:s text:c="3"/>2.304 | 1 <text:s/>| <text:s text:c="3"/>0.312 <text:s text:c="3"/>0.536 <text:s text:c="2"/>-0.443 | <text:s text:c="2"/>126.3 <text:s text:c="2"/>-30.9 <text:s/>-145.6</text:p>
      <text:p text:style-name="Standard"><text:s text:c="3"/>2.304 | 2 <text:s/>| <text:s text:c="3"/>0.800 <text:s text:c="2"/>-0.101 <text:s text:c="3"/>0.466 | <text:s text:c="2"/>-12.3 <text:s text:c="2"/>-63.1 <text:s text:c="2"/>164.6</text:p>
      <text:p text:style-name="Standard"><text:s text:c="3"/>2.304 | 3 <text:s/>| <text:s text:c="3"/>0.978 <text:s text:c="2"/>-0.007 <text:s text:c="3"/>0.260 | <text:s text:c="3"/>-0.6 <text:s text:c="2"/>-74.5 <text:s text:c="2"/>-44.4</text:p>
      <text:p text:style-name="Standard"><text:s text:c="3"/>2.304 | 4 <text:s/>| <text:s text:c="3"/>1.001 <text:s text:c="2"/>-0.019 <text:s text:c="2"/>-0.012 | <text:s text:c="2"/>-93.1 <text:s text:c="2"/>-85.1 <text:s text:c="2"/>-18.8</text:p>
      <text:p text:style-name="Standard"><text:s text:c="3"/>2.304 | 5 <text:s/>| <text:s text:c="3"/>1.020 <text:s text:c="2"/>-0.080 <text:s text:c="2"/>-0.147 | <text:s/>-148.3 <text:s text:c="2"/>-79.4 <text:s text:c="2"/>126.2</text:p>
      <text:p text:style-name="Standard"><text:s text:c="3"/>2.339 | 0 <text:s/>| <text:s text:c="8"/>Comm Error <text:s text:c="8"/>| <text:s text:c="11"/>- <text:s text:c="10"/></text:p>
      <text:p text:style-name="Standard"><text:s text:c="3"/>2.339 | 1 <text:s/>| <text:s text:c="3"/>0.239 <text:s text:c="3"/>0.626 <text:s text:c="2"/>-0.510 | <text:s text:c="2"/>129.6 <text:s text:c="2"/>-24.5 <text:s/>-144.0</text:p>
      <text:p text:style-name="Standard"><text:s text:c="3"/>2.339 | 2 <text:s/>| <text:s text:c="3"/>0.745 <text:s text:c="2"/>-0.083 <text:s text:c="3"/>0.501 | <text:s text:c="3"/>-2.8 <text:s text:c="2"/>-60.2 <text:s text:c="2"/>157.5</text:p>
      <text:p text:style-name="Standard"><text:s text:c="3"/>2.339 | 3 <text:s/>| <text:s text:c="3"/>0.967 <text:s text:c="3"/>0.004 <text:s text:c="3"/>0.244 | <text:s text:c="3"/>-1.0 <text:s text:c="2"/>-74.4 <text:s text:c="2"/>-43.8</text:p>
      <text:p text:style-name="Standard"><text:s text:c="3"/>2.339 | 4 <text:s/>| <text:s text:c="3"/>1.007 <text:s text:c="2"/>-0.029 <text:s text:c="2"/>-0.001 | <text:s text:c="2"/>-94.2 <text:s text:c="2"/>-85.1 <text:s text:c="2"/>-18.1</text:p>
      <text:p text:style-name="Standard"><text:s text:c="3"/>2.339 | 5 <text:s/>| <text:s text:c="3"/>1.014 <text:s text:c="2"/>-0.094 <text:s text:c="2"/>-0.149 | <text:s/>-147.9 <text:s text:c="2"/>-79.3 <text:s text:c="2"/>125.8</text:p>
      <text:p text:style-name="Standard"><text:s text:c="3"/>2.373 | 0 <text:s/>| <text:s text:c="8"/>Comm Error <text:s text:c="8"/>| <text:s text:c="11"/>- <text:s text:c="10"/></text:p>
      <text:p text:style-name="Standard"><text:s text:c="3"/>2.373 | 1 <text:s/>| <text:s text:c="3"/>0.207 <text:s text:c="3"/>0.641 <text:s text:c="2"/>-0.555 | <text:s text:c="2"/>132.1 <text:s text:c="2"/>-20.6 <text:s/>-142.2</text:p>
      <text:p text:style-name="Standard"><text:s text:c="3"/>2.373 | 2 <text:s/>| <text:s text:c="3"/>0.960 <text:s text:c="3"/>0.018 <text:s text:c="3"/>0.632 | <text:s text:c="4"/>3.0 <text:s text:c="2"/>-57.8 <text:s text:c="2"/>153.4</text:p>
      <text:p text:style-name="Standard"><text:s text:c="3"/>2.373 | 3 <text:s/>| <text:s text:c="3"/>0.984 <text:s text:c="3"/>0.030 <text:s text:c="3"/>0.250 | <text:s text:c="3"/>-0.4 <text:s text:c="2"/>-74.4 <text:s text:c="2"/>-44.4</text:p>
      <text:p text:style-name="Standard"><text:s text:c="3"/>2.373 | 4 <text:s/>| <text:s text:c="3"/>1.014 <text:s text:c="2"/>-0.039 <text:s text:c="3"/>0.008 | <text:s text:c="2"/>-90.2 <text:s text:c="2"/>-85.1 <text:s text:c="2"/>-23.0</text:p>
      <text:p text:style-name="Standard"><text:s text:c="3"/>2.373 | 5 <text:s/>| <text:s text:c="3"/>1.021 <text:s text:c="2"/>-0.094 <text:s text:c="2"/>-0.145 | <text:s/>-147.6 <text:s text:c="2"/>-79.3 <text:s text:c="2"/>125.6</text:p>
      <text:p text:style-name="Standard"><text:s text:c="3"/>2.407 | 0 <text:s/>| <text:s text:c="8"/>Comm Error <text:s text:c="8"/>| <text:s text:c="11"/>- <text:s text:c="10"/></text:p>
      <text:p text:style-name="Standard"><text:s text:c="3"/>2.407 | 1 <text:s/>| <text:s text:c="3"/>0.150 <text:s text:c="3"/>0.667 <text:s text:c="2"/>-0.683 | <text:s text:c="2"/>136.0 <text:s text:c="2"/>-16.6 <text:s/>-139.7</text:p>
      <text:p text:style-name="Standard"><text:s text:c="3"/>2.407 | 2 <text:s/>| <text:s text:c="3"/>0.950 <text:s text:c="3"/>0.039 <text:s text:c="3"/>0.672 | <text:s text:c="4"/>6.5 <text:s text:c="2"/>-54.8 <text:s text:c="2"/>151.1</text:p>
      <text:p text:style-name="Standard"><text:s text:c="3"/>2.407 | 3 <text:s/>| <text:s text:c="3"/>0.992 <text:s text:c="3"/>0.037 <text:s text:c="3"/>0.259 | <text:s text:c="4"/>1.1 <text:s text:c="2"/>-74.4 <text:s text:c="2"/>-45.9</text:p>
      <text:p text:style-name="Standard"><text:s text:c="3"/>2.407 | 4 <text:s/>| <text:s text:c="3"/>1.006 <text:s text:c="2"/>-0.009 <text:s text:c="2"/>-0.003 | <text:s text:c="2"/>-90.8 <text:s text:c="2"/>-85.1 <text:s text:c="2"/>-21.9</text:p>
      <text:p text:style-name="Standard"><text:s text:c="3"/>2.407 | 5 <text:s/>| <text:s text:c="3"/>1.016 <text:s text:c="2"/>-0.088 <text:s text:c="2"/>-0.150 | <text:s/>-147.5 <text:s text:c="2"/>-79.3 <text:s text:c="2"/>125.5</text:p>
      <text:p text:style-name="Standard"><text:s text:c="3"/>2.441 | 0 <text:s/>| <text:s text:c="8"/>Comm Error <text:s text:c="8"/>| <text:s text:c="11"/>- <text:s text:c="10"/></text:p>
      <text:p text:style-name="Standard"><text:soft-page-break/><text:s text:c="3"/>2.441 | 1 <text:s/>| <text:s text:c="3"/>0.071 <text:s text:c="3"/>0.744 <text:s text:c="2"/>-0.806 | <text:s text:c="2"/>138.9 <text:s text:c="2"/>-13.9 <text:s/>-137.8</text:p>
      <text:p text:style-name="Standard"><text:s text:c="3"/>2.441 | 2 <text:s/>| <text:s text:c="3"/>0.862 <text:s text:c="2"/>-0.038 <text:s text:c="3"/>0.738 | <text:s text:c="4"/>7.4 <text:s text:c="2"/>-51.5 <text:s text:c="2"/>150.9</text:p>
      <text:p text:style-name="Standard"><text:s text:c="3"/>2.441 | 3 <text:s/>| <text:s text:c="3"/>0.980 <text:s text:c="3"/>0.011 <text:s text:c="3"/>0.248 | <text:s text:c="4"/>1.8 <text:s text:c="2"/>-74.4 <text:s text:c="2"/>-46.7</text:p>
      <text:p text:style-name="Standard"><text:s text:c="3"/>2.441 | 4 <text:s/>| <text:s text:c="3"/>1.007 <text:s text:c="2"/>-0.036 <text:s text:c="3"/>0.001 | <text:s text:c="2"/>-90.0 <text:s text:c="2"/>-85.1 <text:s text:c="2"/>-23.3</text:p>
      <text:p text:style-name="Standard"><text:s text:c="3"/>2.441 | 5 <text:s/>| <text:s text:c="3"/>1.018 <text:s text:c="2"/>-0.082 <text:s text:c="2"/>-0.145 | <text:s/>-147.7 <text:s text:c="2"/>-79.3 <text:s text:c="2"/>125.8</text:p>
      <text:p text:style-name="Standard"><text:s text:c="3"/>2.476 | 0 <text:s/>| <text:s text:c="8"/>Comm Error <text:s text:c="8"/>| <text:s text:c="11"/>- <text:s text:c="10"/></text:p>
      <text:p text:style-name="Standard"><text:s text:c="3"/>2.476 | 1 <text:s/>| <text:s text:c="3"/>0.100 <text:s text:c="3"/>0.733 <text:s text:c="2"/>-0.891 | <text:s text:c="2"/>142.4 <text:s text:c="2"/>-11.6 <text:s/>-135.4</text:p>
      <text:p text:style-name="Standard"><text:s text:c="3"/>2.476 | 2 <text:s/>| <text:s text:c="3"/>1.028 <text:s text:c="2"/>-0.036 <text:s text:c="3"/>0.770 | <text:s text:c="4"/>7.5 <text:s text:c="2"/>-51.4 <text:s text:c="2"/>150.7</text:p>
      <text:p text:style-name="Standard"><text:s text:c="3"/>2.476 | 3 <text:s/>| <text:s text:c="3"/>1.011 <text:s text:c="2"/>-0.009 <text:s text:c="3"/>0.258 | <text:s text:c="4"/>1.7 <text:s text:c="2"/>-74.5 <text:s text:c="2"/>-46.8</text:p>
      <text:p text:style-name="Standard"><text:s text:c="3"/>2.476 | 4 <text:s/>| <text:s text:c="3"/>1.018 <text:s text:c="2"/>-0.003 <text:s text:c="2"/>-0.020 | <text:s text:c="2"/>-95.3 <text:s text:c="2"/>-85.1 <text:s text:c="2"/>-17.8</text:p>
      <text:p text:style-name="Standard"><text:s text:c="3"/>2.476 | 5 <text:s/>| <text:s text:c="3"/>1.021 <text:s text:c="2"/>-0.086 <text:s text:c="2"/>-0.147 | <text:s/>-147.7 <text:s text:c="2"/>-79.4 <text:s text:c="2"/>125.8</text:p>
      <text:p text:style-name="Standard"><text:s text:c="3"/>2.510 | 0 <text:s/>| <text:s text:c="8"/>Comm Error <text:s text:c="8"/>| <text:s text:c="11"/>- <text:s text:c="10"/></text:p>
      <text:p text:style-name="Standard"><text:s text:c="3"/>2.510 | 1 <text:s/>| <text:s text:c="3"/>0.098 <text:s text:c="3"/>0.694 <text:s text:c="2"/>-0.990 | <text:s text:c="2"/>144.8 <text:s text:c="2"/>-11.0 <text:s/>-133.7</text:p>
      <text:p text:style-name="Standard"><text:s text:c="3"/>2.510 | 2 <text:s/>| <text:s text:c="3"/>1.016 <text:s text:c="2"/>-0.032 <text:s text:c="3"/>0.733 | <text:s text:c="4"/>6.8 <text:s text:c="2"/>-51.9 <text:s text:c="2"/>150.7</text:p>
      <text:p text:style-name="Standard"><text:s text:c="3"/>2.510 | 3 <text:s/>| <text:s text:c="3"/>1.024 <text:s text:c="2"/>-0.042 <text:s text:c="3"/>0.265 | <text:s text:c="4"/>0.9 <text:s text:c="2"/>-74.5 <text:s text:c="2"/>-46.1</text:p>
      <text:p text:style-name="Standard"><text:s text:c="3"/>2.510 | 4 <text:s/>| <text:s text:c="3"/>1.016 <text:s text:c="2"/>-0.032 <text:s text:c="2"/>-0.019 | <text:s text:c="2"/>-99.3 <text:s text:c="2"/>-85.1 <text:s text:c="2"/>-15.2</text:p>
      <text:p text:style-name="Standard"><text:s text:c="3"/>2.510 | 5 <text:s/>| <text:s text:c="3"/>1.018 <text:s text:c="2"/>-0.091 <text:s text:c="2"/>-0.152 | <text:s/>-147.7 <text:s text:c="2"/>-79.3 <text:s text:c="2"/>125.7</text:p>
      <text:p text:style-name="Standard"><text:s text:c="3"/>2.544 | 0 <text:s/>| <text:s text:c="8"/>Comm Error <text:s text:c="8"/>| <text:s text:c="11"/>- <text:s text:c="10"/></text:p>
      <text:p text:style-name="Standard"><text:s text:c="3"/>2.544 | 1 <text:s/>| <text:s text:c="3"/>0.024 <text:s text:c="3"/>0.681 <text:s text:c="2"/>-1.013 | <text:s text:c="2"/>146.6 <text:s text:c="3"/>-9.8 <text:s/>-132.0</text:p>
      <text:p text:style-name="Standard"><text:s text:c="3"/>2.544 | 2 <text:s/>| <text:s text:c="3"/>1.034 <text:s text:c="2"/>-0.029 <text:s text:c="3"/>0.672 | <text:s text:c="4"/>6.0 <text:s text:c="2"/>-52.8 <text:s text:c="2"/>150.9</text:p>
      <text:p text:style-name="Standard"><text:s text:c="3"/>2.544 | 3 <text:s/>| <text:s text:c="3"/>1.002 <text:s text:c="2"/>-0.048 <text:s text:c="3"/>0.267 | <text:s text:c="3"/>-0.5 <text:s text:c="2"/>-74.5 <text:s text:c="2"/>-44.8</text:p>
      <text:p text:style-name="Standard"><text:s text:c="3"/>2.544 | 4 <text:s/>| <text:s text:c="3"/>1.010 <text:s text:c="2"/>-0.018 <text:s text:c="2"/>-0.009 | <text:s/>-100.0 <text:s text:c="2"/>-85.1 <text:s text:c="2"/>-14.6</text:p>
      <text:p text:style-name="Standard"><text:s text:c="3"/>2.544 | 5 <text:s/>| <text:s text:c="3"/>1.016 <text:s text:c="2"/>-0.080 <text:s text:c="2"/>-0.148 | <text:s/>-147.7 <text:s text:c="2"/>-79.3 <text:s text:c="2"/>125.7</text:p>
      <text:p text:style-name="Standard"><text:s text:c="3"/>2.578 | 0 <text:s/>| <text:s text:c="8"/>Comm Error <text:s text:c="8"/>| <text:s text:c="11"/>- <text:s text:c="10"/></text:p>
      <text:p text:style-name="Standard"><text:s text:c="3"/>2.578 | 1 <text:s/>| <text:s text:c="3"/>0.227 <text:s text:c="3"/>0.596 <text:s text:c="2"/>-1.018 | <text:s text:c="2"/>148.1 <text:s text:c="3"/>-9.9 <text:s/>-131.3</text:p>
      <text:p text:style-name="Standard"><text:s text:c="3"/>2.578 | 2 <text:s/>| <text:s text:c="3"/>1.024 <text:s text:c="3"/>0.005 <text:s text:c="3"/>0.632 | <text:s text:c="4"/>5.3 <text:s text:c="2"/>-53.8 <text:s text:c="2"/>151.1</text:p>
      <text:p text:style-name="Standard"><text:s text:c="3"/>2.578 | 3 <text:s/>| <text:s text:c="3"/>0.996 <text:s text:c="2"/>-0.020 <text:s text:c="3"/>0.272 | <text:s text:c="3"/>-1.5 <text:s text:c="2"/>-74.4 <text:s text:c="2"/>-43.9</text:p>
      <text:p text:style-name="Standard"><text:s text:c="3"/>2.578 | 4 <text:s/>| <text:s text:c="3"/>1.009 <text:s text:c="2"/>-0.023 <text:s text:c="2"/>-0.006 | <text:s text:c="2"/>-98.8 <text:s text:c="2"/>-85.1 <text:s text:c="2"/>-15.8</text:p>
      <text:p text:style-name="Standard"><text:s text:c="3"/>2.578 | 5 <text:s/>| <text:s text:c="3"/>1.018 <text:s text:c="2"/>-0.101 <text:s text:c="2"/>-0.153 | <text:s/>-147.5 <text:s text:c="2"/>-79.3 <text:s text:c="2"/>125.3</text:p>
      <text:p text:style-name="Standard"><text:s text:c="3"/>2.612 | 0 <text:s/>| <text:s text:c="8"/>Comm Error <text:s text:c="8"/>| <text:s text:c="11"/>- <text:s text:c="10"/></text:p>
      <text:p text:style-name="Standard"><text:s text:c="3"/>2.612 | 1 <text:s/>| <text:s text:c="3"/>0.150 <text:s text:c="3"/>0.569 <text:s text:c="2"/>-0.992 | <text:s text:c="2"/>148.7 <text:s text:c="2"/>-10.3 <text:s/>-130.5</text:p>
      <text:p text:style-name="Standard"><text:s text:c="3"/>2.612 | 2 <text:s/>| <text:s text:c="3"/>0.942 <text:s text:c="3"/>0.009 <text:s text:c="3"/>0.573 | <text:s text:c="4"/>4.1 <text:s text:c="2"/>-54.9 <text:s text:c="2"/>151.5</text:p>
      <text:p text:style-name="Standard"><text:s text:c="3"/>2.612 | 3 <text:s/>| <text:s text:c="3"/>0.989 <text:s text:c="2"/>-0.009 <text:s text:c="3"/>0.270 | <text:s text:c="3"/>-1.7 <text:s text:c="2"/>-74.3 <text:s text:c="2"/>-43.8</text:p>
      <text:p text:style-name="Standard"><text:s text:c="3"/>2.612 | 4 <text:s/>| <text:s text:c="3"/>1.010 <text:s text:c="2"/>-0.025 <text:s text:c="2"/>-0.004 | <text:s text:c="2"/>-96.1 <text:s text:c="2"/>-85.1 <text:s text:c="2"/>-18.4</text:p>
      <text:p text:style-name="Standard"><text:s text:c="3"/>2.612 | 5 <text:s/>| <text:s text:c="3"/>1.016 <text:s text:c="2"/>-0.099 <text:s text:c="2"/>-0.149 | <text:s/>-147.2 <text:s text:c="2"/>-79.3 <text:s text:c="2"/>125.0</text:p>
      <text:p text:style-name="Standard"><text:s text:c="3"/>2.646 | 0 <text:s/>| <text:s text:c="8"/>Comm Error <text:s text:c="8"/>| <text:s text:c="11"/>- <text:s text:c="10"/></text:p>
      <text:p text:style-name="Standard"><text:s text:c="3"/>2.646 | 1 <text:s/>| <text:s text:c="3"/>0.107 <text:s text:c="3"/>0.539 <text:s text:c="2"/>-0.954 | <text:s text:c="2"/>148.8 <text:s text:c="3"/>-9.6 <text:s/>-130.3</text:p>
      <text:p text:style-name="Standard"><text:s text:c="3"/>2.646 | 2 <text:s/>| <text:s text:c="3"/>0.938 <text:s text:c="3"/>0.013 <text:s text:c="3"/>0.549 | <text:s text:c="4"/>3.1 <text:s text:c="2"/>-55.8 <text:s text:c="2"/>152.0</text:p>
      <text:p text:style-name="Standard"><text:s text:c="3"/>2.646 | 3 <text:s/>| <text:s text:c="3"/>0.996 <text:s text:c="2"/>-0.014 <text:s text:c="3"/>0.266 | <text:s text:c="3"/>-1.9 <text:s text:c="2"/>-74.3 <text:s text:c="2"/>-43.6</text:p>
      <text:p text:style-name="Standard"><text:s text:c="3"/>2.646 | 4 <text:s/>| <text:s text:c="3"/>1.010 <text:s text:c="2"/>-0.027 <text:s text:c="2"/>-0.004 | <text:s text:c="2"/>-95.2 <text:s text:c="2"/>-85.1 <text:s text:c="2"/>-19.3</text:p>
      <text:p text:style-name="Standard"><text:s text:c="3"/>2.646 | 5 <text:s/>| <text:s text:c="3"/>1.013 <text:s text:c="2"/>-0.098 <text:s text:c="2"/>-0.146 | <text:s/>-146.8 <text:s text:c="2"/>-79.2 <text:s text:c="2"/>124.5</text:p>
      <text:p text:style-name="Standard"><text:s text:c="3"/>2.680 | 0 <text:s/>| <text:s text:c="8"/>Comm Error <text:s text:c="8"/>| <text:s text:c="11"/>- <text:s text:c="10"/></text:p>
      <text:p text:style-name="Standard"><text:s text:c="3"/>2.680 | 1 <text:s/>| <text:s text:c="3"/>0.198 <text:s text:c="3"/>0.509 <text:s text:c="2"/>-0.931 | <text:s text:c="2"/>148.8 <text:s text:c="3"/>-9.5 <text:s/>-130.5</text:p>
      <text:p text:style-name="Standard"><text:s text:c="3"/>2.680 | 2 <text:s/>| <text:s text:c="3"/>0.965 <text:s text:c="3"/>0.008 <text:s text:c="3"/>0.539 | <text:s text:c="4"/>1.4 <text:s text:c="2"/>-56.7 <text:s text:c="2"/>152.9</text:p>
      <text:p text:style-name="Standard"><text:s text:c="3"/>2.680 | 3 <text:s/>| <text:s text:c="3"/>0.994 <text:s text:c="2"/>-0.009 <text:s text:c="3"/>0.270 | <text:s text:c="3"/>-2.2 <text:s text:c="2"/>-74.3 <text:s text:c="2"/>-43.3</text:p>
      <text:p text:style-name="Standard"><text:s text:c="3"/>2.680 | 4 <text:s/>| <text:s text:c="3"/>1.003 <text:s text:c="2"/>-0.042 <text:s text:c="3"/>0.008 | <text:s text:c="2"/>-89.9 <text:s text:c="2"/>-85.0 <text:s text:c="2"/>-24.9</text:p>
      <text:p text:style-name="Standard"><text:s text:c="3"/>2.680 | 5 <text:s/>| <text:s text:c="3"/>1.010 <text:s text:c="2"/>-0.096 <text:s text:c="2"/>-0.125 | <text:s/>-146.3 <text:s text:c="2"/>-79.3 <text:s text:c="2"/>124.0</text:p>
      <text:p text:style-name="Standard"><text:s text:c="3"/>2.715 | 0 <text:s/>| <text:s text:c="8"/>Comm Error <text:s text:c="8"/>| <text:s text:c="11"/>- <text:s text:c="10"/></text:p>
      <text:p text:style-name="Standard"><text:s text:c="3"/>2.715 | 1 <text:s/>| <text:s text:c="3"/>0.141 <text:s text:c="3"/>0.561 <text:s text:c="2"/>-0.928 | <text:s text:c="2"/>148.2 <text:s text:c="3"/>-9.3 <text:s/>-131.2</text:p>
      <text:p text:style-name="Standard"><text:soft-page-break/><text:s text:c="3"/>2.715 | 2 <text:s/>| <text:s text:c="3"/>0.979 <text:s text:c="2"/>-0.014 <text:s text:c="3"/>0.563 | <text:s text:c="3"/>-0.5 <text:s text:c="2"/>-57.1 <text:s text:c="2"/>154.3</text:p>
      <text:p text:style-name="Standard"><text:s text:c="3"/>2.715 | 3 <text:s/>| <text:s text:c="3"/>0.997 <text:s text:c="3"/>0.012 <text:s text:c="3"/>0.266 | <text:s text:c="3"/>-1.9 <text:s text:c="2"/>-74.3 <text:s text:c="2"/>-43.8</text:p>
      <text:p text:style-name="Standard"><text:s text:c="3"/>2.715 | 4 <text:s/>| <text:s text:c="3"/>1.013 <text:s text:c="2"/>-0.013 <text:s text:c="2"/>-0.004 | <text:s text:c="2"/>-87.3 <text:s text:c="2"/>-85.0 <text:s text:c="2"/>-26.8</text:p>
      <text:p text:style-name="Standard"><text:s text:c="3"/>2.715 | 5 <text:s/>| <text:s text:c="3"/>1.018 <text:s text:c="2"/>-0.089 <text:s text:c="2"/>-0.138 | <text:s/>-146.2 <text:s text:c="2"/>-79.4 <text:s text:c="2"/>123.9</text:p>
      <text:p text:style-name="Standard"><text:s text:c="3"/>2.749 | 0 <text:s/>| <text:s text:c="8"/>Comm Error <text:s text:c="8"/>| <text:s text:c="11"/>- <text:s text:c="10"/></text:p>
      <text:p text:style-name="Standard"><text:s text:c="3"/>2.749 | 1 <text:s/>| <text:s text:c="3"/>0.071 <text:s text:c="3"/>0.641 <text:s text:c="2"/>-0.973 | <text:s text:c="2"/>147.3 <text:s text:c="3"/>-8.2 <text:s/>-132.2</text:p>
      <text:p text:style-name="Standard"><text:s text:c="3"/>2.749 | 2 <text:s/>| <text:s text:c="3"/>0.984 <text:s text:c="2"/>-0.013 <text:s text:c="3"/>0.586 | <text:s text:c="3"/>-2.5 <text:s text:c="2"/>-57.3 <text:s text:c="2"/>155.7</text:p>
      <text:p text:style-name="Standard"><text:s text:c="3"/>2.749 | 3 <text:s/>| <text:s text:c="3"/>1.003 <text:s text:c="2"/>-0.004 <text:s text:c="3"/>0.267 | <text:s text:c="3"/>-1.5 <text:s text:c="2"/>-74.4 <text:s text:c="2"/>-44.0</text:p>
      <text:p text:style-name="Standard"><text:s text:c="3"/>2.749 | 4 <text:s/>| <text:s text:c="3"/>1.014 <text:s text:c="2"/>-0.010 <text:s text:c="2"/>-0.012 | <text:s text:c="2"/>-88.4 <text:s text:c="2"/>-85.1 <text:s text:c="2"/>-24.5</text:p>
      <text:p text:style-name="Standard"><text:s text:c="3"/>2.749 | 5 <text:s/>| <text:s text:c="3"/>1.024 <text:s text:c="2"/>-0.083 <text:s text:c="2"/>-0.163 | <text:s/>-147.1 <text:s text:c="2"/>-79.3 <text:s text:c="2"/>124.6</text:p>
      <text:p text:style-name="Standard"><text:s text:c="3"/>2.783 | 0 <text:s/>| <text:s text:c="8"/>Comm Error <text:s text:c="8"/>| <text:s text:c="11"/>- <text:s text:c="10"/></text:p>
      <text:p text:style-name="Standard"><text:s text:c="3"/>2.783 | 1 <text:s/>| <text:s text:c="3"/>0.133 <text:s text:c="3"/>0.662 <text:s text:c="2"/>-0.947 | <text:s text:c="2"/>146.0 <text:s text:c="3"/>-7.3 <text:s/>-133.7</text:p>
      <text:p text:style-name="Standard"><text:s text:c="3"/>2.783 | 2 <text:s/>| <text:s text:c="3"/>0.965 <text:s text:c="3"/>0.043 <text:s text:c="3"/>0.611 | <text:s text:c="3"/>-5.3 <text:s text:c="2"/>-57.5 <text:s text:c="2"/>157.4</text:p>
      <text:p text:style-name="Standard"><text:s text:c="3"/>2.783 | 3 <text:s/>| <text:s text:c="3"/>1.000 <text:s text:c="2"/>-0.022 <text:s text:c="3"/>0.275 | <text:s text:c="3"/>-2.0 <text:s text:c="2"/>-74.3 <text:s text:c="2"/>-43.6</text:p>
      <text:p text:style-name="Standard"><text:s text:c="3"/>2.783 | 4 <text:s/>| <text:s text:c="3"/>1.017 <text:s text:c="2"/>-0.034 <text:s text:c="2"/>-0.006 | <text:s text:c="2"/>-89.0 <text:s text:c="2"/>-85.1 <text:s text:c="2"/>-24.1</text:p>
      <text:p text:style-name="Standard"><text:s text:c="3"/>2.783 | 5 <text:s/>| <text:s text:c="3"/>1.016 <text:s text:c="2"/>-0.079 <text:s text:c="2"/>-0.153 | <text:s/>-147.9 <text:s text:c="2"/>-79.3 <text:s text:c="2"/>125.4</text:p>
      <text:p text:style-name="Standard"><text:s text:c="3"/>2.817 | 0 <text:s/>| <text:s text:c="8"/>Comm Error <text:s text:c="8"/>| <text:s text:c="11"/>- <text:s text:c="10"/></text:p>
      <text:p text:style-name="Standard"><text:s text:c="3"/>2.817 | 1 <text:s/>| <text:s text:c="3"/>0.158 <text:s text:c="3"/>0.639 <text:s text:c="2"/>-0.875 | <text:s text:c="2"/>143.8 <text:s text:c="3"/>-7.6 <text:s/>-135.8</text:p>
      <text:p text:style-name="Standard"><text:s text:c="3"/>2.817 | 2 <text:s/>| <text:s text:c="3"/>0.876 <text:s text:c="3"/>0.001 <text:s text:c="3"/>0.625 | <text:s text:c="3"/>-8.6 <text:s text:c="2"/>-57.3 <text:s text:c="2"/>159.7</text:p>
      <text:p text:style-name="Standard"><text:s text:c="3"/>2.817 | 3 <text:s/>| <text:s text:c="3"/>0.979 <text:s text:c="2"/>-0.003 <text:s text:c="3"/>0.260 | <text:s text:c="3"/>-2.2 <text:s text:c="2"/>-74.3 <text:s text:c="2"/>-43.6</text:p>
      <text:p text:style-name="Standard"><text:s text:c="3"/>2.817 | 4 <text:s/>| <text:s text:c="3"/>1.008 <text:s text:c="2"/>-0.024 <text:s text:c="2"/>-0.010 | <text:s text:c="2"/>-88.6 <text:s text:c="2"/>-85.1 <text:s text:c="2"/>-24.8</text:p>
      <text:p text:style-name="Standard"><text:s text:c="3"/>2.817 | 5 <text:s/>| <text:s text:c="3"/>1.016 <text:s text:c="2"/>-0.092 <text:s text:c="2"/>-0.149 | <text:s/>-148.1 <text:s text:c="2"/>-79.3 <text:s text:c="2"/>125.4</text:p>
      <text:p text:style-name="Standard"><text:s text:c="3"/>2.852 | 0 <text:s/>| <text:s text:c="8"/>Comm Error <text:s text:c="8"/>| <text:s text:c="11"/>- <text:s text:c="10"/></text:p>
      <text:p text:style-name="Standard"><text:s text:c="3"/>2.852 | 1 <text:s/>| <text:s text:c="3"/>0.129 <text:s text:c="3"/>0.627 <text:s text:c="2"/>-0.844 | <text:s text:c="2"/>141.9 <text:s text:c="3"/>-8.2 <text:s/>-137.5</text:p>
      <text:p text:style-name="Standard"><text:s text:c="3"/>2.852 | 2 <text:s/>| <text:s text:c="3"/>0.912 <text:s text:c="2"/>-0.070 <text:s text:c="3"/>0.617 | <text:s text:c="2"/>-15.9 <text:s text:c="2"/>-57.6 <text:s text:c="2"/>165.0</text:p>
      <text:p text:style-name="Standard"><text:s text:c="3"/>2.852 | 3 <text:s/>| <text:s text:c="3"/>0.982 <text:s text:c="2"/>-0.007 <text:s text:c="3"/>0.254 | <text:s text:c="3"/>-2.1 <text:s text:c="2"/>-74.3 <text:s text:c="2"/>-43.8</text:p>
      <text:p text:style-name="Standard"><text:s text:c="3"/>2.852 | 4 <text:s/>| <text:s text:c="3"/>1.004 <text:s text:c="2"/>-0.023 <text:s text:c="2"/>-0.002 | <text:s text:c="2"/>-87.2 <text:s text:c="2"/>-85.1 <text:s text:c="2"/>-26.0</text:p>
      <text:p text:style-name="Standard"><text:s text:c="3"/>2.852 | 5 <text:s/>| <text:s text:c="3"/>1.016 <text:s text:c="2"/>-0.092 <text:s text:c="2"/>-0.146 | <text:s/>-148.0 <text:s text:c="2"/>-79.3 <text:s text:c="2"/>125.2</text:p>
      <text:p text:style-name="Standard"><text:s text:c="3"/>2.886 | 0 <text:s/>| <text:s text:c="8"/>Comm Error <text:s text:c="8"/>| <text:s text:c="11"/>- <text:s text:c="10"/></text:p>
      <text:p text:style-name="Standard"><text:s text:c="3"/>2.886 | 1 <text:s/>| <text:s text:c="3"/>0.150 <text:s text:c="3"/>0.627 <text:s text:c="2"/>-0.807 | <text:s text:c="2"/>139.1 <text:s text:c="3"/>-9.4 <text:s/>-140.2</text:p>
      <text:p text:style-name="Standard"><text:s text:c="3"/>2.886 | 2 <text:s/>| <text:s text:c="3"/>0.908 <text:s text:c="2"/>-0.156 <text:s text:c="3"/>0.551 | <text:s text:c="2"/>-22.8 <text:s text:c="2"/>-58.0 <text:s text:c="2"/>170.0</text:p>
      <text:p text:style-name="Standard"><text:s text:c="3"/>2.886 | 3 <text:s/>| <text:s text:c="3"/>0.990 <text:s text:c="2"/>-0.027 <text:s text:c="3"/>0.247 | <text:s text:c="3"/>-2.7 <text:s text:c="2"/>-74.4 <text:s text:c="2"/>-43.4</text:p>
      <text:p text:style-name="Standard"><text:s text:c="3"/>2.886 | 4 <text:s/>| <text:s text:c="3"/>1.007 <text:s text:c="2"/>-0.021 <text:s text:c="3"/>0.003 | <text:s text:c="2"/>-84.5 <text:s text:c="2"/>-85.1 <text:s text:c="2"/>-28.2</text:p>
      <text:p text:style-name="Standard"><text:s text:c="3"/>2.886 | 5 <text:s/>| <text:s text:c="3"/>1.015 <text:s text:c="2"/>-0.092 <text:s text:c="2"/>-0.157 | <text:s/>-148.3 <text:s text:c="2"/>-79.2 <text:s text:c="2"/>125.3</text:p>
      <text:p text:style-name="Standard"><text:s text:c="3"/>2.920 | 0 <text:s/>| <text:s text:c="8"/>Comm Error <text:s text:c="8"/>| <text:s text:c="11"/>- <text:s text:c="10"/></text:p>
      <text:p text:style-name="Standard"><text:s text:c="3"/>2.920 | 1 <text:s/>| <text:s text:c="3"/>0.218 <text:s text:c="3"/>0.618 <text:s text:c="2"/>-0.745 | <text:s text:c="2"/>137.6 <text:s text:c="2"/>-10.4 <text:s/>-141.5</text:p>
      <text:p text:style-name="Standard"><text:s text:c="3"/>2.920 | 2 <text:s/>| <text:s text:c="3"/>0.871 <text:s text:c="2"/>-0.209 <text:s text:c="3"/>0.483 | <text:s text:c="2"/>-30.3 <text:s text:c="2"/>-58.1 <text:s text:c="2"/>175.5</text:p>
      <text:p text:style-name="Standard"><text:s text:c="3"/>2.920 | 3 <text:s/>| <text:s text:c="3"/>1.001 <text:s text:c="2"/>-0.033 <text:s text:c="3"/>0.248 | <text:s text:c="3"/>-3.4 <text:s text:c="2"/>-74.5 <text:s text:c="2"/>-42.7</text:p>
      <text:p text:style-name="Standard"><text:s text:c="3"/>2.920 | 4 <text:s/>| <text:s text:c="3"/>1.004 <text:s text:c="2"/>-0.023 <text:s text:c="3"/>0.007 | <text:s text:c="2"/>-79.6 <text:s text:c="2"/>-85.1 <text:s text:c="2"/>-32.8</text:p>
      <text:p text:style-name="Standard"><text:s text:c="3"/>2.920 | 5 <text:s/>| <text:s text:c="3"/>1.016 <text:s text:c="2"/>-0.095 <text:s text:c="2"/>-0.152 | <text:s/>-148.4 <text:s text:c="2"/>-79.2 <text:s text:c="2"/>125.2</text:p>
      <text:p text:style-name="Standard"><text:s text:c="3"/>2.955 | 0 <text:s/>| <text:s text:c="8"/>Comm Error <text:s text:c="8"/>| <text:s text:c="11"/>- <text:s text:c="10"/></text:p>
      <text:p text:style-name="Standard"><text:s text:c="3"/>2.955 | 1 <text:s/>| <text:s text:c="3"/>0.287 <text:s text:c="3"/>0.621 <text:s text:c="2"/>-0.665 | <text:s text:c="2"/>134.1 <text:s text:c="2"/>-14.4 <text:s/>-143.8</text:p>
      <text:p text:style-name="Standard"><text:s text:c="3"/>2.955 | 2 <text:s/>| <text:s text:c="3"/>0.852 <text:s text:c="2"/>-0.303 <text:s text:c="3"/>0.398 | <text:s text:c="2"/>-41.5 <text:s text:c="2"/>-57.9 <text:s/>-176.0</text:p>
      <text:p text:style-name="Standard"><text:s text:c="3"/>2.955 | 3 <text:s/>| <text:s text:c="3"/>0.997 <text:s text:c="2"/>-0.008 <text:s text:c="3"/>0.247 | <text:s text:c="3"/>-3.6 <text:s text:c="2"/>-74.6 <text:s text:c="2"/>-42.6</text:p>
      <text:p text:style-name="Standard"><text:s text:c="3"/>2.955 | 4 <text:s/>| <text:s text:c="3"/>1.009 <text:s text:c="2"/>-0.023 <text:s text:c="2"/>-0.001 | <text:s text:c="2"/>-77.3 <text:s text:c="2"/>-85.1 <text:s text:c="2"/>-35.4</text:p>
      <text:p text:style-name="Standard"><text:s text:c="3"/>2.955 | 5 <text:s/>| <text:s text:c="3"/>1.019 <text:s text:c="2"/>-0.093 <text:s text:c="2"/>-0.153 | <text:s/>-148.3 <text:s text:c="2"/>-79.2 <text:s text:c="2"/>125.2</text:p>
      <text:p text:style-name="Standard"><text:s text:c="3"/>2.989 | 0 <text:s/>| <text:s text:c="8"/>Comm Error <text:s text:c="8"/>| <text:s text:c="11"/>- <text:s text:c="10"/></text:p>
      <text:p text:style-name="Standard"><text:s text:c="3"/>2.989 | 1 <text:s/>| <text:s text:c="3"/>0.306 <text:s text:c="3"/>0.628 <text:s text:c="2"/>-0.603 | <text:s text:c="2"/>131.6 <text:s text:c="2"/>-17.9 <text:s/>-144.9</text:p>
      <text:p text:style-name="Standard"><text:s text:c="3"/>2.989 | 2 <text:s/>| <text:s text:c="3"/>0.836 <text:s text:c="2"/>-0.330 <text:s text:c="3"/>0.347 | <text:s text:c="2"/>-47.3 <text:s text:c="2"/>-57.6 <text:s/>-171.7</text:p>
      <text:p text:style-name="Standard"><text:soft-page-break/><text:s text:c="3"/>2.989 | 3 <text:s/>| <text:s text:c="3"/>0.995 <text:s text:c="3"/>0.007 <text:s text:c="3"/>0.260 | <text:s text:c="3"/>-3.0 <text:s text:c="2"/>-74.7 <text:s text:c="2"/>-43.2</text:p>
      <text:p text:style-name="Standard"><text:s text:c="3"/>2.989 | 4 <text:s/>| <text:s text:c="3"/>1.010 <text:s text:c="2"/>-0.023 <text:s text:c="2"/>-0.006 | <text:s text:c="2"/>-79.4 <text:s text:c="2"/>-85.1 <text:s text:c="2"/>-33.3</text:p>
      <text:p text:style-name="Standard"><text:s text:c="3"/>2.989 | 5 <text:s/>| <text:s text:c="3"/>1.018 <text:s text:c="2"/>-0.093 <text:s text:c="2"/>-0.161 | <text:s/>-148.6 <text:s text:c="2"/>-79.1 <text:s text:c="2"/>125.3</text:p>
      <text:p text:style-name="Standard"><text:s text:c="3"/>3.024 | 0 <text:s/>| <text:s text:c="8"/>Comm Error <text:s text:c="8"/>| <text:s text:c="11"/>- <text:s text:c="10"/></text:p>
      <text:p text:style-name="Standard"><text:s text:c="3"/>3.024 | 1 <text:s/>| <text:s text:c="3"/>0.318 <text:s text:c="3"/>0.614 <text:s text:c="2"/>-0.531 | <text:s text:c="2"/>129.0 <text:s text:c="2"/>-22.5 <text:s/>-146.3</text:p>
      <text:p text:style-name="Standard"><text:s text:c="3"/>3.024 | 2 <text:s/>| <text:s text:c="3"/>0.791 <text:s text:c="2"/>-0.379 <text:s text:c="3"/>0.245 | <text:s text:c="2"/>-59.4 <text:s text:c="2"/>-56.5 <text:s/>-162.8</text:p>
      <text:p text:style-name="Standard"><text:s text:c="3"/>3.024 | 3 <text:s/>| <text:s text:c="3"/>0.991 <text:s text:c="2"/>-0.010 <text:s text:c="3"/>0.262 | <text:s text:c="3"/>-2.8 <text:s text:c="2"/>-74.6 <text:s text:c="2"/>-43.4</text:p>
      <text:p text:style-name="Standard"><text:s text:c="3"/>3.024 | 4 <text:s/>| <text:s text:c="3"/>1.004 <text:s text:c="2"/>-0.023 <text:s text:c="2"/>-0.005 | <text:s text:c="2"/>-80.2 <text:s text:c="2"/>-85.1 <text:s text:c="2"/>-32.6</text:p>
      <text:p text:style-name="Standard"><text:s text:c="3"/>3.024 | 5 <text:s/>| <text:s text:c="3"/>1.016 <text:s text:c="2"/>-0.088 <text:s text:c="2"/>-0.159 | <text:s/>-148.9 <text:s text:c="2"/>-79.1 <text:s text:c="2"/>125.6</text:p>
      <text:p text:style-name="Standard"><text:s text:c="3"/>3.059 | 0 <text:s/>| <text:s text:c="8"/>Comm Error <text:s text:c="8"/>| <text:s text:c="11"/>- <text:s text:c="10"/></text:p>
      <text:p text:style-name="Standard"><text:s text:c="3"/>3.059 | 1 <text:s/>| <text:s text:c="3"/>0.459 <text:s text:c="3"/>0.600 <text:s text:c="2"/>-0.445 | <text:s text:c="2"/>125.5 <text:s text:c="2"/>-27.0 <text:s/>-147.0</text:p>
      <text:p text:style-name="Standard"><text:s text:c="3"/>3.059 | 2 <text:s/>| <text:s text:c="3"/>0.720 <text:s text:c="2"/>-0.439 <text:s text:c="3"/>0.152 | <text:s text:c="2"/>-67.8 <text:s text:c="2"/>-54.9 <text:s/>-157.0</text:p>
      <text:p text:style-name="Standard"><text:s text:c="3"/>3.059 | 3 <text:s/>| <text:s text:c="3"/>0.986 <text:s text:c="2"/>-0.009 <text:s text:c="3"/>0.247 | <text:s text:c="3"/>-3.0 <text:s text:c="2"/>-74.6 <text:s text:c="2"/>-43.4</text:p>
      <text:p text:style-name="Standard"><text:s text:c="3"/>3.059 | 4 <text:s/>| <text:s text:c="3"/>1.006 <text:s text:c="2"/>-0.017 <text:s text:c="2"/>-0.005 | <text:s text:c="2"/>-81.1 <text:s text:c="2"/>-85.1 <text:s text:c="2"/>-31.3</text:p>
      <text:p text:style-name="Standard"><text:s text:c="3"/>3.059 | 5 <text:s/>| <text:s text:c="3"/>1.015 <text:s text:c="2"/>-0.082 <text:s text:c="2"/>-0.144 | <text:s/>-149.2 <text:s text:c="2"/>-79.2 <text:s text:c="2"/>125.7</text:p>
      <text:p text:style-name="Standard"><text:s text:c="3"/>3.093 | 0 <text:s/>| <text:s text:c="8"/>Comm Error <text:s text:c="8"/>| <text:s text:c="11"/>- <text:s text:c="10"/></text:p>
      <text:p text:style-name="Standard"><text:s text:c="3"/>3.093 | 1 <text:s/>| <text:s text:c="3"/>0.470 <text:s text:c="3"/>0.602 <text:s text:c="2"/>-0.390 | <text:s text:c="2"/>122.7 <text:s text:c="2"/>-31.5 <text:s/>-147.2</text:p>
      <text:p text:style-name="Standard"><text:s text:c="3"/>3.093 | 2 <text:s/>| <text:s text:c="3"/>0.685 <text:s text:c="2"/>-0.472 <text:s text:c="3"/>0.064 | <text:s text:c="2"/>-78.5 <text:s text:c="2"/>-52.2 <text:s/>-149.9</text:p>
      <text:p text:style-name="Standard"><text:s text:c="3"/>3.093 | 3 <text:s/>| <text:s text:c="3"/>0.986 <text:s text:c="3"/>0.000 <text:s text:c="3"/>0.249 | <text:s text:c="3"/>-2.7 <text:s text:c="2"/>-74.7 <text:s text:c="2"/>-43.9</text:p>
      <text:p text:style-name="Standard"><text:s text:c="3"/>3.093 | 4 <text:s/>| <text:s text:c="3"/>1.008 <text:s text:c="2"/>-0.013 <text:s text:c="2"/>-0.006 | <text:s text:c="2"/>-81.5 <text:s text:c="2"/>-85.1 <text:s text:c="2"/>-30.5</text:p>
      <text:p text:style-name="Standard"><text:s text:c="3"/>3.093 | 5 <text:s/>| <text:s text:c="3"/>1.017 <text:s text:c="2"/>-0.085 <text:s text:c="2"/>-0.157 | <text:s/>-149.6 <text:s text:c="2"/>-79.2 <text:s text:c="2"/>126.0</text:p>
      <text:p text:style-name="Standard"><text:s text:c="3"/>3.127 | 0 <text:s/>| <text:s text:c="8"/>Comm Error <text:s text:c="8"/>| <text:s text:c="11"/>- <text:s text:c="10"/></text:p>
      <text:p text:style-name="Standard"><text:s text:c="3"/>3.127 | 1 <text:s/>| <text:s text:c="3"/>0.415 <text:s text:c="3"/>0.554 <text:s text:c="2"/>-0.295 | <text:s text:c="2"/>119.1 <text:s text:c="2"/>-36.7 <text:s/>-147.6</text:p>
      <text:p text:style-name="Standard"><text:s text:c="3"/>3.127 | 2 <text:s/>| <text:s text:c="3"/>0.697 <text:s text:c="2"/>-0.464 <text:s text:c="2"/>-0.017 | <text:s text:c="2"/>-85.5 <text:s text:c="2"/>-50.1 <text:s/>-145.7</text:p>
      <text:p text:style-name="Standard"><text:s text:c="3"/>3.127 | 3 <text:s/>| <text:s text:c="3"/>0.990 <text:s text:c="3"/>0.000 <text:s text:c="3"/>0.253 | <text:s text:c="3"/>-2.3 <text:s text:c="2"/>-74.8 <text:s text:c="2"/>-44.3</text:p>
      <text:p text:style-name="Standard"><text:s text:c="3"/>3.127 | 4 <text:s/>| <text:s text:c="3"/>1.009 <text:s text:c="2"/>-0.018 <text:s text:c="2"/>-0.001 | <text:s text:c="2"/>-81.0 <text:s text:c="2"/>-85.2 <text:s text:c="2"/>-30.9</text:p>
      <text:p text:style-name="Standard"><text:s text:c="3"/>3.127 | 5 <text:s/>| <text:s text:c="3"/>1.014 <text:s text:c="2"/>-0.085 <text:s text:c="2"/>-0.159 | <text:s/>-150.1 <text:s text:c="2"/>-79.2 <text:s text:c="2"/>126.4</text:p>
      <text:p text:style-name="Standard"><text:s text:c="3"/>3.161 | 0 <text:s/>| <text:s text:c="8"/>Comm Error <text:s text:c="8"/>| <text:s text:c="11"/>- <text:s text:c="10"/></text:p>
      <text:p text:style-name="Standard"><text:s text:c="3"/>3.161 | 1 <text:s/>| <text:s text:c="3"/>0.507 <text:s text:c="3"/>0.487 <text:s text:c="2"/>-0.246 | <text:s text:c="2"/>117.4 <text:s text:c="2"/>-40.1 <text:s/>-149.4</text:p>
      <text:p text:style-name="Standard"><text:s text:c="3"/>3.161 | 2 <text:s/>| <text:s text:c="3"/>0.676 <text:s text:c="2"/>-0.449 <text:s text:c="2"/>-0.070 | <text:s text:c="2"/>-91.1 <text:s text:c="2"/>-48.6 <text:s/>-143.5</text:p>
      <text:p text:style-name="Standard"><text:s text:c="3"/>3.161 | 3 <text:s/>| <text:s text:c="3"/>0.986 <text:s text:c="3"/>0.000 <text:s text:c="3"/>0.258 | <text:s text:c="3"/>-2.2 <text:s text:c="2"/>-74.7 <text:s text:c="2"/>-44.5</text:p>
      <text:p text:style-name="Standard"><text:s text:c="3"/>3.161 | 4 <text:s/>| <text:s text:c="3"/>1.014 <text:s text:c="2"/>-0.015 <text:s text:c="2"/>-0.002 | <text:s text:c="2"/>-79.2 <text:s text:c="2"/>-85.2 <text:s text:c="2"/>-31.5</text:p>
      <text:p text:style-name="Standard"><text:s text:c="3"/>3.161 | 5 <text:s/>| <text:s text:c="3"/>1.018 <text:s text:c="2"/>-0.079 <text:s text:c="2"/>-0.150 | <text:s/>-150.4 <text:s text:c="2"/>-79.2 <text:s text:c="2"/>126.6</text:p>
      <text:p text:style-name="Standard"><text:s text:c="3"/>3.195 | 0 <text:s/>| <text:s text:c="8"/>Comm Error <text:s text:c="8"/>| <text:s text:c="11"/>- <text:s text:c="10"/></text:p>
      <text:p text:style-name="Standard"><text:s text:c="3"/>3.195 | 1 <text:s/>| <text:s text:c="3"/>0.816 <text:s text:c="3"/>0.412 <text:s text:c="2"/>-0.213 | <text:s text:c="2"/>117.1 <text:s text:c="2"/>-47.3 <text:s/>-153.0</text:p>
      <text:p text:style-name="Standard"><text:s text:c="3"/>3.195 | 2 <text:s/>| <text:s text:c="3"/>0.488 <text:s text:c="2"/>-0.531 <text:s text:c="2"/>-0.111 | <text:s text:c="2"/>-97.3 <text:s text:c="2"/>-45.2 <text:s/>-142.1</text:p>
      <text:p text:style-name="Standard"><text:s text:c="3"/>3.195 | 3 <text:s/>| <text:s text:c="3"/>0.980 <text:s text:c="3"/>0.014 <text:s text:c="3"/>0.261 | <text:s text:c="3"/>-1.5 <text:s text:c="2"/>-74.7 <text:s text:c="2"/>-45.4</text:p>
      <text:p text:style-name="Standard"><text:s text:c="3"/>3.195 | 4 <text:s/>| <text:s text:c="3"/>1.007 <text:s text:c="2"/>-0.010 <text:s text:c="2"/>-0.004 | <text:s text:c="2"/>-78.8 <text:s text:c="2"/>-85.2 <text:s text:c="2"/>-31.4</text:p>
      <text:p text:style-name="Standard"><text:s text:c="3"/>3.195 | 5 <text:s/>| <text:s text:c="3"/>1.019 <text:s text:c="2"/>-0.088 <text:s text:c="2"/>-0.158 | <text:s/>-150.6 <text:s text:c="2"/>-79.2 <text:s text:c="2"/>126.7</text:p>
      <text:p text:style-name="Standard"><text:s text:c="3"/>3.229 | 0 <text:s/>| <text:s text:c="8"/>Comm Error <text:s text:c="8"/>| <text:s text:c="11"/>- <text:s text:c="10"/></text:p>
      <text:p text:style-name="Standard"><text:s text:c="3"/>3.229 | 1 <text:s/>| <text:s text:c="3"/>0.737 <text:s text:c="3"/>0.438 <text:s text:c="2"/>-0.186 | <text:s text:c="2"/>116.7 <text:s text:c="2"/>-52.0 <text:s/>-155.1</text:p>
      <text:p text:style-name="Standard"><text:s text:c="3"/>3.229 | 2 <text:s/>| <text:s text:c="3"/>0.446 <text:s text:c="2"/>-0.621 <text:s text:c="2"/>-0.202 | <text:s/>-102.4 <text:s text:c="2"/>-41.1 <text:s/>-140.6</text:p>
      <text:p text:style-name="Standard"><text:s text:c="3"/>3.229 | 3 <text:s/>| <text:s text:c="3"/>0.980 <text:s text:c="3"/>0.011 <text:s text:c="3"/>0.249 | <text:s text:c="3"/>-0.8 <text:s text:c="2"/>-74.7 <text:s text:c="2"/>-46.2</text:p>
      <text:p text:style-name="Standard"><text:s text:c="3"/>3.229 | 4 <text:s/>| <text:s text:c="3"/>1.008 <text:s text:c="2"/>-0.010 <text:s text:c="2"/>-0.007 | <text:s text:c="2"/>-78.0 <text:s text:c="2"/>-85.2 <text:s text:c="2"/>-31.0</text:p>
      <text:p text:style-name="Standard"><text:s text:c="3"/>3.229 | 5 <text:s/>| <text:s text:c="3"/>1.016 <text:s text:c="2"/>-0.076 <text:s text:c="2"/>-0.164 | <text:s/>-151.1 <text:s text:c="2"/>-79.2 <text:s text:c="2"/>127.1</text:p>
      <text:p text:style-name="Standard"><text:s text:c="3"/>3.264 | 0 <text:s/>| <text:s text:c="8"/>Comm Error <text:s text:c="8"/>| <text:s text:c="11"/>- <text:s text:c="10"/></text:p>
      <text:p text:style-name="Standard"><text:s text:c="3"/>3.264 | 1 <text:s/>| <text:s text:c="3"/>0.821 <text:s text:c="3"/>0.398 <text:s text:c="2"/>-0.180 | <text:s text:c="2"/>116.7 <text:s text:c="2"/>-56.4 <text:s/>-157.4</text:p>
      <text:p text:style-name="Standard"><text:s text:c="3"/>3.264 | 2 <text:s/>| <text:s text:c="3"/>0.472 <text:s text:c="2"/>-0.666 <text:s text:c="2"/>-0.259 | <text:s/>-108.8 <text:s text:c="2"/>-35.9 <text:s/>-138.9</text:p>
      <text:p text:style-name="Standard"><text:s text:c="3"/>3.264 | 3 <text:s/>| <text:s text:c="3"/>0.986 <text:s text:c="2"/>-0.001 <text:s text:c="3"/>0.247 | <text:s text:c="3"/>-0.6 <text:s text:c="2"/>-74.8 <text:s text:c="2"/>-46.7</text:p>
      <text:p text:style-name="Standard"><text:soft-page-break/><text:s text:c="3"/>3.264 | 4 <text:s/>| <text:s text:c="3"/>1.009 <text:s text:c="2"/>-0.012 <text:s text:c="2"/>-0.002 | <text:s text:c="2"/>-76.8 <text:s text:c="2"/>-85.2 <text:s text:c="2"/>-31.8</text:p>
      <text:p text:style-name="Standard"><text:s text:c="3"/>3.264 | 5 <text:s/>| <text:s text:c="3"/>1.014 <text:s text:c="2"/>-0.074 <text:s text:c="2"/>-0.153 | <text:s/>-151.5 <text:s text:c="2"/>-79.2 <text:s text:c="2"/>127.4</text:p>
      <text:p text:style-name="Standard"><text:s text:c="3"/>3.298 | 0 <text:s/>| <text:s text:c="8"/>Comm Error <text:s text:c="8"/>| <text:s text:c="11"/>- <text:s text:c="10"/></text:p>
      <text:p text:style-name="Standard"><text:s text:c="3"/>3.298 | 1 <text:s/>| <text:s text:c="3"/>0.850 <text:s text:c="3"/>0.372 <text:s text:c="2"/>-0.158 | <text:s text:c="2"/>115.9 <text:s text:c="2"/>-60.9 <text:s/>-158.6</text:p>
      <text:p text:style-name="Standard"><text:s text:c="3"/>3.298 | 2 <text:s/>| <text:s text:c="3"/>0.389 <text:s text:c="2"/>-0.728 <text:s text:c="2"/>-0.348 | <text:s/>-112.7 <text:s text:c="2"/>-32.3 <text:s/>-138.4</text:p>
      <text:p text:style-name="Standard"><text:s text:c="3"/>3.298 | 3 <text:s/>| <text:s text:c="3"/>0.988 <text:s text:c="2"/>-0.019 <text:s text:c="3"/>0.263 | <text:s text:c="3"/>-0.8 <text:s text:c="2"/>-74.8 <text:s text:c="2"/>-46.7</text:p>
      <text:p text:style-name="Standard"><text:s text:c="3"/>3.298 | 4 <text:s/>| <text:s text:c="3"/>1.010 <text:s text:c="2"/>-0.005 <text:s text:c="3"/>0.007 | <text:s text:c="2"/>-70.7 <text:s text:c="2"/>-85.2 <text:s text:c="2"/>-36.4</text:p>
      <text:p text:style-name="Standard"><text:s text:c="3"/>3.298 | 5 <text:s/>| <text:s text:c="3"/>1.019 <text:s text:c="2"/>-0.082 <text:s text:c="2"/>-0.143 | <text:s/>-151.5 <text:s text:c="2"/>-79.3 <text:s text:c="2"/>127.3</text:p>
      <text:p text:style-name="Standard"><text:s text:c="3"/>3.333 | 0 <text:s/>| <text:s text:c="8"/>Comm Error <text:s text:c="8"/>| <text:s text:c="11"/>- <text:s text:c="10"/></text:p>
      <text:p text:style-name="Standard"><text:s text:c="3"/>3.333 | 1 <text:s/>| <text:s text:c="3"/>0.829 <text:s text:c="3"/>0.334 <text:s text:c="2"/>-0.147 | <text:s text:c="2"/>115.0 <text:s text:c="2"/>-63.6 <text:s/>-159.0</text:p>
      <text:p text:style-name="Standard"><text:s text:c="3"/>3.333 | 2 <text:s/>| <text:s text:c="3"/>0.319 <text:s text:c="2"/>-0.717 <text:s text:c="2"/>-0.398 | <text:s/>-116.4 <text:s text:c="2"/>-28.6 <text:s/>-138.0</text:p>
      <text:p text:style-name="Standard"><text:s text:c="3"/>3.333 | 3 <text:s/>| <text:s text:c="3"/>0.988 <text:s text:c="2"/>-0.017 <text:s text:c="3"/>0.256 | <text:s text:c="3"/>-1.3 <text:s text:c="2"/>-74.7 <text:s text:c="2"/>-46.4</text:p>
      <text:p text:style-name="Standard"><text:s text:c="3"/>3.333 | 4 <text:s/>| <text:s text:c="3"/>1.004 <text:s text:c="2"/>-0.012 <text:s text:c="3"/>0.010 | <text:s text:c="2"/>-63.7 <text:s text:c="2"/>-85.2 <text:s text:c="2"/>-42.3</text:p>
      <text:p text:style-name="Standard"><text:s text:c="3"/>3.333 | 5 <text:s/>| <text:s text:c="3"/>1.020 <text:s text:c="2"/>-0.085 <text:s text:c="2"/>-0.159 | <text:s/>-151.3 <text:s text:c="2"/>-79.3 <text:s text:c="2"/>127.1</text:p>
      <text:p text:style-name="Standard"><text:s text:c="3"/>3.367 | 0 <text:s/>| <text:s text:c="8"/>Comm Error <text:s text:c="8"/>| <text:s text:c="11"/>- <text:s text:c="10"/></text:p>
      <text:p text:style-name="Standard"><text:s text:c="3"/>3.367 | 1 <text:s/>| <text:s text:c="3"/>0.953 <text:s text:c="3"/>0.250 <text:s text:c="2"/>-0.098 | <text:s text:c="2"/>112.7 <text:s text:c="2"/>-69.3 <text:s/>-159.0</text:p>
      <text:p text:style-name="Standard"><text:s text:c="3"/>3.367 | 2 <text:s/>| <text:s text:c="3"/>0.365 <text:s text:c="2"/>-0.699 <text:s text:c="2"/>-0.450 | <text:s/>-120.8 <text:s text:c="2"/>-25.1 <text:s/>-137.7</text:p>
      <text:p text:style-name="Standard"><text:s text:c="3"/>3.367 | 3 <text:s/>| <text:s text:c="3"/>0.982 <text:s text:c="2"/>-0.014 <text:s text:c="3"/>0.257 | <text:s text:c="3"/>-1.6 <text:s text:c="2"/>-74.7 <text:s text:c="2"/>-46.2</text:p>
      <text:p text:style-name="Standard"><text:s text:c="3"/>3.367 | 4 <text:s/>| <text:s text:c="3"/>1.012 <text:s text:c="2"/>-0.015 <text:s text:c="3"/>0.008 | <text:s text:c="2"/>-59.0 <text:s text:c="2"/>-85.2 <text:s text:c="2"/>-47.4</text:p>
      <text:p text:style-name="Standard"><text:s text:c="3"/>3.367 | 5 <text:s/>| <text:s text:c="3"/>1.017 <text:s text:c="2"/>-0.081 <text:s text:c="2"/>-0.165 | <text:s/>-151.6 <text:s text:c="2"/>-79.2 <text:s text:c="2"/>127.2</text:p>
      <text:p text:style-name="Standard"><text:s text:c="3"/>3.402 | 0 <text:s/>| <text:s text:c="8"/>Comm Error <text:s text:c="8"/>| <text:s text:c="11"/>- <text:s text:c="10"/></text:p>
      <text:p text:style-name="Standard"><text:s text:c="3"/>3.402 | 1 <text:s/>| <text:s text:c="3"/>0.894 <text:s text:c="3"/>0.206 <text:s text:c="2"/>-0.053 | <text:s text:c="2"/>108.5 <text:s text:c="2"/>-73.4 <text:s/>-156.4</text:p>
      <text:p text:style-name="Standard"><text:s text:c="3"/>3.402 | 2 <text:s/>| <text:s text:c="3"/>0.332 <text:s text:c="2"/>-0.635 <text:s text:c="2"/>-0.448 | <text:s/>-123.7 <text:s text:c="2"/>-23.8 <text:s/>-138.1</text:p>
      <text:p text:style-name="Standard"><text:s text:c="3"/>3.402 | 3 <text:s/>| <text:s text:c="3"/>0.980 <text:s text:c="2"/>-0.025 <text:s text:c="3"/>0.267 | <text:s text:c="3"/>-2.2 <text:s text:c="2"/>-74.5 <text:s text:c="2"/>-45.8</text:p>
      <text:p text:style-name="Standard"><text:s text:c="3"/>3.402 | 4 <text:s/>| <text:s text:c="3"/>1.009 <text:s text:c="2"/>-0.011 <text:s text:c="3"/>0.000 | <text:s text:c="2"/>-58.7 <text:s text:c="2"/>-85.2 <text:s text:c="2"/>-47.6</text:p>
      <text:p text:style-name="Standard"><text:s text:c="3"/>3.402 | 5 <text:s/>| <text:s text:c="3"/>1.018 <text:s text:c="2"/>-0.084 <text:s text:c="2"/>-0.157 | <text:s/>-151.5 <text:s text:c="2"/>-79.2 <text:s text:c="2"/>127.1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3.436 | 0 <text:s/>| <text:s text:c="8"/>Comm Error <text:s text:c="8"/>| <text:s text:c="11"/>- <text:s text:c="10"/></text:p>
      <text:p text:style-name="Standard"><text:s text:c="3"/>3.436 | 1 <text:s/>| <text:s text:c="3"/>0.856 <text:s text:c="3"/>0.150 <text:s text:c="2"/>-0.024 | <text:s text:c="2"/>103.4 <text:s text:c="2"/>-78.0 <text:s/>-153.2</text:p>
      <text:p text:style-name="Standard"><text:s text:c="3"/>3.436 | 2 <text:s/>| <text:s text:c="3"/>0.429 <text:s text:c="2"/>-0.553 <text:s text:c="2"/>-0.445 | <text:s/>-127.4 <text:s text:c="2"/>-24.4 <text:s/>-138.9</text:p>
      <text:p text:style-name="Standard"><text:s text:c="3"/>3.436 | 3 <text:s/>| <text:s text:c="3"/>0.959 <text:s text:c="2"/>-0.039 <text:s text:c="3"/>0.271 | <text:s text:c="3"/>-3.7 <text:s text:c="2"/>-74.3 <text:s text:c="2"/>-44.4</text:p>
      <text:p text:style-name="Standard"><text:s text:c="3"/>3.436 | 4 <text:s/>| <text:s text:c="3"/>1.007 <text:s text:c="2"/>-0.010 <text:s text:c="3"/>0.001 | <text:s text:c="2"/>-58.1 <text:s text:c="2"/>-85.2 <text:s text:c="2"/>-47.4</text:p>
      <text:p text:style-name="Standard"><text:s text:c="3"/>3.436 | 5 <text:s/>| <text:s text:c="3"/>1.017 <text:s text:c="2"/>-0.082 <text:s text:c="2"/>-0.151 | <text:s/>-151.4 <text:s text:c="2"/>-79.2 <text:s text:c="2"/>127.0</text:p>
      <text:p text:style-name="Standard"><text:s text:c="3"/>3.470 | 0 <text:s/>| <text:s text:c="8"/>Comm Error <text:s text:c="8"/>| <text:s text:c="11"/>- <text:s text:c="10"/></text:p>
      <text:p text:style-name="Standard"><text:s text:c="3"/>3.470 | 1 <text:s/>| <text:s text:c="3"/>0.909 <text:s text:c="3"/>0.023 <text:s text:c="3"/>0.017 | <text:s text:c="2"/>105.4 <text:s text:c="2"/>-81.1 <text:s/>-156.4</text:p>
      <text:p text:style-name="Standard"><text:s text:c="3"/>3.470 | 2 <text:s/>| <text:s text:c="3"/>0.386 <text:s text:c="2"/>-0.566 <text:s text:c="2"/>-0.532 | <text:s/>-129.9 <text:s text:c="2"/>-25.1 <text:s/>-139.6</text:p>
      <text:p text:style-name="Standard"><text:s text:c="3"/>3.470 | 3 <text:s/>| <text:s text:c="3"/>0.955 <text:s text:c="2"/>-0.010 <text:s text:c="3"/>0.261 | <text:s text:c="3"/>-4.5 <text:s text:c="2"/>-74.2 <text:s text:c="2"/>-43.8</text:p>
      <text:p text:style-name="Standard"><text:s text:c="3"/>3.470 | 4 <text:s/>| <text:s text:c="3"/>0.997 <text:s text:c="2"/>-0.022 <text:s text:c="3"/>0.005 | <text:s text:c="2"/>-57.4 <text:s text:c="2"/>-85.2 <text:s text:c="2"/>-48.5</text:p>
      <text:p text:style-name="Standard"><text:s text:c="3"/>3.470 | 5 <text:s/>| <text:s text:c="3"/>1.013 <text:s text:c="2"/>-0.088 <text:s text:c="2"/>-0.150 | <text:s/>-151.1 <text:s text:c="2"/>-79.2 <text:s text:c="2"/>126.7</text:p>
      <text:p text:style-name="Standard"><text:s text:c="3"/>3.504 | 0 <text:s/>| <text:s text:c="8"/>Comm Error <text:s text:c="8"/>| <text:s text:c="11"/>- <text:s text:c="10"/></text:p>
      <text:p text:style-name="Standard"><text:s text:c="3"/>3.504 | 1 <text:s/>| <text:s text:c="3"/>1.034 <text:s text:c="3"/>0.077 <text:s text:c="2"/>-0.015 | <text:s text:c="2"/>126.0 <text:s text:c="2"/>-83.4 <text:s/>-178.5</text:p>
      <text:p text:style-name="Standard"><text:s text:c="3"/>3.504 | 2 <text:s/>| <text:s text:c="3"/>0.423 <text:s text:c="2"/>-0.658 <text:s text:c="2"/>-0.668 | <text:s/>-132.2 <text:s text:c="2"/>-25.3 <text:s/>-140.2</text:p>
      <text:p text:style-name="Standard"><text:s text:c="3"/>3.504 | 3 <text:s/>| <text:s text:c="3"/>0.977 <text:s text:c="3"/>0.043 <text:s text:c="3"/>0.269 | <text:s text:c="3"/>-3.5 <text:s text:c="2"/>-74.1 <text:s text:c="2"/>-44.9</text:p>
      <text:p text:style-name="Standard"><text:s text:c="3"/>3.504 | 4 <text:s/>| <text:s text:c="3"/>1.006 <text:s text:c="2"/>-0.003 <text:s text:c="2"/>-0.005 | <text:s text:c="2"/>-59.5 <text:s text:c="2"/>-85.2 <text:s text:c="2"/>-45.9</text:p>
      <text:p text:style-name="Standard"><text:s text:c="3"/>3.504 | 5 <text:s/>| <text:s text:c="3"/>1.016 <text:s text:c="2"/>-0.076 <text:s text:c="2"/>-0.153 | <text:s/>-151.2 <text:s text:c="2"/>-79.3 <text:s text:c="2"/>126.9</text:p>
      <text:p text:style-name="Standard"><text:s text:c="3"/>3.538 | 0 <text:s/>| <text:s text:c="8"/>Comm Error <text:s text:c="8"/>| <text:s text:c="11"/>- <text:s text:c="10"/></text:p>
      <text:p text:style-name="Standard"><text:soft-page-break/><text:s text:c="3"/>3.538 | 1 <text:s/>| <text:s text:c="3"/>1.262 <text:s text:c="3"/>0.185 <text:s text:c="2"/>-0.059 | <text:s text:c="2"/>140.8 <text:s text:c="2"/>-83.7 <text:s text:c="2"/>165.7</text:p>
      <text:p text:style-name="Standard"><text:s text:c="3"/>3.538 | 2 <text:s/>| <text:s text:c="3"/>0.406 <text:s text:c="2"/>-0.851 <text:s text:c="2"/>-0.861 | <text:s/>-133.9 <text:s text:c="2"/>-26.2 <text:s/>-141.7</text:p>
      <text:p text:style-name="Standard"><text:s text:c="3"/>3.538 | 3 <text:s/>| <text:s text:c="3"/>1.010 <text:s text:c="3"/>0.027 <text:s text:c="3"/>0.247 | <text:s text:c="3"/>-2.3 <text:s text:c="2"/>-74.2 <text:s text:c="2"/>-46.3</text:p>
      <text:p text:style-name="Standard"><text:s text:c="3"/>3.538 | 4 <text:s/>| <text:s text:c="3"/>1.015 <text:s text:c="2"/>-0.003 <text:s text:c="3"/>0.001 | <text:s text:c="2"/>-57.1 <text:s text:c="2"/>-85.2 <text:s text:c="2"/>-45.7</text:p>
      <text:p text:style-name="Standard"><text:s text:c="3"/>3.538 | 5 <text:s/>| <text:s text:c="3"/>1.016 <text:s text:c="2"/>-0.068 <text:s text:c="2"/>-0.146 | <text:s/>-151.7 <text:s text:c="2"/>-79.4 <text:s text:c="2"/>127.3</text:p>
      <text:p text:style-name="Standard"><text:s text:c="3"/>3.573 | 0 <text:s/>| <text:s text:c="8"/>Comm Error <text:s text:c="8"/>| <text:s text:c="11"/>- <text:s text:c="10"/></text:p>
      <text:p text:style-name="Standard"><text:s text:c="3"/>3.573 | 1 <text:s/>| <text:s text:c="3"/>1.235 <text:s text:c="3"/>0.192 <text:s text:c="2"/>-0.090 | <text:s text:c="2"/>146.4 <text:s text:c="2"/>-83.9 <text:s text:c="2"/>158.3</text:p>
      <text:p text:style-name="Standard"><text:s text:c="3"/>3.573 | 2 <text:s/>| <text:s text:c="3"/>0.360 <text:s text:c="2"/>-0.970 <text:s text:c="2"/>-0.980 | <text:s/>-134.4 <text:s text:c="2"/>-25.8 <text:s/>-142.5</text:p>
      <text:p text:style-name="Standard"><text:s text:c="3"/>3.573 | 3 <text:s/>| <text:s text:c="3"/>1.038 <text:s text:c="2"/>-0.007 <text:s text:c="3"/>0.247 | <text:s text:c="3"/>-2.1 <text:s text:c="2"/>-74.4 <text:s text:c="2"/>-46.7</text:p>
      <text:p text:style-name="Standard"><text:s text:c="3"/>3.573 | 4 <text:s/>| <text:s text:c="3"/>1.006 <text:s text:c="2"/>-0.005 <text:s text:c="3"/>0.003 | <text:s text:c="2"/>-55.0 <text:s text:c="2"/>-85.2 <text:s text:c="2"/>-48.1</text:p>
      <text:p text:style-name="Standard"><text:s text:c="3"/>3.573 | 5 <text:s/>| <text:s text:c="3"/>1.020 <text:s text:c="2"/>-0.082 <text:s text:c="2"/>-0.163 | <text:s/>-152.0 <text:s text:c="2"/>-79.3 <text:s text:c="2"/>127.5</text:p>
      <text:p text:style-name="Standard"><text:s text:c="3"/>3.608 | 0 <text:s/>| <text:s text:c="8"/>Comm Error <text:s text:c="8"/>| <text:s text:c="11"/>- <text:s text:c="10"/></text:p>
      <text:p text:style-name="Standard"><text:s text:c="3"/>3.608 | 1 <text:s/>| <text:s text:c="3"/>1.275 <text:s text:c="3"/>0.172 <text:s text:c="2"/>-0.048 | <text:s text:c="2"/>148.9 <text:s text:c="2"/>-84.1 <text:s text:c="2"/>155.3</text:p>
      <text:p text:style-name="Standard"><text:s text:c="3"/>3.608 | 2 <text:s/>| <text:s text:c="3"/>0.499 <text:s text:c="2"/>-0.945 <text:s text:c="2"/>-0.918 | <text:s/>-134.3 <text:s text:c="2"/>-25.7 <text:s/>-142.8</text:p>
      <text:p text:style-name="Standard"><text:s text:c="3"/>3.608 | 3 <text:s/>| <text:s text:c="3"/>1.033 <text:s text:c="2"/>-0.038 <text:s text:c="3"/>0.248 | <text:s text:c="3"/>-2.7 <text:s text:c="2"/>-74.5 <text:s text:c="2"/>-46.3</text:p>
      <text:p text:style-name="Standard"><text:s text:c="3"/>3.608 | 4 <text:s/>| <text:s text:c="3"/>1.017 <text:s text:c="3"/>0.002 <text:s text:c="3"/>0.003 | <text:s text:c="2"/>-49.8 <text:s text:c="2"/>-85.2 <text:s text:c="2"/>-50.4</text:p>
      <text:p text:style-name="Standard"><text:s text:c="3"/>3.608 | 5 <text:s/>| <text:s text:c="3"/>1.020 <text:s text:c="2"/>-0.073 <text:s text:c="2"/>-0.169 | <text:s/>-152.5 <text:s text:c="2"/>-79.3 <text:s text:c="2"/>128.0</text:p>
      <text:p text:style-name="Standard"><text:s text:c="3"/>3.642 | 0 <text:s/>| <text:s text:c="8"/>Comm Error <text:s text:c="8"/>| <text:s text:c="11"/>- <text:s text:c="10"/></text:p>
      <text:p text:style-name="Standard"><text:s text:c="3"/>3.642 | 1 <text:s/>| <text:s text:c="3"/>1.293 <text:s text:c="3"/>0.144 <text:s text:c="2"/>-0.007 | <text:s text:c="2"/>145.3 <text:s text:c="2"/>-84.4 <text:s text:c="2"/>157.7</text:p>
      <text:p text:style-name="Standard"><text:s text:c="3"/>3.642 | 2 <text:s/>| <text:s text:c="3"/>0.471 <text:s text:c="2"/>-0.853 <text:s text:c="2"/>-0.790 | <text:s/>-133.9 <text:s text:c="2"/>-25.5 <text:s/>-142.9</text:p>
      <text:p text:style-name="Standard"><text:s text:c="3"/>3.642 | 3 <text:s/>| <text:s text:c="3"/>1.017 <text:s text:c="2"/>-0.047 <text:s text:c="3"/>0.259 | <text:s text:c="3"/>-3.8 <text:s text:c="2"/>-74.6 <text:s text:c="2"/>-45.3</text:p>
      <text:p text:style-name="Standard"><text:s text:c="3"/>3.642 | 4 <text:s/>| <text:s text:c="3"/>1.007 <text:s text:c="3"/>0.001 <text:s text:c="3"/>0.002 | <text:s text:c="2"/>-47.0 <text:s text:c="2"/>-85.3 <text:s text:c="2"/>-51.4</text:p>
      <text:p text:style-name="Standard"><text:s text:c="3"/>3.642 | 5 <text:s/>| <text:s text:c="3"/>1.018 <text:s text:c="2"/>-0.077 <text:s text:c="2"/>-0.167 | <text:s/>-152.6 <text:s text:c="2"/>-79.2 <text:s text:c="2"/>128.1</text:p>
      <text:p text:style-name="Standard"><text:s text:c="3"/>3.676 | 0 <text:s/>| <text:s text:c="8"/>Comm Error <text:s text:c="8"/>| <text:s text:c="11"/>- <text:s text:c="10"/></text:p>
      <text:p text:style-name="Standard"><text:s text:c="3"/>3.676 | 1 <text:s/>| <text:s text:c="3"/>1.223 <text:s text:c="3"/>0.107 <text:s text:c="3"/>0.011 | <text:s text:c="2"/>127.6 <text:s text:c="2"/>-84.7 <text:s text:c="2"/>174.2</text:p>
      <text:p text:style-name="Standard"><text:s text:c="3"/>3.676 | 2 <text:s/>| <text:s text:c="3"/>0.490 <text:s text:c="2"/>-0.782 <text:s text:c="2"/>-0.664 | <text:s/>-133.3 <text:s text:c="2"/>-25.2 <text:s/>-142.8</text:p>
      <text:p text:style-name="Standard"><text:s text:c="3"/>3.676 | 3 <text:s/>| <text:s text:c="3"/>0.989 <text:s text:c="2"/>-0.019 <text:s text:c="3"/>0.260 | <text:s text:c="3"/>-4.4 <text:s text:c="2"/>-74.5 <text:s text:c="2"/>-44.6</text:p>
      <text:p text:style-name="Standard"><text:s text:c="3"/>3.676 | 4 <text:s/>| <text:s text:c="3"/>1.008 <text:s text:c="2"/>-0.018 <text:s text:c="3"/>0.003 | <text:s text:c="2"/>-51.1 <text:s text:c="2"/>-85.2 <text:s text:c="2"/>-49.8</text:p>
      <text:p text:style-name="Standard"><text:s text:c="3"/>3.676 | 5 <text:s/>| <text:s text:c="3"/>1.015 <text:s text:c="2"/>-0.076 <text:s text:c="2"/>-0.161 | <text:s/>-152.5 <text:s text:c="2"/>-79.2 <text:s text:c="2"/>128.1</text:p>
      <text:p text:style-name="Standard"><text:s text:c="3"/>3.710 | 0 <text:s/>| <text:s text:c="8"/>Comm Error <text:s text:c="8"/>| <text:s text:c="11"/>- <text:s text:c="10"/></text:p>
      <text:p text:style-name="Standard"><text:s text:c="3"/>3.710 | 1 <text:s/>| <text:s text:c="3"/>1.115 <text:s text:c="3"/>0.063 <text:s text:c="3"/>0.027 | <text:s text:c="2"/>112.1 <text:s text:c="2"/>-84.7 <text:s/>-170.0</text:p>
      <text:p text:style-name="Standard"><text:s text:c="3"/>3.710 | 2 <text:s/>| <text:s text:c="3"/>0.457 <text:s text:c="2"/>-0.694 <text:s text:c="2"/>-0.539 | <text:s/>-132.1 <text:s text:c="2"/>-25.4 <text:s/>-142.9</text:p>
      <text:p text:style-name="Standard"><text:s text:c="3"/>3.710 | 3 <text:s/>| <text:s text:c="3"/>0.988 <text:s text:c="2"/>-0.003 <text:s text:c="3"/>0.257 | <text:s text:c="3"/>-4.2 <text:s text:c="2"/>-74.5 <text:s text:c="2"/>-44.8</text:p>
      <text:p text:style-name="Standard"><text:s text:c="3"/>3.710 | 4 <text:s/>| <text:s text:c="3"/>1.009 <text:s text:c="2"/>-0.008 <text:s text:c="2"/>-0.002 | <text:s text:c="2"/>-56.2 <text:s text:c="2"/>-85.2 <text:s text:c="2"/>-47.6</text:p>
      <text:p text:style-name="Standard"><text:s text:c="3"/>3.710 | 5 <text:s/>| <text:s text:c="3"/>1.018 <text:s text:c="2"/>-0.085 <text:s text:c="2"/>-0.149 | <text:s/>-151.9 <text:s text:c="2"/>-79.2 <text:s text:c="2"/>127.5</text:p>
      <text:p text:style-name="Standard"><text:s text:c="3"/>3.744 | 0 <text:s/>| <text:s text:c="8"/>Comm Error <text:s text:c="8"/>| <text:s text:c="11"/>- <text:s text:c="10"/></text:p>
      <text:p text:style-name="Standard"><text:s text:c="3"/>3.744 | 1 <text:s/>| <text:s text:c="3"/>1.067 <text:s text:c="3"/>0.064 <text:s text:c="3"/>0.022 | <text:s text:c="2"/>102.4 <text:s text:c="2"/>-84.4 <text:s/>-159.0</text:p>
      <text:p text:style-name="Standard"><text:s text:c="3"/>3.744 | 2 <text:s/>| <text:s text:c="3"/>0.428 <text:s text:c="2"/>-0.651 <text:s text:c="2"/>-0.492 | <text:s/>-131.1 <text:s text:c="2"/>-25.5 <text:s/>-142.9</text:p>
      <text:p text:style-name="Standard"><text:s text:c="3"/>3.744 | 3 <text:s/>| <text:s text:c="3"/>0.985 <text:s text:c="3"/>0.007 <text:s text:c="3"/>0.264 | <text:s text:c="3"/>-3.3 <text:s text:c="2"/>-74.5 <text:s text:c="2"/>-45.7</text:p>
      <text:p text:style-name="Standard"><text:s text:c="3"/>3.744 | 4 <text:s/>| <text:s text:c="3"/>1.007 <text:s text:c="2"/>-0.009 <text:s text:c="2"/>-0.002 | <text:s text:c="2"/>-58.9 <text:s text:c="2"/>-85.2 <text:s text:c="2"/>-44.9</text:p>
      <text:p text:style-name="Standard"><text:s text:c="3"/>3.744 | 5 <text:s/>| <text:s text:c="3"/>1.017 <text:s text:c="2"/>-0.082 <text:s text:c="2"/>-0.149 | <text:s/>-151.4 <text:s text:c="2"/>-79.2 <text:s text:c="2"/>127.0</text:p>
      <text:p text:style-name="Standard"><text:s text:c="3"/>3.778 | 0 <text:s/>| <text:s text:c="8"/>Comm Error <text:s text:c="8"/>| <text:s text:c="11"/>- <text:s text:c="10"/></text:p>
      <text:p text:style-name="Standard"><text:s text:c="3"/>3.778 | 1 <text:s/>| <text:s text:c="3"/>1.046 <text:s text:c="3"/>0.093 <text:s text:c="3"/>0.004 | <text:s text:c="2"/>100.6 <text:s text:c="2"/>-84.1 <text:s/>-156.7</text:p>
      <text:p text:style-name="Standard"><text:s text:c="3"/>3.778 | 2 <text:s/>| <text:s text:c="3"/>0.420 <text:s text:c="2"/>-0.649 <text:s text:c="2"/>-0.498 | <text:s/>-130.3 <text:s text:c="2"/>-25.6 <text:s/>-143.0</text:p>
      <text:p text:style-name="Standard"><text:s text:c="3"/>3.778 | 3 <text:s/>| <text:s text:c="3"/>0.982 <text:s text:c="2"/>-0.012 <text:s text:c="3"/>0.264 | <text:s text:c="3"/>-3.0 <text:s text:c="2"/>-74.4 <text:s text:c="2"/>-46.1</text:p>
      <text:p text:style-name="Standard"><text:s text:c="3"/>3.778 | 4 <text:s/>| <text:s text:c="3"/>1.008 <text:s text:c="2"/>-0.015 <text:s text:c="3"/>0.008 | <text:s text:c="2"/>-58.9 <text:s text:c="2"/>-85.2 <text:s text:c="2"/>-46.6</text:p>
      <text:p text:style-name="Standard"><text:s text:c="3"/>3.778 | 5 <text:s/>| <text:s text:c="3"/>1.012 <text:s text:c="2"/>-0.080 <text:s text:c="2"/>-0.154 | <text:s/>-151.3 <text:s text:c="2"/>-79.2 <text:s text:c="2"/>126.8</text:p>
      <text:p text:style-name="Standard"><text:s text:c="3"/>3.813 | 0 <text:s/>| <text:s text:c="8"/>Comm Error <text:s text:c="8"/>| <text:s text:c="11"/>- <text:s text:c="10"/></text:p>
      <text:p text:style-name="Standard"><text:s text:c="3"/>3.813 | 1 <text:s/>| <text:s text:c="3"/>1.075 <text:s text:c="3"/>0.094 <text:s text:c="2"/>-0.005 | <text:s text:c="3"/>98.2 <text:s text:c="2"/>-83.6 <text:s/>-153.6</text:p>
      <text:p text:style-name="Standard"><text:soft-page-break/><text:s text:c="3"/>3.813 | 2 <text:s/>| <text:s text:c="3"/>0.428 <text:s text:c="2"/>-0.683 <text:s text:c="2"/>-0.559 | <text:s/>-129.8 <text:s text:c="2"/>-25.8 <text:s/>-142.9</text:p>
      <text:p text:style-name="Standard"><text:s text:c="3"/>3.813 | 3 <text:s/>| <text:s text:c="3"/>0.991 <text:s text:c="2"/>-0.022 <text:s text:c="3"/>0.260 | <text:s text:c="3"/>-3.3 <text:s text:c="2"/>-74.4 <text:s text:c="2"/>-46.0</text:p>
      <text:p text:style-name="Standard"><text:s text:c="3"/>3.813 | 4 <text:s/>| <text:s text:c="3"/>1.012 <text:s text:c="2"/>-0.020 <text:s text:c="3"/>0.008 | <text:s text:c="2"/>-59.0 <text:s text:c="2"/>-85.2 <text:s text:c="2"/>-49.2</text:p>
      <text:p text:style-name="Standard"><text:s text:c="3"/>3.813 | 5 <text:s/>| <text:s text:c="3"/>1.016 <text:s text:c="2"/>-0.079 <text:s text:c="2"/>-0.152 | <text:s/>-151.3 <text:s text:c="2"/>-79.3 <text:s text:c="2"/>126.7</text:p>
      <text:p text:style-name="Standard"><text:s text:c="3"/>3.847 | 0 <text:s/>| <text:s text:c="8"/>Comm Error <text:s text:c="8"/>| <text:s text:c="11"/>- <text:s text:c="10"/></text:p>
      <text:p text:style-name="Standard"><text:s text:c="3"/>3.847 | 1 <text:s/>| <text:s text:c="3"/>1.103 <text:s text:c="3"/>0.074 <text:s text:c="3"/>0.003 | <text:s text:c="3"/>93.5 <text:s text:c="2"/>-82.9 <text:s/>-147.9</text:p>
      <text:p text:style-name="Standard"><text:s text:c="3"/>3.847 | 2 <text:s/>| <text:s text:c="3"/>0.442 <text:s text:c="2"/>-0.730 <text:s text:c="2"/>-0.615 | <text:s/>-129.5 <text:s text:c="2"/>-26.0 <text:s/>-142.7</text:p>
      <text:p text:style-name="Standard"><text:s text:c="3"/>3.847 | 3 <text:s/>| <text:s text:c="3"/>0.998 <text:s text:c="2"/>-0.029 <text:s text:c="3"/>0.263 | <text:s text:c="3"/>-3.6 <text:s text:c="2"/>-74.4 <text:s text:c="2"/>-45.7</text:p>
      <text:p text:style-name="Standard"><text:s text:c="3"/>3.847 | 4 <text:s/>| <text:s text:c="3"/>1.010 <text:s text:c="2"/>-0.003 <text:s text:c="3"/>0.004 | <text:s text:c="2"/>-56.3 <text:s text:c="2"/>-85.2 <text:s text:c="2"/>-51.6</text:p>
      <text:p text:style-name="Standard"><text:s text:c="3"/>3.847 | 5 <text:s/>| <text:s text:c="3"/>1.016 <text:s text:c="2"/>-0.086 <text:s text:c="2"/>-0.166 | <text:s/>-151.2 <text:s text:c="2"/>-79.2 <text:s text:c="2"/>126.5</text:p>
      <text:p text:style-name="Standard"><text:s text:c="3"/>3.881 | 0 <text:s/>| <text:s text:c="8"/>Comm Error <text:s text:c="8"/>| <text:s text:c="11"/>- <text:s text:c="10"/></text:p>
      <text:p text:style-name="Standard"><text:s text:c="3"/>3.881 | 1 <text:s/>| <text:s text:c="3"/>1.170 <text:s text:c="3"/>0.083 <text:s text:c="3"/>0.020 | <text:s text:c="3"/>90.4 <text:s text:c="2"/>-82.2 <text:s/>-143.8</text:p>
      <text:p text:style-name="Standard"><text:s text:c="3"/>3.881 | 2 <text:s/>| <text:s text:c="3"/>0.528 <text:s text:c="2"/>-0.800 <text:s text:c="2"/>-0.638 | <text:s/>-129.3 <text:s text:c="2"/>-26.5 <text:s/>-142.5</text:p>
      <text:p text:style-name="Standard"><text:s text:c="3"/>3.881 | 3 <text:s/>| <text:s text:c="3"/>0.996 <text:s text:c="2"/>-0.037 <text:s text:c="3"/>0.261 | <text:s text:c="3"/>-4.0 <text:s text:c="2"/>-74.3 <text:s text:c="2"/>-45.1</text:p>
      <text:p text:style-name="Standard"><text:s text:c="3"/>3.881 | 4 <text:s/>| <text:s text:c="3"/>1.011 <text:s text:c="2"/>-0.015 <text:s text:c="3"/>0.012 | <text:s text:c="2"/>-55.2 <text:s text:c="2"/>-85.2 <text:s text:c="2"/>-53.7</text:p>
      <text:p text:style-name="Standard"><text:s text:c="3"/>3.881 | 5 <text:s/>| <text:s text:c="3"/>1.017 <text:s text:c="2"/>-0.082 <text:s text:c="2"/>-0.158 | <text:s/>-151.1 <text:s text:c="2"/>-79.1 <text:s text:c="2"/>126.4</text:p>
      <text:p text:style-name="Standard"><text:s text:c="3"/>3.916 | 0 <text:s/>| <text:s text:c="8"/>Comm Error <text:s text:c="8"/>| <text:s text:c="11"/>- <text:s text:c="10"/></text:p>
      <text:p text:style-name="Standard"><text:s text:c="3"/>3.916 | 1 <text:s/>| <text:s text:c="3"/>1.196 <text:s text:c="3"/>0.103 <text:s text:c="3"/>0.039 | <text:s text:c="3"/>87.8 <text:s text:c="2"/>-80.5 <text:s/>-139.6</text:p>
      <text:p text:style-name="Standard"><text:s text:c="3"/>3.916 | 2 <text:s/>| <text:s text:c="3"/>0.529 <text:s text:c="2"/>-0.810 <text:s text:c="2"/>-0.617 | <text:s/>-129.0 <text:s text:c="2"/>-27.2 <text:s/>-142.6</text:p>
      <text:p text:style-name="Standard"><text:s text:c="3"/>3.916 | 3 <text:s/>| <text:s text:c="3"/>0.998 <text:s text:c="2"/>-0.044 <text:s text:c="3"/>0.255 | <text:s text:c="3"/>-4.9 <text:s text:c="2"/>-74.3 <text:s text:c="2"/>-44.5</text:p>
      <text:p text:style-name="Standard"><text:s text:c="3"/>3.916 | 4 <text:s/>| <text:s text:c="3"/>1.010 <text:s text:c="2"/>-0.007 <text:s text:c="3"/>0.006 | <text:s text:c="2"/>-54.1 <text:s text:c="2"/>-85.2 <text:s text:c="2"/>-55.3</text:p>
      <text:p text:style-name="Standard"><text:s text:c="3"/>3.916 | 5 <text:s/>| <text:s text:c="3"/>1.013 <text:s text:c="2"/>-0.085 <text:s text:c="2"/>-0.160 | <text:s/>-150.8 <text:s text:c="2"/>-79.1 <text:s text:c="2"/>126.2</text:p>
      <text:p text:style-name="Standard"><text:s text:c="3"/>3.950 | 0 <text:s/>| <text:s text:c="8"/>Comm Error <text:s text:c="8"/>| <text:s text:c="11"/>- <text:s text:c="10"/></text:p>
      <text:p text:style-name="Standard"><text:s text:c="3"/>3.950 | 1 <text:s/>| <text:s text:c="3"/>1.192 <text:s text:c="3"/>0.143 <text:s text:c="3"/>0.036 | <text:s text:c="3"/>88.7 <text:s text:c="2"/>-78.4 <text:s/>-139.0</text:p>
      <text:p text:style-name="Standard"><text:s text:c="3"/>3.950 | 2 <text:s/>| <text:s text:c="3"/>0.503 <text:s text:c="2"/>-0.799 <text:s text:c="2"/>-0.580 | <text:s/>-128.4 <text:s text:c="2"/>-27.8 <text:s/>-142.9</text:p>
      <text:p text:style-name="Standard"><text:s text:c="3"/>3.950 | 3 <text:s/>| <text:s text:c="3"/>1.001 <text:s text:c="2"/>-0.039 <text:s text:c="3"/>0.260 | <text:s text:c="3"/>-5.5 <text:s text:c="2"/>-74.3 <text:s text:c="2"/>-43.8</text:p>
      <text:p text:style-name="Standard"><text:s text:c="3"/>3.950 | 4 <text:s/>| <text:s text:c="3"/>1.008 <text:s text:c="2"/>-0.020 <text:s text:c="3"/>0.007 | <text:s text:c="2"/>-54.9 <text:s text:c="2"/>-85.2 <text:s text:c="2"/>-56.0</text:p>
      <text:p text:style-name="Standard"><text:s text:c="3"/>3.950 | 5 <text:s/>| <text:s text:c="3"/>1.017 <text:s text:c="2"/>-0.085 <text:s text:c="2"/>-0.156 | <text:s/>-150.7 <text:s text:c="2"/>-79.1 <text:s text:c="2"/>126.0</text:p>
      <text:p text:style-name="Standard"><text:s text:c="3"/>3.985 | 0 <text:s/>| <text:s text:c="8"/>Comm Error <text:s text:c="8"/>| <text:s text:c="11"/>- <text:s text:c="10"/></text:p>
      <text:p text:style-name="Standard"><text:s text:c="3"/>3.985 | 1 <text:s/>| <text:s text:c="3"/>1.207 <text:s text:c="3"/>0.160 <text:s text:c="3"/>0.028 | <text:s text:c="3"/>91.1 <text:s text:c="2"/>-75.0 <text:s/>-139.0</text:p>
      <text:p text:style-name="Standard"><text:s text:c="3"/>3.985 | 2 <text:s/>| <text:s text:c="3"/>0.602 <text:s text:c="2"/>-0.748 <text:s text:c="2"/>-0.497 | <text:s/>-127.7 <text:s text:c="2"/>-28.8 <text:s/>-143.4</text:p>
      <text:p text:style-name="Standard"><text:s text:c="3"/>3.985 | 3 <text:s/>| <text:s text:c="3"/>0.998 <text:s text:c="2"/>-0.014 <text:s text:c="3"/>0.255 | <text:s text:c="3"/>-5.6 <text:s text:c="2"/>-74.4 <text:s text:c="2"/>-43.6</text:p>
      <text:p text:style-name="Standard"><text:s text:c="3"/>3.985 | 4 <text:s/>| <text:s text:c="3"/>1.010 <text:s text:c="2"/>-0.015 <text:s text:c="3"/>0.001 | <text:s text:c="2"/>-56.5 <text:s text:c="2"/>-85.2 <text:s text:c="2"/>-53.9</text:p>
      <text:p text:style-name="Standard"><text:s text:c="3"/>3.985 | 5 <text:s/>| <text:s text:c="3"/>1.017 <text:s text:c="2"/>-0.091 <text:s text:c="2"/>-0.157 | <text:s/>-150.1 <text:s text:c="2"/>-79.1 <text:s text:c="2"/>125.5</text:p>
      <text:p text:style-name="Standard"><text:s text:c="3"/>4.019 | 0 <text:s/>| <text:s text:c="8"/>Comm Error <text:s text:c="8"/>| <text:s text:c="11"/>- <text:s text:c="10"/></text:p>
      <text:p text:style-name="Standard"><text:s text:c="3"/>4.019 | 1 <text:s/>| <text:s text:c="3"/>1.126 <text:s text:c="3"/>0.197 <text:s text:c="3"/>0.040 | <text:s text:c="3"/>91.9 <text:s text:c="2"/>-72.1 <text:s/>-137.3</text:p>
      <text:p text:style-name="Standard"><text:s text:c="3"/>4.019 | 2 <text:s/>| <text:s text:c="3"/>0.541 <text:s text:c="2"/>-0.706 <text:s text:c="2"/>-0.431 | <text:s/>-126.0 <text:s text:c="2"/>-30.7 <text:s/>-145.4</text:p>
      <text:p text:style-name="Standard"><text:s text:c="3"/>4.019 | 3 <text:s/>| <text:s text:c="3"/>0.992 <text:s text:c="2"/>-0.003 <text:s text:c="3"/>0.278 | <text:s text:c="3"/>-5.1 <text:s text:c="2"/>-74.4 <text:s text:c="2"/>-43.9</text:p>
      <text:p text:style-name="Standard"><text:s text:c="3"/>4.019 | 4 <text:s/>| <text:s text:c="3"/>1.011 <text:s text:c="2"/>-0.027 <text:s text:c="3"/>0.008 | <text:s text:c="2"/>-59.0 <text:s text:c="2"/>-85.1 <text:s text:c="2"/>-53.6</text:p>
      <text:p text:style-name="Standard"><text:s text:c="3"/>4.019 | 5 <text:s/>| <text:s text:c="3"/>1.018 <text:s text:c="2"/>-0.089 <text:s text:c="2"/>-0.154 | <text:s/>-149.8 <text:s text:c="2"/>-79.1 <text:s text:c="2"/>125.2</text:p>
      <text:p text:style-name="Standard"><text:s text:c="3"/>4.053 | 0 <text:s/>| <text:s text:c="8"/>Comm Error <text:s text:c="8"/>| <text:s text:c="11"/>- <text:s text:c="10"/></text:p>
      <text:p text:style-name="Standard"><text:s text:c="3"/>4.053 | 1 <text:s/>| <text:s text:c="3"/>1.010 <text:s text:c="3"/>0.261 <text:s text:c="3"/>0.002 | <text:s text:c="3"/>94.0 <text:s text:c="2"/>-67.4 <text:s/>-135.7</text:p>
      <text:p text:style-name="Standard"><text:s text:c="3"/>4.053 | 2 <text:s/>| <text:s text:c="3"/>0.513 <text:s text:c="2"/>-0.621 <text:s text:c="2"/>-0.410 | <text:s/>-125.0 <text:s text:c="2"/>-31.4 <text:s/>-146.6</text:p>
      <text:p text:style-name="Standard"><text:s text:c="3"/>4.053 | 3 <text:s/>| <text:s text:c="3"/>0.990 <text:s text:c="2"/>-0.003 <text:s text:c="3"/>0.271 | <text:s text:c="3"/>-4.5 <text:s text:c="2"/>-74.2 <text:s text:c="2"/>-44.5</text:p>
      <text:p text:style-name="Standard"><text:s text:c="3"/>4.053 | 4 <text:s/>| <text:s text:c="3"/>1.010 <text:s text:c="2"/>-0.011 <text:s text:c="3"/>0.004 | <text:s text:c="2"/>-58.9 <text:s text:c="2"/>-85.1 <text:s text:c="2"/>-53.8</text:p>
      <text:p text:style-name="Standard"><text:s text:c="3"/>4.053 | 5 <text:s/>| <text:s text:c="3"/>1.016 <text:s text:c="2"/>-0.083 <text:s text:c="2"/>-0.165 | <text:s/>-149.9 <text:s text:c="2"/>-79.0 <text:s text:c="2"/>125.3</text:p>
      <text:p text:style-name="Standard"><text:s text:c="3"/>4.089 | 0 <text:s/>| <text:s text:c="8"/>Comm Error <text:s text:c="8"/>| <text:s text:c="11"/>- <text:s text:c="10"/></text:p>
      <text:p text:style-name="Standard"><text:s text:c="3"/>4.089 | 1 <text:s/>| <text:s text:c="3"/>0.936 <text:s text:c="3"/>0.332 <text:s text:c="2"/>-0.063 | <text:s text:c="3"/>96.8 <text:s text:c="2"/>-63.6 <text:s/>-135.4</text:p>
      <text:p text:style-name="Standard"><text:s text:c="3"/>4.089 | 2 <text:s/>| <text:s text:c="3"/>0.617 <text:s text:c="2"/>-0.595 <text:s text:c="2"/>-0.384 | <text:s/>-124.3 <text:s text:c="2"/>-32.8 <text:s/>-147.8</text:p>
      <text:p text:style-name="Standard"><text:soft-page-break/><text:s text:c="3"/>4.089 | 3 <text:s/>| <text:s text:c="3"/>0.997 <text:s text:c="2"/>-0.003 <text:s text:c="3"/>0.261 | <text:s text:c="3"/>-4.1 <text:s text:c="2"/>-74.2 <text:s text:c="2"/>-45.0</text:p>
      <text:p text:style-name="Standard"><text:s text:c="3"/>4.089 | 4 <text:s/>| <text:s text:c="3"/>1.010 <text:s text:c="2"/>-0.018 <text:s text:c="3"/>0.007 | <text:s text:c="2"/>-58.2 <text:s text:c="2"/>-85.1 <text:s text:c="2"/>-54.3</text:p>
      <text:p text:style-name="Standard"><text:s text:c="3"/>4.089 | 5 <text:s/>| <text:s text:c="3"/>1.016 <text:s text:c="2"/>-0.082 <text:s text:c="2"/>-0.156 | <text:s/>-150.1 <text:s text:c="2"/>-79.0 <text:s text:c="2"/>125.5</text:p>
      <text:p text:style-name="Standard"><text:s text:c="3"/>4.123 | 0 <text:s/>| <text:s text:c="8"/>Comm Error <text:s text:c="8"/>| <text:s text:c="11"/>- <text:s text:c="10"/></text:p>
      <text:p text:style-name="Standard"><text:s text:c="3"/>4.123 | 1 <text:s/>| <text:s text:c="3"/>0.820 <text:s text:c="3"/>0.387 <text:s text:c="2"/>-0.102 | <text:s text:c="3"/>99.7 <text:s text:c="2"/>-58.3 <text:s/>-134.3</text:p>
      <text:p text:style-name="Standard"><text:s text:c="3"/>4.123 | 2 <text:s/>| <text:s text:c="3"/>0.493 <text:s text:c="2"/>-0.595 <text:s text:c="2"/>-0.381 | <text:s/>-123.9 <text:s text:c="2"/>-33.3 <text:s/>-148.9</text:p>
      <text:p text:style-name="Standard"><text:s text:c="3"/>4.123 | 3 <text:s/>| <text:s text:c="3"/>1.000 <text:s text:c="2"/>-0.007 <text:s text:c="3"/>0.265 | <text:s text:c="3"/>-3.5 <text:s text:c="2"/>-74.3 <text:s text:c="2"/>-45.7</text:p>
      <text:p text:style-name="Standard"><text:s text:c="3"/>4.123 | 4 <text:s/>| <text:s text:c="3"/>1.012 <text:s text:c="2"/>-0.008 <text:s text:c="3"/>0.002 | <text:s text:c="2"/>-58.0 <text:s text:c="2"/>-85.1 <text:s text:c="2"/>-54.0</text:p>
      <text:p text:style-name="Standard"><text:s text:c="3"/>4.123 | 5 <text:s/>| <text:s text:c="3"/>1.015 <text:s text:c="2"/>-0.084 <text:s text:c="2"/>-0.151 | <text:s/>-150.0 <text:s text:c="2"/>-79.1 <text:s text:c="2"/>125.3</text:p>
      <text:p text:style-name="Standard"><text:s text:c="3"/>4.158 | 0 <text:s/>| <text:s text:c="8"/>Comm Error <text:s text:c="8"/>| <text:s text:c="11"/>- <text:s text:c="10"/></text:p>
      <text:p text:style-name="Standard"><text:s text:c="3"/>4.158 | 1 <text:s/>| <text:s text:c="3"/>0.658 <text:s text:c="3"/>0.431 <text:s text:c="2"/>-0.134 | <text:s text:c="2"/>103.9 <text:s text:c="2"/>-54.2 <text:s/>-133.1</text:p>
      <text:p text:style-name="Standard"><text:s text:c="3"/>4.158 | 2 <text:s/>| <text:s text:c="3"/>0.488 <text:s text:c="2"/>-0.570 <text:s text:c="2"/>-0.418 | <text:s/>-124.7 <text:s text:c="2"/>-33.1 <text:s/>-149.2</text:p>
      <text:p text:style-name="Standard"><text:s text:c="3"/>4.158 | 3 <text:s/>| <text:s text:c="3"/>1.003 <text:s text:c="2"/>-0.012 <text:s text:c="3"/>0.262 | <text:s text:c="3"/>-3.1 <text:s text:c="2"/>-74.3 <text:s text:c="2"/>-46.2</text:p>
      <text:p text:style-name="Standard"><text:s text:c="3"/>4.158 | 4 <text:s/>| <text:s text:c="3"/>1.009 <text:s text:c="2"/>-0.022 <text:s text:c="3"/>0.013 | <text:s text:c="2"/>-56.6 <text:s text:c="2"/>-85.1 <text:s text:c="2"/>-55.4</text:p>
      <text:p text:style-name="Standard"><text:s text:c="3"/>4.158 | 5 <text:s/>| <text:s text:c="3"/>1.017 <text:s text:c="2"/>-0.089 <text:s text:c="2"/>-0.160 | <text:s/>-149.7 <text:s text:c="2"/>-79.1 <text:s text:c="2"/>125.1</text:p>
      <text:p text:style-name="Standard"><text:s text:c="3"/>4.192 | 0 <text:s/>| <text:s text:c="8"/>Comm Error <text:s text:c="8"/>| <text:s text:c="11"/>- <text:s text:c="10"/></text:p>
      <text:p text:style-name="Standard"><text:s text:c="3"/>4.192 | 1 <text:s/>| <text:s text:c="3"/>0.601 <text:s text:c="3"/>0.459 <text:s text:c="2"/>-0.213 | <text:s text:c="2"/>107.6 <text:s text:c="2"/>-50.6 <text:s/>-131.9</text:p>
      <text:p text:style-name="Standard"><text:s text:c="3"/>4.192 | 2 <text:s/>| <text:s text:c="3"/>0.556 <text:s text:c="2"/>-0.565 <text:s text:c="2"/>-0.453 | <text:s/>-126.6 <text:s text:c="2"/>-33.7 <text:s/>-149.5</text:p>
      <text:p text:style-name="Standard"><text:s text:c="3"/>4.192 | 3 <text:s/>| <text:s text:c="3"/>0.992 <text:s text:c="2"/>-0.005 <text:s text:c="3"/>0.257 | <text:s text:c="3"/>-2.4 <text:s text:c="2"/>-74.4 <text:s text:c="2"/>-47.0</text:p>
      <text:p text:style-name="Standard"><text:s text:c="3"/>4.192 | 4 <text:s/>| <text:s text:c="3"/>1.008 <text:s text:c="2"/>-0.026 <text:s text:c="3"/>0.016 | <text:s text:c="2"/>-56.2 <text:s text:c="2"/>-85.1 <text:s text:c="2"/>-57.2</text:p>
      <text:p text:style-name="Standard"><text:s text:c="3"/>4.192 | 5 <text:s/>| <text:s text:c="3"/>1.012 <text:s text:c="2"/>-0.082 <text:s text:c="2"/>-0.160 | <text:s/>-149.8 <text:s text:c="2"/>-79.1 <text:s text:c="2"/>125.2</text:p>
      <text:p text:style-name="Standard"><text:s text:c="3"/>4.227 | 0 <text:s/>| <text:s text:c="8"/>Comm Error <text:s text:c="8"/>| <text:s text:c="11"/>- <text:s text:c="10"/></text:p>
      <text:p text:style-name="Standard"><text:s text:c="3"/>4.227 | 1 <text:s/>| <text:s text:c="3"/>0.563 <text:s text:c="3"/>0.432 <text:s text:c="2"/>-0.307 | <text:s text:c="2"/>114.3 <text:s text:c="2"/>-46.0 <text:s/>-131.3</text:p>
      <text:p text:style-name="Standard"><text:s text:c="3"/>4.227 | 2 <text:s/>| <text:s text:c="3"/>0.549 <text:s text:c="2"/>-0.536 <text:s text:c="2"/>-0.480 | <text:s/>-128.4 <text:s text:c="2"/>-34.3 <text:s/>-149.9</text:p>
      <text:p text:style-name="Standard"><text:s text:c="3"/>4.227 | 3 <text:s/>| <text:s text:c="3"/>0.998 <text:s text:c="2"/>-0.011 <text:s text:c="3"/>0.267 | <text:s text:c="3"/>-1.9 <text:s text:c="2"/>-74.4 <text:s text:c="2"/>-47.6</text:p>
      <text:p text:style-name="Standard"><text:s text:c="3"/>4.227 | 4 <text:s/>| <text:s text:c="3"/>1.019 <text:s text:c="2"/>-0.027 <text:s text:c="3"/>0.016 | <text:s text:c="2"/>-55.5 <text:s text:c="2"/>-85.1 <text:s text:c="2"/>-58.8</text:p>
      <text:p text:style-name="Standard"><text:s text:c="3"/>4.227 | 5 <text:s/>| <text:s text:c="3"/>1.019 <text:s text:c="2"/>-0.087 <text:s text:c="2"/>-0.155 | <text:s/>-149.8 <text:s text:c="2"/>-79.0 <text:s text:c="2"/>125.0</text:p>
      <text:p text:style-name="Standard"><text:s text:c="3"/>4.261 | 0 <text:s/>| <text:s text:c="8"/>Comm Error <text:s text:c="8"/>| <text:s text:c="11"/>- <text:s text:c="10"/></text:p>
      <text:p text:style-name="Standard"><text:s text:c="3"/>4.261 | 1 <text:s/>| <text:s text:c="3"/>0.572 <text:s text:c="3"/>0.381 <text:s text:c="2"/>-0.325 | <text:s text:c="2"/>119.6 <text:s text:c="2"/>-43.9 <text:s/>-130.5</text:p>
      <text:p text:style-name="Standard"><text:s text:c="3"/>4.261 | 2 <text:s/>| <text:s text:c="3"/>0.500 <text:s text:c="2"/>-0.480 <text:s text:c="2"/>-0.482 | <text:s/>-131.5 <text:s text:c="2"/>-34.8 <text:s/>-149.9</text:p>
      <text:p text:style-name="Standard"><text:s text:c="3"/>4.261 | 3 <text:s/>| <text:s text:c="3"/>0.994 <text:s text:c="2"/>-0.016 <text:s text:c="3"/>0.265 | <text:s text:c="3"/>-1.4 <text:s text:c="2"/>-74.4 <text:s text:c="2"/>-48.2</text:p>
      <text:p text:style-name="Standard"><text:s text:c="3"/>4.261 | 4 <text:s/>| <text:s text:c="3"/>1.008 <text:s text:c="2"/>-0.000 <text:s text:c="3"/>0.005 | <text:s text:c="2"/>-53.7 <text:s text:c="2"/>-85.1 <text:s text:c="2"/>-59.2</text:p>
      <text:p text:style-name="Standard"><text:s text:c="3"/>4.261 | 5 <text:s/>| <text:s text:c="3"/>1.017 <text:s text:c="2"/>-0.086 <text:s text:c="2"/>-0.161 | <text:s/>-149.7 <text:s text:c="2"/>-79.1 <text:s text:c="2"/>125.0</text:p>
      <text:p text:style-name="Standard"><text:s text:c="3"/>4.295 | 0 <text:s/>| <text:s text:c="8"/>Comm Error <text:s text:c="8"/>| <text:s text:c="11"/>- <text:s text:c="10"/></text:p>
      <text:p text:style-name="Standard"><text:s text:c="3"/>4.295 | 1 <text:s/>| <text:s text:c="3"/>0.510 <text:s text:c="3"/>0.350 <text:s text:c="2"/>-0.398 | <text:s text:c="2"/>127.3 <text:s text:c="2"/>-41.6 <text:s/>-129.1</text:p>
      <text:p text:style-name="Standard"><text:s text:c="3"/>4.295 | 2 <text:s/>| <text:s text:c="3"/>0.574 <text:s text:c="2"/>-0.443 <text:s text:c="2"/>-0.511 | <text:s/>-134.3 <text:s text:c="2"/>-35.7 <text:s/>-149.8</text:p>
      <text:p text:style-name="Standard"><text:s text:c="3"/>4.295 | 3 <text:s/>| <text:s text:c="3"/>0.975 <text:s text:c="2"/>-0.018 <text:s text:c="3"/>0.257 | <text:s text:c="3"/>-1.2 <text:s text:c="2"/>-74.5 <text:s text:c="2"/>-48.5</text:p>
      <text:p text:style-name="Standard"><text:s text:c="3"/>4.295 | 4 <text:s/>| <text:s text:c="3"/>1.001 <text:s text:c="2"/>-0.023 <text:s text:c="3"/>0.010 | <text:s text:c="2"/>-54.4 <text:s text:c="2"/>-85.1 <text:s text:c="2"/>-59.2</text:p>
      <text:p text:style-name="Standard"><text:s text:c="3"/>4.295 | 5 <text:s/>| <text:s text:c="3"/>1.016 <text:s text:c="2"/>-0.084 <text:s text:c="2"/>-0.155 | <text:s/>-149.5 <text:s text:c="2"/>-79.1 <text:s text:c="2"/>124.8</text:p>
      <text:p text:style-name="Standard"><text:s text:c="3"/>4.330 | 0 <text:s/>| <text:s text:c="8"/>Comm Error <text:s text:c="8"/>| <text:s text:c="11"/>- <text:s text:c="10"/></text:p>
      <text:p text:style-name="Standard"><text:s text:c="3"/>4.330 | 1 <text:s/>| <text:s text:c="3"/>0.411 <text:s text:c="3"/>0.339 <text:s text:c="2"/>-0.508 | <text:s text:c="2"/>133.7 <text:s text:c="2"/>-39.3 <text:s/>-128.2</text:p>
      <text:p text:style-name="Standard"><text:s text:c="3"/>4.330 | 2 <text:s/>| <text:s text:c="3"/>0.582 <text:s text:c="2"/>-0.407 <text:s text:c="2"/>-0.530 | <text:s/>-137.2 <text:s text:c="2"/>-36.7 <text:s/>-150.0</text:p>
      <text:p text:style-name="Standard"><text:s text:c="3"/>4.330 | 3 <text:s/>| <text:s text:c="3"/>0.960 <text:s text:c="2"/>-0.020 <text:s text:c="3"/>0.247 | <text:s text:c="3"/>-1.1 <text:s text:c="2"/>-74.5 <text:s text:c="2"/>-48.6</text:p>
      <text:p text:style-name="Standard"><text:s text:c="3"/>4.330 | 4 <text:s/>| <text:s text:c="3"/>1.008 <text:s text:c="2"/>-0.008 <text:s text:c="3"/>0.006 | <text:s text:c="2"/>-53.6 <text:s text:c="2"/>-85.1 <text:s text:c="2"/>-59.7</text:p>
      <text:p text:style-name="Standard"><text:s text:c="3"/>4.330 | 5 <text:s/>| <text:s text:c="3"/>1.018 <text:s text:c="2"/>-0.084 <text:s text:c="2"/>-0.148 | <text:s/>-149.3 <text:s text:c="2"/>-79.1 <text:s text:c="2"/>124.6</text:p>
      <text:p text:style-name="Standard"><text:s text:c="3"/>4.364 | 0 <text:s/>| <text:s text:c="8"/>Comm Error <text:s text:c="8"/>| <text:s text:c="11"/>- <text:s text:c="10"/></text:p>
      <text:p text:style-name="Standard"><text:s text:c="3"/>4.364 | 1 <text:s/>| <text:s text:c="3"/>0.449 <text:s text:c="3"/>0.286 <text:s text:c="2"/>-0.545 | <text:s text:c="2"/>142.2 <text:s text:c="2"/>-37.3 <text:s/>-126.9</text:p>
      <text:p text:style-name="Standard"><text:s text:c="3"/>4.364 | 2 <text:s/>| <text:s text:c="3"/>0.541 <text:s text:c="2"/>-0.371 <text:s text:c="2"/>-0.525 | <text:s/>-140.9 <text:s text:c="2"/>-37.8 <text:s/>-150.4</text:p>
      <text:p text:style-name="Standard"><text:s text:c="3"/>4.364 | 3 <text:s/>| <text:s text:c="3"/>0.972 <text:s text:c="2"/>-0.020 <text:s text:c="3"/>0.256 | <text:s text:c="3"/>-1.1 <text:s text:c="2"/>-74.6 <text:s text:c="2"/>-48.6</text:p>
      <text:p text:style-name="Standard"><text:soft-page-break/><text:s text:c="3"/>4.364 | 4 <text:s/>| <text:s text:c="3"/>1.009 <text:s text:c="2"/>-0.006 <text:s text:c="3"/>0.004 | <text:s text:c="2"/>-52.1 <text:s text:c="2"/>-85.1 <text:s text:c="2"/>-59.6</text:p>
      <text:p text:style-name="Standard"><text:s text:c="3"/>4.364 | 5 <text:s/>| <text:s text:c="3"/>1.020 <text:s text:c="2"/>-0.094 <text:s text:c="2"/>-0.151 | <text:s/>-148.7 <text:s text:c="2"/>-79.2 <text:s text:c="2"/>124.0</text:p>
      <text:p text:style-name="Standard"><text:s text:c="3"/>4.398 | 0 <text:s/>| <text:s text:c="8"/>Comm Error <text:s text:c="8"/>| <text:s text:c="11"/>- <text:s text:c="10"/></text:p>
      <text:p text:style-name="Standard"><text:s text:c="3"/>4.398 | 1 <text:s/>| <text:s text:c="3"/>0.450 <text:s text:c="3"/>0.229 <text:s text:c="2"/>-0.655 | <text:s text:c="2"/>148.7 <text:s text:c="2"/>-36.5 <text:s/>-125.7</text:p>
      <text:p text:style-name="Standard"><text:s text:c="3"/>4.398 | 2 <text:s/>| <text:s text:c="3"/>0.597 <text:s text:c="2"/>-0.316 <text:s text:c="2"/>-0.558 | <text:s/>-144.0 <text:s text:c="2"/>-39.0 <text:s/>-150.8</text:p>
      <text:p text:style-name="Standard"><text:s text:c="3"/>4.398 | 3 <text:s/>| <text:s text:c="3"/>0.967 <text:s text:c="2"/>-0.021 <text:s text:c="3"/>0.251 | <text:s text:c="3"/>-1.2 <text:s text:c="2"/>-74.7 <text:s text:c="2"/>-48.5</text:p>
      <text:p text:style-name="Standard"><text:s text:c="3"/>4.398 | 4 <text:s/>| <text:s text:c="3"/>1.008 <text:s text:c="2"/>-0.027 <text:s text:c="3"/>0.008 | <text:s text:c="2"/>-54.9 <text:s text:c="2"/>-85.1 <text:s text:c="2"/>-58.0</text:p>
      <text:p text:style-name="Standard"><text:s text:c="3"/>4.398 | 5 <text:s/>| <text:s text:c="3"/>1.014 <text:s text:c="2"/>-0.092 <text:s text:c="2"/>-0.158 | <text:s/>-148.6 <text:s text:c="2"/>-79.1 <text:s text:c="2"/>123.9</text:p>
      <text:p text:style-name="Standard"><text:s text:c="3"/>4.432 | 0 <text:s/>| <text:s text:c="8"/>Comm Error <text:s text:c="8"/>| <text:s text:c="11"/>- <text:s text:c="10"/></text:p>
      <text:p text:style-name="Standard"><text:s text:c="3"/>4.432 | 1 <text:s/>| <text:s text:c="3"/>0.370 <text:s text:c="3"/>0.209 <text:s text:c="2"/>-0.715 | <text:s text:c="2"/>154.9 <text:s text:c="2"/>-35.6 <text:s/>-124.3</text:p>
      <text:p text:style-name="Standard"><text:s text:c="3"/>4.432 | 2 <text:s/>| <text:s text:c="3"/>0.559 <text:s text:c="2"/>-0.317 <text:s text:c="2"/>-0.596 | <text:s/>-147.8 <text:s text:c="2"/>-40.1 <text:s/>-151.8</text:p>
      <text:p text:style-name="Standard"><text:s text:c="3"/>4.432 | 3 <text:s/>| <text:s text:c="3"/>0.944 <text:s text:c="2"/>-0.019 <text:s text:c="3"/>0.248 | <text:s text:c="3"/>-1.4 <text:s text:c="2"/>-74.8 <text:s text:c="2"/>-48.2</text:p>
      <text:p text:style-name="Standard"><text:s text:c="3"/>4.432 | 4 <text:s/>| <text:s text:c="3"/>1.009 <text:s text:c="2"/>-0.023 <text:s text:c="3"/>0.009 | <text:s text:c="2"/>-56.2 <text:s text:c="2"/>-85.1 <text:s text:c="2"/>-57.4</text:p>
      <text:p text:style-name="Standard"><text:s text:c="3"/>4.432 | 5 <text:s/>| <text:s text:c="3"/>1.017 <text:s text:c="2"/>-0.089 <text:s text:c="2"/>-0.155 | <text:s/>-148.5 <text:s text:c="2"/>-79.1 <text:s text:c="2"/>123.9</text:p>
      <text:p text:style-name="Standard"><text:s text:c="3"/>4.466 | 0 <text:s/>| <text:s text:c="8"/>Comm Error <text:s text:c="8"/>| <text:s text:c="11"/>- <text:s text:c="10"/></text:p>
      <text:p text:style-name="Standard"><text:s text:c="3"/>4.466 | 1 <text:s/>| <text:s text:c="3"/>0.459 <text:s text:c="3"/>0.176 <text:s text:c="2"/>-0.735 | <text:s text:c="2"/>162.0 <text:s text:c="2"/>-35.3 <text:s/>-122.2</text:p>
      <text:p text:style-name="Standard"><text:s text:c="3"/>4.466 | 2 <text:s/>| <text:s text:c="3"/>0.587 <text:s text:c="2"/>-0.312 <text:s text:c="2"/>-0.520 | <text:s/>-149.5 <text:s text:c="2"/>-41.1 <text:s/>-153.4</text:p>
      <text:p text:style-name="Standard"><text:s text:c="3"/>4.466 | 3 <text:s/>| <text:s text:c="3"/>0.960 <text:s text:c="2"/>-0.012 <text:s text:c="3"/>0.264 | <text:s text:c="3"/>-1.5 <text:s text:c="2"/>-74.7 <text:s text:c="2"/>-48.2</text:p>
      <text:p text:style-name="Standard"><text:s text:c="3"/>4.466 | 4 <text:s/>| <text:s text:c="3"/>1.006 <text:s text:c="2"/>-0.018 <text:s text:c="3"/>0.008 | <text:s text:c="2"/>-56.1 <text:s text:c="2"/>-85.1 <text:s text:c="2"/>-57.6</text:p>
      <text:p text:style-name="Standard"><text:s text:c="3"/>4.466 | 5 <text:s/>| <text:s text:c="3"/>1.018 <text:s text:c="2"/>-0.096 <text:s text:c="2"/>-0.152 | <text:s/>-148.1 <text:s text:c="2"/>-79.1 <text:s text:c="2"/>123.6</text:p>
      <text:p text:style-name="Standard"><text:s text:c="3"/>4.500 | 0 <text:s/>| <text:s text:c="8"/>Comm Error <text:s text:c="8"/>| <text:s text:c="11"/>- <text:s text:c="10"/></text:p>
      <text:p text:style-name="Standard"><text:s text:c="3"/>4.500 | 1 <text:s/>| <text:s text:c="3"/>0.545 <text:s text:c="3"/>0.150 <text:s text:c="2"/>-0.741 | <text:s text:c="2"/>166.3 <text:s text:c="2"/>-36.3 <text:s/>-120.3</text:p>
      <text:p text:style-name="Standard"><text:s text:c="3"/>4.500 | 2 <text:s/>| <text:s text:c="3"/>0.626 <text:s text:c="2"/>-0.278 <text:s text:c="2"/>-0.534 | <text:s/>-150.6 <text:s text:c="2"/>-43.4 <text:s/>-155.5</text:p>
      <text:p text:style-name="Standard"><text:s text:c="3"/>4.500 | 3 <text:s/>| <text:s text:c="3"/>0.966 <text:s text:c="2"/>-0.013 <text:s text:c="3"/>0.255 | <text:s text:c="3"/>-1.7 <text:s text:c="2"/>-74.7 <text:s text:c="2"/>-47.9</text:p>
      <text:p text:style-name="Standard"><text:s text:c="3"/>4.500 | 4 <text:s/>| <text:s text:c="3"/>1.007 <text:s text:c="2"/>-0.019 <text:s text:c="3"/>0.014 | <text:s text:c="2"/>-54.9 <text:s text:c="2"/>-85.1 <text:s text:c="2"/>-58.7</text:p>
      <text:p text:style-name="Standard"><text:s text:c="3"/>4.500 | 5 <text:s/>| <text:s text:c="3"/>1.014 <text:s text:c="2"/>-0.096 <text:s text:c="2"/>-0.142 | <text:s/>-147.6 <text:s text:c="2"/>-79.2 <text:s text:c="2"/>123.2</text:p>
      <text:p text:style-name="Standard"><text:s text:c="3"/>4.535 | 0 <text:s/>| <text:s text:c="8"/>Comm Error <text:s text:c="8"/>| <text:s text:c="11"/>- <text:s text:c="10"/></text:p>
      <text:p text:style-name="Standard"><text:s text:c="3"/>4.535 | 1 <text:s/>| <text:s text:c="3"/>0.657 <text:s text:c="3"/>0.120 <text:s text:c="2"/>-0.764 | <text:s text:c="2"/>170.8 <text:s text:c="2"/>-39.4 <text:s/>-117.5</text:p>
      <text:p text:style-name="Standard"><text:s text:c="3"/>4.535 | 2 <text:s/>| <text:s text:c="3"/>0.606 <text:s text:c="2"/>-0.483 <text:s text:c="2"/>-0.669 | <text:s/>-151.3 <text:s text:c="2"/>-45.6 <text:s/>-159.0</text:p>
      <text:p text:style-name="Standard"><text:s text:c="3"/>4.535 | 3 <text:s/>| <text:s text:c="3"/>0.974 <text:s text:c="3"/>0.009 <text:s text:c="3"/>0.247 | <text:s text:c="3"/>-1.4 <text:s text:c="2"/>-74.8 <text:s text:c="2"/>-48.2</text:p>
      <text:p text:style-name="Standard"><text:s text:c="3"/>4.535 | 4 <text:s/>| <text:s text:c="3"/>1.000 <text:s text:c="2"/>-0.040 <text:s text:c="3"/>0.017 | <text:s text:c="2"/>-55.6 <text:s text:c="2"/>-85.0 <text:s text:c="2"/>-59.4</text:p>
      <text:p text:style-name="Standard"><text:s text:c="3"/>4.535 | 5 <text:s/>| <text:s text:c="3"/>1.012 <text:s text:c="2"/>-0.095 <text:s text:c="2"/>-0.142 | <text:s/>-147.0 <text:s text:c="2"/>-79.3 <text:s text:c="2"/>122.7</text:p>
      <text:p text:style-name="Standard"><text:s text:c="3"/>4.569 | 0 <text:s/>| <text:s text:c="8"/>Comm Error <text:s text:c="8"/>| <text:s text:c="11"/>- <text:s text:c="10"/></text:p>
      <text:p text:style-name="Standard"><text:s text:c="3"/>4.569 | 1 <text:s/>| <text:s text:c="3"/>0.632 <text:s text:c="3"/>0.150 <text:s text:c="2"/>-0.982 | <text:s text:c="2"/>173.3 <text:s text:c="2"/>-41.4 <text:s/>-115.2</text:p>
      <text:p text:style-name="Standard"><text:s text:c="3"/>4.569 | 2 <text:s/>| <text:s text:c="3"/>0.636 <text:s text:c="2"/>-0.458 <text:s text:c="2"/>-0.756 | <text:s/>-150.9 <text:s text:c="2"/>-46.7 <text:s/>-161.8</text:p>
      <text:p text:style-name="Standard"><text:s text:c="3"/>4.569 | 3 <text:s/>| <text:s text:c="3"/>0.984 <text:s text:c="3"/>0.013 <text:s text:c="3"/>0.246 | <text:s text:c="3"/>-0.8 <text:s text:c="2"/>-74.9 <text:s text:c="2"/>-49.1</text:p>
      <text:p text:style-name="Standard"><text:s text:c="3"/>4.569 | 4 <text:s/>| <text:s text:c="3"/>1.011 <text:s text:c="2"/>-0.010 <text:s text:c="3"/>0.017 | <text:s text:c="2"/>-53.2 <text:s text:c="2"/>-85.0 <text:s text:c="2"/>-61.5</text:p>
      <text:p text:style-name="Standard"><text:s text:c="3"/>4.569 | 5 <text:s/>| <text:s text:c="3"/>1.018 <text:s text:c="2"/>-0.089 <text:s text:c="2"/>-0.138 | <text:s/>-146.9 <text:s text:c="2"/>-79.4 <text:s text:c="2"/>122.6</text:p>
      <text:p text:style-name="Standard"><text:s text:c="3"/>4.604 | 0 <text:s/>| <text:s text:c="8"/>Comm Error <text:s text:c="8"/>| <text:s text:c="11"/>- <text:s text:c="10"/></text:p>
      <text:p text:style-name="Standard"><text:s text:c="3"/>4.604 | 1 <text:s/>| <text:s text:c="3"/>0.623 <text:s text:c="3"/>0.257 <text:s text:c="2"/>-1.084 | <text:s text:c="2"/>174.4 <text:s text:c="2"/>-42.1 <text:s/>-111.6</text:p>
      <text:p text:style-name="Standard"><text:s text:c="3"/>4.604 | 2 <text:s/>| <text:s text:c="3"/>0.688 <text:s text:c="2"/>-0.470 <text:s text:c="2"/>-0.902 | <text:s/>-150.4 <text:s text:c="2"/>-47.5 <text:s/>-164.6</text:p>
      <text:p text:style-name="Standard"><text:s text:c="3"/>4.604 | 3 <text:s/>| <text:s text:c="3"/>1.012 <text:s text:c="3"/>0.013 <text:s text:c="3"/>0.232 | <text:s text:c="3"/>-0.1 <text:s text:c="2"/>-75.2 <text:s text:c="2"/>-49.5</text:p>
      <text:p text:style-name="Standard"><text:s text:c="3"/>4.604 | 4 <text:s/>| <text:s text:c="3"/>1.003 <text:s text:c="2"/>-0.022 <text:s text:c="3"/>0.024 | <text:s text:c="2"/>-50.1 <text:s text:c="2"/>-85.0 <text:s text:c="2"/>-64.8</text:p>
      <text:p text:style-name="Standard"><text:s text:c="3"/>4.604 | 5 <text:s/>| <text:s text:c="3"/>1.015 <text:s text:c="2"/>-0.088 <text:s text:c="2"/>-0.138 | <text:s/>-146.8 <text:s text:c="2"/>-79.5 <text:s text:c="2"/>122.7</text:p>
      <text:p text:style-name="Standard"><text:s text:c="3"/>4.638 | 0 <text:s/>| <text:s text:c="8"/>Comm Error <text:s text:c="8"/>| <text:s text:c="11"/>- <text:s text:c="10"/></text:p>
      <text:p text:style-name="Standard"><text:s text:c="3"/>4.638 | 1 <text:s/>| <text:s text:c="3"/>0.799 <text:s text:c="3"/>0.297 <text:s text:c="2"/>-1.130 | <text:s text:c="2"/>174.2 <text:s text:c="2"/>-42.5 <text:s/>-109.0</text:p>
      <text:p text:style-name="Standard"><text:s text:c="3"/>4.638 | 2 <text:s/>| <text:s text:c="3"/>0.794 <text:s text:c="2"/>-0.535 <text:s text:c="2"/>-0.980 | <text:s/>-149.8 <text:s text:c="2"/>-47.9 <text:s/>-166.0</text:p>
      <text:p text:style-name="Standard"><text:s text:c="3"/>4.638 | 3 <text:s/>| <text:s text:c="3"/>1.027 <text:s text:c="3"/>0.025 <text:s text:c="3"/>0.233 | <text:s text:c="4"/>0.8 <text:s text:c="2"/>-75.4 <text:s text:c="2"/>-50.3</text:p>
      <text:p text:style-name="Standard"><text:s text:c="3"/>4.638 | 4 <text:s/>| <text:s text:c="3"/>1.014 <text:s text:c="2"/>-0.010 <text:s text:c="3"/>0.018 | <text:s text:c="2"/>-48.2 <text:s text:c="2"/>-85.1 <text:s text:c="2"/>-66.1</text:p>
      <text:p text:style-name="Standard"><text:soft-page-break/><text:s text:c="3"/>4.638 | 5 <text:s/>| <text:s text:c="3"/>1.021 <text:s text:c="2"/>-0.091 <text:s text:c="2"/>-0.151 | <text:s/>-146.9 <text:s text:c="2"/>-79.5 <text:s text:c="2"/>122.8</text:p>
      <text:p text:style-name="Standard"><text:s text:c="3"/>4.673 | 0 <text:s/>| <text:s text:c="8"/>Comm Error <text:s text:c="8"/>| <text:s text:c="11"/>- <text:s text:c="10"/></text:p>
      <text:p text:style-name="Standard"><text:s text:c="3"/>4.673 | 1 <text:s/>| <text:s text:c="3"/>0.693 <text:s text:c="3"/>0.297 <text:s text:c="2"/>-1.162 | <text:s text:c="2"/>173.6 <text:s text:c="2"/>-42.4 <text:s/>-106.6</text:p>
      <text:p text:style-name="Standard"><text:s text:c="3"/>4.673 | 2 <text:s/>| <text:s text:c="3"/>0.808 <text:s text:c="2"/>-0.491 <text:s text:c="2"/>-0.965 | <text:s/>-149.6 <text:s text:c="2"/>-47.7 <text:s/>-166.8</text:p>
      <text:p text:style-name="Standard"><text:s text:c="3"/>4.673 | 3 <text:s/>| <text:s text:c="3"/>1.045 <text:s text:c="2"/>-0.003 <text:s text:c="3"/>0.235 | <text:s text:c="4"/>1.3 <text:s text:c="2"/>-75.6 <text:s text:c="2"/>-50.7</text:p>
      <text:p text:style-name="Standard"><text:s text:c="3"/>4.673 | 4 <text:s/>| <text:s text:c="3"/>1.022 <text:s text:c="2"/>-0.004 <text:s text:c="2"/>-0.002 | <text:s text:c="2"/>-47.4 <text:s text:c="2"/>-85.1 <text:s text:c="2"/>-63.9</text:p>
      <text:p text:style-name="Standard"><text:s text:c="3"/>4.673 | 5 <text:s/>| <text:s text:c="3"/>1.021 <text:s text:c="2"/>-0.077 <text:s text:c="2"/>-0.167 | <text:s/>-148.2 <text:s text:c="2"/>-79.4 <text:s text:c="2"/>124.2</text:p>
      <text:p text:style-name="Standard"><text:s text:c="3"/>4.707 | 0 <text:s/>| <text:s text:c="8"/>Comm Error <text:s text:c="8"/>| <text:s text:c="11"/>- <text:s text:c="10"/></text:p>
      <text:p text:style-name="Standard"><text:s text:c="3"/>4.707 | 1 <text:s/>| <text:s text:c="3"/>0.644 <text:s text:c="3"/>0.276 <text:s text:c="2"/>-1.070 | <text:s text:c="2"/>172.1 <text:s text:c="2"/>-41.1 <text:s/>-104.6</text:p>
      <text:p text:style-name="Standard"><text:s text:c="3"/>4.707 | 2 <text:s/>| <text:s text:c="3"/>0.803 <text:s text:c="2"/>-0.463 <text:s text:c="2"/>-0.826 | <text:s/>-149.5 <text:s text:c="2"/>-46.9 <text:s/>-167.0</text:p>
      <text:p text:style-name="Standard"><text:s text:c="3"/>4.707 | 3 <text:s/>| <text:s text:c="3"/>1.038 <text:s text:c="2"/>-0.031 <text:s text:c="3"/>0.253 | <text:s text:c="4"/>0.5 <text:s text:c="2"/>-75.6 <text:s text:c="2"/>-49.8</text:p>
      <text:p text:style-name="Standard"><text:s text:c="3"/>4.707 | 4 <text:s/>| <text:s text:c="3"/>1.010 <text:s text:c="2"/>-0.004 <text:s text:c="2"/>-0.018 | <text:s text:c="2"/>-52.2 <text:s text:c="2"/>-85.2 <text:s text:c="2"/>-57.7</text:p>
      <text:p text:style-name="Standard"><text:s text:c="3"/>4.707 | 5 <text:s/>| <text:s text:c="3"/>1.023 <text:s text:c="2"/>-0.076 <text:s text:c="2"/>-0.155 | <text:s/>-148.8 <text:s text:c="2"/>-79.4 <text:s text:c="2"/>124.9</text:p>
      <text:p text:style-name="Standard"><text:s text:c="3"/>4.741 | 0 <text:s/>| <text:s text:c="8"/>Comm Error <text:s text:c="8"/>| <text:s text:c="11"/>- <text:s text:c="10"/></text:p>
      <text:p text:style-name="Standard"><text:s text:c="3"/>4.741 | 1 <text:s/>| <text:s text:c="3"/>0.701 <text:s text:c="3"/>0.247 <text:s text:c="2"/>-0.933 | <text:s text:c="2"/>170.8 <text:s text:c="2"/>-40.0 <text:s/>-103.1</text:p>
      <text:p text:style-name="Standard"><text:s text:c="3"/>4.741 | 2 <text:s/>| <text:s text:c="3"/>0.787 <text:s text:c="2"/>-0.427 <text:s text:c="2"/>-0.734 | <text:s/>-149.5 <text:s text:c="2"/>-46.1 <text:s/>-167.0</text:p>
      <text:p text:style-name="Standard"><text:s text:c="3"/>4.741 | 3 <text:s/>| <text:s text:c="3"/>1.009 <text:s text:c="2"/>-0.009 <text:s text:c="3"/>0.269 | <text:s text:c="3"/>-0.2 <text:s text:c="2"/>-75.5 <text:s text:c="2"/>-49.2</text:p>
      <text:p text:style-name="Standard"><text:s text:c="3"/>4.741 | 4 <text:s/>| <text:s text:c="3"/>1.006 <text:s text:c="2"/>-0.015 <text:s text:c="2"/>-0.002 | <text:s text:c="2"/>-54.4 <text:s text:c="2"/>-85.2 <text:s text:c="2"/>-53.7</text:p>
      <text:p text:style-name="Standard"><text:s text:c="3"/>4.741 | 5 <text:s/>| <text:s text:c="3"/>1.018 <text:s text:c="2"/>-0.078 <text:s text:c="2"/>-0.144 | <text:s/>-148.9 <text:s text:c="2"/>-79.5 <text:s text:c="2"/>125.1</text:p>
      <text:p text:style-name="Standard"><text:s text:c="3"/>4.775 | 0 <text:s/>| <text:s text:c="8"/>Comm Error <text:s text:c="8"/>| <text:s text:c="11"/>- <text:s text:c="10"/></text:p>
      <text:p text:style-name="Standard"><text:s text:c="3"/>4.775 | 1 <text:s/>| <text:s text:c="3"/>0.621 <text:s text:c="3"/>0.204 <text:s text:c="2"/>-0.806 | <text:s text:c="2"/>169.2 <text:s text:c="2"/>-38.5 <text:s/>-101.7</text:p>
      <text:p text:style-name="Standard"><text:s text:c="3"/>4.775 | 2 <text:s/>| <text:s text:c="3"/>0.734 <text:s text:c="2"/>-0.381 <text:s text:c="2"/>-0.667 | <text:s/>-149.8 <text:s text:c="2"/>-44.8 <text:s/>-166.5</text:p>
      <text:p text:style-name="Standard"><text:s text:c="3"/>4.775 | 3 <text:s/>| <text:s text:c="3"/>0.983 <text:s text:c="3"/>0.017 <text:s text:c="3"/>0.257 | <text:s text:c="4"/>0.4 <text:s text:c="2"/>-75.4 <text:s text:c="2"/>-49.6</text:p>
      <text:p text:style-name="Standard"><text:s text:c="3"/>4.775 | 4 <text:s/>| <text:s text:c="3"/>1.012 <text:s text:c="2"/>-0.021 <text:s text:c="3"/>0.010 | <text:s text:c="2"/>-53.4 <text:s text:c="2"/>-85.2 <text:s text:c="2"/>-56.6</text:p>
      <text:p text:style-name="Standard"><text:s text:c="3"/>4.775 | 5 <text:s/>| <text:s text:c="3"/>1.017 <text:s text:c="2"/>-0.086 <text:s text:c="2"/>-0.139 | <text:s/>-148.4 <text:s text:c="2"/>-79.6 <text:s text:c="2"/>124.7</text:p>
      <text:p text:style-name="Standard"><text:s text:c="3"/>4.809 | 0 <text:s/>| <text:s text:c="8"/>Comm Error <text:s text:c="8"/>| <text:s text:c="11"/>- <text:s text:c="10"/></text:p>
      <text:p text:style-name="Standard"><text:s text:c="3"/>4.809 | 1 <text:s/>| <text:s text:c="3"/>0.593 <text:s text:c="3"/>0.229 <text:s text:c="2"/>-0.787 | <text:s text:c="2"/>168.0 <text:s text:c="2"/>-37.3 <text:s/>-101.2</text:p>
      <text:p text:style-name="Standard"><text:s text:c="3"/>4.809 | 2 <text:s/>| <text:s text:c="3"/>0.656 <text:s text:c="2"/>-0.439 <text:s text:c="2"/>-0.707 | <text:s/>-149.9 <text:s text:c="2"/>-43.6 <text:s/>-166.1</text:p>
      <text:p text:style-name="Standard"><text:s text:c="3"/>4.809 | 3 <text:s/>| <text:s text:c="3"/>0.995 <text:s text:c="3"/>0.010 <text:s text:c="3"/>0.262 | <text:s text:c="4"/>0.8 <text:s text:c="2"/>-75.3 <text:s text:c="2"/>-50.0</text:p>
      <text:p text:style-name="Standard"><text:s text:c="3"/>4.809 | 4 <text:s/>| <text:s text:c="3"/>1.003 <text:s text:c="2"/>-0.016 <text:s text:c="3"/>0.015 | <text:s text:c="2"/>-50.3 <text:s text:c="2"/>-85.2 <text:s text:c="2"/>-60.2</text:p>
      <text:p text:style-name="Standard"><text:s text:c="3"/>4.809 | 5 <text:s/>| <text:s text:c="3"/>1.018 <text:s text:c="2"/>-0.089 <text:s text:c="2"/>-0.137 | <text:s/>-148.0 <text:s text:c="2"/>-79.7 <text:s text:c="2"/>124.2</text:p>
      <text:p text:style-name="Standard"><text:s text:c="3"/>4.844 | 0 <text:s/>| <text:s text:c="8"/>Comm Error <text:s text:c="8"/>| <text:s text:c="11"/>- <text:s text:c="10"/></text:p>
      <text:p text:style-name="Standard"><text:s text:c="3"/>4.844 | 1 <text:s/>| <text:s text:c="3"/>0.631 <text:s text:c="3"/>0.287 <text:s text:c="2"/>-0.794 | <text:s text:c="2"/>165.9 <text:s text:c="2"/>-36.1 <text:s/>-100.6</text:p>
      <text:p text:style-name="Standard"><text:s text:c="3"/>4.844 | 2 <text:s/>| <text:s text:c="3"/>0.611 <text:s text:c="2"/>-0.552 <text:s text:c="2"/>-0.802 | <text:s/>-149.8 <text:s text:c="2"/>-41.7 <text:s/>-164.8</text:p>
      <text:p text:style-name="Standard"><text:s text:c="3"/>4.844 | 3 <text:s/>| <text:s text:c="3"/>0.998 <text:s text:c="3"/>0.003 <text:s text:c="3"/>0.251 | <text:s text:c="4"/>0.9 <text:s text:c="2"/>-75.1 <text:s text:c="2"/>-50.0</text:p>
      <text:p text:style-name="Standard"><text:s text:c="3"/>4.844 | 4 <text:s/>| <text:s text:c="3"/>1.007 <text:s text:c="2"/>-0.018 <text:s text:c="3"/>0.026 | <text:s text:c="2"/>-45.1 <text:s text:c="2"/>-85.1 <text:s text:c="2"/>-67.3</text:p>
      <text:p text:style-name="Standard"><text:s text:c="3"/>4.844 | 5 <text:s/>| <text:s text:c="3"/>1.013 <text:s text:c="2"/>-0.082 <text:s text:c="2"/>-0.125 | <text:s/>-147.3 <text:s text:c="2"/>-79.8 <text:s text:c="2"/>123.5</text:p>
      <text:p text:style-name="Standard"><text:s text:c="3"/>4.879 | 0 <text:s/>| <text:s text:c="8"/>Comm Error <text:s text:c="8"/>| <text:s text:c="11"/>- <text:s text:c="10"/></text:p>
      <text:p text:style-name="Standard"><text:s text:c="3"/>4.879 | 1 <text:s/>| <text:s text:c="3"/>0.670 <text:s text:c="3"/>0.343 <text:s text:c="2"/>-0.874 | <text:s text:c="2"/>164.1 <text:s text:c="2"/>-35.1 <text:s/>-100.2</text:p>
      <text:p text:style-name="Standard"><text:s text:c="3"/>4.879 | 2 <text:s/>| <text:s text:c="3"/>0.573 <text:s text:c="2"/>-0.661 <text:s text:c="2"/>-0.819 | <text:s/>-148.9 <text:s text:c="2"/>-39.4 <text:s/>-164.9</text:p>
      <text:p text:style-name="Standard"><text:s text:c="3"/>4.879 | 3 <text:s/>| <text:s text:c="3"/>1.025 <text:s text:c="2"/>-0.012 <text:s text:c="3"/>0.248 | <text:s text:c="4"/>0.7 <text:s text:c="2"/>-75.0 <text:s text:c="2"/>-49.6</text:p>
      <text:p text:style-name="Standard"><text:s text:c="3"/>4.879 | 4 <text:s/>| <text:s text:c="3"/>1.015 <text:s text:c="2"/>-0.009 <text:s text:c="3"/>0.026 | <text:s text:c="2"/>-41.4 <text:s text:c="2"/>-85.1 <text:s text:c="2"/>-72.0</text:p>
      <text:p text:style-name="Standard"><text:s text:c="3"/>4.879 | 5 <text:s/>| <text:s text:c="3"/>1.020 <text:s text:c="2"/>-0.090 <text:s text:c="2"/>-0.127 | <text:s/>-146.8 <text:s text:c="2"/>-79.9 <text:s text:c="2"/>123.0</text:p>
      <text:p text:style-name="Standard"><text:s text:c="3"/>4.913 | 0 <text:s/>| <text:s text:c="8"/>Comm Error <text:s text:c="8"/>| <text:s text:c="11"/>- <text:s text:c="10"/></text:p>
      <text:p text:style-name="Standard"><text:s text:c="3"/>4.913 | 1 <text:s/>| <text:s text:c="3"/>0.767 <text:s text:c="3"/>0.348 <text:s text:c="2"/>-0.820 | <text:s text:c="2"/>162.2 <text:s text:c="2"/>-35.2 <text:s text:c="2"/>-99.5</text:p>
      <text:p text:style-name="Standard"><text:s text:c="3"/>4.913 | 2 <text:s/>| <text:s text:c="3"/>0.554 <text:s text:c="2"/>-0.649 <text:s text:c="2"/>-0.785 | <text:s/>-147.7 <text:s text:c="2"/>-37.8 <text:s/>-163.6</text:p>
      <text:p text:style-name="Standard"><text:s text:c="3"/>4.913 | 3 <text:s/>| <text:s text:c="3"/>1.037 <text:s text:c="2"/>-0.017 <text:s text:c="3"/>0.254 | <text:s text:c="4"/>0.0 <text:s text:c="2"/>-74.9 <text:s text:c="2"/>-48.8</text:p>
      <text:p text:style-name="Standard"><text:s text:c="3"/>4.913 | 4 <text:s/>| <text:s text:c="3"/>1.008 <text:s text:c="2"/>-0.022 <text:s text:c="3"/>0.024 | <text:s text:c="2"/>-40.3 <text:s text:c="2"/>-85.1 <text:s text:c="2"/>-74.0</text:p>
      <text:p text:style-name="Standard"><text:s text:c="3"/>4.913 | 5 <text:s/>| <text:s text:c="3"/>1.019 <text:s text:c="2"/>-0.088 <text:s text:c="2"/>-0.142 | <text:s/>-146.6 <text:s text:c="2"/>-79.9 <text:s text:c="2"/>122.8</text:p>
      <text:p text:style-name="Standard"><text:soft-page-break/><text:s text:c="3"/>4.947 | 0 <text:s/>| <text:s text:c="8"/>Comm Error <text:s text:c="8"/>| <text:s text:c="11"/>- <text:s text:c="10"/></text:p>
      <text:p text:style-name="Standard"><text:s text:c="3"/>4.947 | 1 <text:s/>| <text:s text:c="3"/>0.676 <text:s text:c="3"/>0.297 <text:s text:c="2"/>-0.815 | <text:s text:c="2"/>160.2 <text:s text:c="2"/>-35.7 <text:s text:c="2"/>-99.0</text:p>
      <text:p text:style-name="Standard"><text:s text:c="3"/>4.947 | 2 <text:s/>| <text:s text:c="3"/>0.582 <text:s text:c="2"/>-0.591 <text:s text:c="2"/>-0.696 | <text:s/>-146.6 <text:s text:c="2"/>-36.7 <text:s/>-160.7</text:p>
      <text:p text:style-name="Standard"><text:s text:c="3"/>4.947 | 3 <text:s/>| <text:s text:c="3"/>1.011 <text:s text:c="2"/>-0.013 <text:s text:c="3"/>0.251 | <text:s text:c="3"/>-0.4 <text:s text:c="2"/>-74.7 <text:s text:c="2"/>-48.1</text:p>
      <text:p text:style-name="Standard"><text:s text:c="3"/>4.947 | 4 <text:s/>| <text:s text:c="3"/>1.006 <text:s text:c="2"/>-0.013 <text:s text:c="3"/>0.013 | <text:s text:c="2"/>-40.8 <text:s text:c="2"/>-85.1 <text:s text:c="2"/>-73.3</text:p>
      <text:p text:style-name="Standard"><text:s text:c="3"/>4.947 | 5 <text:s/>| <text:s text:c="3"/>1.021 <text:s text:c="2"/>-0.093 <text:s text:c="2"/>-0.145 | <text:s/>-146.6 <text:s text:c="2"/>-79.9 <text:s text:c="2"/>122.8</text:p>
      <text:p text:style-name="Standard"><text:s text:c="3"/>4.982 | 0 <text:s/>| <text:s text:c="8"/>Comm Error <text:s text:c="8"/>| <text:s text:c="11"/>- <text:s text:c="10"/></text:p>
      <text:p text:style-name="Standard"><text:s text:c="3"/>4.982 | 1 <text:s/>| <text:s text:c="3"/>0.497 <text:s text:c="3"/>0.372 <text:s text:c="2"/>-0.753 | <text:s text:c="2"/>158.5 <text:s text:c="2"/>-34.8 <text:s text:c="2"/>-98.4</text:p>
      <text:p text:style-name="Standard"><text:s text:c="3"/>4.982 | 2 <text:s/>| <text:s text:c="3"/>0.691 <text:s text:c="2"/>-0.409 <text:s text:c="2"/>-0.609 | <text:s/>-146.1 <text:s text:c="2"/>-38.0 <text:s/>-158.0</text:p>
      <text:p text:style-name="Standard"><text:s text:c="3"/>4.982 | 3 <text:s/>| <text:s text:c="3"/>0.991 <text:s text:c="3"/>0.029 <text:s text:c="3"/>0.242 | <text:s text:c="3"/>-0.2 <text:s text:c="2"/>-74.6 <text:s text:c="2"/>-47.9</text:p>
      <text:p text:style-name="Standard"><text:s text:c="3"/>4.982 | 4 <text:s/>| <text:s text:c="3"/>1.010 <text:s text:c="2"/>-0.023 <text:s text:c="3"/>0.008 | <text:s text:c="2"/>-43.5 <text:s text:c="2"/>-85.1 <text:s text:c="2"/>-69.0</text:p>
      <text:p text:style-name="Standard"><text:s text:c="3"/>4.982 | 5 <text:s/>| <text:s text:c="3"/>1.020 <text:s text:c="2"/>-0.098 <text:s text:c="2"/>-0.140 | <text:s/>-146.0 <text:s text:c="2"/>-79.8 <text:s text:c="2"/>122.4</text:p>
      <text:p text:style-name="Standard"><text:s text:c="3"/>5.016 | 0 <text:s/>| <text:s text:c="8"/>Comm Error <text:s text:c="8"/>| <text:s text:c="11"/>- <text:s text:c="10"/></text:p>
      <text:p text:style-name="Standard"><text:s text:c="3"/>5.016 | 1 <text:s/>| <text:s text:c="3"/>0.449 <text:s text:c="3"/>0.443 <text:s text:c="2"/>-0.689 | <text:s text:c="2"/>154.9 <text:s text:c="2"/>-33.3 <text:s text:c="2"/>-97.6</text:p>
      <text:p text:style-name="Standard"><text:s text:c="3"/>5.016 | 2 <text:s/>| <text:s text:c="3"/>0.696 <text:s text:c="2"/>-0.335 <text:s text:c="2"/>-0.565 | <text:s/>-145.7 <text:s text:c="2"/>-41.1 <text:s/>-154.0</text:p>
      <text:p text:style-name="Standard"><text:s text:c="3"/>5.016 | 3 <text:s/>| <text:s text:c="3"/>0.967 <text:s text:c="3"/>0.055 <text:s text:c="3"/>0.271 | <text:s text:c="4"/>1.1 <text:s text:c="2"/>-74.3 <text:s text:c="2"/>-49.0</text:p>
      <text:p text:style-name="Standard"><text:s text:c="3"/>5.016 | 4 <text:s/>| <text:s text:c="3"/>1.006 <text:s text:c="2"/>-0.007 <text:s text:c="2"/>-0.003 | <text:s text:c="2"/>-45.6 <text:s text:c="2"/>-85.1 <text:s text:c="2"/>-66.6</text:p>
      <text:p text:style-name="Standard"><text:s text:c="3"/>5.016 | 5 <text:s/>| <text:s text:c="3"/>1.020 <text:s text:c="2"/>-0.074 <text:s text:c="2"/>-0.134 | <text:s/>-146.2 <text:s text:c="2"/>-79.9 <text:s text:c="2"/>122.7</text:p>
      <text:p text:style-name="Standard"><text:s text:c="3"/>5.050 | 0 <text:s/>| <text:s text:c="8"/>Comm Error <text:s text:c="8"/>| <text:s text:c="11"/>- <text:s text:c="10"/></text:p>
      <text:p text:style-name="Standard"><text:s text:c="3"/>5.050 | 1 <text:s/>| <text:s text:c="3"/>0.442 <text:s text:c="3"/>0.414 <text:s text:c="2"/>-0.718 | <text:s text:c="2"/>152.5 <text:s text:c="2"/>-32.4 <text:s text:c="2"/>-97.7</text:p>
      <text:p text:style-name="Standard"><text:s text:c="3"/>5.050 | 2 <text:s/>| <text:s text:c="3"/>0.750 <text:s text:c="2"/>-0.265 <text:s text:c="2"/>-0.512 | <text:s/>-145.8 <text:s text:c="2"/>-43.4 <text:s/>-150.6</text:p>
      <text:p text:style-name="Standard"><text:s text:c="3"/>5.050 | 3 <text:s/>| <text:s text:c="3"/>0.958 <text:s text:c="3"/>0.045 <text:s text:c="3"/>0.272 | <text:s text:c="4"/>2.2 <text:s text:c="2"/>-73.8 <text:s text:c="2"/>-50.1</text:p>
      <text:p text:style-name="Standard"><text:s text:c="3"/>5.050 | 4 <text:s/>| <text:s text:c="3"/>1.010 <text:s text:c="2"/>-0.019 <text:s text:c="3"/>0.005 | <text:s text:c="2"/>-46.5 <text:s text:c="2"/>-85.1 <text:s text:c="2"/>-65.0</text:p>
      <text:p text:style-name="Standard"><text:s text:c="3"/>5.050 | 5 <text:s/>| <text:s text:c="3"/>1.020 <text:s text:c="2"/>-0.072 <text:s text:c="2"/>-0.125 | <text:s/>-146.6 <text:s text:c="2"/>-80.0 <text:s text:c="2"/>123.1</text:p>
      <text:p text:style-name="Standard"><text:s text:c="3"/>5.084 | 0 <text:s/>| <text:s text:c="8"/>Comm Error <text:s text:c="8"/>| <text:s text:c="11"/>- <text:s text:c="10"/></text:p>
      <text:p text:style-name="Standard"><text:s text:c="3"/>5.084 | 1 <text:s/>| <text:s text:c="3"/>0.542 <text:s text:c="3"/>0.423 <text:s text:c="2"/>-0.723 | <text:s text:c="2"/>149.8 <text:s text:c="2"/>-32.8 <text:s text:c="2"/>-98.6</text:p>
      <text:p text:style-name="Standard"><text:s text:c="3"/>5.084 | 2 <text:s/>| <text:s text:c="3"/>0.843 <text:s text:c="2"/>-0.251 <text:s text:c="2"/>-0.471 | <text:s/>-145.5 <text:s text:c="2"/>-46.6 <text:s/>-147.8</text:p>
      <text:p text:style-name="Standard"><text:s text:c="3"/>5.084 | 3 <text:s/>| <text:s text:c="3"/>0.990 <text:s text:c="3"/>0.033 <text:s text:c="3"/>0.249 | <text:s text:c="4"/>2.6 <text:s text:c="2"/>-73.7 <text:s text:c="2"/>-50.6</text:p>
      <text:p text:style-name="Standard"><text:s text:c="3"/>5.084 | 4 <text:s/>| <text:s text:c="3"/>1.010 <text:s text:c="2"/>-0.000 <text:s text:c="2"/>-0.000 | <text:s text:c="2"/>-46.7 <text:s text:c="2"/>-85.2 <text:s text:c="2"/>-63.2</text:p>
      <text:p text:style-name="Standard"><text:s text:c="3"/>5.084 | 5 <text:s/>| <text:s text:c="3"/>1.020 <text:s text:c="2"/>-0.083 <text:s text:c="2"/>-0.119 | <text:s/>-146.4 <text:s text:c="2"/>-80.1 <text:s text:c="2"/>122.7</text:p>
      <text:p text:style-name="Standard"><text:s text:c="3"/>5.119 | 0 <text:s/>| <text:s text:c="8"/>Comm Error <text:s text:c="8"/>| <text:s text:c="11"/>- <text:s text:c="10"/></text:p>
      <text:p text:style-name="Standard"><text:s text:c="3"/>5.119 | 1 <text:s/>| <text:s text:c="3"/>0.538 <text:s text:c="3"/>0.457 <text:s text:c="2"/>-0.685 | <text:s text:c="2"/>147.1 <text:s text:c="2"/>-34.2 <text:s text:c="2"/>-99.0</text:p>
      <text:p text:style-name="Standard"><text:s text:c="3"/>5.119 | 2 <text:s/>| <text:s text:c="3"/>0.764 <text:s text:c="2"/>-0.266 <text:s text:c="2"/>-0.459 | <text:s/>-144.9 <text:s text:c="2"/>-50.8 <text:s/>-144.3</text:p>
      <text:p text:style-name="Standard"><text:s text:c="3"/>5.119 | 3 <text:s/>| <text:s text:c="3"/>1.001 <text:s text:c="3"/>0.039 <text:s text:c="3"/>0.251 | <text:s text:c="4"/>3.0 <text:s text:c="2"/>-73.6 <text:s text:c="2"/>-51.5</text:p>
      <text:p text:style-name="Standard"><text:s text:c="3"/>5.119 | 4 <text:s/>| <text:s text:c="3"/>1.013 <text:s text:c="2"/>-0.021 <text:s text:c="3"/>0.006 | <text:s text:c="2"/>-47.2 <text:s text:c="2"/>-85.2 <text:s text:c="2"/>-62.3</text:p>
      <text:p text:style-name="Standard"><text:s text:c="3"/>5.119 | 5 <text:s/>| <text:s text:c="3"/>1.017 <text:s text:c="2"/>-0.081 <text:s text:c="2"/>-0.133 | <text:s/>-146.5 <text:s text:c="2"/>-80.2 <text:s text:c="2"/>122.6</text:p>
      <text:p text:style-name="Standard"><text:s text:c="3"/>5.153 | 0 <text:s/>| <text:s text:c="8"/>Comm Error <text:s text:c="8"/>| <text:s text:c="11"/>- <text:s text:c="10"/></text:p>
      <text:p text:style-name="Standard"><text:s text:c="3"/>5.153 | 1 <text:s/>| <text:s text:c="3"/>0.487 <text:s text:c="3"/>0.449 <text:s text:c="2"/>-0.700 | <text:s text:c="2"/>144.1 <text:s text:c="2"/>-35.8 <text:s/>-100.1</text:p>
      <text:p text:style-name="Standard"><text:s text:c="3"/>5.153 | 2 <text:s/>| <text:s text:c="3"/>0.866 <text:s text:c="2"/>-0.267 <text:s text:c="2"/>-0.400 | <text:s/>-143.9 <text:s text:c="2"/>-53.5 <text:s/>-142.0</text:p>
      <text:p text:style-name="Standard"><text:s text:c="3"/>5.153 | 3 <text:s/>| <text:s text:c="3"/>0.983 <text:s text:c="3"/>0.000 <text:s text:c="3"/>0.279 | <text:s text:c="4"/>2.7 <text:s text:c="2"/>-73.3 <text:s text:c="2"/>-51.5</text:p>
      <text:p text:style-name="Standard"><text:s text:c="3"/>5.153 | 4 <text:s/>| <text:s text:c="3"/>1.015 <text:s text:c="2"/>-0.015 <text:s text:c="2"/>-0.004 | <text:s text:c="2"/>-50.5 <text:s text:c="2"/>-85.2 <text:s text:c="2"/>-59.1</text:p>
      <text:p text:style-name="Standard"><text:s text:c="3"/>5.153 | 5 <text:s/>| <text:s text:c="3"/>1.019 <text:s text:c="2"/>-0.086 <text:s text:c="2"/>-0.149 | <text:s/>-147.2 <text:s text:c="2"/>-80.1 <text:s text:c="2"/>122.9</text:p>
      <text:p text:style-name="Standard"><text:s text:c="3"/>5.187 | 0 <text:s/>| <text:s text:c="8"/>Comm Error <text:s text:c="8"/>| <text:s text:c="11"/>- <text:s text:c="10"/></text:p>
      <text:p text:style-name="Standard"><text:s text:c="3"/>5.187 | 1 <text:s/>| <text:s text:c="3"/>0.615 <text:s text:c="3"/>0.404 <text:s text:c="2"/>-0.662 | <text:s text:c="2"/>142.8 <text:s text:c="2"/>-37.4 <text:s/>-102.0</text:p>
      <text:p text:style-name="Standard"><text:s text:c="3"/>5.187 | 2 <text:s/>| <text:s text:c="3"/>0.933 <text:s text:c="2"/>-0.179 <text:s text:c="2"/>-0.400 | <text:s/>-142.9 <text:s text:c="2"/>-58.8 <text:s/>-139.0</text:p>
      <text:p text:style-name="Standard"><text:s text:c="3"/>5.187 | 3 <text:s/>| <text:s text:c="3"/>0.983 <text:s text:c="2"/>-0.037 <text:s text:c="3"/>0.285 | <text:s text:c="4"/>1.5 <text:s text:c="2"/>-73.1 <text:s text:c="2"/>-50.7</text:p>
      <text:p text:style-name="Standard"><text:s text:c="3"/>5.187 | 4 <text:s/>| <text:s text:c="3"/>1.011 <text:s text:c="2"/>-0.035 <text:s text:c="3"/>0.026 | <text:s text:c="2"/>-49.5 <text:s text:c="2"/>-85.1 <text:s text:c="2"/>-62.7</text:p>
      <text:p text:style-name="Standard"><text:s text:c="3"/>5.187 | 5 <text:s/>| <text:s text:c="3"/>1.018 <text:s text:c="2"/>-0.096 <text:s text:c="2"/>-0.152 | <text:s/>-147.5 <text:s text:c="2"/>-79.9 <text:s text:c="2"/>123.0</text:p>
      <text:p text:style-name="Standard"><text:s text:c="3"/>5.222 | 0 <text:s/>| <text:s text:c="8"/>Comm Error <text:s text:c="8"/>| <text:s text:c="11"/>- <text:s text:c="10"/></text:p>
      <text:p text:style-name="Standard"><text:soft-page-break/><text:s text:c="3"/>5.222 | 1 <text:s/>| <text:s text:c="3"/>0.714 <text:s text:c="3"/>0.340 <text:s text:c="2"/>-0.571 | <text:s text:c="2"/>142.1 <text:s text:c="2"/>-41.1 <text:s/>-104.9</text:p>
      <text:p text:style-name="Standard"><text:s text:c="3"/>5.222 | 2 <text:s/>| <text:s text:c="3"/>0.895 <text:s text:c="2"/>-0.138 <text:s text:c="2"/>-0.389 | <text:s/>-142.3 <text:s text:c="2"/>-63.0 <text:s/>-136.6</text:p>
      <text:p text:style-name="Standard"><text:s text:c="3"/>5.222 | 3 <text:s/>| <text:s text:c="3"/>0.990 <text:s text:c="2"/>-0.009 <text:s text:c="3"/>0.270 | <text:s text:c="3"/>-0.0 <text:s text:c="2"/>-73.0 <text:s text:c="2"/>-49.7</text:p>
      <text:p text:style-name="Standard"><text:s text:c="3"/>5.222 | 4 <text:s/>| <text:s text:c="3"/>1.010 <text:s text:c="2"/>-0.012 <text:s text:c="3"/>0.027 | <text:s text:c="2"/>-41.9 <text:s text:c="2"/>-85.1 <text:s text:c="2"/>-72.5</text:p>
      <text:p text:style-name="Standard"><text:s text:c="3"/>5.222 | 5 <text:s/>| <text:s text:c="3"/>1.018 <text:s text:c="2"/>-0.095 <text:s text:c="2"/>-0.139 | <text:s/>-147.2 <text:s text:c="2"/>-79.9 <text:s text:c="2"/>122.5</text:p>
      <text:p text:style-name="Standard"><text:s text:c="3"/>5.256 | 0 <text:s/>| <text:s text:c="8"/>Comm Error <text:s text:c="8"/>| <text:s text:c="11"/>- <text:s text:c="10"/></text:p>
      <text:p text:style-name="Standard"><text:s text:c="3"/>5.256 | 1 <text:s/>| <text:s text:c="3"/>0.692 <text:s text:c="3"/>0.281 <text:s text:c="2"/>-0.513 | <text:s text:c="2"/>141.4 <text:s text:c="2"/>-47.9 <text:s/>-106.8</text:p>
      <text:p text:style-name="Standard"><text:s text:c="3"/>5.256 | 2 <text:s/>| <text:s text:c="3"/>0.931 <text:s text:c="2"/>-0.081 <text:s text:c="2"/>-0.310 | <text:s/>-140.1 <text:s text:c="2"/>-67.7 <text:s/>-136.0</text:p>
      <text:p text:style-name="Standard"><text:s text:c="3"/>5.256 | 3 <text:s/>| <text:s text:c="3"/>0.990 <text:s text:c="3"/>0.021 <text:s text:c="3"/>0.262 | <text:s text:c="4"/>0.3 <text:s text:c="2"/>-73.1 <text:s text:c="2"/>-50.3</text:p>
      <text:p text:style-name="Standard"><text:s text:c="3"/>5.256 | 4 <text:s/>| <text:s text:c="3"/>1.019 <text:s text:c="2"/>-0.028 <text:s text:c="3"/>0.023 | <text:s text:c="2"/>-40.0 <text:s text:c="2"/>-85.1 <text:s text:c="2"/>-75.7</text:p>
      <text:p text:style-name="Standard"><text:s text:c="3"/>5.256 | 5 <text:s/>| <text:s text:c="3"/>1.020 <text:s text:c="2"/>-0.096 <text:s text:c="2"/>-0.160 | <text:s/>-147.5 <text:s text:c="2"/>-79.8 <text:s text:c="2"/>122.5</text:p>
      <text:p text:style-name="Standard"><text:s text:c="3"/>5.290 | 0 <text:s/>| <text:s text:c="8"/>Comm Error <text:s text:c="8"/>| <text:s text:c="11"/>- <text:s text:c="10"/></text:p>
      <text:p text:style-name="Standard"><text:s text:c="3"/>5.290 | 1 <text:s/>| <text:s text:c="3"/>0.823 <text:s text:c="3"/>0.285 <text:s text:c="2"/>-0.472 | <text:s text:c="2"/>141.0 <text:s text:c="2"/>-52.8 <text:s/>-109.1</text:p>
      <text:p text:style-name="Standard"><text:s text:c="3"/>5.290 | 2 <text:s/>| <text:s text:c="3"/>0.839 <text:s text:c="2"/>-0.002 <text:s text:c="2"/>-0.247 | <text:s/>-134.0 <text:s text:c="2"/>-75.5 <text:s/>-138.1</text:p>
      <text:p text:style-name="Standard"><text:s text:c="3"/>5.290 | 3 <text:s/>| <text:s text:c="3"/>0.974 <text:s text:c="3"/>0.019 <text:s text:c="3"/>0.301 | <text:s text:c="4"/>1.2 <text:s text:c="2"/>-73.1 <text:s text:c="2"/>-51.6</text:p>
      <text:p text:style-name="Standard"><text:s text:c="3"/>5.290 | 4 <text:s/>| <text:s text:c="3"/>1.006 <text:s text:c="3"/>0.001 <text:s text:c="3"/>0.004 | <text:s text:c="2"/>-36.5 <text:s text:c="2"/>-85.1 <text:s text:c="2"/>-78.9</text:p>
      <text:p text:style-name="Standard"><text:s text:c="3"/>5.290 | 5 <text:s/>| <text:s text:c="3"/>1.026 <text:s text:c="2"/>-0.083 <text:s text:c="2"/>-0.154 | <text:s/>-147.9 <text:s text:c="2"/>-79.7 <text:s text:c="2"/>123.0</text:p>
      <text:p text:style-name="Standard"><text:s text:c="3"/>5.324 | 0 <text:s/>| <text:s text:c="8"/>Comm Error <text:s text:c="8"/>| <text:s text:c="11"/>- <text:s text:c="10"/></text:p>
      <text:p text:style-name="Standard"><text:s text:c="3"/>5.324 | 1 <text:s/>| <text:s text:c="3"/>0.785 <text:s text:c="3"/>0.231 <text:s text:c="2"/>-0.345 | <text:s text:c="2"/>140.1 <text:s text:c="2"/>-59.5 <text:s/>-112.3</text:p>
      <text:p text:style-name="Standard"><text:s text:c="3"/>5.324 | 2 <text:s/>| <text:s text:c="3"/>0.839 <text:s text:c="3"/>0.045 <text:s text:c="2"/>-0.158 | <text:s/>-127.4 <text:s text:c="2"/>-80.5 <text:s/>-141.7</text:p>
      <text:p text:style-name="Standard"><text:s text:c="3"/>5.324 | 3 <text:s/>| <text:s text:c="3"/>0.973 <text:s text:c="3"/>0.016 <text:s text:c="3"/>0.292 | <text:s text:c="4"/>1.6 <text:s text:c="2"/>-73.1 <text:s text:c="2"/>-52.4</text:p>
      <text:p text:style-name="Standard"><text:s text:c="3"/>5.324 | 4 <text:s/>| <text:s text:c="3"/>1.012 <text:s text:c="2"/>-0.020 <text:s text:c="3"/>0.010 | <text:s text:c="2"/>-31.7 <text:s text:c="2"/>-85.1 <text:s text:c="2"/>-82.9</text:p>
      <text:p text:style-name="Standard"><text:s text:c="3"/>5.324 | 5 <text:s/>| <text:s text:c="3"/>1.021 <text:s text:c="2"/>-0.086 <text:s text:c="2"/>-0.141 | <text:s/>-148.1 <text:s text:c="2"/>-79.7 <text:s text:c="2"/>123.0</text:p>
      <text:p text:style-name="Standard"><text:s text:c="3"/>5.358 | 0 <text:s/>| <text:s text:c="8"/>Comm Error <text:s text:c="8"/>| <text:s text:c="11"/>- <text:s text:c="10"/></text:p>
      <text:p text:style-name="Standard"><text:s text:c="3"/>5.358 | 1 <text:s/>| <text:s text:c="3"/>1.025 <text:s text:c="3"/>0.077 <text:s text:c="2"/>-0.305 | <text:s text:c="2"/>140.0 <text:s text:c="2"/>-65.5 <text:s/>-115.2</text:p>
      <text:p text:style-name="Standard"><text:s text:c="3"/>5.358 | 2 <text:s/>| <text:s text:c="3"/>0.854 <text:s text:c="3"/>0.048 <text:s text:c="2"/>-0.084 | <text:s text:c="2"/>-95.0 <text:s text:c="2"/>-84.8 <text:s/>-167.1</text:p>
      <text:p text:style-name="Standard"><text:s text:c="3"/>5.358 | 3 <text:s/>| <text:s text:c="3"/>0.990 <text:s text:c="3"/>0.020 <text:s text:c="3"/>0.302 | <text:s text:c="4"/>2.0 <text:s text:c="2"/>-73.1 <text:s text:c="2"/>-53.5</text:p>
      <text:p text:style-name="Standard"><text:s text:c="3"/>5.358 | 4 <text:s/>| <text:s text:c="3"/>1.012 <text:s text:c="2"/>-0.008 <text:s text:c="3"/>0.018 | <text:s text:c="2"/>-29.4 <text:s text:c="2"/>-85.1 <text:s text:c="2"/>-86.1</text:p>
      <text:p text:style-name="Standard"><text:s text:c="3"/>5.358 | 5 <text:s/>| <text:s text:c="3"/>1.021 <text:s text:c="2"/>-0.076 <text:s text:c="2"/>-0.129 | <text:s/>-147.9 <text:s text:c="2"/>-79.9 <text:s text:c="2"/>122.9</text:p>
      <text:p text:style-name="Standard"><text:s text:c="3"/>5.392 | 0 <text:s/>| <text:s text:c="8"/>Comm Error <text:s text:c="8"/>| <text:s text:c="11"/>- <text:s text:c="10"/></text:p>
      <text:p text:style-name="Standard"><text:s text:c="3"/>5.392 | 1 <text:s/>| <text:s text:c="3"/>0.909 <text:s text:c="3"/>0.070 <text:s text:c="2"/>-0.286 | <text:s text:c="2"/>137.1 <text:s text:c="2"/>-73.0 <text:s/>-116.4</text:p>
      <text:p text:style-name="Standard"><text:s text:c="3"/>5.392 | 2 <text:s/>| <text:s text:c="3"/>0.845 <text:s text:c="3"/>0.052 <text:s text:c="3"/>0.011 | <text:s text:c="3"/>15.5 <text:s text:c="2"/>-84.7 <text:s text:c="3"/>72.4</text:p>
      <text:p text:style-name="Standard"><text:s text:c="3"/>5.392 | 3 <text:s/>| <text:s text:c="3"/>0.959 <text:s text:c="3"/>0.005 <text:s text:c="3"/>0.299 | <text:s text:c="4"/>2.3 <text:s text:c="2"/>-73.1 <text:s text:c="2"/>-54.1</text:p>
      <text:p text:style-name="Standard"><text:s text:c="3"/>5.392 | 4 <text:s/>| <text:s text:c="3"/>1.010 <text:s text:c="2"/>-0.008 <text:s text:c="3"/>0.026 | <text:s text:c="2"/>-23.4 <text:s text:c="2"/>-85.1 <text:s text:c="2"/>-93.7</text:p>
      <text:p text:style-name="Standard"><text:s text:c="3"/>5.392 | 5 <text:s/>| <text:s text:c="3"/>1.021 <text:s text:c="2"/>-0.076 <text:s text:c="2"/>-0.130 | <text:s/>-147.9 <text:s text:c="2"/>-80.1 <text:s text:c="2"/>122.8</text:p>
      <text:p text:style-name="Standard"><text:s text:c="3"/>5.426 | 0 <text:s/>| <text:s text:c="8"/>Comm Error <text:s text:c="8"/>| <text:s text:c="11"/>- <text:s text:c="10"/></text:p>
      <text:p text:style-name="Standard"><text:s text:c="3"/>5.426 | 1 <text:s/>| <text:s text:c="3"/>1.023 <text:s text:c="2"/>-0.006 <text:s text:c="2"/>-0.139 | <text:s text:c="2"/>130.0 <text:s text:c="2"/>-78.3 <text:s/>-112.9</text:p>
      <text:p text:style-name="Standard"><text:s text:c="3"/>5.426 | 2 <text:s/>| <text:s text:c="3"/>0.806 <text:s text:c="3"/>0.103 <text:s text:c="2"/>-0.013 | <text:s text:c="3"/>45.7 <text:s text:c="2"/>-83.0 <text:s text:c="3"/>46.4</text:p>
      <text:p text:style-name="Standard"><text:s text:c="3"/>5.426 | 3 <text:s/>| <text:s text:c="3"/>0.968 <text:s text:c="2"/>-0.023 <text:s text:c="3"/>0.282 | <text:s text:c="4"/>2.0 <text:s text:c="2"/>-73.1 <text:s text:c="2"/>-54.1</text:p>
      <text:p text:style-name="Standard"><text:s text:c="3"/>5.426 | 4 <text:s/>| <text:s text:c="3"/>1.003 <text:s text:c="3"/>0.007 <text:s text:c="3"/>0.033 | <text:s text:c="2"/>-17.6 <text:s text:c="2"/>-85.0 <text:s/>-100.9</text:p>
      <text:p text:style-name="Standard"><text:s text:c="3"/>5.426 | 5 <text:s/>| <text:s text:c="3"/>1.019 <text:s text:c="2"/>-0.083 <text:s text:c="2"/>-0.123 | <text:s/>-147.7 <text:s text:c="2"/>-80.2 <text:s text:c="2"/>122.5</text:p>
      <text:p text:style-name="Standard"><text:s text:c="3"/>5.460 | 0 <text:s/>| <text:s text:c="8"/>Comm Error <text:s text:c="8"/>| <text:s text:c="11"/>- <text:s text:c="10"/></text:p>
      <text:p text:style-name="Standard"><text:s text:c="3"/>5.460 | 1 <text:s/>| <text:s text:c="3"/>0.867 <text:s text:c="2"/>-0.015 <text:s text:c="2"/>-0.125 | <text:s text:c="2"/>104.6 <text:s text:c="2"/>-83.0 <text:s text:c="2"/>-91.0</text:p>
      <text:p text:style-name="Standard"><text:s text:c="3"/>5.460 | 2 <text:s/>| <text:s text:c="3"/>0.916 <text:s text:c="3"/>0.109 <text:s text:c="3"/>0.026 | <text:s text:c="3"/>67.0 <text:s text:c="2"/>-81.0 <text:s text:c="3"/>28.0</text:p>
      <text:p text:style-name="Standard"><text:s text:c="3"/>5.460 | 3 <text:s/>| <text:s text:c="3"/>0.967 <text:s text:c="2"/>-0.033 <text:s text:c="3"/>0.286 | <text:s text:c="4"/>1.0 <text:s text:c="2"/>-73.2 <text:s text:c="2"/>-53.3</text:p>
      <text:p text:style-name="Standard"><text:s text:c="3"/>5.460 | 4 <text:s/>| <text:s text:c="3"/>1.012 <text:s text:c="3"/>0.000 <text:s text:c="3"/>0.039 | <text:s text:c="2"/>-13.9 <text:s text:c="2"/>-85.0 <text:s/>-107.2</text:p>
      <text:p text:style-name="Standard"><text:s text:c="3"/>5.460 | 5 <text:s/>| <text:s text:c="3"/>1.020 <text:s text:c="2"/>-0.077 <text:s text:c="2"/>-0.123 | <text:s/>-147.4 <text:s text:c="2"/>-80.3 <text:s text:c="2"/>122.1</text:p>
      <text:p text:style-name="Standard"><text:s text:c="3"/>5.495 | 0 <text:s/>| <text:s text:c="8"/>Comm Error <text:s text:c="8"/>| <text:s text:c="11"/>- <text:s text:c="10"/></text:p>
      <text:p text:style-name="Standard"><text:s text:c="3"/>5.495 | 1 <text:s/>| <text:s text:c="3"/>0.626 <text:s text:c="2"/>-0.067 <text:s text:c="3"/>0.104 | <text:s text:c="4"/>4.9 <text:s text:c="2"/>-83.1 <text:s text:c="4"/>3.8</text:p>
      <text:p text:style-name="Standard"><text:soft-page-break/><text:s text:c="3"/>5.495 | 2 <text:s/>| <text:s text:c="3"/>0.939 <text:s text:c="3"/>0.151 <text:s text:c="3"/>0.052 | <text:s text:c="3"/>71.9 <text:s text:c="2"/>-79.3 <text:s text:c="3"/>24.6</text:p>
      <text:p text:style-name="Standard"><text:s text:c="3"/>5.495 | 3 <text:s/>| <text:s text:c="3"/>0.983 <text:s text:c="2"/>-0.024 <text:s text:c="3"/>0.299 | <text:s text:c="4"/>0.4 <text:s text:c="2"/>-73.2 <text:s text:c="2"/>-52.8</text:p>
      <text:p text:style-name="Standard"><text:s text:c="3"/>5.495 | 4 <text:s/>| <text:s text:c="3"/>1.000 <text:s text:c="2"/>-0.010 <text:s text:c="3"/>0.031 | <text:s text:c="2"/>-11.8 <text:s text:c="2"/>-85.0 <text:s/>-108.8</text:p>
      <text:p text:style-name="Standard"><text:s text:c="3"/>5.495 | 5 <text:s/>| <text:s text:c="3"/>1.016 <text:s text:c="2"/>-0.080 <text:s text:c="2"/>-0.128 | <text:s/>-147.4 <text:s text:c="2"/>-80.3 <text:s text:c="2"/>122.0</text:p>
      <text:p text:style-name="Standard"><text:s text:c="3"/>5.529 | 0 <text:s/>| <text:s text:c="8"/>Comm Error <text:s text:c="8"/>| <text:s text:c="11"/>- <text:s text:c="10"/></text:p>
      <text:p text:style-name="Standard"><text:s text:c="3"/>5.529 | 1 <text:s/>| <text:s text:c="3"/>0.709 <text:s text:c="2"/>-0.123 <text:s text:c="3"/>0.164 | <text:s text:c="2"/>-27.2 <text:s text:c="2"/>-80.1 <text:s text:c="3"/>33.0</text:p>
      <text:p text:style-name="Standard"><text:s text:c="3"/>5.529 | 2 <text:s/>| <text:s text:c="3"/>0.901 <text:s text:c="3"/>0.161 <text:s text:c="3"/>0.082 | <text:s text:c="3"/>73.2 <text:s text:c="2"/>-77.3 <text:s text:c="3"/>24.1</text:p>
      <text:p text:style-name="Standard"><text:s text:c="3"/>5.529 | 3 <text:s/>| <text:s text:c="3"/>0.996 <text:s text:c="2"/>-0.002 <text:s text:c="3"/>0.292 | <text:s text:c="4"/>0.8 <text:s text:c="2"/>-73.1 <text:s text:c="2"/>-53.2</text:p>
      <text:p text:style-name="Standard"><text:s text:c="3"/>5.529 | 4 <text:s/>| <text:s text:c="3"/>1.013 <text:s text:c="2"/>-0.015 <text:s text:c="3"/>0.038 | <text:s text:c="2"/>-13.6 <text:s text:c="2"/>-84.9 <text:s/>-107.2</text:p>
      <text:p text:style-name="Standard"><text:s text:c="3"/>5.529 | 5 <text:s/>| <text:s text:c="3"/>1.022 <text:s text:c="2"/>-0.084 <text:s text:c="2"/>-0.122 | <text:s/>-147.1 <text:s text:c="2"/>-80.4 <text:s text:c="2"/>121.7</text:p>
      <text:p text:style-name="Standard"><text:s text:c="3"/>5.563 | 0 <text:s/>| <text:s text:c="8"/>Comm Error <text:s text:c="8"/>| <text:s text:c="11"/>- <text:s text:c="10"/></text:p>
      <text:p text:style-name="Standard"><text:s text:c="3"/>5.563 | 1 <text:s/>| <text:s text:c="3"/>0.755 <text:s text:c="2"/>-0.228 <text:s text:c="3"/>0.171 | <text:s text:c="2"/>-54.4 <text:s text:c="2"/>-75.8 <text:s text:c="3"/>56.8</text:p>
      <text:p text:style-name="Standard"><text:s text:c="3"/>5.563 | 2 <text:s/>| <text:s text:c="3"/>1.022 <text:s text:c="3"/>0.158 <text:s text:c="3"/>0.079 | <text:s text:c="3"/>74.5 <text:s text:c="2"/>-76.3 <text:s text:c="3"/>24.2</text:p>
      <text:p text:style-name="Standard"><text:s text:c="3"/>5.563 | 3 <text:s/>| <text:s text:c="3"/>0.961 <text:s text:c="3"/>0.017 <text:s text:c="3"/>0.276 | <text:s text:c="4"/>1.8 <text:s text:c="2"/>-73.0 <text:s text:c="2"/>-54.0</text:p>
      <text:p text:style-name="Standard"><text:s text:c="3"/>5.563 | 4 <text:s/>| <text:s text:c="3"/>1.000 <text:s text:c="2"/>-0.005 <text:s text:c="3"/>0.045 | <text:s text:c="2"/>-12.2 <text:s text:c="2"/>-84.9 <text:s/>-109.1</text:p>
      <text:p text:style-name="Standard"><text:s text:c="3"/>5.563 | 5 <text:s/>| <text:s text:c="3"/>1.017 <text:s text:c="2"/>-0.083 <text:s text:c="2"/>-0.134 | <text:s/>-146.9 <text:s text:c="2"/>-80.3 <text:s text:c="2"/>121.5</text:p>
      <text:p text:style-name="Standard"><text:s text:c="3"/>5.598 | 0 <text:s/>| <text:s text:c="8"/>Comm Error <text:s text:c="8"/>| <text:s text:c="11"/>- <text:s text:c="10"/></text:p>
      <text:p text:style-name="Standard"><text:s text:c="3"/>5.598 | 1 <text:s/>| <text:s text:c="3"/>1.044 <text:s text:c="2"/>-0.303 <text:s text:c="3"/>0.139 | <text:s text:c="2"/>-64.2 <text:s text:c="2"/>-72.8 <text:s text:c="3"/>64.9</text:p>
      <text:p text:style-name="Standard"><text:s text:c="3"/>5.598 | 2 <text:s/>| <text:s text:c="3"/>1.017 <text:s text:c="3"/>0.140 <text:s text:c="3"/>0.095 | <text:s text:c="3"/>72.6 <text:s text:c="2"/>-75.5 <text:s text:c="3"/>26.7</text:p>
      <text:p text:style-name="Standard"><text:s text:c="3"/>5.598 | 3 <text:s/>| <text:s text:c="3"/>0.949 <text:s text:c="2"/>-0.013 <text:s text:c="3"/>0.279 | <text:s text:c="4"/>1.9 <text:s text:c="2"/>-73.0 <text:s text:c="2"/>-54.0</text:p>
      <text:p text:style-name="Standard"><text:s text:c="3"/>5.598 | 4 <text:s/>| <text:s text:c="3"/>0.997 <text:s text:c="2"/>-0.010 <text:s text:c="3"/>0.044 | <text:s text:c="2"/>-12.8 <text:s text:c="2"/>-84.9 <text:s/>-108.6</text:p>
      <text:p text:style-name="Standard"><text:s text:c="3"/>5.598 | 5 <text:s/>| <text:s text:c="3"/>1.017 <text:s text:c="2"/>-0.082 <text:s text:c="2"/>-0.138 | <text:s/>-147.2 <text:s text:c="2"/>-80.3 <text:s text:c="2"/>121.8</text:p>
      <text:p text:style-name="Standard"><text:s text:c="3"/>5.632 | 0 <text:s/>| <text:s text:c="8"/>Comm Error <text:s text:c="8"/>| <text:s text:c="11"/>- <text:s text:c="10"/></text:p>
      <text:p text:style-name="Standard"><text:s text:c="3"/>5.632 | 1 <text:s/>| <text:s text:c="3"/>1.091 <text:s text:c="2"/>-0.280 <text:s text:c="3"/>0.089 | <text:s text:c="2"/>-66.4 <text:s text:c="2"/>-70.5 <text:s text:c="3"/>65.5</text:p>
      <text:p text:style-name="Standard"><text:s text:c="3"/>5.632 | 2 <text:s/>| <text:s text:c="3"/>1.007 <text:s text:c="3"/>0.167 <text:s text:c="3"/>0.075 | <text:s text:c="3"/>70.6 <text:s text:c="2"/>-74.4 <text:s text:c="3"/>29.8</text:p>
      <text:p text:style-name="Standard"><text:s text:c="3"/>5.632 | 3 <text:s/>| <text:s text:c="3"/>0.938 <text:s text:c="2"/>-0.036 <text:s text:c="3"/>0.264 | <text:s text:c="4"/>0.8 <text:s text:c="2"/>-73.0 <text:s text:c="2"/>-52.7</text:p>
      <text:p text:style-name="Standard"><text:s text:c="3"/>5.632 | 4 <text:s/>| <text:s text:c="3"/>1.009 <text:s text:c="2"/>-0.014 <text:s text:c="3"/>0.028 | <text:s text:c="2"/>-14.7 <text:s text:c="2"/>-84.9 <text:s/>-106.0</text:p>
      <text:p text:style-name="Standard"><text:s text:c="3"/>5.632 | 5 <text:s/>| <text:s text:c="3"/>1.016 <text:s text:c="2"/>-0.081 <text:s text:c="2"/>-0.137 | <text:s/>-147.5 <text:s text:c="2"/>-80.2 <text:s text:c="2"/>122.4</text:p>
      <text:p text:style-name="Standard"><text:s text:c="3"/>5.666 | 0 <text:s/>| <text:s text:c="8"/>Comm Error <text:s text:c="8"/>| <text:s text:c="11"/>- <text:s text:c="10"/></text:p>
      <text:p text:style-name="Standard"><text:s text:c="3"/>5.666 | 1 <text:s/>| <text:s text:c="3"/>1.045 <text:s text:c="2"/>-0.230 <text:s text:c="3"/>0.152 | <text:s text:c="2"/>-64.8 <text:s text:c="2"/>-70.0 <text:s text:c="3"/>64.1</text:p>
      <text:p text:style-name="Standard"><text:s text:c="3"/>5.666 | 2 <text:s/>| <text:s text:c="3"/>1.075 <text:s text:c="3"/>0.190 <text:s text:c="3"/>0.104 | <text:s text:c="3"/>70.1 <text:s text:c="2"/>-74.0 <text:s text:c="3"/>30.7</text:p>
      <text:p text:style-name="Standard"><text:s text:c="3"/>5.666 | 3 <text:s/>| <text:s text:c="3"/>0.973 <text:s text:c="3"/>0.010 <text:s text:c="3"/>0.259 | <text:s text:c="4"/>0.5 <text:s text:c="2"/>-73.0 <text:s text:c="2"/>-52.2</text:p>
      <text:p text:style-name="Standard"><text:s text:c="3"/>5.666 | 4 <text:s/>| <text:s text:c="3"/>1.010 <text:s text:c="2"/>-0.014 <text:s text:c="3"/>0.020 | <text:s text:c="2"/>-16.7 <text:s text:c="2"/>-84.9 <text:s/>-102.9</text:p>
      <text:p text:style-name="Standard"><text:s text:c="3"/>5.666 | 5 <text:s/>| <text:s text:c="3"/>1.022 <text:s text:c="2"/>-0.088 <text:s text:c="2"/>-0.138 | <text:s/>-147.5 <text:s text:c="2"/>-80.1 <text:s text:c="2"/>122.5</text:p>
      <text:p text:style-name="Standard"><text:s text:c="3"/>5.700 | 0 <text:s/>| <text:s text:c="8"/>Comm Error <text:s text:c="8"/>| <text:s text:c="11"/>- <text:s text:c="10"/></text:p>
      <text:p text:style-name="Standard"><text:s text:c="3"/>5.700 | 1 <text:s/>| <text:s text:c="3"/>1.158 <text:s text:c="2"/>-0.199 <text:s text:c="3"/>0.205 | <text:s text:c="2"/>-63.6 <text:s text:c="2"/>-69.9 <text:s text:c="3"/>62.8</text:p>
      <text:p text:style-name="Standard"><text:s text:c="3"/>5.700 | 2 <text:s/>| <text:s text:c="3"/>1.108 <text:s text:c="3"/>0.215 <text:s text:c="3"/>0.197 | <text:s text:c="3"/>68.0 <text:s text:c="2"/>-73.7 <text:s text:c="3"/>33.5</text:p>
      <text:p text:style-name="Standard"><text:s text:c="3"/>5.700 | 3 <text:s/>| <text:s text:c="3"/>1.023 <text:s text:c="3"/>0.063 <text:s text:c="3"/>0.272 | <text:s text:c="4"/>2.1 <text:s text:c="2"/>-73.1 <text:s text:c="2"/>-53.5</text:p>
      <text:p text:style-name="Standard"><text:s text:c="3"/>5.700 | 4 <text:s/>| <text:s text:c="3"/>1.017 <text:s text:c="2"/>-0.013 <text:s text:c="3"/>0.016 | <text:s text:c="2"/>-19.8 <text:s text:c="2"/>-85.0 <text:s text:c="2"/>-97.0</text:p>
      <text:p text:style-name="Standard"><text:s text:c="3"/>5.700 | 5 <text:s/>| <text:s text:c="3"/>1.027 <text:s text:c="2"/>-0.084 <text:s text:c="2"/>-0.140 | <text:s/>-147.4 <text:s text:c="2"/>-80.1 <text:s text:c="2"/>122.7</text:p>
      <text:p text:style-name="Standard"><text:s text:c="3"/>5.734 | 0 <text:s/>| <text:s text:c="8"/>Comm Error <text:s text:c="8"/>| <text:s text:c="11"/>- <text:s text:c="10"/></text:p>
      <text:p text:style-name="Standard"><text:s text:c="3"/>5.734 | 1 <text:s/>| <text:s text:c="3"/>1.238 <text:s text:c="2"/>-0.235 <text:s text:c="3"/>0.164 | <text:s text:c="2"/>-63.1 <text:s text:c="2"/>-70.2 <text:s text:c="3"/>62.2</text:p>
      <text:p text:style-name="Standard"><text:s text:c="3"/>5.734 | 2 <text:s/>| <text:s text:c="3"/>1.143 <text:s text:c="3"/>0.217 <text:s text:c="3"/>0.145 | <text:s text:c="3"/>65.6 <text:s text:c="2"/>-73.8 <text:s text:c="3"/>35.2</text:p>
      <text:p text:style-name="Standard"><text:s text:c="3"/>5.734 | 3 <text:s/>| <text:s text:c="3"/>1.003 <text:s text:c="3"/>0.054 <text:s text:c="3"/>0.271 | <text:s text:c="4"/>3.5 <text:s text:c="2"/>-73.2 <text:s text:c="2"/>-54.6</text:p>
      <text:p text:style-name="Standard"><text:s text:c="3"/>5.734 | 4 <text:s/>| <text:s text:c="3"/>1.009 <text:s text:c="2"/>-0.006 <text:s text:c="3"/>0.003 | <text:s text:c="2"/>-22.9 <text:s text:c="2"/>-85.1 <text:s text:c="2"/>-92.9</text:p>
      <text:p text:style-name="Standard"><text:s text:c="3"/>5.734 | 5 <text:s/>| <text:s text:c="3"/>1.018 <text:s text:c="2"/>-0.065 <text:s text:c="2"/>-0.135 | <text:s/>-148.1 <text:s text:c="2"/>-80.1 <text:s text:c="2"/>123.5</text:p>
      <text:p text:style-name="Standard"><text:s text:c="3"/>5.768 | 0 <text:s/>| <text:s text:c="8"/>Comm Error <text:s text:c="8"/>| <text:s text:c="11"/>- <text:s text:c="10"/></text:p>
      <text:p text:style-name="Standard"><text:s text:c="3"/>5.768 | 1 <text:s/>| <text:s text:c="3"/>1.132 <text:s text:c="2"/>-0.238 <text:s text:c="3"/>0.202 | <text:s text:c="2"/>-61.5 <text:s text:c="2"/>-70.5 <text:s text:c="3"/>60.7</text:p>
      <text:p text:style-name="Standard"><text:s text:c="3"/>5.768 | 2 <text:s/>| <text:s text:c="3"/>1.069 <text:s text:c="3"/>0.197 <text:s text:c="3"/>0.166 | <text:s text:c="3"/>63.4 <text:s text:c="2"/>-73.9 <text:s text:c="3"/>37.3</text:p>
      <text:p text:style-name="Standard"><text:soft-page-break/><text:s text:c="3"/>5.768 | 3 <text:s/>| <text:s text:c="3"/>0.985 <text:s text:c="3"/>0.023 <text:s text:c="3"/>0.280 | <text:s text:c="4"/>3.9 <text:s text:c="2"/>-73.3 <text:s text:c="2"/>-54.8</text:p>
      <text:p text:style-name="Standard"><text:s text:c="3"/>5.768 | 4 <text:s/>| <text:s text:c="3"/>1.005 <text:s text:c="3"/>0.004 <text:s text:c="2"/>-0.001 | <text:s text:c="2"/>-23.0 <text:s text:c="2"/>-85.1 <text:s text:c="2"/>-90.9</text:p>
      <text:p text:style-name="Standard"><text:s text:c="3"/>5.768 | 5 <text:s/>| <text:s text:c="3"/>1.015 <text:s text:c="2"/>-0.078 <text:s text:c="2"/>-0.137 | <text:s/>-148.5 <text:s text:c="2"/>-80.2 <text:s text:c="2"/>123.9</text:p>
      <text:p text:style-name="Standard"><text:s text:c="3"/>5.803 | 0 <text:s/>| <text:s text:c="8"/>Comm Error <text:s text:c="8"/>| <text:s text:c="11"/>- <text:s text:c="10"/></text:p>
      <text:p text:style-name="Standard"><text:s text:c="3"/>5.803 | 1 <text:s/>| <text:s text:c="3"/>1.132 <text:s text:c="2"/>-0.239 <text:s text:c="3"/>0.175 | <text:s text:c="2"/>-61.4 <text:s text:c="2"/>-71.4 <text:s text:c="3"/>60.7</text:p>
      <text:p text:style-name="Standard"><text:s text:c="3"/>5.803 | 2 <text:s/>| <text:s text:c="3"/>1.069 <text:s text:c="3"/>0.213 <text:s text:c="3"/>0.174 | <text:s text:c="3"/>61.6 <text:s text:c="2"/>-74.2 <text:s text:c="3"/>39.0</text:p>
      <text:p text:style-name="Standard"><text:s text:c="3"/>5.803 | 3 <text:s/>| <text:s text:c="3"/>1.002 <text:s text:c="3"/>0.015 <text:s text:c="3"/>0.281 | <text:s text:c="4"/>3.6 <text:s text:c="2"/>-73.4 <text:s text:c="2"/>-54.5</text:p>
      <text:p text:style-name="Standard"><text:s text:c="3"/>5.803 | 4 <text:s/>| <text:s text:c="3"/>1.010 <text:s text:c="2"/>-0.006 <text:s text:c="3"/>0.021 | <text:s text:c="2"/>-20.5 <text:s text:c="2"/>-85.2 <text:s text:c="2"/>-92.7</text:p>
      <text:p text:style-name="Standard"><text:s text:c="3"/>5.803 | 5 <text:s/>| <text:s text:c="3"/>1.023 <text:s text:c="2"/>-0.084 <text:s text:c="2"/>-0.134 | <text:s/>-148.4 <text:s text:c="2"/>-80.2 <text:s text:c="2"/>123.9</text:p>
      <text:p text:style-name="Standard"><text:s text:c="3"/>5.837 | 0 <text:s/>| <text:s text:c="8"/>Comm Error <text:s text:c="8"/>| <text:s text:c="11"/>- <text:s text:c="10"/></text:p>
      <text:p text:style-name="Standard"><text:s text:c="3"/>5.837 | 1 <text:s/>| <text:s text:c="3"/>1.071 <text:s text:c="2"/>-0.229 <text:s text:c="3"/>0.118 | <text:s text:c="2"/>-61.6 <text:s text:c="2"/>-72.2 <text:s text:c="3"/>61.1</text:p>
      <text:p text:style-name="Standard"><text:s text:c="3"/>5.837 | 2 <text:s/>| <text:s text:c="3"/>1.061 <text:s text:c="3"/>0.218 <text:s text:c="3"/>0.159 | <text:s text:c="3"/>60.2 <text:s text:c="2"/>-74.5 <text:s text:c="3"/>40.3</text:p>
      <text:p text:style-name="Standard"><text:s text:c="3"/>5.837 | 3 <text:s/>| <text:s text:c="3"/>1.004 <text:s text:c="3"/>0.032 <text:s text:c="3"/>0.286 | <text:s text:c="4"/>3.7 <text:s text:c="2"/>-73.4 <text:s text:c="2"/>-54.5</text:p>
      <text:p text:style-name="Standard"><text:s text:c="3"/>5.837 | 4 <text:s/>| <text:s text:c="3"/>1.011 <text:s text:c="2"/>-0.001 <text:s text:c="3"/>0.026 | <text:s text:c="2"/>-17.7 <text:s text:c="2"/>-85.1 <text:s text:c="2"/>-96.2</text:p>
      <text:p text:style-name="Standard"><text:s text:c="3"/>5.837 | 5 <text:s/>| <text:s text:c="3"/>1.019 <text:s text:c="2"/>-0.082 <text:s text:c="2"/>-0.128 | <text:s/>-148.2 <text:s text:c="2"/>-80.2 <text:s text:c="2"/>123.8</text:p>
      <text:p text:style-name="Standard"><text:s text:c="3"/>5.871 | 0 <text:s/>| <text:s text:c="8"/>Comm Error <text:s text:c="8"/>| <text:s text:c="11"/>- <text:s text:c="10"/></text:p>
      <text:p text:style-name="Standard"><text:s text:c="3"/>5.871 | 1 <text:s/>| <text:s text:c="3"/>1.047 <text:s text:c="2"/>-0.226 <text:s text:c="3"/>0.104 | <text:s text:c="2"/>-62.2 <text:s text:c="2"/>-73.1 <text:s text:c="3"/>61.7</text:p>
      <text:p text:style-name="Standard"><text:s text:c="3"/>5.871 | 2 <text:s/>| <text:s text:c="3"/>1.022 <text:s text:c="3"/>0.204 <text:s text:c="3"/>0.123 | <text:s text:c="3"/>59.4 <text:s text:c="2"/>-74.9 <text:s text:c="3"/>41.0</text:p>
      <text:p text:style-name="Standard"><text:s text:c="3"/>5.871 | 3 <text:s/>| <text:s text:c="3"/>0.986 <text:s text:c="3"/>0.025 <text:s text:c="3"/>0.282 | <text:s text:c="4"/>4.1 <text:s text:c="2"/>-73.4 <text:s text:c="2"/>-54.6</text:p>
      <text:p text:style-name="Standard"><text:s text:c="3"/>5.871 | 4 <text:s/>| <text:s text:c="3"/>1.008 <text:s text:c="2"/>-0.003 <text:s text:c="3"/>0.023 | <text:s text:c="2"/>-15.3 <text:s text:c="2"/>-85.1 <text:s text:c="2"/>-99.2</text:p>
      <text:p text:style-name="Standard"><text:s text:c="3"/>5.871 | 5 <text:s/>| <text:s text:c="3"/>1.015 <text:s text:c="2"/>-0.080 <text:s text:c="2"/>-0.131 | <text:s/>-148.2 <text:s text:c="2"/>-80.3 <text:s text:c="2"/>123.8</text:p>
      <text:p text:style-name="Standard"><text:s text:c="3"/>5.905 | 0 <text:s/>| <text:s text:c="8"/>Comm Error <text:s text:c="8"/>| <text:s text:c="11"/>- <text:s text:c="10"/></text:p>
      <text:p text:style-name="Standard"><text:s text:c="3"/>5.905 | 1 <text:s/>| <text:s text:c="3"/>1.082 <text:s text:c="2"/>-0.221 <text:s text:c="3"/>0.040 | <text:s text:c="2"/>-63.7 <text:s text:c="2"/>-74.4 <text:s text:c="3"/>63.3</text:p>
      <text:p text:style-name="Standard"><text:s text:c="3"/>5.905 | 2 <text:s/>| <text:s text:c="3"/>1.052 <text:s text:c="3"/>0.203 <text:s text:c="3"/>0.055 | <text:s text:c="3"/>60.3 <text:s text:c="2"/>-75.9 <text:s text:c="3"/>39.6</text:p>
      <text:p text:style-name="Standard"><text:s text:c="3"/>5.905 | 3 <text:s/>| <text:s text:c="3"/>0.974 <text:s text:c="3"/>0.015 <text:s text:c="3"/>0.277 | <text:s text:c="4"/>3.9 <text:s text:c="2"/>-73.3 <text:s text:c="2"/>-54.3</text:p>
      <text:p text:style-name="Standard"><text:s text:c="3"/>5.905 | 4 <text:s/>| <text:s text:c="3"/>1.007 <text:s text:c="2"/>-0.006 <text:s text:c="3"/>0.023 | <text:s text:c="2"/>-14.1 <text:s text:c="2"/>-85.1 <text:s/>-100.4</text:p>
      <text:p text:style-name="Standard"><text:s text:c="3"/>5.905 | 5 <text:s/>| <text:s text:c="3"/>1.021 <text:s text:c="2"/>-0.072 <text:s text:c="2"/>-0.132 | <text:s/>-148.5 <text:s text:c="2"/>-80.3 <text:s text:c="2"/>124.2</text:p>
      <text:p text:style-name="Standard"><text:s text:c="3"/>5.939 | 0 <text:s/>| <text:s text:c="8"/>Comm Error <text:s text:c="8"/>| <text:s text:c="11"/>- <text:s text:c="10"/></text:p>
      <text:p text:style-name="Standard"><text:s text:c="3"/>5.939 | 1 <text:s/>| <text:s text:c="3"/>1.067 <text:s text:c="2"/>-0.200 <text:s text:c="2"/>-0.018 | <text:s text:c="2"/>-65.9 <text:s text:c="2"/>-75.7 <text:s text:c="3"/>65.5</text:p>
      <text:p text:style-name="Standard"><text:s text:c="3"/>5.939 | 2 <text:s/>| <text:s text:c="3"/>1.048 <text:s text:c="3"/>0.190 <text:s text:c="3"/>0.024 | <text:s text:c="3"/>60.6 <text:s text:c="2"/>-76.9 <text:s text:c="3"/>38.8</text:p>
      <text:p text:style-name="Standard"><text:s text:c="3"/>5.939 | 3 <text:s/>| <text:s text:c="3"/>0.974 <text:s text:c="3"/>0.022 <text:s text:c="3"/>0.286 | <text:s text:c="4"/>3.7 <text:s text:c="2"/>-73.2 <text:s text:c="2"/>-53.9</text:p>
      <text:p text:style-name="Standard"><text:s text:c="3"/>5.939 | 4 <text:s/>| <text:s text:c="3"/>1.008 <text:s text:c="2"/>-0.000 <text:s text:c="3"/>0.016 | <text:s text:c="2"/>-14.7 <text:s text:c="2"/>-85.2 <text:s text:c="2"/>-99.3</text:p>
      <text:p text:style-name="Standard"><text:s text:c="3"/>5.939 | 5 <text:s/>| <text:s text:c="3"/>1.021 <text:s text:c="2"/>-0.077 <text:s text:c="2"/>-0.132 | <text:s/>-148.7 <text:s text:c="2"/>-80.3 <text:s text:c="2"/>124.5</text:p>
      <text:p text:style-name="Standard"><text:s text:c="3"/>5.974 | 0 <text:s/>| <text:s text:c="8"/>Comm Error <text:s text:c="8"/>| <text:s text:c="11"/>- <text:s text:c="10"/></text:p>
      <text:p text:style-name="Standard"><text:s text:c="3"/>5.974 | 1 <text:s/>| <text:s text:c="3"/>1.075 <text:s text:c="2"/>-0.190 <text:s text:c="2"/>-0.081 | <text:s text:c="2"/>-72.2 <text:s text:c="2"/>-77.6 <text:s text:c="3"/>71.4</text:p>
      <text:p text:style-name="Standard"><text:s text:c="3"/>5.974 | 2 <text:s/>| <text:s text:c="3"/>1.059 <text:s text:c="3"/>0.164 <text:s text:c="2"/>-0.038 | <text:s text:c="3"/>63.9 <text:s text:c="2"/>-78.5 <text:s text:c="3"/>35.1</text:p>
      <text:p text:style-name="Standard"><text:s text:c="3"/>5.974 | 3 <text:s/>| <text:s text:c="3"/>0.998 <text:s text:c="3"/>0.023 <text:s text:c="3"/>0.294 | <text:s text:c="4"/>3.7 <text:s text:c="2"/>-73.2 <text:s text:c="2"/>-53.9</text:p>
      <text:p text:style-name="Standard"><text:s text:c="3"/>5.974 | 4 <text:s/>| <text:s text:c="3"/>1.009 <text:s text:c="2"/>-0.004 <text:s text:c="3"/>0.014 | <text:s text:c="2"/>-13.9 <text:s text:c="2"/>-85.2 <text:s text:c="2"/>-98.6</text:p>
      <text:p text:style-name="Standard"><text:s text:c="3"/>5.974 | 5 <text:s/>| <text:s text:c="3"/>1.020 <text:s text:c="2"/>-0.074 <text:s text:c="2"/>-0.131 | <text:s/>-148.9 <text:s text:c="2"/>-80.4 <text:s text:c="2"/>124.7</text:p>
      <text:p text:style-name="Standard"><text:s text:c="3"/>6.008 | 0 <text:s/>| <text:s text:c="8"/>Comm Error <text:s text:c="8"/>| <text:s text:c="11"/>- <text:s text:c="10"/></text:p>
      <text:p text:style-name="Standard"><text:s text:c="3"/>6.008 | 1 <text:s/>| <text:s text:c="3"/>1.050 <text:s text:c="2"/>-0.174 <text:s text:c="2"/>-0.138 | <text:s text:c="2"/>-79.2 <text:s text:c="2"/>-78.9 <text:s text:c="3"/>77.8</text:p>
      <text:p text:style-name="Standard"><text:s text:c="3"/>6.008 | 2 <text:s/>| <text:s text:c="3"/>1.084 <text:s text:c="3"/>0.149 <text:s text:c="2"/>-0.119 | <text:s text:c="3"/>68.8 <text:s text:c="2"/>-79.7 <text:s text:c="3"/>30.4</text:p>
      <text:p text:style-name="Standard"><text:s text:c="3"/>6.008 | 3 <text:s/>| <text:s text:c="3"/>0.987 <text:s text:c="3"/>0.014 <text:s text:c="3"/>0.286 | <text:s text:c="4"/>3.3 <text:s text:c="2"/>-73.1 <text:s text:c="2"/>-53.3</text:p>
      <text:p text:style-name="Standard"><text:s text:c="3"/>6.008 | 4 <text:s/>| <text:s text:c="3"/>1.010 <text:s text:c="3"/>0.005 <text:s text:c="3"/>0.013 | <text:s text:c="2"/>-11.6 <text:s text:c="2"/>-85.2 <text:s/>-100.4</text:p>
      <text:p text:style-name="Standard"><text:s text:c="3"/>6.008 | 5 <text:s/>| <text:s text:c="3"/>1.022 <text:s text:c="2"/>-0.066 <text:s text:c="2"/>-0.130 | <text:s/>-149.3 <text:s text:c="2"/>-80.4 <text:s text:c="2"/>125.2</text:p>
      <text:p text:style-name="Standard"><text:s text:c="3"/>6.042 | 0 <text:s/>| <text:s text:c="8"/>Comm Error <text:s text:c="8"/>| <text:s text:c="11"/>- <text:s text:c="10"/></text:p>
      <text:p text:style-name="Standard"><text:s text:c="3"/>6.042 | 1 <text:s/>| <text:s text:c="3"/>1.046 <text:s text:c="2"/>-0.174 <text:s text:c="2"/>-0.161 | <text:s text:c="2"/>-91.4 <text:s text:c="2"/>-80.4 <text:s text:c="3"/>88.8</text:p>
      <text:p text:style-name="Standard"><text:s text:c="3"/>6.042 | 2 <text:s/>| <text:s text:c="3"/>1.022 <text:s text:c="3"/>0.130 <text:s text:c="2"/>-0.156 | <text:s text:c="3"/>76.1 <text:s text:c="2"/>-80.8 <text:s text:c="3"/>23.7</text:p>
      <text:p text:style-name="Standard"><text:s text:c="3"/>6.042 | 3 <text:s/>| <text:s text:c="3"/>0.968 <text:s text:c="3"/>0.022 <text:s text:c="3"/>0.286 | <text:s text:c="4"/>3.1 <text:s text:c="2"/>-73.0 <text:s text:c="2"/>-53.0</text:p>
      <text:p text:style-name="Standard"><text:soft-page-break/><text:s text:c="3"/>6.042 | 4 <text:s/>| <text:s text:c="3"/>1.006 <text:s text:c="3"/>0.000 <text:s text:c="3"/>0.011 | <text:s text:c="3"/>-9.1 <text:s text:c="2"/>-85.2 <text:s/>-101.9</text:p>
      <text:p text:style-name="Standard"><text:s text:c="3"/>6.042 | 5 <text:s/>| <text:s text:c="3"/>1.020 <text:s text:c="2"/>-0.068 <text:s text:c="2"/>-0.127 | <text:s/>-149.6 <text:s text:c="2"/>-80.4 <text:s text:c="2"/>125.6</text:p>
      <text:p text:style-name="Standard"><text:s text:c="3"/>6.077 | 0 <text:s/>| <text:s text:c="8"/>Comm Error <text:s text:c="8"/>| <text:s text:c="11"/>- <text:s text:c="10"/></text:p>
      <text:p text:style-name="Standard"><text:s text:c="3"/>6.077 | 1 <text:s/>| <text:s text:c="3"/>1.025 <text:s text:c="2"/>-0.182 <text:s text:c="2"/>-0.132 | <text:s text:c="2"/>-99.9 <text:s text:c="2"/>-81.1 <text:s text:c="3"/>96.1</text:p>
      <text:p text:style-name="Standard"><text:s text:c="3"/>6.077 | 2 <text:s/>| <text:s text:c="3"/>1.026 <text:s text:c="3"/>0.132 <text:s text:c="2"/>-0.178 | <text:s text:c="3"/>93.2 <text:s text:c="2"/>-81.8 <text:s text:c="4"/>8.1</text:p>
      <text:p text:style-name="Standard"><text:s text:c="3"/>6.077 | 3 <text:s/>| <text:s text:c="3"/>0.979 <text:s text:c="3"/>0.038 <text:s text:c="3"/>0.290 | <text:s text:c="4"/>3.3 <text:s text:c="2"/>-72.9 <text:s text:c="2"/>-53.1</text:p>
      <text:p text:style-name="Standard"><text:s text:c="3"/>6.077 | 4 <text:s/>| <text:s text:c="3"/>1.010 <text:s text:c="3"/>0.002 <text:s text:c="3"/>0.011 | <text:s text:c="3"/>-8.2 <text:s text:c="2"/>-85.2 <text:s/>-102.1</text:p>
      <text:p text:style-name="Standard"><text:s text:c="3"/>6.077 | 5 <text:s/>| <text:s text:c="3"/>1.021 <text:s text:c="2"/>-0.072 <text:s text:c="2"/>-0.130 | <text:s/>-149.9 <text:s text:c="2"/>-80.4 <text:s text:c="2"/>125.8</text:p>
      <text:p text:style-name="Standard"><text:s text:c="3"/>6.111 | 0 <text:s/>| <text:s text:c="8"/>Comm Error <text:s text:c="8"/>| <text:s text:c="11"/>- <text:s text:c="10"/></text:p>
      <text:p text:style-name="Standard"><text:s text:c="3"/>6.111 | 1 <text:s/>| <text:s text:c="3"/>1.012 <text:s text:c="2"/>-0.174 <text:s text:c="2"/>-0.117 | <text:s/>-107.8 <text:s text:c="2"/>-81.7 <text:s text:c="2"/>104.4</text:p>
      <text:p text:style-name="Standard"><text:s text:c="3"/>6.111 | 2 <text:s/>| <text:s text:c="3"/>1.047 <text:s text:c="3"/>0.168 <text:s text:c="2"/>-0.147 | <text:s text:c="2"/>107.1 <text:s text:c="2"/>-82.0 <text:s text:c="3"/>-3.9</text:p>
      <text:p text:style-name="Standard"><text:s text:c="3"/>6.111 | 3 <text:s/>| <text:s text:c="3"/>0.988 <text:s text:c="3"/>0.039 <text:s text:c="3"/>0.290 | <text:s text:c="4"/>3.7 <text:s text:c="2"/>-72.8 <text:s text:c="2"/>-53.3</text:p>
      <text:p text:style-name="Standard"><text:s text:c="3"/>6.111 | 4 <text:s/>| <text:s text:c="3"/>1.013 <text:s text:c="3"/>0.006 <text:s text:c="3"/>0.006 | <text:s text:c="3"/>-4.6 <text:s text:c="2"/>-85.2 <text:s/>-104.8</text:p>
      <text:p text:style-name="Standard"><text:s text:c="3"/>6.111 | 5 <text:s/>| <text:s text:c="3"/>1.021 <text:s text:c="2"/>-0.062 <text:s text:c="2"/>-0.126 | <text:s/>-150.3 <text:s text:c="2"/>-80.5 <text:s text:c="2"/>126.1</text:p>
      <text:p text:style-name="Standard"><text:s text:c="3"/>6.146 | 0 <text:s/>| <text:s text:c="8"/>Comm Error <text:s text:c="8"/>| <text:s text:c="11"/>- <text:s text:c="10"/></text:p>
      <text:p text:style-name="Standard"><text:s text:c="3"/>6.146 | 1 <text:s/>| <text:s text:c="3"/>1.003 <text:s text:c="2"/>-0.145 <text:s text:c="2"/>-0.024 | <text:s/>-115.4 <text:s text:c="2"/>-82.7 <text:s text:c="2"/>108.1</text:p>
      <text:p text:style-name="Standard"><text:s text:c="3"/>6.146 | 2 <text:s/>| <text:s text:c="3"/>1.051 <text:s text:c="3"/>0.175 <text:s text:c="2"/>-0.105 | <text:s text:c="2"/>118.7 <text:s text:c="2"/>-82.2 <text:s text:c="2"/>-12.9</text:p>
      <text:p text:style-name="Standard"><text:s text:c="3"/>6.146 | 3 <text:s/>| <text:s text:c="3"/>0.982 <text:s text:c="3"/>0.035 <text:s text:c="3"/>0.285 | <text:s text:c="4"/>3.9 <text:s text:c="2"/>-72.8 <text:s text:c="2"/>-53.4</text:p>
      <text:p text:style-name="Standard"><text:s text:c="3"/>6.146 | 4 <text:s/>| <text:s text:c="3"/>1.011 <text:s text:c="3"/>0.004 <text:s text:c="3"/>0.007 | <text:s text:c="3"/>-3.2 <text:s text:c="2"/>-85.2 <text:s/>-105.5</text:p>
      <text:p text:style-name="Standard"><text:s text:c="3"/>6.146 | 5 <text:s/>| <text:s text:c="3"/>1.022 <text:s text:c="2"/>-0.067 <text:s text:c="2"/>-0.138 | <text:s/>-150.9 <text:s text:c="2"/>-80.5 <text:s text:c="2"/>126.5</text:p>
      <text:p text:style-name="Standard"><text:s text:c="3"/>6.180 | 0 <text:s/>| <text:s text:c="8"/>Comm Error <text:s text:c="8"/>| <text:s text:c="11"/>- <text:s text:c="10"/></text:p>
      <text:p text:style-name="Standard"><text:s text:c="3"/>6.180 | 1 <text:s/>| <text:s text:c="3"/>1.010 <text:s text:c="2"/>-0.128 <text:s text:c="3"/>0.008 | <text:s/>-118.8 <text:s text:c="2"/>-83.5 <text:s text:c="2"/>109.6</text:p>
      <text:p text:style-name="Standard"><text:s text:c="3"/>6.180 | 2 <text:s/>| <text:s text:c="3"/>1.070 <text:s text:c="3"/>0.164 <text:s text:c="3"/>0.001 | <text:s text:c="2"/>123.1 <text:s text:c="2"/>-82.7 <text:s text:c="2"/>-15.6</text:p>
      <text:p text:style-name="Standard"><text:s text:c="3"/>6.180 | 3 <text:s/>| <text:s text:c="3"/>0.988 <text:s text:c="3"/>0.029 <text:s text:c="3"/>0.293 | <text:s text:c="4"/>4.0 <text:s text:c="2"/>-72.7 <text:s text:c="2"/>-53.5</text:p>
      <text:p text:style-name="Standard"><text:s text:c="3"/>6.180 | 4 <text:s/>| <text:s text:c="3"/>1.007 <text:s text:c="3"/>0.003 <text:s text:c="3"/>0.010 | <text:s text:c="3"/>-0.8 <text:s text:c="2"/>-85.2 <text:s/>-108.8</text:p>
      <text:p text:style-name="Standard"><text:s text:c="3"/>6.180 | 5 <text:s/>| <text:s text:c="3"/>1.019 <text:s text:c="2"/>-0.066 <text:s text:c="2"/>-0.134 | <text:s/>-151.6 <text:s text:c="2"/>-80.4 <text:s text:c="2"/>127.0</text:p>
      <text:p text:style-name="Standard"><text:s text:c="3"/>6.214 | 0 <text:s/>| <text:s text:c="8"/>Comm Error <text:s text:c="8"/>| <text:s text:c="11"/>- <text:s text:c="10"/></text:p>
      <text:p text:style-name="Standard"><text:s text:c="3"/>6.214 | 1 <text:s/>| <text:s text:c="3"/>0.948 <text:s text:c="2"/>-0.105 <text:s text:c="3"/>0.070 | <text:s/>-116.1 <text:s text:c="2"/>-84.5 <text:s text:c="2"/>104.0</text:p>
      <text:p text:style-name="Standard"><text:s text:c="3"/>6.214 | 2 <text:s/>| <text:s text:c="3"/>1.014 <text:s text:c="3"/>0.137 <text:s text:c="3"/>0.130 | <text:s text:c="2"/>109.7 <text:s text:c="2"/>-83.9 <text:s text:c="3"/>-1.1</text:p>
      <text:p text:style-name="Standard"><text:s text:c="3"/>6.214 | 3 <text:s/>| <text:s text:c="3"/>1.012 <text:s text:c="3"/>0.014 <text:s text:c="3"/>0.286 | <text:s text:c="4"/>3.8 <text:s text:c="2"/>-72.8 <text:s text:c="2"/>-53.3</text:p>
      <text:p text:style-name="Standard"><text:s text:c="3"/>6.214 | 4 <text:s/>| <text:s text:c="3"/>1.010 <text:s text:c="2"/>-0.005 <text:s text:c="3"/>0.017 | <text:s text:c="3"/>-3.6 <text:s text:c="2"/>-85.2 <text:s/>-105.9</text:p>
      <text:p text:style-name="Standard"><text:s text:c="3"/>6.214 | 5 <text:s/>| <text:s text:c="3"/>1.020 <text:s text:c="2"/>-0.079 <text:s text:c="2"/>-0.143 | <text:s/>-151.5 <text:s text:c="2"/>-80.4 <text:s text:c="2"/>126.8</text:p>
      <text:p text:style-name="Standard"><text:s text:c="3"/>6.248 | 0 <text:s/>| <text:s text:c="8"/>Comm Error <text:s text:c="8"/>| <text:s text:c="11"/>- <text:s text:c="10"/></text:p>
      <text:p text:style-name="Standard"><text:s text:c="3"/>6.248 | 1 <text:s/>| <text:s text:c="3"/>0.943 <text:s text:c="2"/>-0.069 <text:s text:c="3"/>0.102 | <text:s/>-100.1 <text:s text:c="2"/>-85.0 <text:s text:c="3"/>85.9</text:p>
      <text:p text:style-name="Standard"><text:s text:c="3"/>6.248 | 2 <text:s/>| <text:s text:c="3"/>0.943 <text:s text:c="3"/>0.103 <text:s text:c="3"/>0.158 | <text:s text:c="3"/>80.9 <text:s text:c="2"/>-84.3 <text:s text:c="3"/>27.7</text:p>
      <text:p text:style-name="Standard"><text:s text:c="3"/>6.248 | 3 <text:s/>| <text:s text:c="3"/>1.016 <text:s text:c="2"/>-0.023 <text:s text:c="3"/>0.293 | <text:s text:c="4"/>2.8 <text:s text:c="2"/>-72.9 <text:s text:c="2"/>-52.3</text:p>
      <text:p text:style-name="Standard"><text:s text:c="3"/>6.248 | 4 <text:s/>| <text:s text:c="3"/>1.013 <text:s text:c="3"/>0.003 <text:s text:c="3"/>0.023 | <text:s text:c="3"/>-3.8 <text:s text:c="2"/>-85.2 <text:s/>-107.9</text:p>
      <text:p text:style-name="Standard"><text:s text:c="3"/>6.248 | 5 <text:s/>| <text:s text:c="3"/>1.019 <text:s text:c="2"/>-0.072 <text:s text:c="2"/>-0.147 | <text:s/>-151.9 <text:s text:c="2"/>-80.3 <text:s text:c="2"/>127.0</text:p>
      <text:p text:style-name="Standard"><text:s text:c="3"/>6.282 | 0 <text:s/>| <text:s text:c="8"/>Comm Error <text:s text:c="8"/>| <text:s text:c="11"/>- <text:s text:c="10"/></text:p>
      <text:p text:style-name="Standard"><text:s text:c="3"/>6.282 | 1 <text:s/>| <text:s text:c="3"/>0.923 <text:s text:c="2"/>-0.074 <text:s text:c="3"/>0.102 | <text:s text:c="2"/>-45.0 <text:s text:c="2"/>-85.1 <text:s text:c="3"/>29.4</text:p>
      <text:p text:style-name="Standard"><text:s text:c="3"/>6.282 | 2 <text:s/>| <text:s text:c="3"/>0.902 <text:s text:c="3"/>0.096 <text:s text:c="3"/>0.097 | <text:s text:c="3"/>72.8 <text:s text:c="2"/>-84.2 <text:s text:c="3"/>37.5</text:p>
      <text:p text:style-name="Standard"><text:s text:c="3"/>6.282 | 3 <text:s/>| <text:s text:c="3"/>0.981 <text:s text:c="2"/>-0.017 <text:s text:c="3"/>0.285 | <text:s text:c="4"/>1.8 <text:s text:c="2"/>-72.9 <text:s text:c="2"/>-51.3</text:p>
      <text:p text:style-name="Standard"><text:s text:c="3"/>6.282 | 4 <text:s/>| <text:s text:c="3"/>1.007 <text:s text:c="2"/>-0.007 <text:s text:c="3"/>0.028 | <text:s text:c="3"/>-6.6 <text:s text:c="2"/>-85.2 <text:s/>-106.2</text:p>
      <text:p text:style-name="Standard"><text:s text:c="3"/>6.282 | 5 <text:s/>| <text:s text:c="3"/>1.020 <text:s text:c="2"/>-0.075 <text:s text:c="2"/>-0.139 | <text:s/>-152.0 <text:s text:c="2"/>-80.2 <text:s text:c="2"/>126.9</text:p>
      <text:p text:style-name="Standard"><text:s text:c="3"/>6.317 | 0 <text:s/>| <text:s text:c="8"/>Comm Error <text:s text:c="8"/>| <text:s text:c="11"/>- <text:s text:c="10"/></text:p>
      <text:p text:style-name="Standard"><text:s text:c="3"/>6.317 | 1 <text:s/>| <text:s text:c="3"/>0.895 <text:s text:c="2"/>-0.062 <text:s text:c="3"/>0.128 | <text:s text:c="2"/>-25.8 <text:s text:c="2"/>-84.9 <text:s text:c="4"/>7.3</text:p>
      <text:p text:style-name="Standard"><text:s text:c="3"/>6.317 | 2 <text:s/>| <text:s text:c="3"/>0.910 <text:s text:c="3"/>0.089 <text:s text:c="3"/>0.103 | <text:s text:c="3"/>62.8 <text:s text:c="2"/>-84.1 <text:s text:c="3"/>51.1</text:p>
      <text:p text:style-name="Standard"><text:s text:c="3"/>6.317 | 3 <text:s/>| <text:s text:c="3"/>0.957 <text:s text:c="3"/>0.005 <text:s text:c="3"/>0.264 | <text:s text:c="4"/>1.3 <text:s text:c="2"/>-73.0 <text:s text:c="2"/>-50.7</text:p>
      <text:p text:style-name="Standard"><text:s text:c="3"/>6.317 | 4 <text:s/>| <text:s text:c="3"/>1.008 <text:s text:c="3"/>0.001 <text:s text:c="3"/>0.011 | <text:s text:c="3"/>-7.6 <text:s text:c="2"/>-85.2 <text:s/>-104.5</text:p>
      <text:p text:style-name="Standard"><text:soft-page-break/><text:s text:c="3"/>6.317 | 5 <text:s/>| <text:s text:c="3"/>1.019 <text:s text:c="2"/>-0.076 <text:s text:c="2"/>-0.158 | <text:s/>-152.1 <text:s text:c="2"/>-80.1 <text:s text:c="2"/>127.0</text:p>
      <text:p text:style-name="Standard"><text:s text:c="3"/>6.350 | 0 <text:s/>| <text:s text:c="8"/>Comm Error <text:s text:c="8"/>| <text:s text:c="11"/>- <text:s text:c="10"/></text:p>
      <text:p text:style-name="Standard"><text:s text:c="3"/>6.350 | 1 <text:s/>| <text:s text:c="3"/>0.924 <text:s text:c="2"/>-0.055 <text:s text:c="3"/>0.146 | <text:s text:c="2"/>-19.6 <text:s text:c="2"/>-84.6 <text:s text:c="3"/>-2.0</text:p>
      <text:p text:style-name="Standard"><text:s text:c="3"/>6.350 | 2 <text:s/>| <text:s text:c="3"/>0.915 <text:s text:c="3"/>0.078 <text:s text:c="3"/>0.103 | <text:s text:c="3"/>50.8 <text:s text:c="2"/>-83.9 <text:s text:c="3"/>65.9</text:p>
      <text:p text:style-name="Standard"><text:s text:c="3"/>6.350 | 3 <text:s/>| <text:s text:c="3"/>0.953 <text:s text:c="3"/>0.051 <text:s text:c="3"/>0.284 | <text:s text:c="4"/>2.2 <text:s text:c="2"/>-73.0 <text:s text:c="2"/>-51.4</text:p>
      <text:p text:style-name="Standard"><text:s text:c="3"/>6.350 | 4 <text:s/>| <text:s text:c="3"/>1.007 <text:s text:c="3"/>0.003 <text:s text:c="2"/>-0.013 | <text:s text:c="3"/>-8.9 <text:s text:c="2"/>-85.3 <text:s text:c="2"/>-95.9</text:p>
      <text:p text:style-name="Standard"><text:s text:c="3"/>6.350 | 5 <text:s/>| <text:s text:c="3"/>1.013 <text:s text:c="2"/>-0.067 <text:s text:c="2"/>-0.129 | <text:s/>-152.1 <text:s text:c="2"/>-80.1 <text:s text:c="2"/>127.1</text:p>
      <text:p text:style-name="Standard"><text:s text:c="3"/>6.385 | 0 <text:s/>| <text:s text:c="8"/>Comm Error <text:s text:c="8"/>| <text:s text:c="11"/>- <text:s text:c="10"/></text:p>
      <text:p text:style-name="Standard"><text:s text:c="3"/>6.385 | 1 <text:s/>| <text:s text:c="3"/>0.913 <text:s text:c="2"/>-0.088 <text:s text:c="3"/>0.188 | <text:s text:c="2"/>-20.5 <text:s text:c="2"/>-83.7 <text:s text:c="3"/>-5.1</text:p>
      <text:p text:style-name="Standard"><text:s text:c="3"/>6.385 | 2 <text:s/>| <text:s text:c="3"/>0.885 <text:s text:c="3"/>0.069 <text:s text:c="3"/>0.102 | <text:s text:c="3"/>42.4 <text:s text:c="2"/>-83.7 <text:s text:c="3"/>79.4</text:p>
      <text:p text:style-name="Standard"><text:s text:c="3"/>6.385 | 3 <text:s/>| <text:s text:c="3"/>0.980 <text:s text:c="3"/>0.042 <text:s text:c="3"/>0.269 | <text:s text:c="4"/>3.1 <text:s text:c="2"/>-73.1 <text:s text:c="2"/>-52.2</text:p>
      <text:p text:style-name="Standard"><text:s text:c="3"/>6.385 | 4 <text:s/>| <text:s text:c="3"/>1.010 <text:s text:c="2"/>-0.000 <text:s text:c="2"/>-0.003 | <text:s text:c="3"/>-8.7 <text:s text:c="2"/>-85.3 <text:s text:c="2"/>-88.6</text:p>
      <text:p text:style-name="Standard"><text:s text:c="3"/>6.385 | 5 <text:s/>| <text:s text:c="3"/>1.022 <text:s text:c="2"/>-0.063 <text:s text:c="2"/>-0.118 | <text:s/>-152.0 <text:s text:c="2"/>-80.2 <text:s text:c="2"/>127.1</text:p>
      <text:p text:style-name="Standard"><text:s text:c="3"/>6.420 | 0 <text:s/>| <text:s text:c="8"/>Comm Error <text:s text:c="8"/>| <text:s text:c="11"/>- <text:s text:c="10"/></text:p>
      <text:p text:style-name="Standard"><text:s text:c="3"/>6.420 | 1 <text:s/>| <text:s text:c="3"/>0.857 <text:s text:c="2"/>-0.076 <text:s text:c="3"/>0.190 | <text:s text:c="2"/>-23.2 <text:s text:c="2"/>-83.0 <text:s text:c="3"/>-5.0</text:p>
      <text:p text:style-name="Standard"><text:s text:c="3"/>6.420 | 2 <text:s/>| <text:s text:c="3"/>0.962 <text:s text:c="3"/>0.069 <text:s text:c="3"/>0.118 | <text:s text:c="3"/>38.4 <text:s text:c="2"/>-83.6 <text:s text:c="3"/>84.5</text:p>
      <text:p text:style-name="Standard"><text:s text:c="3"/>6.420 | 3 <text:s/>| <text:s text:c="3"/>0.999 <text:s text:c="3"/>0.018 <text:s text:c="3"/>0.275 | <text:s text:c="4"/>3.3 <text:s text:c="2"/>-73.3 <text:s text:c="2"/>-52.3</text:p>
      <text:p text:style-name="Standard"><text:s text:c="3"/>6.420 | 4 <text:s/>| <text:s text:c="3"/>1.012 <text:s text:c="3"/>0.002 <text:s text:c="3"/>0.004 | <text:s text:c="3"/>-6.5 <text:s text:c="2"/>-85.3 <text:s text:c="2"/>-86.9</text:p>
      <text:p text:style-name="Standard"><text:s text:c="3"/>6.420 | 5 <text:s/>| <text:s text:c="3"/>1.023 <text:s text:c="2"/>-0.060 <text:s text:c="2"/>-0.138 | <text:s/>-153.0 <text:s text:c="2"/>-80.2 <text:s text:c="2"/>128.0</text:p>
      <text:p text:style-name="Standard"><text:s text:c="3"/>6.454 | 0 <text:s/>| <text:s text:c="8"/>Comm Error <text:s text:c="8"/>| <text:s text:c="11"/>- <text:s text:c="10"/></text:p>
      <text:p text:style-name="Standard"><text:s text:c="3"/>6.454 | 1 <text:s/>| <text:s text:c="3"/>0.982 <text:s text:c="2"/>-0.065 <text:s text:c="3"/>0.163 | <text:s text:c="2"/>-31.6 <text:s text:c="2"/>-83.1 <text:s text:c="4"/>0.6</text:p>
      <text:p text:style-name="Standard"><text:s text:c="3"/>6.454 | 2 <text:s/>| <text:s text:c="3"/>0.978 <text:s text:c="3"/>0.063 <text:s text:c="3"/>0.123 | <text:s text:c="3"/>34.8 <text:s text:c="2"/>-83.3 <text:s text:c="3"/>91.2</text:p>
      <text:p text:style-name="Standard"><text:s text:c="3"/>6.454 | 3 <text:s/>| <text:s text:c="3"/>1.001 <text:s text:c="3"/>0.022 <text:s text:c="3"/>0.273 | <text:s text:c="4"/>3.2 <text:s text:c="2"/>-73.5 <text:s text:c="2"/>-52.2</text:p>
      <text:p text:style-name="Standard"><text:s text:c="3"/>6.454 | 4 <text:s/>| <text:s text:c="3"/>1.008 <text:s text:c="2"/>-0.001 <text:s text:c="3"/>0.004 | <text:s text:c="3"/>-4.6 <text:s text:c="2"/>-85.3 <text:s text:c="2"/>-87.7</text:p>
      <text:p text:style-name="Standard"><text:s text:c="3"/>6.454 | 5 <text:s/>| <text:s text:c="3"/>1.020 <text:s text:c="2"/>-0.067 <text:s text:c="2"/>-0.148 | <text:s/>-153.7 <text:s text:c="2"/>-80.1 <text:s text:c="2"/>128.6</text:p>
      <text:p text:style-name="Standard"><text:s text:c="3"/>6.488 | 0 <text:s/>| <text:s text:c="8"/>Comm Error <text:s text:c="8"/>| <text:s text:c="11"/>- <text:s text:c="10"/></text:p>
      <text:p text:style-name="Standard"><text:s text:c="3"/>6.488 | 1 <text:s/>| <text:s text:c="3"/>1.037 <text:s text:c="2"/>-0.058 <text:s text:c="3"/>0.124 | <text:s text:c="2"/>-36.5 <text:s text:c="2"/>-83.1 <text:s text:c="4"/>3.2</text:p>
      <text:p text:style-name="Standard"><text:s text:c="3"/>6.488 | 2 <text:s/>| <text:s text:c="3"/>0.982 <text:s text:c="3"/>0.069 <text:s text:c="3"/>0.171 | <text:s text:c="3"/>28.2 <text:s text:c="2"/>-82.5 <text:s text:c="2"/>102.0</text:p>
      <text:p text:style-name="Standard"><text:s text:c="3"/>6.488 | 3 <text:s/>| <text:s text:c="3"/>0.985 <text:s text:c="3"/>0.021 <text:s text:c="3"/>0.278 | <text:s text:c="4"/>3.4 <text:s text:c="2"/>-73.6 <text:s text:c="2"/>-52.5</text:p>
      <text:p text:style-name="Standard"><text:s text:c="3"/>6.488 | 4 <text:s/>| <text:s text:c="3"/>1.007 <text:s text:c="2"/>-0.008 <text:s text:c="3"/>0.005 | <text:s text:c="2"/>-13.8 <text:s text:c="2"/>-85.3 <text:s text:c="2"/>-76.5</text:p>
      <text:p text:style-name="Standard"><text:s text:c="3"/>6.488 | 5 <text:s/>| <text:s text:c="3"/>1.019 <text:s text:c="2"/>-0.079 <text:s text:c="2"/>-0.150 | <text:s/>-153.9 <text:s text:c="2"/>-80.0 <text:s text:c="2"/>128.5</text:p>
      <text:p text:style-name="Standard"><text:s text:c="3"/>6.522 | 0 <text:s/>| <text:s text:c="8"/>Comm Error <text:s text:c="8"/>| <text:s text:c="11"/>- <text:s text:c="10"/></text:p>
      <text:p text:style-name="Standard"><text:s text:c="3"/>6.522 | 1 <text:s/>| <text:s text:c="3"/>0.965 <text:s text:c="2"/>-0.075 <text:s text:c="3"/>0.118 | <text:s text:c="2"/>-35.4 <text:s text:c="2"/>-82.5 <text:s text:c="3"/>-0.9</text:p>
      <text:p text:style-name="Standard"><text:s text:c="3"/>6.522 | 2 <text:s/>| <text:s text:c="3"/>0.915 <text:s text:c="3"/>0.076 <text:s text:c="3"/>0.196 | <text:s text:c="3"/>23.9 <text:s text:c="2"/>-81.4 <text:s text:c="2"/>109.4</text:p>
      <text:p text:style-name="Standard"><text:s text:c="3"/>6.522 | 3 <text:s/>| <text:s text:c="3"/>0.984 <text:s text:c="3"/>0.003 <text:s text:c="3"/>0.278 | <text:s text:c="4"/>3.1 <text:s text:c="2"/>-73.7 <text:s text:c="2"/>-52.3</text:p>
      <text:p text:style-name="Standard"><text:s text:c="3"/>6.522 | 4 <text:s/>| <text:s text:c="3"/>1.013 <text:s text:c="2"/>-0.002 <text:s text:c="3"/>0.012 | <text:s text:c="2"/>-15.2 <text:s text:c="2"/>-85.3 <text:s text:c="2"/>-77.2</text:p>
      <text:p text:style-name="Standard"><text:s text:c="3"/>6.522 | 5 <text:s/>| <text:s text:c="3"/>1.022 <text:s text:c="2"/>-0.083 <text:s text:c="2"/>-0.156 | <text:s/>-153.3 <text:s text:c="2"/>-79.9 <text:s text:c="2"/>128.0</text:p>
      <text:p text:style-name="Standard"><text:s text:c="3"/>6.556 | 0 <text:s/>| <text:s text:c="8"/>Comm Error <text:s text:c="8"/>| <text:s text:c="11"/>- <text:s text:c="10"/></text:p>
      <text:p text:style-name="Standard"><text:s text:c="3"/>6.556 | 1 <text:s/>| <text:s text:c="3"/>0.913 <text:s text:c="2"/>-0.044 <text:s text:c="3"/>0.099 | <text:s text:c="2"/>-33.4 <text:s text:c="2"/>-82.1 <text:s text:c="3"/>-5.3</text:p>
      <text:p text:style-name="Standard"><text:s text:c="3"/>6.556 | 2 <text:s/>| <text:s text:c="3"/>0.853 <text:s text:c="3"/>0.071 <text:s text:c="3"/>0.229 | <text:s text:c="3"/>19.6 <text:s text:c="2"/>-79.5 <text:s text:c="2"/>117.2</text:p>
      <text:p text:style-name="Standard"><text:s text:c="3"/>6.556 | 3 <text:s/>| <text:s text:c="3"/>0.987 <text:s text:c="2"/>-0.025 <text:s text:c="3"/>0.290 | <text:s text:c="4"/>1.6 <text:s text:c="2"/>-73.7 <text:s text:c="2"/>-51.0</text:p>
      <text:p text:style-name="Standard"><text:s text:c="3"/>6.556 | 4 <text:s/>| <text:s text:c="3"/>1.021 <text:s text:c="2"/>-0.001 <text:s text:c="3"/>0.012 | <text:s text:c="2"/>-15.4 <text:s text:c="2"/>-85.3 <text:s text:c="2"/>-81.7</text:p>
      <text:p text:style-name="Standard"><text:s text:c="3"/>6.556 | 5 <text:s/>| <text:s text:c="3"/>1.021 <text:s text:c="2"/>-0.072 <text:s text:c="2"/>-0.151 | <text:s/>-153.2 <text:s text:c="2"/>-79.8 <text:s text:c="2"/>127.8</text:p>
      <text:p text:style-name="Standard"><text:s text:c="3"/>6.591 | 0 <text:s/>| <text:s text:c="8"/>Comm Error <text:s text:c="8"/>| <text:s text:c="11"/>- <text:s text:c="10"/></text:p>
      <text:p text:style-name="Standard"><text:s text:c="3"/>6.591 | 1 <text:s/>| <text:s text:c="3"/>0.921 <text:s text:c="2"/>-0.078 <text:s text:c="3"/>0.094 | <text:s text:c="2"/>-35.9 <text:s text:c="2"/>-81.7 <text:s text:c="3"/>-5.2</text:p>
      <text:p text:style-name="Standard"><text:s text:c="3"/>6.591 | 2 <text:s/>| <text:s text:c="3"/>0.772 <text:s text:c="3"/>0.073 <text:s text:c="3"/>0.245 | <text:s text:c="3"/>19.0 <text:s text:c="2"/>-78.3 <text:s text:c="2"/>119.9</text:p>
      <text:p text:style-name="Standard"><text:s text:c="3"/>6.591 | 3 <text:s/>| <text:s text:c="3"/>0.989 <text:s text:c="2"/>-0.039 <text:s text:c="3"/>0.273 | <text:s text:c="4"/>0.2 <text:s text:c="2"/>-73.7 <text:s text:c="2"/>-49.7</text:p>
      <text:p text:style-name="Standard"><text:s text:c="3"/>6.591 | 4 <text:s/>| <text:s text:c="3"/>1.007 <text:s text:c="2"/>-0.002 <text:s text:c="3"/>0.021 | <text:s text:c="2"/>-12.6 <text:s text:c="2"/>-85.3 <text:s text:c="2"/>-90.0</text:p>
      <text:p text:style-name="Standard"><text:s text:c="3"/>6.591 | 5 <text:s/>| <text:s text:c="3"/>1.018 <text:s text:c="2"/>-0.080 <text:s text:c="2"/>-0.158 | <text:s/>-153.0 <text:s text:c="2"/>-79.8 <text:s text:c="2"/>127.7</text:p>
      <text:p text:style-name="Standard"><text:soft-page-break/><text:s text:c="3"/>6.625 | 0 <text:s/>| <text:s text:c="8"/>Comm Error <text:s text:c="8"/>| <text:s text:c="11"/>- <text:s text:c="10"/></text:p>
      <text:p text:style-name="Standard"><text:s text:c="3"/>6.625 | 1 <text:s/>| <text:s text:c="3"/>1.006 <text:s text:c="2"/>-0.065 <text:s text:c="3"/>0.112 | <text:s text:c="2"/>-37.6 <text:s text:c="2"/>-81.2 <text:s text:c="3"/>-6.6</text:p>
      <text:p text:style-name="Standard"><text:s text:c="3"/>6.625 | 2 <text:s/>| <text:s text:c="3"/>0.954 <text:s text:c="3"/>0.067 <text:s text:c="3"/>0.232 | <text:s text:c="3"/>22.0 <text:s text:c="2"/>-78.4 <text:s text:c="2"/>118.6</text:p>
      <text:p text:style-name="Standard"><text:s text:c="3"/>6.625 | 3 <text:s/>| <text:s text:c="3"/>0.980 <text:s text:c="2"/>-0.019 <text:s text:c="3"/>0.268 | <text:s text:c="3"/>-0.6 <text:s text:c="2"/>-73.8 <text:s text:c="2"/>-48.6</text:p>
      <text:p text:style-name="Standard"><text:s text:c="3"/>6.625 | 4 <text:s/>| <text:s text:c="3"/>1.005 <text:s text:c="2"/>-0.004 <text:s text:c="3"/>0.021 | <text:s text:c="2"/>-13.4 <text:s text:c="2"/>-85.2 <text:s text:c="2"/>-92.8</text:p>
      <text:p text:style-name="Standard"><text:s text:c="3"/>6.625 | 5 <text:s/>| <text:s text:c="3"/>1.020 <text:s text:c="2"/>-0.083 <text:s text:c="2"/>-0.149 | <text:s/>-152.6 <text:s text:c="2"/>-79.7 <text:s text:c="2"/>127.3</text:p>
      <text:p text:style-name="Standard"><text:s text:c="3"/>6.659 | 0 <text:s/>| <text:s text:c="8"/>Comm Error <text:s text:c="8"/>| <text:s text:c="11"/>- <text:s text:c="10"/></text:p>
      <text:p text:style-name="Standard"><text:s text:c="3"/>6.659 | 1 <text:s/>| <text:s text:c="3"/>0.994 <text:s text:c="2"/>-0.107 <text:s text:c="3"/>0.144 | <text:s text:c="2"/>-39.1 <text:s text:c="2"/>-80.3 <text:s text:c="3"/>-7.6</text:p>
      <text:p text:style-name="Standard"><text:s text:c="3"/>6.659 | 2 <text:s/>| <text:s text:c="3"/>1.010 <text:s text:c="3"/>0.079 <text:s text:c="3"/>0.196 | <text:s text:c="3"/>25.3 <text:s text:c="2"/>-78.0 <text:s text:c="2"/>117.8</text:p>
      <text:p text:style-name="Standard"><text:s text:c="3"/>6.659 | 3 <text:s/>| <text:s text:c="3"/>0.984 <text:s text:c="3"/>0.029 <text:s text:c="3"/>0.271 | <text:s text:c="3"/>-0.3 <text:s text:c="2"/>-74.0 <text:s text:c="2"/>-48.8</text:p>
      <text:p text:style-name="Standard"><text:s text:c="3"/>6.659 | 4 <text:s/>| <text:s text:c="3"/>1.005 <text:s text:c="2"/>-0.008 <text:s text:c="3"/>0.015 | <text:s text:c="2"/>-18.4 <text:s text:c="2"/>-85.2 <text:s text:c="2"/>-87.7</text:p>
      <text:p text:style-name="Standard"><text:s text:c="3"/>6.659 | 5 <text:s/>| <text:s text:c="3"/>1.020 <text:s text:c="2"/>-0.074 <text:s text:c="2"/>-0.140 | <text:s/>-151.9 <text:s text:c="2"/>-79.8 <text:s text:c="2"/>126.9</text:p>
      <text:p text:style-name="Standard"><text:s text:c="3"/>6.693 | 0 <text:s/>| <text:s text:c="8"/>Comm Error <text:s text:c="8"/>| <text:s text:c="11"/>- <text:s text:c="10"/></text:p>
      <text:p text:style-name="Standard"><text:s text:c="3"/>6.693 | 1 <text:s/>| <text:s text:c="3"/>0.971 <text:s text:c="2"/>-0.088 <text:s text:c="3"/>0.200 | <text:s text:c="2"/>-38.4 <text:s text:c="2"/>-78.8 <text:s text:c="2"/>-11.7</text:p>
      <text:p text:style-name="Standard"><text:s text:c="3"/>6.693 | 2 <text:s/>| <text:s text:c="3"/>0.947 <text:s text:c="3"/>0.088 <text:s text:c="3"/>0.213 | <text:s text:c="3"/>27.0 <text:s text:c="2"/>-77.1 <text:s text:c="2"/>118.1</text:p>
      <text:p text:style-name="Standard"><text:s text:c="3"/>6.693 | 3 <text:s/>| <text:s text:c="3"/>0.979 <text:s text:c="3"/>0.042 <text:s text:c="3"/>0.280 | <text:s text:c="4"/>0.9 <text:s text:c="2"/>-74.0 <text:s text:c="2"/>-49.8</text:p>
      <text:p text:style-name="Standard"><text:s text:c="3"/>6.693 | 4 <text:s/>| <text:s text:c="3"/>1.005 <text:s text:c="2"/>-0.004 <text:s text:c="3"/>0.000 | <text:s text:c="2"/>-23.3 <text:s text:c="2"/>-85.2 <text:s text:c="2"/>-79.3</text:p>
      <text:p text:style-name="Standard"><text:s text:c="3"/>6.693 | 5 <text:s/>| <text:s text:c="3"/>1.023 <text:s text:c="2"/>-0.060 <text:s text:c="2"/>-0.137 | <text:s/>-151.9 <text:s text:c="2"/>-79.9 <text:s text:c="2"/>127.0</text:p>
      <text:p text:style-name="Standard"><text:s text:c="3"/>6.728 | 0 <text:s/>| <text:s text:c="8"/>Comm Error <text:s text:c="8"/>| <text:s text:c="11"/>- <text:s text:c="10"/></text:p>
      <text:p text:style-name="Standard"><text:s text:c="3"/>6.728 | 1 <text:s/>| <text:s text:c="3"/>0.982 <text:s text:c="2"/>-0.108 <text:s text:c="3"/>0.260 | <text:s text:c="2"/>-38.8 <text:s text:c="2"/>-77.7 <text:s text:c="2"/>-13.6</text:p>
      <text:p text:style-name="Standard"><text:s text:c="3"/>6.728 | 2 <text:s/>| <text:s text:c="3"/>0.972 <text:s text:c="3"/>0.086 <text:s text:c="3"/>0.266 | <text:s text:c="3"/>29.1 <text:s text:c="2"/>-76.2 <text:s text:c="2"/>118.1</text:p>
      <text:p text:style-name="Standard"><text:s text:c="3"/>6.728 | 3 <text:s/>| <text:s text:c="3"/>0.987 <text:s text:c="3"/>0.031 <text:s text:c="3"/>0.275 | <text:s text:c="4"/>1.5 <text:s text:c="2"/>-74.0 <text:s text:c="2"/>-50.4</text:p>
      <text:p text:style-name="Standard"><text:s text:c="3"/>6.728 | 4 <text:s/>| <text:s text:c="3"/>1.012 <text:s text:c="3"/>0.006 <text:s text:c="2"/>-0.006 | <text:s text:c="2"/>-22.9 <text:s text:c="2"/>-85.3 <text:s text:c="2"/>-73.1</text:p>
      <text:p text:style-name="Standard"><text:s text:c="3"/>6.728 | 5 <text:s/>| <text:s text:c="3"/>1.020 <text:s text:c="2"/>-0.057 <text:s text:c="2"/>-0.133 | <text:s/>-152.4 <text:s text:c="2"/>-80.0 <text:s text:c="2"/>127.7</text:p>
      <text:p text:style-name="Standard"><text:s text:c="3"/>6.762 | 0 <text:s/>| <text:s text:c="8"/>Comm Error <text:s text:c="8"/>| <text:s text:c="11"/>- <text:s text:c="10"/></text:p>
      <text:p text:style-name="Standard"><text:s text:c="3"/>6.762 | 1 <text:s/>| <text:s text:c="3"/>0.961 <text:s text:c="2"/>-0.121 <text:s text:c="3"/>0.293 | <text:s text:c="2"/>-39.4 <text:s text:c="2"/>-76.2 <text:s text:c="2"/>-15.5</text:p>
      <text:p text:style-name="Standard"><text:s text:c="3"/>6.762 | 2 <text:s/>| <text:s text:c="3"/>1.012 <text:s text:c="3"/>0.115 <text:s text:c="3"/>0.306 | <text:s text:c="3"/>31.4 <text:s text:c="2"/>-75.2 <text:s text:c="2"/>117.8</text:p>
      <text:p text:style-name="Standard"><text:s text:c="3"/>6.762 | 3 <text:s/>| <text:s text:c="3"/>0.992 <text:s text:c="3"/>0.014 <text:s text:c="3"/>0.255 | <text:s text:c="4"/>1.6 <text:s text:c="2"/>-74.2 <text:s text:c="2"/>-50.5</text:p>
      <text:p text:style-name="Standard"><text:s text:c="3"/>6.762 | 4 <text:s/>| <text:s text:c="3"/>1.006 <text:s text:c="3"/>0.017 <text:s text:c="2"/>-0.007 | <text:s text:c="2"/>-16.5 <text:s text:c="2"/>-85.3 <text:s text:c="2"/>-68.5</text:p>
      <text:p text:style-name="Standard"><text:s text:c="3"/>6.762 | 5 <text:s/>| <text:s text:c="3"/>1.018 <text:s text:c="2"/>-0.058 <text:s text:c="2"/>-0.125 | <text:s/>-152.7 <text:s text:c="2"/>-80.2 <text:s text:c="2"/>127.9</text:p>
      <text:p text:style-name="Standard"><text:s text:c="3"/>6.797 | 0 <text:s/>| <text:s text:c="8"/>Comm Error <text:s text:c="8"/>| <text:s text:c="11"/>- <text:s text:c="10"/></text:p>
      <text:p text:style-name="Standard"><text:s text:c="3"/>6.797 | 1 <text:s/>| <text:s text:c="3"/>0.958 <text:s text:c="2"/>-0.118 <text:s text:c="3"/>0.313 | <text:s text:c="2"/>-40.1 <text:s text:c="2"/>-75.4 <text:s text:c="2"/>-16.3</text:p>
      <text:p text:style-name="Standard"><text:s text:c="3"/>6.797 | 2 <text:s/>| <text:s text:c="3"/>0.994 <text:s text:c="3"/>0.128 <text:s text:c="3"/>0.334 | <text:s text:c="3"/>33.3 <text:s text:c="2"/>-74.1 <text:s text:c="2"/>117.8</text:p>
      <text:p text:style-name="Standard"><text:s text:c="3"/>6.797 | 3 <text:s/>| <text:s text:c="3"/>0.986 <text:s text:c="3"/>0.007 <text:s text:c="3"/>0.264 | <text:s text:c="4"/>1.6 <text:s text:c="2"/>-74.3 <text:s text:c="2"/>-50.5</text:p>
      <text:p text:style-name="Standard"><text:s text:c="3"/>6.797 | 4 <text:s/>| <text:s text:c="3"/>1.016 <text:s text:c="3"/>0.014 <text:s text:c="2"/>-0.014 | <text:s text:c="3"/>-1.4 <text:s text:c="2"/>-85.3 <text:s text:c="2"/>-57.1</text:p>
      <text:p text:style-name="Standard"><text:s text:c="3"/>6.797 | 5 <text:s/>| <text:s text:c="3"/>1.020 <text:s text:c="2"/>-0.070 <text:s text:c="2"/>-0.149 | <text:s/>-152.9 <text:s text:c="2"/>-80.2 <text:s text:c="2"/>128.0</text:p>
      <text:p text:style-name="Standard"><text:s text:c="3"/>6.831 | 0 <text:s/>| <text:s text:c="8"/>Comm Error <text:s text:c="8"/>| <text:s text:c="11"/>- <text:s text:c="10"/></text:p>
      <text:p text:style-name="Standard"><text:s text:c="3"/>6.831 | 1 <text:s/>| <text:s text:c="3"/>0.980 <text:s text:c="2"/>-0.126 <text:s text:c="3"/>0.326 | <text:s text:c="2"/>-41.6 <text:s text:c="2"/>-74.9 <text:s text:c="2"/>-15.6</text:p>
      <text:p text:style-name="Standard"><text:s text:c="3"/>6.831 | 2 <text:s/>| <text:s text:c="3"/>1.006 <text:s text:c="3"/>0.156 <text:s text:c="3"/>0.359 | <text:s text:c="3"/>35.2 <text:s text:c="2"/>-72.7 <text:s text:c="2"/>117.8</text:p>
      <text:p text:style-name="Standard"><text:s text:c="3"/>6.831 | 3 <text:s/>| <text:s text:c="3"/>0.995 <text:s text:c="3"/>0.006 <text:s text:c="3"/>0.257 | <text:s text:c="4"/>1.5 <text:s text:c="2"/>-74.4 <text:s text:c="2"/>-50.5</text:p>
      <text:p text:style-name="Standard"><text:s text:c="3"/>6.831 | 4 <text:s/>| <text:s text:c="3"/>1.011 <text:s text:c="2"/>-0.004 <text:s text:c="3"/>0.000 | <text:s text:c="3"/>-0.9 <text:s text:c="2"/>-85.3 <text:s text:c="2"/>-40.9</text:p>
      <text:p text:style-name="Standard"><text:s text:c="3"/>6.831 | 5 <text:s/>| <text:s text:c="3"/>1.022 <text:s text:c="2"/>-0.067 <text:s text:c="2"/>-0.143 | <text:s/>-153.0 <text:s text:c="2"/>-80.2 <text:s text:c="2"/>128.0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6.865 | 0 <text:s/>| <text:s text:c="8"/>Comm Error <text:s text:c="8"/>| <text:s text:c="11"/>- <text:s text:c="10"/></text:p>
      <text:p text:style-name="Standard"><text:s text:c="3"/>6.865 | 1 <text:s/>| <text:s text:c="3"/>1.035 <text:s text:c="2"/>-0.133 <text:s text:c="3"/>0.315 | <text:s text:c="2"/>-43.8 <text:s text:c="2"/>-74.1 <text:s text:c="2"/>-15.1</text:p>
      <text:p text:style-name="Standard"><text:s text:c="3"/>6.865 | 2 <text:s/>| <text:s text:c="3"/>1.022 <text:s text:c="3"/>0.142 <text:s text:c="3"/>0.355 | <text:s text:c="3"/>35.8 <text:s text:c="2"/>-71.9 <text:s text:c="2"/>118.2</text:p>
      <text:p text:style-name="Standard"><text:soft-page-break/><text:s text:c="3"/>6.865 | 3 <text:s/>| <text:s text:c="3"/>0.992 <text:s text:c="3"/>0.018 <text:s text:c="3"/>0.243 | <text:s text:c="4"/>1.8 <text:s text:c="2"/>-74.7 <text:s text:c="2"/>-50.8</text:p>
      <text:p text:style-name="Standard"><text:s text:c="3"/>6.865 | 4 <text:s/>| <text:s text:c="3"/>1.008 <text:s text:c="2"/>-0.006 <text:s text:c="3"/>0.022 | <text:s text:c="3"/>-6.4 <text:s text:c="2"/>-85.3 <text:s text:c="2"/>-72.2</text:p>
      <text:p text:style-name="Standard"><text:s text:c="3"/>6.865 | 5 <text:s/>| <text:s text:c="3"/>1.017 <text:s text:c="2"/>-0.075 <text:s text:c="2"/>-0.136 | <text:s/>-152.7 <text:s text:c="2"/>-80.2 <text:s text:c="2"/>127.6</text:p>
      <text:p text:style-name="Standard"><text:s text:c="3"/>6.900 | 0 <text:s/>| <text:s text:c="8"/>Comm Error <text:s text:c="8"/>| <text:s text:c="11"/>- <text:s text:c="10"/></text:p>
      <text:p text:style-name="Standard"><text:s text:c="3"/>6.900 | 1 <text:s/>| <text:s text:c="3"/>1.031 <text:s text:c="2"/>-0.153 <text:s text:c="3"/>0.295 | <text:s text:c="2"/>-43.8 <text:s text:c="2"/>-73.4 <text:s text:c="2"/>-15.8</text:p>
      <text:p text:style-name="Standard"><text:s text:c="3"/>6.900 | 2 <text:s/>| <text:s text:c="3"/>1.025 <text:s text:c="3"/>0.142 <text:s text:c="3"/>0.336 | <text:s text:c="3"/>34.9 <text:s text:c="2"/>-70.9 <text:s text:c="2"/>120.0</text:p>
      <text:p text:style-name="Standard"><text:s text:c="3"/>6.900 | 3 <text:s/>| <text:s text:c="3"/>0.965 <text:s text:c="3"/>0.005 <text:s text:c="3"/>0.244 | <text:s text:c="4"/>1.8 <text:s text:c="2"/>-74.8 <text:s text:c="2"/>-50.9</text:p>
      <text:p text:style-name="Standard"><text:s text:c="3"/>6.900 | 4 <text:s/>| <text:s text:c="3"/>1.005 <text:s text:c="3"/>0.002 <text:s text:c="3"/>0.010 | <text:s text:c="3"/>-6.7 <text:s text:c="2"/>-85.3 <text:s text:c="2"/>-90.6</text:p>
      <text:p text:style-name="Standard"><text:s text:c="3"/>6.900 | 5 <text:s/>| <text:s text:c="3"/>1.016 <text:s text:c="2"/>-0.073 <text:s text:c="2"/>-0.149 | <text:s/>-152.7 <text:s text:c="2"/>-80.2 <text:s text:c="2"/>127.5</text:p>
      <text:p text:style-name="Standard"><text:s text:c="3"/>6.934 | 0 <text:s/>| <text:s text:c="8"/>Comm Error <text:s text:c="8"/>| <text:s text:c="11"/>- <text:s text:c="10"/></text:p>
      <text:p text:style-name="Standard"><text:s text:c="3"/>6.934 | 1 <text:s/>| <text:s text:c="3"/>1.030 <text:s text:c="2"/>-0.174 <text:s text:c="3"/>0.261 | <text:s text:c="2"/>-43.6 <text:s text:c="2"/>-72.7 <text:s text:c="2"/>-16.3</text:p>
      <text:p text:style-name="Standard"><text:s text:c="3"/>6.934 | 2 <text:s/>| <text:s text:c="3"/>0.962 <text:s text:c="3"/>0.162 <text:s text:c="3"/>0.297 | <text:s text:c="3"/>34.1 <text:s text:c="2"/>-70.6 <text:s text:c="2"/>121.0</text:p>
      <text:p text:style-name="Standard"><text:s text:c="3"/>6.934 | 3 <text:s/>| <text:s text:c="3"/>0.956 <text:s text:c="3"/>0.002 <text:s text:c="3"/>0.253 | <text:s text:c="4"/>1.6 <text:s text:c="2"/>-74.8 <text:s text:c="2"/>-50.6</text:p>
      <text:p text:style-name="Standard"><text:s text:c="3"/>6.934 | 4 <text:s/>| <text:s text:c="3"/>1.010 <text:s text:c="2"/>-0.001 <text:s text:c="2"/>-0.001 | <text:s text:c="3"/>-8.7 <text:s text:c="2"/>-85.3 <text:s text:c="2"/>-87.1</text:p>
      <text:p text:style-name="Standard"><text:s text:c="3"/>6.934 | 5 <text:s/>| <text:s text:c="3"/>1.022 <text:s text:c="2"/>-0.066 <text:s text:c="2"/>-0.149 | <text:s/>-152.7 <text:s text:c="2"/>-80.1 <text:s text:c="2"/>127.6</text:p>
      <text:p text:style-name="Standard"><text:s text:c="3"/>6.968 | 0 <text:s/>| <text:s text:c="8"/>Comm Error <text:s text:c="8"/>| <text:s text:c="11"/>- <text:s text:c="10"/></text:p>
      <text:p text:style-name="Standard"><text:s text:c="3"/>6.968 | 1 <text:s/>| <text:s text:c="3"/>1.025 <text:s text:c="2"/>-0.162 <text:s text:c="3"/>0.207 | <text:s text:c="2"/>-43.2 <text:s text:c="2"/>-72.8 <text:s text:c="2"/>-16.7</text:p>
      <text:p text:style-name="Standard"><text:s text:c="3"/>6.968 | 2 <text:s/>| <text:s text:c="3"/>1.027 <text:s text:c="3"/>0.145 <text:s text:c="3"/>0.256 | <text:s text:c="3"/>33.8 <text:s text:c="2"/>-71.0 <text:s text:c="2"/>121.0</text:p>
      <text:p text:style-name="Standard"><text:s text:c="3"/>6.968 | 3 <text:s/>| <text:s text:c="3"/>1.000 <text:s text:c="3"/>0.001 <text:s text:c="3"/>0.255 | <text:s text:c="4"/>1.4 <text:s text:c="2"/>-74.8 <text:s text:c="2"/>-50.4</text:p>
      <text:p text:style-name="Standard"><text:s text:c="3"/>6.968 | 4 <text:s/>| <text:s text:c="3"/>1.011 <text:s text:c="2"/>-0.001 <text:s text:c="2"/>-0.003 | <text:s text:c="2"/>-12.5 <text:s text:c="2"/>-85.3 <text:s text:c="2"/>-76.8</text:p>
      <text:p text:style-name="Standard"><text:s text:c="3"/>6.968 | 5 <text:s/>| <text:s text:c="3"/>1.022 <text:s text:c="2"/>-0.070 <text:s text:c="2"/>-0.144 | <text:s/>-152.8 <text:s text:c="2"/>-80.1 <text:s text:c="2"/>127.7</text:p>
      <text:p text:style-name="Standard"><text:s text:c="3"/>7.002 | 0 <text:s/>| <text:s text:c="8"/>Comm Error <text:s text:c="8"/>| <text:s text:c="11"/>- <text:s text:c="10"/></text:p>
      <text:p text:style-name="Standard"><text:s text:c="3"/>7.002 | 1 <text:s/>| <text:s text:c="3"/>1.030 <text:s text:c="2"/>-0.168 <text:s text:c="3"/>0.156 | <text:s text:c="2"/>-44.3 <text:s text:c="2"/>-73.3 <text:s text:c="2"/>-15.4</text:p>
      <text:p text:style-name="Standard"><text:s text:c="3"/>7.002 | 2 <text:s/>| <text:s text:c="3"/>1.012 <text:s text:c="3"/>0.153 <text:s text:c="3"/>0.204 | <text:s text:c="3"/>33.8 <text:s text:c="2"/>-71.4 <text:s text:c="2"/>120.8</text:p>
      <text:p text:style-name="Standard"><text:s text:c="3"/>7.002 | 3 <text:s/>| <text:s text:c="3"/>1.022 <text:s text:c="3"/>0.014 <text:s text:c="3"/>0.257 | <text:s text:c="4"/>1.5 <text:s text:c="2"/>-74.9 <text:s text:c="2"/>-50.5</text:p>
      <text:p text:style-name="Standard"><text:s text:c="3"/>7.002 | 4 <text:s/>| <text:s text:c="3"/>1.012 <text:s text:c="3"/>0.006 <text:s text:c="3"/>0.005 | <text:s text:c="3"/>-9.3 <text:s text:c="2"/>-85.3 <text:s text:c="2"/>-81.6</text:p>
      <text:p text:style-name="Standard"><text:s text:c="3"/>7.002 | 5 <text:s/>| <text:s text:c="3"/>1.025 <text:s text:c="2"/>-0.067 <text:s text:c="2"/>-0.142 | <text:s/>-152.8 <text:s text:c="2"/>-80.1 <text:s text:c="2"/>127.7</text:p>
      <text:p text:style-name="Standard"><text:s text:c="3"/>7.036 | 0 <text:s/>| <text:s text:c="8"/>Comm Error <text:s text:c="8"/>| <text:s text:c="11"/>- <text:s text:c="10"/></text:p>
      <text:p text:style-name="Standard"><text:s text:c="3"/>7.036 | 1 <text:s/>| <text:s text:c="3"/>1.064 <text:s text:c="2"/>-0.167 <text:s text:c="3"/>0.094 | <text:s text:c="2"/>-45.8 <text:s text:c="2"/>-73.9 <text:s text:c="2"/>-13.8</text:p>
      <text:p text:style-name="Standard"><text:s text:c="3"/>7.036 | 2 <text:s/>| <text:s text:c="3"/>0.993 <text:s text:c="3"/>0.158 <text:s text:c="3"/>0.147 | <text:s text:c="3"/>35.1 <text:s text:c="2"/>-72.0 <text:s text:c="2"/>119.3</text:p>
      <text:p text:style-name="Standard"><text:s text:c="3"/>7.036 | 3 <text:s/>| <text:s text:c="3"/>1.004 <text:s text:c="3"/>0.015 <text:s text:c="3"/>0.279 | <text:s text:c="4"/>1.7 <text:s text:c="2"/>-74.8 <text:s text:c="2"/>-50.7</text:p>
      <text:p text:style-name="Standard"><text:s text:c="3"/>7.036 | 4 <text:s/>| <text:s text:c="3"/>1.007 <text:s text:c="2"/>-0.001 <text:s text:c="3"/>0.011 | <text:s text:c="3"/>-8.7 <text:s text:c="2"/>-85.3 <text:s text:c="2"/>-88.6</text:p>
      <text:p text:style-name="Standard"><text:s text:c="3"/>7.036 | 5 <text:s/>| <text:s text:c="3"/>1.022 <text:s text:c="2"/>-0.065 <text:s text:c="2"/>-0.140 | <text:s/>-152.9 <text:s text:c="2"/>-80.2 <text:s text:c="2"/>127.8</text:p>
      <text:p text:style-name="Standard"><text:s text:c="3"/>7.071 | 0 <text:s/>| <text:s text:c="8"/>Comm Error <text:s text:c="8"/>| <text:s text:c="11"/>- <text:s text:c="10"/></text:p>
      <text:p text:style-name="Standard"><text:s text:c="3"/>7.071 | 1 <text:s/>| <text:s text:c="3"/>1.026 <text:s text:c="2"/>-0.168 <text:s text:c="3"/>0.074 | <text:s text:c="2"/>-46.8 <text:s text:c="2"/>-74.6 <text:s text:c="2"/>-12.1</text:p>
      <text:p text:style-name="Standard"><text:s text:c="3"/>7.071 | 2 <text:s/>| <text:s text:c="3"/>1.006 <text:s text:c="3"/>0.160 <text:s text:c="3"/>0.125 | <text:s text:c="3"/>37.0 <text:s text:c="2"/>-72.9 <text:s text:c="2"/>117.2</text:p>
      <text:p text:style-name="Standard"><text:s text:c="3"/>7.071 | 3 <text:s/>| <text:s text:c="3"/>0.982 <text:s text:c="3"/>0.010 <text:s text:c="3"/>0.268 | <text:s text:c="4"/>1.7 <text:s text:c="2"/>-74.7 <text:s text:c="2"/>-50.8</text:p>
      <text:p text:style-name="Standard"><text:s text:c="3"/>7.071 | 4 <text:s/>| <text:s text:c="3"/>1.007 <text:s text:c="3"/>0.004 <text:s text:c="3"/>0.013 | <text:s text:c="3"/>-5.7 <text:s text:c="2"/>-85.3 <text:s text:c="2"/>-96.0</text:p>
      <text:p text:style-name="Standard"><text:s text:c="3"/>7.071 | 5 <text:s/>| <text:s text:c="3"/>1.021 <text:s text:c="2"/>-0.066 <text:s text:c="2"/>-0.126 | <text:s/>-152.5 <text:s text:c="2"/>-80.3 <text:s text:c="2"/>127.5</text:p>
      <text:p text:style-name="Standard"><text:s text:c="3"/>7.105 | 0 <text:s/>| <text:s text:c="8"/>Comm Error <text:s text:c="8"/>| <text:s text:c="11"/>- <text:s text:c="10"/></text:p>
      <text:p text:style-name="Standard"><text:s text:c="3"/>7.105 | 1 <text:s/>| <text:s text:c="3"/>1.059 <text:s text:c="2"/>-0.167 <text:s text:c="3"/>0.059 | <text:s text:c="2"/>-49.3 <text:s text:c="2"/>-75.3 <text:s text:c="3"/>-9.9</text:p>
      <text:p text:style-name="Standard"><text:s text:c="3"/>7.105 | 2 <text:s/>| <text:s text:c="3"/>1.011 <text:s text:c="3"/>0.150 <text:s text:c="3"/>0.112 | <text:s text:c="3"/>38.1 <text:s text:c="2"/>-73.6 <text:s text:c="2"/>115.8</text:p>
      <text:p text:style-name="Standard"><text:s text:c="3"/>7.105 | 3 <text:s/>| <text:s text:c="3"/>0.988 <text:s text:c="3"/>0.016 <text:s text:c="3"/>0.256 | <text:s text:c="4"/>1.9 <text:s text:c="2"/>-74.6 <text:s text:c="2"/>-51.0</text:p>
      <text:p text:style-name="Standard"><text:s text:c="3"/>7.105 | 4 <text:s/>| <text:s text:c="3"/>1.005 <text:s text:c="2"/>-0.002 <text:s text:c="3"/>0.017 | <text:s text:c="3"/>-7.1 <text:s text:c="2"/>-85.3 <text:s text:c="2"/>-98.0</text:p>
      <text:p text:style-name="Standard"><text:s text:c="3"/>7.105 | 5 <text:s/>| <text:s text:c="3"/>1.020 <text:s text:c="2"/>-0.064 <text:s text:c="2"/>-0.125 | <text:s/>-152.3 <text:s text:c="2"/>-80.4 <text:s text:c="2"/>127.4</text:p>
      <text:p text:style-name="Standard"><text:s text:c="3"/>7.139 | 0 <text:s/>| <text:s text:c="8"/>Comm Error <text:s text:c="8"/>| <text:s text:c="11"/>- <text:s text:c="10"/></text:p>
      <text:p text:style-name="Standard"><text:s text:c="3"/>7.139 | 1 <text:s/>| <text:s text:c="3"/>1.088 <text:s text:c="2"/>-0.164 <text:s text:c="3"/>0.062 | <text:s text:c="2"/>-50.6 <text:s text:c="2"/>-76.2 <text:s text:c="3"/>-8.5</text:p>
      <text:p text:style-name="Standard"><text:s text:c="3"/>7.139 | 2 <text:s/>| <text:s text:c="3"/>1.047 <text:s text:c="3"/>0.156 <text:s text:c="3"/>0.113 | <text:s text:c="3"/>39.1 <text:s text:c="2"/>-74.5 <text:s text:c="2"/>114.5</text:p>
      <text:p text:style-name="Standard"><text:s text:c="3"/>7.139 | 3 <text:s/>| <text:s text:c="3"/>1.005 <text:s text:c="3"/>0.017 <text:s text:c="3"/>0.260 | <text:s text:c="4"/>2.2 <text:s text:c="2"/>-74.6 <text:s text:c="2"/>-51.4</text:p>
      <text:p text:style-name="Standard"><text:soft-page-break/><text:s text:c="3"/>7.139 | 4 <text:s/>| <text:s text:c="3"/>1.011 <text:s text:c="3"/>0.005 <text:s text:c="3"/>0.013 | <text:s text:c="3"/>-6.4 <text:s text:c="2"/>-85.2 <text:s/>-100.7</text:p>
      <text:p text:style-name="Standard"><text:s text:c="3"/>7.139 | 5 <text:s/>| <text:s text:c="3"/>1.020 <text:s text:c="2"/>-0.068 <text:s text:c="2"/>-0.129 | <text:s/>-152.0 <text:s text:c="2"/>-80.5 <text:s text:c="2"/>127.1</text:p>
      <text:p text:style-name="Standard"><text:s text:c="3"/>7.173 | 0 <text:s/>| <text:s text:c="8"/>Comm Error <text:s text:c="8"/>| <text:s text:c="11"/>- <text:s text:c="10"/></text:p>
      <text:p text:style-name="Standard"><text:s text:c="3"/>7.173 | 1 <text:s/>| <text:s text:c="3"/>1.064 <text:s text:c="2"/>-0.167 <text:s text:c="3"/>0.076 | <text:s text:c="2"/>-50.4 <text:s text:c="2"/>-77.1 <text:s text:c="3"/>-8.4</text:p>
      <text:p text:style-name="Standard"><text:s text:c="3"/>7.173 | 2 <text:s/>| <text:s text:c="3"/>1.034 <text:s text:c="3"/>0.157 <text:s text:c="3"/>0.128 | <text:s text:c="3"/>38.9 <text:s text:c="2"/>-75.3 <text:s text:c="2"/>114.5</text:p>
      <text:p text:style-name="Standard"><text:s text:c="3"/>7.173 | 3 <text:s/>| <text:s text:c="3"/>1.005 <text:s text:c="3"/>0.013 <text:s text:c="3"/>0.256 | <text:s text:c="4"/>2.4 <text:s text:c="2"/>-74.6 <text:s text:c="2"/>-51.5</text:p>
      <text:p text:style-name="Standard"><text:s text:c="3"/>7.173 | 4 <text:s/>| <text:s text:c="3"/>1.013 <text:s text:c="3"/>0.003 <text:s text:c="3"/>0.011 | <text:s text:c="3"/>-5.9 <text:s text:c="2"/>-85.2 <text:s/>-101.9</text:p>
      <text:p text:style-name="Standard"><text:s text:c="3"/>7.173 | 5 <text:s/>| <text:s text:c="3"/>1.022 <text:s text:c="2"/>-0.070 <text:s text:c="2"/>-0.138 | <text:s/>-151.8 <text:s text:c="2"/>-80.4 <text:s text:c="2"/>126.9</text:p>
      <text:p text:style-name="Standard"><text:s text:c="3"/>7.207 | 0 <text:s/>| <text:s text:c="8"/>Comm Error <text:s text:c="8"/>| <text:s text:c="11"/>- <text:s text:c="10"/></text:p>
      <text:p text:style-name="Standard"><text:s text:c="3"/>7.207 | 1 <text:s/>| <text:s text:c="3"/>1.030 <text:s text:c="2"/>-0.150 <text:s text:c="3"/>0.089 | <text:s text:c="2"/>-49.5 <text:s text:c="2"/>-77.7 <text:s text:c="3"/>-8.9</text:p>
      <text:p text:style-name="Standard"><text:s text:c="3"/>7.207 | 2 <text:s/>| <text:s text:c="3"/>1.010 <text:s text:c="3"/>0.151 <text:s text:c="3"/>0.138 | <text:s text:c="3"/>38.2 <text:s text:c="2"/>-75.9 <text:s text:c="2"/>114.9</text:p>
      <text:p text:style-name="Standard"><text:s text:c="3"/>7.207 | 3 <text:s/>| <text:s text:c="3"/>0.995 <text:s text:c="3"/>0.019 <text:s text:c="3"/>0.262 | <text:s text:c="4"/>2.8 <text:s text:c="2"/>-74.6 <text:s text:c="2"/>-51.9</text:p>
      <text:p text:style-name="Standard"><text:s text:c="3"/>7.207 | 4 <text:s/>| <text:s text:c="3"/>1.012 <text:s text:c="3"/>0.005 <text:s text:c="2"/>-0.000 | <text:s text:c="3"/>-5.6 <text:s text:c="2"/>-85.3 <text:s/>-100.0</text:p>
      <text:p text:style-name="Standard"><text:s text:c="3"/>7.207 | 5 <text:s/>| <text:s text:c="3"/>1.020 <text:s text:c="2"/>-0.062 <text:s text:c="2"/>-0.141 | <text:s/>-152.2 <text:s text:c="2"/>-80.4 <text:s text:c="2"/>127.2</text:p>
      <text:p text:style-name="Standard"><text:s text:c="3"/>7.241 | 0 <text:s/>| <text:s text:c="8"/>Comm Error <text:s text:c="8"/>| <text:s text:c="11"/>- <text:s text:c="10"/></text:p>
      <text:p text:style-name="Standard"><text:s text:c="3"/>7.241 | 1 <text:s/>| <text:s text:c="3"/>0.988 <text:s text:c="2"/>-0.150 <text:s text:c="3"/>0.090 | <text:s text:c="2"/>-48.5 <text:s text:c="2"/>-78.3 <text:s text:c="3"/>-9.6</text:p>
      <text:p text:style-name="Standard"><text:s text:c="3"/>7.241 | 2 <text:s/>| <text:s text:c="3"/>1.003 <text:s text:c="3"/>0.136 <text:s text:c="3"/>0.158 | <text:s text:c="3"/>36.2 <text:s text:c="2"/>-76.5 <text:s text:c="2"/>116.4</text:p>
      <text:p text:style-name="Standard"><text:s text:c="3"/>7.241 | 3 <text:s/>| <text:s text:c="3"/>0.988 <text:s text:c="3"/>0.004 <text:s text:c="3"/>0.257 | <text:s text:c="4"/>2.7 <text:s text:c="2"/>-74.6 <text:s text:c="2"/>-52.0</text:p>
      <text:p text:style-name="Standard"><text:s text:c="3"/>7.241 | 4 <text:s/>| <text:s text:c="3"/>1.006 <text:s text:c="2"/>-0.002 <text:s text:c="3"/>0.005 | <text:s text:c="3"/>-8.6 <text:s text:c="2"/>-85.3 <text:s text:c="2"/>-94.8</text:p>
      <text:p text:style-name="Standard"><text:s text:c="3"/>7.241 | 5 <text:s/>| <text:s text:c="3"/>1.020 <text:s text:c="2"/>-0.068 <text:s text:c="2"/>-0.133 | <text:s/>-152.1 <text:s text:c="2"/>-80.4 <text:s text:c="2"/>127.1</text:p>
      <text:p text:style-name="Standard"><text:s text:c="3"/>7.275 | 0 <text:s/>| <text:s text:c="8"/>Comm Error <text:s text:c="8"/>| <text:s text:c="11"/>- <text:s text:c="10"/></text:p>
      <text:p text:style-name="Standard"><text:s text:c="3"/>7.275 | 1 <text:s/>| <text:s text:c="3"/>0.920 <text:s text:c="2"/>-0.109 <text:s text:c="3"/>0.087 | <text:s text:c="2"/>-47.3 <text:s text:c="2"/>-78.9 <text:s text:c="2"/>-10.5</text:p>
      <text:p text:style-name="Standard"><text:s text:c="3"/>7.275 | 2 <text:s/>| <text:s text:c="3"/>0.925 <text:s text:c="3"/>0.115 <text:s text:c="3"/>0.143 | <text:s text:c="3"/>34.7 <text:s text:c="2"/>-76.9 <text:s text:c="2"/>117.7</text:p>
      <text:p text:style-name="Standard"><text:s text:c="3"/>7.275 | 3 <text:s/>| <text:s text:c="3"/>0.984 <text:s text:c="3"/>0.014 <text:s text:c="3"/>0.249 | <text:s text:c="4"/>2.8 <text:s text:c="2"/>-74.7 <text:s text:c="2"/>-52.1</text:p>
      <text:p text:style-name="Standard"><text:s text:c="3"/>7.275 | 4 <text:s/>| <text:s text:c="3"/>1.009 <text:s text:c="3"/>0.003 <text:s text:c="3"/>0.012 | <text:s text:c="3"/>-8.7 <text:s text:c="2"/>-85.3 <text:s text:c="2"/>-97.6</text:p>
      <text:p text:style-name="Standard"><text:s text:c="3"/>7.275 | 5 <text:s/>| <text:s text:c="3"/>1.019 <text:s text:c="2"/>-0.075 <text:s text:c="2"/>-0.135 | <text:s/>-151.8 <text:s text:c="2"/>-80.4 <text:s text:c="2"/>126.8</text:p>
      <text:p text:style-name="Standard"><text:s text:c="3"/>7.309 | 0 <text:s/>| <text:s text:c="8"/>Comm Error <text:s text:c="8"/>| <text:s text:c="11"/>- <text:s text:c="10"/></text:p>
      <text:p text:style-name="Standard"><text:s text:c="3"/>7.309 | 1 <text:s/>| <text:s text:c="3"/>0.879 <text:s text:c="2"/>-0.113 <text:s text:c="3"/>0.076 | <text:s text:c="2"/>-47.5 <text:s text:c="2"/>-79.4 <text:s text:c="3"/>-9.9</text:p>
      <text:p text:style-name="Standard"><text:s text:c="3"/>7.309 | 2 <text:s/>| <text:s text:c="3"/>0.868 <text:s text:c="3"/>0.107 <text:s text:c="3"/>0.134 | <text:s text:c="3"/>33.8 <text:s text:c="2"/>-77.2 <text:s text:c="2"/>118.4</text:p>
      <text:p text:style-name="Standard"><text:s text:c="3"/>7.309 | 3 <text:s/>| <text:s text:c="3"/>0.975 <text:s text:c="3"/>0.020 <text:s text:c="3"/>0.248 | <text:s text:c="4"/>3.2 <text:s text:c="2"/>-74.7 <text:s text:c="2"/>-52.5</text:p>
      <text:p text:style-name="Standard"><text:s text:c="3"/>7.309 | 4 <text:s/>| <text:s text:c="3"/>1.009 <text:s text:c="2"/>-0.002 <text:s text:c="3"/>0.013 | <text:s text:c="3"/>-8.6 <text:s text:c="2"/>-85.2 <text:s text:c="2"/>-98.5</text:p>
      <text:p text:style-name="Standard"><text:s text:c="3"/>7.309 | 5 <text:s/>| <text:s text:c="3"/>1.021 <text:s text:c="2"/>-0.073 <text:s text:c="2"/>-0.136 | <text:s/>-151.3 <text:s text:c="2"/>-80.3 <text:s text:c="2"/>126.1</text:p>
      <text:p text:style-name="Standard"><text:s text:c="3"/>7.344 | 0 <text:s/>| <text:s text:c="8"/>Comm Error <text:s text:c="8"/>| <text:s text:c="11"/>- <text:s text:c="10"/></text:p>
      <text:p text:style-name="Standard"><text:s text:c="3"/>7.344 | 1 <text:s/>| <text:s text:c="3"/>0.811 <text:s text:c="2"/>-0.118 <text:s text:c="3"/>0.059 | <text:s text:c="2"/>-50.3 <text:s text:c="2"/>-79.8 <text:s text:c="3"/>-6.8</text:p>
      <text:p text:style-name="Standard"><text:s text:c="3"/>7.344 | 2 <text:s/>| <text:s text:c="3"/>0.820 <text:s text:c="3"/>0.102 <text:s text:c="3"/>0.130 | <text:s text:c="3"/>34.5 <text:s text:c="2"/>-77.5 <text:s text:c="2"/>117.5</text:p>
      <text:p text:style-name="Standard"><text:s text:c="3"/>7.344 | 3 <text:s/>| <text:s text:c="3"/>0.968 <text:s text:c="3"/>0.002 <text:s text:c="3"/>0.253 | <text:s text:c="4"/>2.8 <text:s text:c="2"/>-74.7 <text:s text:c="2"/>-52.3</text:p>
      <text:p text:style-name="Standard"><text:s text:c="3"/>7.344 | 4 <text:s/>| <text:s text:c="3"/>1.009 <text:s text:c="2"/>-0.000 <text:s text:c="3"/>0.006 | <text:s text:c="2"/>-10.3 <text:s text:c="2"/>-85.2 <text:s text:c="2"/>-96.4</text:p>
      <text:p text:style-name="Standard"><text:s text:c="3"/>7.344 | 5 <text:s/>| <text:s text:c="3"/>1.020 <text:s text:c="2"/>-0.073 <text:s text:c="2"/>-0.145 | <text:s/>-151.3 <text:s text:c="2"/>-80.3 <text:s text:c="2"/>126.1</text:p>
      <text:p text:style-name="Standard"><text:s text:c="3"/>7.378 | 0 <text:s/>| <text:s text:c="8"/>Comm Error <text:s text:c="8"/>| <text:s text:c="11"/>- <text:s text:c="10"/></text:p>
      <text:p text:style-name="Standard"><text:s text:c="3"/>7.378 | 1 <text:s/>| <text:s text:c="3"/>0.762 <text:s text:c="2"/>-0.102 <text:s text:c="3"/>0.042 | <text:s text:c="2"/>-53.6 <text:s text:c="2"/>-79.9 <text:s text:c="3"/>-3.3</text:p>
      <text:p text:style-name="Standard"><text:s text:c="3"/>7.378 | 2 <text:s/>| <text:s text:c="3"/>0.739 <text:s text:c="3"/>0.102 <text:s text:c="3"/>0.100 | <text:s text:c="3"/>37.2 <text:s text:c="2"/>-77.5 <text:s text:c="2"/>115.0</text:p>
      <text:p text:style-name="Standard"><text:s text:c="3"/>7.378 | 3 <text:s/>| <text:s text:c="3"/>0.961 <text:s text:c="3"/>0.001 <text:s text:c="3"/>0.256 | <text:s text:c="4"/>2.3 <text:s text:c="2"/>-74.6 <text:s text:c="2"/>-51.9</text:p>
      <text:p text:style-name="Standard"><text:s text:c="3"/>7.378 | 4 <text:s/>| <text:s text:c="3"/>1.007 <text:s text:c="2"/>-0.002 <text:s text:c="3"/>0.007 | <text:s text:c="2"/>-12.9 <text:s text:c="2"/>-85.2 <text:s text:c="2"/>-93.1</text:p>
      <text:p text:style-name="Standard"><text:s text:c="3"/>7.378 | 5 <text:s/>| <text:s text:c="3"/>1.020 <text:s text:c="2"/>-0.072 <text:s text:c="2"/>-0.132 | <text:s/>-151.1 <text:s text:c="2"/>-80.3 <text:s text:c="2"/>125.9</text:p>
      <text:p text:style-name="Standard"><text:s text:c="3"/>7.413 | 0 <text:s/>| <text:s text:c="8"/>Comm Error <text:s text:c="8"/>| <text:s text:c="11"/>- <text:s text:c="10"/></text:p>
      <text:p text:style-name="Standard"><text:s text:c="3"/>7.413 | 1 <text:s/>| <text:s text:c="3"/>0.741 <text:s text:c="2"/>-0.109 <text:s text:c="3"/>0.021 | <text:s text:c="2"/>-61.4 <text:s text:c="2"/>-79.9 <text:s text:c="4"/>4.6</text:p>
      <text:p text:style-name="Standard"><text:s text:c="3"/>7.413 | 2 <text:s/>| <text:s text:c="3"/>0.712 <text:s text:c="3"/>0.102 <text:s text:c="3"/>0.087 | <text:s text:c="3"/>44.8 <text:s text:c="2"/>-77.3 <text:s text:c="2"/>107.6</text:p>
      <text:p text:style-name="Standard"><text:s text:c="3"/>7.413 | 3 <text:s/>| <text:s text:c="3"/>0.960 <text:s text:c="3"/>0.001 <text:s text:c="3"/>0.261 | <text:s text:c="4"/>1.9 <text:s text:c="2"/>-74.5 <text:s text:c="2"/>-51.5</text:p>
      <text:p text:style-name="Standard"><text:s text:c="3"/>7.413 | 4 <text:s/>| <text:s text:c="3"/>1.009 <text:s text:c="2"/>-0.003 <text:s text:c="3"/>0.006 | <text:s text:c="2"/>-14.0 <text:s text:c="2"/>-85.2 <text:s text:c="2"/>-91.7</text:p>
      <text:p text:style-name="Standard"><text:soft-page-break/><text:s text:c="3"/>7.413 | 5 <text:s/>| <text:s text:c="3"/>1.022 <text:s text:c="2"/>-0.076 <text:s text:c="2"/>-0.137 | <text:s/>-150.8 <text:s text:c="2"/>-80.2 <text:s text:c="2"/>125.6</text:p>
      <text:p text:style-name="Standard"><text:s text:c="3"/>7.447 | 0 <text:s/>| <text:s text:c="8"/>Comm Error <text:s text:c="8"/>| <text:s text:c="11"/>- <text:s text:c="10"/></text:p>
      <text:p text:style-name="Standard"><text:s text:c="3"/>7.447 | 1 <text:s/>| <text:s text:c="3"/>0.744 <text:s text:c="2"/>-0.134 <text:s text:c="3"/>0.014 | <text:s text:c="2"/>-67.0 <text:s text:c="2"/>-79.6 <text:s text:c="3"/>10.1</text:p>
      <text:p text:style-name="Standard"><text:s text:c="3"/>7.447 | 2 <text:s/>| <text:s text:c="3"/>0.742 <text:s text:c="3"/>0.169 <text:s text:c="3"/>0.062 | <text:s text:c="3"/>55.0 <text:s text:c="2"/>-76.7 <text:s text:c="3"/>98.0</text:p>
      <text:p text:style-name="Standard"><text:s text:c="3"/>7.447 | 3 <text:s/>| <text:s text:c="3"/>0.964 <text:s text:c="3"/>0.009 <text:s text:c="3"/>0.252 | <text:s text:c="4"/>1.5 <text:s text:c="2"/>-74.5 <text:s text:c="2"/>-51.3</text:p>
      <text:p text:style-name="Standard"><text:s text:c="3"/>7.447 | 4 <text:s/>| <text:s text:c="3"/>1.013 <text:s text:c="3"/>0.000 <text:s text:c="3"/>0.007 | <text:s text:c="2"/>-13.1 <text:s text:c="2"/>-85.2 <text:s text:c="2"/>-91.9</text:p>
      <text:p text:style-name="Standard"><text:s text:c="3"/>7.447 | 5 <text:s/>| <text:s text:c="3"/>1.023 <text:s text:c="2"/>-0.075 <text:s text:c="2"/>-0.142 | <text:s/>-150.8 <text:s text:c="2"/>-80.2 <text:s text:c="2"/>125.5</text:p>
      <text:p text:style-name="Standard"><text:s text:c="3"/>7.482 | 0 <text:s/>| <text:s text:c="8"/>Comm Error <text:s text:c="8"/>| <text:s text:c="11"/>- <text:s text:c="10"/></text:p>
      <text:p text:style-name="Standard"><text:s text:c="3"/>7.482 | 1 <text:s/>| <text:s text:c="3"/>0.735 <text:s text:c="2"/>-0.192 <text:s text:c="3"/>0.010 | <text:s text:c="2"/>-77.3 <text:s text:c="2"/>-77.8 <text:s text:c="3"/>20.2</text:p>
      <text:p text:style-name="Standard"><text:s text:c="3"/>7.482 | 2 <text:s/>| <text:s text:c="3"/>0.759 <text:s text:c="3"/>0.203 <text:s text:c="3"/>0.052 | <text:s text:c="3"/>64.1 <text:s text:c="2"/>-75.4 <text:s text:c="3"/>87.9</text:p>
      <text:p text:style-name="Standard"><text:s text:c="3"/>7.482 | 3 <text:s/>| <text:s text:c="3"/>0.970 <text:s text:c="3"/>0.013 <text:s text:c="3"/>0.252 | <text:s text:c="4"/>1.5 <text:s text:c="2"/>-74.4 <text:s text:c="2"/>-51.3</text:p>
      <text:p text:style-name="Standard"><text:s text:c="3"/>7.482 | 4 <text:s/>| <text:s text:c="3"/>1.009 <text:s text:c="2"/>-0.004 <text:s text:c="3"/>0.012 | <text:s text:c="2"/>-14.3 <text:s text:c="2"/>-85.2 <text:s text:c="2"/>-91.5</text:p>
      <text:p text:style-name="Standard"><text:s text:c="3"/>7.482 | 5 <text:s/>| <text:s text:c="3"/>1.019 <text:s text:c="2"/>-0.071 <text:s text:c="2"/>-0.140 | <text:s/>-150.8 <text:s text:c="2"/>-80.2 <text:s text:c="2"/>125.5</text:p>
      <text:p text:style-name="Standard"><text:s text:c="3"/>7.516 | 0 <text:s/>| <text:s text:c="8"/>Comm Error <text:s text:c="8"/>| <text:s text:c="11"/>- <text:s text:c="10"/></text:p>
      <text:p text:style-name="Standard"><text:s text:c="3"/>7.516 | 1 <text:s/>| <text:s text:c="3"/>0.698 <text:s text:c="2"/>-0.242 <text:s text:c="3"/>0.002 | <text:s text:c="2"/>-83.1 <text:s text:c="2"/>-75.6 <text:s text:c="3"/>25.8</text:p>
      <text:p text:style-name="Standard"><text:s text:c="3"/>7.516 | 2 <text:s/>| <text:s text:c="3"/>0.721 <text:s text:c="3"/>0.270 <text:s text:c="3"/>0.065 | <text:s text:c="3"/>70.8 <text:s text:c="2"/>-72.7 <text:s text:c="3"/>84.0</text:p>
      <text:p text:style-name="Standard"><text:s text:c="3"/>7.516 | 3 <text:s/>| <text:s text:c="3"/>0.974 <text:s text:c="3"/>0.003 <text:s text:c="3"/>0.266 | <text:s text:c="4"/>1.3 <text:s text:c="2"/>-74.4 <text:s text:c="2"/>-51.2</text:p>
      <text:p text:style-name="Standard"><text:s text:c="3"/>7.516 | 4 <text:s/>| <text:s text:c="3"/>1.003 <text:s text:c="3"/>0.002 <text:s text:c="3"/>0.012 | <text:s text:c="2"/>-13.3 <text:s text:c="2"/>-85.2 <text:s text:c="2"/>-93.9</text:p>
      <text:p text:style-name="Standard"><text:s text:c="3"/>7.516 | 5 <text:s/>| <text:s text:c="3"/>1.017 <text:s text:c="2"/>-0.073 <text:s text:c="2"/>-0.139 | <text:s/>-150.8 <text:s text:c="2"/>-80.2 <text:s text:c="2"/>125.4</text:p>
      <text:p text:style-name="Standard"><text:s text:c="3"/>7.550 | 0 <text:s/>| <text:s text:c="8"/>Comm Error <text:s text:c="8"/>| <text:s text:c="11"/>- <text:s text:c="10"/></text:p>
      <text:p text:style-name="Standard"><text:s text:c="3"/>7.550 | 1 <text:s/>| <text:s text:c="3"/>0.716 <text:s text:c="2"/>-0.255 <text:s text:c="3"/>0.000 | <text:s text:c="2"/>-86.2 <text:s text:c="2"/>-74.1 <text:s text:c="3"/>30.7</text:p>
      <text:p text:style-name="Standard"><text:s text:c="3"/>7.550 | 2 <text:s/>| <text:s text:c="3"/>0.726 <text:s text:c="3"/>0.292 <text:s text:c="3"/>0.093 | <text:s text:c="3"/>73.6 <text:s text:c="2"/>-70.2 <text:s text:c="3"/>81.7</text:p>
      <text:p text:style-name="Standard"><text:s text:c="3"/>7.550 | 3 <text:s/>| <text:s text:c="3"/>0.978 <text:s text:c="2"/>-0.008 <text:s text:c="3"/>0.260 | <text:s text:c="4"/>1.0 <text:s text:c="2"/>-74.4 <text:s text:c="2"/>-50.9</text:p>
      <text:p text:style-name="Standard"><text:s text:c="3"/>7.550 | 4 <text:s/>| <text:s text:c="3"/>1.009 <text:s text:c="2"/>-0.008 <text:s text:c="3"/>0.015 | <text:s text:c="2"/>-16.4 <text:s text:c="2"/>-85.2 <text:s text:c="2"/>-92.1</text:p>
      <text:p text:style-name="Standard"><text:s text:c="3"/>7.550 | 5 <text:s/>| <text:s text:c="3"/>1.021 <text:s text:c="2"/>-0.071 <text:s text:c="2"/>-0.130 | <text:s/>-150.5 <text:s text:c="2"/>-80.2 <text:s text:c="2"/>125.1</text:p>
      <text:p text:style-name="Standard"><text:s text:c="3"/>7.584 | 0 <text:s/>| <text:s text:c="8"/>Comm Error <text:s text:c="8"/>| <text:s text:c="11"/>- <text:s text:c="10"/></text:p>
      <text:p text:style-name="Standard"><text:s text:c="3"/>7.584 | 1 <text:s/>| <text:s text:c="3"/>0.744 <text:s text:c="2"/>-0.380 <text:s text:c="2"/>-0.017 | <text:s text:c="2"/>-91.2 <text:s text:c="2"/>-70.9 <text:s text:c="3"/>34.0</text:p>
      <text:p text:style-name="Standard"><text:s text:c="3"/>7.584 | 2 <text:s/>| <text:s text:c="3"/>0.777 <text:s text:c="3"/>0.373 <text:s text:c="3"/>0.103 | <text:s text:c="3"/>76.8 <text:s text:c="2"/>-66.5 <text:s text:c="3"/>79.0</text:p>
      <text:p text:style-name="Standard"><text:s text:c="3"/>7.584 | 3 <text:s/>| <text:s text:c="3"/>0.998 <text:s text:c="3"/>0.003 <text:s text:c="3"/>0.245 | <text:s text:c="4"/>0.6 <text:s text:c="2"/>-74.5 <text:s text:c="2"/>-50.5</text:p>
      <text:p text:style-name="Standard"><text:s text:c="3"/>7.584 | 4 <text:s/>| <text:s text:c="3"/>1.010 <text:s text:c="3"/>0.012 <text:s text:c="3"/>0.013 | <text:s text:c="2"/>-12.7 <text:s text:c="2"/>-85.2 <text:s/>-100.4</text:p>
      <text:p text:style-name="Standard"><text:s text:c="3"/>7.584 | 5 <text:s/>| <text:s text:c="3"/>1.021 <text:s text:c="2"/>-0.077 <text:s text:c="2"/>-0.140 | <text:s/>-150.4 <text:s text:c="2"/>-80.2 <text:s text:c="2"/>125.0</text:p>
      <text:p text:style-name="Standard"><text:s text:c="3"/>7.618 | 0 <text:s/>| <text:s text:c="8"/>Comm Error <text:s text:c="8"/>| <text:s text:c="11"/>- <text:s text:c="10"/></text:p>
      <text:p text:style-name="Standard"><text:s text:c="3"/>7.618 | 1 <text:s/>| <text:s text:c="3"/>0.835 <text:s text:c="2"/>-0.402 <text:s text:c="2"/>-0.033 | <text:s text:c="2"/>-94.2 <text:s text:c="2"/>-67.7 <text:s text:c="3"/>37.2</text:p>
      <text:p text:style-name="Standard"><text:s text:c="3"/>7.618 | 2 <text:s/>| <text:s text:c="3"/>0.791 <text:s text:c="3"/>0.465 <text:s text:c="3"/>0.111 | <text:s text:c="3"/>78.4 <text:s text:c="2"/>-63.2 <text:s text:c="3"/>77.9</text:p>
      <text:p text:style-name="Standard"><text:s text:c="3"/>7.618 | 3 <text:s/>| <text:s text:c="3"/>1.025 <text:s text:c="3"/>0.017 <text:s text:c="3"/>0.239 | <text:s text:c="4"/>1.0 <text:s text:c="2"/>-74.8 <text:s text:c="2"/>-50.9</text:p>
      <text:p text:style-name="Standard"><text:s text:c="3"/>7.618 | 4 <text:s/>| <text:s text:c="3"/>1.008 <text:s text:c="2"/>-0.010 <text:s text:c="3"/>0.022 | <text:s text:c="2"/>-11.8 <text:s text:c="2"/>-85.2 <text:s/>-100.2</text:p>
      <text:p text:style-name="Standard"><text:s text:c="3"/>7.618 | 5 <text:s/>| <text:s text:c="3"/>1.020 <text:s text:c="2"/>-0.070 <text:s text:c="2"/>-0.139 | <text:s/>-150.4 <text:s text:c="2"/>-80.2 <text:s text:c="2"/>125.0</text:p>
      <text:p text:style-name="Standard"><text:s text:c="3"/>7.653 | 0 <text:s/>| <text:s text:c="8"/>Comm Error <text:s text:c="8"/>| <text:s text:c="11"/>- <text:s text:c="10"/></text:p>
      <text:p text:style-name="Standard"><text:s text:c="3"/>7.653 | 1 <text:s/>| <text:s text:c="3"/>0.856 <text:s text:c="2"/>-0.455 <text:s text:c="2"/>-0.042 | <text:s text:c="2"/>-96.1 <text:s text:c="2"/>-63.8 <text:s text:c="3"/>39.5</text:p>
      <text:p text:style-name="Standard"><text:s text:c="3"/>7.653 | 2 <text:s/>| <text:s text:c="3"/>0.806 <text:s text:c="3"/>0.478 <text:s text:c="3"/>0.091 | <text:s text:c="3"/>79.8 <text:s text:c="2"/>-60.1 <text:s text:c="3"/>76.7</text:p>
      <text:p text:style-name="Standard"><text:s text:c="3"/>7.653 | 3 <text:s/>| <text:s text:c="3"/>1.025 <text:s text:c="3"/>0.016 <text:s text:c="3"/>0.240 | <text:s text:c="4"/>1.4 <text:s text:c="2"/>-75.1 <text:s text:c="2"/>-51.4</text:p>
      <text:p text:style-name="Standard"><text:s text:c="3"/>7.653 | 4 <text:s/>| <text:s text:c="3"/>1.009 <text:s text:c="2"/>-0.002 <text:s text:c="3"/>0.013 | <text:s text:c="2"/>-13.9 <text:s text:c="2"/>-85.2 <text:s text:c="2"/>-97.6</text:p>
      <text:p text:style-name="Standard"><text:s text:c="3"/>7.653 | 5 <text:s/>| <text:s text:c="3"/>1.020 <text:s text:c="2"/>-0.079 <text:s text:c="2"/>-0.141 | <text:s/>-150.3 <text:s text:c="2"/>-80.2 <text:s text:c="2"/>124.9</text:p>
      <text:p text:style-name="Standard"><text:s text:c="3"/>7.687 | 0 <text:s/>| <text:s text:c="8"/>Comm Error <text:s text:c="8"/>| <text:s text:c="11"/>- <text:s text:c="10"/></text:p>
      <text:p text:style-name="Standard"><text:s text:c="3"/>7.687 | 1 <text:s/>| <text:s text:c="3"/>0.926 <text:s text:c="2"/>-0.515 <text:s text:c="2"/>-0.074 | <text:s text:c="2"/>-96.3 <text:s text:c="2"/>-61.9 <text:s text:c="3"/>40.0</text:p>
      <text:p text:style-name="Standard"><text:s text:c="3"/>7.687 | 2 <text:s/>| <text:s text:c="3"/>0.905 <text:s text:c="3"/>0.562 <text:s text:c="3"/>0.100 | <text:s text:c="3"/>81.3 <text:s text:c="2"/>-56.8 <text:s text:c="3"/>75.2</text:p>
      <text:p text:style-name="Standard"><text:s text:c="3"/>7.687 | 3 <text:s/>| <text:s text:c="3"/>1.005 <text:s text:c="3"/>0.017 <text:s text:c="3"/>0.272 | <text:s text:c="4"/>1.8 <text:s text:c="2"/>-75.1 <text:s text:c="2"/>-51.7</text:p>
      <text:p text:style-name="Standard"><text:s text:c="3"/>7.687 | 4 <text:s/>| <text:s text:c="3"/>1.008 <text:s text:c="2"/>-0.011 <text:s text:c="3"/>0.007 | <text:s text:c="2"/>-22.7 <text:s text:c="2"/>-85.2 <text:s text:c="2"/>-86.7</text:p>
      <text:p text:style-name="Standard"><text:s text:c="3"/>7.687 | 5 <text:s/>| <text:s text:c="3"/>1.018 <text:s text:c="2"/>-0.077 <text:s text:c="2"/>-0.135 | <text:s/>-150.0 <text:s text:c="2"/>-80.2 <text:s text:c="2"/>124.6</text:p>
      <text:p text:style-name="Standard"><text:soft-page-break/><text:s text:c="3"/>7.722 | 0 <text:s/>| <text:s text:c="8"/>Comm Error <text:s text:c="8"/>| <text:s text:c="11"/>- <text:s text:c="10"/></text:p>
      <text:p text:style-name="Standard"><text:s text:c="3"/>7.722 | 1 <text:s/>| <text:s text:c="3"/>0.914 <text:s text:c="2"/>-0.517 <text:s text:c="2"/>-0.062 | <text:s text:c="2"/>-96.0 <text:s text:c="2"/>-58.7 <text:s text:c="3"/>40.2</text:p>
      <text:p text:style-name="Standard"><text:s text:c="3"/>7.722 | 2 <text:s/>| <text:s text:c="3"/>0.855 <text:s text:c="3"/>0.626 <text:s text:c="3"/>0.098 | <text:s text:c="3"/>81.5 <text:s text:c="2"/>-54.0 <text:s text:c="3"/>75.0</text:p>
      <text:p text:style-name="Standard"><text:s text:c="3"/>7.722 | 3 <text:s/>| <text:s text:c="3"/>0.987 <text:s text:c="3"/>0.000 <text:s text:c="3"/>0.261 | <text:s text:c="4"/>1.7 <text:s text:c="2"/>-75.0 <text:s text:c="2"/>-51.7</text:p>
      <text:p text:style-name="Standard"><text:s text:c="3"/>7.722 | 4 <text:s/>| <text:s text:c="3"/>1.013 <text:s text:c="2"/>-0.001 <text:s text:c="3"/>0.015 | <text:s text:c="2"/>-22.9 <text:s text:c="2"/>-85.2 <text:s text:c="2"/>-86.1</text:p>
      <text:p text:style-name="Standard"><text:s text:c="3"/>7.722 | 5 <text:s/>| <text:s text:c="3"/>1.020 <text:s text:c="2"/>-0.077 <text:s text:c="2"/>-0.141 | <text:s/>-150.0 <text:s text:c="2"/>-80.2 <text:s text:c="2"/>124.6</text:p>
      <text:p text:style-name="Standard"><text:s text:c="3"/>7.756 | 0 <text:s/>| <text:s text:c="8"/>Comm Error <text:s text:c="8"/>| <text:s text:c="11"/>- <text:s text:c="10"/></text:p>
      <text:p text:style-name="Standard"><text:s text:c="3"/>7.756 | 1 <text:s/>| <text:s text:c="3"/>0.972 <text:s text:c="2"/>-0.559 <text:s text:c="2"/>-0.067 | <text:s text:c="2"/>-95.8 <text:s text:c="2"/>-56.8 <text:s text:c="3"/>40.5</text:p>
      <text:p text:style-name="Standard"><text:s text:c="3"/>7.756 | 2 <text:s/>| <text:s text:c="3"/>0.862 <text:s text:c="3"/>0.626 <text:s text:c="3"/>0.099 | <text:s text:c="3"/>82.6 <text:s text:c="2"/>-50.7 <text:s text:c="3"/>73.5</text:p>
      <text:p text:style-name="Standard"><text:s text:c="3"/>7.756 | 3 <text:s/>| <text:s text:c="3"/>1.008 <text:s text:c="2"/>-0.006 <text:s text:c="3"/>0.234 | <text:s text:c="4"/>1.0 <text:s text:c="2"/>-75.2 <text:s text:c="2"/>-51.0</text:p>
      <text:p text:style-name="Standard"><text:s text:c="3"/>7.756 | 4 <text:s/>| <text:s text:c="3"/>1.007 <text:s text:c="2"/>-0.003 <text:s text:c="3"/>0.021 | <text:s text:c="2"/>-22.4 <text:s text:c="2"/>-85.2 <text:s text:c="2"/>-87.8</text:p>
      <text:p text:style-name="Standard"><text:s text:c="3"/>7.756 | 5 <text:s/>| <text:s text:c="3"/>1.021 <text:s text:c="2"/>-0.068 <text:s text:c="2"/>-0.139 | <text:s/>-150.2 <text:s text:c="2"/>-80.2 <text:s text:c="2"/>124.8</text:p>
      <text:p text:style-name="Standard"><text:s text:c="3"/>7.790 | 0 <text:s/>| <text:s text:c="8"/>Comm Error <text:s text:c="8"/>| <text:s text:c="11"/>- <text:s text:c="10"/></text:p>
      <text:p text:style-name="Standard"><text:s text:c="3"/>7.790 | 1 <text:s/>| <text:s text:c="3"/>0.987 <text:s text:c="2"/>-0.556 <text:s text:c="2"/>-0.094 | <text:s text:c="2"/>-96.1 <text:s text:c="2"/>-55.1 <text:s text:c="3"/>41.2</text:p>
      <text:p text:style-name="Standard"><text:s text:c="3"/>7.790 | 2 <text:s/>| <text:s text:c="3"/>0.912 <text:s text:c="3"/>0.706 <text:s text:c="3"/>0.098 | <text:s text:c="3"/>83.9 <text:s text:c="2"/>-48.7 <text:s text:c="3"/>71.7</text:p>
      <text:p text:style-name="Standard"><text:s text:c="3"/>7.790 | 3 <text:s/>| <text:s text:c="3"/>1.014 <text:s text:c="3"/>0.004 <text:s text:c="3"/>0.241 | <text:s text:c="4"/>0.8 <text:s text:c="2"/>-75.3 <text:s text:c="2"/>-50.8</text:p>
      <text:p text:style-name="Standard"><text:s text:c="3"/>7.790 | 4 <text:s/>| <text:s text:c="3"/>1.013 <text:s text:c="2"/>-0.003 <text:s text:c="3"/>0.003 | <text:s text:c="2"/>-24.0 <text:s text:c="2"/>-85.2 <text:s text:c="2"/>-84.7</text:p>
      <text:p text:style-name="Standard"><text:s text:c="3"/>7.790 | 5 <text:s/>| <text:s text:c="3"/>1.018 <text:s text:c="2"/>-0.074 <text:s text:c="2"/>-0.130 | <text:s/>-150.0 <text:s text:c="2"/>-80.2 <text:s text:c="2"/>124.7</text:p>
      <text:p text:style-name="Standard"><text:s text:c="3"/>7.824 | 0 <text:s/>| <text:s text:c="8"/>Comm Error <text:s text:c="8"/>| <text:s text:c="11"/>- <text:s text:c="10"/></text:p>
      <text:p text:style-name="Standard"><text:s text:c="3"/>7.824 | 1 <text:s/>| <text:s text:c="3"/>0.943 <text:s text:c="2"/>-0.632 <text:s text:c="2"/>-0.108 | <text:s text:c="2"/>-96.5 <text:s text:c="2"/>-52.5 <text:s text:c="3"/>41.6</text:p>
      <text:p text:style-name="Standard"><text:s text:c="3"/>7.824 | 2 <text:s/>| <text:s text:c="3"/>0.927 <text:s text:c="3"/>0.750 <text:s text:c="3"/>0.079 | <text:s text:c="3"/>84.4 <text:s text:c="2"/>-46.9 <text:s text:c="3"/>70.9</text:p>
      <text:p text:style-name="Standard"><text:s text:c="3"/>7.824 | 3 <text:s/>| <text:s text:c="3"/>1.008 <text:s text:c="3"/>0.012 <text:s text:c="3"/>0.237 | <text:s text:c="4"/>0.9 <text:s text:c="2"/>-75.5 <text:s text:c="2"/>-50.9</text:p>
      <text:p text:style-name="Standard"><text:s text:c="3"/>7.824 | 4 <text:s/>| <text:s text:c="3"/>1.008 <text:s text:c="2"/>-0.011 <text:s text:c="3"/>0.002 | <text:s text:c="2"/>-30.4 <text:s text:c="2"/>-85.2 <text:s text:c="2"/>-75.6</text:p>
      <text:p text:style-name="Standard"><text:s text:c="3"/>7.824 | 5 <text:s/>| <text:s text:c="3"/>1.020 <text:s text:c="2"/>-0.078 <text:s text:c="2"/>-0.126 | <text:s/>-149.7 <text:s text:c="2"/>-80.2 <text:s text:c="2"/>124.4</text:p>
      <text:p text:style-name="Standard"><text:s text:c="3"/>7.858 | 0 <text:s/>| <text:s text:c="8"/>Comm Error <text:s text:c="8"/>| <text:s text:c="11"/>- <text:s text:c="10"/></text:p>
      <text:p text:style-name="Standard"><text:s text:c="3"/>7.858 | 1 <text:s/>| <text:s text:c="3"/>0.909 <text:s text:c="2"/>-0.701 <text:s text:c="2"/>-0.073 | <text:s text:c="2"/>-96.5 <text:s text:c="2"/>-50.4 <text:s text:c="3"/>41.6</text:p>
      <text:p text:style-name="Standard"><text:s text:c="3"/>7.858 | 2 <text:s/>| <text:s text:c="3"/>0.827 <text:s text:c="3"/>0.743 <text:s text:c="3"/>0.095 | <text:s text:c="3"/>84.5 <text:s text:c="2"/>-44.5 <text:s text:c="3"/>70.5</text:p>
      <text:p text:style-name="Standard"><text:s text:c="3"/>7.858 | 3 <text:s/>| <text:s text:c="3"/>0.998 <text:s text:c="3"/>0.019 <text:s text:c="3"/>0.251 | <text:s text:c="4"/>1.3 <text:s text:c="2"/>-75.5 <text:s text:c="2"/>-51.4</text:p>
      <text:p text:style-name="Standard"><text:s text:c="3"/>7.858 | 4 <text:s/>| <text:s text:c="3"/>1.010 <text:s text:c="2"/>-0.002 <text:s text:c="3"/>0.003 | <text:s text:c="2"/>-32.8 <text:s text:c="2"/>-85.2 <text:s text:c="2"/>-71.7</text:p>
      <text:p text:style-name="Standard"><text:s text:c="3"/>7.858 | 5 <text:s/>| <text:s text:c="3"/>1.018 <text:s text:c="2"/>-0.077 <text:s text:c="2"/>-0.144 | <text:s/>-149.8 <text:s text:c="2"/>-80.2 <text:s text:c="2"/>124.3</text:p>
      <text:p text:style-name="Standard"><text:s text:c="3"/>7.893 | 0 <text:s/>| <text:s text:c="8"/>Comm Error <text:s text:c="8"/>| <text:s text:c="11"/>- <text:s text:c="10"/></text:p>
      <text:p text:style-name="Standard"><text:s text:c="3"/>7.893 | 1 <text:s/>| <text:s text:c="3"/>0.875 <text:s text:c="2"/>-0.676 <text:s text:c="2"/>-0.100 | <text:s text:c="2"/>-96.6 <text:s text:c="2"/>-47.7 <text:s text:c="3"/>41.8</text:p>
      <text:p text:style-name="Standard"><text:s text:c="3"/>7.893 | 2 <text:s/>| <text:s text:c="3"/>0.812 <text:s text:c="3"/>0.787 <text:s text:c="3"/>0.059 | <text:s text:c="3"/>85.1 <text:s text:c="2"/>-42.7 <text:s text:c="3"/>69.5</text:p>
      <text:p text:style-name="Standard"><text:s text:c="3"/>7.893 | 3 <text:s/>| <text:s text:c="3"/>0.997 <text:s text:c="3"/>0.006 <text:s text:c="3"/>0.254 | <text:s text:c="4"/>1.3 <text:s text:c="2"/>-75.4 <text:s text:c="2"/>-51.5</text:p>
      <text:p text:style-name="Standard"><text:s text:c="3"/>7.893 | 4 <text:s/>| <text:s text:c="3"/>1.010 <text:s text:c="2"/>-0.003 <text:s text:c="3"/>0.007 | <text:s text:c="2"/>-32.2 <text:s text:c="2"/>-85.2 <text:s text:c="2"/>-71.1</text:p>
      <text:p text:style-name="Standard"><text:s text:c="3"/>7.893 | 5 <text:s/>| <text:s text:c="3"/>1.017 <text:s text:c="2"/>-0.071 <text:s text:c="2"/>-0.144 | <text:s/>-150.4 <text:s text:c="2"/>-80.1 <text:s text:c="2"/>124.9</text:p>
      <text:p text:style-name="Standard"><text:s text:c="3"/>7.927 | 0 <text:s/>| <text:s text:c="8"/>Comm Error <text:s text:c="8"/>| <text:s text:c="11"/>- <text:s text:c="10"/></text:p>
      <text:p text:style-name="Standard"><text:s text:c="3"/>7.927 | 1 <text:s/>| <text:s text:c="3"/>0.774 <text:s text:c="2"/>-0.742 <text:s text:c="2"/>-0.069 | <text:s text:c="2"/>-96.7 <text:s text:c="2"/>-45.7 <text:s text:c="3"/>42.1</text:p>
      <text:p text:style-name="Standard"><text:s text:c="3"/>7.927 | 2 <text:s/>| <text:s text:c="3"/>0.754 <text:s text:c="3"/>0.806 <text:s text:c="3"/>0.066 | <text:s text:c="3"/>85.6 <text:s text:c="2"/>-40.4 <text:s text:c="3"/>68.2</text:p>
      <text:p text:style-name="Standard"><text:s text:c="3"/>7.927 | 3 <text:s/>| <text:s text:c="3"/>0.998 <text:s text:c="2"/>-0.019 <text:s text:c="3"/>0.234 | <text:s text:c="4"/>0.7 <text:s text:c="2"/>-75.5 <text:s text:c="2"/>-50.9</text:p>
      <text:p text:style-name="Standard"><text:s text:c="3"/>7.927 | 4 <text:s/>| <text:s text:c="3"/>1.007 <text:s text:c="2"/>-0.003 <text:s text:c="3"/>0.011 | <text:s text:c="2"/>-30.1 <text:s text:c="2"/>-85.2 <text:s text:c="2"/>-73.0</text:p>
      <text:p text:style-name="Standard"><text:s text:c="3"/>7.927 | 5 <text:s/>| <text:s text:c="3"/>1.019 <text:s text:c="2"/>-0.079 <text:s text:c="2"/>-0.139 | <text:s/>-150.4 <text:s text:c="2"/>-80.1 <text:s text:c="2"/>124.8</text:p>
      <text:p text:style-name="Standard"><text:s text:c="3"/>7.961 | 0 <text:s/>| <text:s text:c="8"/>Comm Error <text:s text:c="8"/>| <text:s text:c="11"/>- <text:s text:c="10"/></text:p>
      <text:p text:style-name="Standard"><text:s text:c="3"/>7.961 | 1 <text:s/>| <text:s text:c="3"/>0.782 <text:s text:c="2"/>-0.732 <text:s text:c="2"/>-0.105 | <text:s text:c="2"/>-97.1 <text:s text:c="2"/>-43.2 <text:s text:c="3"/>43.2</text:p>
      <text:p text:style-name="Standard"><text:s text:c="3"/>7.961 | 2 <text:s/>| <text:s text:c="3"/>0.739 <text:s text:c="3"/>0.810 <text:s text:c="3"/>0.046 | <text:s text:c="3"/>86.0 <text:s text:c="2"/>-38.9 <text:s text:c="3"/>67.2</text:p>
      <text:p text:style-name="Standard"><text:s text:c="3"/>7.961 | 3 <text:s/>| <text:s text:c="3"/>0.999 <text:s text:c="2"/>-0.007 <text:s text:c="3"/>0.228 | <text:s text:c="4"/>0.0 <text:s text:c="2"/>-75.6 <text:s text:c="2"/>-50.2</text:p>
      <text:p text:style-name="Standard"><text:s text:c="3"/>7.961 | 4 <text:s/>| <text:s text:c="3"/>1.013 <text:s text:c="2"/>-0.007 <text:s text:c="3"/>0.011 | <text:s text:c="2"/>-30.6 <text:s text:c="2"/>-85.2 <text:s text:c="2"/>-72.8</text:p>
      <text:p text:style-name="Standard"><text:s text:c="3"/>7.961 | 5 <text:s/>| <text:s text:c="3"/>1.021 <text:s text:c="2"/>-0.076 <text:s text:c="2"/>-0.132 | <text:s/>-150.2 <text:s text:c="2"/>-80.1 <text:s text:c="2"/>124.6</text:p>
      <text:p text:style-name="Standard"><text:s text:c="3"/>7.996 | 0 <text:s/>| <text:s text:c="8"/>Comm Error <text:s text:c="8"/>| <text:s text:c="11"/>- <text:s text:c="10"/></text:p>
      <text:p text:style-name="Standard"><text:soft-page-break/><text:s text:c="3"/>7.996 | 1 <text:s/>| <text:s text:c="3"/>0.704 <text:s text:c="2"/>-0.784 <text:s text:c="2"/>-0.073 | <text:s text:c="2"/>-96.9 <text:s text:c="2"/>-42.0 <text:s text:c="3"/>43.3</text:p>
      <text:p text:style-name="Standard"><text:s text:c="3"/>7.996 | 2 <text:s/>| <text:s text:c="3"/>0.705 <text:s text:c="3"/>0.844 <text:s text:c="3"/>0.039 | <text:s text:c="3"/>86.1 <text:s text:c="2"/>-37.4 <text:s text:c="3"/>66.2</text:p>
      <text:p text:style-name="Standard"><text:s text:c="3"/>7.996 | 3 <text:s/>| <text:s text:c="3"/>0.992 <text:s text:c="3"/>0.011 <text:s text:c="3"/>0.247 | <text:s text:c="3"/>-0.1 <text:s text:c="2"/>-75.6 <text:s text:c="2"/>-50.2</text:p>
      <text:p text:style-name="Standard"><text:s text:c="3"/>7.996 | 4 <text:s/>| <text:s text:c="3"/>1.008 <text:s text:c="3"/>0.000 <text:s text:c="3"/>0.003 | <text:s text:c="2"/>-30.5 <text:s text:c="2"/>-85.2 <text:s text:c="2"/>-71.2</text:p>
      <text:p text:style-name="Standard"><text:s text:c="3"/>7.996 | 5 <text:s/>| <text:s text:c="3"/>1.021 <text:s text:c="2"/>-0.071 <text:s text:c="2"/>-0.144 | <text:s/>-150.7 <text:s text:c="2"/>-80.1 <text:s text:c="2"/>125.0</text:p>
      <text:p text:style-name="Standard"><text:s text:c="3"/>8.030 | 0 <text:s/>| <text:s text:c="8"/>Comm Error <text:s text:c="8"/>| <text:s text:c="11"/>- <text:s text:c="10"/></text:p>
      <text:p text:style-name="Standard"><text:s text:c="3"/>8.030 | 1 <text:s/>| <text:s text:c="3"/>0.567 <text:s text:c="2"/>-0.827 <text:s text:c="2"/>-0.098 | <text:s text:c="2"/>-96.7 <text:s text:c="2"/>-38.3 <text:s text:c="3"/>44.5</text:p>
      <text:p text:style-name="Standard"><text:s text:c="3"/>8.030 | 2 <text:s/>| <text:s text:c="3"/>0.655 <text:s text:c="3"/>0.836 <text:s text:c="3"/>0.064 | <text:s text:c="3"/>86.2 <text:s text:c="2"/>-35.8 <text:s text:c="3"/>65.7</text:p>
      <text:p text:style-name="Standard"><text:s text:c="3"/>8.030 | 3 <text:s/>| <text:s text:c="3"/>0.995 <text:s text:c="3"/>0.007 <text:s text:c="3"/>0.238 | <text:s text:c="3"/>-0.0 <text:s text:c="2"/>-75.6 <text:s text:c="2"/>-50.2</text:p>
      <text:p text:style-name="Standard"><text:s text:c="3"/>8.030 | 4 <text:s/>| <text:s text:c="3"/>1.008 <text:s text:c="2"/>-0.003 <text:s text:c="3"/>0.007 | <text:s text:c="2"/>-29.7 <text:s text:c="2"/>-85.3 <text:s text:c="2"/>-70.5</text:p>
      <text:p text:style-name="Standard"><text:s text:c="3"/>8.030 | 5 <text:s/>| <text:s text:c="3"/>1.018 <text:s text:c="2"/>-0.075 <text:s text:c="2"/>-0.144 | <text:s/>-151.1 <text:s text:c="2"/>-80.0 <text:s text:c="2"/>125.3</text:p>
      <text:p text:style-name="Standard"><text:s text:c="3"/>8.065 | 0 <text:s/>| <text:s text:c="8"/>Comm Error <text:s text:c="8"/>| <text:s text:c="11"/>- <text:s text:c="10"/></text:p>
      <text:p text:style-name="Standard"><text:s text:c="3"/>8.065 | 1 <text:s/>| <text:s text:c="3"/>0.575 <text:s text:c="2"/>-0.890 <text:s text:c="2"/>-0.090 | <text:s text:c="2"/>-97.4 <text:s text:c="2"/>-35.5 <text:s text:c="3"/>46.9</text:p>
      <text:p text:style-name="Standard"><text:s text:c="3"/>8.065 | 2 <text:s/>| <text:s text:c="3"/>0.604 <text:s text:c="3"/>0.904 <text:s text:c="3"/>0.030 | <text:s text:c="3"/>86.5 <text:s text:c="2"/>-33.8 <text:s text:c="3"/>64.5</text:p>
      <text:p text:style-name="Standard"><text:s text:c="3"/>8.065 | 3 <text:s/>| <text:s text:c="3"/>1.002 <text:s text:c="2"/>-0.001 <text:s text:c="3"/>0.244 | <text:s text:c="3"/>-0.4 <text:s text:c="2"/>-75.6 <text:s text:c="2"/>-49.8</text:p>
      <text:p text:style-name="Standard"><text:s text:c="3"/>8.065 | 4 <text:s/>| <text:s text:c="3"/>1.005 <text:s text:c="2"/>-0.002 <text:s text:c="3"/>0.007 | <text:s text:c="2"/>-29.6 <text:s text:c="2"/>-85.3 <text:s text:c="2"/>-69.3</text:p>
      <text:p text:style-name="Standard"><text:s text:c="3"/>8.065 | 5 <text:s/>| <text:s text:c="3"/>1.017 <text:s text:c="2"/>-0.075 <text:s text:c="2"/>-0.137 | <text:s/>-151.1 <text:s text:c="2"/>-80.0 <text:s text:c="2"/>125.4</text:p>
      <text:p text:style-name="Standard"><text:s text:c="3"/>8.099 | 0 <text:s/>| <text:s text:c="8"/>Comm Error <text:s text:c="8"/>| <text:s text:c="11"/>- <text:s text:c="10"/></text:p>
      <text:p text:style-name="Standard"><text:s text:c="3"/>8.099 | 1 <text:s/>| <text:s text:c="3"/>0.555 <text:s text:c="2"/>-0.934 <text:s text:c="2"/>-0.080 | <text:s text:c="2"/>-97.5 <text:s text:c="2"/>-32.8 <text:s text:c="3"/>49.4</text:p>
      <text:p text:style-name="Standard"><text:s text:c="3"/>8.099 | 2 <text:s/>| <text:s text:c="3"/>0.675 <text:s text:c="3"/>0.895 <text:s text:c="3"/>0.053 | <text:s text:c="3"/>86.6 <text:s text:c="2"/>-32.0 <text:s text:c="3"/>63.6</text:p>
      <text:p text:style-name="Standard"><text:s text:c="3"/>8.099 | 3 <text:s/>| <text:s text:c="3"/>1.003 <text:s text:c="3"/>0.010 <text:s text:c="3"/>0.239 | <text:s text:c="3"/>-0.3 <text:s text:c="2"/>-75.6 <text:s text:c="2"/>-49.9</text:p>
      <text:p text:style-name="Standard"><text:s text:c="3"/>8.099 | 4 <text:s/>| <text:s text:c="3"/>1.010 <text:s text:c="2"/>-0.001 <text:s text:c="3"/>0.003 | <text:s text:c="2"/>-29.5 <text:s text:c="2"/>-85.3 <text:s text:c="2"/>-67.7</text:p>
      <text:p text:style-name="Standard"><text:s text:c="3"/>8.099 | 5 <text:s/>| <text:s text:c="3"/>1.019 <text:s text:c="2"/>-0.070 <text:s text:c="2"/>-0.140 | <text:s/>-151.3 <text:s text:c="2"/>-80.0 <text:s text:c="2"/>125.6</text:p>
      <text:p text:style-name="Standard"><text:s text:c="3"/>8.133 | 0 <text:s/>| <text:s text:c="8"/>Comm Error <text:s text:c="8"/>| <text:s text:c="11"/>- <text:s text:c="10"/></text:p>
      <text:p text:style-name="Standard"><text:s text:c="3"/>8.133 | 1 <text:s/>| <text:s text:c="3"/>0.448 <text:s text:c="2"/>-0.991 <text:s text:c="2"/>-0.079 | <text:s text:c="2"/>-96.6 <text:s text:c="2"/>-29.0 <text:s text:c="3"/>52.4</text:p>
      <text:p text:style-name="Standard"><text:s text:c="3"/>8.133 | 2 <text:s/>| <text:s text:c="3"/>0.517 <text:s text:c="3"/>0.978 <text:s text:c="3"/>0.076 | <text:s text:c="3"/>86.0 <text:s text:c="2"/>-30.3 <text:s text:c="3"/>63.5</text:p>
      <text:p text:style-name="Standard"><text:s text:c="3"/>8.133 | 3 <text:s/>| <text:s text:c="3"/>1.003 <text:s text:c="3"/>0.018 <text:s text:c="3"/>0.243 | <text:s text:c="4"/>0.3 <text:s text:c="2"/>-75.7 <text:s text:c="2"/>-50.4</text:p>
      <text:p text:style-name="Standard"><text:s text:c="3"/>8.133 | 4 <text:s/>| <text:s text:c="3"/>1.006 <text:s text:c="2"/>-0.003 <text:s text:c="3"/>0.004 | <text:s text:c="2"/>-31.9 <text:s text:c="2"/>-85.3 <text:s text:c="2"/>-62.7</text:p>
      <text:p text:style-name="Standard"><text:s text:c="3"/>8.133 | 5 <text:s/>| <text:s text:c="3"/>1.020 <text:s text:c="2"/>-0.067 <text:s text:c="2"/>-0.147 | <text:s/>-151.8 <text:s text:c="2"/>-80.0 <text:s text:c="2"/>126.0</text:p>
      <text:p text:style-name="Standard"><text:s text:c="3"/>8.168 | 0 <text:s/>| <text:s text:c="8"/>Comm Error <text:s text:c="8"/>| <text:s text:c="11"/>- <text:s text:c="10"/></text:p>
      <text:p text:style-name="Standard"><text:s text:c="3"/>8.168 | 1 <text:s/>| <text:s text:c="3"/>0.387 <text:s text:c="2"/>-1.069 <text:s text:c="2"/>-0.036 | <text:s text:c="2"/>-95.3 <text:s text:c="2"/>-25.7 <text:s text:c="3"/>55.2</text:p>
      <text:p text:style-name="Standard"><text:s text:c="3"/>8.168 | 2 <text:s/>| <text:s text:c="3"/>0.433 <text:s text:c="3"/>1.005 <text:s text:c="3"/>0.022 | <text:s text:c="3"/>85.8 <text:s text:c="2"/>-27.3 <text:s text:c="3"/>61.5</text:p>
      <text:p text:style-name="Standard"><text:s text:c="3"/>8.168 | 3 <text:s/>| <text:s text:c="3"/>1.002 <text:s text:c="3"/>0.010 <text:s text:c="3"/>0.228 | <text:s text:c="4"/>0.8 <text:s text:c="2"/>-75.8 <text:s text:c="2"/>-50.8</text:p>
      <text:p text:style-name="Standard"><text:s text:c="3"/>8.168 | 4 <text:s/>| <text:s text:c="3"/>1.011 <text:s text:c="3"/>0.002 <text:s text:c="3"/>0.003 | <text:s text:c="2"/>-31.9 <text:s text:c="2"/>-85.3 <text:s text:c="2"/>-60.0</text:p>
      <text:p text:style-name="Standard"><text:s text:c="3"/>8.168 | 5 <text:s/>| <text:s text:c="3"/>1.021 <text:s text:c="2"/>-0.069 <text:s text:c="2"/>-0.149 | <text:s/>-152.4 <text:s text:c="2"/>-79.9 <text:s text:c="2"/>126.6</text:p>
      <text:p text:style-name="Standard"><text:s text:c="3"/>8.202 | 0 <text:s/>| <text:s text:c="8"/>Comm Error <text:s text:c="8"/>| <text:s text:c="11"/>- <text:s text:c="10"/></text:p>
      <text:p text:style-name="Standard"><text:s text:c="3"/>8.202 | 1 <text:s/>| <text:s text:c="3"/>0.432 <text:s text:c="2"/>-0.996 <text:s text:c="2"/>-0.096 | <text:s text:c="2"/>-93.3 <text:s text:c="2"/>-22.4 <text:s text:c="3"/>59.3</text:p>
      <text:p text:style-name="Standard"><text:s text:c="3"/>8.202 | 2 <text:s/>| <text:s text:c="3"/>0.584 <text:s text:c="3"/>0.948 <text:s text:c="3"/>0.092 | <text:s text:c="3"/>85.2 <text:s text:c="2"/>-26.8 <text:s text:c="3"/>59.5</text:p>
      <text:p text:style-name="Standard"><text:s text:c="3"/>8.202 | 3 <text:s/>| <text:s text:c="3"/>0.993 <text:s text:c="3"/>0.010 <text:s text:c="3"/>0.228 | <text:s text:c="4"/>1.1 <text:s text:c="2"/>-75.9 <text:s text:c="2"/>-51.1</text:p>
      <text:p text:style-name="Standard"><text:s text:c="3"/>8.202 | 4 <text:s/>| <text:s text:c="3"/>1.008 <text:s text:c="3"/>0.000 <text:s text:c="3"/>0.008 | <text:s text:c="2"/>-32.1 <text:s text:c="2"/>-85.3 <text:s text:c="2"/>-59.6</text:p>
      <text:p text:style-name="Standard"><text:s text:c="3"/>8.202 | 5 <text:s/>| <text:s text:c="3"/>1.019 <text:s text:c="2"/>-0.070 <text:s text:c="2"/>-0.139 | <text:s/>-152.3 <text:s text:c="2"/>-79.9 <text:s text:c="2"/>126.6</text:p>
      <text:p text:style-name="Standard"><text:s text:c="3"/>8.236 | 0 <text:s/>| <text:s text:c="8"/>Comm Error <text:s text:c="8"/>| <text:s text:c="11"/>- <text:s text:c="10"/></text:p>
      <text:p text:style-name="Standard"><text:s text:c="3"/>8.236 | 1 <text:s/>| <text:s text:c="3"/>0.589 <text:s text:c="2"/>-0.899 <text:s text:c="2"/>-0.077 | <text:s text:c="2"/>-91.6 <text:s text:c="2"/>-21.6 <text:s text:c="3"/>61.4</text:p>
      <text:p text:style-name="Standard"><text:s text:c="3"/>8.236 | 2 <text:s/>| <text:s text:c="3"/>0.478 <text:s text:c="3"/>1.012 <text:s text:c="3"/>0.104 | <text:s text:c="3"/>84.0 <text:s text:c="2"/>-25.7 <text:s text:c="3"/>58.2</text:p>
      <text:p text:style-name="Standard"><text:s text:c="3"/>8.236 | 3 <text:s/>| <text:s text:c="3"/>0.994 <text:s text:c="3"/>0.011 <text:s text:c="3"/>0.216 | <text:s text:c="4"/>1.3 <text:s text:c="2"/>-76.1 <text:s text:c="2"/>-51.3</text:p>
      <text:p text:style-name="Standard"><text:s text:c="3"/>8.236 | 4 <text:s/>| <text:s text:c="3"/>1.006 <text:s text:c="3"/>0.003 <text:s text:c="2"/>-0.003 | <text:s text:c="2"/>-34.4 <text:s text:c="2"/>-85.3 <text:s text:c="2"/>-53.8</text:p>
      <text:p text:style-name="Standard"><text:s text:c="3"/>8.236 | 5 <text:s/>| <text:s text:c="3"/>1.018 <text:s text:c="2"/>-0.070 <text:s text:c="2"/>-0.140 | <text:s/>-152.1 <text:s text:c="2"/>-79.9 <text:s text:c="2"/>126.4</text:p>
      <text:p text:style-name="Standard"><text:s text:c="3"/>8.270 | 0 <text:s/>| <text:s text:c="8"/>Comm Error <text:s text:c="8"/>| <text:s text:c="11"/>- <text:s text:c="10"/></text:p>
      <text:p text:style-name="Standard"><text:s text:c="3"/>8.270 | 1 <text:s/>| <text:s text:c="3"/>0.523 <text:s text:c="2"/>-0.886 <text:s text:c="2"/>-0.053 | <text:s text:c="2"/>-89.0 <text:s text:c="2"/>-20.7 <text:s text:c="3"/>62.1</text:p>
      <text:p text:style-name="Standard"><text:soft-page-break/><text:s text:c="3"/>8.270 | 2 <text:s/>| <text:s text:c="3"/>0.563 <text:s text:c="3"/>0.872 <text:s text:c="3"/>0.119 | <text:s text:c="3"/>82.6 <text:s text:c="2"/>-25.1 <text:s text:c="3"/>56.4</text:p>
      <text:p text:style-name="Standard"><text:s text:c="3"/>8.270 | 3 <text:s/>| <text:s text:c="3"/>1.004 <text:s text:c="3"/>0.003 <text:s text:c="3"/>0.207 | <text:s text:c="4"/>1.3 <text:s text:c="2"/>-76.3 <text:s text:c="2"/>-51.4</text:p>
      <text:p text:style-name="Standard"><text:s text:c="3"/>8.270 | 4 <text:s/>| <text:s text:c="3"/>1.010 <text:s text:c="2"/>-0.007 <text:s text:c="2"/>-0.007 | <text:s text:c="2"/>-43.9 <text:s text:c="2"/>-85.3 <text:s text:c="2"/>-42.7</text:p>
      <text:p text:style-name="Standard"><text:s text:c="3"/>8.270 | 5 <text:s/>| <text:s text:c="3"/>1.020 <text:s text:c="2"/>-0.073 <text:s text:c="2"/>-0.154 | <text:s/>-152.1 <text:s text:c="2"/>-79.8 <text:s text:c="2"/>126.4</text:p>
      <text:p text:style-name="Standard"><text:s text:c="3"/>8.305 | 0 <text:s/>| <text:s text:c="8"/>Comm Error <text:s text:c="8"/>| <text:s text:c="11"/>- <text:s text:c="10"/></text:p>
      <text:p text:style-name="Standard"><text:s text:c="3"/>8.305 | 1 <text:s/>| <text:s text:c="3"/>0.481 <text:s text:c="2"/>-0.918 <text:s text:c="2"/>-0.034 | <text:s text:c="2"/>-87.4 <text:s text:c="2"/>-19.5 <text:s text:c="3"/>62.5</text:p>
      <text:p text:style-name="Standard"><text:s text:c="3"/>8.305 | 2 <text:s/>| <text:s text:c="3"/>0.489 <text:s text:c="3"/>0.912 <text:s text:c="3"/>0.145 | <text:s text:c="3"/>81.7 <text:s text:c="2"/>-24.6 <text:s text:c="3"/>55.4</text:p>
      <text:p text:style-name="Standard"><text:s text:c="3"/>8.305 | 3 <text:s/>| <text:s text:c="3"/>1.001 <text:s text:c="3"/>0.012 <text:s text:c="3"/>0.228 | <text:s text:c="4"/>1.4 <text:s text:c="2"/>-76.4 <text:s text:c="2"/>-51.5</text:p>
      <text:p text:style-name="Standard"><text:s text:c="3"/>8.305 | 4 <text:s/>| <text:s text:c="3"/>1.007 <text:s text:c="3"/>0.008 <text:s text:c="2"/>-0.007 | <text:s text:c="2"/>-56.4 <text:s text:c="2"/>-85.3 <text:s text:c="2"/>-28.0</text:p>
      <text:p text:style-name="Standard"><text:s text:c="3"/>8.305 | 5 <text:s/>| <text:s text:c="3"/>1.016 <text:s text:c="2"/>-0.075 <text:s text:c="2"/>-0.152 | <text:s/>-152.2 <text:s text:c="2"/>-79.8 <text:s text:c="2"/>126.4</text:p>
      <text:p text:style-name="Standard"><text:s text:c="3"/>8.339 | 0 <text:s/>| <text:s text:c="8"/>Comm Error <text:s text:c="8"/>| <text:s text:c="11"/>- <text:s text:c="10"/></text:p>
      <text:p text:style-name="Standard"><text:s text:c="3"/>8.339 | 1 <text:s/>| <text:s text:c="3"/>0.481 <text:s text:c="2"/>-0.949 <text:s text:c="2"/>-0.034 | <text:s text:c="2"/>-86.5 <text:s text:c="2"/>-18.3 <text:s text:c="3"/>63.3</text:p>
      <text:p text:style-name="Standard"><text:s text:c="3"/>8.339 | 2 <text:s/>| <text:s text:c="3"/>0.341 <text:s text:c="3"/>0.969 <text:s text:c="3"/>0.154 | <text:s text:c="3"/>81.1 <text:s text:c="2"/>-21.8 <text:s text:c="3"/>52.8</text:p>
      <text:p text:style-name="Standard"><text:s text:c="3"/>8.339 | 3 <text:s/>| <text:s text:c="3"/>1.003 <text:s text:c="3"/>0.005 <text:s text:c="3"/>0.221 | <text:s text:c="4"/>1.5 <text:s text:c="2"/>-76.4 <text:s text:c="2"/>-51.6</text:p>
      <text:p text:style-name="Standard"><text:s text:c="3"/>8.339 | 4 <text:s/>| <text:s text:c="3"/>1.009 <text:s text:c="2"/>-0.020 <text:s text:c="2"/>-0.004 | <text:s text:c="2"/>-67.8 <text:s text:c="2"/>-85.3 <text:s text:c="2"/>-29.8</text:p>
      <text:p text:style-name="Standard"><text:s text:c="3"/>8.339 | 5 <text:s/>| <text:s text:c="3"/>1.018 <text:s text:c="2"/>-0.075 <text:s text:c="2"/>-0.142 | <text:s/>-152.0 <text:s text:c="2"/>-79.8 <text:s text:c="2"/>126.2</text:p>
      <text:p text:style-name="Standard"><text:s text:c="3"/>8.373 | 0 <text:s/>| <text:s text:c="8"/>Comm Error <text:s text:c="8"/>| <text:s text:c="11"/>- <text:s text:c="10"/></text:p>
      <text:p text:style-name="Standard"><text:s text:c="3"/>8.373 | 1 <text:s/>| <text:s text:c="3"/>0.431 <text:s text:c="2"/>-1.027 <text:s text:c="2"/>-0.028 | <text:s text:c="2"/>-85.6 <text:s text:c="2"/>-16.5 <text:s text:c="3"/>64.8</text:p>
      <text:p text:style-name="Standard"><text:s text:c="3"/>8.373 | 2 <text:s/>| <text:s text:c="3"/>0.396 <text:s text:c="3"/>1.019 <text:s text:c="3"/>0.092 | <text:s text:c="3"/>81.5 <text:s text:c="2"/>-20.0 <text:s text:c="3"/>49.5</text:p>
      <text:p text:style-name="Standard"><text:s text:c="3"/>8.373 | 3 <text:s/>| <text:s text:c="3"/>1.004 <text:s text:c="2"/>-0.007 <text:s text:c="3"/>0.225 | <text:s text:c="4"/>0.7 <text:s text:c="2"/>-76.5 <text:s text:c="2"/>-51.0</text:p>
      <text:p text:style-name="Standard"><text:s text:c="3"/>8.373 | 4 <text:s/>| <text:s text:c="3"/>1.014 <text:s text:c="2"/>-0.006 <text:s text:c="3"/>0.000 | <text:s text:c="2"/>-68.0 <text:s text:c="2"/>-85.3 <text:s text:c="2"/>-31.2</text:p>
      <text:p text:style-name="Standard"><text:s text:c="3"/>8.373 | 5 <text:s/>| <text:s text:c="3"/>1.019 <text:s text:c="2"/>-0.074 <text:s text:c="2"/>-0.143 | <text:s/>-151.7 <text:s text:c="2"/>-79.8 <text:s text:c="2"/>125.8</text:p>
      <text:p text:style-name="Standard"><text:s text:c="3"/>8.408 | 0 <text:s/>| <text:s text:c="8"/>Comm Error <text:s text:c="8"/>| <text:s text:c="11"/>- <text:s text:c="10"/></text:p>
      <text:p text:style-name="Standard"><text:s text:c="3"/>8.408 | 1 <text:s/>| <text:s text:c="3"/>0.357 <text:s text:c="2"/>-1.089 <text:s text:c="2"/>-0.013 | <text:s text:c="2"/>-85.1 <text:s text:c="2"/>-15.0 <text:s text:c="3"/>66.1</text:p>
      <text:p text:style-name="Standard"><text:s text:c="3"/>8.408 | 2 <text:s/>| <text:s text:c="3"/>0.417 <text:s text:c="3"/>1.021 <text:s text:c="3"/>0.071 | <text:s text:c="3"/>82.1 <text:s text:c="2"/>-18.9 <text:s text:c="3"/>46.4</text:p>
      <text:p text:style-name="Standard"><text:s text:c="3"/>8.408 | 3 <text:s/>| <text:s text:c="3"/>0.998 <text:s text:c="3"/>0.003 <text:s text:c="3"/>0.220 | <text:s text:c="4"/>0.4 <text:s text:c="2"/>-76.5 <text:s text:c="2"/>-50.8</text:p>
      <text:p text:style-name="Standard"><text:s text:c="3"/>8.408 | 4 <text:s/>| <text:s text:c="3"/>1.010 <text:s text:c="3"/>0.003 <text:s text:c="2"/>-0.002 | <text:s text:c="2"/>-63.8 <text:s text:c="2"/>-85.3 <text:s text:c="2"/>-33.5</text:p>
      <text:p text:style-name="Standard"><text:s text:c="3"/>8.408 | 5 <text:s/>| <text:s text:c="3"/>1.017 <text:s text:c="2"/>-0.082 <text:s text:c="2"/>-0.146 | <text:s/>-151.5 <text:s text:c="2"/>-79.8 <text:s text:c="2"/>125.4</text:p>
      <text:p text:style-name="Standard"><text:s text:c="3"/>8.442 | 0 <text:s/>| <text:s text:c="8"/>Comm Error <text:s text:c="8"/>| <text:s text:c="11"/>- <text:s text:c="10"/></text:p>
      <text:p text:style-name="Standard"><text:s text:c="3"/>8.442 | 1 <text:s/>| <text:s text:c="3"/>0.359 <text:s text:c="2"/>-1.076 <text:s text:c="3"/>0.009 | <text:s text:c="2"/>-84.2 <text:s text:c="2"/>-13.5 <text:s text:c="3"/>68.5</text:p>
      <text:p text:style-name="Standard"><text:s text:c="3"/>8.442 | 2 <text:s/>| <text:s text:c="3"/>0.329 <text:s text:c="3"/>1.049 <text:s text:c="3"/>0.058 | <text:s text:c="3"/>82.7 <text:s text:c="2"/>-17.1 <text:s text:c="3"/>43.2</text:p>
      <text:p text:style-name="Standard"><text:s text:c="3"/>8.442 | 3 <text:s/>| <text:s text:c="3"/>0.997 <text:s text:c="3"/>0.002 <text:s text:c="3"/>0.231 | <text:s text:c="4"/>0.1 <text:s text:c="2"/>-76.3 <text:s text:c="2"/>-50.9</text:p>
      <text:p text:style-name="Standard"><text:s text:c="3"/>8.442 | 4 <text:s/>| <text:s text:c="3"/>1.008 <text:s text:c="2"/>-0.015 <text:s text:c="3"/>0.000 | <text:s text:c="2"/>-60.9 <text:s text:c="2"/>-85.3 <text:s text:c="2"/>-38.4</text:p>
      <text:p text:style-name="Standard"><text:s text:c="3"/>8.442 | 5 <text:s/>| <text:s text:c="3"/>1.017 <text:s text:c="2"/>-0.082 <text:s text:c="2"/>-0.143 | <text:s/>-151.1 <text:s text:c="2"/>-79.8 <text:s text:c="2"/>124.8</text:p>
      <text:p text:style-name="Standard"><text:s text:c="3"/>8.476 | 0 <text:s/>| <text:s text:c="8"/>Comm Error <text:s text:c="8"/>| <text:s text:c="11"/>- <text:s text:c="10"/></text:p>
      <text:p text:style-name="Standard"><text:s text:c="3"/>8.476 | 1 <text:s/>| <text:s text:c="3"/>0.371 <text:s text:c="2"/>-1.033 <text:s text:c="2"/>-0.008 | <text:s text:c="2"/>-83.7 <text:s text:c="2"/>-13.0 <text:s text:c="3"/>70.2</text:p>
      <text:p text:style-name="Standard"><text:s text:c="3"/>8.476 | 2 <text:s/>| <text:s text:c="3"/>0.324 <text:s text:c="3"/>1.058 <text:s text:c="3"/>0.032 | <text:s text:c="3"/>83.0 <text:s text:c="2"/>-15.8 <text:s text:c="3"/>41.2</text:p>
      <text:p text:style-name="Standard"><text:s text:c="3"/>8.476 | 3 <text:s/>| <text:s text:c="3"/>1.013 <text:s text:c="3"/>0.002 <text:s text:c="3"/>0.229 | <text:s text:c="4"/>0.1 <text:s text:c="2"/>-76.4 <text:s text:c="2"/>-51.1</text:p>
      <text:p text:style-name="Standard"><text:s text:c="3"/>8.476 | 4 <text:s/>| <text:s text:c="3"/>1.013 <text:s text:c="2"/>-0.011 <text:s text:c="3"/>0.005 | <text:s text:c="2"/>-57.3 <text:s text:c="2"/>-85.2 <text:s text:c="2"/>-43.3</text:p>
      <text:p text:style-name="Standard"><text:s text:c="3"/>8.476 | 5 <text:s/>| <text:s text:c="3"/>1.019 <text:s text:c="2"/>-0.085 <text:s text:c="2"/>-0.151 | <text:s/>-150.7 <text:s text:c="2"/>-79.7 <text:s text:c="2"/>124.3</text:p>
      <text:p text:style-name="Standard"><text:s text:c="3"/>8.510 | 0 <text:s/>| <text:s text:c="8"/>Comm Error <text:s text:c="8"/>| <text:s text:c="11"/>- <text:s text:c="10"/></text:p>
      <text:p text:style-name="Standard"><text:s text:c="3"/>8.510 | 1 <text:s/>| <text:s text:c="3"/>0.309 <text:s text:c="2"/>-1.018 <text:s text:c="2"/>-0.058 | <text:s text:c="2"/>-83.4 <text:s text:c="2"/>-12.7 <text:s text:c="3"/>71.7</text:p>
      <text:p text:style-name="Standard"><text:s text:c="3"/>8.510 | 2 <text:s/>| <text:s text:c="3"/>0.433 <text:s text:c="3"/>0.950 <text:s text:c="2"/>-0.105 | <text:s text:c="3"/>84.6 <text:s text:c="2"/>-16.2 <text:s text:c="3"/>39.2</text:p>
      <text:p text:style-name="Standard"><text:s text:c="3"/>8.510 | 3 <text:s/>| <text:s text:c="3"/>0.997 <text:s text:c="2"/>-0.002 <text:s text:c="3"/>0.237 | <text:s text:c="4"/>0.0 <text:s text:c="2"/>-76.3 <text:s text:c="2"/>-51.1</text:p>
      <text:p text:style-name="Standard"><text:s text:c="3"/>8.510 | 4 <text:s/>| <text:s text:c="3"/>1.016 <text:s text:c="2"/>-0.010 <text:s text:c="3"/>0.011 | <text:s text:c="2"/>-52.7 <text:s text:c="2"/>-85.2 <text:s text:c="2"/>-48.7</text:p>
      <text:p text:style-name="Standard"><text:s text:c="3"/>8.510 | 5 <text:s/>| <text:s text:c="3"/>1.018 <text:s text:c="2"/>-0.068 <text:s text:c="2"/>-0.154 | <text:s/>-151.0 <text:s text:c="2"/>-79.7 <text:s text:c="2"/>124.5</text:p>
      <text:p text:style-name="Standard"><text:s text:c="3"/>8.544 | 0 <text:s/>| <text:s text:c="8"/>Comm Error <text:s text:c="8"/>| <text:s text:c="11"/>- <text:s text:c="10"/></text:p>
      <text:p text:style-name="Standard"><text:s text:c="3"/>8.544 | 1 <text:s/>| <text:s text:c="3"/>0.313 <text:s text:c="2"/>-0.985 <text:s text:c="2"/>-0.122 | <text:s text:c="2"/>-84.1 <text:s text:c="2"/>-12.9 <text:s text:c="3"/>72.6</text:p>
      <text:p text:style-name="Standard"><text:s text:c="3"/>8.544 | 2 <text:s/>| <text:s text:c="3"/>0.738 <text:s text:c="3"/>0.927 <text:s text:c="2"/>-0.330 | <text:s text:c="3"/>86.9 <text:s text:c="2"/>-18.7 <text:s text:c="3"/>39.2</text:p>
      <text:p text:style-name="Standard"><text:soft-page-break/><text:s text:c="3"/>8.544 | 3 <text:s/>| <text:s text:c="3"/>0.987 <text:s text:c="2"/>-0.015 <text:s text:c="3"/>0.229 | <text:s text:c="3"/>-0.7 <text:s text:c="2"/>-76.2 <text:s text:c="2"/>-50.7</text:p>
      <text:p text:style-name="Standard"><text:s text:c="3"/>8.544 | 4 <text:s/>| <text:s text:c="3"/>1.003 <text:s text:c="2"/>-0.013 <text:s text:c="3"/>0.017 | <text:s text:c="2"/>-44.6 <text:s text:c="2"/>-85.2 <text:s text:c="2"/>-59.8</text:p>
      <text:p text:style-name="Standard"><text:s text:c="3"/>8.544 | 5 <text:s/>| <text:s text:c="3"/>1.015 <text:s text:c="2"/>-0.083 <text:s text:c="2"/>-0.144 | <text:s/>-151.0 <text:s text:c="2"/>-79.7 <text:s text:c="2"/>124.4</text:p>
      <text:p text:style-name="Standard"><text:s text:c="3"/>8.579 | 0 <text:s/>| <text:s text:c="8"/>Comm Error <text:s text:c="8"/>| <text:s text:c="11"/>- <text:s text:c="10"/></text:p>
      <text:p text:style-name="Standard"><text:s text:c="3"/>8.579 | 1 <text:s/>| <text:s text:c="3"/>0.261 <text:s text:c="2"/>-0.978 <text:s text:c="2"/>-0.055 | <text:s text:c="2"/>-85.4 <text:s text:c="2"/>-13.2 <text:s text:c="3"/>73.3</text:p>
      <text:p text:style-name="Standard"><text:s text:c="3"/>8.579 | 2 <text:s/>| <text:s text:c="3"/>0.443 <text:s text:c="3"/>0.973 <text:s text:c="2"/>-0.093 | <text:s text:c="3"/>87.9 <text:s text:c="2"/>-20.0 <text:s text:c="3"/>40.3</text:p>
      <text:p text:style-name="Standard"><text:s text:c="3"/>8.579 | 3 <text:s/>| <text:s text:c="3"/>0.989 <text:s text:c="2"/>-0.002 <text:s text:c="3"/>0.218 | <text:s text:c="3"/>-0.8 <text:s text:c="2"/>-76.3 <text:s text:c="2"/>-50.6</text:p>
      <text:p text:style-name="Standard"><text:s text:c="3"/>8.579 | 4 <text:s/>| <text:s text:c="3"/>1.001 <text:s text:c="3"/>0.003 <text:s text:c="3"/>0.006 | <text:s text:c="2"/>-40.6 <text:s text:c="2"/>-85.2 <text:s text:c="2"/>-64.0</text:p>
      <text:p text:style-name="Standard"><text:s text:c="3"/>8.579 | 5 <text:s/>| <text:s text:c="3"/>1.014 <text:s text:c="2"/>-0.087 <text:s text:c="2"/>-0.149 | <text:s/>-150.4 <text:s text:c="2"/>-79.6 <text:s text:c="2"/>123.8</text:p>
      <text:p text:style-name="Standard"><text:s text:c="3"/>8.613 | 0 <text:s/>| <text:s text:c="8"/>Comm Error <text:s text:c="8"/>| <text:s text:c="11"/>- <text:s text:c="10"/></text:p>
      <text:p text:style-name="Standard"><text:s text:c="3"/>8.613 | 1 <text:s/>| <text:s text:c="3"/>0.182 <text:s text:c="2"/>-0.980 <text:s text:c="3"/>0.094 | <text:s text:c="2"/>-86.3 <text:s text:c="2"/>-13.2 <text:s text:c="3"/>73.5</text:p>
      <text:p text:style-name="Standard"><text:s text:c="3"/>8.613 | 2 <text:s/>| <text:s text:c="3"/>0.228 <text:s text:c="3"/>0.972 <text:s text:c="3"/>0.141 | <text:s text:c="3"/>87.0 <text:s text:c="2"/>-19.2 <text:s text:c="3"/>42.1</text:p>
      <text:p text:style-name="Standard"><text:s text:c="3"/>8.613 | 3 <text:s/>| <text:s text:c="3"/>1.010 <text:s text:c="2"/>-0.006 <text:s text:c="3"/>0.241 | <text:s text:c="3"/>-0.8 <text:s text:c="2"/>-76.2 <text:s text:c="2"/>-50.6</text:p>
      <text:p text:style-name="Standard"><text:s text:c="3"/>8.613 | 4 <text:s/>| <text:s text:c="3"/>1.013 <text:s text:c="2"/>-0.018 <text:s text:c="3"/>0.016 | <text:s text:c="2"/>-39.9 <text:s text:c="2"/>-85.2 <text:s text:c="2"/>-67.4</text:p>
      <text:p text:style-name="Standard"><text:s text:c="3"/>8.613 | 5 <text:s/>| <text:s text:c="3"/>1.021 <text:s text:c="2"/>-0.080 <text:s text:c="2"/>-0.153 | <text:s/>-150.4 <text:s text:c="2"/>-79.6 <text:s text:c="2"/>123.8</text:p>
      <text:p text:style-name="Standard"><text:s text:c="3"/>8.648 | 0 <text:s/>| <text:s text:c="8"/>Comm Error <text:s text:c="8"/>| <text:s text:c="11"/>- <text:s text:c="10"/></text:p>
      <text:p text:style-name="Standard"><text:s text:c="3"/>8.648 | 1 <text:s/>| <text:s text:c="3"/>0.140 <text:s text:c="2"/>-0.967 <text:s text:c="3"/>0.187 | <text:s text:c="2"/>-86.2 <text:s text:c="2"/>-12.7 <text:s text:c="3"/>73.5</text:p>
      <text:p text:style-name="Standard"><text:s text:c="3"/>8.648 | 2 <text:s/>| <text:s text:c="3"/>0.146 <text:s text:c="3"/>0.962 <text:s text:c="3"/>0.217 | <text:s text:c="3"/>86.0 <text:s text:c="2"/>-17.9 <text:s text:c="3"/>42.5</text:p>
      <text:p text:style-name="Standard"><text:s text:c="3"/>8.648 | 3 <text:s/>| <text:s text:c="3"/>1.012 <text:s text:c="2"/>-0.017 <text:s text:c="3"/>0.246 | <text:s text:c="3"/>-1.0 <text:s text:c="2"/>-76.1 <text:s text:c="2"/>-50.3</text:p>
      <text:p text:style-name="Standard"><text:s text:c="3"/>8.648 | 4 <text:s/>| <text:s text:c="3"/>1.011 <text:s text:c="2"/>-0.015 <text:s text:c="3"/>0.020 | <text:s text:c="2"/>-39.2 <text:s text:c="2"/>-85.2 <text:s text:c="2"/>-70.5</text:p>
      <text:p text:style-name="Standard"><text:s text:c="3"/>8.648 | 5 <text:s/>| <text:s text:c="3"/>1.021 <text:s text:c="2"/>-0.071 <text:s text:c="2"/>-0.146 | <text:s/>-150.5 <text:s text:c="2"/>-79.6 <text:s text:c="2"/>124.0</text:p>
      <text:p text:style-name="Standard"><text:s text:c="3"/>8.682 | 0 <text:s/>| <text:s text:c="8"/>Comm Error <text:s text:c="8"/>| <text:s text:c="11"/>- <text:s text:c="10"/></text:p>
      <text:p text:style-name="Standard"><text:s text:c="3"/>8.682 | 1 <text:s/>| <text:s text:c="3"/>0.132 <text:s text:c="2"/>-0.964 <text:s text:c="3"/>0.225 | <text:s text:c="2"/>-85.6 <text:s text:c="2"/>-11.9 <text:s text:c="3"/>73.4</text:p>
      <text:p text:style-name="Standard"><text:s text:c="3"/>8.682 | 2 <text:s/>| <text:s text:c="3"/>0.170 <text:s text:c="3"/>0.963 <text:s text:c="3"/>0.221 | <text:s text:c="3"/>84.8 <text:s text:c="2"/>-16.5 <text:s text:c="3"/>42.6</text:p>
      <text:p text:style-name="Standard"><text:s text:c="3"/>8.682 | 3 <text:s/>| <text:s text:c="3"/>0.997 <text:s text:c="2"/>-0.007 <text:s text:c="3"/>0.233 | <text:s text:c="3"/>-1.3 <text:s text:c="2"/>-75.9 <text:s text:c="2"/>-50.0</text:p>
      <text:p text:style-name="Standard"><text:s text:c="3"/>8.682 | 4 <text:s/>| <text:s text:c="3"/>1.006 <text:s text:c="2"/>-0.003 <text:s text:c="3"/>0.001 | <text:s text:c="2"/>-39.8 <text:s text:c="2"/>-85.2 <text:s text:c="2"/>-69.1</text:p>
      <text:p text:style-name="Standard"><text:s text:c="3"/>8.682 | 5 <text:s/>| <text:s text:c="3"/>1.017 <text:s text:c="2"/>-0.081 <text:s text:c="2"/>-0.146 | <text:s/>-150.4 <text:s text:c="2"/>-79.6 <text:s text:c="2"/>123.9</text:p>
      <text:p text:style-name="Standard"><text:s text:c="3"/>8.716 | 0 <text:s/>| <text:s text:c="8"/>Comm Error <text:s text:c="8"/>| <text:s text:c="11"/>- <text:s text:c="10"/></text:p>
      <text:p text:style-name="Standard"><text:s text:c="3"/>8.716 | 1 <text:s/>| <text:s text:c="3"/>0.130 <text:s text:c="2"/>-0.980 <text:s text:c="3"/>0.231 | <text:s text:c="2"/>-84.8 <text:s text:c="2"/>-11.5 <text:s text:c="3"/>73.2</text:p>
      <text:p text:style-name="Standard"><text:s text:c="3"/>8.716 | 2 <text:s/>| <text:s text:c="3"/>0.179 <text:s text:c="3"/>0.971 <text:s text:c="3"/>0.180 | <text:s text:c="3"/>84.1 <text:s text:c="2"/>-15.5 <text:s text:c="3"/>43.0</text:p>
      <text:p text:style-name="Standard"><text:s text:c="3"/>8.716 | 3 <text:s/>| <text:s text:c="3"/>0.985 <text:s text:c="2"/>-0.007 <text:s text:c="3"/>0.218 | <text:s text:c="3"/>-1.2 <text:s text:c="2"/>-75.9 <text:s text:c="2"/>-50.0</text:p>
      <text:p text:style-name="Standard"><text:s text:c="3"/>8.716 | 4 <text:s/>| <text:s text:c="3"/>1.008 <text:s text:c="2"/>-0.010 <text:s text:c="2"/>-0.002 | <text:s text:c="2"/>-41.6 <text:s text:c="2"/>-85.2 <text:s text:c="2"/>-66.4</text:p>
      <text:p text:style-name="Standard"><text:s text:c="3"/>8.716 | 5 <text:s/>| <text:s text:c="3"/>1.017 <text:s text:c="2"/>-0.082 <text:s text:c="2"/>-0.153 | <text:s/>-150.4 <text:s text:c="2"/>-79.6 <text:s text:c="2"/>123.9</text:p>
      <text:p text:style-name="Standard"><text:s text:c="3"/>8.751 | 0 <text:s/>| <text:s text:c="8"/>Comm Error <text:s text:c="8"/>| <text:s text:c="11"/>- <text:s text:c="10"/></text:p>
      <text:p text:style-name="Standard"><text:s text:c="3"/>8.751 | 1 <text:s/>| <text:s text:c="3"/>0.128 <text:s text:c="2"/>-0.979 <text:s text:c="3"/>0.221 | <text:s text:c="2"/>-83.7 <text:s text:c="2"/>-11.1 <text:s text:c="3"/>72.8</text:p>
      <text:p text:style-name="Standard"><text:s text:c="3"/>8.751 | 2 <text:s/>| <text:s text:c="3"/>0.181 <text:s text:c="3"/>0.987 <text:s text:c="3"/>0.169 | <text:s text:c="3"/>83.4 <text:s text:c="2"/>-14.6 <text:s text:c="3"/>43.7</text:p>
      <text:p text:style-name="Standard"><text:s text:c="3"/>8.751 | 3 <text:s/>| <text:s text:c="3"/>0.995 <text:s text:c="2"/>-0.005 <text:s text:c="3"/>0.226 | <text:s text:c="3"/>-1.2 <text:s text:c="2"/>-75.9 <text:s text:c="2"/>-50.0</text:p>
      <text:p text:style-name="Standard"><text:s text:c="3"/>8.751 | 4 <text:s/>| <text:s text:c="3"/>1.010 <text:s text:c="2"/>-0.006 <text:s text:c="3"/>0.008 | <text:s text:c="2"/>-40.8 <text:s text:c="2"/>-85.2 <text:s text:c="2"/>-67.3</text:p>
      <text:p text:style-name="Standard"><text:s text:c="3"/>8.751 | 5 <text:s/>| <text:s text:c="3"/>1.019 <text:s text:c="2"/>-0.077 <text:s text:c="2"/>-0.145 | <text:s/>-150.3 <text:s text:c="2"/>-79.6 <text:s text:c="2"/>123.8</text:p>
      <text:p text:style-name="Standard"><text:s text:c="3"/>8.785 | 0 <text:s/>| <text:s text:c="8"/>Comm Error <text:s text:c="8"/>| <text:s text:c="11"/>- <text:s text:c="10"/></text:p>
      <text:p text:style-name="Standard"><text:s text:c="3"/>8.785 | 1 <text:s/>| <text:s text:c="3"/>0.132 <text:s text:c="2"/>-0.984 <text:s text:c="3"/>0.211 | <text:s text:c="2"/>-82.9 <text:s text:c="2"/>-10.8 <text:s text:c="3"/>72.9</text:p>
      <text:p text:style-name="Standard"><text:s text:c="3"/>8.785 | 2 <text:s/>| <text:s text:c="3"/>0.232 <text:s text:c="3"/>0.987 <text:s text:c="3"/>0.153 | <text:s text:c="3"/>82.7 <text:s text:c="2"/>-14.0 <text:s text:c="3"/>44.0</text:p>
      <text:p text:style-name="Standard"><text:s text:c="3"/>8.785 | 3 <text:s/>| <text:s text:c="3"/>1.004 <text:s text:c="3"/>0.007 <text:s text:c="3"/>0.231 | <text:s text:c="3"/>-0.7 <text:s text:c="2"/>-75.9 <text:s text:c="2"/>-50.4</text:p>
      <text:p text:style-name="Standard"><text:s text:c="3"/>8.785 | 4 <text:s/>| <text:s text:c="3"/>1.009 <text:s text:c="2"/>-0.007 <text:s text:c="3"/>0.012 | <text:s text:c="2"/>-39.1 <text:s text:c="2"/>-85.2 <text:s text:c="2"/>-69.4</text:p>
      <text:p text:style-name="Standard"><text:s text:c="3"/>8.785 | 5 <text:s/>| <text:s text:c="3"/>1.018 <text:s text:c="2"/>-0.078 <text:s text:c="2"/>-0.145 | <text:s/>-150.3 <text:s text:c="2"/>-79.7 <text:s text:c="2"/>123.8</text:p>
      <text:p text:style-name="Standard"><text:s text:c="3"/>8.820 | 0 <text:s/>| <text:s text:c="8"/>Comm Error <text:s text:c="8"/>| <text:s text:c="11"/>- <text:s text:c="10"/></text:p>
      <text:p text:style-name="Standard"><text:s text:c="3"/>8.820 | 1 <text:s/>| <text:s text:c="3"/>0.153 <text:s text:c="2"/>-0.984 <text:s text:c="3"/>0.202 | <text:s text:c="2"/>-82.0 <text:s text:c="2"/>-10.7 <text:s text:c="3"/>73.3</text:p>
      <text:p text:style-name="Standard"><text:s text:c="3"/>8.820 | 2 <text:s/>| <text:s text:c="3"/>0.250 <text:s text:c="3"/>0.982 <text:s text:c="3"/>0.143 | <text:s text:c="3"/>82.4 <text:s text:c="2"/>-14.0 <text:s text:c="3"/>44.2</text:p>
      <text:p text:style-name="Standard"><text:s text:c="3"/>8.820 | 3 <text:s/>| <text:s text:c="3"/>1.001 <text:s text:c="3"/>0.004 <text:s text:c="3"/>0.229 | <text:s text:c="3"/>-0.4 <text:s text:c="2"/>-75.9 <text:s text:c="2"/>-50.7</text:p>
      <text:p text:style-name="Standard"><text:soft-page-break/><text:s text:c="3"/>8.820 | 4 <text:s/>| <text:s text:c="3"/>1.012 <text:s text:c="2"/>-0.013 <text:s text:c="3"/>0.009 | <text:s text:c="2"/>-39.3 <text:s text:c="2"/>-85.2 <text:s text:c="2"/>-69.7</text:p>
      <text:p text:style-name="Standard"><text:s text:c="3"/>8.820 | 5 <text:s/>| <text:s text:c="3"/>1.017 <text:s text:c="2"/>-0.083 <text:s text:c="2"/>-0.146 | <text:s/>-150.1 <text:s text:c="2"/>-79.7 <text:s text:c="2"/>123.6</text:p>
      <text:p text:style-name="Standard"><text:s text:c="3"/>8.854 | 0 <text:s/>| <text:s text:c="8"/>Comm Error <text:s text:c="8"/>| <text:s text:c="11"/>- <text:s text:c="10"/></text:p>
      <text:p text:style-name="Standard"><text:s text:c="3"/>8.854 | 1 <text:s/>| <text:s text:c="3"/>0.147 <text:s text:c="2"/>-0.972 <text:s text:c="3"/>0.183 | <text:s text:c="2"/>-81.4 <text:s text:c="2"/>-10.7 <text:s text:c="3"/>73.5</text:p>
      <text:p text:style-name="Standard"><text:s text:c="3"/>8.854 | 2 <text:s/>| <text:s text:c="3"/>0.248 <text:s text:c="3"/>0.982 <text:s text:c="3"/>0.126 | <text:s text:c="3"/>82.3 <text:s text:c="2"/>-14.1 <text:s text:c="3"/>44.0</text:p>
      <text:p text:style-name="Standard"><text:s text:c="3"/>8.854 | 3 <text:s/>| <text:s text:c="3"/>0.995 <text:s text:c="2"/>-0.005 <text:s text:c="3"/>0.231 | <text:s text:c="3"/>-0.4 <text:s text:c="2"/>-75.8 <text:s text:c="2"/>-50.6</text:p>
      <text:p text:style-name="Standard"><text:s text:c="3"/>8.854 | 4 <text:s/>| <text:s text:c="3"/>1.007 <text:s text:c="2"/>-0.011 <text:s text:c="3"/>0.006 | <text:s text:c="2"/>-41.4 <text:s text:c="2"/>-85.2 <text:s text:c="2"/>-67.8</text:p>
      <text:p text:style-name="Standard"><text:s text:c="3"/>8.854 | 5 <text:s/>| <text:s text:c="3"/>1.018 <text:s text:c="2"/>-0.080 <text:s text:c="2"/>-0.153 | <text:s/>-150.1 <text:s text:c="2"/>-79.6 <text:s text:c="2"/>123.6</text:p>
      <text:p text:style-name="Standard"><text:s text:c="3"/>8.888 | 0 <text:s/>| <text:s text:c="8"/>Comm Error <text:s text:c="8"/>| <text:s text:c="11"/>- <text:s text:c="10"/></text:p>
      <text:p text:style-name="Standard"><text:s text:c="3"/>8.888 | 1 <text:s/>| <text:s text:c="3"/>0.145 <text:s text:c="2"/>-0.965 <text:s text:c="3"/>0.164 | <text:s text:c="2"/>-81.0 <text:s text:c="2"/>-10.6 <text:s text:c="3"/>73.8</text:p>
      <text:p text:style-name="Standard"><text:s text:c="3"/>8.888 | 2 <text:s/>| <text:s text:c="3"/>0.228 <text:s text:c="3"/>0.983 <text:s text:c="3"/>0.119 | <text:s text:c="3"/>82.4 <text:s text:c="2"/>-14.1 <text:s text:c="3"/>43.9</text:p>
      <text:p text:style-name="Standard"><text:s text:c="3"/>8.888 | 3 <text:s/>| <text:s text:c="3"/>0.999 <text:s text:c="3"/>0.000 <text:s text:c="3"/>0.238 | <text:s text:c="3"/>-0.4 <text:s text:c="2"/>-75.8 <text:s text:c="2"/>-50.5</text:p>
      <text:p text:style-name="Standard"><text:s text:c="3"/>8.888 | 4 <text:s/>| <text:s text:c="3"/>1.008 <text:s text:c="2"/>-0.012 <text:s text:c="3"/>0.009 | <text:s text:c="2"/>-42.4 <text:s text:c="2"/>-85.2 <text:s text:c="2"/>-67.1</text:p>
      <text:p text:style-name="Standard"><text:s text:c="3"/>8.888 | 5 <text:s/>| <text:s text:c="3"/>1.019 <text:s text:c="2"/>-0.082 <text:s text:c="2"/>-0.150 | <text:s/>-150.1 <text:s text:c="2"/>-79.6 <text:s text:c="2"/>123.6</text:p>
      <text:p text:style-name="Standard"><text:s text:c="3"/>8.922 | 0 <text:s/>| <text:s text:c="8"/>Comm Error <text:s text:c="8"/>| <text:s text:c="11"/>- <text:s text:c="10"/></text:p>
      <text:p text:style-name="Standard"><text:s text:c="3"/>8.922 | 1 <text:s/>| <text:s text:c="3"/>0.150 <text:s text:c="2"/>-0.978 <text:s text:c="3"/>0.154 | <text:s text:c="2"/>-80.6 <text:s text:c="2"/>-10.5 <text:s text:c="3"/>74.3</text:p>
      <text:p text:style-name="Standard"><text:s text:c="3"/>8.922 | 2 <text:s/>| <text:s text:c="3"/>0.217 <text:s text:c="3"/>0.976 <text:s text:c="3"/>0.126 | <text:s text:c="3"/>82.4 <text:s text:c="2"/>-14.0 <text:s text:c="3"/>43.8</text:p>
      <text:p text:style-name="Standard"><text:s text:c="3"/>8.922 | 3 <text:s/>| <text:s text:c="3"/>0.995 <text:s text:c="3"/>0.003 <text:s text:c="3"/>0.236 | <text:s text:c="3"/>-0.2 <text:s text:c="2"/>-75.7 <text:s text:c="2"/>-50.6</text:p>
      <text:p text:style-name="Standard"><text:s text:c="3"/>8.922 | 4 <text:s/>| <text:s text:c="3"/>1.011 <text:s text:c="2"/>-0.006 <text:s text:c="3"/>0.003 | <text:s text:c="2"/>-42.7 <text:s text:c="2"/>-85.2 <text:s text:c="2"/>-66.3</text:p>
      <text:p text:style-name="Standard"><text:s text:c="3"/>8.922 | 5 <text:s/>| <text:s text:c="3"/>1.019 <text:s text:c="2"/>-0.080 <text:s text:c="2"/>-0.142 | <text:s/>-149.8 <text:s text:c="2"/>-79.6 <text:s text:c="2"/>123.4</text:p>
      <text:p text:style-name="Standard"><text:s text:c="3"/>8.956 | 0 <text:s/>| <text:s text:c="8"/>Comm Error <text:s text:c="8"/>| <text:s text:c="11"/>- <text:s text:c="10"/></text:p>
      <text:p text:style-name="Standard"><text:s text:c="3"/>8.956 | 1 <text:s/>| <text:s text:c="3"/>0.158 <text:s text:c="2"/>-0.983 <text:s text:c="3"/>0.152 | <text:s text:c="2"/>-80.3 <text:s text:c="2"/>-10.6 <text:s text:c="3"/>74.5</text:p>
      <text:p text:style-name="Standard"><text:s text:c="3"/>8.956 | 2 <text:s/>| <text:s text:c="3"/>0.214 <text:s text:c="3"/>0.974 <text:s text:c="3"/>0.141 | <text:s text:c="3"/>82.4 <text:s text:c="2"/>-13.8 <text:s text:c="3"/>43.8</text:p>
      <text:p text:style-name="Standard"><text:s text:c="3"/>8.956 | 3 <text:s/>| <text:s text:c="3"/>0.993 <text:s text:c="3"/>0.001 <text:s text:c="3"/>0.232 | <text:s text:c="3"/>-0.1 <text:s text:c="2"/>-75.7 <text:s text:c="2"/>-50.6</text:p>
      <text:p text:style-name="Standard"><text:s text:c="3"/>8.956 | 4 <text:s/>| <text:s text:c="3"/>1.005 <text:s text:c="2"/>-0.015 <text:s text:c="3"/>0.010 | <text:s text:c="2"/>-43.3 <text:s text:c="2"/>-85.2 <text:s text:c="2"/>-65.7</text:p>
      <text:p text:style-name="Standard"><text:s text:c="3"/>8.956 | 5 <text:s/>| <text:s text:c="3"/>1.016 <text:s text:c="2"/>-0.083 <text:s text:c="2"/>-0.139 | <text:s/>-149.4 <text:s text:c="2"/>-79.7 <text:s text:c="2"/>123.1</text:p>
      <text:p text:style-name="Standard"><text:s text:c="3"/>8.991 | 0 <text:s/>| <text:s text:c="8"/>Comm Error <text:s text:c="8"/>| <text:s text:c="11"/>- <text:s text:c="10"/></text:p>
      <text:p text:style-name="Standard"><text:s text:c="3"/>8.991 | 1 <text:s/>| <text:s text:c="3"/>0.157 <text:s text:c="2"/>-0.972 <text:s text:c="3"/>0.146 | <text:s text:c="2"/>-80.0 <text:s text:c="2"/>-10.6 <text:s text:c="3"/>74.7</text:p>
      <text:p text:style-name="Standard"><text:s text:c="3"/>8.991 | 2 <text:s/>| <text:s text:c="3"/>0.209 <text:s text:c="3"/>0.977 <text:s text:c="3"/>0.149 | <text:s text:c="3"/>82.2 <text:s text:c="2"/>-13.6 <text:s text:c="3"/>43.9</text:p>
      <text:p text:style-name="Standard"><text:s text:c="3"/>8.991 | 3 <text:s/>| <text:s text:c="3"/>0.993 <text:s text:c="3"/>0.004 <text:s text:c="3"/>0.237 | <text:s text:c="3"/>-0.0 <text:s text:c="2"/>-75.7 <text:s text:c="2"/>-50.7</text:p>
      <text:p text:style-name="Standard"><text:s text:c="3"/>8.991 | 4 <text:s/>| <text:s text:c="3"/>1.006 <text:s text:c="2"/>-0.013 <text:s text:c="3"/>0.010 | <text:s text:c="2"/>-44.2 <text:s text:c="2"/>-85.2 <text:s text:c="2"/>-65.6</text:p>
      <text:p text:style-name="Standard"><text:s text:c="3"/>8.991 | 5 <text:s/>| <text:s text:c="3"/>1.019 <text:s text:c="2"/>-0.081 <text:s text:c="2"/>-0.139 | <text:s/>-149.1 <text:s text:c="2"/>-79.7 <text:s text:c="2"/>122.9</text:p>
      <text:p text:style-name="Standard"><text:s text:c="3"/>9.025 | 0 <text:s/>| <text:s text:c="8"/>Comm Error <text:s text:c="8"/>| <text:s text:c="11"/>- <text:s text:c="10"/></text:p>
      <text:p text:style-name="Standard"><text:s text:c="3"/>9.025 | 1 <text:s/>| <text:s text:c="3"/>0.163 <text:s text:c="2"/>-0.949 <text:s text:c="3"/>0.135 | <text:s text:c="2"/>-79.9 <text:s text:c="2"/>-10.6 <text:s text:c="3"/>74.9</text:p>
      <text:p text:style-name="Standard"><text:s text:c="3"/>9.025 | 2 <text:s/>| <text:s text:c="3"/>0.215 <text:s text:c="3"/>0.974 <text:s text:c="3"/>0.152 | <text:s text:c="3"/>82.0 <text:s text:c="2"/>-13.4 <text:s text:c="3"/>44.1</text:p>
      <text:p text:style-name="Standard"><text:s text:c="3"/>9.025 | 3 <text:s/>| <text:s text:c="3"/>0.995 <text:s text:c="3"/>0.001 <text:s text:c="3"/>0.243 | <text:s text:c="3"/>-0.0 <text:s text:c="2"/>-75.6 <text:s text:c="2"/>-50.6</text:p>
      <text:p text:style-name="Standard"><text:s text:c="3"/>9.025 | 4 <text:s/>| <text:s text:c="3"/>1.012 <text:s text:c="2"/>-0.009 <text:s text:c="3"/>0.010 | <text:s text:c="2"/>-43.1 <text:s text:c="2"/>-85.2 <text:s text:c="2"/>-66.7</text:p>
      <text:p text:style-name="Standard"><text:s text:c="3"/>9.025 | 5 <text:s/>| <text:s text:c="3"/>1.019 <text:s text:c="2"/>-0.086 <text:s text:c="2"/>-0.143 | <text:s/>-148.9 <text:s text:c="2"/>-79.8 <text:s text:c="2"/>122.6</text:p>
      <text:p text:style-name="Standard"><text:s text:c="3"/>9.059 | 0 <text:s/>| <text:s text:c="8"/>Comm Error <text:s text:c="8"/>| <text:s text:c="11"/>- <text:s text:c="10"/></text:p>
      <text:p text:style-name="Standard"><text:s text:c="3"/>9.059 | 1 <text:s/>| <text:s text:c="3"/>0.161 <text:s text:c="2"/>-0.945 <text:s text:c="3"/>0.132 | <text:s text:c="2"/>-80.0 <text:s text:c="2"/>-10.6 <text:s text:c="3"/>75.3</text:p>
      <text:p text:style-name="Standard"><text:s text:c="3"/>9.059 | 2 <text:s/>| <text:s text:c="3"/>0.247 <text:s text:c="3"/>0.963 <text:s text:c="3"/>0.151 | <text:s text:c="3"/>81.9 <text:s text:c="2"/>-13.4 <text:s text:c="3"/>44.3</text:p>
      <text:p text:style-name="Standard"><text:s text:c="3"/>9.059 | 3 <text:s/>| <text:s text:c="3"/>0.997 <text:s text:c="3"/>0.000 <text:s text:c="3"/>0.246 | <text:s text:c="3"/>-0.1 <text:s text:c="2"/>-75.6 <text:s text:c="2"/>-50.5</text:p>
      <text:p text:style-name="Standard"><text:s text:c="3"/>9.059 | 4 <text:s/>| <text:s text:c="3"/>1.010 <text:s text:c="2"/>-0.005 <text:s text:c="3"/>0.009 | <text:s text:c="2"/>-41.2 <text:s text:c="2"/>-85.2 <text:s text:c="2"/>-68.3</text:p>
      <text:p text:style-name="Standard"><text:s text:c="3"/>9.059 | 5 <text:s/>| <text:s text:c="3"/>1.018 <text:s text:c="2"/>-0.081 <text:s text:c="2"/>-0.142 | <text:s/>-148.8 <text:s text:c="2"/>-79.8 <text:s text:c="2"/>122.5</text:p>
      <text:p text:style-name="Standard"><text:s text:c="3"/>9.094 | 0 <text:s/>| <text:s text:c="8"/>Comm Error <text:s text:c="8"/>| <text:s text:c="11"/>- <text:s text:c="10"/></text:p>
      <text:p text:style-name="Standard"><text:s text:c="3"/>9.094 | 1 <text:s/>| <text:s text:c="3"/>0.185 <text:s text:c="2"/>-0.954 <text:s text:c="3"/>0.136 | <text:s text:c="2"/>-80.2 <text:s text:c="2"/>-10.5 <text:s text:c="3"/>75.4</text:p>
      <text:p text:style-name="Standard"><text:s text:c="3"/>9.094 | 2 <text:s/>| <text:s text:c="3"/>0.252 <text:s text:c="3"/>0.972 <text:s text:c="3"/>0.153 | <text:s text:c="3"/>81.7 <text:s text:c="2"/>-13.5 <text:s text:c="3"/>44.3</text:p>
      <text:p text:style-name="Standard"><text:s text:c="3"/>9.094 | 3 <text:s/>| <text:s text:c="3"/>0.997 <text:s text:c="2"/>-0.003 <text:s text:c="3"/>0.248 | <text:s text:c="3"/>-0.3 <text:s text:c="2"/>-75.5 <text:s text:c="2"/>-50.3</text:p>
      <text:p text:style-name="Standard"><text:s text:c="3"/>9.094 | 4 <text:s/>| <text:s text:c="3"/>1.008 <text:s text:c="2"/>-0.007 <text:s text:c="3"/>0.006 | <text:s text:c="2"/>-41.7 <text:s text:c="2"/>-85.2 <text:s text:c="2"/>-67.8</text:p>
      <text:p text:style-name="Standard"><text:soft-page-break/><text:s text:c="3"/>9.094 | 5 <text:s/>| <text:s text:c="3"/>1.021 <text:s text:c="2"/>-0.080 <text:s text:c="2"/>-0.137 | <text:s/>-148.7 <text:s text:c="2"/>-79.8 <text:s text:c="2"/>122.5</text:p>
      <text:p text:style-name="Standard"><text:s text:c="3"/>9.128 | 0 <text:s/>| <text:s text:c="8"/>Comm Error <text:s text:c="8"/>| <text:s text:c="11"/>- <text:s text:c="10"/></text:p>
      <text:p text:style-name="Standard"><text:s text:c="3"/>9.128 | 1 <text:s/>| <text:s text:c="3"/>0.188 <text:s text:c="2"/>-0.949 <text:s text:c="3"/>0.148 | <text:s text:c="2"/>-80.4 <text:s text:c="2"/>-10.4 <text:s text:c="3"/>75.4</text:p>
      <text:p text:style-name="Standard"><text:s text:c="3"/>9.128 | 2 <text:s/>| <text:s text:c="3"/>0.239 <text:s text:c="3"/>0.983 <text:s text:c="3"/>0.138 | <text:s text:c="3"/>81.7 <text:s text:c="2"/>-13.6 <text:s text:c="3"/>44.3</text:p>
      <text:p text:style-name="Standard"><text:s text:c="3"/>9.128 | 3 <text:s/>| <text:s text:c="3"/>0.999 <text:s text:c="3"/>0.000 <text:s text:c="3"/>0.246 | <text:s text:c="3"/>-0.4 <text:s text:c="2"/>-75.4 <text:s text:c="2"/>-50.2</text:p>
      <text:p text:style-name="Standard"><text:s text:c="3"/>9.128 | 4 <text:s/>| <text:s text:c="3"/>1.011 <text:s text:c="2"/>-0.010 <text:s text:c="3"/>0.009 | <text:s text:c="2"/>-41.6 <text:s text:c="2"/>-85.2 <text:s text:c="2"/>-67.9</text:p>
      <text:p text:style-name="Standard"><text:s text:c="3"/>9.128 | 5 <text:s/>| <text:s text:c="3"/>1.019 <text:s text:c="2"/>-0.082 <text:s text:c="2"/>-0.146 | <text:s/>-148.9 <text:s text:c="2"/>-79.8 <text:s text:c="2"/>122.6</text:p>
      <text:p text:style-name="Standard"><text:s text:c="3"/>9.162 | 0 <text:s/>| <text:s text:c="8"/>Comm Error <text:s text:c="8"/>| <text:s text:c="11"/>- <text:s text:c="10"/></text:p>
      <text:p text:style-name="Standard"><text:s text:c="3"/>9.162 | 1 <text:s/>| <text:s text:c="3"/>0.192 <text:s text:c="2"/>-0.944 <text:s text:c="3"/>0.161 | <text:s text:c="2"/>-80.6 <text:s text:c="2"/>-10.4 <text:s text:c="3"/>75.4</text:p>
      <text:p text:style-name="Standard"><text:s text:c="3"/>9.162 | 2 <text:s/>| <text:s text:c="3"/>0.233 <text:s text:c="3"/>0.983 <text:s text:c="3"/>0.133 | <text:s text:c="3"/>81.8 <text:s text:c="2"/>-13.6 <text:s text:c="3"/>44.2</text:p>
      <text:p text:style-name="Standard"><text:s text:c="3"/>9.162 | 3 <text:s/>| <text:s text:c="3"/>0.995 <text:s text:c="3"/>0.005 <text:s text:c="3"/>0.242 | <text:s text:c="3"/>-0.3 <text:s text:c="2"/>-75.4 <text:s text:c="2"/>-50.3</text:p>
      <text:p text:style-name="Standard"><text:s text:c="3"/>9.162 | 4 <text:s/>| <text:s text:c="3"/>1.010 <text:s text:c="2"/>-0.008 <text:s text:c="3"/>0.007 | <text:s text:c="2"/>-40.8 <text:s text:c="2"/>-85.2 <text:s text:c="2"/>-68.5</text:p>
      <text:p text:style-name="Standard"><text:s text:c="3"/>9.162 | 5 <text:s/>| <text:s text:c="3"/>1.017 <text:s text:c="2"/>-0.081 <text:s text:c="2"/>-0.145 | <text:s/>-149.0 <text:s text:c="2"/>-79.8 <text:s text:c="2"/>122.7</text:p>
      <text:p text:style-name="Standard"><text:s text:c="3"/>9.196 | 0 <text:s/>| <text:s text:c="8"/>Comm Error <text:s text:c="8"/>| <text:s text:c="11"/>- <text:s text:c="10"/></text:p>
      <text:p text:style-name="Standard"><text:s text:c="3"/>9.196 | 1 <text:s/>| <text:s text:c="3"/>0.192 <text:s text:c="2"/>-0.972 <text:s text:c="3"/>0.165 | <text:s text:c="2"/>-80.7 <text:s text:c="2"/>-10.3 <text:s text:c="3"/>75.5</text:p>
      <text:p text:style-name="Standard"><text:s text:c="3"/>9.196 | 2 <text:s/>| <text:s text:c="3"/>0.223 <text:s text:c="3"/>0.975 <text:s text:c="3"/>0.141 | <text:s text:c="3"/>81.8 <text:s text:c="2"/>-13.6 <text:s text:c="3"/>44.1</text:p>
      <text:p text:style-name="Standard"><text:s text:c="3"/>9.196 | 3 <text:s/>| <text:s text:c="3"/>0.994 <text:s text:c="3"/>0.000 <text:s text:c="3"/>0.243 | <text:s text:c="3"/>-0.3 <text:s text:c="2"/>-75.3 <text:s text:c="2"/>-50.4</text:p>
      <text:p text:style-name="Standard"><text:s text:c="3"/>9.196 | 4 <text:s/>| <text:s text:c="3"/>1.008 <text:s text:c="2"/>-0.013 <text:s text:c="3"/>0.007 | <text:s text:c="2"/>-42.2 <text:s text:c="2"/>-85.2 <text:s text:c="2"/>-67.2</text:p>
      <text:p text:style-name="Standard"><text:s text:c="3"/>9.196 | 5 <text:s/>| <text:s text:c="3"/>1.018 <text:s text:c="2"/>-0.081 <text:s text:c="2"/>-0.138 | <text:s/>-149.0 <text:s text:c="2"/>-79.8 <text:s text:c="2"/>122.6</text:p>
      <text:p text:style-name="Standard"><text:s text:c="3"/>9.231 | 0 <text:s/>| <text:s text:c="8"/>Comm Error <text:s text:c="8"/>| <text:s text:c="11"/>- <text:s text:c="10"/></text:p>
      <text:p text:style-name="Standard"><text:s text:c="3"/>9.231 | 1 <text:s/>| <text:s text:c="3"/>0.192 <text:s text:c="2"/>-0.985 <text:s text:c="3"/>0.159 | <text:s text:c="2"/>-81.0 <text:s text:c="2"/>-10.3 <text:s text:c="3"/>75.6</text:p>
      <text:p text:style-name="Standard"><text:s text:c="3"/>9.231 | 2 <text:s/>| <text:s text:c="3"/>0.225 <text:s text:c="3"/>0.968 <text:s text:c="3"/>0.141 | <text:s text:c="3"/>81.7 <text:s text:c="2"/>-13.6 <text:s text:c="3"/>44.0</text:p>
      <text:p text:style-name="Standard"><text:s text:c="3"/>9.231 | 3 <text:s/>| <text:s text:c="3"/>0.994 <text:s text:c="2"/>-0.004 <text:s text:c="3"/>0.243 | <text:s text:c="3"/>-0.5 <text:s text:c="2"/>-75.3 <text:s text:c="2"/>-50.3</text:p>
      <text:p text:style-name="Standard"><text:s text:c="3"/>9.231 | 4 <text:s/>| <text:s text:c="3"/>1.008 <text:s text:c="2"/>-0.009 <text:s text:c="3"/>0.009 | <text:s text:c="2"/>-42.2 <text:s text:c="2"/>-85.2 <text:s text:c="2"/>-67.6</text:p>
      <text:p text:style-name="Standard"><text:s text:c="3"/>9.231 | 5 <text:s/>| <text:s text:c="3"/>1.018 <text:s text:c="2"/>-0.084 <text:s text:c="2"/>-0.145 | <text:s/>-149.0 <text:s text:c="2"/>-79.8 <text:s text:c="2"/>122.6</text:p>
      <text:p text:style-name="Standard"><text:s text:c="3"/>9.265 | 0 <text:s/>| <text:s text:c="8"/>Comm Error <text:s text:c="8"/>| <text:s text:c="11"/>- <text:s text:c="10"/></text:p>
      <text:p text:style-name="Standard"><text:s text:c="3"/>9.265 | 1 <text:s/>| <text:s text:c="3"/>0.166 <text:s text:c="2"/>-0.987 <text:s text:c="3"/>0.160 | <text:s text:c="2"/>-81.1 <text:s text:c="2"/>-10.2 <text:s text:c="3"/>75.4</text:p>
      <text:p text:style-name="Standard"><text:s text:c="3"/>9.265 | 2 <text:s/>| <text:s text:c="3"/>0.223 <text:s text:c="3"/>0.970 <text:s text:c="3"/>0.134 | <text:s text:c="3"/>81.7 <text:s text:c="2"/>-13.5 <text:s text:c="3"/>43.9</text:p>
      <text:p text:style-name="Standard"><text:s text:c="3"/>9.265 | 3 <text:s/>| <text:s text:c="3"/>0.993 <text:s text:c="3"/>0.002 <text:s text:c="3"/>0.244 | <text:s text:c="3"/>-0.4 <text:s text:c="2"/>-75.3 <text:s text:c="2"/>-50.3</text:p>
      <text:p text:style-name="Standard"><text:s text:c="3"/>9.265 | 4 <text:s/>| <text:s text:c="3"/>1.009 <text:s text:c="2"/>-0.011 <text:s text:c="3"/>0.011 | <text:s text:c="2"/>-41.8 <text:s text:c="2"/>-85.2 <text:s text:c="2"/>-68.5</text:p>
      <text:p text:style-name="Standard"><text:s text:c="3"/>9.265 | 5 <text:s/>| <text:s text:c="3"/>1.018 <text:s text:c="2"/>-0.081 <text:s text:c="2"/>-0.145 | <text:s/>-149.1 <text:s text:c="2"/>-79.8 <text:s text:c="2"/>122.6</text:p>
      <text:p text:style-name="Standard"><text:s text:c="3"/>9.299 | 0 <text:s/>| <text:s text:c="8"/>Comm Error <text:s text:c="8"/>| <text:s text:c="11"/>- <text:s text:c="10"/></text:p>
      <text:p text:style-name="Standard"><text:s text:c="3"/>9.299 | 1 <text:s/>| <text:s text:c="3"/>0.167 <text:s text:c="2"/>-0.984 <text:s text:c="3"/>0.166 | <text:s text:c="2"/>-81.2 <text:s text:c="2"/>-10.1 <text:s text:c="3"/>75.4</text:p>
      <text:p text:style-name="Standard"><text:s text:c="3"/>9.299 | 2 <text:s/>| <text:s text:c="3"/>0.224 <text:s text:c="3"/>0.976 <text:s text:c="3"/>0.135 | <text:s text:c="3"/>81.7 <text:s text:c="2"/>-13.4 <text:s text:c="3"/>43.9</text:p>
      <text:p text:style-name="Standard"><text:s text:c="3"/>9.299 | 3 <text:s/>| <text:s text:c="3"/>0.994 <text:s text:c="3"/>0.002 <text:s text:c="3"/>0.246 | <text:s text:c="3"/>-0.3 <text:s text:c="2"/>-75.2 <text:s text:c="2"/>-50.5</text:p>
      <text:p text:style-name="Standard"><text:s text:c="3"/>9.299 | 4 <text:s/>| <text:s text:c="3"/>1.011 <text:s text:c="2"/>-0.015 <text:s text:c="3"/>0.008 | <text:s text:c="2"/>-42.7 <text:s text:c="2"/>-85.2 <text:s text:c="2"/>-67.4</text:p>
      <text:p text:style-name="Standard"><text:s text:c="3"/>9.299 | 5 <text:s/>| <text:s text:c="3"/>1.018 <text:s text:c="2"/>-0.083 <text:s text:c="2"/>-0.144 | <text:s/>-149.0 <text:s text:c="2"/>-79.8 <text:s text:c="2"/>122.6</text:p>
      <text:p text:style-name="Standard"><text:s text:c="3"/>9.334 | 0 <text:s/>| <text:s text:c="8"/>Comm Error <text:s text:c="8"/>| <text:s text:c="11"/>- <text:s text:c="10"/></text:p>
      <text:p text:style-name="Standard"><text:s text:c="3"/>9.334 | 1 <text:s/>| <text:s text:c="3"/>0.170 <text:s text:c="2"/>-0.972 <text:s text:c="3"/>0.167 | <text:s text:c="2"/>-81.2 <text:s text:c="2"/>-10.1 <text:s text:c="3"/>75.3</text:p>
      <text:p text:style-name="Standard"><text:s text:c="3"/>9.334 | 2 <text:s/>| <text:s text:c="3"/>0.227 <text:s text:c="3"/>0.975 <text:s text:c="3"/>0.135 | <text:s text:c="3"/>81.7 <text:s text:c="2"/>-13.3 <text:s text:c="3"/>43.9</text:p>
      <text:p text:style-name="Standard"><text:s text:c="3"/>9.334 | 3 <text:s/>| <text:s text:c="3"/>0.993 <text:s text:c="2"/>-0.003 <text:s text:c="3"/>0.241 | <text:s text:c="3"/>-0.4 <text:s text:c="2"/>-75.3 <text:s text:c="2"/>-50.4</text:p>
      <text:p text:style-name="Standard"><text:s text:c="3"/>9.334 | 4 <text:s/>| <text:s text:c="3"/>1.008 <text:s text:c="2"/>-0.011 <text:s text:c="3"/>0.010 | <text:s text:c="2"/>-43.1 <text:s text:c="2"/>-85.2 <text:s text:c="2"/>-67.5</text:p>
      <text:p text:style-name="Standard"><text:s text:c="3"/>9.334 | 5 <text:s/>| <text:s text:c="3"/>1.017 <text:s text:c="2"/>-0.082 <text:s text:c="2"/>-0.139 | <text:s/>-148.9 <text:s text:c="2"/>-79.8 <text:s text:c="2"/>122.5</text:p>
      <text:p text:style-name="Standard"><text:s text:c="3"/>9.369 | 0 <text:s/>| <text:s text:c="8"/>Comm Error <text:s text:c="8"/>| <text:s text:c="11"/>- <text:s text:c="10"/></text:p>
      <text:p text:style-name="Standard"><text:s text:c="3"/>9.369 | 1 <text:s/>| <text:s text:c="3"/>0.169 <text:s text:c="2"/>-0.970 <text:s text:c="3"/>0.172 | <text:s text:c="2"/>-81.0 <text:s text:c="2"/>-10.1 <text:s text:c="3"/>75.2</text:p>
      <text:p text:style-name="Standard"><text:s text:c="3"/>9.369 | 2 <text:s/>| <text:s text:c="3"/>0.232 <text:s text:c="3"/>0.976 <text:s text:c="3"/>0.135 | <text:s text:c="3"/>81.7 <text:s text:c="2"/>-13.3 <text:s text:c="3"/>43.9</text:p>
      <text:p text:style-name="Standard"><text:s text:c="3"/>9.369 | 3 <text:s/>| <text:s text:c="3"/>0.991 <text:s text:c="3"/>0.001 <text:s text:c="3"/>0.240 | <text:s text:c="3"/>-0.3 <text:s text:c="2"/>-75.3 <text:s text:c="2"/>-50.5</text:p>
      <text:p text:style-name="Standard"><text:s text:c="3"/>9.369 | 4 <text:s/>| <text:s text:c="3"/>1.009 <text:s text:c="2"/>-0.009 <text:s text:c="3"/>0.011 | <text:s text:c="2"/>-41.7 <text:s text:c="2"/>-85.2 <text:s text:c="2"/>-69.7</text:p>
      <text:p text:style-name="Standard"><text:s text:c="3"/>9.369 | 5 <text:s/>| <text:s text:c="3"/>1.020 <text:s text:c="2"/>-0.082 <text:s text:c="2"/>-0.143 | <text:s/>-149.0 <text:s text:c="2"/>-79.8 <text:s text:c="2"/>122.5</text:p>
      <text:p text:style-name="Standard"><text:soft-page-break/><text:s text:c="3"/>9.403 | 0 <text:s/>| <text:s text:c="8"/>Comm Error <text:s text:c="8"/>| <text:s text:c="11"/>- <text:s text:c="10"/></text:p>
      <text:p text:style-name="Standard"><text:s text:c="3"/>9.403 | 1 <text:s/>| <text:s text:c="3"/>0.162 <text:s text:c="2"/>-0.971 <text:s text:c="3"/>0.169 | <text:s text:c="2"/>-80.8 <text:s text:c="2"/>-10.0 <text:s text:c="3"/>75.0</text:p>
      <text:p text:style-name="Standard"><text:s text:c="3"/>9.403 | 2 <text:s/>| <text:s text:c="3"/>0.236 <text:s text:c="3"/>0.975 <text:s text:c="3"/>0.134 | <text:s text:c="3"/>81.7 <text:s text:c="2"/>-13.3 <text:s text:c="3"/>43.9</text:p>
      <text:p text:style-name="Standard"><text:s text:c="3"/>9.403 | 3 <text:s/>| <text:s text:c="3"/>0.995 <text:s text:c="2"/>-0.001 <text:s text:c="3"/>0.246 | <text:s text:c="3"/>-0.4 <text:s text:c="2"/>-75.3 <text:s text:c="2"/>-50.6</text:p>
      <text:p text:style-name="Standard"><text:s text:c="3"/>9.403 | 4 <text:s/>| <text:s text:c="3"/>1.011 <text:s text:c="2"/>-0.010 <text:s text:c="3"/>0.006 | <text:s text:c="2"/>-40.4 <text:s text:c="2"/>-85.2 <text:s text:c="2"/>-69.9</text:p>
      <text:p text:style-name="Standard"><text:s text:c="3"/>9.403 | 5 <text:s/>| <text:s text:c="3"/>1.020 <text:s text:c="2"/>-0.081 <text:s text:c="2"/>-0.146 | <text:s/>-149.2 <text:s text:c="2"/>-79.8 <text:s text:c="2"/>122.6</text:p>
      <text:p text:style-name="Standard"><text:s text:c="3"/>9.437 | 0 <text:s/>| <text:s text:c="8"/>Comm Error <text:s text:c="8"/>| <text:s text:c="11"/>- <text:s text:c="10"/></text:p>
      <text:p text:style-name="Standard"><text:s text:c="3"/>9.437 | 1 <text:s/>| <text:s text:c="3"/>0.168 <text:s text:c="2"/>-0.970 <text:s text:c="3"/>0.163 | <text:s text:c="2"/>-80.7 <text:s text:c="2"/>-10.0 <text:s text:c="3"/>74.9</text:p>
      <text:p text:style-name="Standard"><text:s text:c="3"/>9.437 | 2 <text:s/>| <text:s text:c="3"/>0.234 <text:s text:c="3"/>0.973 <text:s text:c="3"/>0.134 | <text:s text:c="3"/>81.8 <text:s text:c="2"/>-13.3 <text:s text:c="3"/>43.8</text:p>
      <text:p text:style-name="Standard"><text:s text:c="3"/>9.437 | 3 <text:s/>| <text:s text:c="3"/>0.996 <text:s text:c="2"/>-0.002 <text:s text:c="3"/>0.248 | <text:s text:c="3"/>-0.4 <text:s text:c="2"/>-75.3 <text:s text:c="2"/>-50.6</text:p>
      <text:p text:style-name="Standard"><text:s text:c="3"/>9.437 | 4 <text:s/>| <text:s text:c="3"/>1.009 <text:s text:c="2"/>-0.014 <text:s text:c="3"/>0.006 | <text:s text:c="2"/>-41.7 <text:s text:c="2"/>-85.2 <text:s text:c="2"/>-68.4</text:p>
      <text:p text:style-name="Standard"><text:s text:c="3"/>9.437 | 5 <text:s/>| <text:s text:c="3"/>1.019 <text:s text:c="2"/>-0.080 <text:s text:c="2"/>-0.147 | <text:s/>-149.3 <text:s text:c="2"/>-79.8 <text:s text:c="2"/>122.8</text:p>
      <text:p text:style-name="Standard"><text:s text:c="3"/>9.472 | 0 <text:s/>| <text:s text:c="8"/>Comm Error <text:s text:c="8"/>| <text:s text:c="11"/>- <text:s text:c="10"/></text:p>
      <text:p text:style-name="Standard"><text:s text:c="3"/>9.472 | 1 <text:s/>| <text:s text:c="3"/>0.172 <text:s text:c="2"/>-0.973 <text:s text:c="3"/>0.158 | <text:s text:c="2"/>-80.6 <text:s text:c="3"/>-9.9 <text:s text:c="3"/>74.8</text:p>
      <text:p text:style-name="Standard"><text:s text:c="3"/>9.472 | 2 <text:s/>| <text:s text:c="3"/>0.236 <text:s text:c="3"/>0.976 <text:s text:c="3"/>0.137 | <text:s text:c="3"/>81.8 <text:s text:c="2"/>-13.4 <text:s text:c="3"/>43.7</text:p>
      <text:p text:style-name="Standard"><text:s text:c="3"/>9.472 | 3 <text:s/>| <text:s text:c="3"/>0.997 <text:s text:c="2"/>-0.001 <text:s text:c="3"/>0.250 | <text:s text:c="3"/>-0.5 <text:s text:c="2"/>-75.2 <text:s text:c="2"/>-50.5</text:p>
      <text:p text:style-name="Standard"><text:s text:c="3"/>9.472 | 4 <text:s/>| <text:s text:c="3"/>1.011 <text:s text:c="2"/>-0.011 <text:s text:c="3"/>0.009 | <text:s text:c="2"/>-42.0 <text:s text:c="2"/>-85.2 <text:s text:c="2"/>-68.2</text:p>
      <text:p text:style-name="Standard"><text:s text:c="3"/>9.472 | 5 <text:s/>| <text:s text:c="3"/>1.018 <text:s text:c="2"/>-0.083 <text:s text:c="2"/>-0.144 | <text:s/>-149.4 <text:s text:c="2"/>-79.8 <text:s text:c="2"/>122.7</text:p>
      <text:p text:style-name="Standard"><text:s text:c="3"/>9.506 | 0 <text:s/>| <text:s text:c="8"/>Comm Error <text:s text:c="8"/>| <text:s text:c="11"/>- <text:s text:c="10"/></text:p>
      <text:p text:style-name="Standard"><text:s text:c="3"/>9.506 | 1 <text:s/>| <text:s text:c="3"/>0.183 <text:s text:c="2"/>-0.973 <text:s text:c="3"/>0.149 | <text:s text:c="2"/>-80.6 <text:s text:c="3"/>-9.9 <text:s text:c="3"/>74.7</text:p>
      <text:p text:style-name="Standard"><text:s text:c="3"/>9.506 | 2 <text:s/>| <text:s text:c="3"/>0.229 <text:s text:c="3"/>0.973 <text:s text:c="3"/>0.135 | <text:s text:c="3"/>81.8 <text:s text:c="2"/>-13.3 <text:s text:c="3"/>43.7</text:p>
      <text:p text:style-name="Standard"><text:s text:c="3"/>9.506 | 3 <text:s/>| <text:s text:c="3"/>0.994 <text:s text:c="2"/>-0.004 <text:s text:c="3"/>0.245 | <text:s text:c="3"/>-0.5 <text:s text:c="2"/>-75.2 <text:s text:c="2"/>-50.5</text:p>
      <text:p text:style-name="Standard"><text:s text:c="3"/>9.506 | 4 <text:s/>| <text:s text:c="3"/>1.009 <text:s text:c="2"/>-0.008 <text:s text:c="3"/>0.009 | <text:s text:c="2"/>-41.8 <text:s text:c="2"/>-85.2 <text:s text:c="2"/>-68.5</text:p>
      <text:p text:style-name="Standard"><text:s text:c="3"/>9.506 | 5 <text:s/>| <text:s text:c="3"/>1.018 <text:s text:c="2"/>-0.083 <text:s text:c="2"/>-0.141 | <text:s/>-149.3 <text:s text:c="2"/>-79.8 <text:s text:c="2"/>122.7</text:p>
      <text:p text:style-name="Standard"><text:s text:c="3"/>9.540 | 0 <text:s/>| <text:s text:c="8"/>Comm Error <text:s text:c="8"/>| <text:s text:c="11"/>- <text:s text:c="10"/></text:p>
      <text:p text:style-name="Standard"><text:s text:c="3"/>9.540 | 1 <text:s/>| <text:s text:c="3"/>0.184 <text:s text:c="2"/>-0.970 <text:s text:c="3"/>0.143 | <text:s text:c="2"/>-80.6 <text:s text:c="2"/>-10.0 <text:s text:c="3"/>74.6</text:p>
      <text:p text:style-name="Standard"><text:s text:c="3"/>9.540 | 2 <text:s/>| <text:s text:c="3"/>0.223 <text:s text:c="3"/>0.975 <text:s text:c="3"/>0.130 | <text:s text:c="3"/>81.8 <text:s text:c="2"/>-13.3 <text:s text:c="3"/>43.6</text:p>
      <text:p text:style-name="Standard"><text:s text:c="3"/>9.540 | 3 <text:s/>| <text:s text:c="3"/>0.987 <text:s text:c="2"/>-0.005 <text:s text:c="3"/>0.238 | <text:s text:c="3"/>-0.7 <text:s text:c="2"/>-75.3 <text:s text:c="2"/>-50.4</text:p>
      <text:p text:style-name="Standard"><text:s text:c="3"/>9.540 | 4 <text:s/>| <text:s text:c="3"/>1.006 <text:s text:c="2"/>-0.009 <text:s text:c="3"/>0.011 | <text:s text:c="2"/>-40.1 <text:s text:c="2"/>-85.2 <text:s text:c="2"/>-70.2</text:p>
      <text:p text:style-name="Standard"><text:s text:c="3"/>9.540 | 5 <text:s/>| <text:s text:c="3"/>1.018 <text:s text:c="2"/>-0.080 <text:s text:c="2"/>-0.143 | <text:s/>-149.2 <text:s text:c="2"/>-79.8 <text:s text:c="2"/>122.6</text:p>
      <text:p text:style-name="Standard"><text:s text:c="3"/>9.575 | 0 <text:s/>| <text:s text:c="8"/>Comm Error <text:s text:c="8"/>| <text:s text:c="11"/>- <text:s text:c="10"/></text:p>
      <text:p text:style-name="Standard"><text:s text:c="3"/>9.575 | 1 <text:s/>| <text:s text:c="3"/>0.182 <text:s text:c="2"/>-0.973 <text:s text:c="3"/>0.140 | <text:s text:c="2"/>-80.7 <text:s text:c="2"/>-10.1 <text:s text:c="3"/>74.6</text:p>
      <text:p text:style-name="Standard"><text:s text:c="3"/>9.575 | 2 <text:s/>| <text:s text:c="3"/>0.224 <text:s text:c="3"/>0.982 <text:s text:c="3"/>0.126 | <text:s text:c="3"/>81.9 <text:s text:c="2"/>-13.2 <text:s text:c="3"/>43.5</text:p>
      <text:p text:style-name="Standard"><text:s text:c="3"/>9.575 | 3 <text:s/>| <text:s text:c="3"/>0.997 <text:s text:c="2"/>-0.002 <text:s text:c="3"/>0.237 | <text:s text:c="3"/>-0.7 <text:s text:c="2"/>-75.3 <text:s text:c="2"/>-50.4</text:p>
      <text:p text:style-name="Standard"><text:s text:c="3"/>9.575 | 4 <text:s/>| <text:s text:c="3"/>1.009 <text:s text:c="2"/>-0.014 <text:s text:c="3"/>0.011 | <text:s text:c="2"/>-40.8 <text:s text:c="2"/>-85.2 <text:s text:c="2"/>-69.9</text:p>
      <text:p text:style-name="Standard"><text:s text:c="3"/>9.575 | 5 <text:s/>| <text:s text:c="3"/>1.020 <text:s text:c="2"/>-0.084 <text:s text:c="2"/>-0.144 | <text:s/>-149.1 <text:s text:c="2"/>-79.8 <text:s text:c="2"/>122.5</text:p>
      <text:p text:style-name="Standard"><text:s text:c="3"/>9.609 | 0 <text:s/>| <text:s text:c="8"/>Comm Error <text:s text:c="8"/>| <text:s text:c="11"/>- <text:s text:c="10"/></text:p>
      <text:p text:style-name="Standard"><text:s text:c="3"/>9.609 | 1 <text:s/>| <text:s text:c="3"/>0.185 <text:s text:c="2"/>-0.972 <text:s text:c="3"/>0.135 | <text:s text:c="2"/>-80.9 <text:s text:c="2"/>-10.1 <text:s text:c="3"/>74.7</text:p>
      <text:p text:style-name="Standard"><text:s text:c="3"/>9.609 | 2 <text:s/>| <text:s text:c="3"/>0.229 <text:s text:c="3"/>0.977 <text:s text:c="3"/>0.124 | <text:s text:c="3"/>82.0 <text:s text:c="2"/>-13.2 <text:s text:c="3"/>43.4</text:p>
      <text:p text:style-name="Standard"><text:s text:c="3"/>9.609 | 3 <text:s/>| <text:s text:c="3"/>0.998 <text:s text:c="3"/>0.000 <text:s text:c="3"/>0.251 | <text:s text:c="3"/>-0.6 <text:s text:c="2"/>-75.3 <text:s text:c="2"/>-50.5</text:p>
      <text:p text:style-name="Standard"><text:s text:c="3"/>9.609 | 4 <text:s/>| <text:s text:c="3"/>1.009 <text:s text:c="2"/>-0.009 <text:s text:c="3"/>0.005 | <text:s text:c="2"/>-41.5 <text:s text:c="2"/>-85.2 <text:s text:c="2"/>-69.0</text:p>
      <text:p text:style-name="Standard"><text:s text:c="3"/>9.609 | 5 <text:s/>| <text:s text:c="3"/>1.018 <text:s text:c="2"/>-0.084 <text:s text:c="2"/>-0.144 | <text:s/>-149.1 <text:s text:c="2"/>-79.8 <text:s text:c="2"/>122.5</text:p>
      <text:p text:style-name="Standard"><text:s text:c="3"/>9.644 | 0 <text:s/>| <text:s text:c="8"/>Comm Error <text:s text:c="8"/>| <text:s text:c="11"/>- <text:s text:c="10"/></text:p>
      <text:p text:style-name="Standard"><text:s text:c="3"/>9.644 | 1 <text:s/>| <text:s text:c="3"/>0.216 <text:s text:c="2"/>-0.968 <text:s text:c="3"/>0.105 | <text:s text:c="2"/>-81.2 <text:s text:c="2"/>-10.4 <text:s text:c="3"/>74.6</text:p>
      <text:p text:style-name="Standard"><text:s text:c="3"/>9.644 | 2 <text:s/>| <text:s text:c="3"/>0.267 <text:s text:c="3"/>0.962 <text:s text:c="3"/>0.106 | <text:s text:c="3"/>82.1 <text:s text:c="2"/>-13.3 <text:s text:c="3"/>43.5</text:p>
      <text:p text:style-name="Standard"><text:s text:c="3"/>9.644 | 3 <text:s/>| <text:s text:c="3"/>0.989 <text:s text:c="2"/>-0.011 <text:s text:c="3"/>0.246 | <text:s text:c="3"/>-0.8 <text:s text:c="2"/>-75.3 <text:s text:c="2"/>-50.3</text:p>
      <text:p text:style-name="Standard"><text:s text:c="3"/>9.644 | 4 <text:s/>| <text:s text:c="3"/>1.009 <text:s text:c="2"/>-0.017 <text:s text:c="3"/>0.011 | <text:s text:c="2"/>-42.2 <text:s text:c="2"/>-85.2 <text:s text:c="2"/>-68.7</text:p>
      <text:p text:style-name="Standard"><text:s text:c="3"/>9.644 | 5 <text:s/>| <text:s text:c="3"/>1.016 <text:s text:c="2"/>-0.080 <text:s text:c="2"/>-0.132 | <text:s/>-148.9 <text:s text:c="2"/>-79.8 <text:s text:c="2"/>122.3</text:p>
      <text:p text:style-name="Standard"><text:s text:c="3"/>9.679 | 0 <text:s/>| <text:s text:c="8"/>Comm Error <text:s text:c="8"/>| <text:s text:c="11"/>- <text:s text:c="10"/></text:p>
      <text:p text:style-name="Standard"><text:soft-page-break/><text:s text:c="3"/>9.679 | 1 <text:s/>| <text:s text:c="3"/>0.317 <text:s text:c="2"/>-0.948 <text:s text:c="3"/>0.006 | <text:s text:c="2"/>-82.1 <text:s text:c="2"/>-11.4 <text:s text:c="3"/>73.5</text:p>
      <text:p text:style-name="Standard"><text:s text:c="3"/>9.679 | 2 <text:s/>| <text:s text:c="3"/>0.430 <text:s text:c="3"/>0.923 <text:s text:c="3"/>0.033 | <text:s text:c="3"/>82.8 <text:s text:c="2"/>-15.0 <text:s text:c="3"/>43.9</text:p>
      <text:p text:style-name="Standard"><text:s text:c="3"/>9.679 | 3 <text:s/>| <text:s text:c="3"/>0.994 <text:s text:c="2"/>-0.008 <text:s text:c="3"/>0.246 | <text:s text:c="3"/>-1.0 <text:s text:c="2"/>-75.3 <text:s text:c="2"/>-50.1</text:p>
      <text:p text:style-name="Standard"><text:s text:c="3"/>9.679 | 4 <text:s/>| <text:s text:c="3"/>1.001 <text:s text:c="2"/>-0.011 <text:s text:c="3"/>0.015 | <text:s text:c="2"/>-40.6 <text:s text:c="2"/>-85.2 <text:s text:c="2"/>-71.0</text:p>
      <text:p text:style-name="Standard"><text:s text:c="3"/>9.679 | 5 <text:s/>| <text:s text:c="3"/>1.014 <text:s text:c="2"/>-0.086 <text:s text:c="2"/>-0.140 | <text:s/>-148.7 <text:s text:c="2"/>-79.9 <text:s text:c="2"/>122.1</text:p>
      <text:p text:style-name="Standard"><text:s text:c="3"/>9.713 | 0 <text:s/>| <text:s text:c="8"/>Comm Error <text:s text:c="8"/>| <text:s text:c="11"/>- <text:s text:c="10"/></text:p>
      <text:p text:style-name="Standard"><text:s text:c="3"/>9.713 | 1 <text:s/>| <text:s text:c="3"/>0.464 <text:s text:c="2"/>-0.944 <text:s text:c="2"/>-0.114 | <text:s text:c="2"/>-84.6 <text:s text:c="2"/>-14.1 <text:s text:c="3"/>71.8</text:p>
      <text:p text:style-name="Standard"><text:s text:c="3"/>9.713 | 2 <text:s/>| <text:s text:c="3"/>0.629 <text:s text:c="3"/>0.917 <text:s text:c="2"/>-0.021 | <text:s text:c="3"/>83.8 <text:s text:c="2"/>-17.6 <text:s text:c="3"/>44.5</text:p>
      <text:p text:style-name="Standard"><text:s text:c="3"/>9.713 | 3 <text:s/>| <text:s text:c="3"/>0.999 <text:s text:c="3"/>0.006 <text:s text:c="3"/>0.227 | <text:s text:c="3"/>-0.8 <text:s text:c="2"/>-75.4 <text:s text:c="2"/>-50.3</text:p>
      <text:p text:style-name="Standard"><text:s text:c="3"/>9.713 | 4 <text:s/>| <text:s text:c="3"/>1.013 <text:s text:c="2"/>-0.008 <text:s text:c="3"/>0.021 | <text:s text:c="2"/>-39.0 <text:s text:c="2"/>-85.1 <text:s text:c="2"/>-73.4</text:p>
      <text:p text:style-name="Standard"><text:s text:c="3"/>9.713 | 5 <text:s/>| <text:s text:c="3"/>1.022 <text:s text:c="2"/>-0.088 <text:s text:c="2"/>-0.152 | <text:s/>-148.7 <text:s text:c="2"/>-79.7 <text:s text:c="2"/>122.1</text:p>
      <text:p text:style-name="Standard"><text:s text:c="3"/>9.747 | 0 <text:s/>| <text:s text:c="8"/>Comm Error <text:s text:c="8"/>| <text:s text:c="11"/>- <text:s text:c="10"/></text:p>
      <text:p text:style-name="Standard"><text:s text:c="3"/>9.747 | 1 <text:s/>| <text:s text:c="3"/>0.622 <text:s text:c="2"/>-0.945 <text:s text:c="2"/>-0.210 | <text:s text:c="2"/>-87.5 <text:s text:c="2"/>-17.5 <text:s text:c="3"/>69.7</text:p>
      <text:p text:style-name="Standard"><text:s text:c="3"/>9.747 | 2 <text:s/>| <text:s text:c="3"/>0.777 <text:s text:c="3"/>0.975 <text:s text:c="2"/>-0.012 | <text:s text:c="3"/>85.0 <text:s text:c="2"/>-21.0 <text:s text:c="3"/>46.4</text:p>
      <text:p text:style-name="Standard"><text:s text:c="3"/>9.747 | 3 <text:s/>| <text:s text:c="3"/>0.999 <text:s text:c="3"/>0.006 <text:s text:c="3"/>0.225 | <text:s text:c="3"/>-0.4 <text:s text:c="2"/>-75.5 <text:s text:c="2"/>-50.7</text:p>
      <text:p text:style-name="Standard"><text:s text:c="3"/>9.747 | 4 <text:s/>| <text:s text:c="3"/>1.009 <text:s text:c="2"/>-0.010 <text:s text:c="3"/>0.008 | <text:s text:c="2"/>-38.4 <text:s text:c="2"/>-85.2 <text:s text:c="2"/>-71.8</text:p>
      <text:p text:style-name="Standard"><text:s text:c="3"/>9.747 | 5 <text:s/>| <text:s text:c="3"/>1.021 <text:s text:c="2"/>-0.082 <text:s text:c="2"/>-0.159 | <text:s/>-149.3 <text:s text:c="2"/>-79.7 <text:s text:c="2"/>122.7</text:p>
      <text:p text:style-name="Standard"><text:s text:c="3"/>9.782 | 0 <text:s/>| <text:s text:c="8"/>Comm Error <text:s text:c="8"/>| <text:s text:c="11"/>- <text:s text:c="10"/></text:p>
      <text:p text:style-name="Standard"><text:s text:c="3"/>9.782 | 1 <text:s/>| <text:s text:c="3"/>0.710 <text:s text:c="2"/>-1.012 <text:s text:c="2"/>-0.271 | <text:s text:c="2"/>-91.8 <text:s text:c="2"/>-22.9 <text:s text:c="3"/>66.0</text:p>
      <text:p text:style-name="Standard"><text:s text:c="3"/>9.782 | 2 <text:s/>| <text:s text:c="3"/>0.850 <text:s text:c="3"/>1.091 <text:s text:c="2"/>-0.074 | <text:s text:c="3"/>86.5 <text:s text:c="2"/>-25.8 <text:s text:c="3"/>48.8</text:p>
      <text:p text:style-name="Standard"><text:s text:c="3"/>9.782 | 3 <text:s/>| <text:s text:c="3"/>1.009 <text:s text:c="2"/>-0.006 <text:s text:c="3"/>0.250 | <text:s text:c="3"/>-0.5 <text:s text:c="2"/>-75.5 <text:s text:c="2"/>-50.5</text:p>
      <text:p text:style-name="Standard"><text:s text:c="3"/>9.782 | 4 <text:s/>| <text:s text:c="3"/>1.012 <text:s text:c="2"/>-0.010 <text:s text:c="2"/>-0.012 | <text:s text:c="2"/>-44.1 <text:s text:c="2"/>-85.2 <text:s text:c="2"/>-65.6</text:p>
      <text:p text:style-name="Standard"><text:s text:c="3"/>9.782 | 5 <text:s/>| <text:s text:c="3"/>1.022 <text:s text:c="2"/>-0.077 <text:s text:c="2"/>-0.154 | <text:s/>-149.7 <text:s text:c="2"/>-79.6 <text:s text:c="2"/>123.1</text:p>
      <text:p text:style-name="Standard"><text:s text:c="3"/>9.816 | 0 <text:s/>| <text:s text:c="8"/>Comm Error <text:s text:c="8"/>| <text:s text:c="11"/>- <text:s text:c="10"/></text:p>
      <text:p text:style-name="Standard"><text:s text:c="3"/>9.816 | 1 <text:s/>| <text:s text:c="3"/>0.698 <text:s text:c="2"/>-1.048 <text:s text:c="2"/>-0.280 | <text:s text:c="2"/>-93.8 <text:s text:c="2"/>-25.5 <text:s text:c="3"/>63.8</text:p>
      <text:p text:style-name="Standard"><text:s text:c="3"/>9.816 | 2 <text:s/>| <text:s text:c="3"/>0.844 <text:s text:c="3"/>1.155 <text:s text:c="2"/>-0.085 | <text:s text:c="3"/>87.7 <text:s text:c="2"/>-29.4 <text:s text:c="3"/>51.2</text:p>
      <text:p text:style-name="Standard"><text:s text:c="3"/>9.816 | 3 <text:s/>| <text:s text:c="3"/>0.999 <text:s text:c="3"/>0.001 <text:s text:c="3"/>0.249 | <text:s text:c="3"/>-0.6 <text:s text:c="2"/>-75.4 <text:s text:c="2"/>-50.4</text:p>
      <text:p text:style-name="Standard"><text:s text:c="3"/>9.816 | 4 <text:s/>| <text:s text:c="3"/>1.010 <text:s text:c="2"/>-0.016 <text:s text:c="2"/>-0.004 | <text:s text:c="2"/>-49.1 <text:s text:c="2"/>-85.2 <text:s text:c="2"/>-59.4</text:p>
      <text:p text:style-name="Standard"><text:s text:c="3"/>9.816 | 5 <text:s/>| <text:s text:c="3"/>1.019 <text:s text:c="2"/>-0.082 <text:s text:c="2"/>-0.144 | <text:s/>-149.6 <text:s text:c="2"/>-79.7 <text:s text:c="2"/>123.1</text:p>
      <text:p text:style-name="Standard"><text:s text:c="3"/>9.850 | 0 <text:s/>| <text:s text:c="8"/>Comm Error <text:s text:c="8"/>| <text:s text:c="11"/>- <text:s text:c="10"/></text:p>
      <text:p text:style-name="Standard"><text:s text:c="3"/>9.850 | 1 <text:s/>| <text:s text:c="3"/>0.698 <text:s text:c="2"/>-1.146 <text:s text:c="2"/>-0.251 | <text:s text:c="2"/>-96.8 <text:s text:c="2"/>-30.6 <text:s text:c="3"/>59.0</text:p>
      <text:p text:style-name="Standard"><text:s text:c="3"/>9.850 | 2 <text:s/>| <text:s text:c="3"/>0.811 <text:s text:c="3"/>1.199 <text:s text:c="2"/>-0.031 | <text:s text:c="3"/>87.9 <text:s text:c="2"/>-33.8 <text:s text:c="3"/>55.7</text:p>
      <text:p text:style-name="Standard"><text:s text:c="3"/>9.850 | 3 <text:s/>| <text:s text:c="3"/>1.006 <text:s text:c="3"/>0.008 <text:s text:c="3"/>0.262 | <text:s text:c="3"/>-0.4 <text:s text:c="2"/>-75.2 <text:s text:c="2"/>-50.6</text:p>
      <text:p text:style-name="Standard"><text:s text:c="3"/>9.850 | 4 <text:s/>| <text:s text:c="3"/>1.008 <text:s text:c="2"/>-0.000 <text:s text:c="3"/>0.014 | <text:s text:c="2"/>-41.9 <text:s text:c="2"/>-85.2 <text:s text:c="2"/>-66.3</text:p>
      <text:p text:style-name="Standard"><text:s text:c="3"/>9.850 | 5 <text:s/>| <text:s text:c="3"/>1.019 <text:s text:c="2"/>-0.074 <text:s text:c="2"/>-0.131 | <text:s/>-149.4 <text:s text:c="2"/>-79.8 <text:s text:c="2"/>122.9</text:p>
      <text:p text:style-name="Standard"><text:s text:c="3"/>9.884 | 0 <text:s/>| <text:s text:c="8"/>Comm Error <text:s text:c="8"/>| <text:s text:c="11"/>- <text:s text:c="10"/></text:p>
      <text:p text:style-name="Standard"><text:s text:c="3"/>9.884 | 1 <text:s/>| <text:s text:c="3"/>0.659 <text:s text:c="2"/>-1.170 <text:s text:c="2"/>-0.218 | <text:s text:c="2"/>-98.1 <text:s text:c="2"/>-33.9 <text:s text:c="3"/>55.0</text:p>
      <text:p text:style-name="Standard"><text:s text:c="3"/>9.884 | 2 <text:s/>| <text:s text:c="3"/>0.723 <text:s text:c="3"/>1.187 <text:s text:c="3"/>0.013 | <text:s text:c="3"/>87.0 <text:s text:c="2"/>-36.8 <text:s text:c="3"/>59.8</text:p>
      <text:p text:style-name="Standard"><text:s text:c="3"/>9.884 | 3 <text:s/>| <text:s text:c="3"/>1.003 <text:s text:c="3"/>0.001 <text:s text:c="3"/>0.268 | <text:s text:c="3"/>-0.3 <text:s text:c="2"/>-74.9 <text:s text:c="2"/>-50.7</text:p>
      <text:p text:style-name="Standard"><text:s text:c="3"/>9.884 | 4 <text:s/>| <text:s text:c="3"/>1.006 <text:s text:c="2"/>-0.009 <text:s text:c="3"/>0.026 | <text:s text:c="2"/>-36.0 <text:s text:c="2"/>-85.2 <text:s text:c="2"/>-74.2</text:p>
      <text:p text:style-name="Standard"><text:s text:c="3"/>9.884 | 5 <text:s/>| <text:s text:c="3"/>1.018 <text:s text:c="2"/>-0.077 <text:s text:c="2"/>-0.136 | <text:s/>-149.2 <text:s text:c="2"/>-79.9 <text:s text:c="2"/>122.6</text:p>
      <text:p text:style-name="Standard"><text:s text:c="3"/>9.919 | 0 <text:s/>| <text:s text:c="8"/>Comm Error <text:s text:c="8"/>| <text:s text:c="11"/>- <text:s text:c="10"/></text:p>
      <text:p text:style-name="Standard"><text:s text:c="3"/>9.919 | 1 <text:s/>| <text:s text:c="3"/>0.673 <text:s text:c="2"/>-1.178 <text:s text:c="2"/>-0.177 | <text:s text:c="2"/>-97.9 <text:s text:c="2"/>-37.4 <text:s text:c="3"/>49.9</text:p>
      <text:p text:style-name="Standard"><text:s text:c="3"/>9.919 | 2 <text:s/>| <text:s text:c="3"/>0.673 <text:s text:c="3"/>1.201 <text:s text:c="3"/>0.034 | <text:s text:c="3"/>85.7 <text:s text:c="2"/>-39.3 <text:s text:c="3"/>65.5</text:p>
      <text:p text:style-name="Standard"><text:s text:c="3"/>9.919 | 3 <text:s/>| <text:s text:c="3"/>0.987 <text:s text:c="2"/>-0.006 <text:s text:c="3"/>0.260 | <text:s text:c="3"/>-0.6 <text:s text:c="2"/>-74.7 <text:s text:c="2"/>-50.4</text:p>
      <text:p text:style-name="Standard"><text:s text:c="3"/>9.919 | 4 <text:s/>| <text:s text:c="3"/>1.004 <text:s text:c="2"/>-0.014 <text:s text:c="3"/>0.017 | <text:s text:c="2"/>-35.0 <text:s text:c="2"/>-85.2 <text:s text:c="2"/>-76.7</text:p>
      <text:p text:style-name="Standard"><text:s text:c="3"/>9.919 | 5 <text:s/>| <text:s text:c="3"/>1.017 <text:s text:c="2"/>-0.078 <text:s text:c="2"/>-0.128 | <text:s/>-149.0 <text:s text:c="2"/>-80.0 <text:s text:c="2"/>122.4</text:p>
      <text:p text:style-name="Standard"><text:s text:c="3"/>9.953 | 0 <text:s/>| <text:s text:c="8"/>Comm Error <text:s text:c="8"/>| <text:s text:c="11"/>- <text:s text:c="10"/></text:p>
      <text:p text:style-name="Standard"><text:s text:c="3"/>9.953 | 1 <text:s/>| <text:s text:c="3"/>0.676 <text:s text:c="2"/>-1.157 <text:s text:c="2"/>-0.098 | <text:s text:c="2"/>-96.0 <text:s text:c="2"/>-40.8 <text:s text:c="3"/>43.3</text:p>
      <text:p text:style-name="Standard"><text:soft-page-break/><text:s text:c="3"/>9.953 | 2 <text:s/>| <text:s text:c="3"/>0.653 <text:s text:c="3"/>1.231 <text:s text:c="3"/>0.099 | <text:s text:c="3"/>83.5 <text:s text:c="2"/>-42.2 <text:s text:c="3"/>69.6</text:p>
      <text:p text:style-name="Standard"><text:s text:c="3"/>9.953 | 3 <text:s/>| <text:s text:c="3"/>0.995 <text:s text:c="3"/>0.010 <text:s text:c="3"/>0.258 | <text:s text:c="3"/>-0.5 <text:s text:c="2"/>-74.5 <text:s text:c="2"/>-50.6</text:p>
      <text:p text:style-name="Standard"><text:s text:c="3"/>9.953 | 4 <text:s/>| <text:s text:c="3"/>1.005 <text:s text:c="2"/>-0.002 <text:s text:c="3"/>0.010 | <text:s text:c="2"/>-34.4 <text:s text:c="2"/>-85.2 <text:s text:c="2"/>-76.8</text:p>
      <text:p text:style-name="Standard"><text:s text:c="3"/>9.953 | 5 <text:s/>| <text:s text:c="3"/>1.020 <text:s text:c="2"/>-0.079 <text:s text:c="2"/>-0.138 | <text:s/>-148.8 <text:s text:c="2"/>-80.1 <text:s text:c="2"/>122.2</text:p>
      <text:p text:style-name="Standard"><text:s text:c="3"/>9.988 | 0 <text:s/>| <text:s text:c="8"/>Comm Error <text:s text:c="8"/>| <text:s text:c="11"/>- <text:s text:c="10"/></text:p>
      <text:p text:style-name="Standard"><text:s text:c="3"/>9.988 | 1 <text:s/>| <text:s text:c="3"/>0.574 <text:s text:c="2"/>-1.111 <text:s text:c="2"/>-0.047 | <text:s text:c="2"/>-93.0 <text:s text:c="2"/>-43.1 <text:s text:c="3"/>36.0</text:p>
      <text:p text:style-name="Standard"><text:s text:c="3"/>9.988 | 2 <text:s/>| <text:s text:c="3"/>0.615 <text:s text:c="3"/>1.184 <text:s text:c="3"/>0.134 | <text:s text:c="3"/>81.1 <text:s text:c="2"/>-43.9 <text:s text:c="3"/>73.7</text:p>
      <text:p text:style-name="Standard"><text:s text:c="3"/>9.988 | 3 <text:s/>| <text:s text:c="3"/>1.006 <text:s text:c="3"/>0.006 <text:s text:c="3"/>0.258 | <text:s text:c="3"/>-0.3 <text:s text:c="2"/>-74.4 <text:s text:c="2"/>-50.9</text:p>
      <text:p text:style-name="Standard"><text:s text:c="3"/>9.988 | 4 <text:s/>| <text:s text:c="3"/>1.017 <text:s text:c="2"/>-0.003 <text:s text:c="3"/>0.007 | <text:s text:c="2"/>-33.0 <text:s text:c="2"/>-85.2 <text:s text:c="2"/>-76.7</text:p>
      <text:p text:style-name="Standard"><text:s text:c="3"/>9.988 | 5 <text:s/>| <text:s text:c="3"/>1.022 <text:s text:c="2"/>-0.078 <text:s text:c="2"/>-0.145 | <text:s/>-149.1 <text:s text:c="2"/>-80.0 <text:s text:c="2"/>122.4</text:p>
      <text:p text:style-name="Standard"><text:s text:c="2"/>10.022 | 0 <text:s/>| <text:s text:c="8"/>Comm Error <text:s text:c="8"/>| <text:s text:c="11"/>- <text:s text:c="10"/></text:p>
      <text:p text:style-name="Standard"><text:s text:c="2"/>10.022 | 1 <text:s/>| <text:s text:c="3"/>0.599 <text:s text:c="2"/>-1.053 <text:s text:c="3"/>0.016 | <text:s text:c="2"/>-89.8 <text:s text:c="2"/>-44.8 <text:s text:c="3"/>29.4</text:p>
      <text:p text:style-name="Standard"><text:s text:c="2"/>10.022 | 2 <text:s/>| <text:s text:c="3"/>0.572 <text:s text:c="3"/>1.118 <text:s text:c="3"/>0.170 | <text:s text:c="3"/>77.0 <text:s text:c="2"/>-45.7 <text:s text:c="3"/>79.4</text:p>
      <text:p text:style-name="Standard"><text:s text:c="2"/>10.022 | 3 <text:s/>| <text:s text:c="3"/>0.998 <text:s text:c="2"/>-0.021 <text:s text:c="3"/>0.277 | <text:s text:c="3"/>-0.7 <text:s text:c="2"/>-74.2 <text:s text:c="2"/>-50.6</text:p>
      <text:p text:style-name="Standard"><text:s text:c="2"/>10.022 | 4 <text:s/>| <text:s text:c="3"/>1.008 <text:s text:c="2"/>-0.016 <text:s text:c="3"/>0.000 | <text:s text:c="2"/>-37.1 <text:s text:c="2"/>-85.2 <text:s text:c="2"/>-71.2</text:p>
      <text:p text:style-name="Standard"><text:s text:c="2"/>10.022 | 5 <text:s/>| <text:s text:c="3"/>1.018 <text:s text:c="2"/>-0.080 <text:s text:c="2"/>-0.144 | <text:s/>-149.4 <text:s text:c="2"/>-80.0 <text:s text:c="2"/>122.8</text:p>
      <text:p text:style-name="Standard"><text:s text:c="2"/>10.056 | 0 <text:s/>| <text:s text:c="8"/>Comm Error <text:s text:c="8"/>| <text:s text:c="11"/>- <text:s text:c="10"/></text:p>
      <text:p text:style-name="Standard"><text:s text:c="2"/>10.056 | 1 <text:s/>| <text:s text:c="3"/>0.616 <text:s text:c="2"/>-1.007 <text:s text:c="3"/>0.096 | <text:s text:c="2"/>-85.9 <text:s text:c="2"/>-46.2 <text:s text:c="3"/>23.2</text:p>
      <text:p text:style-name="Standard"><text:s text:c="2"/>10.056 | 2 <text:s/>| <text:s text:c="3"/>0.572 <text:s text:c="3"/>1.009 <text:s text:c="3"/>0.217 | <text:s text:c="3"/>73.6 <text:s text:c="2"/>-46.9 <text:s text:c="3"/>83.4</text:p>
      <text:p text:style-name="Standard"><text:s text:c="2"/>10.056 | 3 <text:s/>| <text:s text:c="3"/>1.003 <text:s text:c="2"/>-0.011 <text:s text:c="3"/>0.276 | <text:s text:c="3"/>-1.0 <text:s text:c="2"/>-73.9 <text:s text:c="2"/>-50.3</text:p>
      <text:p text:style-name="Standard"><text:s text:c="2"/>10.056 | 4 <text:s/>| <text:s text:c="3"/>1.008 <text:s text:c="2"/>-0.014 <text:s text:c="3"/>0.008 | <text:s text:c="2"/>-40.2 <text:s text:c="2"/>-85.2 <text:s text:c="2"/>-68.5</text:p>
      <text:p text:style-name="Standard"><text:s text:c="2"/>10.056 | 5 <text:s/>| <text:s text:c="3"/>1.017 <text:s text:c="2"/>-0.083 <text:s text:c="2"/>-0.133 | <text:s/>-149.2 <text:s text:c="2"/>-80.0 <text:s text:c="2"/>122.7</text:p>
      <text:p text:style-name="Standard"><text:s text:c="2"/>10.091 | 0 <text:s/>| <text:s text:c="8"/>Comm Error <text:s text:c="8"/>| <text:s text:c="11"/>- <text:s text:c="10"/></text:p>
      <text:p text:style-name="Standard"><text:s text:c="2"/>10.091 | 1 <text:s/>| <text:s text:c="3"/>0.611 <text:s text:c="2"/>-0.934 <text:s text:c="3"/>0.150 | <text:s text:c="2"/>-81.1 <text:s text:c="2"/>-47.7 <text:s text:c="3"/>16.5</text:p>
      <text:p text:style-name="Standard"><text:s text:c="2"/>10.091 | 2 <text:s/>| <text:s text:c="3"/>0.589 <text:s text:c="3"/>0.932 <text:s text:c="3"/>0.240 | <text:s text:c="3"/>68.4 <text:s text:c="2"/>-48.5 <text:s text:c="3"/>88.6</text:p>
      <text:p text:style-name="Standard"><text:s text:c="2"/>10.091 | 3 <text:s/>| <text:s text:c="3"/>0.992 <text:s text:c="2"/>-0.002 <text:s text:c="3"/>0.257 | <text:s text:c="3"/>-0.9 <text:s text:c="2"/>-73.9 <text:s text:c="2"/>-50.4</text:p>
      <text:p text:style-name="Standard"><text:s text:c="2"/>10.091 | 4 <text:s/>| <text:s text:c="3"/>1.013 <text:s text:c="2"/>-0.002 <text:s text:c="3"/>0.011 | <text:s text:c="2"/>-38.8 <text:s text:c="2"/>-85.2 <text:s text:c="2"/>-69.9</text:p>
      <text:p text:style-name="Standard"><text:s text:c="2"/>10.091 | 5 <text:s/>| <text:s text:c="3"/>1.017 <text:s text:c="2"/>-0.087 <text:s text:c="2"/>-0.139 | <text:s/>-149.0 <text:s text:c="2"/>-79.9 <text:s text:c="2"/>122.3</text:p>
      <text:p text:style-name="Standard"><text:s text:c="2"/>10.125 | 0 <text:s/>| <text:s text:c="8"/>Comm Error <text:s text:c="8"/>| <text:s text:c="11"/>- <text:s text:c="10"/></text:p>
      <text:p text:style-name="Standard"><text:s text:c="2"/>10.125 | 1 <text:s/>| <text:s text:c="3"/>0.657 <text:s text:c="2"/>-0.844 <text:s text:c="3"/>0.192 | <text:s text:c="2"/>-77.2 <text:s text:c="2"/>-49.2 <text:s text:c="3"/>12.1</text:p>
      <text:p text:style-name="Standard"><text:s text:c="2"/>10.125 | 2 <text:s/>| <text:s text:c="3"/>0.584 <text:s text:c="3"/>0.821 <text:s text:c="3"/>0.255 | <text:s text:c="3"/>64.0 <text:s text:c="2"/>-49.8 <text:s text:c="3"/>92.3</text:p>
      <text:p text:style-name="Standard"><text:s text:c="2"/>10.125 | 3 <text:s/>| <text:s text:c="3"/>0.983 <text:s text:c="2"/>-0.018 <text:s text:c="3"/>0.267 | <text:s text:c="3"/>-1.1 <text:s text:c="2"/>-73.8 <text:s text:c="2"/>-50.2</text:p>
      <text:p text:style-name="Standard"><text:s text:c="2"/>10.125 | 4 <text:s/>| <text:s text:c="3"/>1.011 <text:s text:c="2"/>-0.003 <text:s text:c="3"/>0.006 | <text:s text:c="2"/>-35.8 <text:s text:c="2"/>-85.2 <text:s text:c="2"/>-72.0</text:p>
      <text:p text:style-name="Standard"><text:s text:c="2"/>10.125 | 5 <text:s/>| <text:s text:c="3"/>1.021 <text:s text:c="2"/>-0.083 <text:s text:c="2"/>-0.144 | <text:s/>-148.7 <text:s text:c="2"/>-79.9 <text:s text:c="2"/>122.2</text:p>
      <text:p text:style-name="Standard"><text:s text:c="2"/>10.159 | 0 <text:s/>| <text:s text:c="8"/>Comm Error <text:s text:c="8"/>| <text:s text:c="11"/>- <text:s text:c="10"/></text:p>
      <text:p text:style-name="Standard"><text:s text:c="2"/>10.159 | 1 <text:s/>| <text:s text:c="3"/>0.692 <text:s text:c="2"/>-0.768 <text:s text:c="3"/>0.212 | <text:s text:c="2"/>-71.6 <text:s text:c="2"/>-52.0 <text:s text:c="4"/>7.0</text:p>
      <text:p text:style-name="Standard"><text:s text:c="2"/>10.159 | 2 <text:s/>| <text:s text:c="3"/>0.592 <text:s text:c="3"/>0.749 <text:s text:c="3"/>0.300 | <text:s text:c="3"/>59.4 <text:s text:c="2"/>-51.5 <text:s text:c="3"/>95.6</text:p>
      <text:p text:style-name="Standard"><text:s text:c="2"/>10.159 | 3 <text:s/>| <text:s text:c="3"/>0.987 <text:s text:c="2"/>-0.019 <text:s text:c="3"/>0.262 | <text:s text:c="3"/>-1.6 <text:s text:c="2"/>-73.8 <text:s text:c="2"/>-49.6</text:p>
      <text:p text:style-name="Standard"><text:s text:c="2"/>10.159 | 4 <text:s/>| <text:s text:c="3"/>1.011 <text:s text:c="2"/>-0.024 <text:s text:c="3"/>0.009 | <text:s text:c="2"/>-39.3 <text:s text:c="2"/>-85.2 <text:s text:c="2"/>-69.8</text:p>
      <text:p text:style-name="Standard"><text:s text:c="2"/>10.159 | 5 <text:s/>| <text:s text:c="3"/>1.019 <text:s text:c="2"/>-0.080 <text:s text:c="2"/>-0.151 | <text:s/>-149.0 <text:s text:c="2"/>-79.8 <text:s text:c="2"/>122.5</text:p>
      <text:p text:style-name="Standard"><text:s text:c="2"/>10.193 | 0 <text:s/>| <text:s text:c="8"/>Comm Error <text:s text:c="8"/>| <text:s text:c="11"/>- <text:s text:c="10"/></text:p>
      <text:p text:style-name="Standard"><text:s text:c="2"/>10.193 | 1 <text:s/>| <text:s text:c="3"/>0.750 <text:s text:c="2"/>-0.726 <text:s text:c="3"/>0.250 | <text:s text:c="2"/>-66.7 <text:s text:c="2"/>-54.6 <text:s text:c="4"/>3.1</text:p>
      <text:p text:style-name="Standard"><text:s text:c="2"/>10.193 | 2 <text:s/>| <text:s text:c="3"/>0.635 <text:s text:c="3"/>0.707 <text:s text:c="3"/>0.334 | <text:s text:c="3"/>51.9 <text:s text:c="2"/>-54.3 <text:s text:c="2"/>100.3</text:p>
      <text:p text:style-name="Standard"><text:s text:c="2"/>10.193 | 3 <text:s/>| <text:s text:c="3"/>0.975 <text:s text:c="2"/>-0.010 <text:s text:c="3"/>0.262 | <text:s text:c="3"/>-2.0 <text:s text:c="2"/>-73.9 <text:s text:c="2"/>-49.3</text:p>
      <text:p text:style-name="Standard"><text:s text:c="2"/>10.193 | 4 <text:s/>| <text:s text:c="3"/>1.010 <text:s text:c="2"/>-0.011 <text:s text:c="3"/>0.013 | <text:s text:c="2"/>-38.1 <text:s text:c="2"/>-85.2 <text:s text:c="2"/>-71.2</text:p>
      <text:p text:style-name="Standard"><text:s text:c="2"/>10.193 | 5 <text:s/>| <text:s text:c="3"/>1.018 <text:s text:c="2"/>-0.079 <text:s text:c="2"/>-0.146 | <text:s/>-149.3 <text:s text:c="2"/>-79.8 <text:s text:c="2"/>122.8</text:p>
      <text:p text:style-name="Standard"><text:s text:c="2"/>10.228 | 0 <text:s/>| <text:s text:c="8"/>Comm Error <text:s text:c="8"/>| <text:s text:c="11"/>- <text:s text:c="10"/></text:p>
      <text:p text:style-name="Standard"><text:s text:c="2"/>10.228 | 1 <text:s/>| <text:s text:c="3"/>0.750 <text:s text:c="2"/>-0.671 <text:s text:c="3"/>0.259 | <text:s text:c="2"/>-61.0 <text:s text:c="2"/>-57.5 <text:s text:c="3"/>-1.2</text:p>
      <text:p text:style-name="Standard"><text:s text:c="2"/>10.228 | 2 <text:s/>| <text:s text:c="3"/>0.646 <text:s text:c="3"/>0.578 <text:s text:c="3"/>0.366 | <text:s text:c="3"/>44.9 <text:s text:c="2"/>-56.6 <text:s text:c="2"/>104.7</text:p>
      <text:p text:style-name="Standard"><text:soft-page-break/><text:s text:c="2"/>10.228 | 3 <text:s/>| <text:s text:c="3"/>0.971 <text:s text:c="2"/>-0.014 <text:s text:c="3"/>0.280 | <text:s text:c="3"/>-2.5 <text:s text:c="2"/>-73.8 <text:s text:c="2"/>-48.8</text:p>
      <text:p text:style-name="Standard"><text:s text:c="2"/>10.228 | 4 <text:s/>| <text:s text:c="3"/>1.008 <text:s text:c="2"/>-0.006 <text:s text:c="3"/>0.013 | <text:s text:c="2"/>-34.9 <text:s text:c="2"/>-85.2 <text:s text:c="2"/>-74.8</text:p>
      <text:p text:style-name="Standard"><text:s text:c="2"/>10.228 | 5 <text:s/>| <text:s text:c="3"/>1.018 <text:s text:c="2"/>-0.080 <text:s text:c="2"/>-0.139 | <text:s/>-149.4 <text:s text:c="2"/>-79.8 <text:s text:c="2"/>122.7</text:p>
      <text:p text:style-name="Standard"><text:s text:c="2"/>10.262 | 0 <text:s/>| <text:s text:c="8"/>Comm Error <text:s text:c="8"/>| <text:s text:c="11"/>- <text:s text:c="10"/></text:p>
      <text:p text:style-name="Standard"><text:s text:c="2"/>10.262 | 1 <text:s/>| <text:s text:c="3"/>0.833 <text:s text:c="2"/>-0.595 <text:s text:c="3"/>0.270 | <text:s text:c="2"/>-52.8 <text:s text:c="2"/>-62.0 <text:s text:c="3"/>-6.9</text:p>
      <text:p text:style-name="Standard"><text:s text:c="2"/>10.262 | 2 <text:s/>| <text:s text:c="3"/>0.663 <text:s text:c="3"/>0.456 <text:s text:c="3"/>0.375 | <text:s text:c="3"/>34.0 <text:s text:c="2"/>-60.1 <text:s text:c="2"/>111.9</text:p>
      <text:p text:style-name="Standard"><text:s text:c="2"/>10.262 | 3 <text:s/>| <text:s text:c="3"/>0.981 <text:s text:c="2"/>-0.028 <text:s text:c="3"/>0.278 | <text:s text:c="3"/>-3.1 <text:s text:c="2"/>-73.8 <text:s text:c="2"/>-48.1</text:p>
      <text:p text:style-name="Standard"><text:s text:c="2"/>10.262 | 4 <text:s/>| <text:s text:c="3"/>1.013 <text:s text:c="2"/>-0.007 <text:s text:c="3"/>0.009 | <text:s text:c="2"/>-32.4 <text:s text:c="2"/>-85.2 <text:s text:c="2"/>-77.0</text:p>
      <text:p text:style-name="Standard"><text:s text:c="2"/>10.262 | 5 <text:s/>| <text:s text:c="3"/>1.019 <text:s text:c="2"/>-0.082 <text:s text:c="2"/>-0.146 | <text:s/>-149.4 <text:s text:c="2"/>-79.8 <text:s text:c="2"/>122.7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0.297 | 0 <text:s/>| <text:s text:c="8"/>Comm Error <text:s text:c="8"/>| <text:s text:c="11"/>- <text:s text:c="10"/></text:p>
      <text:p text:style-name="Standard"><text:s text:c="2"/>10.297 | 1 <text:s/>| <text:s text:c="3"/>0.840 <text:s text:c="2"/>-0.519 <text:s text:c="3"/>0.289 | <text:s text:c="2"/>-44.8 <text:s text:c="2"/>-65.4 <text:s text:c="2"/>-12.9</text:p>
      <text:p text:style-name="Standard"><text:s text:c="2"/>10.297 | 2 <text:s/>| <text:s text:c="3"/>0.700 <text:s text:c="3"/>0.334 <text:s text:c="3"/>0.334 | <text:s text:c="3"/>24.4 <text:s text:c="2"/>-62.9 <text:s text:c="2"/>118.7</text:p>
      <text:p text:style-name="Standard"><text:s text:c="2"/>10.297 | 3 <text:s/>| <text:s text:c="3"/>0.982 <text:s text:c="2"/>-0.019 <text:s text:c="3"/>0.265 | <text:s text:c="3"/>-3.6 <text:s text:c="2"/>-73.9 <text:s text:c="2"/>-47.6</text:p>
      <text:p text:style-name="Standard"><text:s text:c="2"/>10.297 | 4 <text:s/>| <text:s text:c="3"/>1.010 <text:s text:c="2"/>-0.005 <text:s text:c="3"/>0.017 | <text:s text:c="2"/>-28.6 <text:s text:c="2"/>-85.2 <text:s text:c="2"/>-81.7</text:p>
      <text:p text:style-name="Standard"><text:s text:c="2"/>10.297 | 5 <text:s/>| <text:s text:c="3"/>1.020 <text:s text:c="2"/>-0.078 <text:s text:c="2"/>-0.145 | <text:s/>-149.6 <text:s text:c="2"/>-79.8 <text:s text:c="2"/>122.8</text:p>
      <text:p text:style-name="Standard"><text:s text:c="2"/>10.331 | 0 <text:s/>| <text:s text:c="8"/>Comm Error <text:s text:c="8"/>| <text:s text:c="11"/>- <text:s text:c="10"/></text:p>
      <text:p text:style-name="Standard"><text:s text:c="2"/>10.331 | 1 <text:s/>| <text:s text:c="3"/>0.861 <text:s text:c="2"/>-0.364 <text:s text:c="3"/>0.261 | <text:s text:c="2"/>-29.6 <text:s text:c="2"/>-69.7 <text:s text:c="2"/>-25.2</text:p>
      <text:p text:style-name="Standard"><text:s text:c="2"/>10.331 | 2 <text:s/>| <text:s text:c="3"/>0.744 <text:s text:c="3"/>0.204 <text:s text:c="3"/>0.300 | <text:s text:c="3"/>12.2 <text:s text:c="2"/>-65.5 <text:s text:c="2"/>128.1</text:p>
      <text:p text:style-name="Standard"><text:s text:c="2"/>10.331 | 3 <text:s/>| <text:s text:c="3"/>0.974 <text:s text:c="3"/>0.004 <text:s text:c="3"/>0.258 | <text:s text:c="3"/>-3.5 <text:s text:c="2"/>-74.0 <text:s text:c="2"/>-47.6</text:p>
      <text:p text:style-name="Standard"><text:s text:c="2"/>10.331 | 4 <text:s/>| <text:s text:c="3"/>1.004 <text:s text:c="2"/>-0.009 <text:s text:c="3"/>0.016 | <text:s text:c="2"/>-27.2 <text:s text:c="2"/>-85.2 <text:s text:c="2"/>-84.0</text:p>
      <text:p text:style-name="Standard"><text:s text:c="2"/>10.331 | 5 <text:s/>| <text:s text:c="3"/>1.017 <text:s text:c="2"/>-0.074 <text:s text:c="2"/>-0.142 | <text:s/>-149.8 <text:s text:c="2"/>-79.9 <text:s text:c="2"/>123.0</text:p>
      <text:p text:style-name="Standard"><text:s text:c="2"/>10.366 | 0 <text:s/>| <text:s text:c="8"/>Comm Error <text:s text:c="8"/>| <text:s text:c="11"/>- <text:s text:c="10"/></text:p>
      <text:p text:style-name="Standard"><text:s text:c="2"/>10.366 | 1 <text:s/>| <text:s text:c="3"/>0.796 <text:s text:c="2"/>-0.243 <text:s text:c="3"/>0.255 | <text:s text:c="2"/>-14.0 <text:s text:c="2"/>-71.7 <text:s text:c="2"/>-38.5</text:p>
      <text:p text:style-name="Standard"><text:s text:c="2"/>10.366 | 2 <text:s/>| <text:s text:c="3"/>0.708 <text:s text:c="3"/>0.011 <text:s text:c="3"/>0.264 | <text:s text:c="3"/>-9.1 <text:s text:c="2"/>-67.1 <text:s text:c="2"/>145.5</text:p>
      <text:p text:style-name="Standard"><text:s text:c="2"/>10.366 | 3 <text:s/>| <text:s text:c="3"/>0.971 <text:s text:c="3"/>0.025 <text:s text:c="3"/>0.261 | <text:s text:c="3"/>-2.8 <text:s text:c="2"/>-74.2 <text:s text:c="2"/>-48.6</text:p>
      <text:p text:style-name="Standard"><text:s text:c="2"/>10.366 | 4 <text:s/>| <text:s text:c="3"/>1.004 <text:s text:c="2"/>-0.006 <text:s text:c="3"/>0.011 | <text:s text:c="2"/>-26.4 <text:s text:c="2"/>-85.2 <text:s text:c="2"/>-84.5</text:p>
      <text:p text:style-name="Standard"><text:s text:c="2"/>10.366 | 5 <text:s/>| <text:s text:c="3"/>1.019 <text:s text:c="2"/>-0.074 <text:s text:c="2"/>-0.140 | <text:s/>-150.0 <text:s text:c="2"/>-79.9 <text:s text:c="2"/>123.2</text:p>
      <text:p text:style-name="Standard"><text:s text:c="2"/>10.400 | 0 <text:s/>| <text:s text:c="8"/>Comm Error <text:s text:c="8"/>| <text:s text:c="11"/>- <text:s text:c="10"/></text:p>
      <text:p text:style-name="Standard"><text:s text:c="2"/>10.400 | 1 <text:s/>| <text:s text:c="3"/>0.787 <text:s text:c="2"/>-0.122 <text:s text:c="3"/>0.236 | <text:s text:c="3"/>11.4 <text:s text:c="2"/>-72.3 <text:s text:c="2"/>-61.1</text:p>
      <text:p text:style-name="Standard"><text:s text:c="2"/>10.400 | 2 <text:s/>| <text:s text:c="3"/>0.652 <text:s text:c="2"/>-0.126 <text:s text:c="3"/>0.228 | <text:s text:c="2"/>-26.0 <text:s text:c="2"/>-66.1 <text:s text:c="2"/>159.5</text:p>
      <text:p text:style-name="Standard"><text:s text:c="2"/>10.400 | 3 <text:s/>| <text:s text:c="3"/>0.972 <text:s text:c="3"/>0.008 <text:s text:c="3"/>0.259 | <text:s text:c="3"/>-1.7 <text:s text:c="2"/>-74.2 <text:s text:c="2"/>-49.4</text:p>
      <text:p text:style-name="Standard"><text:s text:c="2"/>10.400 | 4 <text:s/>| <text:s text:c="3"/>1.009 <text:s text:c="2"/>-0.003 <text:s text:c="3"/>0.011 | <text:s text:c="2"/>-26.4 <text:s text:c="2"/>-85.2 <text:s text:c="2"/>-83.9</text:p>
      <text:p text:style-name="Standard"><text:s text:c="2"/>10.400 | 5 <text:s/>| <text:s text:c="3"/>1.020 <text:s text:c="2"/>-0.075 <text:s text:c="2"/>-0.139 | <text:s/>-150.2 <text:s text:c="2"/>-79.9 <text:s text:c="2"/>123.4</text:p>
      <text:p text:style-name="Standard"><text:s text:c="2"/>10.434 | 0 <text:s/>| <text:s text:c="8"/>Comm Error <text:s text:c="8"/>| <text:s text:c="11"/>- <text:s text:c="10"/></text:p>
      <text:p text:style-name="Standard"><text:s text:c="2"/>10.434 | 1 <text:s/>| <text:s text:c="3"/>0.756 <text:s text:c="3"/>0.047 <text:s text:c="3"/>0.171 | <text:s text:c="3"/>30.9 <text:s text:c="2"/>-70.9 <text:s text:c="2"/>-78.5</text:p>
      <text:p text:style-name="Standard"><text:s text:c="2"/>10.434 | 2 <text:s/>| <text:s text:c="3"/>0.581 <text:s text:c="2"/>-0.263 <text:s text:c="3"/>0.165 | <text:s text:c="2"/>-47.1 <text:s text:c="2"/>-62.0 <text:s text:c="2"/>176.5</text:p>
      <text:p text:style-name="Standard"><text:s text:c="2"/>10.434 | 3 <text:s/>| <text:s text:c="3"/>0.980 <text:s text:c="2"/>-0.008 <text:s text:c="3"/>0.251 | <text:s text:c="3"/>-1.6 <text:s text:c="2"/>-74.3 <text:s text:c="2"/>-49.4</text:p>
      <text:p text:style-name="Standard"><text:s text:c="2"/>10.434 | 4 <text:s/>| <text:s text:c="3"/>1.013 <text:s text:c="2"/>-0.000 <text:s text:c="3"/>0.009 | <text:s text:c="2"/>-25.4 <text:s text:c="2"/>-85.2 <text:s text:c="2"/>-84.4</text:p>
      <text:p text:style-name="Standard"><text:s text:c="2"/>10.434 | 5 <text:s/>| <text:s text:c="3"/>1.021 <text:s text:c="2"/>-0.072 <text:s text:c="2"/>-0.142 | <text:s/>-150.4 <text:s text:c="2"/>-79.9 <text:s text:c="2"/>123.5</text:p>
      <text:p text:style-name="Standard"><text:s text:c="2"/>10.468 | 0 <text:s/>| <text:s text:c="8"/>Comm Error <text:s text:c="8"/>| <text:s text:c="11"/>- <text:s text:c="10"/></text:p>
      <text:p text:style-name="Standard"><text:s text:c="2"/>10.468 | 1 <text:s/>| <text:s text:c="3"/>0.640 <text:s text:c="3"/>0.183 <text:s text:c="3"/>0.145 | <text:s text:c="3"/>47.7 <text:s text:c="2"/>-67.6 <text:s text:c="2"/>-93.1</text:p>
      <text:p text:style-name="Standard"><text:s text:c="2"/>10.468 | 2 <text:s/>| <text:s text:c="3"/>0.527 <text:s text:c="2"/>-0.400 <text:s text:c="3"/>0.068 | <text:s text:c="2"/>-60.0 <text:s text:c="2"/>-57.7 <text:s/>-173.9</text:p>
      <text:p text:style-name="Standard"><text:s text:c="2"/>10.468 | 3 <text:s/>| <text:s text:c="3"/>0.971 <text:s text:c="2"/>-0.007 <text:s text:c="3"/>0.254 | <text:s text:c="3"/>-1.6 <text:s text:c="2"/>-74.4 <text:s text:c="2"/>-49.4</text:p>
      <text:p text:style-name="Standard"><text:s text:c="2"/>10.468 | 4 <text:s/>| <text:s text:c="3"/>1.009 <text:s text:c="2"/>-0.003 <text:s text:c="3"/>0.011 | <text:s text:c="2"/>-24.8 <text:s text:c="2"/>-85.2 <text:s text:c="2"/>-84.4</text:p>
      <text:p text:style-name="Standard"><text:s text:c="2"/>10.468 | 5 <text:s/>| <text:s text:c="3"/>1.017 <text:s text:c="2"/>-0.076 <text:s text:c="2"/>-0.144 | <text:s/>-150.7 <text:s text:c="2"/>-79.9 <text:s text:c="2"/>123.9</text:p>
      <text:p text:style-name="Standard"><text:soft-page-break/><text:s text:c="2"/>10.502 | 0 <text:s/>| <text:s text:c="8"/>Comm Error <text:s text:c="8"/>| <text:s text:c="11"/>- <text:s text:c="10"/></text:p>
      <text:p text:style-name="Standard"><text:s text:c="2"/>10.502 | 1 <text:s/>| <text:s text:c="3"/>0.561 <text:s text:c="3"/>0.363 <text:s text:c="3"/>0.081 | <text:s text:c="3"/>65.0 <text:s text:c="2"/>-60.8 <text:s/>-107.0</text:p>
      <text:p text:style-name="Standard"><text:s text:c="2"/>10.502 | 2 <text:s/>| <text:s text:c="3"/>0.477 <text:s text:c="2"/>-0.471 <text:s text:c="3"/>0.026 | <text:s text:c="2"/>-70.5 <text:s text:c="2"/>-52.9 <text:s/>-167.0</text:p>
      <text:p text:style-name="Standard"><text:s text:c="2"/>10.502 | 3 <text:s/>| <text:s text:c="3"/>0.974 <text:s text:c="2"/>-0.009 <text:s text:c="3"/>0.257 | <text:s text:c="3"/>-1.7 <text:s text:c="2"/>-74.4 <text:s text:c="2"/>-49.3</text:p>
      <text:p text:style-name="Standard"><text:s text:c="2"/>10.502 | 4 <text:s/>| <text:s text:c="3"/>1.009 <text:s text:c="2"/>-0.004 <text:s text:c="3"/>0.013 | <text:s text:c="2"/>-25.6 <text:s text:c="2"/>-85.2 <text:s text:c="2"/>-83.5</text:p>
      <text:p text:style-name="Standard"><text:s text:c="2"/>10.502 | 5 <text:s/>| <text:s text:c="3"/>1.019 <text:s text:c="2"/>-0.079 <text:s text:c="2"/>-0.138 | <text:s/>-150.7 <text:s text:c="2"/>-79.9 <text:s text:c="2"/>123.8</text:p>
      <text:p text:style-name="Standard"><text:s text:c="2"/>10.537 | 0 <text:s/>| <text:s text:c="8"/>Comm Error <text:s text:c="8"/>| <text:s text:c="11"/>- <text:s text:c="10"/></text:p>
      <text:p text:style-name="Standard"><text:s text:c="2"/>10.537 | 1 <text:s/>| <text:s text:c="3"/>0.567 <text:s text:c="3"/>0.442 <text:s text:c="3"/>0.029 | <text:s text:c="3"/>74.8 <text:s text:c="2"/>-55.2 <text:s/>-114.0</text:p>
      <text:p text:style-name="Standard"><text:s text:c="2"/>10.537 | 2 <text:s/>| <text:s text:c="3"/>0.435 <text:s text:c="2"/>-0.540 <text:s text:c="2"/>-0.023 | <text:s text:c="2"/>-81.1 <text:s text:c="2"/>-46.5 <text:s/>-161.0</text:p>
      <text:p text:style-name="Standard"><text:s text:c="2"/>10.537 | 3 <text:s/>| <text:s text:c="3"/>0.977 <text:s text:c="3"/>0.000 <text:s text:c="3"/>0.244 | <text:s text:c="3"/>-1.4 <text:s text:c="2"/>-74.5 <text:s text:c="2"/>-49.6</text:p>
      <text:p text:style-name="Standard"><text:s text:c="2"/>10.537 | 4 <text:s/>| <text:s text:c="3"/>1.008 <text:s text:c="2"/>-0.002 <text:s text:c="3"/>0.012 | <text:s text:c="2"/>-25.9 <text:s text:c="2"/>-85.2 <text:s text:c="2"/>-82.6</text:p>
      <text:p text:style-name="Standard"><text:s text:c="2"/>10.537 | 5 <text:s/>| <text:s text:c="3"/>1.018 <text:s text:c="2"/>-0.084 <text:s text:c="2"/>-0.142 | <text:s/>-150.5 <text:s text:c="2"/>-79.9 <text:s text:c="2"/>123.6</text:p>
      <text:p text:style-name="Standard"><text:s text:c="2"/>10.571 | 0 <text:s/>| <text:s text:c="8"/>Comm Error <text:s text:c="8"/>| <text:s text:c="11"/>- <text:s text:c="10"/></text:p>
      <text:p text:style-name="Standard"><text:s text:c="2"/>10.571 | 1 <text:s/>| <text:s text:c="3"/>0.409 <text:s text:c="3"/>0.549 <text:s text:c="2"/>-0.028 | <text:s text:c="3"/>84.2 <text:s text:c="2"/>-47.1 <text:s/>-119.3</text:p>
      <text:p text:style-name="Standard"><text:s text:c="2"/>10.571 | 2 <text:s/>| <text:s text:c="3"/>0.382 <text:s text:c="2"/>-0.627 <text:s text:c="2"/>-0.065 | <text:s text:c="2"/>-87.7 <text:s text:c="2"/>-41.4 <text:s/>-157.8</text:p>
      <text:p text:style-name="Standard"><text:s text:c="2"/>10.571 | 3 <text:s/>| <text:s text:c="3"/>0.969 <text:s text:c="3"/>0.005 <text:s text:c="3"/>0.243 | <text:s text:c="3"/>-1.0 <text:s text:c="2"/>-74.6 <text:s text:c="2"/>-50.0</text:p>
      <text:p text:style-name="Standard"><text:s text:c="2"/>10.571 | 4 <text:s/>| <text:s text:c="3"/>1.009 <text:s text:c="2"/>-0.006 <text:s text:c="3"/>0.008 | <text:s text:c="2"/>-28.9 <text:s text:c="2"/>-85.2 <text:s text:c="2"/>-78.7</text:p>
      <text:p text:style-name="Standard"><text:s text:c="2"/>10.571 | 5 <text:s/>| <text:s text:c="3"/>1.018 <text:s text:c="2"/>-0.078 <text:s text:c="2"/>-0.139 | <text:s/>-150.4 <text:s text:c="2"/>-79.9 <text:s text:c="2"/>123.5</text:p>
      <text:p text:style-name="Standard"><text:s text:c="2"/>10.605 | 0 <text:s/>| <text:s text:c="8"/>Comm Error <text:s text:c="8"/>| <text:s text:c="11"/>- <text:s text:c="10"/></text:p>
      <text:p text:style-name="Standard"><text:s text:c="2"/>10.605 | 1 <text:s/>| <text:s text:c="3"/>0.345 <text:s text:c="3"/>0.576 <text:s text:c="2"/>-0.075 | <text:s text:c="3"/>89.8 <text:s text:c="2"/>-40.7 <text:s/>-121.7</text:p>
      <text:p text:style-name="Standard"><text:s text:c="2"/>10.605 | 2 <text:s/>| <text:s text:c="3"/>0.396 <text:s text:c="2"/>-0.647 <text:s text:c="2"/>-0.099 | <text:s text:c="2"/>-94.9 <text:s text:c="2"/>-35.3 <text:s/>-154.5</text:p>
      <text:p text:style-name="Standard"><text:s text:c="2"/>10.605 | 3 <text:s/>| <text:s text:c="3"/>0.960 <text:s text:c="2"/>-0.005 <text:s text:c="3"/>0.245 | <text:s text:c="3"/>-0.8 <text:s text:c="2"/>-74.7 <text:s text:c="2"/>-50.2</text:p>
      <text:p text:style-name="Standard"><text:s text:c="2"/>10.605 | 4 <text:s/>| <text:s text:c="3"/>1.010 <text:s text:c="2"/>-0.007 <text:s text:c="3"/>0.011 | <text:s text:c="2"/>-30.4 <text:s text:c="2"/>-85.2 <text:s text:c="2"/>-76.4</text:p>
      <text:p text:style-name="Standard"><text:s text:c="2"/>10.605 | 5 <text:s/>| <text:s text:c="3"/>1.021 <text:s text:c="2"/>-0.083 <text:s text:c="2"/>-0.158 | <text:s/>-150.6 <text:s text:c="2"/>-79.8 <text:s text:c="2"/>123.7</text:p>
      <text:p text:style-name="Standard"><text:s text:c="2"/>10.640 | 0 <text:s/>| <text:s text:c="8"/>Comm Error <text:s text:c="8"/>| <text:s text:c="11"/>- <text:s text:c="10"/></text:p>
      <text:p text:style-name="Standard"><text:s text:c="2"/>10.640 | 1 <text:s/>| <text:s text:c="3"/>0.334 <text:s text:c="3"/>0.571 <text:s text:c="2"/>-0.095 | <text:s text:c="3"/>95.8 <text:s text:c="2"/>-33.7 <text:s/>-123.5</text:p>
      <text:p text:style-name="Standard"><text:s text:c="2"/>10.640 | 2 <text:s/>| <text:s text:c="3"/>0.385 <text:s text:c="2"/>-0.666 <text:s text:c="2"/>-0.152 | <text:s text:c="2"/>-99.2 <text:s text:c="2"/>-31.5 <text:s/>-153.1</text:p>
      <text:p text:style-name="Standard"><text:s text:c="2"/>10.640 | 3 <text:s/>| <text:s text:c="3"/>0.977 <text:s text:c="2"/>-0.021 <text:s text:c="3"/>0.259 | <text:s text:c="3"/>-0.9 <text:s text:c="2"/>-74.7 <text:s text:c="2"/>-50.1</text:p>
      <text:p text:style-name="Standard"><text:s text:c="2"/>10.640 | 4 <text:s/>| <text:s text:c="3"/>1.013 <text:s text:c="3"/>0.004 <text:s text:c="3"/>0.004 | <text:s text:c="2"/>-30.5 <text:s text:c="2"/>-85.2 <text:s text:c="2"/>-75.5</text:p>
      <text:p text:style-name="Standard"><text:s text:c="2"/>10.640 | 5 <text:s/>| <text:s text:c="3"/>1.021 <text:s text:c="2"/>-0.072 <text:s text:c="2"/>-0.164 | <text:s/>-152.1 <text:s text:c="2"/>-79.7 <text:s text:c="2"/>124.5</text:p>
      <text:p text:style-name="Standard"><text:s text:c="2"/>10.674 | 0 <text:s/>| <text:s text:c="8"/>Comm Error <text:s text:c="8"/>| <text:s text:c="11"/>- <text:s text:c="10"/></text:p>
      <text:p text:style-name="Standard"><text:s text:c="2"/>10.674 | 1 <text:s/>| <text:s text:c="3"/>0.279 <text:s text:c="3"/>0.628 <text:s text:c="2"/>-0.146 | <text:s text:c="3"/>99.8 <text:s text:c="2"/>-28.9 <text:s/>-124.1</text:p>
      <text:p text:style-name="Standard"><text:s text:c="2"/>10.674 | 2 <text:s/>| <text:s text:c="3"/>0.379 <text:s text:c="2"/>-0.707 <text:s text:c="2"/>-0.185 | <text:s/>-102.4 <text:s text:c="2"/>-28.2 <text:s/>-153.0</text:p>
      <text:p text:style-name="Standard"><text:s text:c="2"/>10.674 | 3 <text:s/>| <text:s text:c="3"/>0.989 <text:s text:c="2"/>-0.021 <text:s text:c="3"/>0.288 | <text:s text:c="3"/>-1.2 <text:s text:c="2"/>-74.7 <text:s text:c="2"/>-49.8</text:p>
      <text:p text:style-name="Standard"><text:s text:c="2"/>10.674 | 4 <text:s/>| <text:s text:c="3"/>1.007 <text:s text:c="2"/>-0.019 <text:s text:c="2"/>-0.003 | <text:s text:c="2"/>-36.4 <text:s text:c="2"/>-85.2 <text:s text:c="2"/>-68.6</text:p>
      <text:p text:style-name="Standard"><text:s text:c="2"/>10.674 | 5 <text:s/>| <text:s text:c="3"/>1.017 <text:s text:c="2"/>-0.074 <text:s text:c="2"/>-0.146 | <text:s/>-151.3 <text:s text:c="2"/>-79.6 <text:s text:c="2"/>124.5</text:p>
      <text:p text:style-name="Standard"><text:s text:c="2"/>10.708 | 0 <text:s/>| <text:s text:c="8"/>Comm Error <text:s text:c="8"/>| <text:s text:c="11"/>- <text:s text:c="10"/></text:p>
      <text:p text:style-name="Standard"><text:s text:c="2"/>10.708 | 1 <text:s/>| <text:s text:c="3"/>0.223 <text:s text:c="3"/>0.758 <text:s text:c="2"/>-0.244 | <text:s text:c="2"/>104.8 <text:s text:c="2"/>-22.8 <text:s/>-124.8</text:p>
      <text:p text:style-name="Standard"><text:s text:c="2"/>10.708 | 2 <text:s/>| <text:s text:c="3"/>0.353 <text:s text:c="2"/>-0.874 <text:s text:c="2"/>-0.307 | <text:s/>-105.9 <text:s text:c="2"/>-24.2 <text:s/>-153.9</text:p>
      <text:p text:style-name="Standard"><text:s text:c="2"/>10.708 | 3 <text:s/>| <text:s text:c="3"/>1.007 <text:s text:c="2"/>-0.018 <text:s text:c="3"/>0.279 | <text:s text:c="3"/>-1.6 <text:s text:c="2"/>-74.5 <text:s text:c="2"/>-49.5</text:p>
      <text:p text:style-name="Standard"><text:s text:c="2"/>10.708 | 4 <text:s/>| <text:s text:c="3"/>1.002 <text:s text:c="2"/>-0.008 <text:s text:c="3"/>0.002 | <text:s text:c="2"/>-45.4 <text:s text:c="2"/>-85.2 <text:s text:c="2"/>-59.0</text:p>
      <text:p text:style-name="Standard"><text:s text:c="2"/>10.708 | 5 <text:s/>| <text:s text:c="3"/>1.016 <text:s text:c="2"/>-0.087 <text:s text:c="2"/>-0.143 | <text:s/>-151.0 <text:s text:c="2"/>-79.6 <text:s text:c="2"/>124.2</text:p>
      <text:p text:style-name="Standard"><text:s text:c="2"/>10.742 | 0 <text:s/>| <text:s text:c="8"/>Comm Error <text:s text:c="8"/>| <text:s text:c="11"/>- <text:s text:c="10"/></text:p>
      <text:p text:style-name="Standard"><text:s text:c="2"/>10.742 | 1 <text:s/>| <text:s text:c="3"/>0.132 <text:s text:c="3"/>1.013 <text:s text:c="2"/>-0.521 | <text:s text:c="2"/>108.9 <text:s text:c="2"/>-18.3 <text:s/>-125.3</text:p>
      <text:p text:style-name="Standard"><text:s text:c="2"/>10.742 | 2 <text:s/>| <text:s text:c="3"/>0.291 <text:s text:c="2"/>-0.995 <text:s text:c="2"/>-0.506 | <text:s/>-108.4 <text:s text:c="2"/>-21.9 <text:s/>-155.4</text:p>
      <text:p text:style-name="Standard"><text:s text:c="2"/>10.742 | 3 <text:s/>| <text:s text:c="3"/>0.994 <text:s text:c="2"/>-0.010 <text:s text:c="3"/>0.310 | <text:s text:c="3"/>-1.8 <text:s text:c="2"/>-74.4 <text:s text:c="2"/>-49.3</text:p>
      <text:p text:style-name="Standard"><text:s text:c="2"/>10.742 | 4 <text:s/>| <text:s text:c="3"/>1.002 <text:s text:c="2"/>-0.014 <text:s text:c="3"/>0.030 | <text:s text:c="2"/>-43.6 <text:s text:c="2"/>-85.2 <text:s text:c="2"/>-63.5</text:p>
      <text:p text:style-name="Standard"><text:s text:c="2"/>10.742 | 5 <text:s/>| <text:s text:c="3"/>1.017 <text:s text:c="2"/>-0.068 <text:s text:c="2"/>-0.099 | <text:s/>-150.2 <text:s text:c="2"/>-79.9 <text:s text:c="2"/>123.5</text:p>
      <text:p text:style-name="Standard"><text:s text:c="2"/>10.777 | 0 <text:s/>| <text:s text:c="8"/>Comm Error <text:s text:c="8"/>| <text:s text:c="11"/>- <text:s text:c="10"/></text:p>
      <text:p text:style-name="Standard"><text:soft-page-break/><text:s text:c="2"/>10.777 | 1 <text:s/>| <text:s text:c="2"/>-0.186 <text:s text:c="3"/>1.272 <text:s text:c="2"/>-0.791 | <text:s text:c="2"/>112.5 <text:s text:c="2"/>-13.4 <text:s/>-125.4</text:p>
      <text:p text:style-name="Standard"><text:s text:c="2"/>10.777 | 2 <text:s/>| <text:s text:c="3"/>0.028 <text:s text:c="2"/>-1.246 <text:s text:c="2"/>-0.839 | <text:s/>-112.3 <text:s text:c="2"/>-17.9 <text:s/>-156.9</text:p>
      <text:p text:style-name="Standard"><text:s text:c="2"/>10.777 | 3 <text:s/>| <text:s text:c="3"/>0.974 <text:s text:c="2"/>-0.003 <text:s text:c="3"/>0.257 | <text:s text:c="3"/>-1.7 <text:s text:c="2"/>-74.4 <text:s text:c="2"/>-49.4</text:p>
      <text:p text:style-name="Standard"><text:s text:c="2"/>10.777 | 4 <text:s/>| <text:s text:c="3"/>1.016 <text:s text:c="3"/>0.000 <text:s text:c="3"/>0.041 | <text:s text:c="2"/>-34.0 <text:s text:c="2"/>-85.2 <text:s text:c="2"/>-76.5</text:p>
      <text:p text:style-name="Standard"><text:s text:c="2"/>10.777 | 5 <text:s/>| <text:s text:c="3"/>1.021 <text:s text:c="2"/>-0.076 <text:s text:c="2"/>-0.117 | <text:s/>-149.8 <text:s text:c="2"/>-80.1 <text:s text:c="2"/>123.0</text:p>
      <text:p text:style-name="Standard"><text:s text:c="2"/>10.811 | 0 <text:s/>| <text:s text:c="8"/>Comm Error <text:s text:c="8"/>| <text:s text:c="11"/>- <text:s text:c="10"/></text:p>
      <text:p text:style-name="Standard"><text:s text:c="2"/>10.811 | 1 <text:s/>| <text:s text:c="2"/>-0.339 <text:s text:c="3"/>1.333 <text:s text:c="2"/>-0.857 | <text:s text:c="2"/>115.6 <text:s text:c="3"/>-7.7 <text:s/>-125.6</text:p>
      <text:p text:style-name="Standard"><text:s text:c="2"/>10.811 | 2 <text:s/>| <text:s text:c="3"/>0.065 <text:s text:c="2"/>-1.238 <text:s text:c="2"/>-0.924 | <text:s/>-114.6 <text:s text:c="2"/>-16.0 <text:s/>-157.3</text:p>
      <text:p text:style-name="Standard"><text:s text:c="2"/>10.811 | 3 <text:s/>| <text:s text:c="3"/>1.119 <text:s text:c="3"/>0.003 <text:s text:c="3"/>0.221 | <text:s text:c="3"/>-1.5 <text:s text:c="2"/>-74.9 <text:s text:c="2"/>-49.7</text:p>
      <text:p text:style-name="Standard"><text:s text:c="2"/>10.811 | 4 <text:s/>| <text:s text:c="3"/>1.020 <text:s text:c="2"/>-0.004 <text:s text:c="2"/>-0.038 | <text:s text:c="2"/>-37.2 <text:s text:c="2"/>-85.2 <text:s text:c="2"/>-66.5</text:p>
      <text:p text:style-name="Standard"><text:s text:c="2"/>10.811 | 5 <text:s/>| <text:s text:c="3"/>1.021 <text:s text:c="2"/>-0.085 <text:s text:c="2"/>-0.211 | <text:s/>-150.6 <text:s text:c="2"/>-79.7 <text:s text:c="2"/>123.7</text:p>
      <text:p text:style-name="Standard"><text:s text:c="2"/>10.846 | 0 <text:s/>| <text:s text:c="8"/>Comm Error <text:s text:c="8"/>| <text:s text:c="11"/>- <text:s text:c="10"/></text:p>
      <text:p text:style-name="Standard"><text:s text:c="2"/>10.846 | 1 <text:s/>| <text:s text:c="2"/>-0.170 <text:s text:c="3"/>1.181 <text:s text:c="2"/>-0.617 | <text:s text:c="2"/>116.1 <text:s text:c="3"/>-5.7 <text:s/>-125.6</text:p>
      <text:p text:style-name="Standard"><text:s text:c="2"/>10.846 | 2 <text:s/>| <text:s text:c="3"/>0.219 <text:s text:c="2"/>-1.084 <text:s text:c="2"/>-0.682 | <text:s/>-115.7 <text:s text:c="2"/>-15.4 <text:s/>-156.8</text:p>
      <text:p text:style-name="Standard"><text:s text:c="2"/>10.846 | 3 <text:s/>| <text:s text:c="3"/>1.030 <text:s text:c="3"/>0.013 <text:s text:c="3"/>0.187 | <text:s text:c="3"/>-0.6 <text:s text:c="2"/>-75.4 <text:s text:c="2"/>-50.6</text:p>
      <text:p text:style-name="Standard"><text:s text:c="2"/>10.846 | 4 <text:s/>| <text:s text:c="3"/>1.023 <text:s text:c="2"/>-0.019 <text:s text:c="2"/>-0.070 | <text:s text:c="2"/>-92.2 <text:s text:c="2"/>-85.2 <text:s text:c="2"/>-14.7</text:p>
      <text:p text:style-name="Standard"><text:s text:c="2"/>10.846 | 5 <text:s/>| <text:s text:c="3"/>1.029 <text:s text:c="2"/>-0.071 <text:s text:c="2"/>-0.211 | <text:s/>-152.1 <text:s text:c="2"/>-79.2 <text:s text:c="2"/>125.2</text:p>
      <text:p text:style-name="Standard"><text:s text:c="2"/>10.880 | 0 <text:s/>| <text:s text:c="8"/>Comm Error <text:s text:c="8"/>| <text:s text:c="11"/>- <text:s text:c="10"/></text:p>
      <text:p text:style-name="Standard"><text:s text:c="2"/>10.880 | 1 <text:s/>| <text:s text:c="3"/>0.186 <text:s text:c="3"/>0.995 <text:s text:c="2"/>-0.325 | <text:s text:c="2"/>114.6 <text:s text:c="3"/>-6.7 <text:s/>-125.8</text:p>
      <text:p text:style-name="Standard"><text:s text:c="2"/>10.880 | 2 <text:s/>| <text:s text:c="3"/>0.423 <text:s text:c="2"/>-0.912 <text:s text:c="2"/>-0.293 | <text:s/>-114.8 <text:s text:c="2"/>-16.6 <text:s/>-156.3</text:p>
      <text:p text:style-name="Standard"><text:s text:c="2"/>10.880 | 3 <text:s/>| <text:s text:c="3"/>0.990 <text:s text:c="2"/>-0.022 <text:s text:c="3"/>0.304 | <text:s text:c="3"/>-1.1 <text:s text:c="2"/>-75.4 <text:s text:c="2"/>-50.2</text:p>
      <text:p text:style-name="Standard"><text:s text:c="2"/>10.880 | 4 <text:s/>| <text:s text:c="3"/>1.005 <text:s text:c="2"/>-0.031 <text:s text:c="3"/>0.009 | <text:s text:c="2"/>-88.9 <text:s text:c="2"/>-85.2 <text:s text:c="2"/>-20.9</text:p>
      <text:p text:style-name="Standard"><text:s text:c="2"/>10.880 | 5 <text:s/>| <text:s text:c="3"/>1.016 <text:s text:c="2"/>-0.067 <text:s text:c="2"/>-0.140 | <text:s/>-152.2 <text:s text:c="2"/>-79.4 <text:s text:c="2"/>125.3</text:p>
      <text:p text:style-name="Standard"><text:s text:c="2"/>10.914 | 0 <text:s/>| <text:s text:c="8"/>Comm Error <text:s text:c="8"/>| <text:s text:c="11"/>- <text:s text:c="10"/></text:p>
      <text:p text:style-name="Standard"><text:s text:c="2"/>10.914 | 1 <text:s/>| <text:s text:c="3"/>0.374 <text:s text:c="3"/>0.875 <text:s text:c="2"/>-0.161 | <text:s text:c="2"/>112.7 <text:s text:c="3"/>-9.0 <text:s/>-125.7</text:p>
      <text:p text:style-name="Standard"><text:s text:c="2"/>10.914 | 2 <text:s/>| <text:s text:c="3"/>0.427 <text:s text:c="2"/>-0.874 <text:s text:c="2"/>-0.206 | <text:s/>-113.4 <text:s text:c="2"/>-17.7 <text:s/>-156.3</text:p>
      <text:p text:style-name="Standard"><text:s text:c="2"/>10.914 | 3 <text:s/>| <text:s text:c="3"/>0.975 <text:s text:c="2"/>-0.005 <text:s text:c="3"/>0.311 | <text:s text:c="3"/>-1.2 <text:s text:c="2"/>-74.9 <text:s text:c="2"/>-50.4</text:p>
      <text:p text:style-name="Standard"><text:s text:c="2"/>10.914 | 4 <text:s/>| <text:s text:c="3"/>1.002 <text:s text:c="2"/>-0.001 <text:s text:c="3"/>0.051 | <text:s text:c="2"/>-62.4 <text:s text:c="2"/>-85.2 <text:s text:c="2"/>-56.1</text:p>
      <text:p text:style-name="Standard"><text:s text:c="2"/>10.914 | 5 <text:s/>| <text:s text:c="3"/>1.008 <text:s text:c="2"/>-0.074 <text:s text:c="2"/>-0.082 | <text:s/>-150.7 <text:s text:c="2"/>-79.8 <text:s text:c="2"/>123.6</text:p>
      <text:p text:style-name="Standard"><text:s text:c="2"/>10.948 | 0 <text:s/>| <text:s text:c="8"/>Comm Error <text:s text:c="8"/>| <text:s text:c="11"/>- <text:s text:c="10"/></text:p>
      <text:p text:style-name="Standard"><text:s text:c="2"/>10.948 | 1 <text:s/>| <text:s text:c="3"/>0.205 <text:s text:c="3"/>0.932 <text:s text:c="2"/>-0.266 | <text:s text:c="2"/>111.5 <text:s text:c="3"/>-9.3 <text:s/>-125.5</text:p>
      <text:p text:style-name="Standard"><text:s text:c="2"/>10.948 | 2 <text:s/>| <text:s text:c="3"/>0.309 <text:s text:c="2"/>-0.898 <text:s text:c="2"/>-0.299 | <text:s/>-112.4 <text:s text:c="2"/>-17.4 <text:s/>-156.4</text:p>
      <text:p text:style-name="Standard"><text:s text:c="2"/>10.948 | 3 <text:s/>| <text:s text:c="3"/>0.951 <text:s text:c="2"/>-0.017 <text:s text:c="3"/>0.245 | <text:s text:c="3"/>-1.5 <text:s text:c="2"/>-74.4 <text:s text:c="2"/>-50.0</text:p>
      <text:p text:style-name="Standard"><text:s text:c="2"/>10.948 | 4 <text:s/>| <text:s text:c="3"/>1.003 <text:s text:c="2"/>-0.006 <text:s text:c="3"/>0.053 | <text:s text:c="2"/>-34.6 <text:s text:c="2"/>-85.1 <text:s text:c="2"/>-78.4</text:p>
      <text:p text:style-name="Standard"><text:s text:c="2"/>10.948 | 5 <text:s/>| <text:s text:c="3"/>1.015 <text:s text:c="2"/>-0.084 <text:s text:c="2"/>-0.110 | <text:s/>-149.7 <text:s text:c="2"/>-80.1 <text:s text:c="2"/>122.1</text:p>
      <text:p text:style-name="Standard"><text:s text:c="2"/>10.983 | 0 <text:s/>| <text:s text:c="8"/>Comm Error <text:s text:c="8"/>| <text:s text:c="11"/>- <text:s text:c="10"/></text:p>
      <text:p text:style-name="Standard"><text:s text:c="2"/>10.983 | 1 <text:s/>| <text:s text:c="3"/>0.056 <text:s text:c="3"/>1.061 <text:s text:c="2"/>-0.412 | <text:s text:c="2"/>111.4 <text:s text:c="3"/>-8.1 <text:s/>-125.5</text:p>
      <text:p text:style-name="Standard"><text:s text:c="2"/>10.983 | 2 <text:s/>| <text:s text:c="3"/>0.232 <text:s text:c="2"/>-1.018 <text:s text:c="2"/>-0.464 | <text:s/>-112.5 <text:s text:c="2"/>-16.6 <text:s/>-156.3</text:p>
      <text:p text:style-name="Standard"><text:s text:c="2"/>10.983 | 3 <text:s/>| <text:s text:c="3"/>1.037 <text:s text:c="2"/>-0.005 <text:s text:c="3"/>0.146 | <text:s text:c="3"/>-1.7 <text:s text:c="2"/>-75.0 <text:s text:c="2"/>-49.9</text:p>
      <text:p text:style-name="Standard"><text:s text:c="2"/>10.983 | 4 <text:s/>| <text:s text:c="3"/>1.018 <text:s text:c="3"/>0.021 <text:s text:c="2"/>-0.029 | <text:s text:c="2"/>-32.6 <text:s text:c="2"/>-85.2 <text:s text:c="2"/>-76.9</text:p>
      <text:p text:style-name="Standard"><text:s text:c="2"/>10.983 | 5 <text:s/>| <text:s text:c="3"/>1.009 <text:s text:c="2"/>-0.085 <text:s text:c="2"/>-0.204 | <text:s/>-150.1 <text:s text:c="2"/>-79.7 <text:s text:c="2"/>122.7</text:p>
      <text:p text:style-name="Standard"><text:s text:c="2"/>11.017 | 0 <text:s/>| <text:s text:c="8"/>Comm Error <text:s text:c="8"/>| <text:s text:c="11"/>- <text:s text:c="10"/></text:p>
      <text:p text:style-name="Standard"><text:s text:c="2"/>11.017 | 1 <text:s/>| <text:s text:c="3"/>0.096 <text:s text:c="3"/>1.061 <text:s text:c="2"/>-0.444 | <text:s text:c="2"/>111.4 <text:s text:c="3"/>-7.3 <text:s/>-125.4</text:p>
      <text:p text:style-name="Standard"><text:s text:c="2"/>11.017 | 2 <text:s/>| <text:s text:c="3"/>0.222 <text:s text:c="2"/>-1.029 <text:s text:c="2"/>-0.527 | <text:s/>-113.1 <text:s text:c="2"/>-15.4 <text:s/>-155.8</text:p>
      <text:p text:style-name="Standard"><text:s text:c="2"/>11.017 | 3 <text:s/>| <text:s text:c="3"/>1.041 <text:s text:c="2"/>-0.014 <text:s text:c="3"/>0.225 | <text:s text:c="3"/>-1.6 <text:s text:c="2"/>-75.5 <text:s text:c="2"/>-49.8</text:p>
      <text:p text:style-name="Standard"><text:s text:c="2"/>11.017 | 4 <text:s/>| <text:s text:c="3"/>1.014 <text:s text:c="2"/>-0.039 <text:s text:c="2"/>-0.050 | <text:s text:c="2"/>-62.1 <text:s text:c="2"/>-85.2 <text:s text:c="2"/>-42.5</text:p>
      <text:p text:style-name="Standard"><text:s text:c="2"/>11.017 | 5 <text:s/>| <text:s text:c="3"/>1.026 <text:s text:c="2"/>-0.080 <text:s text:c="2"/>-0.209 | <text:s/>-151.5 <text:s text:c="2"/>-79.2 <text:s text:c="2"/>124.2</text:p>
      <text:p text:style-name="Standard"><text:s text:c="2"/>11.051 | 0 <text:s/>| <text:s text:c="8"/>Comm Error <text:s text:c="8"/>| <text:s text:c="11"/>- <text:s text:c="10"/></text:p>
      <text:p text:style-name="Standard"><text:s text:c="2"/>11.051 | 1 <text:s/>| <text:s text:c="3"/>0.051 <text:s text:c="3"/>1.072 <text:s text:c="2"/>-0.485 | <text:s text:c="2"/>111.6 <text:s text:c="3"/>-6.2 <text:s/>-125.4</text:p>
      <text:p text:style-name="Standard"><text:soft-page-break/><text:s text:c="2"/>11.051 | 2 <text:s/>| <text:s text:c="3"/>0.223 <text:s text:c="2"/>-1.017 <text:s text:c="2"/>-0.563 | <text:s/>-113.9 <text:s text:c="2"/>-14.9 <text:s/>-155.3</text:p>
      <text:p text:style-name="Standard"><text:s text:c="2"/>11.051 | 3 <text:s/>| <text:s text:c="3"/>1.046 <text:s text:c="2"/>-0.031 <text:s text:c="3"/>0.315 | <text:s text:c="3"/>-2.2 <text:s text:c="2"/>-75.2 <text:s text:c="2"/>-49.2</text:p>
      <text:p text:style-name="Standard"><text:s text:c="2"/>11.051 | 4 <text:s/>| <text:s text:c="3"/>1.021 <text:s text:c="2"/>-0.031 <text:s text:c="3"/>0.003 | <text:s text:c="2"/>-71.0 <text:s text:c="2"/>-85.2 <text:s text:c="2"/>-38.3</text:p>
      <text:p text:style-name="Standard"><text:s text:c="2"/>11.051 | 5 <text:s/>| <text:s text:c="3"/>1.026 <text:s text:c="2"/>-0.070 <text:s text:c="2"/>-0.151 | <text:s/>-152.0 <text:s text:c="2"/>-79.3 <text:s text:c="2"/>124.8</text:p>
      <text:p text:style-name="Standard"><text:s text:c="2"/>11.085 | 0 <text:s/>| <text:s text:c="8"/>Comm Error <text:s text:c="8"/>| <text:s text:c="11"/>- <text:s text:c="10"/></text:p>
      <text:p text:style-name="Standard"><text:s text:c="2"/>11.085 | 1 <text:s/>| <text:s text:c="3"/>0.067 <text:s text:c="3"/>1.077 <text:s text:c="2"/>-0.490 | <text:s text:c="2"/>111.4 <text:s text:c="3"/>-5.5 <text:s/>-125.5</text:p>
      <text:p text:style-name="Standard"><text:s text:c="2"/>11.085 | 2 <text:s/>| <text:s text:c="3"/>0.245 <text:s text:c="2"/>-1.015 <text:s text:c="2"/>-0.504 | <text:s/>-113.6 <text:s text:c="2"/>-15.0 <text:s/>-154.8</text:p>
      <text:p text:style-name="Standard"><text:s text:c="2"/>11.085 | 3 <text:s/>| <text:s text:c="3"/>1.065 <text:s text:c="2"/>-0.032 <text:s text:c="3"/>0.411 | <text:s text:c="3"/>-2.9 <text:s text:c="2"/>-74.4 <text:s text:c="2"/>-48.4</text:p>
      <text:p text:style-name="Standard"><text:s text:c="2"/>11.085 | 4 <text:s/>| <text:s text:c="3"/>1.002 <text:s text:c="2"/>-0.018 <text:s text:c="3"/>0.029 | <text:s text:c="2"/>-54.6 <text:s text:c="2"/>-85.2 <text:s text:c="2"/>-56.0</text:p>
      <text:p text:style-name="Standard"><text:s text:c="2"/>11.085 | 5 <text:s/>| <text:s text:c="3"/>1.021 <text:s text:c="2"/>-0.085 <text:s text:c="2"/>-0.136 | <text:s/>-151.0 <text:s text:c="2"/>-79.4 <text:s text:c="2"/>123.8</text:p>
      <text:p text:style-name="Standard"><text:s text:c="2"/>11.120 | 0 <text:s/>| <text:s text:c="8"/>Comm Error <text:s text:c="8"/>| <text:s text:c="11"/>- <text:s text:c="10"/></text:p>
      <text:p text:style-name="Standard"><text:s text:c="2"/>11.120 | 1 <text:s/>| <text:s text:c="3"/>0.080 <text:s text:c="3"/>1.019 <text:s text:c="2"/>-0.436 | <text:s text:c="2"/>110.1 <text:s text:c="3"/>-5.4 <text:s/>-125.2</text:p>
      <text:p text:style-name="Standard"><text:s text:c="2"/>11.120 | 2 <text:s/>| <text:s text:c="3"/>0.221 <text:s text:c="2"/>-0.942 <text:s text:c="2"/>-0.449 | <text:s/>-112.0 <text:s text:c="2"/>-15.5 <text:s/>-154.1</text:p>
      <text:p text:style-name="Standard"><text:s text:c="2"/>11.120 | 3 <text:s/>| <text:s text:c="3"/>0.980 <text:s text:c="2"/>-0.014 <text:s text:c="3"/>0.363 | <text:s text:c="3"/>-3.0 <text:s text:c="2"/>-73.6 <text:s text:c="2"/>-48.2</text:p>
      <text:p text:style-name="Standard"><text:s text:c="2"/>11.120 | 4 <text:s/>| <text:s text:c="3"/>1.004 <text:s text:c="3"/>0.021 <text:s text:c="3"/>0.031 | <text:s text:c="2"/>-37.9 <text:s text:c="2"/>-85.2 <text:s text:c="2"/>-73.4</text:p>
      <text:p text:style-name="Standard"><text:s text:c="2"/>11.120 | 5 <text:s/>| <text:s text:c="3"/>1.014 <text:s text:c="2"/>-0.076 <text:s text:c="2"/>-0.125 | <text:s/>-150.3 <text:s text:c="2"/>-79.7 <text:s text:c="2"/>123.0</text:p>
      <text:p text:style-name="Standard"><text:s text:c="2"/>11.154 | 0 <text:s/>| <text:s text:c="8"/>Comm Error <text:s text:c="8"/>| <text:s text:c="11"/>- <text:s text:c="10"/></text:p>
      <text:p text:style-name="Standard"><text:s text:c="2"/>11.154 | 1 <text:s/>| <text:s text:c="3"/>0.040 <text:s text:c="3"/>0.902 <text:s text:c="2"/>-0.369 | <text:s text:c="2"/>108.8 <text:s text:c="3"/>-5.4 <text:s/>-125.1</text:p>
      <text:p text:style-name="Standard"><text:s text:c="2"/>11.154 | 2 <text:s/>| <text:s text:c="3"/>0.258 <text:s text:c="2"/>-0.731 <text:s text:c="2"/>-0.375 | <text:s/>-110.7 <text:s text:c="2"/>-16.7 <text:s/>-153.0</text:p>
      <text:p text:style-name="Standard"><text:s text:c="2"/>11.154 | 3 <text:s/>| <text:s text:c="3"/>0.941 <text:s text:c="3"/>0.012 <text:s text:c="3"/>0.176 | <text:s text:c="3"/>-2.9 <text:s text:c="2"/>-73.6 <text:s text:c="2"/>-48.2</text:p>
      <text:p text:style-name="Standard"><text:s text:c="2"/>11.154 | 4 <text:s/>| <text:s text:c="3"/>1.011 <text:s text:c="2"/>-0.001 <text:s text:c="3"/>0.021 | <text:s text:c="2"/>-29.0 <text:s text:c="2"/>-85.2 <text:s text:c="2"/>-83.8</text:p>
      <text:p text:style-name="Standard"><text:s text:c="2"/>11.154 | 5 <text:s/>| <text:s text:c="3"/>1.018 <text:s text:c="2"/>-0.083 <text:s text:c="2"/>-0.128 | <text:s/>-149.7 <text:s text:c="2"/>-79.8 <text:s text:c="2"/>122.5</text:p>
      <text:p text:style-name="Standard"><text:s text:c="2"/>11.188 | 0 <text:s/>| <text:s text:c="8"/>Comm Error <text:s text:c="8"/>| <text:s text:c="11"/>- <text:s text:c="10"/></text:p>
      <text:p text:style-name="Standard"><text:s text:c="2"/>11.188 | 1 <text:s/>| <text:s text:c="3"/>0.041 <text:s text:c="3"/>0.818 <text:s text:c="2"/>-0.280 | <text:s text:c="2"/>106.6 <text:s text:c="3"/>-5.9 <text:s/>-125.6</text:p>
      <text:p text:style-name="Standard"><text:s text:c="2"/>11.188 | 2 <text:s/>| <text:s text:c="3"/>0.324 <text:s text:c="2"/>-0.684 <text:s text:c="2"/>-0.252 | <text:s/>-109.0 <text:s text:c="2"/>-20.7 <text:s/>-151.8</text:p>
      <text:p text:style-name="Standard"><text:s text:c="2"/>11.188 | 3 <text:s/>| <text:s text:c="3"/>0.958 <text:s text:c="3"/>0.022 <text:s text:c="3"/>0.076 | <text:s text:c="3"/>-1.8 <text:s text:c="2"/>-75.1 <text:s text:c="2"/>-49.3</text:p>
      <text:p text:style-name="Standard"><text:s text:c="2"/>11.188 | 4 <text:s/>| <text:s text:c="3"/>1.009 <text:s text:c="2"/>-0.013 <text:s text:c="3"/>0.006 | <text:s text:c="2"/>-30.8 <text:s text:c="2"/>-85.2 <text:s text:c="2"/>-80.3</text:p>
      <text:p text:style-name="Standard"><text:s text:c="2"/>11.188 | 5 <text:s/>| <text:s text:c="3"/>1.019 <text:s text:c="2"/>-0.063 <text:s text:c="2"/>-0.120 | <text:s/>-149.5 <text:s text:c="2"/>-80.0 <text:s text:c="2"/>122.3</text:p>
      <text:p text:style-name="Standard"><text:s text:c="2"/>11.223 | 0 <text:s/>| <text:s text:c="8"/>Comm Error <text:s text:c="8"/>| <text:s text:c="11"/>- <text:s text:c="10"/></text:p>
      <text:p text:style-name="Standard"><text:s text:c="2"/>11.223 | 1 <text:s/>| <text:s text:c="3"/>0.146 <text:s text:c="3"/>0.753 <text:s text:c="2"/>-0.188 | <text:s text:c="2"/>105.0 <text:s text:c="3"/>-7.8 <text:s/>-126.1</text:p>
      <text:p text:style-name="Standard"><text:s text:c="2"/>11.223 | 2 <text:s/>| <text:s text:c="3"/>0.372 <text:s text:c="2"/>-0.637 <text:s text:c="2"/>-0.175 | <text:s/>-105.8 <text:s text:c="2"/>-24.7 <text:s/>-150.9</text:p>
      <text:p text:style-name="Standard"><text:s text:c="2"/>11.223 | 3 <text:s/>| <text:s text:c="3"/>0.963 <text:s text:c="2"/>-0.001 <text:s text:c="3"/>0.138 | <text:s text:c="3"/>-1.7 <text:s text:c="2"/>-76.1 <text:s text:c="2"/>-49.3</text:p>
      <text:p text:style-name="Standard"><text:s text:c="2"/>11.223 | 4 <text:s/>| <text:s text:c="3"/>1.018 <text:s text:c="2"/>-0.004 <text:s text:c="3"/>0.012 | <text:s text:c="2"/>-33.7 <text:s text:c="2"/>-85.2 <text:s text:c="2"/>-76.7</text:p>
      <text:p text:style-name="Standard"><text:s text:c="2"/>11.223 | 5 <text:s/>| <text:s text:c="3"/>1.014 <text:s text:c="2"/>-0.071 <text:s text:c="2"/>-0.142 | <text:s/>-149.7 <text:s text:c="2"/>-80.0 <text:s text:c="2"/>122.4</text:p>
      <text:p text:style-name="Standard"><text:s text:c="2"/>11.257 | 0 <text:s/>| <text:s text:c="8"/>Comm Error <text:s text:c="8"/>| <text:s text:c="11"/>- <text:s text:c="10"/></text:p>
      <text:p text:style-name="Standard"><text:s text:c="2"/>11.257 | 1 <text:s/>| <text:s text:c="3"/>0.266 <text:s text:c="3"/>0.718 <text:s text:c="2"/>-0.147 | <text:s text:c="2"/>103.5 <text:s text:c="2"/>-11.4 <text:s/>-126.4</text:p>
      <text:p text:style-name="Standard"><text:s text:c="2"/>11.257 | 2 <text:s/>| <text:s text:c="3"/>0.448 <text:s text:c="2"/>-0.634 <text:s text:c="2"/>-0.173 | <text:s/>-104.1 <text:s text:c="2"/>-29.2 <text:s/>-149.5</text:p>
      <text:p text:style-name="Standard"><text:s text:c="2"/>11.257 | 3 <text:s/>| <text:s text:c="3"/>0.944 <text:s text:c="2"/>-0.012 <text:s text:c="3"/>0.317 | <text:s text:c="3"/>-1.7 <text:s text:c="2"/>-75.9 <text:s text:c="2"/>-49.1</text:p>
      <text:p text:style-name="Standard"><text:s text:c="2"/>11.257 | 4 <text:s/>| <text:s text:c="3"/>0.983 <text:s text:c="2"/>-0.025 <text:s text:c="3"/>0.052 | <text:s text:c="2"/>-32.7 <text:s text:c="2"/>-85.1 <text:s text:c="2"/>-80.9</text:p>
      <text:p text:style-name="Standard"><text:s text:c="2"/>11.257 | 5 <text:s/>| <text:s text:c="3"/>1.011 <text:s text:c="2"/>-0.081 <text:s text:c="2"/>-0.120 | <text:s/>-149.5 <text:s text:c="2"/>-80.0 <text:s text:c="2"/>122.1</text:p>
      <text:p text:style-name="Standard"><text:s text:c="2"/>11.291 | 0 <text:s/>| <text:s text:c="8"/>Comm Error <text:s text:c="8"/>| <text:s text:c="11"/>- <text:s text:c="10"/></text:p>
      <text:p text:style-name="Standard"><text:s text:c="2"/>11.291 | 1 <text:s/>| <text:s text:c="3"/>0.312 <text:s text:c="3"/>0.761 <text:s text:c="2"/>-0.181 | <text:s text:c="2"/>102.2 <text:s text:c="2"/>-17.4 <text:s/>-125.8</text:p>
      <text:p text:style-name="Standard"><text:s text:c="2"/>11.291 | 2 <text:s/>| <text:s text:c="3"/>0.588 <text:s text:c="2"/>-0.658 <text:s text:c="2"/>-0.085 | <text:s/>-101.0 <text:s text:c="2"/>-36.1 <text:s/>-148.8</text:p>
      <text:p text:style-name="Standard"><text:s text:c="2"/>11.291 | 3 <text:s/>| <text:s text:c="3"/>0.941 <text:s text:c="2"/>-0.014 <text:s text:c="3"/>0.237 | <text:s text:c="3"/>-1.6 <text:s text:c="2"/>-75.5 <text:s text:c="2"/>-48.8</text:p>
      <text:p text:style-name="Standard"><text:s text:c="2"/>11.291 | 4 <text:s/>| <text:s text:c="3"/>1.001 <text:s text:c="2"/>-0.003 <text:s text:c="3"/>0.012 | <text:s text:c="2"/>-35.0 <text:s text:c="2"/>-85.1 <text:s text:c="2"/>-79.3</text:p>
      <text:p text:style-name="Standard"><text:s text:c="2"/>11.291 | 5 <text:s/>| <text:s text:c="3"/>1.014 <text:s text:c="2"/>-0.110 <text:s text:c="2"/>-0.158 | <text:s/>-148.7 <text:s text:c="2"/>-79.9 <text:s text:c="2"/>121.2</text:p>
      <text:p text:style-name="Standard"><text:s text:c="2"/>11.325 | 0 <text:s/>| <text:s text:c="8"/>Comm Error <text:s text:c="8"/>| <text:s text:c="11"/>- <text:s text:c="10"/></text:p>
      <text:p text:style-name="Standard"><text:s text:c="2"/>11.325 | 1 <text:s/>| <text:s text:c="3"/>0.333 <text:s text:c="3"/>0.842 <text:s text:c="2"/>-0.203 | <text:s text:c="2"/>101.8 <text:s text:c="2"/>-21.6 <text:s/>-125.4</text:p>
      <text:p text:style-name="Standard"><text:s text:c="2"/>11.325 | 2 <text:s/>| <text:s text:c="3"/>0.614 <text:s text:c="2"/>-0.697 <text:s text:c="2"/>-0.105 | <text:s text:c="2"/>-98.2 <text:s text:c="2"/>-40.4 <text:s/>-148.8</text:p>
      <text:p text:style-name="Standard"><text:soft-page-break/><text:s text:c="2"/>11.325 | 3 <text:s/>| <text:s text:c="3"/>1.029 <text:s text:c="3"/>0.001 <text:s text:c="3"/>0.211 | <text:s text:c="3"/>-1.1 <text:s text:c="2"/>-75.7 <text:s text:c="2"/>-49.0</text:p>
      <text:p text:style-name="Standard"><text:s text:c="2"/>11.325 | 4 <text:s/>| <text:s text:c="3"/>1.037 <text:s text:c="3"/>0.004 <text:s text:c="2"/>-0.068 | <text:s text:c="2"/>-58.5 <text:s text:c="2"/>-85.2 <text:s text:c="2"/>-45.3</text:p>
      <text:p text:style-name="Standard"><text:s text:c="2"/>11.325 | 5 <text:s/>| <text:s text:c="3"/>1.040 <text:s text:c="2"/>-0.099 <text:s text:c="2"/>-0.236 | <text:s/>-149.4 <text:s text:c="2"/>-79.3 <text:s text:c="2"/>122.1</text:p>
      <text:p text:style-name="Standard"><text:s text:c="2"/>11.360 | 0 <text:s/>| <text:s text:c="8"/>Comm Error <text:s text:c="8"/>| <text:s text:c="11"/>- <text:s text:c="10"/></text:p>
      <text:p text:style-name="Standard"><text:s text:c="2"/>11.360 | 1 <text:s/>| <text:s text:c="3"/>0.385 <text:s text:c="3"/>0.915 <text:s text:c="2"/>-0.229 | <text:s text:c="2"/>101.5 <text:s text:c="2"/>-25.1 <text:s/>-125.9</text:p>
      <text:p text:style-name="Standard"><text:s text:c="2"/>11.360 | 2 <text:s/>| <text:s text:c="3"/>0.695 <text:s text:c="2"/>-0.690 <text:s text:c="2"/>-0.096 | <text:s text:c="2"/>-95.7 <text:s text:c="2"/>-44.2 <text:s/>-148.3</text:p>
      <text:p text:style-name="Standard"><text:s text:c="2"/>11.360 | 3 <text:s/>| <text:s text:c="3"/>1.039 <text:s text:c="3"/>0.005 <text:s text:c="3"/>0.315 | <text:s text:c="3"/>-0.6 <text:s text:c="2"/>-75.4 <text:s text:c="2"/>-49.4</text:p>
      <text:p text:style-name="Standard"><text:s text:c="2"/>11.360 | 4 <text:s/>| <text:s text:c="3"/>1.009 <text:s text:c="2"/>-0.035 <text:s text:c="2"/>-0.058 | <text:s text:c="2"/>-97.5 <text:s text:c="2"/>-85.2 <text:s text:c="2"/>-14.1</text:p>
      <text:p text:style-name="Standard"><text:s text:c="2"/>11.360 | 5 <text:s/>| <text:s text:c="3"/>1.029 <text:s text:c="2"/>-0.054 <text:s text:c="2"/>-0.210 | <text:s/>-152.1 <text:s text:c="2"/>-78.9 <text:s text:c="2"/>125.1</text:p>
      <text:p text:style-name="Standard"><text:s text:c="2"/>11.394 | 0 <text:s/>| <text:s text:c="8"/>Comm Error <text:s text:c="8"/>| <text:s text:c="11"/>- <text:s text:c="10"/></text:p>
      <text:p text:style-name="Standard"><text:s text:c="2"/>11.394 | 1 <text:s/>| <text:s text:c="3"/>0.547 <text:s text:c="3"/>0.936 <text:s text:c="2"/>-0.253 | <text:s text:c="2"/>101.2 <text:s text:c="2"/>-28.6 <text:s/>-126.8</text:p>
      <text:p text:style-name="Standard"><text:s text:c="2"/>11.394 | 2 <text:s/>| <text:s text:c="3"/>0.760 <text:s text:c="2"/>-0.578 <text:s text:c="3"/>0.052 | <text:s text:c="2"/>-91.4 <text:s text:c="2"/>-48.2 <text:s/>-149.3</text:p>
      <text:p text:style-name="Standard"><text:s text:c="2"/>11.394 | 3 <text:s/>| <text:s text:c="3"/>1.030 <text:s text:c="2"/>-0.029 <text:s text:c="3"/>0.394 | <text:s text:c="3"/>-1.4 <text:s text:c="2"/>-74.7 <text:s text:c="2"/>-48.8</text:p>
      <text:p text:style-name="Standard"><text:s text:c="2"/>11.394 | 4 <text:s/>| <text:s text:c="3"/>0.993 <text:s text:c="2"/>-0.024 <text:s text:c="2"/>-0.015 | <text:s text:c="2"/>-93.5 <text:s text:c="2"/>-85.2 <text:s text:c="2"/>-19.0</text:p>
      <text:p text:style-name="Standard"><text:s text:c="2"/>11.394 | 5 <text:s/>| <text:s text:c="3"/>1.009 <text:s text:c="2"/>-0.083 <text:s text:c="2"/>-0.127 | <text:s/>-151.6 <text:s text:c="2"/>-79.2 <text:s text:c="2"/>124.6</text:p>
      <text:p text:style-name="Standard"><text:s text:c="2"/>11.428 | 0 <text:s/>| <text:s text:c="8"/>Comm Error <text:s text:c="8"/>| <text:s text:c="11"/>- <text:s text:c="10"/></text:p>
      <text:p text:style-name="Standard"><text:s text:c="2"/>11.428 | 1 <text:s/>| <text:s text:c="3"/>0.598 <text:s text:c="3"/>0.844 <text:s text:c="2"/>-0.208 | <text:s text:c="3"/>99.5 <text:s text:c="2"/>-33.8 <text:s/>-127.3</text:p>
      <text:p text:style-name="Standard"><text:s text:c="2"/>11.428 | 2 <text:s/>| <text:s text:c="3"/>0.685 <text:s text:c="2"/>-0.410 <text:s text:c="3"/>0.093 | <text:s text:c="2"/>-86.5 <text:s text:c="2"/>-52.4 <text:s/>-150.3</text:p>
      <text:p text:style-name="Standard"><text:s text:c="2"/>11.428 | 3 <text:s/>| <text:s text:c="3"/>0.976 <text:s text:c="3"/>0.002 <text:s text:c="3"/>0.328 | <text:s text:c="3"/>-2.0 <text:s text:c="2"/>-74.1 <text:s text:c="2"/>-48.5</text:p>
      <text:p text:style-name="Standard"><text:s text:c="2"/>11.428 | 4 <text:s/>| <text:s text:c="3"/>1.011 <text:s text:c="2"/>-0.028 <text:s text:c="3"/>0.044 | <text:s text:c="2"/>-70.9 <text:s text:c="2"/>-85.2 <text:s text:c="2"/>-39.6</text:p>
      <text:p text:style-name="Standard"><text:s text:c="2"/>11.428 | 5 <text:s/>| <text:s text:c="3"/>1.023 <text:s text:c="2"/>-0.124 <text:s text:c="2"/>-0.150 | <text:s/>-149.1 <text:s text:c="2"/>-79.3 <text:s text:c="2"/>122.0</text:p>
      <text:p text:style-name="Standard"><text:s text:c="2"/>11.463 | 0 <text:s/>| <text:s text:c="8"/>Comm Error <text:s text:c="8"/>| <text:s text:c="11"/>- <text:s text:c="10"/></text:p>
      <text:p text:style-name="Standard"><text:s text:c="2"/>11.463 | 1 <text:s/>| <text:s text:c="3"/>0.624 <text:s text:c="3"/>0.673 <text:s text:c="2"/>-0.152 | <text:s text:c="3"/>97.8 <text:s text:c="2"/>-38.0 <text:s/>-127.3</text:p>
      <text:p text:style-name="Standard"><text:s text:c="2"/>11.463 | 2 <text:s/>| <text:s text:c="3"/>0.765 <text:s text:c="2"/>-0.355 <text:s text:c="3"/>0.166 | <text:s text:c="2"/>-81.2 <text:s text:c="2"/>-57.9 <text:s/>-150.4</text:p>
      <text:p text:style-name="Standard"><text:s text:c="2"/>11.463 | 3 <text:s/>| <text:s text:c="3"/>0.952 <text:s text:c="3"/>0.031 <text:s text:c="3"/>0.146 | <text:s text:c="3"/>-1.6 <text:s text:c="2"/>-74.3 <text:s text:c="2"/>-49.2</text:p>
      <text:p text:style-name="Standard"><text:s text:c="2"/>11.463 | 4 <text:s/>| <text:s text:c="3"/>1.009 <text:s text:c="2"/>-0.001 <text:s text:c="3"/>0.052 | <text:s text:c="2"/>-47.9 <text:s text:c="2"/>-85.1 <text:s text:c="2"/>-69.9</text:p>
      <text:p text:style-name="Standard"><text:s text:c="2"/>11.463 | 5 <text:s/>| <text:s text:c="3"/>1.025 <text:s text:c="2"/>-0.074 <text:s text:c="2"/>-0.122 | <text:s/>-148.5 <text:s text:c="2"/>-79.5 <text:s text:c="2"/>121.6</text:p>
      <text:p text:style-name="Standard"><text:s text:c="2"/>11.498 | 0 <text:s/>| <text:s text:c="8"/>Comm Error <text:s text:c="8"/>| <text:s text:c="11"/>- <text:s text:c="10"/></text:p>
      <text:p text:style-name="Standard"><text:s text:c="2"/>11.498 | 1 <text:s/>| <text:s text:c="3"/>0.597 <text:s text:c="3"/>0.586 <text:s text:c="2"/>-0.090 | <text:s text:c="3"/>95.9 <text:s text:c="2"/>-42.3 <text:s/>-127.2</text:p>
      <text:p text:style-name="Standard"><text:s text:c="2"/>11.498 | 2 <text:s/>| <text:s text:c="3"/>0.813 <text:s text:c="2"/>-0.223 <text:s text:c="3"/>0.204 | <text:s text:c="2"/>-76.1 <text:s text:c="2"/>-62.8 <text:s/>-152.0</text:p>
      <text:p text:style-name="Standard"><text:s text:c="2"/>11.498 | 3 <text:s/>| <text:s text:c="3"/>0.979 <text:s text:c="3"/>0.013 <text:s text:c="3"/>0.115 | <text:s text:c="3"/>-0.7 <text:s text:c="2"/>-75.4 <text:s text:c="2"/>-50.4</text:p>
      <text:p text:style-name="Standard"><text:s text:c="2"/>11.498 | 4 <text:s/>| <text:s text:c="3"/>1.008 <text:s text:c="2"/>-0.001 <text:s text:c="3"/>0.051 | <text:s text:c="2"/>-31.4 <text:s text:c="2"/>-85.1 <text:s text:c="2"/>-83.8</text:p>
      <text:p text:style-name="Standard"><text:s text:c="2"/>11.498 | 5 <text:s/>| <text:s text:c="3"/>1.008 <text:s text:c="2"/>-0.074 <text:s text:c="2"/>-0.081 | <text:s/>-147.3 <text:s text:c="2"/>-80.1 <text:s text:c="2"/>119.9</text:p>
      <text:p text:style-name="Standard"><text:s text:c="2"/>11.532 | 0 <text:s/>| <text:s text:c="8"/>Comm Error <text:s text:c="8"/>| <text:s text:c="11"/>- <text:s text:c="10"/></text:p>
      <text:p text:style-name="Standard"><text:s text:c="2"/>11.532 | 1 <text:s/>| <text:s text:c="3"/>0.569 <text:s text:c="3"/>0.411 <text:s text:c="3"/>0.027 | <text:s text:c="3"/>92.6 <text:s text:c="2"/>-48.1 <text:s/>-127.2</text:p>
      <text:p text:style-name="Standard"><text:s text:c="2"/>11.532 | 2 <text:s/>| <text:s text:c="3"/>0.893 <text:s text:c="2"/>-0.172 <text:s text:c="3"/>0.210 | <text:s text:c="2"/>-65.4 <text:s text:c="2"/>-69.7 <text:s/>-159.1</text:p>
      <text:p text:style-name="Standard"><text:s text:c="2"/>11.532 | 3 <text:s/>| <text:s text:c="3"/>0.967 <text:s text:c="2"/>-0.015 <text:s text:c="3"/>0.155 | <text:s text:c="3"/>-1.0 <text:s text:c="2"/>-76.0 <text:s text:c="2"/>-50.1</text:p>
      <text:p text:style-name="Standard"><text:s text:c="2"/>11.532 | 4 <text:s/>| <text:s text:c="3"/>0.994 <text:s text:c="2"/>-0.015 <text:s text:c="3"/>0.054 | <text:s text:c="2"/>-26.2 <text:s text:c="2"/>-85.0 <text:s text:c="2"/>-91.0</text:p>
      <text:p text:style-name="Standard"><text:s text:c="2"/>11.532 | 5 <text:s/>| <text:s text:c="3"/>1.010 <text:s text:c="2"/>-0.075 <text:s text:c="2"/>-0.086 | <text:s/>-146.0 <text:s text:c="2"/>-80.4 <text:s text:c="2"/>119.0</text:p>
      <text:p text:style-name="Standard"><text:s text:c="2"/>11.566 | 0 <text:s/>| <text:s text:c="8"/>Comm Error <text:s text:c="8"/>| <text:s text:c="11"/>- <text:s text:c="10"/></text:p>
      <text:p text:style-name="Standard"><text:s text:c="2"/>11.566 | 1 <text:s/>| <text:s text:c="3"/>0.829 <text:s text:c="3"/>0.313 <text:s text:c="3"/>0.044 | <text:s text:c="3"/>90.4 <text:s text:c="2"/>-54.3 <text:s/>-127.4</text:p>
      <text:p text:style-name="Standard"><text:s text:c="2"/>11.566 | 2 <text:s/>| <text:s text:c="3"/>0.924 <text:s text:c="2"/>-0.157 <text:s text:c="3"/>0.164 | <text:s text:c="2"/>-55.0 <text:s text:c="2"/>-73.8 <text:s/>-167.4</text:p>
      <text:p text:style-name="Standard"><text:s text:c="2"/>11.566 | 3 <text:s/>| <text:s text:c="3"/>0.955 <text:s text:c="3"/>0.008 <text:s text:c="3"/>0.195 | <text:s text:c="3"/>-0.5 <text:s text:c="2"/>-76.4 <text:s text:c="2"/>-50.3</text:p>
      <text:p text:style-name="Standard"><text:s text:c="2"/>11.566 | 4 <text:s/>| <text:s text:c="3"/>0.995 <text:s text:c="2"/>-0.011 <text:s text:c="3"/>0.014 | <text:s text:c="2"/>-28.5 <text:s text:c="2"/>-85.0 <text:s text:c="2"/>-88.3</text:p>
      <text:p text:style-name="Standard"><text:s text:c="2"/>11.566 | 5 <text:s/>| <text:s text:c="3"/>1.011 <text:s text:c="2"/>-0.078 <text:s text:c="2"/>-0.112 | <text:s/>-146.2 <text:s text:c="2"/>-80.5 <text:s text:c="2"/>119.2</text:p>
      <text:p text:style-name="Standard"><text:s text:c="2"/>11.600 | 0 <text:s/>| <text:s text:c="8"/>Comm Error <text:s text:c="8"/>| <text:s text:c="11"/>- <text:s text:c="10"/></text:p>
      <text:p text:style-name="Standard"><text:s text:c="2"/>11.600 | 1 <text:s/>| <text:s text:c="3"/>0.750 <text:s text:c="3"/>0.378 <text:s text:c="3"/>0.064 | <text:s text:c="3"/>84.6 <text:s text:c="2"/>-61.4 <text:s/>-124.1</text:p>
      <text:p text:style-name="Standard"><text:s text:c="2"/>11.600 | 2 <text:s/>| <text:s text:c="3"/>1.067 <text:s text:c="2"/>-0.138 <text:s text:c="3"/>0.100 | <text:s text:c="2"/>-44.2 <text:s text:c="2"/>-77.1 <text:s/>-176.3</text:p>
      <text:p text:style-name="Standard"><text:s text:c="2"/>11.600 | 3 <text:s/>| <text:s text:c="3"/>0.999 <text:s text:c="2"/>-0.031 <text:s text:c="3"/>0.330 | <text:s text:c="3"/>-0.6 <text:s text:c="2"/>-75.8 <text:s text:c="2"/>-49.9</text:p>
      <text:p text:style-name="Standard"><text:soft-page-break/><text:s text:c="2"/>11.600 | 4 <text:s/>| <text:s text:c="3"/>1.032 <text:s text:c="3"/>0.012 <text:s text:c="2"/>-0.059 | <text:s text:c="2"/>-35.8 <text:s text:c="2"/>-85.2 <text:s text:c="2"/>-75.0</text:p>
      <text:p text:style-name="Standard"><text:s text:c="2"/>11.600 | 5 <text:s/>| <text:s text:c="3"/>1.038 <text:s text:c="2"/>-0.074 <text:s text:c="2"/>-0.222 | <text:s/>-148.4 <text:s text:c="2"/>-79.9 <text:s text:c="2"/>121.2</text:p>
      <text:p text:style-name="Standard"><text:s text:c="2"/>11.634 | 0 <text:s/>| <text:s text:c="8"/>Comm Error <text:s text:c="8"/>| <text:s text:c="11"/>- <text:s text:c="10"/></text:p>
      <text:p text:style-name="Standard"><text:s text:c="2"/>11.634 | 1 <text:s/>| <text:s text:c="3"/>0.715 <text:s text:c="3"/>0.372 <text:s text:c="3"/>0.043 | <text:s text:c="3"/>79.5 <text:s text:c="2"/>-65.3 <text:s/>-120.9</text:p>
      <text:p text:style-name="Standard"><text:s text:c="2"/>11.634 | 2 <text:s/>| <text:s text:c="3"/>1.076 <text:s text:c="2"/>-0.113 <text:s text:c="3"/>0.037 | <text:s text:c="2"/>-23.1 <text:s text:c="2"/>-80.0 <text:s text:c="2"/>164.7</text:p>
      <text:p text:style-name="Standard"><text:s text:c="2"/>11.634 | 3 <text:s/>| <text:s text:c="3"/>1.067 <text:s text:c="2"/>-0.027 <text:s text:c="3"/>0.389 | <text:s text:c="3"/>-1.0 <text:s text:c="2"/>-74.8 <text:s text:c="2"/>-49.4</text:p>
      <text:p text:style-name="Standard"><text:s text:c="2"/>11.634 | 4 <text:s/>| <text:s text:c="3"/>1.023 <text:s text:c="3"/>0.000 <text:s text:c="2"/>-0.047 | <text:s text:c="2"/>-68.9 <text:s text:c="2"/>-85.3 <text:s text:c="2"/>-29.7</text:p>
      <text:p text:style-name="Standard"><text:s text:c="2"/>11.634 | 5 <text:s/>| <text:s text:c="3"/>1.017 <text:s text:c="2"/>-0.063 <text:s text:c="2"/>-0.191 | <text:s/>-151.0 <text:s text:c="2"/>-79.6 <text:s text:c="2"/>123.9</text:p>
      <text:p text:style-name="Standard"><text:s text:c="2"/>11.669 | 0 <text:s/>| <text:s text:c="8"/>Comm Error <text:s text:c="8"/>| <text:s text:c="11"/>- <text:s text:c="10"/></text:p>
      <text:p text:style-name="Standard"><text:s text:c="2"/>11.669 | 1 <text:s/>| <text:s text:c="3"/>0.876 <text:s text:c="3"/>0.309 <text:s text:c="2"/>-0.006 | <text:s text:c="3"/>71.1 <text:s text:c="2"/>-71.6 <text:s/>-115.6</text:p>
      <text:p text:style-name="Standard"><text:s text:c="2"/>11.669 | 2 <text:s/>| <text:s text:c="3"/>1.037 <text:s text:c="2"/>-0.039 <text:s text:c="3"/>0.068 | <text:s text:c="3"/>-2.9 <text:s text:c="2"/>-80.5 <text:s text:c="2"/>145.9</text:p>
      <text:p text:style-name="Standard"><text:s text:c="2"/>11.669 | 3 <text:s/>| <text:s text:c="3"/>1.042 <text:s text:c="2"/>-0.012 <text:s text:c="3"/>0.406 | <text:s text:c="3"/>-1.1 <text:s text:c="2"/>-74.3 <text:s text:c="2"/>-49.6</text:p>
      <text:p text:style-name="Standard"><text:s text:c="2"/>11.669 | 4 <text:s/>| <text:s text:c="3"/>1.006 <text:s text:c="2"/>-0.020 <text:s text:c="2"/>-0.013 | <text:s text:c="2"/>-74.7 <text:s text:c="2"/>-85.2 <text:s text:c="2"/>-29.2</text:p>
      <text:p text:style-name="Standard"><text:s text:c="2"/>11.669 | 5 <text:s/>| <text:s text:c="3"/>1.011 <text:s text:c="2"/>-0.082 <text:s text:c="2"/>-0.147 | <text:s/>-151.0 <text:s text:c="2"/>-79.6 <text:s text:c="2"/>123.8</text:p>
      <text:p text:style-name="Standard"><text:s text:c="2"/>11.703 | 0 <text:s/>| <text:s text:c="8"/>Comm Error <text:s text:c="8"/>| <text:s text:c="11"/>- <text:s text:c="10"/></text:p>
      <text:p text:style-name="Standard"><text:s text:c="2"/>11.703 | 1 <text:s/>| <text:s text:c="3"/>0.730 <text:s text:c="3"/>0.060 <text:s text:c="2"/>-0.042 | <text:s text:c="3"/>58.6 <text:s text:c="2"/>-77.1 <text:s/>-105.8</text:p>
      <text:p text:style-name="Standard"><text:s text:c="2"/>11.703 | 2 <text:s/>| <text:s text:c="3"/>1.075 <text:s text:c="3"/>0.068 <text:s text:c="3"/>0.090 | <text:s text:c="3"/>24.1 <text:s text:c="2"/>-79.0 <text:s text:c="2"/>121.8</text:p>
      <text:p text:style-name="Standard"><text:s text:c="2"/>11.703 | 3 <text:s/>| <text:s text:c="3"/>0.971 <text:s text:c="3"/>0.011 <text:s text:c="3"/>0.305 | <text:s text:c="3"/>-1.4 <text:s text:c="2"/>-73.7 <text:s text:c="2"/>-50.5</text:p>
      <text:p text:style-name="Standard"><text:s text:c="2"/>11.703 | 4 <text:s/>| <text:s text:c="3"/>1.009 <text:s text:c="2"/>-0.031 <text:s text:c="3"/>0.023 | <text:s text:c="2"/>-58.4 <text:s text:c="2"/>-85.2 <text:s text:c="2"/>-48.6</text:p>
      <text:p text:style-name="Standard"><text:s text:c="2"/>11.703 | 5 <text:s/>| <text:s text:c="3"/>1.026 <text:s text:c="2"/>-0.090 <text:s text:c="2"/>-0.148 | <text:s/>-150.2 <text:s text:c="2"/>-79.6 <text:s text:c="2"/>122.9</text:p>
      <text:p text:style-name="Standard"><text:s text:c="2"/>11.737 | 0 <text:s/>| <text:s text:c="8"/>Comm Error <text:s text:c="8"/>| <text:s text:c="11"/>- <text:s text:c="10"/></text:p>
      <text:p text:style-name="Standard"><text:s text:c="2"/>11.737 | 1 <text:s/>| <text:s text:c="3"/>0.671 <text:s text:c="2"/>-0.194 <text:s text:c="2"/>-0.012 | <text:s text:c="3"/>11.4 <text:s text:c="2"/>-82.7 <text:s text:c="2"/>-60.9</text:p>
      <text:p text:style-name="Standard"><text:s text:c="2"/>11.737 | 2 <text:s/>| <text:s text:c="3"/>0.814 <text:s text:c="3"/>0.138 <text:s text:c="3"/>0.146 | <text:s text:c="3"/>36.0 <text:s text:c="2"/>-76.3 <text:s text:c="2"/>112.9</text:p>
      <text:p text:style-name="Standard"><text:s text:c="2"/>11.737 | 3 <text:s/>| <text:s text:c="3"/>1.003 <text:s text:c="3"/>0.067 <text:s text:c="3"/>0.063 | <text:s text:c="4"/>1.7 <text:s text:c="2"/>-74.8 <text:s text:c="2"/>-53.2</text:p>
      <text:p text:style-name="Standard"><text:s text:c="2"/>11.737 | 4 <text:s/>| <text:s text:c="3"/>1.012 <text:s text:c="3"/>0.011 <text:s text:c="3"/>0.059 | <text:s text:c="2"/>-35.9 <text:s text:c="2"/>-85.2 <text:s text:c="2"/>-75.3</text:p>
      <text:p text:style-name="Standard"><text:s text:c="2"/>11.737 | 5 <text:s/>| <text:s text:c="3"/>1.022 <text:s text:c="2"/>-0.085 <text:s text:c="2"/>-0.119 | <text:s/>-149.3 <text:s text:c="2"/>-79.8 <text:s text:c="2"/>122.0</text:p>
      <text:p text:style-name="Standard"><text:s text:c="2"/>11.771 | 0 <text:s/>| <text:s text:c="8"/>Comm Error <text:s text:c="8"/>| <text:s text:c="11"/>- <text:s text:c="10"/></text:p>
      <text:p text:style-name="Standard"><text:s text:c="2"/>11.771 | 1 <text:s/>| <text:s text:c="3"/>0.871 <text:s text:c="2"/>-0.561 <text:s text:c="3"/>0.066 | <text:s text:c="2"/>-72.5 <text:s text:c="2"/>-75.3 <text:s text:c="3"/>17.0</text:p>
      <text:p text:style-name="Standard"><text:s text:c="2"/>11.771 | 2 <text:s/>| <text:s text:c="3"/>0.739 <text:s text:c="3"/>0.256 <text:s text:c="3"/>0.194 | <text:s text:c="3"/>47.1 <text:s text:c="2"/>-73.2 <text:s text:c="2"/>104.5</text:p>
      <text:p text:style-name="Standard"><text:s text:c="2"/>11.771 | 3 <text:s/>| <text:s text:c="3"/>1.019 <text:s text:c="3"/>0.015 <text:s text:c="3"/>0.122 | <text:s text:c="4"/>3.6 <text:s text:c="2"/>-75.8 <text:s text:c="2"/>-55.1</text:p>
      <text:p text:style-name="Standard"><text:s text:c="2"/>11.771 | 4 <text:s/>| <text:s text:c="3"/>1.002 <text:s text:c="3"/>0.006 <text:s text:c="3"/>0.063 | <text:s text:c="2"/>-20.7 <text:s text:c="2"/>-85.1 <text:s text:c="2"/>-95.5</text:p>
      <text:p text:style-name="Standard"><text:s text:c="2"/>11.771 | 5 <text:s/>| <text:s text:c="3"/>1.008 <text:s text:c="2"/>-0.077 <text:s text:c="2"/>-0.090 | <text:s/>-147.9 <text:s text:c="2"/>-80.2 <text:s text:c="2"/>120.5</text:p>
      <text:p text:style-name="Standard"><text:s text:c="2"/>11.806 | 0 <text:s/>| <text:s text:c="8"/>Comm Error <text:s text:c="8"/>| <text:s text:c="11"/>- <text:s text:c="10"/></text:p>
      <text:p text:style-name="Standard"><text:s text:c="2"/>11.806 | 1 <text:s/>| <text:s text:c="3"/>0.957 <text:s text:c="2"/>-0.653 <text:s text:c="3"/>0.088 | <text:s text:c="2"/>-80.7 <text:s text:c="2"/>-66.2 <text:s text:c="3"/>20.8</text:p>
      <text:p text:style-name="Standard"><text:s text:c="2"/>11.806 | 2 <text:s/>| <text:s text:c="3"/>1.058 <text:s text:c="3"/>0.237 <text:s text:c="3"/>0.221 | <text:s text:c="3"/>57.9 <text:s text:c="2"/>-70.3 <text:s text:c="3"/>96.7</text:p>
      <text:p text:style-name="Standard"><text:s text:c="2"/>11.806 | 3 <text:s/>| <text:s text:c="3"/>0.930 <text:s text:c="2"/>-0.062 <text:s text:c="3"/>0.212 | <text:s text:c="4"/>2.8 <text:s text:c="2"/>-76.4 <text:s text:c="2"/>-54.0</text:p>
      <text:p text:style-name="Standard"><text:s text:c="2"/>11.806 | 4 <text:s/>| <text:s text:c="3"/>0.987 <text:s text:c="2"/>-0.016 <text:s text:c="3"/>0.051 | <text:s text:c="2"/>-17.6 <text:s text:c="2"/>-85.0 <text:s/>-101.2</text:p>
      <text:p text:style-name="Standard"><text:s text:c="2"/>11.806 | 5 <text:s/>| <text:s text:c="3"/>1.014 <text:s text:c="2"/>-0.073 <text:s text:c="2"/>-0.115 | <text:s/>-147.5 <text:s text:c="2"/>-80.3 <text:s text:c="2"/>120.2</text:p>
      <text:p text:style-name="Standard"><text:s text:c="2"/>11.840 | 0 <text:s/>| <text:s text:c="8"/>Comm Error <text:s text:c="8"/>| <text:s text:c="11"/>- <text:s text:c="10"/></text:p>
      <text:p text:style-name="Standard"><text:s text:c="2"/>11.840 | 1 <text:s/>| <text:s text:c="3"/>1.064 <text:s text:c="2"/>-0.518 <text:s text:c="3"/>0.212 | <text:s text:c="2"/>-80.8 <text:s text:c="2"/>-58.8 <text:s text:c="3"/>16.0</text:p>
      <text:p text:style-name="Standard"><text:s text:c="2"/>11.840 | 2 <text:s/>| <text:s text:c="3"/>0.993 <text:s text:c="3"/>0.319 <text:s text:c="3"/>0.209 | <text:s text:c="3"/>62.2 <text:s text:c="2"/>-68.0 <text:s text:c="3"/>95.0</text:p>
      <text:p text:style-name="Standard"><text:s text:c="2"/>11.840 | 3 <text:s/>| <text:s text:c="3"/>0.870 <text:s text:c="2"/>-0.121 <text:s text:c="3"/>0.268 | <text:s text:c="3"/>-1.1 <text:s text:c="2"/>-76.1 <text:s text:c="2"/>-49.7</text:p>
      <text:p text:style-name="Standard"><text:s text:c="2"/>11.840 | 4 <text:s/>| <text:s text:c="3"/>1.001 <text:s text:c="2"/>-0.014 <text:s text:c="3"/>0.011 | <text:s text:c="2"/>-23.2 <text:s text:c="2"/>-85.0 <text:s text:c="2"/>-94.5</text:p>
      <text:p text:style-name="Standard"><text:s text:c="2"/>11.840 | 5 <text:s/>| <text:s text:c="3"/>1.015 <text:s text:c="2"/>-0.075 <text:s text:c="2"/>-0.159 | <text:s/>-148.2 <text:s text:c="2"/>-80.2 <text:s text:c="2"/>120.9</text:p>
      <text:p text:style-name="Standard"><text:s text:c="2"/>11.874 | 0 <text:s/>| <text:s text:c="8"/>Comm Error <text:s text:c="8"/>| <text:s text:c="11"/>- <text:s text:c="10"/></text:p>
      <text:p text:style-name="Standard"><text:s text:c="2"/>11.874 | 1 <text:s/>| <text:s text:c="3"/>1.190 <text:s text:c="2"/>-0.468 <text:s text:c="3"/>0.366 | <text:s text:c="2"/>-77.9 <text:s text:c="2"/>-56.8 <text:s text:c="3"/>10.9</text:p>
      <text:p text:style-name="Standard"><text:s text:c="2"/>11.874 | 2 <text:s/>| <text:s text:c="3"/>1.016 <text:s text:c="3"/>0.387 <text:s text:c="3"/>0.196 | <text:s text:c="3"/>67.9 <text:s text:c="2"/>-64.8 <text:s text:c="3"/>92.6</text:p>
      <text:p text:style-name="Standard"><text:s text:c="2"/>11.874 | 3 <text:s/>| <text:s text:c="3"/>0.932 <text:s text:c="2"/>-0.107 <text:s text:c="3"/>0.343 | <text:s text:c="3"/>-5.8 <text:s text:c="2"/>-75.1 <text:s text:c="2"/>-44.7</text:p>
      <text:p text:style-name="Standard"><text:s text:c="2"/>11.874 | 4 <text:s/>| <text:s text:c="3"/>1.040 <text:s text:c="2"/>-0.001 <text:s text:c="2"/>-0.067 | <text:s text:c="2"/>-36.0 <text:s text:c="2"/>-85.2 <text:s text:c="2"/>-71.8</text:p>
      <text:p text:style-name="Standard"><text:soft-page-break/><text:s text:c="2"/>11.874 | 5 <text:s/>| <text:s text:c="3"/>1.037 <text:s text:c="2"/>-0.082 <text:s text:c="2"/>-0.210 | <text:s/>-149.9 <text:s text:c="2"/>-79.8 <text:s text:c="2"/>122.8</text:p>
      <text:p text:style-name="Standard"><text:s text:c="2"/>11.909 | 0 <text:s/>| <text:s text:c="8"/>Comm Error <text:s text:c="8"/>| <text:s text:c="11"/>- <text:s text:c="10"/></text:p>
      <text:p text:style-name="Standard"><text:s text:c="2"/>11.909 | 1 <text:s/>| <text:s text:c="3"/>1.282 <text:s text:c="2"/>-0.376 <text:s text:c="3"/>0.408 | <text:s text:c="2"/>-74.6 <text:s text:c="2"/>-57.3 <text:s text:c="4"/>6.5</text:p>
      <text:p text:style-name="Standard"><text:s text:c="2"/>11.909 | 2 <text:s/>| <text:s text:c="3"/>1.046 <text:s text:c="3"/>0.341 <text:s text:c="3"/>0.275 | <text:s text:c="3"/>67.9 <text:s text:c="2"/>-63.7 <text:s text:c="3"/>94.2</text:p>
      <text:p text:style-name="Standard"><text:s text:c="2"/>11.909 | 3 <text:s/>| <text:s text:c="3"/>1.028 <text:s text:c="2"/>-0.014 <text:s text:c="3"/>0.375 | <text:s text:c="3"/>-6.5 <text:s text:c="2"/>-74.4 <text:s text:c="2"/>-43.7</text:p>
      <text:p text:style-name="Standard"><text:s text:c="2"/>11.909 | 4 <text:s/>| <text:s text:c="3"/>0.998 <text:s text:c="2"/>-0.031 <text:s text:c="2"/>-0.036 | <text:s text:c="2"/>-60.6 <text:s text:c="2"/>-85.2 <text:s text:c="2"/>-43.2</text:p>
      <text:p text:style-name="Standard"><text:s text:c="2"/>11.909 | 5 <text:s/>| <text:s text:c="3"/>1.022 <text:s text:c="2"/>-0.077 <text:s text:c="2"/>-0.166 | <text:s/>-150.7 <text:s text:c="2"/>-79.6 <text:s text:c="2"/>123.7</text:p>
      <text:p text:style-name="Standard"><text:s text:c="2"/>11.943 | 0 <text:s/>| <text:s text:c="8"/>Comm Error <text:s text:c="8"/>| <text:s text:c="11"/>- <text:s text:c="10"/></text:p>
      <text:p text:style-name="Standard"><text:s text:c="2"/>11.943 | 1 <text:s/>| <text:s text:c="3"/>1.318 <text:s text:c="2"/>-0.468 <text:s text:c="3"/>0.403 | <text:s text:c="2"/>-73.4 <text:s text:c="2"/>-58.0 <text:s text:c="4"/>4.9</text:p>
      <text:p text:style-name="Standard"><text:s text:c="2"/>11.943 | 2 <text:s/>| <text:s text:c="3"/>1.044 <text:s text:c="3"/>0.395 <text:s text:c="3"/>0.340 | <text:s text:c="3"/>66.2 <text:s text:c="2"/>-63.1 <text:s text:c="3"/>97.3</text:p>
      <text:p text:style-name="Standard"><text:s text:c="2"/>11.943 | 3 <text:s/>| <text:s text:c="3"/>1.069 <text:s text:c="3"/>0.072 <text:s text:c="3"/>0.371 | <text:s text:c="3"/>-4.7 <text:s text:c="2"/>-73.7 <text:s text:c="2"/>-45.5</text:p>
      <text:p text:style-name="Standard"><text:s text:c="2"/>11.943 | 4 <text:s/>| <text:s text:c="3"/>1.002 <text:s text:c="2"/>-0.026 <text:s text:c="2"/>-0.003 | <text:s text:c="2"/>-64.1 <text:s text:c="2"/>-85.2 <text:s text:c="2"/>-43.3</text:p>
      <text:p text:style-name="Standard"><text:s text:c="2"/>11.943 | 5 <text:s/>| <text:s text:c="3"/>1.025 <text:s text:c="2"/>-0.089 <text:s text:c="2"/>-0.129 | <text:s/>-149.5 <text:s text:c="2"/>-79.7 <text:s text:c="2"/>122.4</text:p>
      <text:p text:style-name="Standard"><text:s text:c="2"/>11.977 | 0 <text:s/>| <text:s text:c="8"/>Comm Error <text:s text:c="8"/>| <text:s text:c="11"/>- <text:s text:c="10"/></text:p>
      <text:p text:style-name="Standard"><text:s text:c="2"/>11.977 | 1 <text:s/>| <text:s text:c="3"/>1.296 <text:s text:c="2"/>-0.472 <text:s text:c="3"/>0.366 | <text:s text:c="2"/>-72.5 <text:s text:c="2"/>-59.0 <text:s text:c="4"/>3.2</text:p>
      <text:p text:style-name="Standard"><text:s text:c="2"/>11.977 | 2 <text:s/>| <text:s text:c="3"/>1.099 <text:s text:c="3"/>0.383 <text:s text:c="3"/>0.356 | <text:s text:c="3"/>64.1 <text:s text:c="2"/>-63.0 <text:s text:c="3"/>99.4</text:p>
      <text:p text:style-name="Standard"><text:s text:c="2"/>11.977 | 3 <text:s/>| <text:s text:c="3"/>1.007 <text:s text:c="3"/>0.145 <text:s text:c="3"/>0.135 | <text:s text:c="3"/>-0.7 <text:s text:c="2"/>-74.2 <text:s text:c="2"/>-49.5</text:p>
      <text:p text:style-name="Standard"><text:s text:c="2"/>11.977 | 4 <text:s/>| <text:s text:c="3"/>1.011 <text:s text:c="3"/>0.006 <text:s text:c="3"/>0.042 | <text:s text:c="2"/>-46.2 <text:s text:c="2"/>-85.2 <text:s text:c="2"/>-61.4</text:p>
      <text:p text:style-name="Standard"><text:s text:c="2"/>11.977 | 5 <text:s/>| <text:s text:c="3"/>1.020 <text:s text:c="2"/>-0.072 <text:s text:c="2"/>-0.113 | <text:s/>-148.7 <text:s text:c="2"/>-80.1 <text:s text:c="2"/>121.6</text:p>
      <text:p text:style-name="Standard"><text:s text:c="2"/>12.011 | 0 <text:s/>| <text:s text:c="8"/>Comm Error <text:s text:c="8"/>| <text:s text:c="11"/>- <text:s text:c="10"/></text:p>
      <text:p text:style-name="Standard"><text:s text:c="2"/>12.011 | 1 <text:s/>| <text:s text:c="3"/>1.126 <text:s text:c="2"/>-0.446 <text:s text:c="3"/>0.412 | <text:s text:c="2"/>-69.2 <text:s text:c="2"/>-59.9 <text:s text:c="4"/>0.4</text:p>
      <text:p text:style-name="Standard"><text:s text:c="2"/>12.011 | 2 <text:s/>| <text:s text:c="3"/>0.986 <text:s text:c="3"/>0.380 <text:s text:c="3"/>0.392 | <text:s text:c="3"/>61.3 <text:s text:c="2"/>-62.8 <text:s text:c="2"/>102.5</text:p>
      <text:p text:style-name="Standard"><text:s text:c="2"/>12.011 | 3 <text:s/>| <text:s text:c="3"/>0.980 <text:s text:c="3"/>0.002 <text:s text:c="3"/>0.128 | <text:s text:c="4"/>0.7 <text:s text:c="2"/>-75.1 <text:s text:c="2"/>-50.6</text:p>
      <text:p text:style-name="Standard"><text:s text:c="2"/>12.011 | 4 <text:s/>| <text:s text:c="3"/>1.006 <text:s text:c="3"/>0.018 <text:s text:c="3"/>0.035 | <text:s text:c="2"/>-28.6 <text:s text:c="2"/>-85.2 <text:s text:c="2"/>-81.5</text:p>
      <text:p text:style-name="Standard"><text:s text:c="2"/>12.011 | 5 <text:s/>| <text:s text:c="3"/>1.011 <text:s text:c="2"/>-0.062 <text:s text:c="2"/>-0.090 | <text:s/>-148.0 <text:s text:c="2"/>-80.4 <text:s text:c="2"/>120.8</text:p>
      <text:p text:style-name="Standard"><text:s text:c="2"/>12.046 | 0 <text:s/>| <text:s text:c="8"/>Comm Error <text:s text:c="8"/>| <text:s text:c="11"/>- <text:s text:c="10"/></text:p>
      <text:p text:style-name="Standard"><text:s text:c="2"/>12.046 | 1 <text:s/>| <text:s text:c="3"/>1.026 <text:s text:c="2"/>-0.445 <text:s text:c="3"/>0.417 | <text:s text:c="2"/>-65.8 <text:s text:c="2"/>-60.5 <text:s text:c="3"/>-2.7</text:p>
      <text:p text:style-name="Standard"><text:s text:c="2"/>12.046 | 2 <text:s/>| <text:s text:c="3"/>0.942 <text:s text:c="3"/>0.345 <text:s text:c="3"/>0.392 | <text:s text:c="3"/>57.7 <text:s text:c="2"/>-62.5 <text:s text:c="2"/>106.0</text:p>
      <text:p text:style-name="Standard"><text:s text:c="2"/>12.046 | 3 <text:s/>| <text:s text:c="3"/>0.986 <text:s text:c="2"/>-0.038 <text:s text:c="3"/>0.164 | <text:s text:c="3"/>-1.3 <text:s text:c="2"/>-75.8 <text:s text:c="2"/>-49.1</text:p>
      <text:p text:style-name="Standard"><text:s text:c="2"/>12.046 | 4 <text:s/>| <text:s text:c="3"/>1.009 <text:s text:c="2"/>-0.010 <text:s text:c="3"/>0.033 | <text:s text:c="2"/>-23.1 <text:s text:c="2"/>-85.2 <text:s text:c="2"/>-89.1</text:p>
      <text:p text:style-name="Standard"><text:s text:c="2"/>12.046 | 5 <text:s/>| <text:s text:c="3"/>1.017 <text:s text:c="2"/>-0.077 <text:s text:c="2"/>-0.124 | <text:s/>-147.9 <text:s text:c="2"/>-80.5 <text:s text:c="2"/>120.8</text:p>
      <text:p text:style-name="Standard"><text:s text:c="2"/>12.080 | 0 <text:s/>| <text:s text:c="8"/>Comm Error <text:s text:c="8"/>| <text:s text:c="11"/>- <text:s text:c="10"/></text:p>
      <text:p text:style-name="Standard"><text:s text:c="2"/>12.080 | 1 <text:s/>| <text:s text:c="3"/>0.918 <text:s text:c="2"/>-0.442 <text:s text:c="3"/>0.373 | <text:s text:c="2"/>-62.0 <text:s text:c="2"/>-61.1 <text:s text:c="3"/>-5.7</text:p>
      <text:p text:style-name="Standard"><text:s text:c="2"/>12.080 | 2 <text:s/>| <text:s text:c="3"/>0.940 <text:s text:c="3"/>0.359 <text:s text:c="3"/>0.380 | <text:s text:c="3"/>55.7 <text:s text:c="2"/>-62.4 <text:s text:c="2"/>107.7</text:p>
      <text:p text:style-name="Standard"><text:s text:c="2"/>12.080 | 3 <text:s/>| <text:s text:c="3"/>1.003 <text:s text:c="3"/>0.005 <text:s text:c="3"/>0.212 | <text:s text:c="3"/>-1.6 <text:s text:c="2"/>-76.1 <text:s text:c="2"/>-48.8</text:p>
      <text:p text:style-name="Standard"><text:s text:c="2"/>12.080 | 4 <text:s/>| <text:s text:c="3"/>1.007 <text:s text:c="3"/>0.001 <text:s text:c="3"/>0.016 | <text:s text:c="2"/>-21.8 <text:s text:c="2"/>-85.2 <text:s text:c="2"/>-90.8</text:p>
      <text:p text:style-name="Standard"><text:s text:c="2"/>12.080 | 5 <text:s/>| <text:s text:c="3"/>1.022 <text:s text:c="2"/>-0.078 <text:s text:c="2"/>-0.140 | <text:s/>-148.5 <text:s text:c="2"/>-80.3 <text:s text:c="2"/>121.2</text:p>
      <text:p text:style-name="Standard"><text:s text:c="2"/>12.115 | 0 <text:s/>| <text:s text:c="8"/>Comm Error <text:s text:c="8"/>| <text:s text:c="11"/>- <text:s text:c="10"/></text:p>
      <text:p text:style-name="Standard"><text:s text:c="2"/>12.115 | 1 <text:s/>| <text:s text:c="3"/>0.897 <text:s text:c="2"/>-0.422 <text:s text:c="3"/>0.340 | <text:s text:c="2"/>-59.7 <text:s text:c="2"/>-61.6 <text:s text:c="3"/>-7.1</text:p>
      <text:p text:style-name="Standard"><text:s text:c="2"/>12.115 | 2 <text:s/>| <text:s text:c="3"/>0.926 <text:s text:c="3"/>0.355 <text:s text:c="3"/>0.366 | <text:s text:c="3"/>53.7 <text:s text:c="2"/>-62.3 <text:s text:c="2"/>109.4</text:p>
      <text:p text:style-name="Standard"><text:s text:c="2"/>12.115 | 3 <text:s/>| <text:s text:c="3"/>0.986 <text:s text:c="3"/>0.025 <text:s text:c="3"/>0.304 | <text:s text:c="3"/>-0.3 <text:s text:c="2"/>-75.6 <text:s text:c="2"/>-50.0</text:p>
      <text:p text:style-name="Standard"><text:s text:c="2"/>12.115 | 4 <text:s/>| <text:s text:c="3"/>1.005 <text:s text:c="2"/>-0.017 <text:s text:c="2"/>-0.001 | <text:s text:c="2"/>-29.7 <text:s text:c="2"/>-85.2 <text:s text:c="2"/>-80.1</text:p>
      <text:p text:style-name="Standard"><text:s text:c="2"/>12.115 | 5 <text:s/>| <text:s text:c="3"/>1.015 <text:s text:c="2"/>-0.071 <text:s text:c="2"/>-0.149 | <text:s/>-149.3 <text:s text:c="2"/>-80.2 <text:s text:c="2"/>122.1</text:p>
      <text:p text:style-name="Standard"><text:s text:c="2"/>12.149 | 0 <text:s/>| <text:s text:c="8"/>Comm Error <text:s text:c="8"/>| <text:s text:c="11"/>- <text:s text:c="10"/></text:p>
      <text:p text:style-name="Standard"><text:s text:c="2"/>12.149 | 1 <text:s/>| <text:s text:c="3"/>0.889 <text:s text:c="2"/>-0.400 <text:s text:c="3"/>0.323 | <text:s text:c="2"/>-57.5 <text:s text:c="2"/>-62.2 <text:s text:c="3"/>-8.0</text:p>
      <text:p text:style-name="Standard"><text:s text:c="2"/>12.149 | 2 <text:s/>| <text:s text:c="3"/>1.002 <text:s text:c="3"/>0.351 <text:s text:c="3"/>0.374 | <text:s text:c="3"/>51.9 <text:s text:c="2"/>-62.7 <text:s text:c="2"/>109.8</text:p>
      <text:p text:style-name="Standard"><text:s text:c="2"/>12.149 | 3 <text:s/>| <text:s text:c="3"/>0.993 <text:s text:c="3"/>0.011 <text:s text:c="3"/>0.307 | <text:s text:c="4"/>0.6 <text:s text:c="2"/>-75.0 <text:s text:c="2"/>-50.8</text:p>
      <text:p text:style-name="Standard"><text:s text:c="2"/>12.149 | 4 <text:s/>| <text:s text:c="3"/>1.009 <text:s text:c="2"/>-0.013 <text:s text:c="2"/>-0.008 | <text:s text:c="2"/>-38.6 <text:s text:c="2"/>-85.2 <text:s text:c="2"/>-68.5</text:p>
      <text:p text:style-name="Standard"><text:s text:c="2"/>12.149 | 5 <text:s/>| <text:s text:c="3"/>1.014 <text:s text:c="2"/>-0.079 <text:s text:c="2"/>-0.139 | <text:s/>-149.8 <text:s text:c="2"/>-80.1 <text:s text:c="2"/>122.6</text:p>
      <text:p text:style-name="Standard"><text:soft-page-break/><text:s text:c="2"/>12.184 | 0 <text:s/>| <text:s text:c="8"/>Comm Error <text:s text:c="8"/>| <text:s text:c="11"/>- <text:s text:c="10"/></text:p>
      <text:p text:style-name="Standard"><text:s text:c="2"/>12.184 | 1 <text:s/>| <text:s text:c="3"/>0.958 <text:s text:c="2"/>-0.388 <text:s text:c="3"/>0.329 | <text:s text:c="2"/>-56.6 <text:s text:c="2"/>-62.4 <text:s text:c="3"/>-8.2</text:p>
      <text:p text:style-name="Standard"><text:s text:c="2"/>12.184 | 2 <text:s/>| <text:s text:c="3"/>0.986 <text:s text:c="3"/>0.395 <text:s text:c="3"/>0.395 | <text:s text:c="3"/>49.8 <text:s text:c="2"/>-62.9 <text:s text:c="2"/>110.9</text:p>
      <text:p text:style-name="Standard"><text:s text:c="2"/>12.184 | 3 <text:s/>| <text:s text:c="3"/>1.021 <text:s text:c="2"/>-0.006 <text:s text:c="3"/>0.242 | <text:s text:c="4"/>0.7 <text:s text:c="2"/>-74.9 <text:s text:c="2"/>-51.1</text:p>
      <text:p text:style-name="Standard"><text:s text:c="2"/>12.184 | 4 <text:s/>| <text:s text:c="3"/>1.024 <text:s text:c="2"/>-0.001 <text:s text:c="2"/>-0.017 | <text:s text:c="2"/>-47.9 <text:s text:c="2"/>-85.2 <text:s text:c="2"/>-54.8</text:p>
      <text:p text:style-name="Standard"><text:s text:c="2"/>12.184 | 5 <text:s/>| <text:s text:c="3"/>1.021 <text:s text:c="2"/>-0.082 <text:s text:c="2"/>-0.155 | <text:s/>-150.1 <text:s text:c="2"/>-80.0 <text:s text:c="2"/>122.9</text:p>
      <text:p text:style-name="Standard"><text:s text:c="2"/>12.218 | 0 <text:s/>| <text:s text:c="8"/>Comm Error <text:s text:c="8"/>| <text:s text:c="11"/>- <text:s text:c="10"/></text:p>
      <text:p text:style-name="Standard"><text:s text:c="2"/>12.218 | 1 <text:s/>| <text:s text:c="3"/>0.968 <text:s text:c="2"/>-0.393 <text:s text:c="3"/>0.359 | <text:s text:c="2"/>-54.4 <text:s text:c="2"/>-62.7 <text:s text:c="3"/>-9.0</text:p>
      <text:p text:style-name="Standard"><text:s text:c="2"/>12.218 | 2 <text:s/>| <text:s text:c="3"/>0.938 <text:s text:c="3"/>0.368 <text:s text:c="3"/>0.428 | <text:s text:c="3"/>47.7 <text:s text:c="2"/>-62.7 <text:s text:c="2"/>111.7</text:p>
      <text:p text:style-name="Standard"><text:s text:c="2"/>12.218 | 3 <text:s/>| <text:s text:c="3"/>1.006 <text:s text:c="2"/>-0.008 <text:s text:c="3"/>0.245 | <text:s text:c="4"/>0.4 <text:s text:c="2"/>-75.1 <text:s text:c="2"/>-51.1</text:p>
      <text:p text:style-name="Standard"><text:s text:c="2"/>12.218 | 4 <text:s/>| <text:s text:c="3"/>1.017 <text:s text:c="2"/>-0.011 <text:s text:c="2"/>-0.006 | <text:s text:c="2"/>-51.9 <text:s text:c="2"/>-85.2 <text:s text:c="2"/>-49.2</text:p>
      <text:p text:style-name="Standard"><text:s text:c="2"/>12.218 | 5 <text:s/>| <text:s text:c="3"/>1.030 <text:s text:c="2"/>-0.079 <text:s text:c="2"/>-0.187 | <text:s/>-151.0 <text:s text:c="2"/>-79.7 <text:s text:c="2"/>123.8</text:p>
      <text:p text:style-name="Standard"><text:s text:c="2"/>12.252 | 0 <text:s/>| <text:s text:c="8"/>Comm Error <text:s text:c="8"/>| <text:s text:c="11"/>- <text:s text:c="10"/></text:p>
      <text:p text:style-name="Standard"><text:s text:c="2"/>12.252 | 1 <text:s/>| <text:s text:c="3"/>0.997 <text:s text:c="2"/>-0.399 <text:s text:c="3"/>0.387 | <text:s text:c="2"/>-52.4 <text:s text:c="2"/>-62.9 <text:s text:c="3"/>-9.5</text:p>
      <text:p text:style-name="Standard"><text:s text:c="2"/>12.252 | 2 <text:s/>| <text:s text:c="3"/>0.955 <text:s text:c="3"/>0.381 <text:s text:c="3"/>0.432 | <text:s text:c="3"/>47.0 <text:s text:c="2"/>-63.4 <text:s text:c="2"/>110.7</text:p>
      <text:p text:style-name="Standard"><text:s text:c="2"/>12.252 | 3 <text:s/>| <text:s text:c="3"/>0.983 <text:s text:c="3"/>0.006 <text:s text:c="3"/>0.255 | <text:s text:c="4"/>0.7 <text:s text:c="2"/>-75.1 <text:s text:c="2"/>-51.8</text:p>
      <text:p text:style-name="Standard"><text:s text:c="2"/>12.252 | 4 <text:s/>| <text:s text:c="3"/>1.003 <text:s text:c="2"/>-0.017 <text:s text:c="3"/>0.009 | <text:s text:c="2"/>-49.7 <text:s text:c="2"/>-85.2 <text:s text:c="2"/>-55.1</text:p>
      <text:p text:style-name="Standard"><text:s text:c="2"/>12.252 | 5 <text:s/>| <text:s text:c="3"/>1.022 <text:s text:c="2"/>-0.077 <text:s text:c="2"/>-0.153 | <text:s/>-151.2 <text:s text:c="2"/>-79.6 <text:s text:c="2"/>124.0</text:p>
      <text:p text:style-name="Standard"><text:s text:c="2"/>12.287 | 0 <text:s/>| <text:s text:c="8"/>Comm Error <text:s text:c="8"/>| <text:s text:c="11"/>- <text:s text:c="10"/></text:p>
      <text:p text:style-name="Standard"><text:s text:c="2"/>12.287 | 1 <text:s/>| <text:s text:c="3"/>1.012 <text:s text:c="2"/>-0.389 <text:s text:c="3"/>0.395 | <text:s text:c="2"/>-50.0 <text:s text:c="2"/>-63.4 <text:s text:c="2"/>-10.4</text:p>
      <text:p text:style-name="Standard"><text:s text:c="2"/>12.287 | 2 <text:s/>| <text:s text:c="3"/>1.058 <text:s text:c="3"/>0.402 <text:s text:c="3"/>0.398 | <text:s text:c="3"/>47.7 <text:s text:c="2"/>-65.2 <text:s text:c="2"/>107.2</text:p>
      <text:p text:style-name="Standard"><text:s text:c="2"/>12.287 | 3 <text:s/>| <text:s text:c="3"/>0.984 <text:s text:c="3"/>0.004 <text:s text:c="3"/>0.247 | <text:s text:c="4"/>1.0 <text:s text:c="2"/>-75.1 <text:s text:c="2"/>-52.2</text:p>
      <text:p text:style-name="Standard"><text:s text:c="2"/>12.287 | 4 <text:s/>| <text:s text:c="3"/>0.999 <text:s text:c="2"/>-0.008 <text:s text:c="3"/>0.016 | <text:s text:c="2"/>-44.7 <text:s text:c="2"/>-85.2 <text:s text:c="2"/>-62.3</text:p>
      <text:p text:style-name="Standard"><text:s text:c="2"/>12.287 | 5 <text:s/>| <text:s text:c="3"/>1.013 <text:s text:c="2"/>-0.074 <text:s text:c="2"/>-0.112 | <text:s/>-150.5 <text:s text:c="2"/>-79.9 <text:s text:c="2"/>122.7</text:p>
      <text:p text:style-name="Standard"><text:s text:c="2"/>12.320 | 0 <text:s/>| <text:s text:c="8"/>Comm Error <text:s text:c="8"/>| <text:s text:c="11"/>- <text:s text:c="10"/></text:p>
      <text:p text:style-name="Standard"><text:s text:c="2"/>12.320 | 1 <text:s/>| <text:s text:c="3"/>0.931 <text:s text:c="2"/>-0.420 <text:s text:c="3"/>0.401 | <text:s text:c="2"/>-46.8 <text:s text:c="2"/>-64.0 <text:s text:c="2"/>-10.6</text:p>
      <text:p text:style-name="Standard"><text:s text:c="2"/>12.320 | 2 <text:s/>| <text:s text:c="3"/>0.984 <text:s text:c="3"/>0.438 <text:s text:c="3"/>0.308 | <text:s text:c="3"/>48.8 <text:s text:c="2"/>-66.7 <text:s text:c="2"/>103.8</text:p>
      <text:p text:style-name="Standard"><text:s text:c="2"/>12.320 | 3 <text:s/>| <text:s text:c="3"/>0.995 <text:s text:c="2"/>-0.002 <text:s text:c="3"/>0.245 | <text:s text:c="4"/>1.2 <text:s text:c="2"/>-75.3 <text:s text:c="2"/>-52.5</text:p>
      <text:p text:style-name="Standard"><text:s text:c="2"/>12.320 | 4 <text:s/>| <text:s text:c="3"/>1.008 <text:s text:c="2"/>-0.005 <text:s text:c="3"/>0.015 | <text:s text:c="2"/>-39.6 <text:s text:c="2"/>-85.2 <text:s text:c="2"/>-71.4</text:p>
      <text:p text:style-name="Standard"><text:s text:c="2"/>12.320 | 5 <text:s/>| <text:s text:c="3"/>1.020 <text:s text:c="2"/>-0.083 <text:s text:c="2"/>-0.115 | <text:s/>-148.7 <text:s text:c="2"/>-80.1 <text:s text:c="2"/>121.3</text:p>
      <text:p text:style-name="Standard"><text:s text:c="2"/>12.354 | 0 <text:s/>| <text:s text:c="8"/>Comm Error <text:s text:c="8"/>| <text:s text:c="11"/>- <text:s text:c="10"/></text:p>
      <text:p text:style-name="Standard"><text:s text:c="2"/>12.354 | 1 <text:s/>| <text:s text:c="3"/>1.003 <text:s text:c="2"/>-0.424 <text:s text:c="3"/>0.357 | <text:s text:c="2"/>-45.6 <text:s text:c="2"/>-64.9 <text:s text:c="3"/>-9.2</text:p>
      <text:p text:style-name="Standard"><text:s text:c="2"/>12.354 | 2 <text:s/>| <text:s text:c="3"/>1.004 <text:s text:c="3"/>0.418 <text:s text:c="3"/>0.231 | <text:s text:c="3"/>50.9 <text:s text:c="2"/>-68.5 <text:s text:c="3"/>99.1</text:p>
      <text:p text:style-name="Standard"><text:s text:c="2"/>12.354 | 3 <text:s/>| <text:s text:c="3"/>1.032 <text:s text:c="2"/>-0.001 <text:s text:c="3"/>0.231 | <text:s text:c="4"/>1.3 <text:s text:c="2"/>-75.4 <text:s text:c="2"/>-52.9</text:p>
      <text:p text:style-name="Standard"><text:s text:c="2"/>12.354 | 4 <text:s/>| <text:s text:c="3"/>1.011 <text:s text:c="2"/>-0.007 <text:s text:c="3"/>0.022 | <text:s text:c="2"/>-32.3 <text:s text:c="2"/>-85.2 <text:s text:c="2"/>-78.7</text:p>
      <text:p text:style-name="Standard"><text:s text:c="2"/>12.354 | 5 <text:s/>| <text:s text:c="3"/>1.022 <text:s text:c="2"/>-0.082 <text:s text:c="2"/>-0.143 | <text:s/>-148.5 <text:s text:c="2"/>-80.1 <text:s text:c="2"/>121.0</text:p>
      <text:p text:style-name="Standard"><text:s text:c="2"/>12.389 | 0 <text:s/>| <text:s text:c="8"/>Comm Error <text:s text:c="8"/>| <text:s text:c="11"/>- <text:s text:c="10"/></text:p>
      <text:p text:style-name="Standard"><text:s text:c="2"/>12.389 | 1 <text:s/>| <text:s text:c="3"/>1.019 <text:s text:c="2"/>-0.409 <text:s text:c="3"/>0.294 | <text:s text:c="2"/>-43.1 <text:s text:c="2"/>-66.5 <text:s text:c="3"/>-8.1</text:p>
      <text:p text:style-name="Standard"><text:s text:c="2"/>12.389 | 2 <text:s/>| <text:s text:c="3"/>0.979 <text:s text:c="3"/>0.398 <text:s text:c="3"/>0.185 | <text:s text:c="3"/>52.1 <text:s text:c="2"/>-70.3 <text:s text:c="3"/>94.4</text:p>
      <text:p text:style-name="Standard"><text:s text:c="2"/>12.389 | 3 <text:s/>| <text:s text:c="3"/>1.025 <text:s text:c="2"/>-0.005 <text:s text:c="3"/>0.244 | <text:s text:c="4"/>1.1 <text:s text:c="2"/>-75.5 <text:s text:c="2"/>-52.9</text:p>
      <text:p text:style-name="Standard"><text:s text:c="2"/>12.389 | 4 <text:s/>| <text:s text:c="3"/>1.011 <text:s text:c="2"/>-0.009 <text:s text:c="3"/>0.021 | <text:s text:c="2"/>-30.3 <text:s text:c="2"/>-85.2 <text:s text:c="2"/>-82.1</text:p>
      <text:p text:style-name="Standard"><text:s text:c="2"/>12.389 | 5 <text:s/>| <text:s text:c="3"/>1.021 <text:s text:c="2"/>-0.080 <text:s text:c="2"/>-0.141 | <text:s/>-148.7 <text:s text:c="2"/>-80.1 <text:s text:c="2"/>121.2</text:p>
      <text:p text:style-name="Standard"><text:s text:c="2"/>12.424 | 0 <text:s/>| <text:s text:c="8"/>Comm Error <text:s text:c="8"/>| <text:s text:c="11"/>- <text:s text:c="10"/></text:p>
      <text:p text:style-name="Standard"><text:s text:c="2"/>12.424 | 1 <text:s/>| <text:s text:c="3"/>0.897 <text:s text:c="2"/>-0.383 <text:s text:c="3"/>0.267 | <text:s text:c="2"/>-41.4 <text:s text:c="2"/>-67.4 <text:s text:c="3"/>-6.9</text:p>
      <text:p text:style-name="Standard"><text:s text:c="2"/>12.424 | 2 <text:s/>| <text:s text:c="3"/>0.877 <text:s text:c="3"/>0.398 <text:s text:c="3"/>0.147 | <text:s text:c="3"/>52.8 <text:s text:c="2"/>-71.0 <text:s text:c="3"/>90.9</text:p>
      <text:p text:style-name="Standard"><text:s text:c="2"/>12.424 | 3 <text:s/>| <text:s text:c="3"/>1.002 <text:s text:c="3"/>0.004 <text:s text:c="3"/>0.259 | <text:s text:c="4"/>1.0 <text:s text:c="2"/>-75.3 <text:s text:c="2"/>-53.1</text:p>
      <text:p text:style-name="Standard"><text:s text:c="2"/>12.424 | 4 <text:s/>| <text:s text:c="3"/>1.010 <text:s text:c="2"/>-0.013 <text:s text:c="3"/>0.010 | <text:s text:c="2"/>-31.2 <text:s text:c="2"/>-85.2 <text:s text:c="2"/>-81.5</text:p>
      <text:p text:style-name="Standard"><text:s text:c="2"/>12.424 | 5 <text:s/>| <text:s text:c="3"/>1.017 <text:s text:c="2"/>-0.082 <text:s text:c="2"/>-0.126 | <text:s/>-148.5 <text:s text:c="2"/>-80.1 <text:s text:c="2"/>120.8</text:p>
      <text:p text:style-name="Standard"><text:s text:c="2"/>12.458 | 0 <text:s/>| <text:s text:c="8"/>Comm Error <text:s text:c="8"/>| <text:s text:c="11"/>- <text:s text:c="10"/></text:p>
      <text:p text:style-name="Standard"><text:soft-page-break/><text:s text:c="2"/>12.458 | 1 <text:s/>| <text:s text:c="3"/>0.928 <text:s text:c="2"/>-0.354 <text:s text:c="3"/>0.248 | <text:s text:c="2"/>-39.1 <text:s text:c="2"/>-69.2 <text:s text:c="3"/>-5.0</text:p>
      <text:p text:style-name="Standard"><text:s text:c="2"/>12.458 | 2 <text:s/>| <text:s text:c="3"/>0.992 <text:s text:c="3"/>0.347 <text:s text:c="3"/>0.138 | <text:s text:c="3"/>50.8 <text:s text:c="2"/>-72.0 <text:s text:c="3"/>88.9</text:p>
      <text:p text:style-name="Standard"><text:s text:c="2"/>12.458 | 3 <text:s/>| <text:s text:c="3"/>0.987 <text:s text:c="2"/>-0.006 <text:s text:c="3"/>0.263 | <text:s text:c="4"/>0.7 <text:s text:c="2"/>-75.0 <text:s text:c="2"/>-53.0</text:p>
      <text:p text:style-name="Standard"><text:s text:c="2"/>12.458 | 4 <text:s/>| <text:s text:c="3"/>1.012 <text:s text:c="2"/>-0.008 <text:s text:c="3"/>0.008 | <text:s text:c="2"/>-32.1 <text:s text:c="2"/>-85.2 <text:s text:c="2"/>-80.2</text:p>
      <text:p text:style-name="Standard"><text:s text:c="2"/>12.458 | 5 <text:s/>| <text:s text:c="3"/>1.018 <text:s text:c="2"/>-0.081 <text:s text:c="2"/>-0.142 | <text:s/>-148.5 <text:s text:c="2"/>-80.1 <text:s text:c="2"/>120.8</text:p>
      <text:p text:style-name="Standard"><text:s text:c="2"/>12.492 | 0 <text:s/>| <text:s text:c="8"/>Comm Error <text:s text:c="8"/>| <text:s text:c="11"/>- <text:s text:c="10"/></text:p>
      <text:p text:style-name="Standard"><text:s text:c="2"/>12.492 | 1 <text:s/>| <text:s text:c="3"/>0.871 <text:s text:c="2"/>-0.356 <text:s text:c="3"/>0.209 | <text:s text:c="2"/>-38.2 <text:s text:c="2"/>-70.4 <text:s text:c="3"/>-2.5</text:p>
      <text:p text:style-name="Standard"><text:s text:c="2"/>12.492 | 2 <text:s/>| <text:s text:c="3"/>0.873 <text:s text:c="3"/>0.315 <text:s text:c="3"/>0.155 | <text:s text:c="3"/>46.9 <text:s text:c="2"/>-72.0 <text:s text:c="3"/>89.8</text:p>
      <text:p text:style-name="Standard"><text:s text:c="2"/>12.492 | 3 <text:s/>| <text:s text:c="3"/>0.980 <text:s text:c="2"/>-0.000 <text:s text:c="3"/>0.258 | <text:s text:c="4"/>0.5 <text:s text:c="2"/>-74.6 <text:s text:c="2"/>-53.0</text:p>
      <text:p text:style-name="Standard"><text:s text:c="2"/>12.492 | 4 <text:s/>| <text:s text:c="3"/>1.009 <text:s text:c="2"/>-0.003 <text:s text:c="3"/>0.022 | <text:s text:c="2"/>-29.2 <text:s text:c="2"/>-85.2 <text:s text:c="2"/>-83.8</text:p>
      <text:p text:style-name="Standard"><text:s text:c="2"/>12.492 | 5 <text:s/>| <text:s text:c="3"/>1.021 <text:s text:c="2"/>-0.078 <text:s text:c="2"/>-0.139 | <text:s/>-148.6 <text:s text:c="2"/>-80.1 <text:s text:c="2"/>120.8</text:p>
      <text:p text:style-name="Standard"><text:s text:c="2"/>12.527 | 0 <text:s/>| <text:s text:c="8"/>Comm Error <text:s text:c="8"/>| <text:s text:c="11"/>- <text:s text:c="10"/></text:p>
      <text:p text:style-name="Standard"><text:s text:c="2"/>12.527 | 1 <text:s/>| <text:s text:c="3"/>0.879 <text:s text:c="2"/>-0.302 <text:s text:c="3"/>0.194 | <text:s text:c="2"/>-37.2 <text:s text:c="2"/>-71.7 <text:s text:c="4"/>0.8</text:p>
      <text:p text:style-name="Standard"><text:s text:c="2"/>12.527 | 2 <text:s/>| <text:s text:c="3"/>0.905 <text:s text:c="3"/>0.282 <text:s text:c="3"/>0.122 | <text:s text:c="3"/>43.2 <text:s text:c="2"/>-71.9 <text:s text:c="3"/>90.8</text:p>
      <text:p text:style-name="Standard"><text:s text:c="2"/>12.527 | 3 <text:s/>| <text:s text:c="3"/>0.973 <text:s text:c="2"/>-0.009 <text:s text:c="3"/>0.266 | <text:s text:c="4"/>0.1 <text:s text:c="2"/>-74.2 <text:s text:c="2"/>-52.8</text:p>
      <text:p text:style-name="Standard"><text:s text:c="2"/>12.527 | 4 <text:s/>| <text:s text:c="3"/>1.007 <text:s text:c="2"/>-0.007 <text:s text:c="3"/>0.029 | <text:s text:c="2"/>-27.0 <text:s text:c="2"/>-85.1 <text:s text:c="2"/>-87.1</text:p>
      <text:p text:style-name="Standard"><text:s text:c="2"/>12.527 | 5 <text:s/>| <text:s text:c="3"/>1.022 <text:s text:c="2"/>-0.080 <text:s text:c="2"/>-0.139 | <text:s/>-148.8 <text:s text:c="2"/>-80.1 <text:s text:c="2"/>120.9</text:p>
      <text:p text:style-name="Standard"><text:s text:c="2"/>12.561 | 0 <text:s/>| <text:s text:c="8"/>Comm Error <text:s text:c="8"/>| <text:s text:c="11"/>- <text:s text:c="10"/></text:p>
      <text:p text:style-name="Standard"><text:s text:c="2"/>12.561 | 1 <text:s/>| <text:s text:c="3"/>0.856 <text:s text:c="2"/>-0.279 <text:s text:c="3"/>0.147 | <text:s text:c="2"/>-36.8 <text:s text:c="2"/>-73.1 <text:s text:c="4"/>4.2</text:p>
      <text:p text:style-name="Standard"><text:s text:c="2"/>12.561 | 2 <text:s/>| <text:s text:c="3"/>0.833 <text:s text:c="3"/>0.250 <text:s text:c="3"/>0.119 | <text:s text:c="3"/>39.5 <text:s text:c="2"/>-72.1 <text:s text:c="3"/>90.1</text:p>
      <text:p text:style-name="Standard"><text:s text:c="2"/>12.561 | 3 <text:s/>| <text:s text:c="3"/>0.973 <text:s text:c="3"/>0.008 <text:s text:c="3"/>0.275 | <text:s text:c="4"/>0.2 <text:s text:c="2"/>-73.7 <text:s text:c="2"/>-53.1</text:p>
      <text:p text:style-name="Standard"><text:s text:c="2"/>12.561 | 4 <text:s/>| <text:s text:c="3"/>1.005 <text:s text:c="2"/>-0.014 <text:s text:c="3"/>0.018 | <text:s text:c="2"/>-27.6 <text:s text:c="2"/>-85.1 <text:s text:c="2"/>-87.1</text:p>
      <text:p text:style-name="Standard"><text:s text:c="2"/>12.561 | 5 <text:s/>| <text:s text:c="3"/>1.019 <text:s text:c="2"/>-0.080 <text:s text:c="2"/>-0.125 | <text:s/>-148.5 <text:s text:c="2"/>-80.1 <text:s text:c="2"/>120.6</text:p>
      <text:p text:style-name="Standard"><text:s text:c="2"/>12.595 | 0 <text:s/>| <text:s text:c="8"/>Comm Error <text:s text:c="8"/>| <text:s text:c="11"/>- <text:s text:c="10"/></text:p>
      <text:p text:style-name="Standard"><text:s text:c="2"/>12.595 | 1 <text:s/>| <text:s text:c="3"/>0.856 <text:s text:c="2"/>-0.237 <text:s text:c="3"/>0.108 | <text:s text:c="2"/>-36.6 <text:s text:c="2"/>-73.9 <text:s text:c="4"/>6.4</text:p>
      <text:p text:style-name="Standard"><text:s text:c="2"/>12.595 | 2 <text:s/>| <text:s text:c="3"/>0.903 <text:s text:c="3"/>0.242 <text:s text:c="3"/>0.089 | <text:s text:c="3"/>39.1 <text:s text:c="2"/>-73.0 <text:s text:c="3"/>87.3</text:p>
      <text:p text:style-name="Standard"><text:s text:c="2"/>12.595 | 3 <text:s/>| <text:s text:c="3"/>0.969 <text:s text:c="3"/>0.029 <text:s text:c="3"/>0.263 | <text:s text:c="4"/>0.8 <text:s text:c="2"/>-73.4 <text:s text:c="2"/>-53.8</text:p>
      <text:p text:style-name="Standard"><text:s text:c="2"/>12.595 | 4 <text:s/>| <text:s text:c="3"/>1.011 <text:s text:c="2"/>-0.001 <text:s text:c="3"/>0.002 | <text:s text:c="2"/>-27.7 <text:s text:c="2"/>-85.2 <text:s text:c="2"/>-85.7</text:p>
      <text:p text:style-name="Standard"><text:s text:c="2"/>12.595 | 5 <text:s/>| <text:s text:c="3"/>1.017 <text:s text:c="2"/>-0.080 <text:s text:c="2"/>-0.135 | <text:s/>-148.5 <text:s text:c="2"/>-80.2 <text:s text:c="2"/>120.6</text:p>
      <text:p text:style-name="Standard"><text:s text:c="2"/>12.629 | 0 <text:s/>| <text:s text:c="8"/>Comm Error <text:s text:c="8"/>| <text:s text:c="11"/>- <text:s text:c="10"/></text:p>
      <text:p text:style-name="Standard"><text:s text:c="2"/>12.629 | 1 <text:s/>| <text:s text:c="3"/>0.865 <text:s text:c="2"/>-0.217 <text:s text:c="3"/>0.067 | <text:s text:c="2"/>-37.1 <text:s text:c="2"/>-75.5 <text:s text:c="3"/>11.5</text:p>
      <text:p text:style-name="Standard"><text:s text:c="2"/>12.629 | 2 <text:s/>| <text:s text:c="3"/>0.963 <text:s text:c="3"/>0.209 <text:s text:c="3"/>0.074 | <text:s text:c="3"/>38.4 <text:s text:c="2"/>-74.2 <text:s text:c="3"/>83.7</text:p>
      <text:p text:style-name="Standard"><text:s text:c="2"/>12.629 | 3 <text:s/>| <text:s text:c="3"/>0.992 <text:s text:c="3"/>0.023 <text:s text:c="3"/>0.262 | <text:s text:c="4"/>1.4 <text:s text:c="2"/>-73.2 <text:s text:c="2"/>-54.5</text:p>
      <text:p text:style-name="Standard"><text:s text:c="2"/>12.629 | 4 <text:s/>| <text:s text:c="3"/>1.013 <text:s text:c="2"/>-0.006 <text:s text:c="3"/>0.009 | <text:s text:c="2"/>-28.5 <text:s text:c="2"/>-85.2 <text:s text:c="2"/>-84.2</text:p>
      <text:p text:style-name="Standard"><text:s text:c="2"/>12.629 | 5 <text:s/>| <text:s text:c="3"/>1.022 <text:s text:c="2"/>-0.070 <text:s text:c="2"/>-0.143 | <text:s/>-148.9 <text:s text:c="2"/>-80.1 <text:s text:c="2"/>121.0</text:p>
      <text:p text:style-name="Standard"><text:s text:c="2"/>12.663 | 0 <text:s/>| <text:s text:c="8"/>Comm Error <text:s text:c="8"/>| <text:s text:c="11"/>- <text:s text:c="10"/></text:p>
      <text:p text:style-name="Standard"><text:s text:c="2"/>12.663 | 1 <text:s/>| <text:s text:c="3"/>0.902 <text:s text:c="2"/>-0.171 <text:s text:c="3"/>0.052 | <text:s text:c="2"/>-37.4 <text:s text:c="2"/>-76.6 <text:s text:c="3"/>15.1</text:p>
      <text:p text:style-name="Standard"><text:s text:c="2"/>12.663 | 2 <text:s/>| <text:s text:c="3"/>0.955 <text:s text:c="3"/>0.201 <text:s text:c="3"/>0.044 | <text:s text:c="3"/>39.9 <text:s text:c="2"/>-75.4 <text:s text:c="3"/>79.1</text:p>
      <text:p text:style-name="Standard"><text:s text:c="2"/>12.663 | 3 <text:s/>| <text:s text:c="3"/>0.998 <text:s text:c="3"/>0.017 <text:s text:c="3"/>0.266 | <text:s text:c="4"/>1.9 <text:s text:c="2"/>-73.1 <text:s text:c="2"/>-55.3</text:p>
      <text:p text:style-name="Standard"><text:s text:c="2"/>12.663 | 4 <text:s/>| <text:s text:c="3"/>1.013 <text:s text:c="2"/>-0.006 <text:s text:c="3"/>0.011 | <text:s text:c="2"/>-26.3 <text:s text:c="2"/>-85.2 <text:s text:c="2"/>-86.6</text:p>
      <text:p text:style-name="Standard"><text:s text:c="2"/>12.663 | 5 <text:s/>| <text:s text:c="3"/>1.026 <text:s text:c="2"/>-0.080 <text:s text:c="2"/>-0.140 | <text:s/>-149.0 <text:s text:c="2"/>-80.1 <text:s text:c="2"/>121.1</text:p>
      <text:p text:style-name="Standard"><text:s text:c="2"/>12.697 | 0 <text:s/>| <text:s text:c="8"/>Comm Error <text:s text:c="8"/>| <text:s text:c="11"/>- <text:s text:c="10"/></text:p>
      <text:p text:style-name="Standard"><text:s text:c="2"/>12.697 | 1 <text:s/>| <text:s text:c="3"/>0.907 <text:s text:c="2"/>-0.179 <text:s text:c="3"/>0.031 | <text:s text:c="2"/>-38.0 <text:s text:c="2"/>-77.0 <text:s text:c="3"/>20.0</text:p>
      <text:p text:style-name="Standard"><text:s text:c="2"/>12.697 | 2 <text:s/>| <text:s text:c="3"/>0.984 <text:s text:c="3"/>0.185 <text:s text:c="3"/>0.022 | <text:s text:c="3"/>39.4 <text:s text:c="2"/>-76.0 <text:s text:c="3"/>76.7</text:p>
      <text:p text:style-name="Standard"><text:s text:c="2"/>12.697 | 3 <text:s/>| <text:s text:c="3"/>1.003 <text:s text:c="3"/>0.003 <text:s text:c="3"/>0.278 | <text:s text:c="4"/>2.0 <text:s text:c="2"/>-73.1 <text:s text:c="2"/>-55.4</text:p>
      <text:p text:style-name="Standard"><text:s text:c="2"/>12.697 | 4 <text:s/>| <text:s text:c="3"/>1.005 <text:s text:c="2"/>-0.010 <text:s text:c="3"/>0.011 | <text:s text:c="2"/>-27.5 <text:s text:c="2"/>-85.2 <text:s text:c="2"/>-85.7</text:p>
      <text:p text:style-name="Standard"><text:s text:c="2"/>12.697 | 5 <text:s/>| <text:s text:c="3"/>1.020 <text:s text:c="2"/>-0.085 <text:s text:c="2"/>-0.142 | <text:s/>-148.8 <text:s text:c="2"/>-80.1 <text:s text:c="2"/>120.8</text:p>
      <text:p text:style-name="Standard"><text:s text:c="2"/>12.732 | 0 <text:s/>| <text:s text:c="8"/>Comm Error <text:s text:c="8"/>| <text:s text:c="11"/>- <text:s text:c="10"/></text:p>
      <text:p text:style-name="Standard"><text:s text:c="2"/>12.732 | 1 <text:s/>| <text:s text:c="3"/>0.861 <text:s text:c="2"/>-0.181 <text:s text:c="3"/>0.089 | <text:s text:c="2"/>-36.1 <text:s text:c="2"/>-76.2 <text:s text:c="3"/>21.1</text:p>
      <text:p text:style-name="Standard"><text:soft-page-break/><text:s text:c="2"/>12.732 | 2 <text:s/>| <text:s text:c="3"/>0.963 <text:s text:c="3"/>0.123 <text:s text:c="3"/>0.052 | <text:s text:c="3"/>36.6 <text:s text:c="2"/>-76.3 <text:s text:c="3"/>75.7</text:p>
      <text:p text:style-name="Standard"><text:s text:c="2"/>12.732 | 3 <text:s/>| <text:s text:c="3"/>0.975 <text:s text:c="2"/>-0.007 <text:s text:c="3"/>0.292 | <text:s text:c="4"/>1.3 <text:s text:c="2"/>-73.0 <text:s text:c="2"/>-54.9</text:p>
      <text:p text:style-name="Standard"><text:s text:c="2"/>12.732 | 4 <text:s/>| <text:s text:c="3"/>1.011 <text:s text:c="2"/>-0.006 <text:s text:c="3"/>0.017 | <text:s text:c="2"/>-27.3 <text:s text:c="2"/>-85.1 <text:s text:c="2"/>-87.3</text:p>
      <text:p text:style-name="Standard"><text:s text:c="2"/>12.732 | 5 <text:s/>| <text:s text:c="3"/>1.021 <text:s text:c="2"/>-0.083 <text:s text:c="2"/>-0.136 | <text:s/>-148.5 <text:s text:c="2"/>-80.1 <text:s text:c="2"/>120.5</text:p>
      <text:p text:style-name="Standard"><text:s text:c="2"/>12.767 | 0 <text:s/>| <text:s text:c="8"/>Comm Error <text:s text:c="8"/>| <text:s text:c="11"/>- <text:s text:c="10"/></text:p>
      <text:p text:style-name="Standard"><text:s text:c="2"/>12.767 | 1 <text:s/>| <text:s text:c="3"/>0.714 <text:s text:c="2"/>-0.169 <text:s text:c="3"/>0.031 | <text:s text:c="2"/>-39.0 <text:s text:c="2"/>-75.5 <text:s text:c="3"/>30.2</text:p>
      <text:p text:style-name="Standard"><text:s text:c="2"/>12.767 | 2 <text:s/>| <text:s text:c="3"/>0.880 <text:s text:c="3"/>0.143 <text:s text:c="3"/>0.106 | <text:s text:c="3"/>33.2 <text:s text:c="2"/>-75.4 <text:s text:c="3"/>76.8</text:p>
      <text:p text:style-name="Standard"><text:s text:c="2"/>12.767 | 3 <text:s/>| <text:s text:c="3"/>0.969 <text:s text:c="2"/>-0.004 <text:s text:c="3"/>0.311 | <text:s text:c="4"/>0.6 <text:s text:c="2"/>-72.8 <text:s text:c="2"/>-54.4</text:p>
      <text:p text:style-name="Standard"><text:s text:c="2"/>12.767 | 4 <text:s/>| <text:s text:c="3"/>1.009 <text:s text:c="3"/>0.000 <text:s text:c="3"/>0.021 | <text:s text:c="2"/>-23.5 <text:s text:c="2"/>-85.1 <text:s text:c="2"/>-92.0</text:p>
      <text:p text:style-name="Standard"><text:s text:c="2"/>12.767 | 5 <text:s/>| <text:s text:c="3"/>1.018 <text:s text:c="2"/>-0.066 <text:s text:c="2"/>-0.128 | <text:s/>-148.4 <text:s text:c="2"/>-80.2 <text:s text:c="2"/>120.4</text:p>
      <text:p text:style-name="Standard"><text:s text:c="2"/>12.801 | 0 <text:s/>| <text:s text:c="8"/>Comm Error <text:s text:c="8"/>| <text:s text:c="11"/>- <text:s text:c="10"/></text:p>
      <text:p text:style-name="Standard"><text:s text:c="2"/>12.801 | 1 <text:s/>| <text:s text:c="3"/>0.935 <text:s text:c="2"/>-0.187 <text:s text:c="3"/>0.040 | <text:s text:c="2"/>-46.8 <text:s text:c="2"/>-76.0 <text:s text:c="3"/>39.3</text:p>
      <text:p text:style-name="Standard"><text:s text:c="2"/>12.801 | 2 <text:s/>| <text:s text:c="3"/>0.814 <text:s text:c="3"/>0.164 <text:s text:c="3"/>0.116 | <text:s text:c="3"/>33.7 <text:s text:c="2"/>-74.6 <text:s text:c="3"/>73.3</text:p>
      <text:p text:style-name="Standard"><text:s text:c="2"/>12.801 | 3 <text:s/>| <text:s text:c="3"/>0.971 <text:s text:c="2"/>-0.008 <text:s text:c="3"/>0.288 | <text:s text:c="3"/>-0.0 <text:s text:c="2"/>-72.6 <text:s text:c="2"/>-53.9</text:p>
      <text:p text:style-name="Standard"><text:s text:c="2"/>12.801 | 4 <text:s/>| <text:s text:c="3"/>1.007 <text:s text:c="2"/>-0.014 <text:s text:c="3"/>0.033 | <text:s text:c="2"/>-23.6 <text:s text:c="2"/>-85.1 <text:s text:c="2"/>-93.9</text:p>
      <text:p text:style-name="Standard"><text:s text:c="2"/>12.801 | 5 <text:s/>| <text:s text:c="3"/>1.021 <text:s text:c="2"/>-0.083 <text:s text:c="2"/>-0.118 | <text:s/>-147.5 <text:s text:c="2"/>-80.2 <text:s text:c="2"/>119.6</text:p>
      <text:p text:style-name="Standard"><text:s text:c="2"/>12.835 | 0 <text:s/>| <text:s text:c="8"/>Comm Error <text:s text:c="8"/>| <text:s text:c="11"/>- <text:s text:c="10"/></text:p>
      <text:p text:style-name="Standard"><text:s text:c="2"/>12.835 | 1 <text:s/>| <text:s text:c="3"/>0.959 <text:s text:c="2"/>-0.164 <text:s text:c="2"/>-0.029 | <text:s text:c="2"/>-50.2 <text:s text:c="2"/>-76.4 <text:s text:c="3"/>44.9</text:p>
      <text:p text:style-name="Standard"><text:s text:c="2"/>12.835 | 2 <text:s/>| <text:s text:c="3"/>0.926 <text:s text:c="3"/>0.131 <text:s text:c="3"/>0.154 | <text:s text:c="3"/>33.1 <text:s text:c="2"/>-74.3 <text:s text:c="3"/>71.4</text:p>
      <text:p text:style-name="Standard"><text:s text:c="2"/>12.835 | 3 <text:s/>| <text:s text:c="3"/>0.949 <text:s text:c="2"/>-0.004 <text:s text:c="3"/>0.292 | <text:s text:c="3"/>-0.3 <text:s text:c="2"/>-72.5 <text:s text:c="2"/>-53.7</text:p>
      <text:p text:style-name="Standard"><text:s text:c="2"/>12.835 | 4 <text:s/>| <text:s text:c="3"/>1.004 <text:s text:c="2"/>-0.008 <text:s text:c="3"/>0.032 | <text:s text:c="2"/>-22.1 <text:s text:c="2"/>-85.1 <text:s text:c="2"/>-96.2</text:p>
      <text:p text:style-name="Standard"><text:s text:c="2"/>12.835 | 5 <text:s/>| <text:s text:c="3"/>1.016 <text:s text:c="2"/>-0.088 <text:s text:c="2"/>-0.139 | <text:s/>-147.3 <text:s text:c="2"/>-80.1 <text:s text:c="2"/>119.2</text:p>
      <text:p text:style-name="Standard"><text:s text:c="2"/>12.869 | 0 <text:s/>| <text:s text:c="8"/>Comm Error <text:s text:c="8"/>| <text:s text:c="11"/>- <text:s text:c="10"/></text:p>
      <text:p text:style-name="Standard"><text:s text:c="2"/>12.869 | 1 <text:s/>| <text:s text:c="3"/>0.933 <text:s text:c="2"/>-0.171 <text:s text:c="2"/>-0.072 | <text:s text:c="2"/>-59.5 <text:s text:c="2"/>-77.4 <text:s text:c="3"/>58.5</text:p>
      <text:p text:style-name="Standard"><text:s text:c="2"/>12.869 | 2 <text:s/>| <text:s text:c="3"/>0.902 <text:s text:c="3"/>0.130 <text:s text:c="3"/>0.116 | <text:s text:c="3"/>33.3 <text:s text:c="2"/>-74.2 <text:s text:c="3"/>68.8</text:p>
      <text:p text:style-name="Standard"><text:s text:c="2"/>12.869 | 3 <text:s/>| <text:s text:c="3"/>0.975 <text:s text:c="2"/>-0.004 <text:s text:c="3"/>0.292 | <text:s text:c="3"/>-0.6 <text:s text:c="2"/>-72.4 <text:s text:c="2"/>-53.6</text:p>
      <text:p text:style-name="Standard"><text:s text:c="2"/>12.869 | 4 <text:s/>| <text:s text:c="3"/>1.007 <text:s text:c="2"/>-0.015 <text:s text:c="3"/>0.034 | <text:s text:c="2"/>-23.3 <text:s text:c="2"/>-85.0 <text:s text:c="2"/>-95.8</text:p>
      <text:p text:style-name="Standard"><text:s text:c="2"/>12.869 | 5 <text:s/>| <text:s text:c="3"/>1.017 <text:s text:c="2"/>-0.086 <text:s text:c="2"/>-0.135 | <text:s/>-146.8 <text:s text:c="2"/>-80.0 <text:s text:c="2"/>118.9</text:p>
      <text:p text:style-name="Standard"><text:s text:c="2"/>12.903 | 0 <text:s/>| <text:s text:c="8"/>Comm Error <text:s text:c="8"/>| <text:s text:c="11"/>- <text:s text:c="10"/></text:p>
      <text:p text:style-name="Standard"><text:s text:c="2"/>12.903 | 1 <text:s/>| <text:s text:c="3"/>1.075 <text:s text:c="2"/>-0.165 <text:s text:c="2"/>-0.165 | <text:s text:c="2"/>-70.5 <text:s text:c="2"/>-78.1 <text:s text:c="3"/>72.4</text:p>
      <text:p text:style-name="Standard"><text:s text:c="2"/>12.903 | 2 <text:s/>| <text:s text:c="3"/>0.983 <text:s text:c="3"/>0.137 <text:s text:c="3"/>0.049 | <text:s text:c="3"/>36.8 <text:s text:c="2"/>-75.2 <text:s text:c="3"/>62.3</text:p>
      <text:p text:style-name="Standard"><text:s text:c="2"/>12.903 | 3 <text:s/>| <text:s text:c="3"/>0.978 <text:s text:c="2"/>-0.032 <text:s text:c="3"/>0.305 | <text:s text:c="3"/>-1.4 <text:s text:c="2"/>-72.3 <text:s text:c="2"/>-52.8</text:p>
      <text:p text:style-name="Standard"><text:s text:c="2"/>12.903 | 4 <text:s/>| <text:s text:c="3"/>1.012 <text:s text:c="2"/>-0.016 <text:s text:c="3"/>0.042 | <text:s text:c="2"/>-24.4 <text:s text:c="2"/>-85.0 <text:s text:c="2"/>-95.4</text:p>
      <text:p text:style-name="Standard"><text:s text:c="2"/>12.903 | 5 <text:s/>| <text:s text:c="3"/>1.020 <text:s text:c="2"/>-0.088 <text:s text:c="2"/>-0.137 | <text:s/>-146.7 <text:s text:c="2"/>-80.0 <text:s text:c="2"/>118.9</text:p>
      <text:p text:style-name="Standard"><text:s text:c="2"/>12.938 | 0 <text:s/>| <text:s text:c="8"/>Comm Error <text:s text:c="8"/>| <text:s text:c="11"/>- <text:s text:c="10"/></text:p>
      <text:p text:style-name="Standard"><text:s text:c="2"/>12.938 | 1 <text:s/>| <text:s text:c="3"/>1.044 <text:s text:c="2"/>-0.142 <text:s text:c="2"/>-0.281 | <text:s text:c="2"/>-87.3 <text:s text:c="2"/>-78.7 <text:s text:c="3"/>92.7</text:p>
      <text:p text:style-name="Standard"><text:s text:c="2"/>12.938 | 2 <text:s/>| <text:s text:c="3"/>0.964 <text:s text:c="3"/>0.107 <text:s text:c="2"/>-0.010 | <text:s text:c="3"/>39.6 <text:s text:c="2"/>-75.7 <text:s text:c="3"/>57.5</text:p>
      <text:p text:style-name="Standard"><text:s text:c="2"/>12.938 | 3 <text:s/>| <text:s text:c="3"/>0.982 <text:s text:c="2"/>-0.027 <text:s text:c="3"/>0.322 | <text:s text:c="3"/>-2.1 <text:s text:c="2"/>-72.1 <text:s text:c="2"/>-52.0</text:p>
      <text:p text:style-name="Standard"><text:s text:c="2"/>12.938 | 4 <text:s/>| <text:s text:c="3"/>1.010 <text:s text:c="2"/>-0.003 <text:s text:c="3"/>0.028 | <text:s text:c="2"/>-23.9 <text:s text:c="2"/>-85.0 <text:s text:c="2"/>-95.9</text:p>
      <text:p text:style-name="Standard"><text:s text:c="2"/>12.938 | 5 <text:s/>| <text:s text:c="3"/>1.014 <text:s text:c="2"/>-0.087 <text:s text:c="2"/>-0.141 | <text:s/>-146.8 <text:s text:c="2"/>-79.9 <text:s text:c="2"/>119.1</text:p>
      <text:p text:style-name="Standard"><text:s text:c="2"/>12.972 | 0 <text:s/>| <text:s text:c="8"/>Comm Error <text:s text:c="8"/>| <text:s text:c="11"/>- <text:s text:c="10"/></text:p>
      <text:p text:style-name="Standard"><text:s text:c="2"/>12.972 | 1 <text:s/>| <text:s text:c="3"/>1.034 <text:s text:c="2"/>-0.149 <text:s text:c="2"/>-0.308 | <text:s/>-101.5 <text:s text:c="2"/>-78.5 <text:s text:c="2"/>109.0</text:p>
      <text:p text:style-name="Standard"><text:s text:c="2"/>12.972 | 2 <text:s/>| <text:s text:c="3"/>0.968 <text:s text:c="3"/>0.089 <text:s text:c="2"/>-0.098 | <text:s text:c="3"/>48.6 <text:s text:c="2"/>-77.2 <text:s text:c="3"/>46.5</text:p>
      <text:p text:style-name="Standard"><text:s text:c="2"/>12.972 | 3 <text:s/>| <text:s text:c="3"/>0.988 <text:s text:c="2"/>-0.024 <text:s text:c="3"/>0.317 | <text:s text:c="3"/>-2.6 <text:s text:c="2"/>-71.8 <text:s text:c="2"/>-51.2</text:p>
      <text:p text:style-name="Standard"><text:s text:c="2"/>12.972 | 4 <text:s/>| <text:s text:c="3"/>1.006 <text:s text:c="2"/>-0.021 <text:s text:c="3"/>0.024 | <text:s text:c="2"/>-28.0 <text:s text:c="2"/>-85.0 <text:s text:c="2"/>-91.1</text:p>
      <text:p text:style-name="Standard"><text:s text:c="2"/>12.972 | 5 <text:s/>| <text:s text:c="3"/>1.018 <text:s text:c="2"/>-0.097 <text:s text:c="2"/>-0.139 | <text:s/>-146.5 <text:s text:c="2"/>-79.8 <text:s text:c="2"/>118.9</text:p>
      <text:p text:style-name="Standard"><text:s text:c="2"/>13.006 | 0 <text:s/>| <text:s text:c="8"/>Comm Error <text:s text:c="8"/>| <text:s text:c="11"/>- <text:s text:c="10"/></text:p>
      <text:p text:style-name="Standard"><text:s text:c="2"/>13.006 | 1 <text:s/>| <text:s text:c="3"/>1.079 <text:s text:c="2"/>-0.119 <text:s text:c="2"/>-0.355 | <text:s/>-113.3 <text:s text:c="2"/>-78.1 <text:s text:c="2"/>122.5</text:p>
      <text:p text:style-name="Standard"><text:s text:c="2"/>13.006 | 2 <text:s/>| <text:s text:c="3"/>1.000 <text:s text:c="3"/>0.098 <text:s text:c="2"/>-0.070 | <text:s text:c="3"/>53.6 <text:s text:c="2"/>-77.5 <text:s text:c="3"/>40.5</text:p>
      <text:p text:style-name="Standard"><text:soft-page-break/><text:s text:c="2"/>13.006 | 3 <text:s/>| <text:s text:c="3"/>0.960 <text:s text:c="3"/>0.009 <text:s text:c="3"/>0.292 | <text:s text:c="3"/>-2.4 <text:s text:c="2"/>-71.8 <text:s text:c="2"/>-51.3</text:p>
      <text:p text:style-name="Standard"><text:s text:c="2"/>13.006 | 4 <text:s/>| <text:s text:c="3"/>1.005 <text:s text:c="2"/>-0.005 <text:s text:c="3"/>0.024 | <text:s text:c="2"/>-28.6 <text:s text:c="2"/>-85.0 <text:s text:c="2"/>-90.0</text:p>
      <text:p text:style-name="Standard"><text:s text:c="2"/>13.006 | 5 <text:s/>| <text:s text:c="3"/>1.017 <text:s text:c="2"/>-0.074 <text:s text:c="2"/>-0.134 | <text:s/>-146.9 <text:s text:c="2"/>-79.8 <text:s text:c="2"/>119.5</text:p>
      <text:p text:style-name="Standard"><text:s text:c="2"/>13.040 | 0 <text:s/>| <text:s text:c="8"/>Comm Error <text:s text:c="8"/>| <text:s text:c="11"/>- <text:s text:c="10"/></text:p>
      <text:p text:style-name="Standard"><text:s text:c="2"/>13.040 | 1 <text:s/>| <text:s text:c="3"/>0.991 <text:s text:c="2"/>-0.094 <text:s text:c="2"/>-0.336 | <text:s/>-126.0 <text:s text:c="2"/>-77.3 <text:s text:c="2"/>136.9</text:p>
      <text:p text:style-name="Standard"><text:s text:c="2"/>13.040 | 2 <text:s/>| <text:s text:c="3"/>1.023 <text:s text:c="3"/>0.123 <text:s text:c="2"/>-0.080 | <text:s text:c="3"/>61.4 <text:s text:c="2"/>-78.2 <text:s text:c="3"/>31.9</text:p>
      <text:p text:style-name="Standard"><text:s text:c="2"/>13.040 | 3 <text:s/>| <text:s text:c="3"/>0.951 <text:s text:c="3"/>0.021 <text:s text:c="3"/>0.305 | <text:s text:c="3"/>-1.7 <text:s text:c="2"/>-71.8 <text:s text:c="2"/>-52.1</text:p>
      <text:p text:style-name="Standard"><text:s text:c="2"/>13.040 | 4 <text:s/>| <text:s text:c="3"/>1.010 <text:s text:c="2"/>-0.015 <text:s text:c="3"/>0.022 | <text:s text:c="2"/>-31.8 <text:s text:c="2"/>-85.0 <text:s text:c="2"/>-86.0</text:p>
      <text:p text:style-name="Standard"><text:s text:c="2"/>13.040 | 5 <text:s/>| <text:s text:c="3"/>1.020 <text:s text:c="2"/>-0.075 <text:s text:c="2"/>-0.135 | <text:s/>-147.3 <text:s text:c="2"/>-79.8 <text:s text:c="2"/>119.9</text:p>
      <text:p text:style-name="Standard"><text:s text:c="2"/>13.074 | 0 <text:s/>| <text:s text:c="8"/>Comm Error <text:s text:c="8"/>| <text:s text:c="11"/>- <text:s text:c="10"/></text:p>
      <text:p text:style-name="Standard"><text:s text:c="2"/>13.074 | 1 <text:s/>| <text:s text:c="3"/>1.080 <text:s text:c="2"/>-0.092 <text:s text:c="2"/>-0.313 | <text:s/>-133.7 <text:s text:c="2"/>-76.6 <text:s text:c="2"/>145.2</text:p>
      <text:p text:style-name="Standard"><text:s text:c="2"/>13.074 | 2 <text:s/>| <text:s text:c="3"/>1.053 <text:s text:c="3"/>0.129 <text:s text:c="2"/>-0.017 | <text:s text:c="3"/>67.1 <text:s text:c="2"/>-78.6 <text:s text:c="3"/>25.5</text:p>
      <text:p text:style-name="Standard"><text:s text:c="2"/>13.074 | 3 <text:s/>| <text:s text:c="3"/>0.976 <text:s text:c="3"/>0.026 <text:s text:c="3"/>0.290 | <text:s text:c="3"/>-0.5 <text:s text:c="2"/>-71.8 <text:s text:c="2"/>-52.7</text:p>
      <text:p text:style-name="Standard"><text:s text:c="2"/>13.074 | 4 <text:s/>| <text:s text:c="3"/>1.014 <text:s text:c="2"/>-0.006 <text:s text:c="3"/>0.003 | <text:s text:c="2"/>-35.4 <text:s text:c="2"/>-85.0 <text:s text:c="2"/>-81.1</text:p>
      <text:p text:style-name="Standard"><text:s text:c="2"/>13.074 | 5 <text:s/>| <text:s text:c="3"/>1.021 <text:s text:c="2"/>-0.079 <text:s text:c="2"/>-0.144 | <text:s/>-147.9 <text:s text:c="2"/>-79.8 <text:s text:c="2"/>120.6</text:p>
      <text:p text:style-name="Standard"><text:s text:c="2"/>13.108 | 0 <text:s/>| <text:s text:c="8"/>Comm Error <text:s text:c="8"/>| <text:s text:c="11"/>- <text:s text:c="10"/></text:p>
      <text:p text:style-name="Standard"><text:s text:c="2"/>13.108 | 1 <text:s/>| <text:s text:c="3"/>1.099 <text:s text:c="2"/>-0.080 <text:s text:c="2"/>-0.291 | <text:s/>-139.5 <text:s text:c="2"/>-76.5 <text:s text:c="2"/>151.4</text:p>
      <text:p text:style-name="Standard"><text:s text:c="2"/>13.108 | 2 <text:s/>| <text:s text:c="3"/>1.110 <text:s text:c="3"/>0.122 <text:s text:c="2"/>-0.009 | <text:s text:c="3"/>71.1 <text:s text:c="2"/>-78.9 <text:s text:c="3"/>21.3</text:p>
      <text:p text:style-name="Standard"><text:s text:c="2"/>13.108 | 3 <text:s/>| <text:s text:c="3"/>0.969 <text:s text:c="3"/>0.010 <text:s text:c="3"/>0.301 | <text:s text:c="4"/>0.1 <text:s text:c="2"/>-71.8 <text:s text:c="2"/>-53.2</text:p>
      <text:p text:style-name="Standard"><text:s text:c="2"/>13.108 | 4 <text:s/>| <text:s text:c="3"/>1.007 <text:s text:c="2"/>-0.017 <text:s text:c="3"/>0.001 | <text:s text:c="2"/>-39.8 <text:s text:c="2"/>-85.1 <text:s text:c="2"/>-72.9</text:p>
      <text:p text:style-name="Standard"><text:s text:c="2"/>13.108 | 5 <text:s/>| <text:s text:c="3"/>1.019 <text:s text:c="2"/>-0.083 <text:s text:c="2"/>-0.147 | <text:s/>-148.2 <text:s text:c="2"/>-79.7 <text:s text:c="2"/>120.9</text:p>
      <text:p text:style-name="Standard"><text:s text:c="2"/>13.143 | 0 <text:s/>| <text:s text:c="8"/>Comm Error <text:s text:c="8"/>| <text:s text:c="11"/>- <text:s text:c="10"/></text:p>
      <text:p text:style-name="Standard"><text:s text:c="2"/>13.143 | 1 <text:s/>| <text:s text:c="3"/>1.059 <text:s text:c="2"/>-0.089 <text:s text:c="2"/>-0.229 | <text:s/>-142.2 <text:s text:c="2"/>-76.7 <text:s text:c="2"/>153.9</text:p>
      <text:p text:style-name="Standard"><text:s text:c="2"/>13.143 | 2 <text:s/>| <text:s text:c="3"/>1.143 <text:s text:c="3"/>0.096 <text:s text:c="3"/>0.014 | <text:s text:c="3"/>72.7 <text:s text:c="2"/>-79.5 <text:s text:c="3"/>19.6</text:p>
      <text:p text:style-name="Standard"><text:s text:c="2"/>13.143 | 3 <text:s/>| <text:s text:c="3"/>0.984 <text:s text:c="3"/>0.005 <text:s text:c="3"/>0.309 | <text:s text:c="4"/>0.3 <text:s text:c="2"/>-71.7 <text:s text:c="2"/>-53.2</text:p>
      <text:p text:style-name="Standard"><text:s text:c="2"/>13.143 | 4 <text:s/>| <text:s text:c="3"/>1.009 <text:s text:c="2"/>-0.012 <text:s text:c="3"/>0.008 | <text:s text:c="2"/>-45.4 <text:s text:c="2"/>-85.1 <text:s text:c="2"/>-68.6</text:p>
      <text:p text:style-name="Standard"><text:s text:c="2"/>13.143 | 5 <text:s/>| <text:s text:c="3"/>1.018 <text:s text:c="2"/>-0.087 <text:s text:c="2"/>-0.150 | <text:s/>-148.6 <text:s text:c="2"/>-79.6 <text:s text:c="2"/>121.2</text:p>
      <text:p text:style-name="Standard"><text:s text:c="2"/>13.177 | 0 <text:s/>| <text:s text:c="8"/>Comm Error <text:s text:c="8"/>| <text:s text:c="11"/>- <text:s text:c="10"/></text:p>
      <text:p text:style-name="Standard"><text:s text:c="2"/>13.177 | 1 <text:s/>| <text:s text:c="3"/>1.083 <text:s text:c="2"/>-0.100 <text:s text:c="2"/>-0.182 | <text:s/>-144.5 <text:s text:c="2"/>-77.0 <text:s text:c="2"/>156.0</text:p>
      <text:p text:style-name="Standard"><text:s text:c="2"/>13.177 | 2 <text:s/>| <text:s text:c="3"/>1.162 <text:s text:c="3"/>0.153 <text:s text:c="3"/>0.086 | <text:s text:c="3"/>73.0 <text:s text:c="2"/>-79.9 <text:s text:c="3"/>19.6</text:p>
      <text:p text:style-name="Standard"><text:s text:c="2"/>13.177 | 3 <text:s/>| <text:s text:c="3"/>0.994 <text:s text:c="3"/>0.011 <text:s text:c="3"/>0.307 | <text:s text:c="4"/>0.5 <text:s text:c="2"/>-71.7 <text:s text:c="2"/>-53.4</text:p>
      <text:p text:style-name="Standard"><text:s text:c="2"/>13.177 | 4 <text:s/>| <text:s text:c="3"/>1.009 <text:s text:c="2"/>-0.005 <text:s text:c="3"/>0.000 | <text:s text:c="2"/>-47.7 <text:s text:c="2"/>-85.1 <text:s text:c="2"/>-65.0</text:p>
      <text:p text:style-name="Standard"><text:s text:c="2"/>13.177 | 5 <text:s/>| <text:s text:c="3"/>1.017 <text:s text:c="2"/>-0.084 <text:s text:c="2"/>-0.155 | <text:s/>-148.9 <text:s text:c="2"/>-79.5 <text:s text:c="2"/>121.4</text:p>
      <text:p text:style-name="Standard"><text:s text:c="2"/>13.211 | 0 <text:s/>| <text:s text:c="8"/>Comm Error <text:s text:c="8"/>| <text:s text:c="11"/>- <text:s text:c="10"/></text:p>
      <text:p text:style-name="Standard"><text:s text:c="2"/>13.211 | 1 <text:s/>| <text:s text:c="3"/>1.154 <text:s text:c="2"/>-0.088 <text:s text:c="2"/>-0.076 | <text:s/>-145.5 <text:s text:c="2"/>-77.7 <text:s text:c="2"/>156.0</text:p>
      <text:p text:style-name="Standard"><text:s text:c="2"/>13.211 | 2 <text:s/>| <text:s text:c="3"/>1.210 <text:s text:c="3"/>0.179 <text:s text:c="3"/>0.194 | <text:s text:c="3"/>68.3 <text:s text:c="2"/>-80.1 <text:s text:c="3"/>24.5</text:p>
      <text:p text:style-name="Standard"><text:s text:c="2"/>13.211 | 3 <text:s/>| <text:s text:c="3"/>0.983 <text:s text:c="3"/>0.006 <text:s text:c="3"/>0.300 | <text:s text:c="4"/>0.8 <text:s text:c="2"/>-71.8 <text:s text:c="2"/>-53.7</text:p>
      <text:p text:style-name="Standard"><text:s text:c="2"/>13.211 | 4 <text:s/>| <text:s text:c="3"/>1.009 <text:s text:c="2"/>-0.020 <text:s text:c="3"/>0.007 | <text:s text:c="2"/>-53.5 <text:s text:c="2"/>-85.1 <text:s text:c="2"/>-59.3</text:p>
      <text:p text:style-name="Standard"><text:s text:c="2"/>13.211 | 5 <text:s/>| <text:s text:c="3"/>1.017 <text:s text:c="2"/>-0.083 <text:s text:c="2"/>-0.149 | <text:s/>-149.0 <text:s text:c="2"/>-79.5 <text:s text:c="2"/>121.5</text:p>
      <text:p text:style-name="Standard"><text:s text:c="2"/>13.245 | 0 <text:s/>| <text:s text:c="8"/>Comm Error <text:s text:c="8"/>| <text:s text:c="11"/>- <text:s text:c="10"/></text:p>
      <text:p text:style-name="Standard"><text:s text:c="2"/>13.245 | 1 <text:s/>| <text:s text:c="3"/>1.151 <text:s text:c="2"/>-0.077 <text:s text:c="3"/>0.016 | <text:s/>-145.5 <text:s text:c="2"/>-79.2 <text:s text:c="2"/>155.3</text:p>
      <text:p text:style-name="Standard"><text:s text:c="2"/>13.245 | 2 <text:s/>| <text:s text:c="3"/>1.175 <text:s text:c="3"/>0.168 <text:s text:c="3"/>0.299 | <text:s text:c="3"/>52.6 <text:s text:c="2"/>-80.2 <text:s text:c="3"/>39.9</text:p>
      <text:p text:style-name="Standard"><text:s text:c="2"/>13.245 | 3 <text:s/>| <text:s text:c="3"/>0.977 <text:s text:c="2"/>-0.009 <text:s text:c="3"/>0.301 | <text:s text:c="4"/>0.7 <text:s text:c="2"/>-71.8 <text:s text:c="2"/>-53.6</text:p>
      <text:p text:style-name="Standard"><text:s text:c="2"/>13.245 | 4 <text:s/>| <text:s text:c="3"/>1.011 <text:s text:c="2"/>-0.032 <text:s text:c="3"/>0.004 | <text:s text:c="2"/>-57.8 <text:s text:c="2"/>-85.1 <text:s text:c="2"/>-56.0</text:p>
      <text:p text:style-name="Standard"><text:s text:c="2"/>13.245 | 5 <text:s/>| <text:s text:c="3"/>1.013 <text:s text:c="2"/>-0.084 <text:s text:c="2"/>-0.148 | <text:s/>-149.3 <text:s text:c="2"/>-79.4 <text:s text:c="2"/>121.6</text:p>
      <text:p text:style-name="Standard"><text:s text:c="2"/>13.280 | 0 <text:s/>| <text:s text:c="8"/>Comm Error <text:s text:c="8"/>| <text:s text:c="11"/>- <text:s text:c="10"/></text:p>
      <text:p text:style-name="Standard"><text:s text:c="2"/>13.280 | 1 <text:s/>| <text:s text:c="3"/>1.210 <text:s text:c="2"/>-0.074 <text:s text:c="3"/>0.084 | <text:s/>-146.1 <text:s text:c="2"/>-80.9 <text:s text:c="2"/>155.3</text:p>
      <text:p text:style-name="Standard"><text:s text:c="2"/>13.280 | 2 <text:s/>| <text:s text:c="3"/>1.258 <text:s text:c="3"/>0.122 <text:s text:c="3"/>0.343 | <text:s text:c="3"/>38.9 <text:s text:c="2"/>-80.6 <text:s text:c="3"/>52.9</text:p>
      <text:p text:style-name="Standard"><text:s text:c="2"/>13.280 | 3 <text:s/>| <text:s text:c="3"/>0.983 <text:s text:c="2"/>-0.015 <text:s text:c="3"/>0.300 | <text:s text:c="4"/>0.4 <text:s text:c="2"/>-71.9 <text:s text:c="2"/>-53.3</text:p>
      <text:p text:style-name="Standard"><text:soft-page-break/><text:s text:c="2"/>13.280 | 4 <text:s/>| <text:s text:c="3"/>1.009 <text:s text:c="2"/>-0.018 <text:s text:c="3"/>0.006 | <text:s text:c="2"/>-59.8 <text:s text:c="2"/>-85.1 <text:s text:c="2"/>-54.3</text:p>
      <text:p text:style-name="Standard"><text:s text:c="2"/>13.280 | 5 <text:s/>| <text:s text:c="3"/>1.015 <text:s text:c="2"/>-0.087 <text:s text:c="2"/>-0.148 | <text:s/>-149.2 <text:s text:c="2"/>-79.4 <text:s text:c="2"/>121.6</text:p>
      <text:p text:style-name="Standard"><text:s text:c="2"/>13.314 | 0 <text:s/>| <text:s text:c="8"/>Comm Error <text:s text:c="8"/>| <text:s text:c="11"/>- <text:s text:c="10"/></text:p>
      <text:p text:style-name="Standard"><text:s text:c="2"/>13.314 | 1 <text:s/>| <text:s text:c="3"/>1.246 <text:s text:c="2"/>-0.051 <text:s text:c="3"/>0.094 | <text:s/>-151.2 <text:s text:c="2"/>-82.4 <text:s text:c="2"/>160.0</text:p>
      <text:p text:style-name="Standard"><text:s text:c="2"/>13.314 | 2 <text:s/>| <text:s text:c="3"/>1.285 <text:s text:c="3"/>0.082 <text:s text:c="3"/>0.341 | <text:s text:c="3"/>14.9 <text:s text:c="2"/>-80.8 <text:s text:c="3"/>76.1</text:p>
      <text:p text:style-name="Standard"><text:s text:c="2"/>13.314 | 3 <text:s/>| <text:s text:c="3"/>0.992 <text:s text:c="2"/>-0.002 <text:s text:c="3"/>0.300 | <text:s text:c="4"/>0.4 <text:s text:c="2"/>-72.0 <text:s text:c="2"/>-53.3</text:p>
      <text:p text:style-name="Standard"><text:s text:c="2"/>13.314 | 4 <text:s/>| <text:s text:c="3"/>1.009 <text:s text:c="2"/>-0.009 <text:s text:c="3"/>0.013 | <text:s text:c="2"/>-57.3 <text:s text:c="2"/>-85.1 <text:s text:c="2"/>-56.5</text:p>
      <text:p text:style-name="Standard"><text:s text:c="2"/>13.314 | 5 <text:s/>| <text:s text:c="3"/>1.020 <text:s text:c="2"/>-0.088 <text:s text:c="2"/>-0.161 | <text:s/>-149.3 <text:s text:c="2"/>-79.3 <text:s text:c="2"/>121.7</text:p>
      <text:p text:style-name="Standard"><text:s text:c="2"/>13.348 | 0 <text:s/>| <text:s text:c="8"/>Comm Error <text:s text:c="8"/>| <text:s text:c="11"/>- <text:s text:c="10"/></text:p>
      <text:p text:style-name="Standard"><text:s text:c="2"/>13.348 | 1 <text:s/>| <text:s text:c="3"/>1.231 <text:s text:c="2"/>-0.038 <text:s text:c="3"/>0.090 | <text:s/>-165.8 <text:s text:c="2"/>-83.6 <text:s text:c="2"/>174.4</text:p>
      <text:p text:style-name="Standard"><text:s text:c="2"/>13.348 | 2 <text:s/>| <text:s text:c="3"/>1.206 <text:s text:c="3"/>0.000 <text:s text:c="3"/>0.274 | <text:s text:c="3"/>-5.1 <text:s text:c="2"/>-80.6 <text:s text:c="3"/>95.5</text:p>
      <text:p text:style-name="Standard"><text:s text:c="2"/>13.348 | 3 <text:s/>| <text:s text:c="3"/>1.004 <text:s text:c="3"/>0.006 <text:s text:c="3"/>0.310 | <text:s text:c="4"/>0.5 <text:s text:c="2"/>-72.0 <text:s text:c="2"/>-53.4</text:p>
      <text:p text:style-name="Standard"><text:s text:c="2"/>13.348 | 4 <text:s/>| <text:s text:c="3"/>1.009 <text:s text:c="2"/>-0.017 <text:s text:c="3"/>0.014 | <text:s text:c="2"/>-55.0 <text:s text:c="2"/>-85.1 <text:s text:c="2"/>-58.8</text:p>
      <text:p text:style-name="Standard"><text:s text:c="2"/>13.348 | 5 <text:s/>| <text:s text:c="3"/>1.020 <text:s text:c="2"/>-0.082 <text:s text:c="2"/>-0.152 | <text:s/>-149.5 <text:s text:c="2"/>-79.3 <text:s text:c="2"/>121.8</text:p>
      <text:p text:style-name="Standard"><text:s text:c="2"/>13.383 | 0 <text:s/>| <text:s text:c="8"/>Comm Error <text:s text:c="8"/>| <text:s text:c="11"/>- <text:s text:c="10"/></text:p>
      <text:p text:style-name="Standard"><text:s text:c="2"/>13.383 | 1 <text:s/>| <text:s text:c="3"/>1.210 <text:s text:c="2"/>-0.000 <text:s text:c="3"/>0.050 | <text:s text:c="2"/>163.6 <text:s text:c="2"/>-84.1 <text:s/>-155.3</text:p>
      <text:p text:style-name="Standard"><text:s text:c="2"/>13.383 | 2 <text:s/>| <text:s text:c="3"/>1.221 <text:s text:c="2"/>-0.036 <text:s text:c="3"/>0.248 | <text:s text:c="2"/>-24.5 <text:s text:c="2"/>-80.2 <text:s text:c="2"/>114.6</text:p>
      <text:p text:style-name="Standard"><text:s text:c="2"/>13.383 | 3 <text:s/>| <text:s text:c="3"/>1.018 <text:s text:c="3"/>0.012 <text:s text:c="3"/>0.319 | <text:s text:c="4"/>1.0 <text:s text:c="2"/>-72.0 <text:s text:c="2"/>-53.8</text:p>
      <text:p text:style-name="Standard"><text:s text:c="2"/>13.383 | 4 <text:s/>| <text:s text:c="3"/>1.014 <text:s text:c="2"/>-0.017 <text:s text:c="3"/>0.010 | <text:s text:c="2"/>-55.2 <text:s text:c="2"/>-85.1 <text:s text:c="2"/>-58.9</text:p>
      <text:p text:style-name="Standard"><text:s text:c="2"/>13.383 | 5 <text:s/>| <text:s text:c="3"/>1.020 <text:s text:c="2"/>-0.091 <text:s text:c="2"/>-0.158 | <text:s/>-149.5 <text:s text:c="2"/>-79.2 <text:s text:c="2"/>121.8</text:p>
      <text:p text:style-name="Standard"><text:s text:c="2"/>13.417 | 0 <text:s/>| <text:s text:c="8"/>Comm Error <text:s text:c="8"/>| <text:s text:c="11"/>- <text:s text:c="10"/></text:p>
      <text:p text:style-name="Standard"><text:s text:c="2"/>13.417 | 1 <text:s/>| <text:s text:c="3"/>1.185 <text:s text:c="3"/>0.044 <text:s text:c="3"/>0.026 | <text:s text:c="2"/>125.5 <text:s text:c="2"/>-83.2 <text:s/>-117.8</text:p>
      <text:p text:style-name="Standard"><text:s text:c="2"/>13.417 | 2 <text:s/>| <text:s text:c="3"/>1.186 <text:s text:c="2"/>-0.108 <text:s text:c="3"/>0.188 | <text:s text:c="2"/>-45.6 <text:s text:c="2"/>-78.5 <text:s text:c="2"/>135.2</text:p>
      <text:p text:style-name="Standard"><text:s text:c="2"/>13.417 | 3 <text:s/>| <text:s text:c="3"/>1.013 <text:s text:c="3"/>0.013 <text:s text:c="3"/>0.316 | <text:s text:c="4"/>1.2 <text:s text:c="2"/>-72.0 <text:s text:c="2"/>-54.0</text:p>
      <text:p text:style-name="Standard"><text:s text:c="2"/>13.417 | 4 <text:s/>| <text:s text:c="3"/>1.005 <text:s text:c="2"/>-0.022 <text:s text:c="3"/>0.008 | <text:s text:c="2"/>-55.7 <text:s text:c="2"/>-85.1 <text:s text:c="2"/>-58.6</text:p>
      <text:p text:style-name="Standard"><text:s text:c="2"/>13.417 | 5 <text:s/>| <text:s text:c="3"/>1.015 <text:s text:c="2"/>-0.086 <text:s text:c="2"/>-0.144 | <text:s/>-149.3 <text:s text:c="2"/>-79.3 <text:s text:c="2"/>121.6</text:p>
      <text:p text:style-name="Standard"><text:s text:c="2"/>13.452 | 0 <text:s/>| <text:s text:c="8"/>Comm Error <text:s text:c="8"/>| <text:s text:c="11"/>- <text:s text:c="10"/></text:p>
      <text:p text:style-name="Standard"><text:s text:c="2"/>13.452 | 1 <text:s/>| <text:s text:c="3"/>1.166 <text:s text:c="3"/>0.123 <text:s text:c="2"/>-0.008 | <text:s text:c="2"/>114.3 <text:s text:c="2"/>-81.5 <text:s/>-107.1</text:p>
      <text:p text:style-name="Standard"><text:s text:c="2"/>13.452 | 2 <text:s/>| <text:s text:c="3"/>1.196 <text:s text:c="2"/>-0.223 <text:s text:c="3"/>0.166 | <text:s text:c="2"/>-59.9 <text:s text:c="2"/>-76.7 <text:s text:c="2"/>149.1</text:p>
      <text:p text:style-name="Standard"><text:s text:c="2"/>13.452 | 3 <text:s/>| <text:s text:c="3"/>1.022 <text:s text:c="3"/>0.012 <text:s text:c="3"/>0.285 | <text:s text:c="4"/>1.5 <text:s text:c="2"/>-72.2 <text:s text:c="2"/>-54.4</text:p>
      <text:p text:style-name="Standard"><text:s text:c="2"/>13.452 | 4 <text:s/>| <text:s text:c="3"/>1.010 <text:s text:c="2"/>-0.019 <text:s text:c="3"/>0.015 | <text:s text:c="2"/>-54.6 <text:s text:c="2"/>-85.1 <text:s text:c="2"/>-59.6</text:p>
      <text:p text:style-name="Standard"><text:s text:c="2"/>13.452 | 5 <text:s/>| <text:s text:c="3"/>1.019 <text:s text:c="2"/>-0.088 <text:s text:c="2"/>-0.137 | <text:s/>-148.9 <text:s text:c="2"/>-79.4 <text:s text:c="2"/>121.2</text:p>
      <text:p text:style-name="Standard"><text:s text:c="2"/>13.486 | 0 <text:s/>| <text:s text:c="8"/>Comm Error <text:s text:c="8"/>| <text:s text:c="11"/>- <text:s text:c="10"/></text:p>
      <text:p text:style-name="Standard"><text:s text:c="2"/>13.486 | 1 <text:s/>| <text:s text:c="3"/>1.160 <text:s text:c="3"/>0.133 <text:s text:c="2"/>-0.041 | <text:s text:c="2"/>111.2 <text:s text:c="2"/>-79.0 <text:s/>-104.3</text:p>
      <text:p text:style-name="Standard"><text:s text:c="2"/>13.486 | 2 <text:s/>| <text:s text:c="3"/>1.203 <text:s text:c="2"/>-0.167 <text:s text:c="3"/>0.146 | <text:s text:c="2"/>-71.1 <text:s text:c="2"/>-74.3 <text:s text:c="2"/>160.1</text:p>
      <text:p text:style-name="Standard"><text:s text:c="2"/>13.486 | 3 <text:s/>| <text:s text:c="3"/>1.031 <text:s text:c="2"/>-0.004 <text:s text:c="3"/>0.289 | <text:s text:c="4"/>1.4 <text:s text:c="2"/>-72.5 <text:s text:c="2"/>-54.3</text:p>
      <text:p text:style-name="Standard"><text:s text:c="2"/>13.486 | 4 <text:s/>| <text:s text:c="3"/>1.019 <text:s text:c="2"/>-0.004 <text:s text:c="3"/>0.014 | <text:s text:c="2"/>-51.2 <text:s text:c="2"/>-85.1 <text:s text:c="2"/>-63.3</text:p>
      <text:p text:style-name="Standard"><text:s text:c="2"/>13.486 | 5 <text:s/>| <text:s text:c="3"/>1.022 <text:s text:c="2"/>-0.074 <text:s text:c="2"/>-0.157 | <text:s/>-149.5 <text:s text:c="2"/>-79.4 <text:s text:c="2"/>121.7</text:p>
      <text:p text:style-name="Standard"><text:s text:c="2"/>13.521 | 0 <text:s/>| <text:s text:c="8"/>Comm Error <text:s text:c="8"/>| <text:s text:c="11"/>- <text:s text:c="10"/></text:p>
      <text:p text:style-name="Standard"><text:s text:c="2"/>13.521 | 1 <text:s/>| <text:s text:c="3"/>1.109 <text:s text:c="3"/>0.138 <text:s text:c="2"/>-0.064 | <text:s text:c="2"/>110.0 <text:s text:c="2"/>-77.0 <text:s/>-104.0</text:p>
      <text:p text:style-name="Standard"><text:s text:c="2"/>13.521 | 2 <text:s/>| <text:s text:c="3"/>0.960 <text:s text:c="2"/>-0.199 <text:s text:c="3"/>0.085 | <text:s text:c="2"/>-75.8 <text:s text:c="2"/>-72.3 <text:s text:c="2"/>164.7</text:p>
      <text:p text:style-name="Standard"><text:s text:c="2"/>13.521 | 3 <text:s/>| <text:s text:c="3"/>1.011 <text:s text:c="2"/>-0.020 <text:s text:c="3"/>0.325 | <text:s text:c="4"/>0.5 <text:s text:c="2"/>-72.8 <text:s text:c="2"/>-53.6</text:p>
      <text:p text:style-name="Standard"><text:s text:c="2"/>13.521 | 4 <text:s/>| <text:s text:c="3"/>1.007 <text:s text:c="2"/>-0.011 <text:s text:c="3"/>0.005 | <text:s text:c="2"/>-49.1 <text:s text:c="2"/>-85.1 <text:s text:c="2"/>-63.6</text:p>
      <text:p text:style-name="Standard"><text:s text:c="2"/>13.521 | 5 <text:s/>| <text:s text:c="3"/>1.016 <text:s text:c="2"/>-0.088 <text:s text:c="2"/>-0.159 | <text:s/>-149.9 <text:s text:c="2"/>-79.4 <text:s text:c="2"/>121.9</text:p>
      <text:p text:style-name="Standard"><text:s text:c="2"/>13.555 | 0 <text:s/>| <text:s text:c="8"/>Comm Error <text:s text:c="8"/>| <text:s text:c="11"/>- <text:s text:c="10"/></text:p>
      <text:p text:style-name="Standard"><text:s text:c="2"/>13.555 | 1 <text:s/>| <text:s text:c="3"/>1.044 <text:s text:c="3"/>0.171 <text:s text:c="2"/>-0.053 | <text:s text:c="2"/>108.5 <text:s text:c="2"/>-75.1 <text:s/>-103.1</text:p>
      <text:p text:style-name="Standard"><text:s text:c="2"/>13.555 | 2 <text:s/>| <text:s text:c="3"/>0.891 <text:s text:c="2"/>-0.262 <text:s text:c="3"/>0.061 | <text:s text:c="2"/>-83.4 <text:s text:c="2"/>-69.3 <text:s text:c="2"/>172.4</text:p>
      <text:p text:style-name="Standard"><text:s text:c="2"/>13.555 | 3 <text:s/>| <text:s text:c="3"/>1.002 <text:s text:c="2"/>-0.020 <text:s text:c="3"/>0.328 | <text:s text:c="3"/>-0.3 <text:s text:c="2"/>-72.8 <text:s text:c="2"/>-52.9</text:p>
      <text:p text:style-name="Standard"><text:s text:c="2"/>13.555 | 4 <text:s/>| <text:s text:c="3"/>1.007 <text:s text:c="2"/>-0.009 <text:s text:c="3"/>0.010 | <text:s text:c="2"/>-47.5 <text:s text:c="2"/>-85.2 <text:s text:c="2"/>-64.4</text:p>
      <text:p text:style-name="Standard"><text:soft-page-break/><text:s text:c="2"/>13.555 | 5 <text:s/>| <text:s text:c="3"/>1.018 <text:s text:c="2"/>-0.083 <text:s text:c="2"/>-0.134 | <text:s/>-149.5 <text:s text:c="2"/>-79.5 <text:s text:c="2"/>121.5</text:p>
      <text:p text:style-name="Standard"><text:s text:c="2"/>13.589 | 0 <text:s/>| <text:s text:c="8"/>Comm Error <text:s text:c="8"/>| <text:s text:c="11"/>- <text:s text:c="10"/></text:p>
      <text:p text:style-name="Standard"><text:s text:c="2"/>13.589 | 1 <text:s/>| <text:s text:c="3"/>0.976 <text:s text:c="3"/>0.206 <text:s text:c="2"/>-0.016 | <text:s text:c="2"/>106.4 <text:s text:c="2"/>-72.2 <text:s/>-101.8</text:p>
      <text:p text:style-name="Standard"><text:s text:c="2"/>13.589 | 2 <text:s/>| <text:s text:c="3"/>0.850 <text:s text:c="2"/>-0.278 <text:s text:c="3"/>0.032 | <text:s text:c="2"/>-87.3 <text:s text:c="2"/>-66.9 <text:s text:c="2"/>176.6</text:p>
      <text:p text:style-name="Standard"><text:s text:c="2"/>13.589 | 3 <text:s/>| <text:s text:c="3"/>0.998 <text:s text:c="3"/>0.005 <text:s text:c="3"/>0.354 | <text:s text:c="3"/>-0.8 <text:s text:c="2"/>-72.3 <text:s text:c="2"/>-52.5</text:p>
      <text:p text:style-name="Standard"><text:s text:c="2"/>13.589 | 4 <text:s/>| <text:s text:c="3"/>1.012 <text:s text:c="2"/>-0.012 <text:s text:c="3"/>0.008 | <text:s text:c="2"/>-46.8 <text:s text:c="2"/>-85.2 <text:s text:c="2"/>-65.5</text:p>
      <text:p text:style-name="Standard"><text:s text:c="2"/>13.589 | 5 <text:s/>| <text:s text:c="3"/>1.018 <text:s text:c="2"/>-0.090 <text:s text:c="2"/>-0.146 | <text:s/>-149.3 <text:s text:c="2"/>-79.5 <text:s text:c="2"/>121.1</text:p>
      <text:p text:style-name="Standard"><text:s text:c="2"/>13.625 | 0 <text:s/>| <text:s text:c="8"/>Comm Error <text:s text:c="8"/>| <text:s text:c="11"/>- <text:s text:c="10"/></text:p>
      <text:p text:style-name="Standard"><text:s text:c="2"/>13.625 | 1 <text:s/>| <text:s text:c="3"/>0.924 <text:s text:c="3"/>0.192 <text:s text:c="3"/>0.003 | <text:s text:c="2"/>104.0 <text:s text:c="2"/>-70.2 <text:s text:c="2"/>-99.9</text:p>
      <text:p text:style-name="Standard"><text:s text:c="2"/>13.625 | 2 <text:s/>| <text:s text:c="3"/>0.660 <text:s text:c="2"/>-0.224 <text:s text:c="3"/>0.011 | <text:s text:c="2"/>-88.5 <text:s text:c="2"/>-64.8 <text:s text:c="2"/>177.9</text:p>
      <text:p text:style-name="Standard"><text:s text:c="2"/>13.625 | 3 <text:s/>| <text:s text:c="3"/>0.916 <text:s text:c="2"/>-0.009 <text:s text:c="3"/>0.255 | <text:s text:c="3"/>-2.0 <text:s text:c="2"/>-72.8 <text:s text:c="2"/>-51.6</text:p>
      <text:p text:style-name="Standard"><text:s text:c="2"/>13.625 | 4 <text:s/>| <text:s text:c="3"/>1.009 <text:s text:c="2"/>-0.012 <text:s text:c="3"/>0.007 | <text:s text:c="2"/>-45.5 <text:s text:c="2"/>-85.2 <text:s text:c="2"/>-66.2</text:p>
      <text:p text:style-name="Standard"><text:s text:c="2"/>13.625 | 5 <text:s/>| <text:s text:c="3"/>1.018 <text:s text:c="2"/>-0.080 <text:s text:c="2"/>-0.146 | <text:s/>-149.4 <text:s text:c="2"/>-79.6 <text:s text:c="2"/>121.0</text:p>
      <text:p text:style-name="Standard"><text:s text:c="2"/>13.659 | 0 <text:s/>| <text:s text:c="8"/>Comm Error <text:s text:c="8"/>| <text:s text:c="11"/>- <text:s text:c="10"/></text:p>
      <text:p text:style-name="Standard"><text:s text:c="2"/>13.659 | 1 <text:s/>| <text:s text:c="3"/>0.767 <text:s text:c="3"/>0.234 <text:s text:c="3"/>0.005 | <text:s text:c="2"/>100.9 <text:s text:c="2"/>-67.7 <text:s text:c="2"/>-97.0</text:p>
      <text:p text:style-name="Standard"><text:s text:c="2"/>13.659 | 2 <text:s/>| <text:s text:c="3"/>0.520 <text:s text:c="2"/>-0.188 <text:s text:c="3"/>0.062 | <text:s text:c="2"/>-87.8 <text:s text:c="2"/>-62.4 <text:s text:c="2"/>176.9</text:p>
      <text:p text:style-name="Standard"><text:s text:c="2"/>13.659 | 3 <text:s/>| <text:s text:c="3"/>0.895 <text:s text:c="3"/>0.020 <text:s text:c="3"/>0.301 | <text:s text:c="3"/>-2.1 <text:s text:c="2"/>-72.8 <text:s text:c="2"/>-51.6</text:p>
      <text:p text:style-name="Standard"><text:s text:c="2"/>13.659 | 4 <text:s/>| <text:s text:c="3"/>1.001 <text:s text:c="2"/>-0.015 <text:s text:c="3"/>0.014 | <text:s text:c="2"/>-44.1 <text:s text:c="2"/>-85.2 <text:s text:c="2"/>-68.2</text:p>
      <text:p text:style-name="Standard"><text:s text:c="2"/>13.659 | 5 <text:s/>| <text:s text:c="3"/>1.014 <text:s text:c="2"/>-0.087 <text:s text:c="2"/>-0.138 | <text:s/>-149.5 <text:s text:c="2"/>-79.6 <text:s text:c="2"/>120.9</text:p>
      <text:p text:style-name="Standard"><text:s text:c="2"/>13.693 | 0 <text:s/>| <text:s text:c="8"/>Comm Error <text:s text:c="8"/>| <text:s text:c="11"/>- <text:s text:c="10"/></text:p>
      <text:p text:style-name="Standard"><text:s text:c="2"/>13.693 | 1 <text:s/>| <text:s text:c="3"/>0.705 <text:s text:c="3"/>0.242 <text:s text:c="3"/>0.034 | <text:s text:c="3"/>97.4 <text:s text:c="2"/>-64.6 <text:s text:c="2"/>-93.4</text:p>
      <text:p text:style-name="Standard"><text:s text:c="2"/>13.693 | 2 <text:s/>| <text:s text:c="3"/>0.459 <text:s text:c="2"/>-0.262 <text:s text:c="3"/>0.072 | <text:s text:c="2"/>-86.6 <text:s text:c="2"/>-59.0 <text:s text:c="2"/>174.7</text:p>
      <text:p text:style-name="Standard"><text:s text:c="2"/>13.693 | 3 <text:s/>| <text:s text:c="3"/>0.865 <text:s text:c="3"/>0.019 <text:s text:c="3"/>0.262 | <text:s text:c="3"/>-1.5 <text:s text:c="2"/>-72.9 <text:s text:c="2"/>-52.2</text:p>
      <text:p text:style-name="Standard"><text:s text:c="2"/>13.693 | 4 <text:s/>| <text:s text:c="3"/>1.004 <text:s text:c="2"/>-0.014 <text:s text:c="3"/>0.010 | <text:s text:c="2"/>-43.5 <text:s text:c="2"/>-85.2 <text:s text:c="2"/>-68.5</text:p>
      <text:p text:style-name="Standard"><text:s text:c="2"/>13.693 | 5 <text:s/>| <text:s text:c="3"/>1.012 <text:s text:c="2"/>-0.095 <text:s text:c="2"/>-0.141 | <text:s/>-149.0 <text:s text:c="2"/>-79.6 <text:s text:c="2"/>120.2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3.727 | 0 <text:s/>| <text:s text:c="8"/>Comm Error <text:s text:c="8"/>| <text:s text:c="11"/>- <text:s text:c="10"/></text:p>
      <text:p text:style-name="Standard"><text:s text:c="2"/>13.727 | 1 <text:s/>| <text:s text:c="3"/>0.656 <text:s text:c="3"/>0.231 <text:s text:c="3"/>0.047 | <text:s text:c="3"/>93.1 <text:s text:c="2"/>-59.9 <text:s text:c="2"/>-88.4</text:p>
      <text:p text:style-name="Standard"><text:s text:c="2"/>13.727 | 2 <text:s/>| <text:s text:c="3"/>0.420 <text:s text:c="2"/>-0.349 <text:s text:c="3"/>0.067 | <text:s text:c="2"/>-86.2 <text:s text:c="2"/>-52.4 <text:s text:c="2"/>172.3</text:p>
      <text:p text:style-name="Standard"><text:s text:c="2"/>13.727 | 3 <text:s/>| <text:s text:c="3"/>0.903 <text:s text:c="3"/>0.007 <text:s text:c="3"/>0.270 | <text:s text:c="3"/>-0.9 <text:s text:c="2"/>-72.8 <text:s text:c="2"/>-52.8</text:p>
      <text:p text:style-name="Standard"><text:s text:c="2"/>13.727 | 4 <text:s/>| <text:s text:c="3"/>1.002 <text:s text:c="2"/>-0.024 <text:s text:c="3"/>0.017 | <text:s text:c="2"/>-46.0 <text:s text:c="2"/>-85.1 <text:s text:c="2"/>-66.8</text:p>
      <text:p text:style-name="Standard"><text:s text:c="2"/>13.727 | 5 <text:s/>| <text:s text:c="3"/>1.019 <text:s text:c="2"/>-0.088 <text:s text:c="2"/>-0.171 | <text:s/>-149.4 <text:s text:c="2"/>-79.4 <text:s text:c="2"/>120.5</text:p>
      <text:p text:style-name="Standard"><text:s text:c="2"/>13.761 | 0 <text:s/>| <text:s text:c="8"/>Comm Error <text:s text:c="8"/>| <text:s text:c="11"/>- <text:s text:c="10"/></text:p>
      <text:p text:style-name="Standard"><text:s text:c="2"/>13.761 | 1 <text:s/>| <text:s text:c="3"/>0.488 <text:s text:c="3"/>0.353 <text:s text:c="3"/>0.060 | <text:s text:c="3"/>90.3 <text:s text:c="2"/>-54.9 <text:s text:c="2"/>-84.8</text:p>
      <text:p text:style-name="Standard"><text:s text:c="2"/>13.761 | 2 <text:s/>| <text:s text:c="3"/>0.394 <text:s text:c="2"/>-0.494 <text:s text:c="2"/>-0.004 | <text:s text:c="2"/>-88.4 <text:s text:c="2"/>-46.7 <text:s text:c="2"/>172.2</text:p>
      <text:p text:style-name="Standard"><text:s text:c="2"/>13.761 | 3 <text:s/>| <text:s text:c="3"/>0.960 <text:s text:c="2"/>-0.008 <text:s text:c="3"/>0.262 | <text:s text:c="3"/>-0.6 <text:s text:c="2"/>-72.9 <text:s text:c="2"/>-52.9</text:p>
      <text:p text:style-name="Standard"><text:s text:c="2"/>13.761 | 4 <text:s/>| <text:s text:c="3"/>1.011 <text:s text:c="2"/>-0.013 <text:s text:c="3"/>0.013 | <text:s text:c="2"/>-46.8 <text:s text:c="2"/>-85.1 <text:s text:c="2"/>-66.1</text:p>
      <text:p text:style-name="Standard"><text:s text:c="2"/>13.761 | 5 <text:s/>| <text:s text:c="3"/>1.020 <text:s text:c="2"/>-0.082 <text:s text:c="2"/>-0.171 | <text:s/>-150.1 <text:s text:c="2"/>-79.3 <text:s text:c="2"/>121.2</text:p>
      <text:p text:style-name="Standard"><text:s text:c="2"/>13.796 | 0 <text:s/>| <text:s text:c="8"/>Comm Error <text:s text:c="8"/>| <text:s text:c="11"/>- <text:s text:c="10"/></text:p>
      <text:p text:style-name="Standard"><text:s text:c="2"/>13.796 | 1 <text:s/>| <text:s text:c="3"/>0.425 <text:s text:c="3"/>0.535 <text:s text:c="3"/>0.022 | <text:s text:c="3"/>89.5 <text:s text:c="2"/>-46.1 <text:s text:c="2"/>-82.7</text:p>
      <text:p text:style-name="Standard"><text:s text:c="2"/>13.796 | 2 <text:s/>| <text:s text:c="3"/>0.369 <text:s text:c="2"/>-0.685 <text:s text:c="2"/>-0.014 | <text:s text:c="2"/>-90.3 <text:s text:c="2"/>-40.4 <text:s text:c="2"/>171.8</text:p>
      <text:p text:style-name="Standard"><text:s text:c="2"/>13.796 | 3 <text:s/>| <text:s text:c="3"/>0.974 <text:s text:c="2"/>-0.014 <text:s text:c="3"/>0.260 | <text:s text:c="3"/>-0.6 <text:s text:c="2"/>-73.0 <text:s text:c="2"/>-52.8</text:p>
      <text:p text:style-name="Standard"><text:s text:c="2"/>13.796 | 4 <text:s/>| <text:s text:c="3"/>1.012 <text:s text:c="2"/>-0.006 <text:s text:c="3"/>0.004 | <text:s text:c="2"/>-47.8 <text:s text:c="2"/>-85.2 <text:s text:c="2"/>-61.9</text:p>
      <text:p text:style-name="Standard"><text:s text:c="2"/>13.796 | 5 <text:s/>| <text:s text:c="3"/>1.013 <text:s text:c="2"/>-0.081 <text:s text:c="2"/>-0.151 | <text:s/>-150.7 <text:s text:c="2"/>-79.3 <text:s text:c="2"/>121.8</text:p>
      <text:p text:style-name="Standard"><text:s text:c="2"/>13.830 | 0 <text:s/>| <text:s text:c="8"/>Comm Error <text:s text:c="8"/>| <text:s text:c="11"/>- <text:s text:c="10"/></text:p>
      <text:p text:style-name="Standard"><text:s text:c="2"/>13.830 | 1 <text:s/>| <text:s text:c="3"/>0.384 <text:s text:c="3"/>0.745 <text:s text:c="2"/>-0.017 | <text:s text:c="3"/>91.0 <text:s text:c="2"/>-38.9 <text:s text:c="2"/>-82.9</text:p>
      <text:p text:style-name="Standard"><text:soft-page-break/><text:s text:c="2"/>13.830 | 2 <text:s/>| <text:s text:c="3"/>0.344 <text:s text:c="2"/>-0.752 <text:s text:c="2"/>-0.097 | <text:s text:c="2"/>-93.1 <text:s text:c="2"/>-33.1 <text:s text:c="2"/>171.6</text:p>
      <text:p text:style-name="Standard"><text:s text:c="2"/>13.830 | 3 <text:s/>| <text:s text:c="3"/>0.982 <text:s text:c="2"/>-0.005 <text:s text:c="3"/>0.237 | <text:s text:c="3"/>-0.4 <text:s text:c="2"/>-73.2 <text:s text:c="2"/>-52.9</text:p>
      <text:p text:style-name="Standard"><text:s text:c="2"/>13.830 | 4 <text:s/>| <text:s text:c="3"/>1.015 <text:s text:c="2"/>-0.016 <text:s text:c="2"/>-0.012 | <text:s text:c="2"/>-57.4 <text:s text:c="2"/>-85.2 <text:s text:c="2"/>-53.7</text:p>
      <text:p text:style-name="Standard"><text:s text:c="2"/>13.830 | 5 <text:s/>| <text:s text:c="3"/>1.022 <text:s text:c="2"/>-0.100 <text:s text:c="2"/>-0.147 | <text:s/>-149.9 <text:s text:c="2"/>-79.3 <text:s text:c="2"/>121.1</text:p>
      <text:p text:style-name="Standard"><text:s text:c="2"/>13.864 | 0 <text:s/>| <text:s text:c="8"/>Comm Error <text:s text:c="8"/>| <text:s text:c="11"/>- <text:s text:c="10"/></text:p>
      <text:p text:style-name="Standard"><text:s text:c="2"/>13.864 | 1 <text:s/>| <text:s text:c="3"/>0.411 <text:s text:c="3"/>0.708 <text:s text:c="2"/>-0.036 | <text:s text:c="3"/>92.3 <text:s text:c="2"/>-33.2 <text:s text:c="2"/>-83.2</text:p>
      <text:p text:style-name="Standard"><text:s text:c="2"/>13.864 | 2 <text:s/>| <text:s text:c="3"/>0.316 <text:s text:c="2"/>-0.730 <text:s text:c="2"/>-0.104 | <text:s text:c="2"/>-95.3 <text:s text:c="2"/>-28.5 <text:s text:c="2"/>171.8</text:p>
      <text:p text:style-name="Standard"><text:s text:c="2"/>13.864 | 3 <text:s/>| <text:s text:c="3"/>0.988 <text:s text:c="3"/>0.025 <text:s text:c="3"/>0.243 | <text:s text:c="4"/>0.6 <text:s text:c="2"/>-73.5 <text:s text:c="2"/>-53.6</text:p>
      <text:p text:style-name="Standard"><text:s text:c="2"/>13.864 | 4 <text:s/>| <text:s text:c="3"/>1.016 <text:s text:c="2"/>-0.010 <text:s text:c="2"/>-0.011 | <text:s text:c="2"/>-62.8 <text:s text:c="2"/>-85.2 <text:s text:c="2"/>-46.9</text:p>
      <text:p text:style-name="Standard"><text:s text:c="2"/>13.864 | 5 <text:s/>| <text:s text:c="3"/>1.021 <text:s text:c="2"/>-0.085 <text:s text:c="2"/>-0.168 | <text:s/>-150.0 <text:s text:c="2"/>-79.2 <text:s text:c="2"/>121.4</text:p>
      <text:p text:style-name="Standard"><text:s text:c="2"/>13.899 | 0 <text:s/>| <text:s text:c="8"/>Comm Error <text:s text:c="8"/>| <text:s text:c="11"/>- <text:s text:c="10"/></text:p>
      <text:p text:style-name="Standard"><text:s text:c="2"/>13.899 | 1 <text:s/>| <text:s text:c="3"/>0.296 <text:s text:c="3"/>0.740 <text:s text:c="2"/>-0.065 | <text:s text:c="3"/>93.7 <text:s text:c="2"/>-27.7 <text:s text:c="2"/>-83.3</text:p>
      <text:p text:style-name="Standard"><text:s text:c="2"/>13.899 | 2 <text:s/>| <text:s text:c="3"/>0.326 <text:s text:c="2"/>-0.717 <text:s text:c="2"/>-0.087 | <text:s text:c="2"/>-97.1 <text:s text:c="2"/>-23.6 <text:s text:c="2"/>171.2</text:p>
      <text:p text:style-name="Standard"><text:s text:c="2"/>13.899 | 3 <text:s/>| <text:s text:c="3"/>0.970 <text:s text:c="3"/>0.021 <text:s text:c="3"/>0.278 | <text:s text:c="4"/>1.8 <text:s text:c="2"/>-73.5 <text:s text:c="2"/>-54.6</text:p>
      <text:p text:style-name="Standard"><text:s text:c="2"/>13.899 | 4 <text:s/>| <text:s text:c="3"/>1.005 <text:s text:c="2"/>-0.019 <text:s text:c="3"/>0.004 | <text:s text:c="2"/>-64.5 <text:s text:c="2"/>-85.2 <text:s text:c="2"/>-45.3</text:p>
      <text:p text:style-name="Standard"><text:s text:c="2"/>13.899 | 5 <text:s/>| <text:s text:c="3"/>1.016 <text:s text:c="2"/>-0.084 <text:s text:c="2"/>-0.161 | <text:s/>-150.2 <text:s text:c="2"/>-79.2 <text:s text:c="2"/>121.7</text:p>
      <text:p text:style-name="Standard"><text:s text:c="2"/>13.933 | 0 <text:s/>| <text:s text:c="8"/>Comm Error <text:s text:c="8"/>| <text:s text:c="11"/>- <text:s text:c="10"/></text:p>
      <text:p text:style-name="Standard"><text:s text:c="2"/>13.933 | 1 <text:s/>| <text:s text:c="3"/>0.263 <text:s text:c="3"/>0.714 <text:s text:c="2"/>-0.066 | <text:s text:c="3"/>95.0 <text:s text:c="2"/>-22.8 <text:s text:c="2"/>-83.2</text:p>
      <text:p text:style-name="Standard"><text:s text:c="2"/>13.933 | 2 <text:s/>| <text:s text:c="3"/>0.276 <text:s text:c="2"/>-0.615 <text:s text:c="2"/>-0.099 | <text:s text:c="2"/>-98.4 <text:s text:c="2"/>-20.5 <text:s text:c="2"/>170.6</text:p>
      <text:p text:style-name="Standard"><text:s text:c="2"/>13.933 | 3 <text:s/>| <text:s text:c="3"/>0.939 <text:s text:c="3"/>0.024 <text:s text:c="3"/>0.276 | <text:s text:c="4"/>2.5 <text:s text:c="2"/>-73.5 <text:s text:c="2"/>-55.2</text:p>
      <text:p text:style-name="Standard"><text:s text:c="2"/>13.933 | 4 <text:s/>| <text:s text:c="3"/>1.009 <text:s text:c="2"/>-0.011 <text:s text:c="3"/>0.006 | <text:s text:c="2"/>-61.9 <text:s text:c="2"/>-85.2 <text:s text:c="2"/>-47.4</text:p>
      <text:p text:style-name="Standard"><text:s text:c="2"/>13.933 | 5 <text:s/>| <text:s text:c="3"/>1.018 <text:s text:c="2"/>-0.082 <text:s text:c="2"/>-0.136 | <text:s/>-149.8 <text:s text:c="2"/>-79.3 <text:s text:c="2"/>121.2</text:p>
      <text:p text:style-name="Standard"><text:s text:c="2"/>13.967 | 0 <text:s/>| <text:s text:c="8"/>Comm Error <text:s text:c="8"/>| <text:s text:c="11"/>- <text:s text:c="10"/></text:p>
      <text:p text:style-name="Standard"><text:s text:c="2"/>13.967 | 1 <text:s/>| <text:s text:c="3"/>0.216 <text:s text:c="3"/>0.574 <text:s text:c="2"/>-0.063 | <text:s text:c="3"/>96.7 <text:s text:c="2"/>-17.4 <text:s text:c="2"/>-82.7</text:p>
      <text:p text:style-name="Standard"><text:s text:c="2"/>13.967 | 2 <text:s/>| <text:s text:c="3"/>0.266 <text:s text:c="2"/>-0.630 <text:s text:c="2"/>-0.077 | <text:s text:c="2"/>-99.3 <text:s text:c="2"/>-16.6 <text:s text:c="2"/>169.7</text:p>
      <text:p text:style-name="Standard"><text:s text:c="2"/>13.967 | 3 <text:s/>| <text:s text:c="3"/>0.940 <text:s text:c="3"/>0.034 <text:s text:c="3"/>0.268 | <text:s text:c="4"/>3.4 <text:s text:c="2"/>-73.4 <text:s text:c="2"/>-56.3</text:p>
      <text:p text:style-name="Standard"><text:s text:c="2"/>13.967 | 4 <text:s/>| <text:s text:c="3"/>1.011 <text:s text:c="2"/>-0.016 <text:s text:c="3"/>0.005 | <text:s text:c="2"/>-59.3 <text:s text:c="2"/>-85.2 <text:s text:c="2"/>-49.9</text:p>
      <text:p text:style-name="Standard"><text:s text:c="2"/>13.967 | 5 <text:s/>| <text:s text:c="3"/>1.016 <text:s text:c="2"/>-0.090 <text:s text:c="2"/>-0.137 | <text:s/>-149.2 <text:s text:c="2"/>-79.4 <text:s text:c="2"/>120.8</text:p>
      <text:p text:style-name="Standard"><text:s text:c="2"/>14.001 | 0 <text:s/>| <text:s text:c="8"/>Comm Error <text:s text:c="8"/>| <text:s text:c="11"/>- <text:s text:c="10"/></text:p>
      <text:p text:style-name="Standard"><text:s text:c="2"/>14.001 | 1 <text:s/>| <text:s text:c="3"/>0.057 <text:s text:c="3"/>0.683 <text:s text:c="2"/>-0.127 | <text:s text:c="3"/>98.6 <text:s text:c="2"/>-12.2 <text:s text:c="2"/>-82.5</text:p>
      <text:p text:style-name="Standard"><text:s text:c="2"/>14.001 | 2 <text:s/>| <text:s text:c="3"/>0.137 <text:s text:c="2"/>-0.805 <text:s text:c="2"/>-0.146 | <text:s/>-100.8 <text:s text:c="2"/>-12.9 <text:s text:c="2"/>168.9</text:p>
      <text:p text:style-name="Standard"><text:s text:c="2"/>14.001 | 3 <text:s/>| <text:s text:c="3"/>0.933 <text:s text:c="3"/>0.009 <text:s text:c="3"/>0.288 | <text:s text:c="4"/>4.1 <text:s text:c="2"/>-73.3 <text:s text:c="2"/>-56.6</text:p>
      <text:p text:style-name="Standard"><text:s text:c="2"/>14.001 | 4 <text:s/>| <text:s text:c="3"/>1.008 <text:s text:c="2"/>-0.004 <text:s text:c="3"/>0.003 | <text:s text:c="2"/>-55.7 <text:s text:c="2"/>-85.2 <text:s text:c="2"/>-52.8</text:p>
      <text:p text:style-name="Standard"><text:s text:c="2"/>14.001 | 5 <text:s/>| <text:s text:c="3"/>1.016 <text:s text:c="2"/>-0.074 <text:s text:c="2"/>-0.142 | <text:s/>-149.1 <text:s text:c="2"/>-79.5 <text:s text:c="2"/>120.8</text:p>
      <text:p text:style-name="Standard"><text:s text:c="2"/>14.036 | 0 <text:s/>| <text:s text:c="8"/>Comm Error <text:s text:c="8"/>| <text:s text:c="11"/>- <text:s text:c="10"/></text:p>
      <text:p text:style-name="Standard"><text:s text:c="2"/>14.036 | 1 <text:s/>| <text:s text:c="3"/>0.056 <text:s text:c="3"/>0.815 <text:s text:c="2"/>-0.159 | <text:s text:c="2"/>100.8 <text:s text:c="3"/>-6.1 <text:s text:c="2"/>-82.4</text:p>
      <text:p text:style-name="Standard"><text:s text:c="2"/>14.036 | 2 <text:s/>| <text:s text:c="3"/>0.048 <text:s text:c="2"/>-0.925 <text:s text:c="2"/>-0.182 | <text:s/>-101.9 <text:s text:c="3"/>-8.7 <text:s text:c="2"/>168.4</text:p>
      <text:p text:style-name="Standard"><text:s text:c="2"/>14.036 | 3 <text:s/>| <text:s text:c="3"/>0.964 <text:s text:c="2"/>-0.005 <text:s text:c="3"/>0.272 | <text:s text:c="4"/>4.0 <text:s text:c="2"/>-73.2 <text:s text:c="2"/>-56.3</text:p>
      <text:p text:style-name="Standard"><text:s text:c="2"/>14.036 | 4 <text:s/>| <text:s text:c="3"/>1.012 <text:s text:c="2"/>-0.006 <text:s text:c="3"/>0.016 | <text:s text:c="2"/>-46.9 <text:s text:c="2"/>-85.2 <text:s text:c="2"/>-61.3</text:p>
      <text:p text:style-name="Standard"><text:s text:c="2"/>14.036 | 5 <text:s/>| <text:s text:c="3"/>1.021 <text:s text:c="2"/>-0.079 <text:s text:c="2"/>-0.145 | <text:s/>-149.4 <text:s text:c="2"/>-79.6 <text:s text:c="2"/>121.1</text:p>
      <text:p text:style-name="Standard"><text:s text:c="2"/>14.071 | 0 <text:s/>| <text:s text:c="8"/>Comm Error <text:s text:c="8"/>| <text:s text:c="11"/>- <text:s text:c="10"/></text:p>
      <text:p text:style-name="Standard"><text:s text:c="2"/>14.071 | 1 <text:s/>| <text:s text:c="2"/>-0.106 <text:s text:c="3"/>0.889 <text:s text:c="2"/>-0.235 | <text:s text:c="2"/>102.3 <text:s text:c="3"/>-1.5 <text:s text:c="2"/>-82.2</text:p>
      <text:p text:style-name="Standard"><text:s text:c="2"/>14.071 | 2 <text:s/>| <text:s text:c="3"/>0.033 <text:s text:c="2"/>-0.955 <text:s text:c="2"/>-0.278 | <text:s/>-103.6 <text:s text:c="3"/>-4.3 <text:s text:c="2"/>168.0</text:p>
      <text:p text:style-name="Standard"><text:s text:c="2"/>14.071 | 3 <text:s/>| <text:s text:c="3"/>1.018 <text:s text:c="2"/>-0.011 <text:s text:c="3"/>0.275 | <text:s text:c="4"/>3.6 <text:s text:c="2"/>-73.5 <text:s text:c="2"/>-55.7</text:p>
      <text:p text:style-name="Standard"><text:s text:c="2"/>14.071 | 4 <text:s/>| <text:s text:c="3"/>1.004 <text:s text:c="2"/>-0.011 <text:s text:c="3"/>0.019 | <text:s text:c="2"/>-42.1 <text:s text:c="2"/>-85.2 <text:s text:c="2"/>-67.6</text:p>
      <text:p text:style-name="Standard"><text:s text:c="2"/>14.071 | 5 <text:s/>| <text:s text:c="3"/>1.016 <text:s text:c="2"/>-0.086 <text:s text:c="2"/>-0.134 | <text:s/>-149.1 <text:s text:c="2"/>-79.7 <text:s text:c="2"/>120.8</text:p>
      <text:p text:style-name="Standard"><text:s text:c="2"/>14.105 | 0 <text:s/>| <text:s text:c="8"/>Comm Error <text:s text:c="8"/>| <text:s text:c="11"/>- <text:s text:c="10"/></text:p>
      <text:p text:style-name="Standard"><text:s text:c="2"/>14.105 | 1 <text:s/>| <text:s text:c="2"/>-0.149 <text:s text:c="3"/>0.996 <text:s text:c="2"/>-0.336 | <text:s text:c="2"/>104.0 <text:s text:c="4"/>2.6 <text:s text:c="2"/>-82.4</text:p>
      <text:p text:style-name="Standard"><text:s text:c="2"/>14.105 | 2 <text:s/>| <text:s text:c="2"/>-0.010 <text:s text:c="2"/>-1.113 <text:s text:c="2"/>-0.340 | <text:s/>-104.9 <text:s text:c="3"/>-2.2 <text:s text:c="2"/>167.5</text:p>
      <text:p text:style-name="Standard"><text:soft-page-break/><text:s text:c="2"/>14.105 | 3 <text:s/>| <text:s text:c="3"/>1.016 <text:s text:c="2"/>-0.021 <text:s text:c="3"/>0.324 | <text:s text:c="4"/>2.7 <text:s text:c="2"/>-73.4 <text:s text:c="2"/>-54.7</text:p>
      <text:p text:style-name="Standard"><text:s text:c="2"/>14.105 | 4 <text:s/>| <text:s text:c="3"/>1.005 <text:s text:c="2"/>-0.021 <text:s text:c="3"/>0.018 | <text:s text:c="2"/>-42.7 <text:s text:c="2"/>-85.2 <text:s text:c="2"/>-69.1</text:p>
      <text:p text:style-name="Standard"><text:s text:c="2"/>14.105 | 5 <text:s/>| <text:s text:c="3"/>1.016 <text:s text:c="2"/>-0.075 <text:s text:c="2"/>-0.123 | <text:s/>-148.5 <text:s text:c="2"/>-79.9 <text:s text:c="2"/>120.2</text:p>
      <text:p text:style-name="Standard"><text:s text:c="2"/>14.140 | 0 <text:s/>| <text:s text:c="8"/>Comm Error <text:s text:c="8"/>| <text:s text:c="11"/>- <text:s text:c="10"/></text:p>
      <text:p text:style-name="Standard"><text:s text:c="2"/>14.140 | 1 <text:s/>| <text:s text:c="2"/>-0.257 <text:s text:c="3"/>1.169 <text:s text:c="2"/>-0.445 | <text:s text:c="2"/>106.0 <text:s text:c="4"/>7.0 <text:s text:c="2"/>-82.8</text:p>
      <text:p text:style-name="Standard"><text:s text:c="2"/>14.140 | 2 <text:s/>| <text:s text:c="2"/>-0.083 <text:s text:c="2"/>-1.204 <text:s text:c="2"/>-0.412 | <text:s/>-106.3 <text:s text:c="3"/>-0.4 <text:s text:c="2"/>167.0</text:p>
      <text:p text:style-name="Standard"><text:s text:c="2"/>14.140 | 3 <text:s/>| <text:s text:c="3"/>0.989 <text:s text:c="2"/>-0.003 <text:s text:c="3"/>0.267 | <text:s text:c="4"/>1.9 <text:s text:c="2"/>-73.3 <text:s text:c="2"/>-53.8</text:p>
      <text:p text:style-name="Standard"><text:s text:c="2"/>14.140 | 4 <text:s/>| <text:s text:c="3"/>1.017 <text:s text:c="2"/>-0.006 <text:s text:c="3"/>0.012 | <text:s text:c="2"/>-40.7 <text:s text:c="2"/>-85.2 <text:s text:c="2"/>-70.7</text:p>
      <text:p text:style-name="Standard"><text:s text:c="2"/>14.140 | 5 <text:s/>| <text:s text:c="3"/>1.023 <text:s text:c="2"/>-0.085 <text:s text:c="2"/>-0.135 | <text:s/>-148.2 <text:s text:c="2"/>-79.9 <text:s text:c="2"/>119.8</text:p>
      <text:p text:style-name="Standard"><text:s text:c="2"/>14.174 | 0 <text:s/>| <text:s text:c="8"/>Comm Error <text:s text:c="8"/>| <text:s text:c="11"/>- <text:s text:c="10"/></text:p>
      <text:p text:style-name="Standard"><text:s text:c="2"/>14.174 | 1 <text:s/>| <text:s text:c="2"/>-0.279 <text:s text:c="3"/>1.179 <text:s text:c="2"/>-0.485 | <text:s text:c="2"/>107.3 <text:s text:c="4"/>9.2 <text:s text:c="2"/>-83.0</text:p>
      <text:p text:style-name="Standard"><text:s text:c="2"/>14.174 | 2 <text:s/>| <text:s text:c="2"/>-0.000 <text:s text:c="2"/>-1.198 <text:s text:c="2"/>-0.463 | <text:s/>-107.1 <text:s text:c="3"/>-0.2 <text:s text:c="2"/>166.7</text:p>
      <text:p text:style-name="Standard"><text:s text:c="2"/>14.174 | 3 <text:s/>| <text:s text:c="3"/>1.041 <text:s text:c="3"/>0.009 <text:s text:c="3"/>0.278 | <text:s text:c="4"/>1.5 <text:s text:c="2"/>-73.4 <text:s text:c="2"/>-53.3</text:p>
      <text:p text:style-name="Standard"><text:s text:c="2"/>14.174 | 4 <text:s/>| <text:s text:c="3"/>1.009 <text:s text:c="2"/>-0.012 <text:s text:c="3"/>0.016 | <text:s text:c="2"/>-39.9 <text:s text:c="2"/>-85.2 <text:s text:c="2"/>-71.8</text:p>
      <text:p text:style-name="Standard"><text:s text:c="2"/>14.174 | 5 <text:s/>| <text:s text:c="3"/>1.019 <text:s text:c="2"/>-0.088 <text:s text:c="2"/>-0.157 | <text:s/>-148.5 <text:s text:c="2"/>-79.8 <text:s text:c="2"/>120.1</text:p>
      <text:p text:style-name="Standard"><text:s text:c="2"/>14.208 | 0 <text:s/>| <text:s text:c="8"/>Comm Error <text:s text:c="8"/>| <text:s text:c="11"/>- <text:s text:c="10"/></text:p>
      <text:p text:style-name="Standard"><text:s text:c="2"/>14.208 | 1 <text:s/>| <text:s text:c="2"/>-0.350 <text:s text:c="3"/>1.212 <text:s text:c="2"/>-0.505 | <text:s text:c="2"/>108.6 <text:s text:c="3"/>10.8 <text:s text:c="2"/>-83.0</text:p>
      <text:p text:style-name="Standard"><text:s text:c="2"/>14.208 | 2 <text:s/>| <text:s text:c="2"/>-0.019 <text:s text:c="2"/>-1.276 <text:s text:c="2"/>-0.488 | <text:s/>-107.5 <text:s text:c="3"/>-0.8 <text:s text:c="2"/>166.2</text:p>
      <text:p text:style-name="Standard"><text:s text:c="2"/>14.208 | 3 <text:s/>| <text:s text:c="3"/>1.054 <text:s text:c="3"/>0.035 <text:s text:c="3"/>0.301 | <text:s text:c="4"/>2.0 <text:s text:c="2"/>-73.4 <text:s text:c="2"/>-53.8</text:p>
      <text:p text:style-name="Standard"><text:s text:c="2"/>14.208 | 4 <text:s/>| <text:s text:c="3"/>1.009 <text:s text:c="2"/>-0.022 <text:s text:c="3"/>0.013 | <text:s text:c="2"/>-43.1 <text:s text:c="2"/>-85.1 <text:s text:c="2"/>-69.8</text:p>
      <text:p text:style-name="Standard"><text:s text:c="2"/>14.208 | 5 <text:s/>| <text:s text:c="3"/>1.020 <text:s text:c="2"/>-0.083 <text:s text:c="2"/>-0.140 | <text:s/>-148.3 <text:s text:c="2"/>-79.8 <text:s text:c="2"/>119.9</text:p>
      <text:p text:style-name="Standard"><text:s text:c="2"/>14.243 | 0 <text:s/>| <text:s text:c="8"/>Comm Error <text:s text:c="8"/>| <text:s text:c="11"/>- <text:s text:c="10"/></text:p>
      <text:p text:style-name="Standard"><text:s text:c="2"/>14.243 | 1 <text:s/>| <text:s text:c="2"/>-0.323 <text:s text:c="3"/>1.243 <text:s text:c="2"/>-0.458 | <text:s text:c="2"/>108.8 <text:s text:c="3"/>11.3 <text:s text:c="2"/>-83.3</text:p>
      <text:p text:style-name="Standard"><text:s text:c="2"/>14.243 | 2 <text:s/>| <text:s text:c="3"/>0.010 <text:s text:c="2"/>-1.315 <text:s text:c="2"/>-0.462 | <text:s/>-107.6 <text:s text:c="3"/>-1.5 <text:s text:c="2"/>165.9</text:p>
      <text:p text:style-name="Standard"><text:s text:c="2"/>14.243 | 3 <text:s/>| <text:s text:c="3"/>1.026 <text:s text:c="3"/>0.044 <text:s text:c="3"/>0.282 | <text:s text:c="4"/>2.7 <text:s text:c="2"/>-73.3 <text:s text:c="2"/>-54.5</text:p>
      <text:p text:style-name="Standard"><text:s text:c="2"/>14.243 | 4 <text:s/>| <text:s text:c="3"/>1.010 <text:s text:c="2"/>-0.016 <text:s text:c="3"/>0.012 | <text:s text:c="2"/>-44.6 <text:s text:c="2"/>-85.1 <text:s text:c="2"/>-68.5</text:p>
      <text:p text:style-name="Standard"><text:s text:c="2"/>14.243 | 5 <text:s/>| <text:s text:c="3"/>1.018 <text:s text:c="2"/>-0.084 <text:s text:c="2"/>-0.142 | <text:s/>-148.3 <text:s text:c="2"/>-79.8 <text:s text:c="2"/>119.9</text:p>
      <text:p text:style-name="Standard"><text:s text:c="2"/>14.277 | 0 <text:s/>| <text:s text:c="8"/>Comm Error <text:s text:c="8"/>| <text:s text:c="11"/>- <text:s text:c="10"/></text:p>
      <text:p text:style-name="Standard"><text:s text:c="2"/>14.277 | 1 <text:s/>| <text:s text:c="2"/>-0.290 <text:s text:c="3"/>1.255 <text:s text:c="2"/>-0.440 | <text:s text:c="2"/>108.5 <text:s text:c="3"/>11.1 <text:s text:c="2"/>-84.1</text:p>
      <text:p text:style-name="Standard"><text:s text:c="2"/>14.277 | 2 <text:s/>| <text:s text:c="3"/>0.070 <text:s text:c="2"/>-1.324 <text:s text:c="2"/>-0.452 | <text:s/>-107.6 <text:s text:c="3"/>-2.3 <text:s text:c="2"/>165.9</text:p>
      <text:p text:style-name="Standard"><text:s text:c="2"/>14.277 | 3 <text:s/>| <text:s text:c="3"/>1.035 <text:s text:c="3"/>0.029 <text:s text:c="3"/>0.274 | <text:s text:c="4"/>3.2 <text:s text:c="2"/>-73.5 <text:s text:c="2"/>-55.0</text:p>
      <text:p text:style-name="Standard"><text:s text:c="2"/>14.277 | 4 <text:s/>| <text:s text:c="3"/>1.011 <text:s text:c="2"/>-0.010 <text:s text:c="3"/>0.006 | <text:s text:c="2"/>-45.2 <text:s text:c="2"/>-85.1 <text:s text:c="2"/>-67.3</text:p>
      <text:p text:style-name="Standard"><text:s text:c="2"/>14.277 | 5 <text:s/>| <text:s text:c="3"/>1.019 <text:s text:c="2"/>-0.085 <text:s text:c="2"/>-0.147 | <text:s/>-148.4 <text:s text:c="2"/>-79.8 <text:s text:c="2"/>119.9</text:p>
      <text:p text:style-name="Standard"><text:s text:c="2"/>14.311 | 0 <text:s/>| <text:s text:c="8"/>Comm Error <text:s text:c="8"/>| <text:s text:c="11"/>- <text:s text:c="10"/></text:p>
      <text:p text:style-name="Standard"><text:s text:c="2"/>14.311 | 1 <text:s/>| <text:s text:c="2"/>-0.232 <text:s text:c="3"/>1.237 <text:s text:c="2"/>-0.359 | <text:s text:c="2"/>107.9 <text:s text:c="3"/>10.7 <text:s text:c="2"/>-84.9</text:p>
      <text:p text:style-name="Standard"><text:s text:c="2"/>14.311 | 2 <text:s/>| <text:s text:c="3"/>0.074 <text:s text:c="2"/>-1.300 <text:s text:c="2"/>-0.418 | <text:s/>-107.6 <text:s text:c="3"/>-2.9 <text:s text:c="2"/>166.2</text:p>
      <text:p text:style-name="Standard"><text:s text:c="2"/>14.311 | 3 <text:s/>| <text:s text:c="3"/>1.038 <text:s text:c="3"/>0.023 <text:s text:c="3"/>0.256 | <text:s text:c="4"/>3.5 <text:s text:c="2"/>-73.7 <text:s text:c="2"/>-55.2</text:p>
      <text:p text:style-name="Standard"><text:s text:c="2"/>14.311 | 4 <text:s/>| <text:s text:c="3"/>1.015 <text:s text:c="2"/>-0.005 <text:s text:c="2"/>-0.001 | <text:s text:c="2"/>-45.2 <text:s text:c="2"/>-85.2 <text:s text:c="2"/>-66.0</text:p>
      <text:p text:style-name="Standard"><text:s text:c="2"/>14.311 | 5 <text:s/>| <text:s text:c="3"/>1.026 <text:s text:c="2"/>-0.079 <text:s text:c="2"/>-0.161 | <text:s/>-149.0 <text:s text:c="2"/>-79.8 <text:s text:c="2"/>120.5</text:p>
      <text:p text:style-name="Standard"><text:s text:c="2"/>14.345 | 0 <text:s/>| <text:s text:c="8"/>Comm Error <text:s text:c="8"/>| <text:s text:c="11"/>- <text:s text:c="10"/></text:p>
      <text:p text:style-name="Standard"><text:s text:c="2"/>14.345 | 1 <text:s/>| <text:s text:c="2"/>-0.152 <text:s text:c="3"/>1.126 <text:s text:c="2"/>-0.289 | <text:s text:c="2"/>107.2 <text:s text:c="4"/>9.8 <text:s text:c="2"/>-85.7</text:p>
      <text:p text:style-name="Standard"><text:s text:c="2"/>14.345 | 2 <text:s/>| <text:s text:c="3"/>0.117 <text:s text:c="2"/>-1.140 <text:s text:c="2"/>-0.369 | <text:s/>-107.8 <text:s text:c="3"/>-3.3 <text:s text:c="2"/>166.5</text:p>
      <text:p text:style-name="Standard"><text:s text:c="2"/>14.345 | 3 <text:s/>| <text:s text:c="3"/>1.026 <text:s text:c="3"/>0.034 <text:s text:c="3"/>0.282 | <text:s text:c="4"/>3.9 <text:s text:c="2"/>-73.8 <text:s text:c="2"/>-55.6</text:p>
      <text:p text:style-name="Standard"><text:s text:c="2"/>14.345 | 4 <text:s/>| <text:s text:c="3"/>1.012 <text:s text:c="2"/>-0.016 <text:s text:c="2"/>-0.000 | <text:s text:c="2"/>-47.8 <text:s text:c="2"/>-85.2 <text:s text:c="2"/>-63.0</text:p>
      <text:p text:style-name="Standard"><text:s text:c="2"/>14.345 | 5 <text:s/>| <text:s text:c="3"/>1.022 <text:s text:c="2"/>-0.078 <text:s text:c="2"/>-0.154 | <text:s/>-149.3 <text:s text:c="2"/>-79.7 <text:s text:c="2"/>120.8</text:p>
      <text:p text:style-name="Standard"><text:s text:c="2"/>14.380 | 0 <text:s/>| <text:s text:c="8"/>Comm Error <text:s text:c="8"/>| <text:s text:c="11"/>- <text:s text:c="10"/></text:p>
      <text:p text:style-name="Standard"><text:s text:c="2"/>14.380 | 1 <text:s/>| <text:s text:c="2"/>-0.131 <text:s text:c="3"/>0.953 <text:s text:c="2"/>-0.244 | <text:s text:c="2"/>106.3 <text:s text:c="4"/>9.2 <text:s text:c="2"/>-86.1</text:p>
      <text:p text:style-name="Standard"><text:s text:c="2"/>14.380 | 2 <text:s/>| <text:s text:c="3"/>0.084 <text:s text:c="2"/>-0.986 <text:s text:c="2"/>-0.376 | <text:s/>-108.3 <text:s text:c="3"/>-3.6 <text:s text:c="2"/>167.1</text:p>
      <text:p text:style-name="Standard"><text:s text:c="2"/>14.380 | 3 <text:s/>| <text:s text:c="3"/>0.982 <text:s text:c="3"/>0.019 <text:s text:c="3"/>0.301 | <text:s text:c="4"/>4.2 <text:s text:c="2"/>-73.7 <text:s text:c="2"/>-55.9</text:p>
      <text:p text:style-name="Standard"><text:soft-page-break/><text:s text:c="2"/>14.380 | 4 <text:s/>| <text:s text:c="3"/>1.009 <text:s text:c="2"/>-0.012 <text:s text:c="3"/>0.006 | <text:s text:c="2"/>-47.4 <text:s text:c="2"/>-85.2 <text:s text:c="2"/>-63.6</text:p>
      <text:p text:style-name="Standard"><text:s text:c="2"/>14.380 | 5 <text:s/>| <text:s text:c="3"/>1.019 <text:s text:c="2"/>-0.078 <text:s text:c="2"/>-0.145 | <text:s/>-149.3 <text:s text:c="2"/>-79.7 <text:s text:c="2"/>120.8</text:p>
      <text:p text:style-name="Standard"><text:s text:c="2"/>14.414 | 0 <text:s/>| <text:s text:c="8"/>Comm Error <text:s text:c="8"/>| <text:s text:c="11"/>- <text:s text:c="10"/></text:p>
      <text:p text:style-name="Standard"><text:s text:c="2"/>14.414 | 1 <text:s/>| <text:s text:c="2"/>-0.178 <text:s text:c="3"/>0.837 <text:s text:c="2"/>-0.235 | <text:s text:c="2"/>106.1 <text:s text:c="4"/>8.8 <text:s text:c="2"/>-86.4</text:p>
      <text:p text:style-name="Standard"><text:s text:c="2"/>14.414 | 2 <text:s/>| <text:s text:c="2"/>-0.011 <text:s text:c="2"/>-0.811 <text:s text:c="2"/>-0.403 | <text:s/>-109.5 <text:s text:c="3"/>-3.8 <text:s text:c="2"/>168.3</text:p>
      <text:p text:style-name="Standard"><text:s text:c="2"/>14.414 | 3 <text:s/>| <text:s text:c="3"/>0.952 <text:s text:c="3"/>0.008 <text:s text:c="3"/>0.295 | <text:s text:c="4"/>4.0 <text:s text:c="2"/>-73.5 <text:s text:c="2"/>-55.7</text:p>
      <text:p text:style-name="Standard"><text:s text:c="2"/>14.414 | 4 <text:s/>| <text:s text:c="3"/>1.007 <text:s text:c="2"/>-0.008 <text:s text:c="3"/>0.015 | <text:s text:c="2"/>-44.4 <text:s text:c="2"/>-85.2 <text:s text:c="2"/>-69.3</text:p>
      <text:p text:style-name="Standard"><text:s text:c="2"/>14.414 | 5 <text:s/>| <text:s text:c="3"/>1.016 <text:s text:c="2"/>-0.081 <text:s text:c="2"/>-0.124 | <text:s/>-148.4 <text:s text:c="2"/>-79.9 <text:s text:c="2"/>119.9</text:p>
      <text:p text:style-name="Standard"><text:s text:c="2"/>14.448 | 0 <text:s/>| <text:s text:c="8"/>Comm Error <text:s text:c="8"/>| <text:s text:c="11"/>- <text:s text:c="10"/></text:p>
      <text:p text:style-name="Standard"><text:s text:c="2"/>14.448 | 1 <text:s/>| <text:s text:c="2"/>-0.202 <text:s text:c="3"/>0.751 <text:s text:c="2"/>-0.261 | <text:s text:c="2"/>106.2 <text:s text:c="4"/>8.3 <text:s text:c="2"/>-86.8</text:p>
      <text:p text:style-name="Standard"><text:s text:c="2"/>14.448 | 2 <text:s/>| <text:s text:c="2"/>-0.047 <text:s text:c="2"/>-0.724 <text:s text:c="2"/>-0.428 | <text:s/>-110.5 <text:s text:c="3"/>-4.4 <text:s text:c="2"/>169.7</text:p>
      <text:p text:style-name="Standard"><text:s text:c="2"/>14.448 | 3 <text:s/>| <text:s text:c="3"/>0.935 <text:s text:c="2"/>-0.002 <text:s text:c="3"/>0.282 | <text:s text:c="4"/>3.1 <text:s text:c="2"/>-73.3 <text:s text:c="2"/>-54.9</text:p>
      <text:p text:style-name="Standard"><text:s text:c="2"/>14.448 | 4 <text:s/>| <text:s text:c="3"/>1.005 <text:s text:c="2"/>-0.013 <text:s text:c="3"/>0.021 | <text:s text:c="2"/>-39.4 <text:s text:c="2"/>-85.1 <text:s text:c="2"/>-73.8</text:p>
      <text:p text:style-name="Standard"><text:s text:c="2"/>14.448 | 5 <text:s/>| <text:s text:c="3"/>1.016 <text:s text:c="2"/>-0.083 <text:s text:c="2"/>-0.114 | <text:s/>-147.4 <text:s text:c="2"/>-80.0 <text:s text:c="2"/>118.8</text:p>
      <text:p text:style-name="Standard"><text:s text:c="2"/>14.482 | 0 <text:s/>| <text:s text:c="8"/>Comm Error <text:s text:c="8"/>| <text:s text:c="11"/>- <text:s text:c="10"/></text:p>
      <text:p text:style-name="Standard"><text:s text:c="2"/>14.482 | 1 <text:s/>| <text:s text:c="2"/>-0.178 <text:s text:c="3"/>0.737 <text:s text:c="2"/>-0.296 | <text:s text:c="2"/>106.7 <text:s text:c="4"/>7.4 <text:s text:c="2"/>-86.9</text:p>
      <text:p text:style-name="Standard"><text:s text:c="2"/>14.482 | 2 <text:s/>| <text:s text:c="2"/>-0.058 <text:s text:c="2"/>-0.705 <text:s text:c="2"/>-0.479 | <text:s/>-111.7 <text:s text:c="3"/>-6.3 <text:s text:c="2"/>172.3</text:p>
      <text:p text:style-name="Standard"><text:s text:c="2"/>14.482 | 3 <text:s/>| <text:s text:c="3"/>0.943 <text:s text:c="3"/>0.015 <text:s text:c="3"/>0.265 | <text:s text:c="4"/>2.6 <text:s text:c="2"/>-73.2 <text:s text:c="2"/>-54.5</text:p>
      <text:p text:style-name="Standard"><text:s text:c="2"/>14.482 | 4 <text:s/>| <text:s text:c="3"/>1.004 <text:s text:c="2"/>-0.017 <text:s text:c="3"/>0.023 | <text:s text:c="2"/>-38.2 <text:s text:c="2"/>-85.1 <text:s text:c="2"/>-76.5</text:p>
      <text:p text:style-name="Standard"><text:s text:c="2"/>14.482 | 5 <text:s/>| <text:s text:c="3"/>1.015 <text:s text:c="2"/>-0.087 <text:s text:c="2"/>-0.116 | <text:s/>-146.2 <text:s text:c="2"/>-80.2 <text:s text:c="2"/>117.5</text:p>
      <text:p text:style-name="Standard"><text:s text:c="2"/>14.517 | 0 <text:s/>| <text:s text:c="8"/>Comm Error <text:s text:c="8"/>| <text:s text:c="11"/>- <text:s text:c="10"/></text:p>
      <text:p text:style-name="Standard"><text:s text:c="2"/>14.517 | 1 <text:s/>| <text:s text:c="2"/>-0.173 <text:s text:c="3"/>0.805 <text:s text:c="2"/>-0.371 | <text:s text:c="2"/>107.8 <text:s text:c="4"/>4.6 <text:s text:c="2"/>-87.4</text:p>
      <text:p text:style-name="Standard"><text:s text:c="2"/>14.517 | 2 <text:s/>| <text:s text:c="3"/>0.079 <text:s text:c="2"/>-0.704 <text:s text:c="2"/>-0.480 | <text:s/>-112.1 <text:s text:c="3"/>-9.4 <text:s text:c="2"/>175.0</text:p>
      <text:p text:style-name="Standard"><text:s text:c="2"/>14.517 | 3 <text:s/>| <text:s text:c="3"/>0.967 <text:s text:c="3"/>0.020 <text:s text:c="3"/>0.267 | <text:s text:c="4"/>2.5 <text:s text:c="2"/>-73.3 <text:s text:c="2"/>-54.4</text:p>
      <text:p text:style-name="Standard"><text:s text:c="2"/>14.517 | 4 <text:s/>| <text:s text:c="3"/>1.010 <text:s text:c="2"/>-0.014 <text:s text:c="3"/>0.015 | <text:s text:c="2"/>-37.9 <text:s text:c="2"/>-85.1 <text:s text:c="2"/>-77.3</text:p>
      <text:p text:style-name="Standard"><text:s text:c="2"/>14.517 | 5 <text:s/>| <text:s text:c="3"/>1.017 <text:s text:c="2"/>-0.083 <text:s text:c="2"/>-0.127 | <text:s/>-145.8 <text:s text:c="2"/>-80.2 <text:s text:c="2"/>117.1</text:p>
      <text:p text:style-name="Standard"><text:s text:c="2"/>14.551 | 0 <text:s/>| <text:s text:c="8"/>Comm Error <text:s text:c="8"/>| <text:s text:c="11"/>- <text:s text:c="10"/></text:p>
      <text:p text:style-name="Standard"><text:s text:c="2"/>14.551 | 1 <text:s/>| <text:s text:c="2"/>-0.075 <text:s text:c="3"/>0.898 <text:s text:c="2"/>-0.469 | <text:s text:c="2"/>108.5 <text:s text:c="4"/>1.5 <text:s text:c="2"/>-88.1</text:p>
      <text:p text:style-name="Standard"><text:s text:c="2"/>14.551 | 2 <text:s/>| <text:s text:c="3"/>0.251 <text:s text:c="2"/>-0.706 <text:s text:c="2"/>-0.471 | <text:s/>-111.9 <text:s text:c="2"/>-16.4 <text:s text:c="2"/>178.9</text:p>
      <text:p text:style-name="Standard"><text:s text:c="2"/>14.551 | 3 <text:s/>| <text:s text:c="3"/>0.996 <text:s text:c="2"/>-0.001 <text:s text:c="3"/>0.265 | <text:s text:c="4"/>1.9 <text:s text:c="2"/>-73.4 <text:s text:c="2"/>-53.9</text:p>
      <text:p text:style-name="Standard"><text:s text:c="2"/>14.551 | 4 <text:s/>| <text:s text:c="3"/>1.008 <text:s text:c="2"/>-0.009 <text:s text:c="3"/>0.009 | <text:s text:c="2"/>-38.9 <text:s text:c="2"/>-85.1 <text:s text:c="2"/>-76.0</text:p>
      <text:p text:style-name="Standard"><text:s text:c="2"/>14.551 | 5 <text:s/>| <text:s text:c="3"/>1.016 <text:s text:c="2"/>-0.094 <text:s text:c="2"/>-0.140 | <text:s/>-145.7 <text:s text:c="2"/>-80.1 <text:s text:c="2"/>117.0</text:p>
      <text:p text:style-name="Standard"><text:s text:c="2"/>14.586 | 0 <text:s/>| <text:s text:c="8"/>Comm Error <text:s text:c="8"/>| <text:s text:c="11"/>- <text:s text:c="10"/></text:p>
      <text:p text:style-name="Standard"><text:s text:c="2"/>14.586 | 1 <text:s/>| <text:s text:c="3"/>0.019 <text:s text:c="3"/>0.904 <text:s text:c="2"/>-0.522 | <text:s text:c="2"/>109.2 <text:s text:c="3"/>-3.4 <text:s text:c="2"/>-89.9</text:p>
      <text:p text:style-name="Standard"><text:s text:c="2"/>14.586 | 2 <text:s/>| <text:s text:c="3"/>0.366 <text:s text:c="2"/>-0.716 <text:s text:c="2"/>-0.448 | <text:s/>-111.2 <text:s text:c="2"/>-22.3 <text:s/>-177.9</text:p>
      <text:p text:style-name="Standard"><text:s text:c="2"/>14.586 | 3 <text:s/>| <text:s text:c="3"/>0.997 <text:s text:c="2"/>-0.006 <text:s text:c="3"/>0.270 | <text:s text:c="4"/>1.1 <text:s text:c="2"/>-73.6 <text:s text:c="2"/>-52.8</text:p>
      <text:p text:style-name="Standard"><text:s text:c="2"/>14.586 | 4 <text:s/>| <text:s text:c="3"/>1.014 <text:s text:c="2"/>-0.022 <text:s text:c="3"/>0.010 | <text:s text:c="2"/>-42.6 <text:s text:c="2"/>-85.1 <text:s text:c="2"/>-72.6</text:p>
      <text:p text:style-name="Standard"><text:s text:c="2"/>14.586 | 5 <text:s/>| <text:s text:c="3"/>1.023 <text:s text:c="2"/>-0.089 <text:s text:c="2"/>-0.161 | <text:s/>-146.2 <text:s text:c="2"/>-79.9 <text:s text:c="2"/>117.4</text:p>
      <text:p text:style-name="Standard"><text:s text:c="2"/>14.620 | 0 <text:s/>| <text:s text:c="8"/>Comm Error <text:s text:c="8"/>| <text:s text:c="11"/>- <text:s text:c="10"/></text:p>
      <text:p text:style-name="Standard"><text:s text:c="2"/>14.620 | 1 <text:s/>| <text:s text:c="3"/>0.178 <text:s text:c="3"/>0.898 <text:s text:c="2"/>-0.575 | <text:s text:c="2"/>109.7 <text:s text:c="3"/>-7.7 <text:s text:c="2"/>-92.1</text:p>
      <text:p text:style-name="Standard"><text:s text:c="2"/>14.620 | 2 <text:s/>| <text:s text:c="3"/>0.586 <text:s text:c="2"/>-0.646 <text:s text:c="2"/>-0.390 | <text:s/>-110.3 <text:s text:c="2"/>-29.1 <text:s/>-174.1</text:p>
      <text:p text:style-name="Standard"><text:s text:c="2"/>14.620 | 3 <text:s/>| <text:s text:c="3"/>1.001 <text:s text:c="3"/>0.010 <text:s text:c="3"/>0.280 | <text:s text:c="4"/>0.4 <text:s text:c="2"/>-73.7 <text:s text:c="2"/>-52.4</text:p>
      <text:p text:style-name="Standard"><text:s text:c="2"/>14.620 | 4 <text:s/>| <text:s text:c="3"/>1.014 <text:s text:c="2"/>-0.018 <text:s text:c="3"/>0.001 | <text:s text:c="2"/>-44.6 <text:s text:c="2"/>-85.1 <text:s text:c="2"/>-70.5</text:p>
      <text:p text:style-name="Standard"><text:s text:c="2"/>14.620 | 5 <text:s/>| <text:s text:c="3"/>1.021 <text:s text:c="2"/>-0.096 <text:s text:c="2"/>-0.167 | <text:s/>-146.6 <text:s text:c="2"/>-79.7 <text:s text:c="2"/>117.8</text:p>
      <text:p text:style-name="Standard"><text:s text:c="2"/>14.655 | 0 <text:s/>| <text:s text:c="8"/>Comm Error <text:s text:c="8"/>| <text:s text:c="11"/>- <text:s text:c="10"/></text:p>
      <text:p text:style-name="Standard"><text:s text:c="2"/>14.655 | 1 <text:s/>| <text:s text:c="3"/>0.309 <text:s text:c="3"/>0.896 <text:s text:c="2"/>-0.577 | <text:s text:c="2"/>110.1 <text:s text:c="2"/>-12.3 <text:s text:c="2"/>-95.1</text:p>
      <text:p text:style-name="Standard"><text:s text:c="2"/>14.655 | 2 <text:s/>| <text:s text:c="3"/>0.827 <text:s text:c="2"/>-0.538 <text:s text:c="2"/>-0.280 | <text:s/>-108.4 <text:s text:c="2"/>-40.4 <text:s/>-169.3</text:p>
      <text:p text:style-name="Standard"><text:s text:c="2"/>14.655 | 3 <text:s/>| <text:s text:c="3"/>0.999 <text:s text:c="3"/>0.028 <text:s text:c="3"/>0.281 | <text:s text:c="4"/>0.7 <text:s text:c="2"/>-73.8 <text:s text:c="2"/>-52.6</text:p>
      <text:p text:style-name="Standard"><text:s text:c="2"/>14.655 | 4 <text:s/>| <text:s text:c="3"/>1.014 <text:s text:c="2"/>-0.020 <text:s text:c="3"/>0.008 | <text:s text:c="2"/>-44.6 <text:s text:c="2"/>-85.1 <text:s text:c="2"/>-70.9</text:p>
      <text:p text:style-name="Standard"><text:soft-page-break/><text:s text:c="2"/>14.655 | 5 <text:s/>| <text:s text:c="3"/>1.020 <text:s text:c="2"/>-0.093 <text:s text:c="2"/>-0.146 | <text:s/>-146.3 <text:s text:c="2"/>-79.6 <text:s text:c="2"/>117.6</text:p>
      <text:p text:style-name="Standard"><text:s text:c="2"/>14.689 | 0 <text:s/>| <text:s text:c="8"/>Comm Error <text:s text:c="8"/>| <text:s text:c="11"/>- <text:s text:c="10"/></text:p>
      <text:p text:style-name="Standard"><text:s text:c="2"/>14.689 | 1 <text:s/>| <text:s text:c="3"/>0.448 <text:s text:c="3"/>0.810 <text:s text:c="2"/>-0.530 | <text:s text:c="2"/>110.5 <text:s text:c="2"/>-18.9 <text:s/>-100.0</text:p>
      <text:p text:style-name="Standard"><text:s text:c="2"/>14.689 | 2 <text:s/>| <text:s text:c="3"/>0.880 <text:s text:c="2"/>-0.398 <text:s text:c="2"/>-0.154 | <text:s/>-106.4 <text:s text:c="2"/>-48.9 <text:s/>-165.9</text:p>
      <text:p text:style-name="Standard"><text:s text:c="2"/>14.689 | 3 <text:s/>| <text:s text:c="3"/>0.984 <text:s text:c="3"/>0.029 <text:s text:c="3"/>0.271 | <text:s text:c="4"/>1.8 <text:s text:c="2"/>-74.1 <text:s text:c="2"/>-53.5</text:p>
      <text:p text:style-name="Standard"><text:s text:c="2"/>14.689 | 4 <text:s/>| <text:s text:c="3"/>1.007 <text:s text:c="2"/>-0.012 <text:s text:c="3"/>0.024 | <text:s text:c="2"/>-40.9 <text:s text:c="2"/>-85.1 <text:s text:c="2"/>-75.4</text:p>
      <text:p text:style-name="Standard"><text:s text:c="2"/>14.689 | 5 <text:s/>| <text:s text:c="3"/>1.022 <text:s text:c="2"/>-0.089 <text:s text:c="2"/>-0.138 | <text:s/>-145.7 <text:s text:c="2"/>-79.7 <text:s text:c="2"/>117.2</text:p>
      <text:p text:style-name="Standard"><text:s text:c="2"/>14.723 | 0 <text:s/>| <text:s text:c="8"/>Comm Error <text:s text:c="8"/>| <text:s text:c="11"/>- <text:s text:c="10"/></text:p>
      <text:p text:style-name="Standard"><text:s text:c="2"/>14.723 | 1 <text:s/>| <text:s text:c="3"/>0.586 <text:s text:c="3"/>0.735 <text:s text:c="2"/>-0.455 | <text:s text:c="2"/>110.7 <text:s text:c="2"/>-24.5 <text:s/>-104.2</text:p>
      <text:p text:style-name="Standard"><text:s text:c="2"/>14.723 | 2 <text:s/>| <text:s text:c="3"/>0.971 <text:s text:c="2"/>-0.266 <text:s text:c="2"/>-0.072 | <text:s/>-106.2 <text:s text:c="2"/>-58.7 <text:s/>-157.6</text:p>
      <text:p text:style-name="Standard"><text:s text:c="2"/>14.723 | 3 <text:s/>| <text:s text:c="3"/>0.992 <text:s text:c="3"/>0.012 <text:s text:c="3"/>0.270 | <text:s text:c="4"/>2.2 <text:s text:c="2"/>-74.4 <text:s text:c="2"/>-53.8</text:p>
      <text:p text:style-name="Standard"><text:s text:c="2"/>14.723 | 4 <text:s/>| <text:s text:c="3"/>1.011 <text:s text:c="2"/>-0.025 <text:s text:c="3"/>0.034 | <text:s text:c="2"/>-38.1 <text:s text:c="2"/>-85.0 <text:s text:c="2"/>-80.7</text:p>
      <text:p text:style-name="Standard"><text:s text:c="2"/>14.723 | 5 <text:s/>| <text:s text:c="3"/>1.019 <text:s text:c="2"/>-0.086 <text:s text:c="2"/>-0.132 | <text:s/>-145.1 <text:s text:c="2"/>-79.8 <text:s text:c="2"/>116.7</text:p>
      <text:p text:style-name="Standard"><text:s text:c="2"/>14.757 | 0 <text:s/>| <text:s text:c="8"/>Comm Error <text:s text:c="8"/>| <text:s text:c="11"/>- <text:s text:c="10"/></text:p>
      <text:p text:style-name="Standard"><text:s text:c="2"/>14.757 | 1 <text:s/>| <text:s text:c="3"/>0.542 <text:s text:c="3"/>0.680 <text:s text:c="2"/>-0.353 | <text:s text:c="2"/>110.6 <text:s text:c="2"/>-31.7 <text:s/>-110.4</text:p>
      <text:p text:style-name="Standard"><text:s text:c="2"/>14.757 | 2 <text:s/>| <text:s text:c="3"/>1.147 <text:s text:c="2"/>-0.176 <text:s text:c="3"/>0.038 | <text:s/>-106.4 <text:s text:c="2"/>-65.3 <text:s/>-150.9</text:p>
      <text:p text:style-name="Standard"><text:s text:c="2"/>14.757 | 3 <text:s/>| <text:s text:c="3"/>1.002 <text:s text:c="2"/>-0.005 <text:s text:c="3"/>0.282 | <text:s text:c="4"/>2.1 <text:s text:c="2"/>-74.8 <text:s text:c="2"/>-53.5</text:p>
      <text:p text:style-name="Standard"><text:s text:c="2"/>14.757 | 4 <text:s/>| <text:s text:c="3"/>1.011 <text:s text:c="2"/>-0.021 <text:s text:c="3"/>0.034 | <text:s text:c="2"/>-36.2 <text:s text:c="2"/>-84.9 <text:s text:c="2"/>-83.3</text:p>
      <text:p text:style-name="Standard"><text:s text:c="2"/>14.757 | 5 <text:s/>| <text:s text:c="3"/>1.022 <text:s text:c="2"/>-0.085 <text:s text:c="2"/>-0.137 | <text:s/>-144.8 <text:s text:c="2"/>-79.9 <text:s text:c="2"/>116.4</text:p>
      <text:p text:style-name="Standard"><text:s text:c="2"/>14.791 | 0 <text:s/>| <text:s text:c="8"/>Comm Error <text:s text:c="8"/>| <text:s text:c="11"/>- <text:s text:c="10"/></text:p>
      <text:p text:style-name="Standard"><text:s text:c="2"/>14.791 | 1 <text:s/>| <text:s text:c="3"/>0.772 <text:s text:c="3"/>0.551 <text:s text:c="2"/>-0.225 | <text:s text:c="2"/>110.7 <text:s text:c="2"/>-37.6 <text:s/>-116.1</text:p>
      <text:p text:style-name="Standard"><text:s text:c="2"/>14.791 | 2 <text:s/>| <text:s text:c="3"/>1.086 <text:s text:c="2"/>-0.090 <text:s text:c="3"/>0.063 | <text:s/>-106.1 <text:s text:c="2"/>-71.2 <text:s/>-144.8</text:p>
      <text:p text:style-name="Standard"><text:s text:c="2"/>14.791 | 3 <text:s/>| <text:s text:c="3"/>1.009 <text:s text:c="2"/>-0.002 <text:s text:c="3"/>0.279 | <text:s text:c="4"/>1.8 <text:s text:c="2"/>-75.0 <text:s text:c="2"/>-53.2</text:p>
      <text:p text:style-name="Standard"><text:s text:c="2"/>14.791 | 4 <text:s/>| <text:s text:c="3"/>1.004 <text:s text:c="2"/>-0.019 <text:s text:c="3"/>0.032 | <text:s text:c="2"/>-34.4 <text:s text:c="2"/>-84.9 <text:s text:c="2"/>-85.7</text:p>
      <text:p text:style-name="Standard"><text:s text:c="2"/>14.791 | 5 <text:s/>| <text:s text:c="3"/>1.020 <text:s text:c="2"/>-0.087 <text:s text:c="2"/>-0.126 | <text:s/>-144.4 <text:s text:c="2"/>-80.0 <text:s text:c="2"/>115.7</text:p>
      <text:p text:style-name="Standard"><text:s text:c="2"/>14.825 | 0 <text:s/>| <text:s text:c="8"/>Comm Error <text:s text:c="8"/>| <text:s text:c="11"/>- <text:s text:c="10"/></text:p>
      <text:p text:style-name="Standard"><text:s text:c="2"/>14.825 | 1 <text:s/>| <text:s text:c="3"/>0.769 <text:s text:c="3"/>0.483 <text:s text:c="2"/>-0.103 | <text:s text:c="2"/>109.0 <text:s text:c="2"/>-46.7 <text:s/>-121.4</text:p>
      <text:p text:style-name="Standard"><text:s text:c="2"/>14.825 | 2 <text:s/>| <text:s text:c="3"/>1.121 <text:s text:c="2"/>-0.039 <text:s text:c="3"/>0.124 | <text:s/>-104.4 <text:s text:c="2"/>-77.6 <text:s/>-137.9</text:p>
      <text:p text:style-name="Standard"><text:s text:c="2"/>14.825 | 3 <text:s/>| <text:s text:c="3"/>0.997 <text:s text:c="3"/>0.024 <text:s text:c="3"/>0.286 | <text:s text:c="4"/>2.2 <text:s text:c="2"/>-75.1 <text:s text:c="2"/>-53.7</text:p>
      <text:p text:style-name="Standard"><text:s text:c="2"/>14.825 | 4 <text:s/>| <text:s text:c="3"/>1.008 <text:s text:c="2"/>-0.013 <text:s text:c="3"/>0.034 | <text:s text:c="2"/>-32.2 <text:s text:c="2"/>-84.8 <text:s text:c="2"/>-88.4</text:p>
      <text:p text:style-name="Standard"><text:s text:c="2"/>14.825 | 5 <text:s/>| <text:s text:c="3"/>1.016 <text:s text:c="2"/>-0.085 <text:s text:c="2"/>-0.101 | <text:s/>-143.0 <text:s text:c="2"/>-80.2 <text:s text:c="2"/>114.6</text:p>
      <text:p text:style-name="Standard"><text:s text:c="2"/>14.860 | 0 <text:s/>| <text:s text:c="8"/>Comm Error <text:s text:c="8"/>| <text:s text:c="11"/>- <text:s text:c="10"/></text:p>
      <text:p text:style-name="Standard"><text:s text:c="2"/>14.860 | 1 <text:s/>| <text:s text:c="3"/>0.779 <text:s text:c="3"/>0.370 <text:s text:c="2"/>-0.014 | <text:s text:c="2"/>107.3 <text:s text:c="2"/>-53.1 <text:s/>-125.2</text:p>
      <text:p text:style-name="Standard"><text:s text:c="2"/>14.860 | 2 <text:s/>| <text:s text:c="3"/>1.029 <text:s text:c="3"/>0.002 <text:s text:c="3"/>0.163 | <text:s text:c="2"/>-98.1 <text:s text:c="2"/>-81.4 <text:s/>-137.7</text:p>
      <text:p text:style-name="Standard"><text:s text:c="2"/>14.860 | 3 <text:s/>| <text:s text:c="3"/>0.994 <text:s text:c="3"/>0.023 <text:s text:c="3"/>0.265 | <text:s text:c="4"/>3.0 <text:s text:c="2"/>-75.1 <text:s text:c="2"/>-54.5</text:p>
      <text:p text:style-name="Standard"><text:s text:c="2"/>14.860 | 4 <text:s/>| <text:s text:c="3"/>1.008 <text:s text:c="2"/>-0.007 <text:s text:c="3"/>0.030 | <text:s text:c="2"/>-30.6 <text:s text:c="2"/>-84.8 <text:s text:c="2"/>-90.2</text:p>
      <text:p text:style-name="Standard"><text:s text:c="2"/>14.860 | 5 <text:s/>| <text:s text:c="3"/>1.019 <text:s text:c="2"/>-0.087 <text:s text:c="2"/>-0.106 | <text:s/>-142.2 <text:s text:c="2"/>-80.3 <text:s text:c="2"/>113.7</text:p>
      <text:p text:style-name="Standard"><text:s text:c="2"/>14.893 | 0 <text:s/>| <text:s text:c="8"/>Comm Error <text:s text:c="8"/>| <text:s text:c="11"/>- <text:s text:c="10"/></text:p>
      <text:p text:style-name="Standard"><text:s text:c="2"/>14.893 | 1 <text:s/>| <text:s text:c="3"/>0.915 <text:s text:c="3"/>0.276 <text:s text:c="3"/>0.018 | <text:s text:c="2"/>105.9 <text:s text:c="2"/>-60.1 <text:s/>-129.0</text:p>
      <text:p text:style-name="Standard"><text:s text:c="2"/>14.893 | 2 <text:s/>| <text:s text:c="3"/>0.955 <text:s text:c="3"/>0.045 <text:s text:c="3"/>0.187 | <text:s text:c="2"/>-81.0 <text:s text:c="2"/>-84.1 <text:s/>-147.2</text:p>
      <text:p text:style-name="Standard"><text:s text:c="2"/>14.893 | 3 <text:s/>| <text:s text:c="3"/>0.985 <text:s text:c="3"/>0.000 <text:s text:c="3"/>0.229 | <text:s text:c="4"/>3.1 <text:s text:c="2"/>-75.3 <text:s text:c="2"/>-54.7</text:p>
      <text:p text:style-name="Standard"><text:s text:c="2"/>14.893 | 4 <text:s/>| <text:s text:c="3"/>1.005 <text:s text:c="2"/>-0.022 <text:s text:c="3"/>0.035 | <text:s text:c="2"/>-30.4 <text:s text:c="2"/>-84.8 <text:s text:c="2"/>-90.4</text:p>
      <text:p text:style-name="Standard"><text:s text:c="2"/>14.893 | 5 <text:s/>| <text:s text:c="3"/>1.017 <text:s text:c="2"/>-0.094 <text:s text:c="2"/>-0.119 | <text:s/>-141.8 <text:s text:c="2"/>-80.3 <text:s text:c="2"/>113.1</text:p>
      <text:p text:style-name="Standard"><text:s text:c="2"/>14.928 | 0 <text:s/>| <text:s text:c="8"/>Comm Error <text:s text:c="8"/>| <text:s text:c="11"/>- <text:s text:c="10"/></text:p>
      <text:p text:style-name="Standard"><text:s text:c="2"/>14.928 | 1 <text:s/>| <text:s text:c="3"/>0.751 <text:s text:c="3"/>0.168 <text:s text:c="3"/>0.104 | <text:s text:c="2"/>100.3 <text:s text:c="2"/>-69.0 <text:s/>-129.9</text:p>
      <text:p text:style-name="Standard"><text:s text:c="2"/>14.928 | 2 <text:s/>| <text:s text:c="3"/>0.882 <text:s text:c="3"/>0.106 <text:s text:c="3"/>0.189 | <text:s text:c="3"/>22.1 <text:s text:c="2"/>-84.7 <text:s text:c="2"/>105.8</text:p>
      <text:p text:style-name="Standard"><text:s text:c="2"/>14.928 | 3 <text:s/>| <text:s text:c="3"/>0.978 <text:s text:c="2"/>-0.004 <text:s text:c="3"/>0.247 | <text:s text:c="4"/>2.4 <text:s text:c="2"/>-75.5 <text:s text:c="2"/>-54.1</text:p>
      <text:p text:style-name="Standard"><text:s text:c="2"/>14.928 | 4 <text:s/>| <text:s text:c="3"/>1.004 <text:s text:c="2"/>-0.026 <text:s text:c="3"/>0.040 | <text:s text:c="2"/>-31.9 <text:s text:c="2"/>-84.8 <text:s text:c="2"/>-89.5</text:p>
      <text:p text:style-name="Standard"><text:s text:c="2"/>14.928 | 5 <text:s/>| <text:s text:c="3"/>1.015 <text:s text:c="2"/>-0.095 <text:s text:c="2"/>-0.122 | <text:s/>-141.7 <text:s text:c="2"/>-80.3 <text:s text:c="2"/>112.9</text:p>
      <text:p text:style-name="Standard"><text:soft-page-break/><text:s text:c="2"/>14.963 | 0 <text:s/>| <text:s text:c="8"/>Comm Error <text:s text:c="8"/>| <text:s text:c="11"/>- <text:s text:c="10"/></text:p>
      <text:p text:style-name="Standard"><text:s text:c="2"/>14.963 | 1 <text:s/>| <text:s text:c="3"/>0.885 <text:s text:c="3"/>0.045 <text:s text:c="3"/>0.109 | <text:s text:c="3"/>95.2 <text:s text:c="2"/>-75.7 <text:s/>-129.5</text:p>
      <text:p text:style-name="Standard"><text:s text:c="2"/>14.963 | 2 <text:s/>| <text:s text:c="3"/>0.860 <text:s text:c="3"/>0.152 <text:s text:c="3"/>0.220 | <text:s text:c="3"/>50.9 <text:s text:c="2"/>-82.7 <text:s text:c="3"/>84.2</text:p>
      <text:p text:style-name="Standard"><text:s text:c="2"/>14.963 | 3 <text:s/>| <text:s text:c="3"/>0.981 <text:s text:c="2"/>-0.001 <text:s text:c="3"/>0.248 | <text:s text:c="4"/>2.0 <text:s text:c="2"/>-75.5 <text:s text:c="2"/>-53.8</text:p>
      <text:p text:style-name="Standard"><text:s text:c="2"/>14.963 | 4 <text:s/>| <text:s text:c="3"/>1.014 <text:s text:c="2"/>-0.020 <text:s text:c="3"/>0.032 | <text:s text:c="2"/>-32.6 <text:s text:c="2"/>-84.8 <text:s text:c="2"/>-88.1</text:p>
      <text:p text:style-name="Standard"><text:s text:c="2"/>14.963 | 5 <text:s/>| <text:s text:c="3"/>1.019 <text:s text:c="2"/>-0.097 <text:s text:c="2"/>-0.124 | <text:s/>-141.7 <text:s text:c="2"/>-80.2 <text:s text:c="2"/>112.8</text:p>
      <text:p text:style-name="Standard"><text:s text:c="2"/>14.997 | 0 <text:s/>| <text:s text:c="8"/>Comm Error <text:s text:c="8"/>| <text:s text:c="11"/>- <text:s text:c="10"/></text:p>
      <text:p text:style-name="Standard"><text:s text:c="2"/>14.997 | 1 <text:s/>| <text:s text:c="3"/>0.873 <text:s text:c="2"/>-0.032 <text:s text:c="3"/>0.166 | <text:s text:c="3"/>64.4 <text:s text:c="2"/>-83.0 <text:s/>-103.7</text:p>
      <text:p text:style-name="Standard"><text:s text:c="2"/>14.997 | 2 <text:s/>| <text:s text:c="3"/>0.820 <text:s text:c="3"/>0.167 <text:s text:c="3"/>0.235 | <text:s text:c="3"/>55.5 <text:s text:c="2"/>-78.6 <text:s text:c="3"/>86.8</text:p>
      <text:p text:style-name="Standard"><text:s text:c="2"/>14.997 | 3 <text:s/>| <text:s text:c="3"/>0.977 <text:s text:c="2"/>-0.004 <text:s text:c="3"/>0.234 | <text:s text:c="4"/>1.5 <text:s text:c="2"/>-75.5 <text:s text:c="2"/>-53.3</text:p>
      <text:p text:style-name="Standard"><text:s text:c="2"/>14.997 | 4 <text:s/>| <text:s text:c="3"/>1.003 <text:s text:c="2"/>-0.018 <text:s text:c="3"/>0.022 | <text:s text:c="2"/>-34.2 <text:s text:c="2"/>-84.8 <text:s text:c="2"/>-86.6</text:p>
      <text:p text:style-name="Standard"><text:s text:c="2"/>14.997 | 5 <text:s/>| <text:s text:c="3"/>1.014 <text:s text:c="2"/>-0.102 <text:s text:c="2"/>-0.139 | <text:s/>-142.1 <text:s text:c="2"/>-80.0 <text:s text:c="2"/>113.1</text:p>
      <text:p text:style-name="Standard"><text:s text:c="2"/>15.031 | 0 <text:s/>| <text:s text:c="8"/>Comm Error <text:s text:c="8"/>| <text:s text:c="11"/>- <text:s text:c="10"/></text:p>
      <text:p text:style-name="Standard"><text:s text:c="2"/>15.031 | 1 <text:s/>| <text:s text:c="3"/>0.817 <text:s text:c="2"/>-0.118 <text:s text:c="3"/>0.203 | <text:s text:c="2"/>-19.3 <text:s text:c="2"/>-83.4 <text:s text:c="2"/>-22.2</text:p>
      <text:p text:style-name="Standard"><text:s text:c="2"/>15.031 | 2 <text:s/>| <text:s text:c="3"/>0.771 <text:s text:c="3"/>0.190 <text:s text:c="3"/>0.293 | <text:s text:c="3"/>56.3 <text:s text:c="2"/>-75.3 <text:s text:c="3"/>89.9</text:p>
      <text:p text:style-name="Standard"><text:s text:c="2"/>15.031 | 3 <text:s/>| <text:s text:c="3"/>0.965 <text:s text:c="3"/>0.002 <text:s text:c="3"/>0.224 | <text:s text:c="4"/>1.1 <text:s text:c="2"/>-75.5 <text:s text:c="2"/>-52.8</text:p>
      <text:p text:style-name="Standard"><text:s text:c="2"/>15.031 | 4 <text:s/>| <text:s text:c="3"/>1.003 <text:s text:c="2"/>-0.032 <text:s text:c="3"/>0.034 | <text:s text:c="2"/>-36.7 <text:s text:c="2"/>-84.8 <text:s text:c="2"/>-84.0</text:p>
      <text:p text:style-name="Standard"><text:s text:c="2"/>15.031 | 5 <text:s/>| <text:s text:c="3"/>1.017 <text:s text:c="2"/>-0.094 <text:s text:c="2"/>-0.140 | <text:s/>-142.9 <text:s text:c="2"/>-79.9 <text:s text:c="2"/>113.8</text:p>
      <text:p text:style-name="Standard"><text:s text:c="2"/>15.065 | 0 <text:s/>| <text:s text:c="8"/>Comm Error <text:s text:c="8"/>| <text:s text:c="11"/>- <text:s text:c="10"/></text:p>
      <text:p text:style-name="Standard"><text:s text:c="2"/>15.065 | 1 <text:s/>| <text:s text:c="3"/>0.968 <text:s text:c="2"/>-0.190 <text:s text:c="3"/>0.224 | <text:s text:c="2"/>-53.0 <text:s text:c="2"/>-78.0 <text:s text:c="3"/>10.1</text:p>
      <text:p text:style-name="Standard"><text:s text:c="2"/>15.065 | 2 <text:s/>| <text:s text:c="3"/>0.879 <text:s text:c="3"/>0.202 <text:s text:c="3"/>0.304 | <text:s text:c="3"/>57.6 <text:s text:c="2"/>-71.8 <text:s text:c="3"/>92.4</text:p>
      <text:p text:style-name="Standard"><text:s text:c="2"/>15.065 | 3 <text:s/>| <text:s text:c="3"/>0.972 <text:s text:c="3"/>0.010 <text:s text:c="3"/>0.227 | <text:s text:c="4"/>1.1 <text:s text:c="2"/>-75.5 <text:s text:c="2"/>-52.6</text:p>
      <text:p text:style-name="Standard"><text:s text:c="2"/>15.065 | 4 <text:s/>| <text:s text:c="3"/>1.008 <text:s text:c="2"/>-0.023 <text:s text:c="3"/>0.027 | <text:s text:c="2"/>-38.7 <text:s text:c="2"/>-84.8 <text:s text:c="2"/>-81.7</text:p>
      <text:p text:style-name="Standard"><text:s text:c="2"/>15.065 | 5 <text:s/>| <text:s text:c="3"/>1.020 <text:s text:c="2"/>-0.096 <text:s text:c="2"/>-0.144 | <text:s/>-143.3 <text:s text:c="2"/>-79.7 <text:s text:c="2"/>114.3</text:p>
      <text:p text:style-name="Standard"><text:s text:c="2"/>15.099 | 0 <text:s/>| <text:s text:c="8"/>Comm Error <text:s text:c="8"/>| <text:s text:c="11"/>- <text:s text:c="10"/></text:p>
      <text:p text:style-name="Standard"><text:s text:c="2"/>15.099 | 1 <text:s/>| <text:s text:c="3"/>1.060 <text:s text:c="2"/>-0.260 <text:s text:c="3"/>0.288 | <text:s text:c="2"/>-61.1 <text:s text:c="2"/>-73.4 <text:s text:c="3"/>11.7</text:p>
      <text:p text:style-name="Standard"><text:s text:c="2"/>15.099 | 2 <text:s/>| <text:s text:c="3"/>1.049 <text:s text:c="3"/>0.224 <text:s text:c="3"/>0.333 | <text:s text:c="3"/>57.3 <text:s text:c="2"/>-70.0 <text:s text:c="3"/>94.8</text:p>
      <text:p text:style-name="Standard"><text:s text:c="2"/>15.099 | 3 <text:s/>| <text:s text:c="3"/>0.960 <text:s text:c="3"/>0.002 <text:s text:c="3"/>0.234 | <text:s text:c="4"/>1.0 <text:s text:c="2"/>-75.4 <text:s text:c="2"/>-52.3</text:p>
      <text:p text:style-name="Standard"><text:s text:c="2"/>15.099 | 4 <text:s/>| <text:s text:c="3"/>1.004 <text:s text:c="2"/>-0.016 <text:s text:c="3"/>0.017 | <text:s text:c="2"/>-40.8 <text:s text:c="2"/>-84.9 <text:s text:c="2"/>-79.0</text:p>
      <text:p text:style-name="Standard"><text:s text:c="2"/>15.099 | 5 <text:s/>| <text:s text:c="3"/>1.020 <text:s text:c="2"/>-0.099 <text:s text:c="2"/>-0.144 | <text:s/>-143.8 <text:s text:c="2"/>-79.6 <text:s text:c="2"/>114.8</text:p>
      <text:p text:style-name="Standard"><text:s text:c="2"/>15.133 | 0 <text:s/>| <text:s text:c="8"/>Comm Error <text:s text:c="8"/>| <text:s text:c="11"/>- <text:s text:c="10"/></text:p>
      <text:p text:style-name="Standard"><text:s text:c="2"/>15.133 | 1 <text:s/>| <text:s text:c="3"/>1.219 <text:s text:c="2"/>-0.237 <text:s text:c="3"/>0.329 | <text:s text:c="2"/>-62.2 <text:s text:c="2"/>-70.3 <text:s text:c="3"/>10.9</text:p>
      <text:p text:style-name="Standard"><text:s text:c="2"/>15.133 | 2 <text:s/>| <text:s text:c="3"/>1.203 <text:s text:c="3"/>0.236 <text:s text:c="3"/>0.382 | <text:s text:c="3"/>56.2 <text:s text:c="2"/>-69.1 <text:s text:c="3"/>96.8</text:p>
      <text:p text:style-name="Standard"><text:s text:c="2"/>15.133 | 3 <text:s/>| <text:s text:c="3"/>0.964 <text:s text:c="2"/>-0.001 <text:s text:c="3"/>0.217 | <text:s text:c="4"/>0.7 <text:s text:c="2"/>-75.3 <text:s text:c="2"/>-51.8</text:p>
      <text:p text:style-name="Standard"><text:s text:c="2"/>15.133 | 4 <text:s/>| <text:s text:c="3"/>1.008 <text:s text:c="2"/>-0.019 <text:s text:c="3"/>0.012 | <text:s text:c="2"/>-44.0 <text:s text:c="2"/>-84.9 <text:s text:c="2"/>-74.8</text:p>
      <text:p text:style-name="Standard"><text:s text:c="2"/>15.133 | 5 <text:s/>| <text:s text:c="3"/>1.021 <text:s text:c="2"/>-0.091 <text:s text:c="2"/>-0.151 | <text:s/>-144.6 <text:s text:c="2"/>-79.5 <text:s text:c="2"/>115.8</text:p>
      <text:p text:style-name="Standard"><text:s text:c="2"/>15.167 | 0 <text:s/>| <text:s text:c="8"/>Comm Error <text:s text:c="8"/>| <text:s text:c="11"/>- <text:s text:c="10"/></text:p>
      <text:p text:style-name="Standard"><text:s text:c="2"/>15.167 | 1 <text:s/>| <text:s text:c="3"/>1.413 <text:s text:c="2"/>-0.201 <text:s text:c="3"/>0.376 | <text:s text:c="2"/>-61.6 <text:s text:c="2"/>-68.9 <text:s text:c="4"/>9.2</text:p>
      <text:p text:style-name="Standard"><text:s text:c="2"/>15.167 | 2 <text:s/>| <text:s text:c="3"/>1.282 <text:s text:c="3"/>0.222 <text:s text:c="3"/>0.395 | <text:s text:c="3"/>53.5 <text:s text:c="2"/>-69.1 <text:s text:c="3"/>99.9</text:p>
      <text:p text:style-name="Standard"><text:s text:c="2"/>15.167 | 3 <text:s/>| <text:s text:c="3"/>1.022 <text:s text:c="2"/>-0.010 <text:s text:c="3"/>0.194 | <text:s text:c="4"/>0.1 <text:s text:c="2"/>-75.6 <text:s text:c="2"/>-50.8</text:p>
      <text:p text:style-name="Standard"><text:s text:c="2"/>15.167 | 4 <text:s/>| <text:s text:c="3"/>1.015 <text:s text:c="2"/>-0.016 <text:s text:c="3"/>0.012 | <text:s text:c="2"/>-45.3 <text:s text:c="2"/>-85.0 <text:s text:c="2"/>-72.7</text:p>
      <text:p text:style-name="Standard"><text:s text:c="2"/>15.167 | 5 <text:s/>| <text:s text:c="3"/>1.022 <text:s text:c="2"/>-0.088 <text:s text:c="2"/>-0.150 | <text:s/>-145.1 <text:s text:c="2"/>-79.4 <text:s text:c="2"/>116.4</text:p>
      <text:p text:style-name="Standard"><text:s text:c="2"/>15.201 | 0 <text:s/>| <text:s text:c="8"/>Comm Error <text:s text:c="8"/>| <text:s text:c="11"/>- <text:s text:c="10"/></text:p>
      <text:p text:style-name="Standard"><text:s text:c="2"/>15.201 | 1 <text:s/>| <text:s text:c="3"/>1.408 <text:s text:c="2"/>-0.194 <text:s text:c="3"/>0.348 | <text:s text:c="2"/>-59.5 <text:s text:c="2"/>-69.1 <text:s text:c="4"/>6.9</text:p>
      <text:p text:style-name="Standard"><text:s text:c="2"/>15.201 | 2 <text:s/>| <text:s text:c="3"/>1.240 <text:s text:c="3"/>0.208 <text:s text:c="3"/>0.314 | <text:s text:c="3"/>51.6 <text:s text:c="2"/>-69.6 <text:s text:c="2"/>101.8</text:p>
      <text:p text:style-name="Standard"><text:s text:c="2"/>15.201 | 3 <text:s/>| <text:s text:c="3"/>1.043 <text:s text:c="3"/>0.010 <text:s text:c="3"/>0.205 | <text:s text:c="3"/>-0.2 <text:s text:c="2"/>-75.9 <text:s text:c="2"/>-50.2</text:p>
      <text:p text:style-name="Standard"><text:s text:c="2"/>15.201 | 4 <text:s/>| <text:s text:c="3"/>1.016 <text:s text:c="2"/>-0.025 <text:s text:c="3"/>0.010 | <text:s text:c="2"/>-48.5 <text:s text:c="2"/>-85.0 <text:s text:c="2"/>-67.8</text:p>
      <text:p text:style-name="Standard"><text:s text:c="2"/>15.201 | 5 <text:s/>| <text:s text:c="3"/>1.022 <text:s text:c="2"/>-0.094 <text:s text:c="2"/>-0.155 | <text:s/>-145.6 <text:s text:c="2"/>-79.4 <text:s text:c="2"/>117.1</text:p>
      <text:p text:style-name="Standard"><text:s text:c="2"/>15.236 | 0 <text:s/>| <text:s text:c="8"/>Comm Error <text:s text:c="8"/>| <text:s text:c="11"/>- <text:s text:c="10"/></text:p>
      <text:p text:style-name="Standard"><text:soft-page-break/><text:s text:c="2"/>15.236 | 1 <text:s/>| <text:s text:c="3"/>1.314 <text:s text:c="2"/>-0.186 <text:s text:c="3"/>0.308 | <text:s text:c="2"/>-55.6 <text:s text:c="2"/>-70.5 <text:s text:c="4"/>3.4</text:p>
      <text:p text:style-name="Standard"><text:s text:c="2"/>15.236 | 2 <text:s/>| <text:s text:c="3"/>1.155 <text:s text:c="3"/>0.204 <text:s text:c="3"/>0.266 | <text:s text:c="3"/>49.3 <text:s text:c="2"/>-70.8 <text:s text:c="2"/>104.0</text:p>
      <text:p text:style-name="Standard"><text:s text:c="2"/>15.236 | 3 <text:s/>| <text:s text:c="3"/>1.030 <text:s text:c="3"/>0.043 <text:s text:c="3"/>0.234 | <text:s text:c="4"/>0.8 <text:s text:c="2"/>-76.0 <text:s text:c="2"/>-50.9</text:p>
      <text:p text:style-name="Standard"><text:s text:c="2"/>15.236 | 4 <text:s/>| <text:s text:c="3"/>1.011 <text:s text:c="2"/>-0.033 <text:s text:c="3"/>0.001 | <text:s text:c="2"/>-54.4 <text:s text:c="2"/>-85.0 <text:s text:c="2"/>-63.0</text:p>
      <text:p text:style-name="Standard"><text:s text:c="2"/>15.236 | 5 <text:s/>| <text:s text:c="3"/>1.020 <text:s text:c="2"/>-0.095 <text:s text:c="2"/>-0.148 | <text:s/>-145.6 <text:s text:c="2"/>-79.3 <text:s text:c="2"/>117.2</text:p>
      <text:p text:style-name="Standard"><text:s text:c="2"/>15.271 | 0 <text:s/>| <text:s text:c="8"/>Comm Error <text:s text:c="8"/>| <text:s text:c="11"/>- <text:s text:c="10"/></text:p>
      <text:p text:style-name="Standard"><text:s text:c="2"/>15.271 | 1 <text:s/>| <text:s text:c="3"/>1.168 <text:s text:c="2"/>-0.162 <text:s text:c="3"/>0.225 | <text:s text:c="2"/>-52.9 <text:s text:c="2"/>-72.1 <text:s text:c="4"/>1.4</text:p>
      <text:p text:style-name="Standard"><text:s text:c="2"/>15.271 | 2 <text:s/>| <text:s text:c="3"/>0.980 <text:s text:c="3"/>0.168 <text:s text:c="3"/>0.209 | <text:s text:c="3"/>47.2 <text:s text:c="2"/>-71.8 <text:s text:c="2"/>105.8</text:p>
      <text:p text:style-name="Standard"><text:s text:c="2"/>15.271 | 3 <text:s/>| <text:s text:c="3"/>1.007 <text:s text:c="3"/>0.051 <text:s text:c="3"/>0.247 | <text:s text:c="4"/>1.9 <text:s text:c="2"/>-76.0 <text:s text:c="2"/>-51.9</text:p>
      <text:p text:style-name="Standard"><text:s text:c="2"/>15.271 | 4 <text:s/>| <text:s text:c="3"/>1.009 <text:s text:c="2"/>-0.021 <text:s text:c="2"/>-0.006 | <text:s text:c="2"/>-58.3 <text:s text:c="2"/>-85.0 <text:s text:c="2"/>-58.7</text:p>
      <text:p text:style-name="Standard"><text:s text:c="2"/>15.271 | 5 <text:s/>| <text:s text:c="3"/>1.018 <text:s text:c="2"/>-0.095 <text:s text:c="2"/>-0.142 | <text:s/>-145.5 <text:s text:c="2"/>-79.4 <text:s text:c="2"/>117.0</text:p>
      <text:p text:style-name="Standard"><text:s text:c="2"/>15.305 | 0 <text:s/>| <text:s text:c="8"/>Comm Error <text:s text:c="8"/>| <text:s text:c="11"/>- <text:s text:c="10"/></text:p>
      <text:p text:style-name="Standard"><text:s text:c="2"/>15.305 | 1 <text:s/>| <text:s text:c="3"/>1.024 <text:s text:c="2"/>-0.152 <text:s text:c="3"/>0.160 | <text:s text:c="2"/>-50.1 <text:s text:c="2"/>-74.2 <text:s text:c="3"/>-0.6</text:p>
      <text:p text:style-name="Standard"><text:s text:c="2"/>15.305 | 2 <text:s/>| <text:s text:c="3"/>0.873 <text:s text:c="3"/>0.151 <text:s text:c="3"/>0.154 | <text:s text:c="3"/>45.9 <text:s text:c="2"/>-72.9 <text:s text:c="2"/>106.6</text:p>
      <text:p text:style-name="Standard"><text:s text:c="2"/>15.305 | 3 <text:s/>| <text:s text:c="3"/>0.978 <text:s text:c="3"/>0.028 <text:s text:c="3"/>0.241 | <text:s text:c="4"/>2.5 <text:s text:c="2"/>-75.9 <text:s text:c="2"/>-52.6</text:p>
      <text:p text:style-name="Standard"><text:s text:c="2"/>15.305 | 4 <text:s/>| <text:s text:c="3"/>1.010 <text:s text:c="2"/>-0.024 <text:s text:c="3"/>0.013 | <text:s text:c="2"/>-58.8 <text:s text:c="2"/>-85.0 <text:s text:c="2"/>-58.3</text:p>
      <text:p text:style-name="Standard"><text:s text:c="2"/>15.305 | 5 <text:s/>| <text:s text:c="3"/>1.016 <text:s text:c="2"/>-0.086 <text:s text:c="2"/>-0.127 | <text:s/>-145.4 <text:s text:c="2"/>-79.5 <text:s text:c="2"/>116.9</text:p>
      <text:p text:style-name="Standard"><text:s text:c="2"/>15.340 | 0 <text:s/>| <text:s text:c="8"/>Comm Error <text:s text:c="8"/>| <text:s text:c="11"/>- <text:s text:c="10"/></text:p>
      <text:p text:style-name="Standard"><text:s text:c="2"/>15.340 | 1 <text:s/>| <text:s text:c="3"/>0.862 <text:s text:c="2"/>-0.138 <text:s text:c="3"/>0.085 | <text:s text:c="2"/>-49.2 <text:s text:c="2"/>-75.7 <text:s text:c="3"/>-0.6</text:p>
      <text:p text:style-name="Standard"><text:s text:c="2"/>15.340 | 2 <text:s/>| <text:s text:c="3"/>0.687 <text:s text:c="3"/>0.115 <text:s text:c="3"/>0.089 | <text:s text:c="3"/>44.9 <text:s text:c="2"/>-74.0 <text:s text:c="2"/>107.1</text:p>
      <text:p text:style-name="Standard"><text:s text:c="2"/>15.340 | 3 <text:s/>| <text:s text:c="3"/>0.965 <text:s text:c="3"/>0.001 <text:s text:c="3"/>0.247 | <text:s text:c="4"/>2.1 <text:s text:c="2"/>-75.8 <text:s text:c="2"/>-52.3</text:p>
      <text:p text:style-name="Standard"><text:s text:c="2"/>15.340 | 4 <text:s/>| <text:s text:c="3"/>1.011 <text:s text:c="2"/>-0.023 <text:s text:c="3"/>0.027 | <text:s text:c="2"/>-54.3 <text:s text:c="2"/>-85.0 <text:s text:c="2"/>-63.1</text:p>
      <text:p text:style-name="Standard"><text:s text:c="2"/>15.340 | 5 <text:s/>| <text:s text:c="3"/>1.015 <text:s text:c="2"/>-0.089 <text:s text:c="2"/>-0.125 | <text:s/>-145.3 <text:s text:c="2"/>-79.6 <text:s text:c="2"/>116.7</text:p>
      <text:p text:style-name="Standard"><text:s text:c="2"/>15.374 | 0 <text:s/>| <text:s text:c="8"/>Comm Error <text:s text:c="8"/>| <text:s text:c="11"/>- <text:s text:c="10"/></text:p>
      <text:p text:style-name="Standard"><text:s text:c="2"/>15.374 | 1 <text:s/>| <text:s text:c="3"/>0.757 <text:s text:c="2"/>-0.142 <text:s text:c="3"/>0.042 | <text:s text:c="2"/>-50.8 <text:s text:c="2"/>-76.9 <text:s text:c="4"/>1.8</text:p>
      <text:p text:style-name="Standard"><text:s text:c="2"/>15.374 | 2 <text:s/>| <text:s text:c="3"/>0.601 <text:s text:c="3"/>0.107 <text:s text:c="3"/>0.047 | <text:s text:c="3"/>47.5 <text:s text:c="2"/>-74.8 <text:s text:c="2"/>104.0</text:p>
      <text:p text:style-name="Standard"><text:s text:c="2"/>15.374 | 3 <text:s/>| <text:s text:c="3"/>0.951 <text:s text:c="2"/>-0.002 <text:s text:c="3"/>0.234 | <text:s text:c="4"/>1.4 <text:s text:c="2"/>-75.7 <text:s text:c="2"/>-51.6</text:p>
      <text:p text:style-name="Standard"><text:s text:c="2"/>15.374 | 4 <text:s/>| <text:s text:c="3"/>1.005 <text:s text:c="2"/>-0.011 <text:s text:c="3"/>0.026 | <text:s text:c="2"/>-49.2 <text:s text:c="2"/>-85.0 <text:s text:c="2"/>-68.8</text:p>
      <text:p text:style-name="Standard"><text:s text:c="2"/>15.374 | 5 <text:s/>| <text:s text:c="3"/>1.019 <text:s text:c="2"/>-0.091 <text:s text:c="2"/>-0.130 | <text:s/>-145.1 <text:s text:c="2"/>-79.7 <text:s text:c="2"/>116.4</text:p>
      <text:p text:style-name="Standard"><text:s text:c="2"/>15.408 | 0 <text:s/>| <text:s text:c="8"/>Comm Error <text:s text:c="8"/>| <text:s text:c="11"/>- <text:s text:c="10"/></text:p>
      <text:p text:style-name="Standard"><text:s text:c="2"/>15.408 | 1 <text:s/>| <text:s text:c="3"/>0.670 <text:s text:c="2"/>-0.151 <text:s text:c="3"/>0.000 | <text:s text:c="2"/>-58.1 <text:s text:c="2"/>-77.9 <text:s text:c="4"/>9.9</text:p>
      <text:p text:style-name="Standard"><text:s text:c="2"/>15.408 | 2 <text:s/>| <text:s text:c="3"/>0.597 <text:s text:c="3"/>0.108 <text:s text:c="3"/>0.015 | <text:s text:c="3"/>57.0 <text:s text:c="2"/>-75.9 <text:s text:c="3"/>93.8</text:p>
      <text:p text:style-name="Standard"><text:s text:c="2"/>15.408 | 3 <text:s/>| <text:s text:c="3"/>0.946 <text:s text:c="3"/>0.009 <text:s text:c="3"/>0.225 | <text:s text:c="4"/>1.0 <text:s text:c="2"/>-75.6 <text:s text:c="2"/>-51.5</text:p>
      <text:p text:style-name="Standard"><text:s text:c="2"/>15.408 | 4 <text:s/>| <text:s text:c="3"/>1.009 <text:s text:c="2"/>-0.024 <text:s text:c="3"/>0.024 | <text:s text:c="2"/>-47.1 <text:s text:c="2"/>-85.0 <text:s text:c="2"/>-71.3</text:p>
      <text:p text:style-name="Standard"><text:s text:c="2"/>15.408 | 5 <text:s/>| <text:s text:c="3"/>1.018 <text:s text:c="2"/>-0.094 <text:s text:c="2"/>-0.142 | <text:s/>-145.1 <text:s text:c="2"/>-79.7 <text:s text:c="2"/>116.3</text:p>
      <text:p text:style-name="Standard"><text:s text:c="2"/>15.442 | 0 <text:s/>| <text:s text:c="8"/>Comm Error <text:s text:c="8"/>| <text:s text:c="11"/>- <text:s text:c="10"/></text:p>
      <text:p text:style-name="Standard"><text:s text:c="2"/>15.442 | 1 <text:s/>| <text:s text:c="3"/>0.604 <text:s text:c="2"/>-0.173 <text:s text:c="2"/>-0.031 | <text:s text:c="2"/>-68.9 <text:s text:c="2"/>-78.0 <text:s text:c="3"/>21.2</text:p>
      <text:p text:style-name="Standard"><text:s text:c="2"/>15.442 | 2 <text:s/>| <text:s text:c="3"/>0.622 <text:s text:c="3"/>0.136 <text:s text:c="2"/>-0.034 | <text:s text:c="3"/>67.8 <text:s text:c="2"/>-75.9 <text:s text:c="3"/>82.8</text:p>
      <text:p text:style-name="Standard"><text:s text:c="2"/>15.442 | 3 <text:s/>| <text:s text:c="3"/>0.960 <text:s text:c="3"/>0.008 <text:s text:c="3"/>0.240 | <text:s text:c="4"/>1.1 <text:s text:c="2"/>-75.6 <text:s text:c="2"/>-51.6</text:p>
      <text:p text:style-name="Standard"><text:s text:c="2"/>15.442 | 4 <text:s/>| <text:s text:c="3"/>1.011 <text:s text:c="2"/>-0.019 <text:s text:c="3"/>0.020 | <text:s text:c="2"/>-46.4 <text:s text:c="2"/>-85.0 <text:s text:c="2"/>-72.1</text:p>
      <text:p text:style-name="Standard"><text:s text:c="2"/>15.442 | 5 <text:s/>| <text:s text:c="3"/>1.017 <text:s text:c="2"/>-0.092 <text:s text:c="2"/>-0.138 | <text:s/>-145.2 <text:s text:c="2"/>-79.6 <text:s text:c="2"/>116.4</text:p>
      <text:p text:style-name="Standard"><text:s text:c="2"/>15.477 | 0 <text:s/>| <text:s text:c="8"/>Comm Error <text:s text:c="8"/>| <text:s text:c="11"/>- <text:s text:c="10"/></text:p>
      <text:p text:style-name="Standard"><text:s text:c="2"/>15.477 | 1 <text:s/>| <text:s text:c="3"/>0.624 <text:s text:c="2"/>-0.172 <text:s text:c="2"/>-0.061 | <text:s text:c="2"/>-86.0 <text:s text:c="2"/>-77.0 <text:s text:c="3"/>39.0</text:p>
      <text:p text:style-name="Standard"><text:s text:c="2"/>15.477 | 2 <text:s/>| <text:s text:c="3"/>0.611 <text:s text:c="3"/>0.181 <text:s text:c="2"/>-0.048 | <text:s text:c="3"/>78.1 <text:s text:c="2"/>-74.8 <text:s text:c="3"/>72.7</text:p>
      <text:p text:style-name="Standard"><text:s text:c="2"/>15.477 | 3 <text:s/>| <text:s text:c="3"/>0.967 <text:s text:c="3"/>0.008 <text:s text:c="3"/>0.248 | <text:s text:c="4"/>1.3 <text:s text:c="2"/>-75.4 <text:s text:c="2"/>-51.9</text:p>
      <text:p text:style-name="Standard"><text:s text:c="2"/>15.477 | 4 <text:s/>| <text:s text:c="3"/>1.010 <text:s text:c="2"/>-0.018 <text:s text:c="3"/>0.027 | <text:s text:c="2"/>-45.6 <text:s text:c="2"/>-84.9 <text:s text:c="2"/>-73.2</text:p>
      <text:p text:style-name="Standard"><text:s text:c="2"/>15.477 | 5 <text:s/>| <text:s text:c="3"/>1.017 <text:s text:c="2"/>-0.091 <text:s text:c="2"/>-0.134 | <text:s/>-145.2 <text:s text:c="2"/>-79.6 <text:s text:c="2"/>116.4</text:p>
      <text:p text:style-name="Standard"><text:s text:c="2"/>15.510 | 0 <text:s/>| <text:s text:c="8"/>Comm Error <text:s text:c="8"/>| <text:s text:c="11"/>- <text:s text:c="10"/></text:p>
      <text:p text:style-name="Standard"><text:s text:c="2"/>15.510 | 1 <text:s/>| <text:s text:c="3"/>0.656 <text:s text:c="2"/>-0.217 <text:s text:c="2"/>-0.077 | <text:s text:c="2"/>-95.1 <text:s text:c="2"/>-75.2 <text:s text:c="3"/>48.6</text:p>
      <text:p text:style-name="Standard"><text:soft-page-break/><text:s text:c="2"/>15.510 | 2 <text:s/>| <text:s text:c="3"/>0.624 <text:s text:c="3"/>0.269 <text:s text:c="2"/>-0.042 | <text:s text:c="3"/>88.7 <text:s text:c="2"/>-71.3 <text:s text:c="3"/>62.5</text:p>
      <text:p text:style-name="Standard"><text:s text:c="2"/>15.510 | 3 <text:s/>| <text:s text:c="3"/>1.004 <text:s text:c="3"/>0.008 <text:s text:c="3"/>0.236 | <text:s text:c="4"/>1.6 <text:s text:c="2"/>-75.4 <text:s text:c="2"/>-52.2</text:p>
      <text:p text:style-name="Standard"><text:s text:c="2"/>15.510 | 4 <text:s/>| <text:s text:c="3"/>1.008 <text:s text:c="2"/>-0.024 <text:s text:c="3"/>0.020 | <text:s text:c="2"/>-46.0 <text:s text:c="2"/>-84.9 <text:s text:c="2"/>-72.9</text:p>
      <text:p text:style-name="Standard"><text:s text:c="2"/>15.510 | 5 <text:s/>| <text:s text:c="3"/>1.019 <text:s text:c="2"/>-0.088 <text:s text:c="2"/>-0.140 | <text:s/>-145.4 <text:s text:c="2"/>-79.5 <text:s text:c="2"/>116.6</text:p>
      <text:p text:style-name="Standard"><text:s text:c="2"/>15.545 | 0 <text:s/>| <text:s text:c="8"/>Comm Error <text:s text:c="8"/>| <text:s text:c="11"/>- <text:s text:c="10"/></text:p>
      <text:p text:style-name="Standard"><text:s text:c="2"/>15.545 | 1 <text:s/>| <text:s text:c="3"/>0.634 <text:s text:c="2"/>-0.250 <text:s text:c="2"/>-0.124 | <text:s/>-102.7 <text:s text:c="2"/>-71.1 <text:s text:c="3"/>59.6</text:p>
      <text:p text:style-name="Standard"><text:s text:c="2"/>15.545 | 2 <text:s/>| <text:s text:c="3"/>0.753 <text:s text:c="3"/>0.359 <text:s text:c="2"/>-0.061 | <text:s text:c="3"/>91.7 <text:s text:c="2"/>-68.1 <text:s text:c="3"/>59.9</text:p>
      <text:p text:style-name="Standard"><text:s text:c="2"/>15.545 | 3 <text:s/>| <text:s text:c="3"/>1.040 <text:s text:c="2"/>-0.003 <text:s text:c="3"/>0.238 | <text:s text:c="4"/>1.4 <text:s text:c="2"/>-75.4 <text:s text:c="2"/>-52.1</text:p>
      <text:p text:style-name="Standard"><text:s text:c="2"/>15.545 | 4 <text:s/>| <text:s text:c="3"/>1.004 <text:s text:c="2"/>-0.044 <text:s text:c="3"/>0.017 | <text:s text:c="2"/>-50.7 <text:s text:c="2"/>-84.9 <text:s text:c="2"/>-68.3</text:p>
      <text:p text:style-name="Standard"><text:s text:c="2"/>15.545 | 5 <text:s/>| <text:s text:c="3"/>1.015 <text:s text:c="2"/>-0.099 <text:s text:c="2"/>-0.151 | <text:s/>-145.4 <text:s text:c="2"/>-79.4 <text:s text:c="2"/>116.6</text:p>
      <text:p text:style-name="Standard"><text:s text:c="2"/>15.579 | 0 <text:s/>| <text:s text:c="8"/>Comm Error <text:s text:c="8"/>| <text:s text:c="11"/>- <text:s text:c="10"/></text:p>
      <text:p text:style-name="Standard"><text:s text:c="2"/>15.579 | 1 <text:s/>| <text:s text:c="3"/>0.794 <text:s text:c="2"/>-0.325 <text:s text:c="2"/>-0.105 | <text:s/>-109.4 <text:s text:c="2"/>-67.8 <text:s text:c="3"/>64.6</text:p>
      <text:p text:style-name="Standard"><text:s text:c="2"/>15.579 | 2 <text:s/>| <text:s text:c="3"/>0.827 <text:s text:c="3"/>0.419 <text:s text:c="2"/>-0.050 | <text:s text:c="3"/>90.4 <text:s text:c="2"/>-63.9 <text:s text:c="3"/>63.5</text:p>
      <text:p text:style-name="Standard"><text:s text:c="2"/>15.579 | 3 <text:s/>| <text:s text:c="3"/>1.024 <text:s text:c="2"/>-0.007 <text:s text:c="3"/>0.257 | <text:s text:c="4"/>1.0 <text:s text:c="2"/>-75.3 <text:s text:c="2"/>-51.8</text:p>
      <text:p text:style-name="Standard"><text:s text:c="2"/>15.579 | 4 <text:s/>| <text:s text:c="3"/>1.008 <text:s text:c="2"/>-0.028 <text:s text:c="3"/>0.010 | <text:s text:c="2"/>-54.2 <text:s text:c="2"/>-84.9 <text:s text:c="2"/>-64.9</text:p>
      <text:p text:style-name="Standard"><text:s text:c="2"/>15.579 | 5 <text:s/>| <text:s text:c="3"/>1.018 <text:s text:c="2"/>-0.101 <text:s text:c="2"/>-0.146 | <text:s/>-145.5 <text:s text:c="2"/>-79.3 <text:s text:c="2"/>116.6</text:p>
      <text:p text:style-name="Standard"><text:s text:c="2"/>15.613 | 0 <text:s/>| <text:s text:c="8"/>Comm Error <text:s text:c="8"/>| <text:s text:c="11"/>- <text:s text:c="10"/></text:p>
      <text:p text:style-name="Standard"><text:s text:c="2"/>15.613 | 1 <text:s/>| <text:s text:c="3"/>0.784 <text:s text:c="2"/>-0.376 <text:s text:c="2"/>-0.158 | <text:s/>-110.2 <text:s text:c="2"/>-64.3 <text:s text:c="3"/>65.8</text:p>
      <text:p text:style-name="Standard"><text:s text:c="2"/>15.613 | 2 <text:s/>| <text:s text:c="3"/>0.854 <text:s text:c="3"/>0.532 <text:s text:c="2"/>-0.018 | <text:s text:c="3"/>84.1 <text:s text:c="2"/>-60.4 <text:s text:c="3"/>70.4</text:p>
      <text:p text:style-name="Standard"><text:s text:c="2"/>15.613 | 3 <text:s/>| <text:s text:c="3"/>1.017 <text:s text:c="2"/>-0.013 <text:s text:c="3"/>0.257 | <text:s text:c="4"/>0.5 <text:s text:c="2"/>-75.2 <text:s text:c="2"/>-51.2</text:p>
      <text:p text:style-name="Standard"><text:s text:c="2"/>15.613 | 4 <text:s/>| <text:s text:c="3"/>1.010 <text:s text:c="2"/>-0.033 <text:s text:c="3"/>0.009 | <text:s text:c="2"/>-58.2 <text:s text:c="2"/>-84.9 <text:s text:c="2"/>-60.8</text:p>
      <text:p text:style-name="Standard"><text:s text:c="2"/>15.613 | 5 <text:s/>| <text:s text:c="3"/>1.016 <text:s text:c="2"/>-0.094 <text:s text:c="2"/>-0.147 | <text:s/>-145.5 <text:s text:c="2"/>-79.3 <text:s text:c="2"/>116.8</text:p>
      <text:p text:style-name="Standard"><text:s text:c="2"/>15.648 | 0 <text:s/>| <text:s text:c="8"/>Comm Error <text:s text:c="8"/>| <text:s text:c="11"/>- <text:s text:c="10"/></text:p>
      <text:p text:style-name="Standard"><text:s text:c="2"/>15.648 | 1 <text:s/>| <text:s text:c="3"/>0.788 <text:s text:c="2"/>-0.508 <text:s text:c="2"/>-0.167 | <text:s/>-109.3 <text:s text:c="2"/>-59.3 <text:s text:c="3"/>65.0</text:p>
      <text:p text:style-name="Standard"><text:s text:c="2"/>15.648 | 2 <text:s/>| <text:s text:c="3"/>0.637 <text:s text:c="3"/>0.603 <text:s text:c="3"/>0.089 | <text:s text:c="3"/>78.9 <text:s text:c="2"/>-55.6 <text:s text:c="3"/>78.0</text:p>
      <text:p text:style-name="Standard"><text:s text:c="2"/>15.648 | 3 <text:s/>| <text:s text:c="3"/>1.030 <text:s text:c="2"/>-0.019 <text:s text:c="3"/>0.247 | <text:s text:c="3"/>-0.6 <text:s text:c="2"/>-75.2 <text:s text:c="2"/>-50.5</text:p>
      <text:p text:style-name="Standard"><text:s text:c="2"/>15.648 | 4 <text:s/>| <text:s text:c="3"/>1.003 <text:s text:c="2"/>-0.031 <text:s text:c="3"/>0.011 | <text:s text:c="2"/>-59.9 <text:s text:c="2"/>-84.9 <text:s text:c="2"/>-59.1</text:p>
      <text:p text:style-name="Standard"><text:s text:c="2"/>15.648 | 5 <text:s/>| <text:s text:c="3"/>1.016 <text:s text:c="2"/>-0.100 <text:s text:c="2"/>-0.141 | <text:s/>-145.5 <text:s text:c="2"/>-79.2 <text:s text:c="2"/>116.8</text:p>
      <text:p text:style-name="Standard"><text:s text:c="2"/>15.682 | 0 <text:s/>| <text:s text:c="8"/>Comm Error <text:s text:c="8"/>| <text:s text:c="11"/>- <text:s text:c="10"/></text:p>
      <text:p text:style-name="Standard"><text:s text:c="2"/>15.682 | 1 <text:s/>| <text:s text:c="3"/>0.814 <text:s text:c="2"/>-0.603 <text:s text:c="2"/>-0.113 | <text:s/>-106.6 <text:s text:c="2"/>-55.6 <text:s text:c="3"/>62.3</text:p>
      <text:p text:style-name="Standard"><text:s text:c="2"/>15.682 | 2 <text:s/>| <text:s text:c="3"/>0.575 <text:s text:c="3"/>0.749 <text:s text:c="3"/>0.194 | <text:s text:c="3"/>76.6 <text:s text:c="2"/>-47.7 <text:s text:c="3"/>83.0</text:p>
      <text:p text:style-name="Standard"><text:s text:c="2"/>15.682 | 3 <text:s/>| <text:s text:c="3"/>1.030 <text:s text:c="2"/>-0.000 <text:s text:c="3"/>0.241 | <text:s text:c="3"/>-0.7 <text:s text:c="2"/>-75.4 <text:s text:c="2"/>-50.5</text:p>
      <text:p text:style-name="Standard"><text:s text:c="2"/>15.682 | 4 <text:s/>| <text:s text:c="3"/>1.009 <text:s text:c="2"/>-0.025 <text:s text:c="3"/>0.013 | <text:s text:c="2"/>-60.8 <text:s text:c="2"/>-84.9 <text:s text:c="2"/>-58.0</text:p>
      <text:p text:style-name="Standard"><text:s text:c="2"/>15.682 | 5 <text:s/>| <text:s text:c="3"/>1.016 <text:s text:c="2"/>-0.096 <text:s text:c="2"/>-0.135 | <text:s/>-145.4 <text:s text:c="2"/>-79.3 <text:s text:c="2"/>116.6</text:p>
      <text:p text:style-name="Standard"><text:s text:c="2"/>15.716 | 0 <text:s/>| <text:s text:c="8"/>Comm Error <text:s text:c="8"/>| <text:s text:c="11"/>- <text:s text:c="10"/></text:p>
      <text:p text:style-name="Standard"><text:s text:c="2"/>15.716 | 1 <text:s/>| <text:s text:c="3"/>0.718 <text:s text:c="2"/>-0.695 <text:s text:c="2"/>-0.045 | <text:s/>-101.8 <text:s text:c="2"/>-51.2 <text:s text:c="3"/>57.4</text:p>
      <text:p text:style-name="Standard"><text:s text:c="2"/>15.716 | 2 <text:s/>| <text:s text:c="3"/>0.706 <text:s text:c="3"/>0.758 <text:s text:c="3"/>0.235 | <text:s text:c="3"/>77.1 <text:s text:c="2"/>-43.4 <text:s text:c="3"/>84.0</text:p>
      <text:p text:style-name="Standard"><text:s text:c="2"/>15.716 | 3 <text:s/>| <text:s text:c="3"/>0.993 <text:s text:c="3"/>0.005 <text:s text:c="3"/>0.233 | <text:s text:c="3"/>-0.7 <text:s text:c="2"/>-75.4 <text:s text:c="2"/>-50.6</text:p>
      <text:p text:style-name="Standard"><text:s text:c="2"/>15.716 | 4 <text:s/>| <text:s text:c="3"/>1.008 <text:s text:c="2"/>-0.038 <text:s text:c="3"/>0.021 | <text:s text:c="2"/>-60.4 <text:s text:c="2"/>-84.9 <text:s text:c="2"/>-58.7</text:p>
      <text:p text:style-name="Standard"><text:s text:c="2"/>15.716 | 5 <text:s/>| <text:s text:c="3"/>1.022 <text:s text:c="2"/>-0.093 <text:s text:c="2"/>-0.128 | <text:s/>-145.4 <text:s text:c="2"/>-79.3 <text:s text:c="2"/>116.5</text:p>
      <text:p text:style-name="Standard"><text:s text:c="2"/>15.750 | 0 <text:s/>| <text:s text:c="8"/>Comm Error <text:s text:c="8"/>| <text:s text:c="11"/>- <text:s text:c="10"/></text:p>
      <text:p text:style-name="Standard"><text:s text:c="2"/>15.750 | 1 <text:s/>| <text:s text:c="3"/>0.520 <text:s text:c="2"/>-1.108 <text:s text:c="3"/>0.209 | <text:s text:c="2"/>-95.6 <text:s text:c="2"/>-45.0 <text:s text:c="3"/>52.0</text:p>
      <text:p text:style-name="Standard"><text:s text:c="2"/>15.750 | 2 <text:s/>| <text:s text:c="3"/>0.635 <text:s text:c="3"/>0.881 <text:s text:c="3"/>0.267 | <text:s text:c="3"/>78.6 <text:s text:c="2"/>-39.1 <text:s text:c="3"/>83.3</text:p>
      <text:p text:style-name="Standard"><text:s text:c="2"/>15.750 | 3 <text:s/>| <text:s text:c="3"/>1.041 <text:s text:c="3"/>0.066 <text:s text:c="3"/>0.201 | <text:s text:c="4"/>0.7 <text:s text:c="2"/>-75.6 <text:s text:c="2"/>-52.1</text:p>
      <text:p text:style-name="Standard"><text:s text:c="2"/>15.750 | 4 <text:s/>| <text:s text:c="3"/>1.009 <text:s text:c="2"/>-0.017 <text:s text:c="3"/>0.004 | <text:s text:c="2"/>-61.7 <text:s text:c="2"/>-84.9 <text:s text:c="2"/>-55.7</text:p>
      <text:p text:style-name="Standard"><text:s text:c="2"/>15.750 | 5 <text:s/>| <text:s text:c="3"/>1.014 <text:s text:c="2"/>-0.092 <text:s text:c="2"/>-0.145 | <text:s/>-146.0 <text:s text:c="2"/>-79.3 <text:s text:c="2"/>117.0</text:p>
      <text:p text:style-name="Standard"><text:s text:c="2"/>15.784 | 0 <text:s/>| <text:s text:c="8"/>Comm Error <text:s text:c="8"/>| <text:s text:c="11"/>- <text:s text:c="10"/></text:p>
      <text:p text:style-name="Standard"><text:s text:c="2"/>15.784 | 1 <text:s/>| <text:s text:c="3"/>0.621 <text:s text:c="2"/>-0.924 <text:s text:c="3"/>0.104 | <text:s text:c="2"/>-91.5 <text:s text:c="2"/>-37.5 <text:s text:c="3"/>49.9</text:p>
      <text:p text:style-name="Standard"><text:s text:c="2"/>15.784 | 2 <text:s/>| <text:s text:c="3"/>0.752 <text:s text:c="3"/>0.988 <text:s text:c="3"/>0.275 | <text:s text:c="3"/>80.1 <text:s text:c="2"/>-35.3 <text:s text:c="3"/>82.2</text:p>
      <text:p text:style-name="Standard"><text:soft-page-break/><text:s text:c="2"/>15.784 | 3 <text:s/>| <text:s text:c="3"/>1.013 <text:s text:c="3"/>0.050 <text:s text:c="3"/>0.219 | <text:s text:c="4"/>3.3 <text:s text:c="2"/>-75.8 <text:s text:c="2"/>-54.7</text:p>
      <text:p text:style-name="Standard"><text:s text:c="2"/>15.784 | 4 <text:s/>| <text:s text:c="3"/>1.012 <text:s text:c="2"/>-0.010 <text:s text:c="2"/>-0.007 | <text:s text:c="2"/>-66.0 <text:s text:c="2"/>-85.0 <text:s text:c="2"/>-51.4</text:p>
      <text:p text:style-name="Standard"><text:s text:c="2"/>15.784 | 5 <text:s/>| <text:s text:c="3"/>1.017 <text:s text:c="2"/>-0.083 <text:s text:c="2"/>-0.188 | <text:s/>-147.5 <text:s text:c="2"/>-79.1 <text:s text:c="2"/>118.4</text:p>
      <text:p text:style-name="Standard"><text:s text:c="2"/>15.818 | 0 <text:s/>| <text:s text:c="8"/>Comm Error <text:s text:c="8"/>| <text:s text:c="11"/>- <text:s text:c="10"/></text:p>
      <text:p text:style-name="Standard"><text:s text:c="2"/>15.818 | 1 <text:s/>| <text:s text:c="3"/>0.709 <text:s text:c="2"/>-0.935 <text:s text:c="3"/>0.018 | <text:s text:c="2"/>-90.8 <text:s text:c="2"/>-32.9 <text:s text:c="3"/>52.8</text:p>
      <text:p text:style-name="Standard"><text:s text:c="2"/>15.818 | 2 <text:s/>| <text:s text:c="3"/>0.768 <text:s text:c="3"/>0.915 <text:s text:c="3"/>0.241 | <text:s text:c="3"/>81.0 <text:s text:c="2"/>-33.2 <text:s text:c="3"/>81.6</text:p>
      <text:p text:style-name="Standard"><text:s text:c="2"/>15.818 | 3 <text:s/>| <text:s text:c="3"/>0.989 <text:s text:c="2"/>-0.037 <text:s text:c="3"/>0.237 | <text:s text:c="4"/>2.7 <text:s text:c="2"/>-75.8 <text:s text:c="2"/>-54.0</text:p>
      <text:p text:style-name="Standard"><text:s text:c="2"/>15.818 | 4 <text:s/>| <text:s text:c="3"/>1.010 <text:s text:c="2"/>-0.040 <text:s text:c="2"/>-0.009 | <text:s text:c="2"/>-70.1 <text:s text:c="2"/>-85.0 <text:s text:c="2"/>-47.4</text:p>
      <text:p text:style-name="Standard"><text:s text:c="2"/>15.818 | 5 <text:s/>| <text:s text:c="3"/>1.014 <text:s text:c="2"/>-0.098 <text:s text:c="2"/>-0.191 | <text:s/>-148.4 <text:s text:c="2"/>-78.9 <text:s text:c="2"/>119.2</text:p>
      <text:p text:style-name="Standard"><text:s text:c="2"/>15.852 | 0 <text:s/>| <text:s text:c="8"/>Comm Error <text:s text:c="8"/>| <text:s text:c="11"/>- <text:s text:c="10"/></text:p>
      <text:p text:style-name="Standard"><text:s text:c="2"/>15.852 | 1 <text:s/>| <text:s text:c="3"/>0.964 <text:s text:c="2"/>-0.816 <text:s text:c="2"/>-0.176 | <text:s text:c="2"/>-91.9 <text:s text:c="2"/>-29.9 <text:s text:c="3"/>58.7</text:p>
      <text:p text:style-name="Standard"><text:s text:c="2"/>15.852 | 2 <text:s/>| <text:s text:c="3"/>0.779 <text:s text:c="3"/>0.876 <text:s text:c="3"/>0.294 | <text:s text:c="3"/>82.4 <text:s text:c="2"/>-29.9 <text:s text:c="3"/>80.4</text:p>
      <text:p text:style-name="Standard"><text:s text:c="2"/>15.852 | 3 <text:s/>| <text:s text:c="3"/>0.954 <text:s text:c="2"/>-0.055 <text:s text:c="3"/>0.260 | <text:s text:c="4"/>1.3 <text:s text:c="2"/>-75.8 <text:s text:c="2"/>-52.6</text:p>
      <text:p text:style-name="Standard"><text:s text:c="2"/>15.852 | 4 <text:s/>| <text:s text:c="3"/>0.998 <text:s text:c="2"/>-0.042 <text:s text:c="2"/>-0.014 | <text:s text:c="2"/>-76.0 <text:s text:c="2"/>-84.9 <text:s text:c="2"/>-42.8</text:p>
      <text:p text:style-name="Standard"><text:s text:c="2"/>15.852 | 5 <text:s/>| <text:s text:c="3"/>1.010 <text:s text:c="2"/>-0.110 <text:s text:c="2"/>-0.151 | <text:s/>-147.6 <text:s text:c="2"/>-78.7 <text:s text:c="2"/>118.5</text:p>
      <text:p text:style-name="Standard"><text:s text:c="2"/>15.886 | 0 <text:s/>| <text:s text:c="8"/>Comm Error <text:s text:c="8"/>| <text:s text:c="11"/>- <text:s text:c="10"/></text:p>
      <text:p text:style-name="Standard"><text:s text:c="2"/>15.886 | 1 <text:s/>| <text:s text:c="3"/>1.200 <text:s text:c="2"/>-0.865 <text:s text:c="2"/>-0.258 | <text:s text:c="2"/>-92.7 <text:s text:c="2"/>-28.5 <text:s text:c="3"/>64.6</text:p>
      <text:p text:style-name="Standard"><text:s text:c="2"/>15.886 | 2 <text:s/>| <text:s text:c="3"/>0.752 <text:s text:c="3"/>1.099 <text:s text:c="3"/>0.250 | <text:s text:c="3"/>83.2 <text:s text:c="2"/>-26.8 <text:s text:c="3"/>80.1</text:p>
      <text:p text:style-name="Standard"><text:s text:c="2"/>15.886 | 3 <text:s/>| <text:s text:c="3"/>1.016 <text:s text:c="2"/>-0.023 <text:s text:c="3"/>0.288 | <text:s text:c="3"/>-0.8 <text:s text:c="2"/>-75.6 <text:s text:c="2"/>-50.8</text:p>
      <text:p text:style-name="Standard"><text:s text:c="2"/>15.886 | 4 <text:s/>| <text:s text:c="3"/>1.023 <text:s text:c="2"/>-0.035 <text:s text:c="3"/>0.020 | <text:s text:c="2"/>-72.9 <text:s text:c="2"/>-84.9 <text:s text:c="2"/>-46.4</text:p>
      <text:p text:style-name="Standard"><text:s text:c="2"/>15.886 | 5 <text:s/>| <text:s text:c="3"/>1.024 <text:s text:c="2"/>-0.100 <text:s text:c="2"/>-0.144 | <text:s/>-146.8 <text:s text:c="2"/>-78.8 <text:s text:c="2"/>117.7</text:p>
      <text:p text:style-name="Standard"><text:s text:c="2"/>15.921 | 0 <text:s/>| <text:s text:c="8"/>Comm Error <text:s text:c="8"/>| <text:s text:c="11"/>- <text:s text:c="10"/></text:p>
      <text:p text:style-name="Standard"><text:s text:c="2"/>15.921 | 1 <text:s/>| <text:s text:c="3"/>0.881 <text:s text:c="2"/>-0.953 <text:s text:c="2"/>-0.384 | <text:s text:c="2"/>-92.9 <text:s text:c="2"/>-27.1 <text:s text:c="3"/>67.2</text:p>
      <text:p text:style-name="Standard"><text:s text:c="2"/>15.921 | 2 <text:s/>| <text:s text:c="3"/>0.652 <text:s text:c="3"/>1.015 <text:s text:c="3"/>0.278 | <text:s text:c="3"/>83.3 <text:s text:c="2"/>-24.2 <text:s text:c="3"/>81.0</text:p>
      <text:p text:style-name="Standard"><text:s text:c="2"/>15.921 | 3 <text:s/>| <text:s text:c="3"/>1.015 <text:s text:c="2"/>-0.001 <text:s text:c="3"/>0.120 | <text:s text:c="3"/>-1.2 <text:s text:c="2"/>-76.1 <text:s text:c="2"/>-50.6</text:p>
      <text:p text:style-name="Standard"><text:s text:c="2"/>15.921 | 4 <text:s/>| <text:s text:c="3"/>1.010 <text:s text:c="2"/>-0.035 <text:s text:c="3"/>0.041 | <text:s text:c="2"/>-63.7 <text:s text:c="2"/>-84.9 <text:s text:c="2"/>-55.6</text:p>
      <text:p text:style-name="Standard"><text:s text:c="2"/>15.921 | 5 <text:s/>| <text:s text:c="3"/>1.021 <text:s text:c="2"/>-0.123 <text:s text:c="2"/>-0.162 | <text:s/>-145.8 <text:s text:c="2"/>-78.8 <text:s text:c="2"/>116.8</text:p>
      <text:p text:style-name="Standard"><text:s text:c="2"/>15.955 | 0 <text:s/>| <text:s text:c="8"/>Comm Error <text:s text:c="8"/>| <text:s text:c="11"/>- <text:s text:c="10"/></text:p>
      <text:p text:style-name="Standard"><text:s text:c="2"/>15.955 | 1 <text:s/>| <text:s text:c="3"/>0.842 <text:s text:c="2"/>-0.977 <text:s text:c="2"/>-0.324 | <text:s text:c="2"/>-93.5 <text:s text:c="2"/>-25.7 <text:s text:c="3"/>71.3</text:p>
      <text:p text:style-name="Standard"><text:s text:c="2"/>15.955 | 2 <text:s/>| <text:s text:c="3"/>0.408 <text:s text:c="3"/>1.170 <text:s text:c="3"/>0.246 | <text:s text:c="3"/>82.8 <text:s text:c="2"/>-19.7 <text:s text:c="3"/>80.7</text:p>
      <text:p text:style-name="Standard"><text:s text:c="2"/>15.955 | 3 <text:s/>| <text:s text:c="3"/>0.976 <text:s text:c="2"/>-0.020 <text:s text:c="3"/>0.158 | <text:s text:c="3"/>-2.1 <text:s text:c="2"/>-76.9 <text:s text:c="2"/>-49.6</text:p>
      <text:p text:style-name="Standard"><text:s text:c="2"/>15.955 | 4 <text:s/>| <text:s text:c="3"/>0.993 <text:s text:c="2"/>-0.042 <text:s text:c="3"/>0.040 | <text:s text:c="2"/>-59.3 <text:s text:c="2"/>-84.8 <text:s text:c="2"/>-60.4</text:p>
      <text:p text:style-name="Standard"><text:s text:c="2"/>15.955 | 5 <text:s/>| <text:s text:c="3"/>1.013 <text:s text:c="2"/>-0.102 <text:s text:c="2"/>-0.137 | <text:s/>-145.2 <text:s text:c="2"/>-78.8 <text:s text:c="2"/>116.3</text:p>
      <text:p text:style-name="Standard"><text:s text:c="2"/>15.989 | 0 <text:s/>| <text:s text:c="8"/>Comm Error <text:s text:c="8"/>| <text:s text:c="11"/>- <text:s text:c="10"/></text:p>
      <text:p text:style-name="Standard"><text:s text:c="2"/>15.989 | 1 <text:s/>| <text:s text:c="3"/>0.760 <text:s text:c="2"/>-0.957 <text:s text:c="2"/>-0.301 | <text:s text:c="2"/>-93.7 <text:s text:c="2"/>-25.2 <text:s text:c="3"/>74.3</text:p>
      <text:p text:style-name="Standard"><text:s text:c="2"/>15.989 | 2 <text:s/>| <text:s text:c="3"/>0.562 <text:s text:c="3"/>1.112 <text:s text:c="3"/>0.220 | <text:s text:c="3"/>82.8 <text:s text:c="2"/>-17.6 <text:s text:c="3"/>78.8</text:p>
      <text:p text:style-name="Standard"><text:s text:c="2"/>15.989 | 3 <text:s/>| <text:s text:c="3"/>1.024 <text:s text:c="2"/>-0.040 <text:s text:c="3"/>0.280 | <text:s text:c="3"/>-3.4 <text:s text:c="2"/>-76.7 <text:s text:c="2"/>-48.1</text:p>
      <text:p text:style-name="Standard"><text:s text:c="2"/>15.989 | 4 <text:s/>| <text:s text:c="3"/>1.005 <text:s text:c="2"/>-0.033 <text:s text:c="3"/>0.020 | <text:s text:c="2"/>-59.2 <text:s text:c="2"/>-84.8 <text:s text:c="2"/>-59.8</text:p>
      <text:p text:style-name="Standard"><text:s text:c="2"/>15.989 | 5 <text:s/>| <text:s text:c="3"/>1.004 <text:s text:c="2"/>-0.096 <text:s text:c="2"/>-0.109 | <text:s/>-144.4 <text:s text:c="2"/>-79.2 <text:s text:c="2"/>115.6</text:p>
      <text:p text:style-name="Standard"><text:s text:c="2"/>16.023 | 0 <text:s/>| <text:s text:c="8"/>Comm Error <text:s text:c="8"/>| <text:s text:c="11"/>- <text:s text:c="10"/></text:p>
      <text:p text:style-name="Standard"><text:s text:c="2"/>16.023 | 1 <text:s/>| <text:s text:c="3"/>0.774 <text:s text:c="2"/>-0.949 <text:s text:c="2"/>-0.214 | <text:s text:c="2"/>-93.7 <text:s text:c="2"/>-25.1 <text:s text:c="3"/>76.5</text:p>
      <text:p text:style-name="Standard"><text:s text:c="2"/>16.023 | 2 <text:s/>| <text:s text:c="3"/>0.541 <text:s text:c="3"/>1.172 <text:s text:c="3"/>0.146 | <text:s text:c="3"/>83.2 <text:s text:c="2"/>-15.8 <text:s text:c="3"/>74.8</text:p>
      <text:p text:style-name="Standard"><text:s text:c="2"/>16.023 | 3 <text:s/>| <text:s text:c="3"/>1.022 <text:s text:c="2"/>-0.004 <text:s text:c="3"/>0.304 | <text:s text:c="3"/>-3.6 <text:s text:c="2"/>-76.0 <text:s text:c="2"/>-47.7</text:p>
      <text:p text:style-name="Standard"><text:s text:c="2"/>16.023 | 4 <text:s/>| <text:s text:c="3"/>1.015 <text:s text:c="2"/>-0.002 <text:s text:c="3"/>0.006 | <text:s text:c="2"/>-60.4 <text:s text:c="2"/>-84.9 <text:s text:c="2"/>-57.3</text:p>
      <text:p text:style-name="Standard"><text:s text:c="2"/>16.023 | 5 <text:s/>| <text:s text:c="3"/>1.018 <text:s text:c="2"/>-0.080 <text:s text:c="2"/>-0.125 | <text:s/>-144.6 <text:s text:c="2"/>-79.5 <text:s text:c="2"/>115.9</text:p>
      <text:p text:style-name="Standard"><text:s text:c="2"/>16.057 | 0 <text:s/>| <text:s text:c="8"/>Comm Error <text:s text:c="8"/>| <text:s text:c="11"/>- <text:s text:c="10"/></text:p>
      <text:p text:style-name="Standard"><text:s text:c="2"/>16.057 | 1 <text:s/>| <text:s text:c="3"/>0.717 <text:s text:c="2"/>-0.916 <text:s text:c="2"/>-0.047 | <text:s text:c="2"/>-92.1 <text:s text:c="2"/>-25.7 <text:s text:c="3"/>76.5</text:p>
      <text:p text:style-name="Standard"><text:s text:c="2"/>16.057 | 2 <text:s/>| <text:s text:c="3"/>0.595 <text:s text:c="3"/>1.110 <text:s text:c="3"/>0.050 | <text:s text:c="3"/>83.5 <text:s text:c="2"/>-15.4 <text:s text:c="3"/>72.4</text:p>
      <text:p text:style-name="Standard"><text:s text:c="2"/>16.057 | 3 <text:s/>| <text:s text:c="3"/>0.996 <text:s text:c="3"/>0.020 <text:s text:c="3"/>0.210 | <text:s text:c="3"/>-3.0 <text:s text:c="2"/>-75.8 <text:s text:c="2"/>-48.1</text:p>
      <text:p text:style-name="Standard"><text:soft-page-break/><text:s text:c="2"/>16.057 | 4 <text:s/>| <text:s text:c="3"/>1.005 <text:s text:c="2"/>-0.017 <text:s text:c="3"/>0.020 | <text:s text:c="2"/>-59.2 <text:s text:c="2"/>-85.0 <text:s text:c="2"/>-57.3</text:p>
      <text:p text:style-name="Standard"><text:s text:c="2"/>16.057 | 5 <text:s/>| <text:s text:c="3"/>1.019 <text:s text:c="2"/>-0.074 <text:s text:c="2"/>-0.130 | <text:s/>-145.7 <text:s text:c="2"/>-79.6 <text:s text:c="2"/>117.0</text:p>
      <text:p text:style-name="Standard"><text:s text:c="2"/>16.091 | 0 <text:s/>| <text:s text:c="8"/>Comm Error <text:s text:c="8"/>| <text:s text:c="11"/>- <text:s text:c="10"/></text:p>
      <text:p text:style-name="Standard"><text:s text:c="2"/>16.091 | 1 <text:s/>| <text:s text:c="3"/>0.648 <text:s text:c="2"/>-0.912 <text:s text:c="2"/>-0.040 | <text:s text:c="2"/>-90.8 <text:s text:c="2"/>-25.9 <text:s text:c="3"/>75.7</text:p>
      <text:p text:style-name="Standard"><text:s text:c="2"/>16.091 | 2 <text:s/>| <text:s text:c="3"/>0.526 <text:s text:c="3"/>1.089 <text:s text:c="3"/>0.059 | <text:s text:c="3"/>83.5 <text:s text:c="2"/>-15.5 <text:s text:c="3"/>68.4</text:p>
      <text:p text:style-name="Standard"><text:s text:c="2"/>16.091 | 3 <text:s/>| <text:s text:c="3"/>0.974 <text:s text:c="3"/>0.042 <text:s text:c="3"/>0.205 | <text:s text:c="3"/>-1.7 <text:s text:c="2"/>-76.0 <text:s text:c="2"/>-49.4</text:p>
      <text:p text:style-name="Standard"><text:s text:c="2"/>16.091 | 4 <text:s/>| <text:s text:c="3"/>0.988 <text:s text:c="2"/>-0.019 <text:s text:c="2"/>-0.009 | <text:s text:c="2"/>-66.8 <text:s text:c="2"/>-85.0 <text:s text:c="2"/>-48.5</text:p>
      <text:p text:style-name="Standard"><text:s text:c="2"/>16.091 | 5 <text:s/>| <text:s text:c="3"/>1.014 <text:s text:c="2"/>-0.092 <text:s text:c="2"/>-0.155 | <text:s/>-146.7 <text:s text:c="2"/>-79.6 <text:s text:c="2"/>117.8</text:p>
      <text:p text:style-name="Standard"><text:s text:c="2"/>16.125 | 0 <text:s/>| <text:s text:c="8"/>Comm Error <text:s text:c="8"/>| <text:s text:c="11"/>- <text:s text:c="10"/></text:p>
      <text:p text:style-name="Standard"><text:s text:c="2"/>16.125 | 1 <text:s/>| <text:s text:c="3"/>0.602 <text:s text:c="2"/>-0.906 <text:s text:c="2"/>-0.041 | <text:s text:c="2"/>-89.8 <text:s text:c="2"/>-26.5 <text:s text:c="3"/>75.4</text:p>
      <text:p text:style-name="Standard"><text:s text:c="2"/>16.125 | 2 <text:s/>| <text:s text:c="3"/>0.365 <text:s text:c="3"/>1.041 <text:s text:c="3"/>0.031 | <text:s text:c="3"/>83.3 <text:s text:c="2"/>-14.9 <text:s text:c="3"/>64.5</text:p>
      <text:p text:style-name="Standard"><text:s text:c="2"/>16.125 | 3 <text:s/>| <text:s text:c="3"/>0.983 <text:s text:c="3"/>0.008 <text:s text:c="3"/>0.197 | <text:s text:c="3"/>-0.4 <text:s text:c="2"/>-76.0 <text:s text:c="2"/>-50.6</text:p>
      <text:p text:style-name="Standard"><text:s text:c="2"/>16.125 | 4 <text:s/>| <text:s text:c="3"/>1.042 <text:s text:c="2"/>-0.002 <text:s text:c="2"/>-0.044 | <text:s text:c="2"/>-78.6 <text:s text:c="2"/>-85.1 <text:s text:c="2"/>-35.7</text:p>
      <text:p text:style-name="Standard"><text:s text:c="2"/>16.125 | 5 <text:s/>| <text:s text:c="3"/>1.028 <text:s text:c="2"/>-0.085 <text:s text:c="2"/>-0.178 | <text:s/>-147.9 <text:s text:c="2"/>-79.4 <text:s text:c="2"/>119.0</text:p>
      <text:p text:style-name="Standard"><text:s text:c="2"/>16.160 | 0 <text:s/>| <text:s text:c="8"/>Comm Error <text:s text:c="8"/>| <text:s text:c="11"/>- <text:s text:c="10"/></text:p>
      <text:p text:style-name="Standard"><text:s text:c="2"/>16.160 | 1 <text:s/>| <text:s text:c="3"/>0.445 <text:s text:c="2"/>-0.991 <text:s text:c="2"/>-0.012 | <text:s text:c="2"/>-88.9 <text:s text:c="2"/>-26.1 <text:s text:c="3"/>76.1</text:p>
      <text:p text:style-name="Standard"><text:s text:c="2"/>16.160 | 2 <text:s/>| <text:s text:c="3"/>0.476 <text:s text:c="3"/>1.047 <text:s text:c="2"/>-0.020 | <text:s text:c="3"/>83.7 <text:s text:c="2"/>-15.4 <text:s text:c="3"/>59.3</text:p>
      <text:p text:style-name="Standard"><text:s text:c="2"/>16.160 | 3 <text:s/>| <text:s text:c="3"/>0.987 <text:s text:c="2"/>-0.020 <text:s text:c="3"/>0.243 | <text:s text:c="3"/>-1.0 <text:s text:c="2"/>-75.9 <text:s text:c="2"/>-49.9</text:p>
      <text:p text:style-name="Standard"><text:s text:c="2"/>16.160 | 4 <text:s/>| <text:s text:c="3"/>1.014 <text:s text:c="2"/>-0.006 <text:s text:c="2"/>-0.046 | <text:s/>-101.4 <text:s text:c="2"/>-85.1 <text:s text:c="2"/>-14.1</text:p>
      <text:p text:style-name="Standard"><text:s text:c="2"/>16.160 | 5 <text:s/>| <text:s text:c="3"/>1.012 <text:s text:c="2"/>-0.085 <text:s text:c="2"/>-0.160 | <text:s/>-149.3 <text:s text:c="2"/>-79.3 <text:s text:c="2"/>120.2</text:p>
      <text:p text:style-name="Standard"><text:s text:c="2"/>16.195 | 0 <text:s/>| <text:s text:c="8"/>Comm Error <text:s text:c="8"/>| <text:s text:c="11"/>- <text:s text:c="10"/></text:p>
      <text:p text:style-name="Standard"><text:s text:c="2"/>16.195 | 1 <text:s/>| <text:s text:c="3"/>0.341 <text:s text:c="2"/>-1.000 <text:s text:c="3"/>0.001 | <text:s text:c="2"/>-88.2 <text:s text:c="2"/>-24.6 <text:s text:c="3"/>78.8</text:p>
      <text:p text:style-name="Standard"><text:s text:c="2"/>16.195 | 2 <text:s/>| <text:s text:c="3"/>0.705 <text:s text:c="3"/>1.051 <text:s text:c="2"/>-0.122 | <text:s text:c="3"/>85.3 <text:s text:c="2"/>-18.4 <text:s text:c="3"/>53.0</text:p>
      <text:p text:style-name="Standard"><text:s text:c="2"/>16.195 | 3 <text:s/>| <text:s text:c="3"/>1.006 <text:s text:c="3"/>0.005 <text:s text:c="3"/>0.263 | <text:s text:c="3"/>-1.3 <text:s text:c="2"/>-75.6 <text:s text:c="2"/>-49.5</text:p>
      <text:p text:style-name="Standard"><text:s text:c="2"/>16.195 | 4 <text:s/>| <text:s text:c="3"/>1.007 <text:s text:c="2"/>-0.014 <text:s text:c="3"/>0.002 | <text:s text:c="2"/>-97.1 <text:s text:c="2"/>-85.2 <text:s text:c="2"/>-17.3</text:p>
      <text:p text:style-name="Standard"><text:s text:c="2"/>16.195 | 5 <text:s/>| <text:s text:c="3"/>1.022 <text:s text:c="2"/>-0.071 <text:s text:c="2"/>-0.156 | <text:s/>-150.0 <text:s text:c="2"/>-79.4 <text:s text:c="2"/>120.7</text:p>
      <text:p text:style-name="Standard"><text:s text:c="2"/>16.229 | 0 <text:s/>| <text:s text:c="8"/>Comm Error <text:s text:c="8"/>| <text:s text:c="11"/>- <text:s text:c="10"/></text:p>
      <text:p text:style-name="Standard"><text:s text:c="2"/>16.229 | 1 <text:s/>| <text:s text:c="3"/>0.261 <text:s text:c="2"/>-0.985 <text:s text:c="3"/>0.059 | <text:s text:c="2"/>-87.5 <text:s text:c="2"/>-23.1 <text:s text:c="3"/>81.7</text:p>
      <text:p text:style-name="Standard"><text:s text:c="2"/>16.229 | 2 <text:s/>| <text:s text:c="3"/>0.465 <text:s text:c="3"/>1.000 <text:s text:c="2"/>-0.220 | <text:s text:c="3"/>87.3 <text:s text:c="2"/>-19.8 <text:s text:c="3"/>49.4</text:p>
      <text:p text:style-name="Standard"><text:s text:c="2"/>16.229 | 3 <text:s/>| <text:s text:c="3"/>0.993 <text:s text:c="3"/>0.027 <text:s text:c="3"/>0.273 | <text:s text:c="3"/>-0.8 <text:s text:c="2"/>-75.2 <text:s text:c="2"/>-50.0</text:p>
      <text:p text:style-name="Standard"><text:s text:c="2"/>16.229 | 4 <text:s/>| <text:s text:c="3"/>1.013 <text:s text:c="2"/>-0.021 <text:s text:c="3"/>0.027 | <text:s text:c="2"/>-75.9 <text:s text:c="2"/>-85.2 <text:s text:c="2"/>-35.0</text:p>
      <text:p text:style-name="Standard"><text:s text:c="2"/>16.229 | 5 <text:s/>| <text:s text:c="3"/>1.024 <text:s text:c="2"/>-0.074 <text:s text:c="2"/>-0.155 | <text:s/>-150.8 <text:s text:c="2"/>-79.5 <text:s text:c="2"/>121.3</text:p>
      <text:p text:style-name="Standard"><text:s text:c="2"/>16.264 | 0 <text:s/>| <text:s text:c="8"/>Comm Error <text:s text:c="8"/>| <text:s text:c="11"/>- <text:s text:c="10"/></text:p>
      <text:p text:style-name="Standard"><text:s text:c="2"/>16.264 | 1 <text:s/>| <text:s text:c="3"/>0.261 <text:s text:c="2"/>-0.973 <text:s text:c="3"/>0.082 | <text:s text:c="2"/>-86.8 <text:s text:c="2"/>-21.5 <text:s text:c="3"/>86.0</text:p>
      <text:p text:style-name="Standard"><text:s text:c="2"/>16.264 | 2 <text:s/>| <text:s text:c="3"/>0.387 <text:s text:c="3"/>0.960 <text:s text:c="2"/>-0.174 | <text:s text:c="3"/>89.2 <text:s text:c="2"/>-20.8 <text:s text:c="3"/>46.2</text:p>
      <text:p text:style-name="Standard"><text:s text:c="2"/>16.264 | 3 <text:s/>| <text:s text:c="3"/>1.002 <text:s text:c="3"/>0.047 <text:s text:c="3"/>0.231 | <text:s text:c="4"/>0.7 <text:s text:c="2"/>-75.2 <text:s text:c="2"/>-51.7</text:p>
      <text:p text:style-name="Standard"><text:s text:c="2"/>16.264 | 4 <text:s/>| <text:s text:c="3"/>1.008 <text:s text:c="2"/>-0.005 <text:s text:c="3"/>0.006 | <text:s text:c="2"/>-66.8 <text:s text:c="2"/>-85.2 <text:s text:c="2"/>-42.4</text:p>
      <text:p text:style-name="Standard"><text:s text:c="2"/>16.264 | 5 <text:s/>| <text:s text:c="3"/>1.010 <text:s text:c="2"/>-0.100 <text:s text:c="2"/>-0.146 | <text:s/>-150.1 <text:s text:c="2"/>-79.5 <text:s text:c="2"/>120.6</text:p>
      <text:p text:style-name="Standard"><text:s text:c="2"/>16.298 | 0 <text:s/>| <text:s text:c="8"/>Comm Error <text:s text:c="8"/>| <text:s text:c="11"/>- <text:s text:c="10"/></text:p>
      <text:p text:style-name="Standard"><text:s text:c="2"/>16.298 | 1 <text:s/>| <text:s text:c="3"/>0.259 <text:s text:c="2"/>-0.956 <text:s text:c="3"/>0.072 | <text:s text:c="2"/>-85.9 <text:s text:c="2"/>-19.7 <text:s text:c="3"/>88.8</text:p>
      <text:p text:style-name="Standard"><text:s text:c="2"/>16.298 | 2 <text:s/>| <text:s text:c="3"/>0.268 <text:s text:c="3"/>0.990 <text:s text:c="3"/>0.028 | <text:s text:c="3"/>89.5 <text:s text:c="2"/>-20.7 <text:s text:c="3"/>44.4</text:p>
      <text:p text:style-name="Standard"><text:s text:c="2"/>16.298 | 3 <text:s/>| <text:s text:c="3"/>0.989 <text:s text:c="2"/>-0.001 <text:s text:c="3"/>0.234 | <text:s text:c="4"/>1.1 <text:s text:c="2"/>-75.3 <text:s text:c="2"/>-52.0</text:p>
      <text:p text:style-name="Standard"><text:s text:c="2"/>16.298 | 4 <text:s/>| <text:s text:c="3"/>1.001 <text:s text:c="2"/>-0.017 <text:s text:c="3"/>0.013 | <text:s text:c="2"/>-62.8 <text:s text:c="2"/>-85.2 <text:s text:c="2"/>-45.8</text:p>
      <text:p text:style-name="Standard"><text:s text:c="2"/>16.298 | 5 <text:s/>| <text:s text:c="3"/>1.013 <text:s text:c="2"/>-0.091 <text:s text:c="2"/>-0.136 | <text:s/>-149.5 <text:s text:c="2"/>-79.5 <text:s text:c="2"/>120.1</text:p>
      <text:p text:style-name="Standard"><text:s text:c="2"/>16.332 | 0 <text:s/>| <text:s text:c="8"/>Comm Error <text:s text:c="8"/>| <text:s text:c="11"/>- <text:s text:c="10"/></text:p>
      <text:p text:style-name="Standard"><text:s text:c="2"/>16.332 | 1 <text:s/>| <text:s text:c="3"/>0.246 <text:s text:c="2"/>-0.952 <text:s text:c="3"/>0.058 | <text:s text:c="2"/>-85.4 <text:s text:c="2"/>-18.3 <text:s text:c="3"/>90.6</text:p>
      <text:p text:style-name="Standard"><text:s text:c="2"/>16.332 | 2 <text:s/>| <text:s text:c="3"/>0.213 <text:s text:c="3"/>0.975 <text:s text:c="3"/>0.103 | <text:s text:c="3"/>89.2 <text:s text:c="2"/>-19.8 <text:s text:c="3"/>43.3</text:p>
      <text:p text:style-name="Standard"><text:s text:c="2"/>16.332 | 3 <text:s/>| <text:s text:c="3"/>0.998 <text:s text:c="2"/>-0.041 <text:s text:c="3"/>0.236 | <text:s text:c="3"/>-0.5 <text:s text:c="2"/>-75.4 <text:s text:c="2"/>-50.3</text:p>
      <text:p text:style-name="Standard"><text:s text:c="2"/>16.332 | 4 <text:s/>| <text:s text:c="3"/>1.011 <text:s text:c="2"/>-0.028 <text:s text:c="3"/>0.024 | <text:s text:c="2"/>-58.2 <text:s text:c="2"/>-85.2 <text:s text:c="2"/>-52.6</text:p>
      <text:p text:style-name="Standard"><text:soft-page-break/><text:s text:c="2"/>16.332 | 5 <text:s/>| <text:s text:c="3"/>1.023 <text:s text:c="2"/>-0.075 <text:s text:c="2"/>-0.158 | <text:s/>-149.9 <text:s text:c="2"/>-79.6 <text:s text:c="2"/>120.5</text:p>
      <text:p text:style-name="Standard"><text:s text:c="2"/>16.366 | 0 <text:s/>| <text:s text:c="8"/>Comm Error <text:s text:c="8"/>| <text:s text:c="11"/>- <text:s text:c="10"/></text:p>
      <text:p text:style-name="Standard"><text:s text:c="2"/>16.366 | 1 <text:s/>| <text:s text:c="3"/>0.267 <text:s text:c="2"/>-0.966 <text:s text:c="3"/>0.037 | <text:s text:c="2"/>-85.0 <text:s text:c="2"/>-16.8 <text:s text:c="3"/>92.2</text:p>
      <text:p text:style-name="Standard"><text:s text:c="2"/>16.366 | 2 <text:s/>| <text:s text:c="3"/>0.179 <text:s text:c="3"/>0.949 <text:s text:c="3"/>0.156 | <text:s text:c="3"/>88.1 <text:s text:c="2"/>-18.1 <text:s text:c="3"/>42.6</text:p>
      <text:p text:style-name="Standard"><text:s text:c="2"/>16.366 | 3 <text:s/>| <text:s text:c="3"/>1.026 <text:s text:c="2"/>-0.007 <text:s text:c="3"/>0.287 | <text:s text:c="3"/>-1.2 <text:s text:c="2"/>-75.3 <text:s text:c="2"/>-49.6</text:p>
      <text:p text:style-name="Standard"><text:s text:c="2"/>16.366 | 4 <text:s/>| <text:s text:c="3"/>1.013 <text:s text:c="2"/>-0.019 <text:s text:c="2"/>-0.004 | <text:s text:c="2"/>-58.9 <text:s text:c="2"/>-85.2 <text:s text:c="2"/>-51.8</text:p>
      <text:p text:style-name="Standard"><text:s text:c="2"/>16.366 | 5 <text:s/>| <text:s text:c="3"/>1.019 <text:s text:c="2"/>-0.086 <text:s text:c="2"/>-0.161 | <text:s/>-150.1 <text:s text:c="2"/>-79.5 <text:s text:c="2"/>120.8</text:p>
      <text:p text:style-name="Standard"><text:s text:c="2"/>16.400 | 0 <text:s/>| <text:s text:c="8"/>Comm Error <text:s text:c="8"/>| <text:s text:c="11"/>- <text:s text:c="10"/></text:p>
      <text:p text:style-name="Standard"><text:s text:c="2"/>16.400 | 1 <text:s/>| <text:s text:c="3"/>0.337 <text:s text:c="2"/>-1.003 <text:s text:c="3"/>0.041 | <text:s text:c="2"/>-84.8 <text:s text:c="2"/>-16.5 <text:s text:c="3"/>92.6</text:p>
      <text:p text:style-name="Standard"><text:s text:c="2"/>16.400 | 2 <text:s/>| <text:s text:c="3"/>0.181 <text:s text:c="3"/>0.969 <text:s text:c="3"/>0.179 | <text:s text:c="3"/>87.3 <text:s text:c="2"/>-16.8 <text:s text:c="3"/>42.2</text:p>
      <text:p text:style-name="Standard"><text:s text:c="2"/>16.400 | 3 <text:s/>| <text:s text:c="3"/>0.979 <text:s text:c="2"/>-0.004 <text:s text:c="3"/>0.281 | <text:s text:c="3"/>-1.2 <text:s text:c="2"/>-75.0 <text:s text:c="2"/>-49.6</text:p>
      <text:p text:style-name="Standard"><text:s text:c="2"/>16.400 | 4 <text:s/>| <text:s text:c="3"/>1.005 <text:s text:c="2"/>-0.016 <text:s text:c="3"/>0.001 | <text:s text:c="2"/>-60.4 <text:s text:c="2"/>-85.2 <text:s text:c="2"/>-49.8</text:p>
      <text:p text:style-name="Standard"><text:s text:c="2"/>16.400 | 5 <text:s/>| <text:s text:c="3"/>1.017 <text:s text:c="2"/>-0.082 <text:s text:c="2"/>-0.130 | <text:s/>-149.6 <text:s text:c="2"/>-79.7 <text:s text:c="2"/>120.4</text:p>
      <text:p text:style-name="Standard"><text:s text:c="2"/>16.434 | 0 <text:s/>| <text:s text:c="8"/>Comm Error <text:s text:c="8"/>| <text:s text:c="11"/>- <text:s text:c="10"/></text:p>
      <text:p text:style-name="Standard"><text:s text:c="2"/>16.434 | 1 <text:s/>| <text:s text:c="3"/>0.334 <text:s text:c="2"/>-1.042 <text:s text:c="3"/>0.053 | <text:s text:c="2"/>-84.7 <text:s text:c="2"/>-16.5 <text:s text:c="3"/>91.4</text:p>
      <text:p text:style-name="Standard"><text:s text:c="2"/>16.434 | 2 <text:s/>| <text:s text:c="3"/>0.199 <text:s text:c="3"/>1.011 <text:s text:c="3"/>0.217 | <text:s text:c="3"/>86.3 <text:s text:c="2"/>-15.8 <text:s text:c="3"/>42.1</text:p>
      <text:p text:style-name="Standard"><text:s text:c="2"/>16.434 | 3 <text:s/>| <text:s text:c="3"/>0.955 <text:s text:c="2"/>-0.016 <text:s text:c="3"/>0.191 | <text:s text:c="3"/>-1.8 <text:s text:c="2"/>-75.1 <text:s text:c="2"/>-49.0</text:p>
      <text:p text:style-name="Standard"><text:s text:c="2"/>16.434 | 4 <text:s/>| <text:s text:c="3"/>1.011 <text:s text:c="2"/>-0.024 <text:s text:c="3"/>0.044 | <text:s text:c="2"/>-50.8 <text:s text:c="2"/>-85.1 <text:s text:c="2"/>-61.7</text:p>
      <text:p text:style-name="Standard"><text:s text:c="2"/>16.434 | 5 <text:s/>| <text:s text:c="3"/>1.019 <text:s text:c="2"/>-0.094 <text:s text:c="2"/>-0.094 | <text:s/>-148.2 <text:s text:c="2"/>-80.0 <text:s text:c="2"/>119.0</text:p>
      <text:p text:style-name="Standard"><text:s text:c="2"/>16.468 | 0 <text:s/>| <text:s text:c="8"/>Comm Error <text:s text:c="8"/>| <text:s text:c="11"/>- <text:s text:c="10"/></text:p>
      <text:p text:style-name="Standard"><text:s text:c="2"/>16.468 | 1 <text:s/>| <text:s text:c="3"/>0.310 <text:s text:c="2"/>-1.028 <text:s text:c="3"/>0.012 | <text:s text:c="2"/>-84.9 <text:s text:c="2"/>-16.6 <text:s text:c="3"/>90.0</text:p>
      <text:p text:style-name="Standard"><text:s text:c="2"/>16.468 | 2 <text:s/>| <text:s text:c="3"/>0.198 <text:s text:c="3"/>0.988 <text:s text:c="3"/>0.229 | <text:s text:c="3"/>85.1 <text:s text:c="2"/>-14.3 <text:s text:c="3"/>42.7</text:p>
      <text:p text:style-name="Standard"><text:s text:c="2"/>16.468 | 3 <text:s/>| <text:s text:c="3"/>0.987 <text:s text:c="2"/>-0.014 <text:s text:c="3"/>0.177 | <text:s text:c="3"/>-2.4 <text:s text:c="2"/>-75.6 <text:s text:c="2"/>-48.5</text:p>
      <text:p text:style-name="Standard"><text:s text:c="2"/>16.468 | 4 <text:s/>| <text:s text:c="3"/>1.013 <text:s text:c="3"/>0.009 <text:s text:c="2"/>-0.016 | <text:s text:c="2"/>-48.0 <text:s text:c="2"/>-85.2 <text:s text:c="2"/>-60.9</text:p>
      <text:p text:style-name="Standard"><text:s text:c="2"/>16.468 | 5 <text:s/>| <text:s text:c="3"/>1.029 <text:s text:c="2"/>-0.079 <text:s text:c="2"/>-0.172 | <text:s/>-149.5 <text:s text:c="2"/>-79.8 <text:s text:c="2"/>119.7</text:p>
      <text:p text:style-name="Standard"><text:s text:c="2"/>16.502 | 0 <text:s/>| <text:s text:c="8"/>Comm Error <text:s text:c="8"/>| <text:s text:c="11"/>- <text:s text:c="10"/></text:p>
      <text:p text:style-name="Standard"><text:s text:c="2"/>16.502 | 1 <text:s/>| <text:s text:c="3"/>0.316 <text:s text:c="2"/>-0.963 <text:s text:c="3"/>0.026 | <text:s text:c="2"/>-85.3 <text:s text:c="2"/>-16.8 <text:s text:c="3"/>89.3</text:p>
      <text:p text:style-name="Standard"><text:s text:c="2"/>16.502 | 2 <text:s/>| <text:s text:c="3"/>0.143 <text:s text:c="3"/>0.943 <text:s text:c="3"/>0.212 | <text:s text:c="3"/>84.3 <text:s text:c="2"/>-13.0 <text:s text:c="3"/>43.3</text:p>
      <text:p text:style-name="Standard"><text:s text:c="2"/>16.502 | 3 <text:s/>| <text:s text:c="3"/>0.972 <text:s text:c="2"/>-0.029 <text:s text:c="3"/>0.208 | <text:s text:c="3"/>-3.4 <text:s text:c="2"/>-75.9 <text:s text:c="2"/>-47.8</text:p>
      <text:p text:style-name="Standard"><text:s text:c="2"/>16.502 | 4 <text:s/>| <text:s text:c="3"/>0.982 <text:s text:c="2"/>-0.027 <text:s text:c="2"/>-0.045 | <text:s text:c="2"/>-59.7 <text:s text:c="2"/>-85.2 <text:s text:c="2"/>-43.3</text:p>
      <text:p text:style-name="Standard"><text:s text:c="2"/>16.502 | 5 <text:s/>| <text:s text:c="3"/>1.017 <text:s text:c="2"/>-0.079 <text:s text:c="2"/>-0.215 | <text:s/>-151.0 <text:s text:c="2"/>-79.4 <text:s text:c="2"/>121.6</text:p>
      <text:p text:style-name="Standard"><text:s text:c="2"/>16.537 | 0 <text:s/>| <text:s text:c="8"/>Comm Error <text:s text:c="8"/>| <text:s text:c="11"/>- <text:s text:c="10"/></text:p>
      <text:p text:style-name="Standard"><text:s text:c="2"/>16.537 | 1 <text:s/>| <text:s text:c="3"/>0.331 <text:s text:c="2"/>-0.860 <text:s text:c="3"/>0.098 | <text:s text:c="2"/>-85.4 <text:s text:c="2"/>-17.5 <text:s text:c="3"/>90.2</text:p>
      <text:p text:style-name="Standard"><text:s text:c="2"/>16.537 | 2 <text:s/>| <text:s text:c="3"/>0.124 <text:s text:c="3"/>0.910 <text:s text:c="3"/>0.083 | <text:s text:c="3"/>84.9 <text:s text:c="2"/>-11.3 <text:s text:c="3"/>42.1</text:p>
      <text:p text:style-name="Standard"><text:s text:c="2"/>16.537 | 3 <text:s/>| <text:s text:c="3"/>0.980 <text:s text:c="3"/>0.003 <text:s text:c="3"/>0.263 | <text:s text:c="3"/>-3.6 <text:s text:c="2"/>-75.8 <text:s text:c="2"/>-48.0</text:p>
      <text:p text:style-name="Standard"><text:s text:c="2"/>16.537 | 4 <text:s/>| <text:s text:c="3"/>1.014 <text:s text:c="2"/>-0.026 <text:s text:c="2"/>-0.072 | <text:s text:c="2"/>-89.9 <text:s text:c="2"/>-85.2 <text:s text:c="2"/>-19.9</text:p>
      <text:p text:style-name="Standard"><text:s text:c="2"/>16.537 | 5 <text:s/>| <text:s text:c="3"/>1.024 <text:s text:c="2"/>-0.083 <text:s text:c="2"/>-0.202 | <text:s/>-152.1 <text:s text:c="2"/>-79.3 <text:s text:c="2"/>122.8</text:p>
      <text:p text:style-name="Standard"><text:s text:c="2"/>16.571 | 0 <text:s/>| <text:s text:c="8"/>Comm Error <text:s text:c="8"/>| <text:s text:c="11"/>- <text:s text:c="10"/></text:p>
      <text:p text:style-name="Standard"><text:s text:c="2"/>16.571 | 1 <text:s/>| <text:s text:c="3"/>0.379 <text:s text:c="2"/>-0.865 <text:s text:c="3"/>0.156 | <text:s text:c="2"/>-85.3 <text:s text:c="2"/>-18.0 <text:s text:c="3"/>91.0</text:p>
      <text:p text:style-name="Standard"><text:s text:c="2"/>16.571 | 2 <text:s/>| <text:s text:c="3"/>0.289 <text:s text:c="3"/>1.004 <text:s text:c="2"/>-0.077 | <text:s text:c="3"/>86.4 <text:s text:c="2"/>-11.4 <text:s text:c="3"/>40.1</text:p>
      <text:p text:style-name="Standard"><text:s text:c="2"/>16.571 | 3 <text:s/>| <text:s text:c="3"/>1.094 <text:s text:c="3"/>0.042 <text:s text:c="3"/>0.300 | <text:s text:c="3"/>-2.5 <text:s text:c="2"/>-75.7 <text:s text:c="2"/>-49.4</text:p>
      <text:p text:style-name="Standard"><text:s text:c="2"/>16.571 | 4 <text:s/>| <text:s text:c="3"/>1.045 <text:s text:c="2"/>-0.014 <text:s text:c="2"/>-0.021 | <text:s/>-110.9 <text:s text:c="2"/>-85.2 <text:s text:c="3"/>-2.5</text:p>
      <text:p text:style-name="Standard"><text:s text:c="2"/>16.571 | 5 <text:s/>| <text:s text:c="3"/>1.034 <text:s text:c="2"/>-0.060 <text:s text:c="2"/>-0.158 | <text:s/>-152.3 <text:s text:c="2"/>-79.4 <text:s text:c="2"/>123.1</text:p>
      <text:p text:style-name="Standard"><text:s text:c="2"/>16.605 | 0 <text:s/>| <text:s text:c="8"/>Comm Error <text:s text:c="8"/>| <text:s text:c="11"/>- <text:s text:c="10"/></text:p>
      <text:p text:style-name="Standard"><text:s text:c="2"/>16.605 | 1 <text:s/>| <text:s text:c="3"/>0.358 <text:s text:c="2"/>-0.862 <text:s text:c="3"/>0.201 | <text:s text:c="2"/>-84.7 <text:s text:c="2"/>-19.0 <text:s text:c="3"/>91.2</text:p>
      <text:p text:style-name="Standard"><text:s text:c="2"/>16.605 | 2 <text:s/>| <text:s text:c="3"/>0.361 <text:s text:c="3"/>1.025 <text:s text:c="2"/>-0.169 | <text:s text:c="3"/>88.2 <text:s text:c="2"/>-12.3 <text:s text:c="3"/>38.6</text:p>
      <text:p text:style-name="Standard"><text:s text:c="2"/>16.605 | 3 <text:s/>| <text:s text:c="3"/>0.980 <text:s text:c="3"/>0.017 <text:s text:c="3"/>0.302 | <text:s text:c="3"/>-0.9 <text:s text:c="2"/>-75.4 <text:s text:c="2"/>-51.4</text:p>
      <text:p text:style-name="Standard"><text:s text:c="2"/>16.605 | 4 <text:s/>| <text:s text:c="3"/>0.991 <text:s text:c="3"/>0.001 <text:s text:c="3"/>0.081 | <text:s text:c="2"/>-49.2 <text:s text:c="2"/>-85.3 <text:s text:c="2"/>-48.0</text:p>
      <text:p text:style-name="Standard"><text:s text:c="2"/>16.605 | 5 <text:s/>| <text:s text:c="3"/>1.015 <text:s text:c="2"/>-0.043 <text:s text:c="2"/>-0.048 | <text:s/>-151.5 <text:s text:c="2"/>-80.2 <text:s text:c="2"/>122.4</text:p>
      <text:p text:style-name="Standard"><text:soft-page-break/><text:s text:c="2"/>16.640 | 0 <text:s/>| <text:s text:c="8"/>Comm Error <text:s text:c="8"/>| <text:s text:c="11"/>- <text:s text:c="10"/></text:p>
      <text:p text:style-name="Standard"><text:s text:c="2"/>16.640 | 1 <text:s/>| <text:s text:c="3"/>0.260 <text:s text:c="2"/>-0.903 <text:s text:c="3"/>0.157 | <text:s text:c="2"/>-84.4 <text:s text:c="2"/>-18.9 <text:s text:c="3"/>90.4</text:p>
      <text:p text:style-name="Standard"><text:s text:c="2"/>16.640 | 2 <text:s/>| <text:s text:c="3"/>0.194 <text:s text:c="3"/>0.969 <text:s text:c="2"/>-0.016 | <text:s text:c="3"/>89.3 <text:s text:c="2"/>-12.9 <text:s text:c="3"/>38.4</text:p>
      <text:p text:style-name="Standard"><text:s text:c="2"/>16.640 | 3 <text:s/>| <text:s text:c="3"/>0.967 <text:s text:c="2"/>-0.021 <text:s text:c="3"/>0.213 | <text:s text:c="3"/>-0.9 <text:s text:c="2"/>-75.3 <text:s text:c="2"/>-51.4</text:p>
      <text:p text:style-name="Standard"><text:s text:c="2"/>16.640 | 4 <text:s/>| <text:s text:c="3"/>0.982 <text:s text:c="3"/>0.020 <text:s text:c="3"/>0.136 | <text:s text:c="3"/>-8.9 <text:s text:c="2"/>-85.0 <text:s/>-112.4</text:p>
      <text:p text:style-name="Standard"><text:s text:c="2"/>16.640 | 5 <text:s/>| <text:s text:c="3"/>0.989 <text:s text:c="2"/>-0.100 <text:s text:c="2"/>-0.014 | <text:s/>-145.9 <text:s text:c="2"/>-81.2 <text:s text:c="2"/>116.5</text:p>
      <text:p text:style-name="Standard"><text:s text:c="2"/>16.674 | 0 <text:s/>| <text:s text:c="8"/>Comm Error <text:s text:c="8"/>| <text:s text:c="11"/>- <text:s text:c="10"/></text:p>
      <text:p text:style-name="Standard"><text:s text:c="2"/>16.674 | 1 <text:s/>| <text:s text:c="3"/>0.234 <text:s text:c="2"/>-0.985 <text:s text:c="3"/>0.171 | <text:s text:c="2"/>-84.0 <text:s text:c="2"/>-18.1 <text:s text:c="3"/>89.4</text:p>
      <text:p text:style-name="Standard"><text:s text:c="2"/>16.674 | 2 <text:s/>| <text:s text:c="3"/>0.101 <text:s text:c="3"/>1.005 <text:s text:c="3"/>0.099 | <text:s text:c="3"/>88.7 <text:s text:c="2"/>-12.2 <text:s text:c="3"/>38.7</text:p>
      <text:p text:style-name="Standard"><text:s text:c="2"/>16.674 | 3 <text:s/>| <text:s text:c="3"/>0.931 <text:s text:c="2"/>-0.030 <text:s text:c="3"/>0.217 | <text:s text:c="3"/>-2.3 <text:s text:c="2"/>-75.5 <text:s text:c="2"/>-50.2</text:p>
      <text:p text:style-name="Standard"><text:s text:c="2"/>16.674 | 4 <text:s/>| <text:s text:c="3"/>0.980 <text:s text:c="2"/>-0.023 <text:s text:c="3"/>0.113 | <text:s text:c="3"/>-6.4 <text:s text:c="2"/>-84.7 <text:s/>-117.2</text:p>
      <text:p text:style-name="Standard"><text:s text:c="2"/>16.674 | 5 <text:s/>| <text:s text:c="3"/>1.006 <text:s text:c="2"/>-0.083 <text:s text:c="2"/>-0.015 | <text:s/>-142.9 <text:s text:c="2"/>-81.5 <text:s text:c="2"/>113.5</text:p>
      <text:p text:style-name="Standard"><text:s text:c="2"/>16.708 | 0 <text:s/>| <text:s text:c="8"/>Comm Error <text:s text:c="8"/>| <text:s text:c="11"/>- <text:s text:c="10"/></text:p>
      <text:p text:style-name="Standard"><text:s text:c="2"/>16.708 | 1 <text:s/>| <text:s text:c="3"/>0.200 <text:s text:c="2"/>-1.002 <text:s text:c="3"/>0.184 | <text:s text:c="2"/>-83.3 <text:s text:c="2"/>-17.2 <text:s text:c="3"/>89.5</text:p>
      <text:p text:style-name="Standard"><text:s text:c="2"/>16.708 | 2 <text:s/>| <text:s text:c="3"/>0.127 <text:s text:c="3"/>0.989 <text:s text:c="3"/>0.109 | <text:s text:c="3"/>87.8 <text:s text:c="2"/>-11.4 <text:s text:c="3"/>38.2</text:p>
      <text:p text:style-name="Standard"><text:s text:c="2"/>16.708 | 3 <text:s/>| <text:s text:c="3"/>0.998 <text:s text:c="2"/>-0.017 <text:s text:c="3"/>0.207 | <text:s text:c="3"/>-2.7 <text:s text:c="2"/>-75.5 <text:s text:c="2"/>-49.8</text:p>
      <text:p text:style-name="Standard"><text:s text:c="2"/>16.708 | 4 <text:s/>| <text:s text:c="3"/>1.009 <text:s text:c="3"/>0.002 <text:s text:c="3"/>0.041 | <text:s text:c="3"/>-7.5 <text:s text:c="2"/>-84.7 <text:s/>-115.3</text:p>
      <text:p text:style-name="Standard"><text:s text:c="2"/>16.708 | 5 <text:s/>| <text:s text:c="3"/>1.017 <text:s text:c="2"/>-0.079 <text:s text:c="2"/>-0.123 | <text:s/>-144.1 <text:s text:c="2"/>-81.4 <text:s text:c="2"/>114.5</text:p>
      <text:p text:style-name="Standard"><text:s text:c="2"/>16.742 | 0 <text:s/>| <text:s text:c="8"/>Comm Error <text:s text:c="8"/>| <text:s text:c="11"/>- <text:s text:c="10"/></text:p>
      <text:p text:style-name="Standard"><text:s text:c="2"/>16.742 | 1 <text:s/>| <text:s text:c="3"/>0.271 <text:s text:c="2"/>-0.993 <text:s text:c="3"/>0.188 | <text:s text:c="2"/>-82.7 <text:s text:c="2"/>-16.7 <text:s text:c="3"/>90.2</text:p>
      <text:p text:style-name="Standard"><text:s text:c="2"/>16.742 | 2 <text:s/>| <text:s text:c="3"/>0.188 <text:s text:c="3"/>0.991 <text:s text:c="3"/>0.072 | <text:s text:c="3"/>87.4 <text:s text:c="2"/>-11.2 <text:s text:c="3"/>37.6</text:p>
      <text:p text:style-name="Standard"><text:s text:c="2"/>16.742 | 3 <text:s/>| <text:s text:c="3"/>1.096 <text:s text:c="2"/>-0.001 <text:s text:c="3"/>0.259 | <text:s text:c="3"/>-2.3 <text:s text:c="2"/>-75.4 <text:s text:c="2"/>-50.2</text:p>
      <text:p text:style-name="Standard"><text:s text:c="2"/>16.742 | 4 <text:s/>| <text:s text:c="3"/>1.040 <text:s text:c="3"/>0.014 <text:s text:c="2"/>-0.083 | <text:s text:c="3"/>-6.5 <text:s text:c="2"/>-85.1 <text:s/>-112.9</text:p>
      <text:p text:style-name="Standard"><text:s text:c="2"/>16.742 | 5 <text:s/>| <text:s text:c="3"/>1.031 <text:s text:c="2"/>-0.073 <text:s text:c="2"/>-0.242 | <text:s/>-148.3 <text:s text:c="2"/>-80.7 <text:s text:c="2"/>118.6</text:p>
      <text:p text:style-name="Standard"><text:s text:c="2"/>16.777 | 0 <text:s/>| <text:s text:c="8"/>Comm Error <text:s text:c="8"/>| <text:s text:c="11"/>- <text:s text:c="10"/></text:p>
      <text:p text:style-name="Standard"><text:s text:c="2"/>16.777 | 1 <text:s/>| <text:s text:c="3"/>0.361 <text:s text:c="2"/>-0.914 <text:s text:c="3"/>0.124 | <text:s text:c="2"/>-82.3 <text:s text:c="2"/>-17.1 <text:s text:c="3"/>90.6</text:p>
      <text:p text:style-name="Standard"><text:s text:c="2"/>16.777 | 2 <text:s/>| <text:s text:c="3"/>0.243 <text:s text:c="3"/>0.967 <text:s text:c="3"/>0.041 | <text:s text:c="3"/>87.2 <text:s text:c="2"/>-11.8 <text:s text:c="3"/>37.1</text:p>
      <text:p text:style-name="Standard"><text:s text:c="2"/>16.777 | 3 <text:s/>| <text:s text:c="3"/>1.025 <text:s text:c="2"/>-0.028 <text:s text:c="3"/>0.313 | <text:s text:c="3"/>-2.2 <text:s text:c="2"/>-75.0 <text:s text:c="2"/>-50.2</text:p>
      <text:p text:style-name="Standard"><text:s text:c="2"/>16.777 | 4 <text:s/>| <text:s text:c="3"/>1.039 <text:s text:c="2"/>-0.016 <text:s text:c="2"/>-0.058 | <text:s text:c="2"/>-14.7 <text:s text:c="2"/>-85.2 <text:s text:c="2"/>-91.8</text:p>
      <text:p text:style-name="Standard"><text:s text:c="2"/>16.777 | 5 <text:s/>| <text:s text:c="3"/>1.041 <text:s text:c="2"/>-0.053 <text:s text:c="2"/>-0.186 | <text:s/>-151.2 <text:s text:c="2"/>-80.2 <text:s text:c="2"/>122.1</text:p>
      <text:p text:style-name="Standard"><text:s text:c="2"/>16.811 | 0 <text:s/>| <text:s text:c="8"/>Comm Error <text:s text:c="8"/>| <text:s text:c="11"/>- <text:s text:c="10"/></text:p>
      <text:p text:style-name="Standard"><text:s text:c="2"/>16.811 | 1 <text:s/>| <text:s text:c="3"/>0.392 <text:s text:c="2"/>-0.860 <text:s text:c="3"/>0.079 | <text:s text:c="2"/>-82.5 <text:s text:c="2"/>-18.3 <text:s text:c="3"/>89.8</text:p>
      <text:p text:style-name="Standard"><text:s text:c="2"/>16.811 | 2 <text:s/>| <text:s text:c="3"/>0.232 <text:s text:c="3"/>0.937 <text:s text:c="3"/>0.101 | <text:s text:c="3"/>86.5 <text:s text:c="2"/>-12.2 <text:s text:c="3"/>37.4</text:p>
      <text:p text:style-name="Standard"><text:s text:c="2"/>16.811 | 3 <text:s/>| <text:s text:c="3"/>0.994 <text:s text:c="2"/>-0.032 <text:s text:c="3"/>0.298 | <text:s text:c="3"/>-2.4 <text:s text:c="2"/>-74.3 <text:s text:c="2"/>-49.7</text:p>
      <text:p text:style-name="Standard"><text:s text:c="2"/>16.811 | 4 <text:s/>| <text:s text:c="3"/>0.999 <text:s text:c="3"/>0.000 <text:s text:c="3"/>0.021 | <text:s text:c="2"/>-12.9 <text:s text:c="2"/>-85.3 <text:s text:c="2"/>-90.7</text:p>
      <text:p text:style-name="Standard"><text:s text:c="2"/>16.811 | 5 <text:s/>| <text:s text:c="3"/>1.014 <text:s text:c="2"/>-0.080 <text:s text:c="2"/>-0.125 | <text:s/>-151.2 <text:s text:c="2"/>-80.2 <text:s text:c="2"/>121.8</text:p>
      <text:p text:style-name="Standard"><text:s text:c="2"/>16.845 | 0 <text:s/>| <text:s text:c="8"/>Comm Error <text:s text:c="8"/>| <text:s text:c="11"/>- <text:s text:c="10"/></text:p>
      <text:p text:style-name="Standard"><text:s text:c="2"/>16.845 | 1 <text:s/>| <text:s text:c="3"/>0.364 <text:s text:c="2"/>-0.816 <text:s text:c="3"/>0.048 | <text:s text:c="2"/>-83.1 <text:s text:c="2"/>-19.9 <text:s text:c="3"/>87.6</text:p>
      <text:p text:style-name="Standard"><text:s text:c="2"/>16.845 | 2 <text:s/>| <text:s text:c="3"/>0.202 <text:s text:c="3"/>0.924 <text:s text:c="3"/>0.133 | <text:s text:c="3"/>85.8 <text:s text:c="2"/>-12.2 <text:s text:c="3"/>37.6</text:p>
      <text:p text:style-name="Standard"><text:s text:c="2"/>16.845 | 3 <text:s/>| <text:s text:c="3"/>0.932 <text:s text:c="2"/>-0.018 <text:s text:c="3"/>0.215 | <text:s text:c="3"/>-2.8 <text:s text:c="2"/>-74.3 <text:s text:c="2"/>-49.3</text:p>
      <text:p text:style-name="Standard"><text:s text:c="2"/>16.845 | 4 <text:s/>| <text:s text:c="3"/>0.966 <text:s text:c="2"/>-0.018 <text:s text:c="3"/>0.069 | <text:s text:c="2"/>-13.1 <text:s text:c="2"/>-85.2 <text:s/>-101.8</text:p>
      <text:p text:style-name="Standard"><text:s text:c="2"/>16.845 | 5 <text:s/>| <text:s text:c="3"/>1.013 <text:s text:c="2"/>-0.079 <text:s text:c="2"/>-0.085 | <text:s/>-149.7 <text:s text:c="2"/>-80.5 <text:s text:c="2"/>120.4</text:p>
      <text:p text:style-name="Standard"><text:s text:c="2"/>16.880 | 0 <text:s/>| <text:s text:c="8"/>Comm Error <text:s text:c="8"/>| <text:s text:c="11"/>- <text:s text:c="10"/></text:p>
      <text:p text:style-name="Standard"><text:s text:c="2"/>16.880 | 1 <text:s/>| <text:s text:c="3"/>0.368 <text:s text:c="2"/>-0.888 <text:s text:c="3"/>0.068 | <text:s text:c="2"/>-83.5 <text:s text:c="2"/>-20.8 <text:s text:c="3"/>86.1</text:p>
      <text:p text:style-name="Standard"><text:s text:c="2"/>16.880 | 2 <text:s/>| <text:s text:c="3"/>0.220 <text:s text:c="3"/>0.970 <text:s text:c="3"/>0.100 | <text:s text:c="3"/>85.4 <text:s text:c="2"/>-12.2 <text:s text:c="3"/>37.2</text:p>
      <text:p text:style-name="Standard"><text:s text:c="2"/>16.880 | 3 <text:s/>| <text:s text:c="3"/>0.988 <text:s text:c="3"/>0.016 <text:s text:c="3"/>0.216 | <text:s text:c="3"/>-2.5 <text:s text:c="2"/>-74.6 <text:s text:c="2"/>-49.6</text:p>
      <text:p text:style-name="Standard"><text:s text:c="2"/>16.880 | 4 <text:s/>| <text:s text:c="3"/>0.998 <text:s text:c="3"/>0.012 <text:s text:c="3"/>0.024 | <text:s text:c="3"/>-7.6 <text:s text:c="2"/>-85.1 <text:s/>-110.4</text:p>
      <text:p text:style-name="Standard"><text:s text:c="2"/>16.880 | 5 <text:s/>| <text:s text:c="3"/>1.017 <text:s text:c="2"/>-0.071 <text:s text:c="2"/>-0.098 | <text:s/>-148.0 <text:s text:c="2"/>-80.8 <text:s text:c="2"/>118.7</text:p>
      <text:p text:style-name="Standard"><text:s text:c="2"/>16.914 | 0 <text:s/>| <text:s text:c="8"/>Comm Error <text:s text:c="8"/>| <text:s text:c="11"/>- <text:s text:c="10"/></text:p>
      <text:p text:style-name="Standard"><text:soft-page-break/><text:s text:c="2"/>16.914 | 1 <text:s/>| <text:s text:c="3"/>0.382 <text:s text:c="2"/>-0.971 <text:s text:c="3"/>0.073 | <text:s text:c="2"/>-83.9 <text:s text:c="2"/>-21.5 <text:s text:c="3"/>84.7</text:p>
      <text:p text:style-name="Standard"><text:s text:c="2"/>16.914 | 2 <text:s/>| <text:s text:c="3"/>0.247 <text:s text:c="3"/>1.079 <text:s text:c="3"/>0.064 | <text:s text:c="3"/>85.6 <text:s text:c="2"/>-12.4 <text:s text:c="3"/>36.7</text:p>
      <text:p text:style-name="Standard"><text:s text:c="2"/>16.914 | 3 <text:s/>| <text:s text:c="3"/>1.008 <text:s text:c="3"/>0.007 <text:s text:c="3"/>0.292 | <text:s text:c="3"/>-1.8 <text:s text:c="2"/>-74.7 <text:s text:c="2"/>-50.3</text:p>
      <text:p text:style-name="Standard"><text:s text:c="2"/>16.914 | 4 <text:s/>| <text:s text:c="3"/>1.016 <text:s text:c="2"/>-0.003 <text:s text:c="3"/>0.021 | <text:s text:c="3"/>-7.6 <text:s text:c="2"/>-85.1 <text:s/>-109.9</text:p>
      <text:p text:style-name="Standard"><text:s text:c="2"/>16.914 | 5 <text:s/>| <text:s text:c="3"/>1.023 <text:s text:c="2"/>-0.055 <text:s text:c="2"/>-0.115 | <text:s/>-148.8 <text:s text:c="2"/>-80.9 <text:s text:c="2"/>119.4</text:p>
      <text:p text:style-name="Standard"><text:s text:c="2"/>16.948 | 0 <text:s/>| <text:s text:c="8"/>Comm Error <text:s text:c="8"/>| <text:s text:c="11"/>- <text:s text:c="10"/></text:p>
      <text:p text:style-name="Standard"><text:s text:c="2"/>16.948 | 1 <text:s/>| <text:s text:c="3"/>0.367 <text:s text:c="2"/>-1.033 <text:s text:c="3"/>0.054 | <text:s text:c="2"/>-84.6 <text:s text:c="2"/>-21.7 <text:s text:c="3"/>84.1</text:p>
      <text:p text:style-name="Standard"><text:s text:c="2"/>16.948 | 2 <text:s/>| <text:s text:c="3"/>0.249 <text:s text:c="3"/>1.113 <text:s text:c="3"/>0.028 | <text:s text:c="3"/>85.8 <text:s text:c="2"/>-13.1 <text:s text:c="3"/>36.2</text:p>
      <text:p text:style-name="Standard"><text:s text:c="2"/>16.948 | 3 <text:s/>| <text:s text:c="3"/>1.021 <text:s text:c="3"/>0.008 <text:s text:c="3"/>0.305 | <text:s text:c="3"/>-1.7 <text:s text:c="2"/>-74.1 <text:s text:c="2"/>-50.6</text:p>
      <text:p text:style-name="Standard"><text:s text:c="2"/>16.948 | 4 <text:s/>| <text:s text:c="3"/>1.013 <text:s text:c="2"/>-0.001 <text:s text:c="3"/>0.011 | <text:s text:c="3"/>-8.2 <text:s text:c="2"/>-85.2 <text:s/>-107.0</text:p>
      <text:p text:style-name="Standard"><text:s text:c="2"/>16.948 | 5 <text:s/>| <text:s text:c="3"/>1.021 <text:s text:c="2"/>-0.065 <text:s text:c="2"/>-0.124 | <text:s/>-150.0 <text:s text:c="2"/>-80.9 <text:s text:c="2"/>120.4</text:p>
      <text:p text:style-name="Standard"><text:s text:c="2"/>16.983 | 0 <text:s/>| <text:s text:c="8"/>Comm Error <text:s text:c="8"/>| <text:s text:c="11"/>- <text:s text:c="10"/></text:p>
      <text:p text:style-name="Standard"><text:s text:c="2"/>16.983 | 1 <text:s/>| <text:s text:c="3"/>0.320 <text:s text:c="2"/>-1.048 <text:s text:c="3"/>0.063 | <text:s text:c="2"/>-85.1 <text:s text:c="2"/>-21.6 <text:s text:c="3"/>83.9</text:p>
      <text:p text:style-name="Standard"><text:s text:c="2"/>16.983 | 2 <text:s/>| <text:s text:c="3"/>0.219 <text:s text:c="3"/>1.031 <text:s text:c="3"/>0.027 | <text:s text:c="3"/>86.0 <text:s text:c="2"/>-13.8 <text:s text:c="3"/>35.9</text:p>
      <text:p text:style-name="Standard"><text:s text:c="2"/>16.983 | 3 <text:s/>| <text:s text:c="3"/>1.007 <text:s text:c="2"/>-0.018 <text:s text:c="3"/>0.229 | <text:s text:c="3"/>-2.3 <text:s text:c="2"/>-74.0 <text:s text:c="2"/>-50.1</text:p>
      <text:p text:style-name="Standard"><text:s text:c="2"/>16.983 | 4 <text:s/>| <text:s text:c="3"/>1.014 <text:s text:c="2"/>-0.002 <text:s text:c="3"/>0.020 | <text:s text:c="2"/>-11.9 <text:s text:c="2"/>-85.2 <text:s/>-101.2</text:p>
      <text:p text:style-name="Standard"><text:s text:c="2"/>16.983 | 5 <text:s/>| <text:s text:c="3"/>1.023 <text:s text:c="2"/>-0.068 <text:s text:c="2"/>-0.133 | <text:s/>-150.4 <text:s text:c="2"/>-80.8 <text:s text:c="2"/>120.7</text:p>
      <text:p text:style-name="Standard"><text:s text:c="2"/>17.017 | 0 <text:s/>| <text:s text:c="8"/>Comm Error <text:s text:c="8"/>| <text:s text:c="11"/>- <text:s text:c="10"/></text:p>
      <text:p text:style-name="Standard"><text:s text:c="2"/>17.017 | 1 <text:s/>| <text:s text:c="3"/>0.304 <text:s text:c="2"/>-1.005 <text:s text:c="3"/>0.061 | <text:s text:c="2"/>-85.6 <text:s text:c="2"/>-21.7 <text:s text:c="3"/>83.7</text:p>
      <text:p text:style-name="Standard"><text:s text:c="2"/>17.017 | 2 <text:s/>| <text:s text:c="3"/>0.187 <text:s text:c="3"/>0.963 <text:s text:c="3"/>0.031 | <text:s text:c="3"/>85.9 <text:s text:c="2"/>-14.2 <text:s text:c="3"/>35.8</text:p>
      <text:p text:style-name="Standard"><text:s text:c="2"/>17.017 | 3 <text:s/>| <text:s text:c="3"/>0.953 <text:s text:c="2"/>-0.008 <text:s text:c="3"/>0.203 | <text:s text:c="3"/>-2.8 <text:s text:c="2"/>-74.1 <text:s text:c="2"/>-49.6</text:p>
      <text:p text:style-name="Standard"><text:s text:c="2"/>17.017 | 4 <text:s/>| <text:s text:c="3"/>1.006 <text:s text:c="3"/>0.011 <text:s text:c="3"/>0.011 | <text:s text:c="3"/>-7.6 <text:s text:c="2"/>-85.2 <text:s/>-103.5</text:p>
      <text:p text:style-name="Standard"><text:s text:c="2"/>17.017 | 5 <text:s/>| <text:s text:c="3"/>1.017 <text:s text:c="2"/>-0.066 <text:s text:c="2"/>-0.142 | <text:s/>-151.3 <text:s text:c="2"/>-80.6 <text:s text:c="2"/>121.7</text:p>
      <text:p text:style-name="Standard"><text:s text:c="2"/>17.051 | 0 <text:s/>| <text:s text:c="8"/>Comm Error <text:s text:c="8"/>| <text:s text:c="11"/>- <text:s text:c="10"/></text:p>
      <text:p text:style-name="Standard"><text:s text:c="2"/>17.051 | 1 <text:s/>| <text:s text:c="3"/>0.318 <text:s text:c="2"/>-0.956 <text:s text:c="3"/>0.059 | <text:s text:c="2"/>-85.7 <text:s text:c="2"/>-22.1 <text:s text:c="3"/>83.4</text:p>
      <text:p text:style-name="Standard"><text:s text:c="2"/>17.051 | 2 <text:s/>| <text:s text:c="3"/>0.163 <text:s text:c="3"/>0.893 <text:s text:c="3"/>0.043 | <text:s text:c="3"/>85.7 <text:s text:c="2"/>-14.3 <text:s text:c="3"/>35.7</text:p>
      <text:p text:style-name="Standard"><text:s text:c="2"/>17.051 | 3 <text:s/>| <text:s text:c="3"/>0.935 <text:s text:c="3"/>0.032 <text:s text:c="3"/>0.176 | <text:s text:c="3"/>-1.3 <text:s text:c="2"/>-74.8 <text:s text:c="2"/>-50.9</text:p>
      <text:p text:style-name="Standard"><text:s text:c="2"/>17.051 | 4 <text:s/>| <text:s text:c="3"/>1.009 <text:s text:c="2"/>-0.001 <text:s text:c="2"/>-0.012 | <text:s text:c="3"/>-9.7 <text:s text:c="2"/>-85.3 <text:s text:c="2"/>-92.2</text:p>
      <text:p text:style-name="Standard"><text:s text:c="2"/>17.051 | 5 <text:s/>| <text:s text:c="3"/>1.021 <text:s text:c="2"/>-0.075 <text:s text:c="2"/>-0.128 | <text:s/>-151.2 <text:s text:c="2"/>-80.6 <text:s text:c="2"/>121.4</text:p>
      <text:p text:style-name="Standard"><text:s text:c="2"/>17.085 | 0 <text:s/>| <text:s text:c="8"/>Comm Error <text:s text:c="8"/>| <text:s text:c="11"/>- <text:s text:c="10"/></text:p>
      <text:p text:style-name="Standard"><text:s text:c="2"/>17.085 | 1 <text:s/>| <text:s text:c="3"/>0.304 <text:s text:c="2"/>-0.925 <text:s text:c="3"/>0.081 | <text:s text:c="2"/>-85.5 <text:s text:c="2"/>-22.2 <text:s text:c="3"/>83.1</text:p>
      <text:p text:style-name="Standard"><text:s text:c="2"/>17.085 | 2 <text:s/>| <text:s text:c="3"/>0.135 <text:s text:c="3"/>0.907 <text:s text:c="3"/>0.065 | <text:s text:c="3"/>85.6 <text:s text:c="2"/>-13.7 <text:s text:c="3"/>35.4</text:p>
      <text:p text:style-name="Standard"><text:s text:c="2"/>17.085 | 3 <text:s/>| <text:s text:c="3"/>0.952 <text:s text:c="3"/>0.053 <text:s text:c="3"/>0.292 | <text:s text:c="4"/>1.2 <text:s text:c="2"/>-74.8 <text:s text:c="2"/>-53.0</text:p>
      <text:p text:style-name="Standard"><text:s text:c="2"/>17.085 | 4 <text:s/>| <text:s text:c="3"/>1.019 <text:s text:c="3"/>0.013 <text:s text:c="2"/>-0.017 | <text:s text:c="3"/>-9.3 <text:s text:c="2"/>-85.3 <text:s text:c="2"/>-69.7</text:p>
      <text:p text:style-name="Standard"><text:s text:c="2"/>17.085 | 5 <text:s/>| <text:s text:c="3"/>1.025 <text:s text:c="2"/>-0.065 <text:s text:c="2"/>-0.145 | <text:s/>-151.7 <text:s text:c="2"/>-80.5 <text:s text:c="2"/>121.9</text:p>
      <text:p text:style-name="Standard"><text:s text:c="2"/>17.118 | 0 <text:s/>| <text:s text:c="8"/>Comm Error <text:s text:c="8"/>| <text:s text:c="11"/>- <text:s text:c="10"/></text:p>
      <text:p text:style-name="Standard"><text:s text:c="2"/>17.118 | 1 <text:s/>| <text:s text:c="3"/>0.330 <text:s text:c="2"/>-0.855 <text:s text:c="3"/>0.142 | <text:s text:c="2"/>-85.0 <text:s text:c="2"/>-22.0 <text:s text:c="3"/>83.4</text:p>
      <text:p text:style-name="Standard"><text:s text:c="2"/>17.118 | 2 <text:s/>| <text:s text:c="3"/>0.181 <text:s text:c="3"/>0.955 <text:s text:c="3"/>0.082 | <text:s text:c="3"/>85.5 <text:s text:c="2"/>-13.0 <text:s text:c="3"/>35.0</text:p>
      <text:p text:style-name="Standard"><text:s text:c="2"/>17.118 | 3 <text:s/>| <text:s text:c="3"/>0.967 <text:s text:c="3"/>0.016 <text:s text:c="3"/>0.296 | <text:s text:c="4"/>2.6 <text:s text:c="2"/>-74.5 <text:s text:c="2"/>-54.2</text:p>
      <text:p text:style-name="Standard"><text:s text:c="2"/>17.118 | 4 <text:s/>| <text:s text:c="3"/>1.009 <text:s text:c="3"/>0.006 <text:s text:c="2"/>-0.033 | <text:s text:c="3"/>-5.3 <text:s text:c="2"/>-85.3 <text:s text:c="3"/>18.0</text:p>
      <text:p text:style-name="Standard"><text:s text:c="2"/>17.118 | 5 <text:s/>| <text:s text:c="3"/>1.024 <text:s text:c="2"/>-0.046 <text:s text:c="2"/>-0.182 | <text:s/>-154.3 <text:s text:c="2"/>-80.2 <text:s text:c="2"/>124.4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7.153 | 0 <text:s/>| <text:s text:c="8"/>Comm Error <text:s text:c="8"/>| <text:s text:c="11"/>- <text:s text:c="10"/></text:p>
      <text:p text:style-name="Standard"><text:s text:c="2"/>17.153 | 1 <text:s/>| <text:s text:c="3"/>0.368 <text:s text:c="2"/>-0.857 <text:s text:c="3"/>0.139 | <text:s text:c="2"/>-84.7 <text:s text:c="2"/>-21.8 <text:s text:c="3"/>84.6</text:p>
      <text:p text:style-name="Standard"><text:s text:c="2"/>17.153 | 2 <text:s/>| <text:s text:c="3"/>0.261 <text:s text:c="3"/>1.006 <text:s text:c="3"/>0.082 | <text:s text:c="3"/>85.7 <text:s text:c="2"/>-12.5 <text:s text:c="3"/>34.1</text:p>
      <text:p text:style-name="Standard"><text:s text:c="2"/>17.153 | 3 <text:s/>| <text:s text:c="3"/>1.057 <text:s text:c="2"/>-0.030 <text:s text:c="3"/>0.262 | <text:s text:c="4"/>2.3 <text:s text:c="2"/>-74.5 <text:s text:c="2"/>-54.1</text:p>
      <text:p text:style-name="Standard"><text:soft-page-break/><text:s text:c="2"/>17.153 | 4 <text:s/>| <text:s text:c="3"/>1.020 <text:s text:c="3"/>0.007 <text:s text:c="2"/>-0.057 | <text:s text:c="2"/>169.5 <text:s text:c="2"/>-85.3 <text:s text:c="3"/>43.6</text:p>
      <text:p text:style-name="Standard"><text:s text:c="2"/>17.153 | 5 <text:s/>| <text:s text:c="3"/>1.026 <text:s text:c="2"/>-0.063 <text:s text:c="2"/>-0.162 | <text:s/>-155.2 <text:s text:c="2"/>-80.1 <text:s text:c="2"/>125.3</text:p>
      <text:p text:style-name="Standard"><text:s text:c="2"/>17.187 | 0 <text:s/>| <text:s text:c="8"/>Comm Error <text:s text:c="8"/>| <text:s text:c="11"/>- <text:s text:c="10"/></text:p>
      <text:p text:style-name="Standard"><text:s text:c="2"/>17.187 | 1 <text:s/>| <text:s text:c="3"/>0.356 <text:s text:c="2"/>-0.884 <text:s text:c="3"/>0.115 | <text:s text:c="2"/>-84.7 <text:s text:c="2"/>-21.2 <text:s text:c="3"/>85.0</text:p>
      <text:p text:style-name="Standard"><text:s text:c="2"/>17.187 | 2 <text:s/>| <text:s text:c="3"/>0.263 <text:s text:c="3"/>0.990 <text:s text:c="3"/>0.069 | <text:s text:c="3"/>85.9 <text:s text:c="2"/>-12.4 <text:s text:c="3"/>33.5</text:p>
      <text:p text:style-name="Standard"><text:s text:c="2"/>17.187 | 3 <text:s/>| <text:s text:c="3"/>1.023 <text:s text:c="2"/>-0.033 <text:s text:c="3"/>0.251 | <text:s text:c="4"/>1.2 <text:s text:c="2"/>-74.8 <text:s text:c="2"/>-53.2</text:p>
      <text:p text:style-name="Standard"><text:s text:c="2"/>17.187 | 4 <text:s/>| <text:s text:c="3"/>1.013 <text:s text:c="2"/>-0.010 <text:s text:c="2"/>-0.022 | <text:s/>-175.6 <text:s text:c="2"/>-85.3 <text:s text:c="3"/>36.7</text:p>
      <text:p text:style-name="Standard"><text:s text:c="2"/>17.187 | 5 <text:s/>| <text:s text:c="3"/>1.023 <text:s text:c="2"/>-0.071 <text:s text:c="2"/>-0.141 | <text:s/>-154.4 <text:s text:c="2"/>-80.1 <text:s text:c="2"/>124.5</text:p>
      <text:p text:style-name="Standard"><text:s text:c="2"/>17.221 | 0 <text:s/>| <text:s text:c="8"/>Comm Error <text:s text:c="8"/>| <text:s text:c="11"/>- <text:s text:c="10"/></text:p>
      <text:p text:style-name="Standard"><text:s text:c="2"/>17.221 | 1 <text:s/>| <text:s text:c="3"/>0.345 <text:s text:c="2"/>-0.919 <text:s text:c="3"/>0.105 | <text:s text:c="2"/>-84.6 <text:s text:c="2"/>-20.5 <text:s text:c="3"/>85.1</text:p>
      <text:p text:style-name="Standard"><text:s text:c="2"/>17.221 | 2 <text:s/>| <text:s text:c="3"/>0.249 <text:s text:c="3"/>0.992 <text:s text:c="3"/>0.071 | <text:s text:c="3"/>85.8 <text:s text:c="2"/>-12.5 <text:s text:c="3"/>33.3</text:p>
      <text:p text:style-name="Standard"><text:s text:c="2"/>17.221 | 3 <text:s/>| <text:s text:c="3"/>0.988 <text:s text:c="2"/>-0.011 <text:s text:c="3"/>0.245 | <text:s text:c="4"/>0.6 <text:s text:c="2"/>-75.1 <text:s text:c="2"/>-52.7</text:p>
      <text:p text:style-name="Standard"><text:s text:c="2"/>17.221 | 4 <text:s/>| <text:s text:c="3"/>1.000 <text:s text:c="2"/>-0.010 <text:s text:c="3"/>0.031 | <text:s text:c="2"/>-63.8 <text:s text:c="2"/>-85.3 <text:s text:c="4"/>7.6</text:p>
      <text:p text:style-name="Standard"><text:s text:c="2"/>17.221 | 5 <text:s/>| <text:s text:c="3"/>1.017 <text:s text:c="2"/>-0.066 <text:s text:c="2"/>-0.114 | <text:s/>-153.4 <text:s text:c="2"/>-80.3 <text:s text:c="2"/>123.4</text:p>
      <text:p text:style-name="Standard"><text:s text:c="2"/>17.256 | 0 <text:s/>| <text:s text:c="8"/>Comm Error <text:s text:c="8"/>| <text:s text:c="11"/>- <text:s text:c="10"/></text:p>
      <text:p text:style-name="Standard"><text:s text:c="2"/>17.256 | 1 <text:s/>| <text:s text:c="3"/>0.320 <text:s text:c="2"/>-0.948 <text:s text:c="3"/>0.080 | <text:s text:c="2"/>-84.6 <text:s text:c="2"/>-19.7 <text:s text:c="3"/>84.7</text:p>
      <text:p text:style-name="Standard"><text:s text:c="2"/>17.256 | 2 <text:s/>| <text:s text:c="3"/>0.277 <text:s text:c="3"/>1.040 <text:s text:c="3"/>0.180 | <text:s text:c="3"/>84.9 <text:s text:c="2"/>-12.8 <text:s text:c="3"/>33.7</text:p>
      <text:p text:style-name="Standard"><text:s text:c="2"/>17.256 | 3 <text:s/>| <text:s text:c="3"/>0.985 <text:s text:c="2"/>-0.011 <text:s text:c="3"/>0.288 | <text:s text:c="4"/>0.3 <text:s text:c="2"/>-75.1 <text:s text:c="2"/>-52.6</text:p>
      <text:p text:style-name="Standard"><text:s text:c="2"/>17.256 | 4 <text:s/>| <text:s text:c="3"/>1.015 <text:s text:c="3"/>0.001 <text:s text:c="3"/>0.052 | <text:s text:c="3"/>-8.0 <text:s text:c="2"/>-85.3 <text:s text:c="2"/>-95.3</text:p>
      <text:p text:style-name="Standard"><text:s text:c="2"/>17.256 | 5 <text:s/>| <text:s text:c="3"/>1.018 <text:s text:c="2"/>-0.081 <text:s text:c="2"/>-0.115 | <text:s/>-151.8 <text:s text:c="2"/>-80.5 <text:s text:c="2"/>121.7</text:p>
      <text:p text:style-name="Standard"><text:s text:c="2"/>17.290 | 0 <text:s/>| <text:s text:c="8"/>Comm Error <text:s text:c="8"/>| <text:s text:c="11"/>- <text:s text:c="10"/></text:p>
      <text:p text:style-name="Standard"><text:s text:c="2"/>17.290 | 1 <text:s/>| <text:s text:c="3"/>0.315 <text:s text:c="2"/>-0.964 <text:s text:c="3"/>0.078 | <text:s text:c="2"/>-84.5 <text:s text:c="2"/>-19.1 <text:s text:c="3"/>84.5</text:p>
      <text:p text:style-name="Standard"><text:s text:c="2"/>17.290 | 2 <text:s/>| <text:s text:c="3"/>0.217 <text:s text:c="3"/>1.105 <text:s text:c="3"/>0.259 | <text:s text:c="3"/>82.3 <text:s text:c="2"/>-13.3 <text:s text:c="3"/>34.1</text:p>
      <text:p text:style-name="Standard"><text:s text:c="2"/>17.290 | 3 <text:s/>| <text:s text:c="3"/>0.965 <text:s text:c="2"/>-0.024 <text:s text:c="3"/>0.284 | <text:s text:c="3"/>-0.3 <text:s text:c="2"/>-74.9 <text:s text:c="2"/>-51.9</text:p>
      <text:p text:style-name="Standard"><text:s text:c="2"/>17.290 | 4 <text:s/>| <text:s text:c="3"/>0.995 <text:s text:c="2"/>-0.018 <text:s text:c="3"/>0.057 | <text:s text:c="3"/>-9.5 <text:s text:c="2"/>-85.2 <text:s/>-105.4</text:p>
      <text:p text:style-name="Standard"><text:s text:c="2"/>17.290 | 5 <text:s/>| <text:s text:c="3"/>1.019 <text:s text:c="2"/>-0.086 <text:s text:c="2"/>-0.115 | <text:s/>-150.3 <text:s text:c="2"/>-80.6 <text:s text:c="2"/>120.2</text:p>
      <text:p text:style-name="Standard"><text:s text:c="2"/>17.325 | 0 <text:s/>| <text:s text:c="8"/>Comm Error <text:s text:c="8"/>| <text:s text:c="11"/>- <text:s text:c="10"/></text:p>
      <text:p text:style-name="Standard"><text:s text:c="2"/>17.325 | 1 <text:s/>| <text:s text:c="3"/>0.338 <text:s text:c="2"/>-0.971 <text:s text:c="3"/>0.071 | <text:s text:c="2"/>-84.4 <text:s text:c="2"/>-18.7 <text:s text:c="3"/>84.6</text:p>
      <text:p text:style-name="Standard"><text:s text:c="2"/>17.325 | 2 <text:s/>| <text:s text:c="3"/>0.202 <text:s text:c="3"/>1.059 <text:s text:c="3"/>0.198 | <text:s text:c="3"/>80.1 <text:s text:c="2"/>-14.0 <text:s text:c="3"/>32.7</text:p>
      <text:p text:style-name="Standard"><text:s text:c="2"/>17.325 | 3 <text:s/>| <text:s text:c="3"/>0.994 <text:s text:c="2"/>-0.014 <text:s text:c="3"/>0.257 | <text:s text:c="3"/>-0.9 <text:s text:c="2"/>-74.9 <text:s text:c="2"/>-51.4</text:p>
      <text:p text:style-name="Standard"><text:s text:c="2"/>17.325 | 4 <text:s/>| <text:s text:c="3"/>1.002 <text:s text:c="2"/>-0.012 <text:s text:c="3"/>0.032 | <text:s text:c="2"/>-12.8 <text:s text:c="2"/>-85.2 <text:s/>-103.6</text:p>
      <text:p text:style-name="Standard"><text:s text:c="2"/>17.325 | 5 <text:s/>| <text:s text:c="3"/>1.020 <text:s text:c="2"/>-0.068 <text:s text:c="2"/>-0.125 | <text:s/>-150.0 <text:s text:c="2"/>-80.6 <text:s text:c="2"/>119.9</text:p>
      <text:p text:style-name="Standard"><text:s text:c="2"/>17.359 | 0 <text:s/>| <text:s text:c="8"/>Comm Error <text:s text:c="8"/>| <text:s text:c="11"/>- <text:s text:c="10"/></text:p>
      <text:p text:style-name="Standard"><text:s text:c="2"/>17.359 | 1 <text:s/>| <text:s text:c="3"/>0.340 <text:s text:c="2"/>-0.933 <text:s text:c="3"/>0.062 | <text:s text:c="2"/>-84.5 <text:s text:c="2"/>-18.5 <text:s text:c="3"/>85.0</text:p>
      <text:p text:style-name="Standard"><text:s text:c="2"/>17.359 | 2 <text:s/>| <text:s text:c="3"/>0.325 <text:s text:c="3"/>0.964 <text:s text:c="3"/>0.023 | <text:s text:c="3"/>79.3 <text:s text:c="2"/>-15.9 <text:s text:c="3"/>30.2</text:p>
      <text:p text:style-name="Standard"><text:s text:c="2"/>17.359 | 3 <text:s/>| <text:s text:c="3"/>0.977 <text:s text:c="2"/>-0.002 <text:s text:c="3"/>0.197 | <text:s text:c="3"/>-1.0 <text:s text:c="2"/>-75.0 <text:s text:c="2"/>-51.3</text:p>
      <text:p text:style-name="Standard"><text:s text:c="2"/>17.359 | 4 <text:s/>| <text:s text:c="3"/>1.011 <text:s text:c="3"/>0.009 <text:s text:c="3"/>0.003 | <text:s text:c="2"/>-10.8 <text:s text:c="2"/>-85.2 <text:s/>-104.0</text:p>
      <text:p text:style-name="Standard"><text:s text:c="2"/>17.359 | 5 <text:s/>| <text:s text:c="3"/>1.021 <text:s text:c="2"/>-0.065 <text:s text:c="2"/>-0.138 | <text:s/>-150.8 <text:s text:c="2"/>-80.6 <text:s text:c="2"/>120.6</text:p>
      <text:p text:style-name="Standard"><text:s text:c="2"/>17.393 | 0 <text:s/>| <text:s text:c="8"/>Comm Error <text:s text:c="8"/>| <text:s text:c="11"/>- <text:s text:c="10"/></text:p>
      <text:p text:style-name="Standard"><text:s text:c="2"/>17.393 | 1 <text:s/>| <text:s text:c="3"/>0.350 <text:s text:c="2"/>-0.909 <text:s text:c="3"/>0.056 | <text:s text:c="2"/>-84.6 <text:s text:c="2"/>-18.5 <text:s text:c="3"/>86.0</text:p>
      <text:p text:style-name="Standard"><text:s text:c="2"/>17.393 | 2 <text:s/>| <text:s text:c="3"/>0.350 <text:s text:c="3"/>0.888 <text:s text:c="2"/>-0.082 | <text:s text:c="3"/>80.2 <text:s text:c="2"/>-17.9 <text:s text:c="3"/>27.6</text:p>
      <text:p text:style-name="Standard"><text:s text:c="2"/>17.393 | 3 <text:s/>| <text:s text:c="3"/>0.987 <text:s text:c="3"/>0.019 <text:s text:c="3"/>0.190 | <text:s text:c="3"/>-0.2 <text:s text:c="2"/>-75.3 <text:s text:c="2"/>-52.1</text:p>
      <text:p text:style-name="Standard"><text:s text:c="2"/>17.393 | 4 <text:s/>| <text:s text:c="3"/>1.015 <text:s text:c="3"/>0.010 <text:s text:c="2"/>-0.009 | <text:s text:c="3"/>-7.0 <text:s text:c="2"/>-85.2 <text:s/>-104.1</text:p>
      <text:p text:style-name="Standard"><text:s text:c="2"/>17.393 | 5 <text:s/>| <text:s text:c="3"/>1.023 <text:s text:c="2"/>-0.065 <text:s text:c="2"/>-0.140 | <text:s/>-151.5 <text:s text:c="2"/>-80.5 <text:s text:c="2"/>121.3</text:p>
      <text:p text:style-name="Standard"><text:s text:c="2"/>17.427 | 0 <text:s/>| <text:s text:c="8"/>Comm Error <text:s text:c="8"/>| <text:s text:c="11"/>- <text:s text:c="10"/></text:p>
      <text:p text:style-name="Standard"><text:s text:c="2"/>17.427 | 1 <text:s/>| <text:s text:c="3"/>0.371 <text:s text:c="2"/>-0.923 <text:s text:c="3"/>0.063 | <text:s text:c="2"/>-84.9 <text:s text:c="2"/>-18.5 <text:s text:c="3"/>86.9</text:p>
      <text:p text:style-name="Standard"><text:s text:c="2"/>17.427 | 2 <text:s/>| <text:s text:c="3"/>0.369 <text:s text:c="3"/>0.857 <text:s text:c="3"/>0.006 | <text:s text:c="3"/>81.0 <text:s text:c="2"/>-19.3 <text:s text:c="3"/>25.7</text:p>
      <text:p text:style-name="Standard"><text:s text:c="2"/>17.427 | 3 <text:s/>| <text:s text:c="3"/>0.999 <text:s text:c="3"/>0.017 <text:s text:c="3"/>0.239 | <text:s text:c="4"/>0.8 <text:s text:c="2"/>-75.4 <text:s text:c="2"/>-52.8</text:p>
      <text:p text:style-name="Standard"><text:s text:c="2"/>17.427 | 4 <text:s/>| <text:s text:c="3"/>1.007 <text:s text:c="3"/>0.006 <text:s text:c="3"/>0.003 | <text:s text:c="3"/>-1.8 <text:s text:c="2"/>-85.3 <text:s/>-104.4</text:p>
      <text:p text:style-name="Standard"><text:soft-page-break/><text:s text:c="2"/>17.427 | 5 <text:s/>| <text:s text:c="3"/>1.019 <text:s text:c="2"/>-0.059 <text:s text:c="2"/>-0.124 | <text:s/>-152.2 <text:s text:c="2"/>-80.6 <text:s text:c="2"/>122.0</text:p>
      <text:p text:style-name="Standard"><text:s text:c="2"/>17.461 | 0 <text:s/>| <text:s text:c="8"/>Comm Error <text:s text:c="8"/>| <text:s text:c="11"/>- <text:s text:c="10"/></text:p>
      <text:p text:style-name="Standard"><text:s text:c="2"/>17.461 | 1 <text:s/>| <text:s text:c="3"/>0.377 <text:s text:c="2"/>-0.939 <text:s text:c="3"/>0.069 | <text:s text:c="2"/>-85.1 <text:s text:c="2"/>-18.5 <text:s text:c="3"/>87.9</text:p>
      <text:p text:style-name="Standard"><text:s text:c="2"/>17.461 | 2 <text:s/>| <text:s text:c="3"/>0.307 <text:s text:c="3"/>0.896 <text:s text:c="3"/>0.102 | <text:s text:c="3"/>81.1 <text:s text:c="2"/>-19.4 <text:s text:c="3"/>25.0</text:p>
      <text:p text:style-name="Standard"><text:s text:c="2"/>17.461 | 3 <text:s/>| <text:s text:c="3"/>1.009 <text:s text:c="3"/>0.000 <text:s text:c="3"/>0.287 | <text:s text:c="4"/>1.5 <text:s text:c="2"/>-75.2 <text:s text:c="2"/>-53.1</text:p>
      <text:p text:style-name="Standard"><text:s text:c="2"/>17.461 | 4 <text:s/>| <text:s text:c="3"/>1.008 <text:s text:c="3"/>0.008 <text:s text:c="3"/>0.003 | <text:s text:c="3"/>-0.1 <text:s text:c="2"/>-85.3 <text:s/>-103.1</text:p>
      <text:p text:style-name="Standard"><text:s text:c="2"/>17.461 | 5 <text:s/>| <text:s text:c="3"/>1.020 <text:s text:c="2"/>-0.072 <text:s text:c="2"/>-0.149 | <text:s/>-152.2 <text:s text:c="2"/>-80.4 <text:s text:c="2"/>122.0</text:p>
      <text:p text:style-name="Standard"><text:s text:c="2"/>17.495 | 0 <text:s/>| <text:s text:c="8"/>Comm Error <text:s text:c="8"/>| <text:s text:c="11"/>- <text:s text:c="10"/></text:p>
      <text:p text:style-name="Standard"><text:s text:c="2"/>17.495 | 1 <text:s/>| <text:s text:c="3"/>0.372 <text:s text:c="2"/>-0.952 <text:s text:c="3"/>0.061 | <text:s text:c="2"/>-85.6 <text:s text:c="2"/>-18.5 <text:s text:c="3"/>88.7</text:p>
      <text:p text:style-name="Standard"><text:s text:c="2"/>17.495 | 2 <text:s/>| <text:s text:c="3"/>0.274 <text:s text:c="3"/>0.917 <text:s text:c="3"/>0.235 | <text:s text:c="3"/>80.4 <text:s text:c="2"/>-18.7 <text:s text:c="3"/>25.0</text:p>
      <text:p text:style-name="Standard"><text:s text:c="2"/>17.495 | 3 <text:s/>| <text:s text:c="3"/>0.981 <text:s text:c="2"/>-0.009 <text:s text:c="3"/>0.284 | <text:s text:c="4"/>1.5 <text:s text:c="2"/>-74.9 <text:s text:c="2"/>-52.8</text:p>
      <text:p text:style-name="Standard"><text:s text:c="2"/>17.495 | 4 <text:s/>| <text:s text:c="3"/>1.021 <text:s text:c="3"/>0.011 <text:s text:c="2"/>-0.021 | <text:s text:c="3"/>14.9 <text:s text:c="2"/>-85.3 <text:s text:c="2"/>-78.8</text:p>
      <text:p text:style-name="Standard"><text:s text:c="2"/>17.495 | 5 <text:s/>| <text:s text:c="3"/>1.026 <text:s text:c="2"/>-0.058 <text:s text:c="2"/>-0.174 | <text:s/>-153.4 <text:s text:c="2"/>-80.2 <text:s text:c="2"/>123.8</text:p>
      <text:p text:style-name="Standard"><text:s text:c="2"/>17.530 | 0 <text:s/>| <text:s text:c="8"/>Comm Error <text:s text:c="8"/>| <text:s text:c="11"/>- <text:s text:c="10"/></text:p>
      <text:p text:style-name="Standard"><text:s text:c="2"/>17.530 | 1 <text:s/>| <text:s text:c="3"/>0.343 <text:s text:c="2"/>-0.975 <text:s text:c="3"/>0.052 | <text:s text:c="2"/>-85.9 <text:s text:c="2"/>-18.4 <text:s text:c="3"/>89.0</text:p>
      <text:p text:style-name="Standard"><text:s text:c="2"/>17.530 | 2 <text:s/>| <text:s text:c="3"/>0.292 <text:s text:c="3"/>0.887 <text:s text:c="3"/>0.275 | <text:s text:c="3"/>79.6 <text:s text:c="2"/>-18.2 <text:s text:c="3"/>25.5</text:p>
      <text:p text:style-name="Standard"><text:s text:c="2"/>17.530 | 3 <text:s/>| <text:s text:c="3"/>1.028 <text:s text:c="2"/>-0.029 <text:s text:c="3"/>0.264 | <text:s text:c="4"/>0.7 <text:s text:c="2"/>-75.0 <text:s text:c="2"/>-51.9</text:p>
      <text:p text:style-name="Standard"><text:s text:c="2"/>17.530 | 4 <text:s/>| <text:s text:c="3"/>1.022 <text:s text:c="2"/>-0.001 <text:s text:c="2"/>-0.030 | <text:s text:c="3"/>15.0 <text:s text:c="2"/>-85.3 <text:s text:c="4"/>8.9</text:p>
      <text:p text:style-name="Standard"><text:s text:c="2"/>17.530 | 5 <text:s/>| <text:s text:c="3"/>1.016 <text:s text:c="2"/>-0.061 <text:s text:c="2"/>-0.140 | <text:s/>-154.4 <text:s text:c="2"/>-80.2 <text:s text:c="2"/>124.5</text:p>
      <text:p text:style-name="Standard"><text:s text:c="2"/>17.564 | 0 <text:s/>| <text:s text:c="8"/>Comm Error <text:s text:c="8"/>| <text:s text:c="11"/>- <text:s text:c="10"/></text:p>
      <text:p text:style-name="Standard"><text:s text:c="2"/>17.564 | 1 <text:s/>| <text:s text:c="3"/>0.334 <text:s text:c="2"/>-0.979 <text:s text:c="3"/>0.058 | <text:s text:c="2"/>-86.2 <text:s text:c="2"/>-18.4 <text:s text:c="3"/>89.3</text:p>
      <text:p text:style-name="Standard"><text:s text:c="2"/>17.564 | 2 <text:s/>| <text:s text:c="3"/>0.282 <text:s text:c="3"/>0.881 <text:s text:c="3"/>0.283 | <text:s text:c="3"/>78.8 <text:s text:c="2"/>-17.8 <text:s text:c="3"/>26.4</text:p>
      <text:p text:style-name="Standard"><text:s text:c="2"/>17.564 | 3 <text:s/>| <text:s text:c="3"/>0.996 <text:s text:c="2"/>-0.023 <text:s text:c="3"/>0.257 | <text:s text:c="4"/>0.1 <text:s text:c="2"/>-75.2 <text:s text:c="2"/>-51.2</text:p>
      <text:p text:style-name="Standard"><text:s text:c="2"/>17.564 | 4 <text:s/>| <text:s text:c="3"/>1.001 <text:s text:c="2"/>-0.006 <text:s text:c="3"/>0.001 | <text:s text:c="3"/>-0.9 <text:s text:c="2"/>-85.3 <text:s text:c="3"/>-6.7</text:p>
      <text:p text:style-name="Standard"><text:s text:c="2"/>17.564 | 5 <text:s/>| <text:s text:c="3"/>1.019 <text:s text:c="2"/>-0.064 <text:s text:c="2"/>-0.127 | <text:s/>-154.2 <text:s text:c="2"/>-80.2 <text:s text:c="2"/>124.3</text:p>
      <text:p text:style-name="Standard"><text:s text:c="2"/>17.598 | 0 <text:s/>| <text:s text:c="8"/>Comm Error <text:s text:c="8"/>| <text:s text:c="11"/>- <text:s text:c="10"/></text:p>
      <text:p text:style-name="Standard"><text:s text:c="2"/>17.598 | 1 <text:s/>| <text:s text:c="3"/>0.343 <text:s text:c="2"/>-0.934 <text:s text:c="3"/>0.067 | <text:s text:c="2"/>-86.2 <text:s text:c="2"/>-18.7 <text:s text:c="3"/>89.4</text:p>
      <text:p text:style-name="Standard"><text:s text:c="2"/>17.598 | 2 <text:s/>| <text:s text:c="3"/>0.262 <text:s text:c="3"/>0.868 <text:s text:c="3"/>0.257 | <text:s text:c="3"/>78.4 <text:s text:c="2"/>-17.2 <text:s text:c="3"/>27.6</text:p>
      <text:p text:style-name="Standard"><text:s text:c="2"/>17.598 | 3 <text:s/>| <text:s text:c="3"/>0.971 <text:s text:c="2"/>-0.021 <text:s text:c="3"/>0.278 | <text:s text:c="3"/>-0.6 <text:s text:c="2"/>-75.3 <text:s text:c="2"/>-50.4</text:p>
      <text:p text:style-name="Standard"><text:s text:c="2"/>17.598 | 4 <text:s/>| <text:s text:c="3"/>1.008 <text:s text:c="3"/>0.006 <text:s text:c="3"/>0.010 | <text:s text:c="3"/>11.0 <text:s text:c="2"/>-85.3 <text:s text:c="3"/>-9.6</text:p>
      <text:p text:style-name="Standard"><text:s text:c="2"/>17.598 | 5 <text:s/>| <text:s text:c="3"/>1.022 <text:s text:c="2"/>-0.072 <text:s text:c="2"/>-0.148 | <text:s/>-153.8 <text:s text:c="2"/>-80.2 <text:s text:c="2"/>123.9</text:p>
      <text:p text:style-name="Standard"><text:s text:c="2"/>17.633 | 0 <text:s/>| <text:s text:c="8"/>Comm Error <text:s text:c="8"/>| <text:s text:c="11"/>- <text:s text:c="10"/></text:p>
      <text:p text:style-name="Standard"><text:s text:c="2"/>17.633 | 1 <text:s/>| <text:s text:c="3"/>0.321 <text:s text:c="2"/>-0.920 <text:s text:c="3"/>0.080 | <text:s text:c="2"/>-86.0 <text:s text:c="2"/>-19.0 <text:s text:c="3"/>89.6</text:p>
      <text:p text:style-name="Standard"><text:s text:c="2"/>17.633 | 2 <text:s/>| <text:s text:c="3"/>0.250 <text:s text:c="3"/>0.902 <text:s text:c="3"/>0.223 | <text:s text:c="3"/>78.4 <text:s text:c="2"/>-16.0 <text:s text:c="3"/>29.3</text:p>
      <text:p text:style-name="Standard"><text:s text:c="2"/>17.633 | 3 <text:s/>| <text:s text:c="3"/>0.992 <text:s text:c="3"/>0.031 <text:s text:c="3"/>0.269 | <text:s text:c="3"/>-0.1 <text:s text:c="2"/>-75.0 <text:s text:c="2"/>-51.0</text:p>
      <text:p text:style-name="Standard"><text:s text:c="2"/>17.633 | 4 <text:s/>| <text:s text:c="3"/>1.008 <text:s text:c="2"/>-0.011 <text:s text:c="3"/>0.028 | <text:s text:c="3"/>-0.8 <text:s text:c="2"/>-85.3 <text:s text:c="2"/>-69.4</text:p>
      <text:p text:style-name="Standard"><text:s text:c="2"/>17.633 | 5 <text:s/>| <text:s text:c="3"/>1.019 <text:s text:c="2"/>-0.064 <text:s text:c="2"/>-0.106 | <text:s/>-153.4 <text:s text:c="2"/>-80.4 <text:s text:c="2"/>123.6</text:p>
      <text:p text:style-name="Standard"><text:s text:c="2"/>17.667 | 0 <text:s/>| <text:s text:c="8"/>Comm Error <text:s text:c="8"/>| <text:s text:c="11"/>- <text:s text:c="10"/></text:p>
      <text:p text:style-name="Standard"><text:s text:c="2"/>17.667 | 1 <text:s/>| <text:s text:c="3"/>0.319 <text:s text:c="2"/>-0.925 <text:s text:c="3"/>0.073 | <text:s text:c="2"/>-85.9 <text:s text:c="2"/>-19.2 <text:s text:c="3"/>89.9</text:p>
      <text:p text:style-name="Standard"><text:s text:c="2"/>17.667 | 2 <text:s/>| <text:s text:c="3"/>0.247 <text:s text:c="3"/>0.963 <text:s text:c="3"/>0.179 | <text:s text:c="3"/>78.9 <text:s text:c="2"/>-15.0 <text:s text:c="3"/>30.2</text:p>
      <text:p text:style-name="Standard"><text:s text:c="2"/>17.667 | 3 <text:s/>| <text:s text:c="3"/>0.994 <text:s text:c="3"/>0.036 <text:s text:c="3"/>0.163 | <text:s text:c="4"/>1.0 <text:s text:c="2"/>-75.3 <text:s text:c="2"/>-52.2</text:p>
      <text:p text:style-name="Standard"><text:s text:c="2"/>17.667 | 4 <text:s/>| <text:s text:c="3"/>1.002 <text:s text:c="3"/>0.000 <text:s text:c="3"/>0.037 | <text:s text:c="3"/>-2.0 <text:s text:c="2"/>-85.3 <text:s text:c="2"/>-99.7</text:p>
      <text:p text:style-name="Standard"><text:s text:c="2"/>17.667 | 5 <text:s/>| <text:s text:c="3"/>1.014 <text:s text:c="2"/>-0.078 <text:s text:c="2"/>-0.087 | <text:s/>-151.6 <text:s text:c="2"/>-80.7 <text:s text:c="2"/>121.8</text:p>
      <text:p text:style-name="Standard"><text:s text:c="2"/>17.701 | 0 <text:s/>| <text:s text:c="8"/>Comm Error <text:s text:c="8"/>| <text:s text:c="11"/>- <text:s text:c="10"/></text:p>
      <text:p text:style-name="Standard"><text:s text:c="2"/>17.701 | 1 <text:s/>| <text:s text:c="3"/>0.330 <text:s text:c="2"/>-0.932 <text:s text:c="3"/>0.066 | <text:s text:c="2"/>-86.0 <text:s text:c="2"/>-19.2 <text:s text:c="3"/>90.5</text:p>
      <text:p text:style-name="Standard"><text:s text:c="2"/>17.701 | 2 <text:s/>| <text:s text:c="3"/>0.329 <text:s text:c="3"/>1.035 <text:s text:c="3"/>0.145 | <text:s text:c="3"/>79.6 <text:s text:c="2"/>-14.4 <text:s text:c="3"/>31.0</text:p>
      <text:p text:style-name="Standard"><text:s text:c="2"/>17.701 | 3 <text:s/>| <text:s text:c="3"/>0.993 <text:s text:c="3"/>0.008 <text:s text:c="3"/>0.226 | <text:s text:c="4"/>2.0 <text:s text:c="2"/>-75.8 <text:s text:c="2"/>-52.8</text:p>
      <text:p text:style-name="Standard"><text:s text:c="2"/>17.701 | 4 <text:s/>| <text:s text:c="3"/>1.000 <text:s text:c="3"/>0.001 <text:s text:c="3"/>0.018 | <text:s text:c="3"/>-1.8 <text:s text:c="2"/>-85.3 <text:s/>-101.2</text:p>
      <text:p text:style-name="Standard"><text:s text:c="2"/>17.701 | 5 <text:s/>| <text:s text:c="3"/>1.019 <text:s text:c="2"/>-0.068 <text:s text:c="2"/>-0.140 | <text:s/>-151.9 <text:s text:c="2"/>-80.7 <text:s text:c="2"/>122.0</text:p>
      <text:p text:style-name="Standard"><text:soft-page-break/><text:s text:c="2"/>17.735 | 0 <text:s/>| <text:s text:c="8"/>Comm Error <text:s text:c="8"/>| <text:s text:c="11"/>- <text:s text:c="10"/></text:p>
      <text:p text:style-name="Standard"><text:s text:c="2"/>17.735 | 1 <text:s/>| <text:s text:c="3"/>0.330 <text:s text:c="2"/>-0.935 <text:s text:c="3"/>0.073 | <text:s text:c="2"/>-86.1 <text:s text:c="2"/>-19.2 <text:s text:c="3"/>91.1</text:p>
      <text:p text:style-name="Standard"><text:s text:c="2"/>17.735 | 2 <text:s/>| <text:s text:c="3"/>0.353 <text:s text:c="3"/>1.069 <text:s text:c="3"/>0.135 | <text:s text:c="3"/>80.2 <text:s text:c="2"/>-14.2 <text:s text:c="3"/>31.9</text:p>
      <text:p text:style-name="Standard"><text:s text:c="2"/>17.735 | 3 <text:s/>| <text:s text:c="3"/>1.001 <text:s text:c="2"/>-0.009 <text:s text:c="3"/>0.283 | <text:s text:c="4"/>1.9 <text:s text:c="2"/>-75.6 <text:s text:c="2"/>-52.3</text:p>
      <text:p text:style-name="Standard"><text:s text:c="2"/>17.735 | 4 <text:s/>| <text:s text:c="3"/>1.003 <text:s text:c="3"/>0.004 <text:s text:c="2"/>-0.002 | <text:s text:c="4"/>3.6 <text:s text:c="2"/>-85.3 <text:s text:c="2"/>-73.9</text:p>
      <text:p text:style-name="Standard"><text:s text:c="2"/>17.735 | 5 <text:s/>| <text:s text:c="3"/>1.024 <text:s text:c="2"/>-0.049 <text:s text:c="2"/>-0.157 | <text:s/>-154.2 <text:s text:c="2"/>-80.5 <text:s text:c="2"/>124.5</text:p>
      <text:p text:style-name="Standard"><text:s text:c="2"/>17.770 | 0 <text:s/>| <text:s text:c="8"/>Comm Error <text:s text:c="8"/>| <text:s text:c="11"/>- <text:s text:c="10"/></text:p>
      <text:p text:style-name="Standard"><text:s text:c="2"/>17.770 | 1 <text:s/>| <text:s text:c="3"/>0.334 <text:s text:c="2"/>-0.928 <text:s text:c="3"/>0.073 | <text:s text:c="2"/>-86.1 <text:s text:c="2"/>-19.2 <text:s text:c="3"/>91.3</text:p>
      <text:p text:style-name="Standard"><text:s text:c="2"/>17.770 | 2 <text:s/>| <text:s text:c="3"/>0.314 <text:s text:c="3"/>1.023 <text:s text:c="3"/>0.088 | <text:s text:c="3"/>80.8 <text:s text:c="2"/>-14.4 <text:s text:c="3"/>32.3</text:p>
      <text:p text:style-name="Standard"><text:s text:c="2"/>17.770 | 3 <text:s/>| <text:s text:c="3"/>1.007 <text:s text:c="2"/>-0.007 <text:s text:c="3"/>0.297 | <text:s text:c="4"/>1.4 <text:s text:c="2"/>-75.1 <text:s text:c="2"/>-51.4</text:p>
      <text:p text:style-name="Standard"><text:s text:c="2"/>17.770 | 4 <text:s/>| <text:s text:c="3"/>1.005 <text:s text:c="3"/>0.004 <text:s text:c="3"/>0.004 | <text:s text:c="3"/>21.8 <text:s text:c="2"/>-85.3 <text:s text:c="3"/>20.7</text:p>
      <text:p text:style-name="Standard"><text:s text:c="2"/>17.770 | 5 <text:s/>| <text:s text:c="3"/>1.021 <text:s text:c="2"/>-0.067 <text:s text:c="2"/>-0.141 | <text:s/>-154.9 <text:s text:c="2"/>-80.4 <text:s text:c="2"/>125.1</text:p>
      <text:p text:style-name="Standard"><text:s text:c="2"/>17.804 | 0 <text:s/>| <text:s text:c="8"/>Comm Error <text:s text:c="8"/>| <text:s text:c="11"/>- <text:s text:c="10"/></text:p>
      <text:p text:style-name="Standard"><text:s text:c="2"/>17.804 | 1 <text:s/>| <text:s text:c="3"/>0.328 <text:s text:c="2"/>-0.940 <text:s text:c="3"/>0.073 | <text:s text:c="2"/>-85.9 <text:s text:c="2"/>-19.3 <text:s text:c="3"/>91.5</text:p>
      <text:p text:style-name="Standard"><text:s text:c="2"/>17.804 | 2 <text:s/>| <text:s text:c="3"/>0.312 <text:s text:c="3"/>0.983 <text:s text:c="3"/>0.093 | <text:s text:c="3"/>81.3 <text:s text:c="2"/>-15.1 <text:s text:c="3"/>32.1</text:p>
      <text:p text:style-name="Standard"><text:s text:c="2"/>17.804 | 3 <text:s/>| <text:s text:c="3"/>0.998 <text:s text:c="2"/>-0.000 <text:s text:c="3"/>0.265 | <text:s text:c="4"/>1.2 <text:s text:c="2"/>-74.9 <text:s text:c="2"/>-51.0</text:p>
      <text:p text:style-name="Standard"><text:s text:c="2"/>17.804 | 4 <text:s/>| <text:s text:c="3"/>1.013 <text:s text:c="3"/>0.001 <text:s text:c="3"/>0.013 | <text:s text:c="3"/>65.2 <text:s text:c="2"/>-85.3 <text:s text:c="3"/>39.3</text:p>
      <text:p text:style-name="Standard"><text:s text:c="2"/>17.804 | 5 <text:s/>| <text:s text:c="3"/>1.022 <text:s text:c="2"/>-0.067 <text:s text:c="2"/>-0.148 | <text:s/>-155.1 <text:s text:c="2"/>-80.4 <text:s text:c="2"/>125.4</text:p>
      <text:p text:style-name="Standard"><text:s text:c="2"/>17.838 | 0 <text:s/>| <text:s text:c="8"/>Comm Error <text:s text:c="8"/>| <text:s text:c="11"/>- <text:s text:c="10"/></text:p>
      <text:p text:style-name="Standard"><text:s text:c="2"/>17.838 | 1 <text:s/>| <text:s text:c="3"/>0.327 <text:s text:c="2"/>-0.963 <text:s text:c="3"/>0.075 | <text:s text:c="2"/>-85.8 <text:s text:c="2"/>-19.2 <text:s text:c="3"/>91.5</text:p>
      <text:p text:style-name="Standard"><text:s text:c="2"/>17.838 | 2 <text:s/>| <text:s text:c="3"/>0.274 <text:s text:c="3"/>0.948 <text:s text:c="3"/>0.140 | <text:s text:c="3"/>81.5 <text:s text:c="2"/>-15.5 <text:s text:c="3"/>32.0</text:p>
      <text:p text:style-name="Standard"><text:s text:c="2"/>17.838 | 3 <text:s/>| <text:s text:c="3"/>1.004 <text:s text:c="2"/>-0.001 <text:s text:c="3"/>0.234 | <text:s text:c="4"/>1.1 <text:s text:c="2"/>-75.0 <text:s text:c="2"/>-50.4</text:p>
      <text:p text:style-name="Standard"><text:s text:c="2"/>17.838 | 4 <text:s/>| <text:s text:c="3"/>1.000 <text:s text:c="3"/>0.013 <text:s text:c="3"/>0.025 | <text:s text:c="2"/>122.9 <text:s text:c="2"/>-85.3 <text:s text:c="3"/>49.5</text:p>
      <text:p text:style-name="Standard"><text:s text:c="2"/>17.838 | 5 <text:s/>| <text:s text:c="3"/>1.009 <text:s text:c="2"/>-0.064 <text:s text:c="2"/>-0.151 | <text:s/>-156.2 <text:s text:c="2"/>-80.3 <text:s text:c="2"/>126.5</text:p>
      <text:p text:style-name="Standard"><text:s text:c="2"/>17.872 | 0 <text:s/>| <text:s text:c="8"/>Comm Error <text:s text:c="8"/>| <text:s text:c="11"/>- <text:s text:c="10"/></text:p>
      <text:p text:style-name="Standard"><text:s text:c="2"/>17.872 | 1 <text:s/>| <text:s text:c="3"/>0.327 <text:s text:c="2"/>-0.957 <text:s text:c="3"/>0.073 | <text:s text:c="2"/>-85.7 <text:s text:c="2"/>-19.2 <text:s text:c="3"/>91.6</text:p>
      <text:p text:style-name="Standard"><text:s text:c="2"/>17.872 | 2 <text:s/>| <text:s text:c="3"/>0.230 <text:s text:c="3"/>0.942 <text:s text:c="3"/>0.166 | <text:s text:c="3"/>81.4 <text:s text:c="2"/>-15.4 <text:s text:c="3"/>32.2</text:p>
      <text:p text:style-name="Standard"><text:s text:c="2"/>17.872 | 3 <text:s/>| <text:s text:c="3"/>0.995 <text:s text:c="3"/>0.007 <text:s text:c="3"/>0.262 | <text:s text:c="4"/>1.0 <text:s text:c="2"/>-75.2 <text:s text:c="2"/>-50.0</text:p>
      <text:p text:style-name="Standard"><text:s text:c="2"/>17.872 | 4 <text:s/>| <text:s text:c="3"/>0.988 <text:s text:c="3"/>0.042 <text:s text:c="3"/>0.052 | <text:s text:c="2"/>105.9 <text:s text:c="2"/>-85.3 <text:s text:c="3"/>80.6</text:p>
      <text:p text:style-name="Standard"><text:s text:c="2"/>17.872 | 5 <text:s/>| <text:s text:c="3"/>1.010 <text:s text:c="2"/>-0.078 <text:s text:c="2"/>-0.141 | <text:s/>-156.2 <text:s text:c="2"/>-80.3 <text:s text:c="2"/>126.5</text:p>
      <text:p text:style-name="Standard"><text:s text:c="2"/>17.907 | 0 <text:s/>| <text:s text:c="8"/>Comm Error <text:s text:c="8"/>| <text:s text:c="11"/>- <text:s text:c="10"/></text:p>
      <text:p text:style-name="Standard"><text:s text:c="2"/>17.907 | 1 <text:s/>| <text:s text:c="3"/>0.332 <text:s text:c="2"/>-0.932 <text:s text:c="3"/>0.064 | <text:s text:c="2"/>-85.6 <text:s text:c="2"/>-19.2 <text:s text:c="3"/>91.9</text:p>
      <text:p text:style-name="Standard"><text:s text:c="2"/>17.907 | 2 <text:s/>| <text:s text:c="3"/>0.212 <text:s text:c="3"/>0.948 <text:s text:c="3"/>0.176 | <text:s text:c="3"/>81.2 <text:s text:c="2"/>-14.8 <text:s text:c="3"/>32.6</text:p>
      <text:p text:style-name="Standard"><text:s text:c="2"/>17.907 | 3 <text:s/>| <text:s text:c="3"/>0.969 <text:s text:c="3"/>0.027 <text:s text:c="3"/>0.274 | <text:s text:c="4"/>1.5 <text:s text:c="2"/>-75.1 <text:s text:c="2"/>-50.2</text:p>
      <text:p text:style-name="Standard"><text:s text:c="2"/>17.907 | 4 <text:s/>| <text:s text:c="3"/>0.967 <text:s text:c="3"/>0.128 <text:s text:c="3"/>0.100 | <text:s text:c="3"/>85.9 <text:s text:c="2"/>-85.1 <text:s text:c="2"/>132.3</text:p>
      <text:p text:style-name="Standard"><text:s text:c="2"/>17.907 | 5 <text:s/>| <text:s text:c="3"/>1.019 <text:s text:c="2"/>-0.064 <text:s text:c="2"/>-0.140 | <text:s/>-156.4 <text:s text:c="2"/>-80.3 <text:s text:c="2"/>126.7</text:p>
      <text:p text:style-name="Standard"><text:s text:c="2"/>17.941 | 0 <text:s/>| <text:s text:c="8"/>Comm Error <text:s text:c="8"/>| <text:s text:c="11"/>- <text:s text:c="10"/></text:p>
      <text:p text:style-name="Standard"><text:s text:c="2"/>17.941 | 1 <text:s/>| <text:s text:c="3"/>0.336 <text:s text:c="2"/>-0.937 <text:s text:c="3"/>0.048 | <text:s text:c="2"/>-85.7 <text:s text:c="2"/>-19.3 <text:s text:c="3"/>92.3</text:p>
      <text:p text:style-name="Standard"><text:s text:c="2"/>17.941 | 2 <text:s/>| <text:s text:c="3"/>0.213 <text:s text:c="3"/>0.966 <text:s text:c="3"/>0.166 | <text:s text:c="3"/>81.1 <text:s text:c="2"/>-14.3 <text:s text:c="3"/>32.9</text:p>
      <text:p text:style-name="Standard"><text:s text:c="2"/>17.941 | 3 <text:s/>| <text:s text:c="3"/>0.978 <text:s text:c="3"/>0.052 <text:s text:c="3"/>0.169 | <text:s text:c="4"/>2.9 <text:s text:c="2"/>-75.3 <text:s text:c="2"/>-51.5</text:p>
      <text:p text:style-name="Standard"><text:s text:c="2"/>17.941 | 4 <text:s/>| <text:s text:c="3"/>1.033 <text:s text:c="3"/>0.066 <text:s text:c="3"/>0.016 | <text:s text:c="2"/>103.1 <text:s text:c="2"/>-84.9 <text:s text:c="2"/>120.2</text:p>
      <text:p text:style-name="Standard"><text:s text:c="2"/>17.941 | 5 <text:s/>| <text:s text:c="3"/>1.018 <text:s text:c="2"/>-0.042 <text:s text:c="2"/>-0.088 | <text:s/>-157.3 <text:s text:c="2"/>-80.6 <text:s text:c="2"/>127.8</text:p>
      <text:p text:style-name="Standard"><text:s text:c="2"/>17.975 | 0 <text:s/>| <text:s text:c="8"/>Comm Error <text:s text:c="8"/>| <text:s text:c="11"/>- <text:s text:c="10"/></text:p>
      <text:p text:style-name="Standard"><text:s text:c="2"/>17.975 | 1 <text:s/>| <text:s text:c="3"/>0.327 <text:s text:c="2"/>-0.948 <text:s text:c="3"/>0.043 | <text:s text:c="2"/>-85.9 <text:s text:c="2"/>-19.4 <text:s text:c="3"/>93.0</text:p>
      <text:p text:style-name="Standard"><text:s text:c="2"/>17.975 | 2 <text:s/>| <text:s text:c="3"/>0.223 <text:s text:c="3"/>0.960 <text:s text:c="3"/>0.151 | <text:s text:c="3"/>81.2 <text:s text:c="2"/>-13.8 <text:s text:c="3"/>33.1</text:p>
      <text:p text:style-name="Standard"><text:s text:c="2"/>17.975 | 3 <text:s/>| <text:s text:c="3"/>0.978 <text:s text:c="3"/>0.067 <text:s text:c="3"/>0.155 | <text:s text:c="4"/>5.1 <text:s text:c="2"/>-75.9 <text:s text:c="2"/>-53.3</text:p>
      <text:p text:style-name="Standard"><text:s text:c="2"/>17.975 | 4 <text:s/>| <text:s text:c="3"/>0.995 <text:s text:c="3"/>0.110 <text:s text:c="2"/>-0.031 | <text:s text:c="2"/>126.4 <text:s text:c="2"/>-84.5 <text:s text:c="2"/>100.4</text:p>
      <text:p text:style-name="Standard"><text:s text:c="2"/>17.975 | 5 <text:s/>| <text:s text:c="3"/>0.997 <text:s text:c="2"/>-0.042 <text:s text:c="2"/>-0.046 | <text:s/>-157.0 <text:s text:c="2"/>-81.2 <text:s text:c="2"/>127.8</text:p>
      <text:p text:style-name="Standard"><text:s text:c="2"/>18.009 | 0 <text:s/>| <text:s text:c="8"/>Comm Error <text:s text:c="8"/>| <text:s text:c="11"/>- <text:s text:c="10"/></text:p>
      <text:p text:style-name="Standard"><text:soft-page-break/><text:s text:c="2"/>18.009 | 1 <text:s/>| <text:s text:c="3"/>0.307 <text:s text:c="2"/>-0.938 <text:s text:c="3"/>0.032 | <text:s text:c="2"/>-86.2 <text:s text:c="2"/>-19.4 <text:s text:c="3"/>93.7</text:p>
      <text:p text:style-name="Standard"><text:s text:c="2"/>18.009 | 2 <text:s/>| <text:s text:c="3"/>0.252 <text:s text:c="3"/>0.955 <text:s text:c="3"/>0.153 | <text:s text:c="3"/>81.2 <text:s text:c="2"/>-13.7 <text:s text:c="3"/>33.2</text:p>
      <text:p text:style-name="Standard"><text:s text:c="2"/>18.009 | 3 <text:s/>| <text:s text:c="3"/>0.961 <text:s text:c="3"/>0.052 <text:s text:c="3"/>0.197 | <text:s text:c="4"/>7.3 <text:s text:c="2"/>-76.1 <text:s text:c="2"/>-55.0</text:p>
      <text:p text:style-name="Standard"><text:s text:c="2"/>18.009 | 4 <text:s/>| <text:s text:c="3"/>1.040 <text:s text:c="3"/>0.019 <text:s text:c="3"/>0.033 | <text:s text:c="2"/>136.1 <text:s text:c="2"/>-84.1 <text:s text:c="3"/>92.9</text:p>
      <text:p text:style-name="Standard"><text:s text:c="2"/>18.009 | 5 <text:s/>| <text:s text:c="3"/>1.015 <text:s text:c="2"/>-0.031 <text:s text:c="2"/>-0.112 | <text:s/>-159.4 <text:s text:c="2"/>-81.3 <text:s text:c="2"/>130.0</text:p>
      <text:p text:style-name="Standard"><text:s text:c="2"/>18.042 | 0 <text:s/>| <text:s text:c="8"/>Comm Error <text:s text:c="8"/>| <text:s text:c="11"/>- <text:s text:c="10"/></text:p>
      <text:p text:style-name="Standard"><text:s text:c="2"/>18.042 | 1 <text:s/>| <text:s text:c="3"/>0.306 <text:s text:c="2"/>-0.918 <text:s text:c="3"/>0.027 | <text:s text:c="2"/>-86.4 <text:s text:c="2"/>-19.4 <text:s text:c="3"/>95.0</text:p>
      <text:p text:style-name="Standard"><text:s text:c="2"/>18.042 | 2 <text:s/>| <text:s text:c="3"/>0.258 <text:s text:c="3"/>0.957 <text:s text:c="3"/>0.152 | <text:s text:c="3"/>81.2 <text:s text:c="2"/>-13.7 <text:s text:c="3"/>33.3</text:p>
      <text:p text:style-name="Standard"><text:s text:c="2"/>18.042 | 3 <text:s/>| <text:s text:c="3"/>0.987 <text:s text:c="3"/>0.019 <text:s text:c="3"/>0.269 | <text:s text:c="4"/>7.4 <text:s text:c="2"/>-75.9 <text:s text:c="2"/>-54.7</text:p>
      <text:p text:style-name="Standard"><text:s text:c="2"/>18.042 | 4 <text:s/>| <text:s text:c="3"/>1.090 <text:s text:c="2"/>-0.015 <text:s text:c="2"/>-0.017 | <text:s text:c="2"/>151.7 <text:s text:c="2"/>-83.9 <text:s text:c="3"/>79.8</text:p>
      <text:p text:style-name="Standard"><text:s text:c="2"/>18.042 | 5 <text:s/>| <text:s text:c="3"/>1.033 <text:s text:c="2"/>-0.029 <text:s text:c="2"/>-0.177 | <text:s/>-161.8 <text:s text:c="2"/>-80.9 <text:s text:c="2"/>132.3</text:p>
      <text:p text:style-name="Standard"><text:s text:c="2"/>18.077 | 0 <text:s/>| <text:s text:c="8"/>Comm Error <text:s text:c="8"/>| <text:s text:c="11"/>- <text:s text:c="10"/></text:p>
      <text:p text:style-name="Standard"><text:s text:c="2"/>18.077 | 1 <text:s/>| <text:s text:c="3"/>0.344 <text:s text:c="2"/>-0.929 <text:s text:c="3"/>0.030 | <text:s text:c="2"/>-86.7 <text:s text:c="2"/>-19.6 <text:s text:c="3"/>96.0</text:p>
      <text:p text:style-name="Standard"><text:s text:c="2"/>18.077 | 2 <text:s/>| <text:s text:c="3"/>0.255 <text:s text:c="3"/>0.977 <text:s text:c="3"/>0.160 | <text:s text:c="3"/>81.1 <text:s text:c="2"/>-13.8 <text:s text:c="3"/>33.6</text:p>
      <text:p text:style-name="Standard"><text:s text:c="2"/>18.077 | 3 <text:s/>| <text:s text:c="3"/>1.031 <text:s text:c="3"/>0.031 <text:s text:c="3"/>0.310 | <text:s text:c="4"/>7.3 <text:s text:c="2"/>-75.5 <text:s text:c="2"/>-54.3</text:p>
      <text:p text:style-name="Standard"><text:s text:c="2"/>18.077 | 4 <text:s/>| <text:s text:c="3"/>1.074 <text:s text:c="3"/>0.032 <text:s text:c="2"/>-0.056 | <text:s text:c="2"/>159.2 <text:s text:c="2"/>-82.9 <text:s text:c="3"/>76.5</text:p>
      <text:p text:style-name="Standard"><text:s text:c="2"/>18.077 | 5 <text:s/>| <text:s text:c="3"/>1.035 <text:s text:c="2"/>-0.030 <text:s text:c="2"/>-0.231 | <text:s/>-165.7 <text:s text:c="2"/>-80.1 <text:s text:c="2"/>136.1</text:p>
      <text:p text:style-name="Standard"><text:s text:c="2"/>18.112 | 0 <text:s/>| <text:s text:c="8"/>Comm Error <text:s text:c="8"/>| <text:s text:c="11"/>- <text:s text:c="10"/></text:p>
      <text:p text:style-name="Standard"><text:s text:c="2"/>18.112 | 1 <text:s/>| <text:s text:c="3"/>0.360 <text:s text:c="2"/>-0.947 <text:s text:c="3"/>0.029 | <text:s text:c="2"/>-86.9 <text:s text:c="2"/>-19.7 <text:s text:c="3"/>96.7</text:p>
      <text:p text:style-name="Standard"><text:s text:c="2"/>18.112 | 2 <text:s/>| <text:s text:c="3"/>0.238 <text:s text:c="3"/>1.011 <text:s text:c="3"/>0.176 | <text:s text:c="3"/>81.1 <text:s text:c="2"/>-13.7 <text:s text:c="3"/>33.8</text:p>
      <text:p text:style-name="Standard"><text:s text:c="2"/>18.112 | 3 <text:s/>| <text:s text:c="3"/>1.036 <text:s text:c="3"/>0.048 <text:s text:c="3"/>0.345 | <text:s text:c="4"/>7.6 <text:s text:c="2"/>-74.7 <text:s text:c="2"/>-54.1</text:p>
      <text:p text:style-name="Standard"><text:s text:c="2"/>18.112 | 4 <text:s/>| <text:s text:c="3"/>1.066 <text:s text:c="2"/>-0.003 <text:s text:c="2"/>-0.004 | <text:s text:c="2"/>161.6 <text:s text:c="2"/>-82.8 <text:s text:c="3"/>76.0</text:p>
      <text:p text:style-name="Standard"><text:s text:c="2"/>18.112 | 5 <text:s/>| <text:s text:c="3"/>1.030 <text:s text:c="2"/>-0.041 <text:s text:c="2"/>-0.205 | <text:s/>-166.2 <text:s text:c="2"/>-79.5 <text:s text:c="2"/>136.8</text:p>
      <text:p text:style-name="Standard"><text:s text:c="2"/>18.146 | 0 <text:s/>| <text:s text:c="8"/>Comm Error <text:s text:c="8"/>| <text:s text:c="11"/>- <text:s text:c="10"/></text:p>
      <text:p text:style-name="Standard"><text:s text:c="2"/>18.146 | 1 <text:s/>| <text:s text:c="3"/>0.373 <text:s text:c="2"/>-0.959 <text:s text:c="3"/>0.025 | <text:s text:c="2"/>-87.1 <text:s text:c="2"/>-19.7 <text:s text:c="3"/>97.0</text:p>
      <text:p text:style-name="Standard"><text:s text:c="2"/>18.146 | 2 <text:s/>| <text:s text:c="3"/>0.224 <text:s text:c="3"/>1.015 <text:s text:c="3"/>0.184 | <text:s text:c="3"/>81.0 <text:s text:c="2"/>-13.4 <text:s text:c="3"/>34.1</text:p>
      <text:p text:style-name="Standard"><text:s text:c="2"/>18.146 | 3 <text:s/>| <text:s text:c="3"/>1.020 <text:s text:c="3"/>0.045 <text:s text:c="3"/>0.302 | <text:s text:c="4"/>8.0 <text:s text:c="2"/>-74.3 <text:s text:c="2"/>-54.2</text:p>
      <text:p text:style-name="Standard"><text:s text:c="2"/>18.146 | 4 <text:s/>| <text:s text:c="3"/>1.048 <text:s text:c="3"/>0.017 <text:s text:c="3"/>0.060 | <text:s text:c="2"/>149.7 <text:s text:c="2"/>-83.8 <text:s text:c="3"/>88.6</text:p>
      <text:p text:style-name="Standard"><text:s text:c="2"/>18.146 | 5 <text:s/>| <text:s text:c="3"/>1.029 <text:s text:c="2"/>-0.024 <text:s text:c="2"/>-0.187 | <text:s/>-166.8 <text:s text:c="2"/>-79.2 <text:s text:c="2"/>137.7</text:p>
      <text:p text:style-name="Standard"><text:s text:c="2"/>18.180 | 0 <text:s/>| <text:s text:c="8"/>Comm Error <text:s text:c="8"/>| <text:s text:c="11"/>- <text:s text:c="10"/></text:p>
      <text:p text:style-name="Standard"><text:s text:c="2"/>18.180 | 1 <text:s/>| <text:s text:c="3"/>0.374 <text:s text:c="2"/>-0.947 <text:s text:c="3"/>0.022 | <text:s text:c="2"/>-87.2 <text:s text:c="2"/>-19.6 <text:s text:c="3"/>96.9</text:p>
      <text:p text:style-name="Standard"><text:s text:c="2"/>18.180 | 2 <text:s/>| <text:s text:c="3"/>0.226 <text:s text:c="3"/>0.986 <text:s text:c="3"/>0.170 | <text:s text:c="3"/>81.0 <text:s text:c="2"/>-13.0 <text:s text:c="3"/>34.3</text:p>
      <text:p text:style-name="Standard"><text:s text:c="2"/>18.180 | 3 <text:s/>| <text:s text:c="3"/>0.981 <text:s text:c="3"/>0.039 <text:s text:c="3"/>0.229 | <text:s text:c="4"/>8.7 <text:s text:c="2"/>-74.6 <text:s text:c="2"/>-54.2</text:p>
      <text:p text:style-name="Standard"><text:s text:c="2"/>18.180 | 4 <text:s/>| <text:s text:c="3"/>1.062 <text:s text:c="3"/>0.016 <text:s text:c="3"/>0.076 | <text:s text:c="2"/>115.3 <text:s text:c="2"/>-84.6 <text:s text:c="2"/>121.1</text:p>
      <text:p text:style-name="Standard"><text:s text:c="2"/>18.180 | 5 <text:s/>| <text:s text:c="3"/>1.021 <text:s text:c="2"/>-0.027 <text:s text:c="2"/>-0.157 | <text:s/>-166.3 <text:s text:c="2"/>-79.2 <text:s text:c="2"/>137.4</text:p>
      <text:p text:style-name="Standard"><text:s text:c="2"/>18.215 | 0 <text:s/>| <text:s text:c="8"/>Comm Error <text:s text:c="8"/>| <text:s text:c="11"/>- <text:s text:c="10"/></text:p>
      <text:p text:style-name="Standard"><text:s text:c="2"/>18.215 | 1 <text:s/>| <text:s text:c="3"/>0.377 <text:s text:c="2"/>-0.926 <text:s text:c="3"/>0.020 | <text:s text:c="2"/>-87.4 <text:s text:c="2"/>-19.5 <text:s text:c="3"/>96.9</text:p>
      <text:p text:style-name="Standard"><text:s text:c="2"/>18.215 | 2 <text:s/>| <text:s text:c="3"/>0.231 <text:s text:c="3"/>0.958 <text:s text:c="3"/>0.156 | <text:s text:c="3"/>81.2 <text:s text:c="2"/>-12.8 <text:s text:c="3"/>34.4</text:p>
      <text:p text:style-name="Standard"><text:s text:c="2"/>18.215 | 3 <text:s/>| <text:s text:c="3"/>0.971 <text:s text:c="3"/>0.059 <text:s text:c="3"/>0.233 | <text:s text:c="4"/>9.7 <text:s text:c="2"/>-75.0 <text:s text:c="2"/>-54.7</text:p>
      <text:p text:style-name="Standard"><text:s text:c="2"/>18.215 | 4 <text:s/>| <text:s text:c="3"/>1.061 <text:s text:c="2"/>-0.023 <text:s text:c="3"/>0.083 | <text:s text:c="3"/>50.7 <text:s text:c="2"/>-84.3 <text:s/>-168.5</text:p>
      <text:p text:style-name="Standard"><text:s text:c="2"/>18.215 | 5 <text:s/>| <text:s text:c="3"/>1.016 <text:s text:c="2"/>-0.052 <text:s text:c="2"/>-0.133 | <text:s/>-164.6 <text:s text:c="2"/>-79.3 <text:s text:c="2"/>136.0</text:p>
      <text:p text:style-name="Standard"><text:s text:c="2"/>18.249 | 0 <text:s/>| <text:s text:c="8"/>Comm Error <text:s text:c="8"/>| <text:s text:c="11"/>- <text:s text:c="10"/></text:p>
      <text:p text:style-name="Standard"><text:s text:c="2"/>18.249 | 1 <text:s/>| <text:s text:c="3"/>0.388 <text:s text:c="2"/>-0.911 <text:s text:c="3"/>0.019 | <text:s text:c="2"/>-87.7 <text:s text:c="2"/>-19.5 <text:s text:c="3"/>97.1</text:p>
      <text:p text:style-name="Standard"><text:s text:c="2"/>18.249 | 2 <text:s/>| <text:s text:c="3"/>0.225 <text:s text:c="3"/>0.944 <text:s text:c="3"/>0.169 | <text:s text:c="3"/>81.3 <text:s text:c="2"/>-12.5 <text:s text:c="3"/>34.7</text:p>
      <text:p text:style-name="Standard"><text:s text:c="2"/>18.249 | 3 <text:s/>| <text:s text:c="3"/>0.949 <text:s text:c="3"/>0.086 <text:s text:c="3"/>0.246 | <text:s text:c="3"/>12.0 <text:s text:c="2"/>-75.2 <text:s text:c="2"/>-56.3</text:p>
      <text:p text:style-name="Standard"><text:s text:c="2"/>18.249 | 4 <text:s/>| <text:s text:c="3"/>1.032 <text:s text:c="2"/>-0.075 <text:s text:c="3"/>0.064 | <text:s text:c="3"/>27.0 <text:s text:c="2"/>-83.3 <text:s/>-142.4</text:p>
      <text:p text:style-name="Standard"><text:s text:c="2"/>18.249 | 5 <text:s/>| <text:s text:c="3"/>1.006 <text:s text:c="2"/>-0.057 <text:s text:c="2"/>-0.123 | <text:s/>-162.9 <text:s text:c="2"/>-79.4 <text:s text:c="2"/>134.5</text:p>
      <text:p text:style-name="Standard"><text:s text:c="2"/>18.284 | 0 <text:s/>| <text:s text:c="8"/>Comm Error <text:s text:c="8"/>| <text:s text:c="11"/>- <text:s text:c="10"/></text:p>
      <text:p text:style-name="Standard"><text:s text:c="2"/>18.284 | 1 <text:s/>| <text:s text:c="3"/>0.390 <text:s text:c="2"/>-0.901 <text:s text:c="3"/>0.009 | <text:s text:c="2"/>-88.2 <text:s text:c="2"/>-19.7 <text:s text:c="3"/>97.8</text:p>
      <text:p text:style-name="Standard"><text:soft-page-break/><text:s text:c="2"/>18.284 | 2 <text:s/>| <text:s text:c="3"/>0.216 <text:s text:c="3"/>0.933 <text:s text:c="3"/>0.177 | <text:s text:c="3"/>81.2 <text:s text:c="2"/>-12.4 <text:s text:c="3"/>35.0</text:p>
      <text:p text:style-name="Standard"><text:s text:c="2"/>18.284 | 3 <text:s/>| <text:s text:c="3"/>0.945 <text:s text:c="3"/>0.081 <text:s text:c="3"/>0.255 | <text:s text:c="3"/>13.7 <text:s text:c="2"/>-75.2 <text:s text:c="2"/>-57.5</text:p>
      <text:p text:style-name="Standard"><text:s text:c="2"/>18.284 | 4 <text:s/>| <text:s text:c="3"/>1.021 <text:s text:c="2"/>-0.062 <text:s text:c="3"/>0.012 | <text:s text:c="3"/>13.3 <text:s text:c="2"/>-82.0 <text:s/>-128.0</text:p>
      <text:p text:style-name="Standard"><text:s text:c="2"/>18.284 | 5 <text:s/>| <text:s text:c="3"/>1.003 <text:s text:c="2"/>-0.059 <text:s text:c="2"/>-0.126 | <text:s/>-161.3 <text:s text:c="2"/>-79.3 <text:s text:c="2"/>132.9</text:p>
      <text:p text:style-name="Standard"><text:s text:c="2"/>18.318 | 0 <text:s/>| <text:s text:c="8"/>Comm Error <text:s text:c="8"/>| <text:s text:c="11"/>- <text:s text:c="10"/></text:p>
      <text:p text:style-name="Standard"><text:s text:c="2"/>18.318 | 1 <text:s/>| <text:s text:c="3"/>0.379 <text:s text:c="2"/>-0.896 <text:s text:c="3"/>0.006 | <text:s text:c="2"/>-88.6 <text:s text:c="2"/>-19.9 <text:s text:c="3"/>98.5</text:p>
      <text:p text:style-name="Standard"><text:s text:c="2"/>18.318 | 2 <text:s/>| <text:s text:c="3"/>0.215 <text:s text:c="3"/>0.940 <text:s text:c="3"/>0.173 | <text:s text:c="3"/>81.1 <text:s text:c="2"/>-12.3 <text:s text:c="3"/>35.2</text:p>
      <text:p text:style-name="Standard"><text:s text:c="2"/>18.318 | 3 <text:s/>| <text:s text:c="3"/>0.965 <text:s text:c="3"/>0.056 <text:s text:c="3"/>0.268 | <text:s text:c="3"/>14.2 <text:s text:c="2"/>-75.1 <text:s text:c="2"/>-57.3</text:p>
      <text:p text:style-name="Standard"><text:s text:c="2"/>18.318 | 4 <text:s/>| <text:s text:c="3"/>0.982 <text:s text:c="2"/>-0.039 <text:s text:c="2"/>-0.089 | <text:s text:c="4"/>8.0 <text:s text:c="2"/>-81.6 <text:s/>-122.4</text:p>
      <text:p text:style-name="Standard"><text:s text:c="2"/>18.318 | 5 <text:s/>| <text:s text:c="3"/>1.000 <text:s text:c="2"/>-0.069 <text:s text:c="2"/>-0.135 | <text:s/>-160.0 <text:s text:c="2"/>-79.1 <text:s text:c="2"/>132.1</text:p>
      <text:p text:style-name="Standard"><text:s text:c="2"/>18.351 | 0 <text:s/>| <text:s text:c="8"/>Comm Error <text:s text:c="8"/>| <text:s text:c="11"/>- <text:s text:c="10"/></text:p>
      <text:p text:style-name="Standard"><text:s text:c="2"/>18.351 | 1 <text:s/>| <text:s text:c="3"/>0.376 <text:s text:c="2"/>-0.894 <text:s text:c="3"/>0.016 | <text:s text:c="2"/>-88.8 <text:s text:c="2"/>-20.2 <text:s text:c="3"/>99.2</text:p>
      <text:p text:style-name="Standard"><text:s text:c="2"/>18.351 | 2 <text:s/>| <text:s text:c="3"/>0.232 <text:s text:c="3"/>0.968 <text:s text:c="3"/>0.164 | <text:s text:c="3"/>81.1 <text:s text:c="2"/>-12.3 <text:s text:c="3"/>35.3</text:p>
      <text:p text:style-name="Standard"><text:s text:c="2"/>18.351 | 3 <text:s/>| <text:s text:c="3"/>0.986 <text:s text:c="3"/>0.029 <text:s text:c="3"/>0.295 | <text:s text:c="3"/>13.4 <text:s text:c="2"/>-74.9 <text:s text:c="2"/>-56.0</text:p>
      <text:p text:style-name="Standard"><text:s text:c="2"/>18.351 | 4 <text:s/>| <text:s text:c="3"/>0.966 <text:s text:c="2"/>-0.013 <text:s text:c="2"/>-0.123 | <text:s text:c="4"/>4.6 <text:s text:c="2"/>-81.6 <text:s/>-118.8</text:p>
      <text:p text:style-name="Standard"><text:s text:c="2"/>18.351 | 5 <text:s/>| <text:s text:c="3"/>1.004 <text:s text:c="2"/>-0.086 <text:s text:c="2"/>-0.138 | <text:s/>-158.7 <text:s text:c="2"/>-78.8 <text:s text:c="2"/>131.1</text:p>
      <text:p text:style-name="Standard"><text:s text:c="2"/>18.386 | 0 <text:s/>| <text:s text:c="8"/>Comm Error <text:s text:c="8"/>| <text:s text:c="11"/>- <text:s text:c="10"/></text:p>
      <text:p text:style-name="Standard"><text:s text:c="2"/>18.386 | 1 <text:s/>| <text:s text:c="3"/>0.366 <text:s text:c="2"/>-0.889 <text:s text:c="3"/>0.039 | <text:s text:c="2"/>-88.8 <text:s text:c="2"/>-20.5 <text:s text:c="3"/>99.9</text:p>
      <text:p text:style-name="Standard"><text:s text:c="2"/>18.386 | 2 <text:s/>| <text:s text:c="3"/>0.271 <text:s text:c="3"/>0.974 <text:s text:c="3"/>0.140 | <text:s text:c="3"/>81.2 <text:s text:c="2"/>-12.6 <text:s text:c="3"/>35.7</text:p>
      <text:p text:style-name="Standard"><text:s text:c="2"/>18.386 | 3 <text:s/>| <text:s text:c="3"/>0.987 <text:s text:c="3"/>0.022 <text:s text:c="3"/>0.311 | <text:s text:c="3"/>11.9 <text:s text:c="2"/>-74.5 <text:s text:c="2"/>-53.9</text:p>
      <text:p text:style-name="Standard"><text:s text:c="2"/>18.386 | 4 <text:s/>| <text:s text:c="3"/>0.955 <text:s text:c="3"/>0.037 <text:s text:c="2"/>-0.239 | <text:s text:c="4"/>3.0 <text:s text:c="2"/>-82.1 <text:s/>-116.6</text:p>
      <text:p text:style-name="Standard"><text:s text:c="2"/>18.386 | 5 <text:s/>| <text:s text:c="3"/>1.008 <text:s text:c="2"/>-0.088 <text:s text:c="2"/>-0.132 | <text:s/>-157.0 <text:s text:c="2"/>-78.3 <text:s text:c="2"/>129.8</text:p>
      <text:p text:style-name="Standard"><text:s text:c="2"/>18.420 | 0 <text:s/>| <text:s text:c="8"/>Comm Error <text:s text:c="8"/>| <text:s text:c="11"/>- <text:s text:c="10"/></text:p>
      <text:p text:style-name="Standard"><text:s text:c="2"/>18.420 | 1 <text:s/>| <text:s text:c="3"/>0.362 <text:s text:c="2"/>-0.889 <text:s text:c="3"/>0.045 | <text:s text:c="2"/>-88.7 <text:s text:c="2"/>-20.8 <text:s text:c="2"/>100.4</text:p>
      <text:p text:style-name="Standard"><text:s text:c="2"/>18.420 | 2 <text:s/>| <text:s text:c="3"/>0.272 <text:s text:c="3"/>0.981 <text:s text:c="3"/>0.131 | <text:s text:c="3"/>81.6 <text:s text:c="2"/>-13.2 <text:s text:c="3"/>36.6</text:p>
      <text:p text:style-name="Standard"><text:s text:c="2"/>18.420 | 3 <text:s/>| <text:s text:c="3"/>0.989 <text:s text:c="3"/>0.022 <text:s text:c="3"/>0.282 | <text:s text:c="3"/>10.0 <text:s text:c="2"/>-74.1 <text:s text:c="2"/>-51.1</text:p>
      <text:p text:style-name="Standard"><text:s text:c="2"/>18.420 | 4 <text:s/>| <text:s text:c="3"/>0.919 <text:s text:c="3"/>0.030 <text:s text:c="2"/>-0.328 | <text:s text:c="4"/>5.0 <text:s text:c="2"/>-83.0 <text:s/>-118.3</text:p>
      <text:p text:style-name="Standard"><text:s text:c="2"/>18.420 | 5 <text:s/>| <text:s text:c="3"/>1.010 <text:s text:c="2"/>-0.044 <text:s text:c="2"/>-0.131 | <text:s/>-157.3 <text:s text:c="2"/>-77.9 <text:s text:c="2"/>130.5</text:p>
      <text:p text:style-name="Standard"><text:s text:c="2"/>18.454 | 0 <text:s/>| <text:s text:c="8"/>Comm Error <text:s text:c="8"/>| <text:s text:c="11"/>- <text:s text:c="10"/></text:p>
      <text:p text:style-name="Standard"><text:s text:c="2"/>18.454 | 1 <text:s/>| <text:s text:c="3"/>0.364 <text:s text:c="2"/>-0.897 <text:s text:c="3"/>0.051 | <text:s text:c="2"/>-88.3 <text:s text:c="2"/>-21.0 <text:s text:c="2"/>100.9</text:p>
      <text:p text:style-name="Standard"><text:s text:c="2"/>18.454 | 2 <text:s/>| <text:s text:c="3"/>0.239 <text:s text:c="3"/>0.988 <text:s text:c="3"/>0.134 | <text:s text:c="3"/>81.7 <text:s text:c="2"/>-13.4 <text:s text:c="3"/>37.7</text:p>
      <text:p text:style-name="Standard"><text:s text:c="2"/>18.454 | 3 <text:s/>| <text:s text:c="3"/>1.011 <text:s text:c="3"/>0.013 <text:s text:c="3"/>0.258 | <text:s text:c="4"/>8.5 <text:s text:c="2"/>-74.1 <text:s text:c="2"/>-49.0</text:p>
      <text:p text:style-name="Standard"><text:s text:c="2"/>18.454 | 4 <text:s/>| <text:s text:c="3"/>0.898 <text:s text:c="2"/>-0.117 <text:s text:c="2"/>-0.624 | <text:s/>-101.7 <text:s text:c="2"/>-85.2 <text:s text:c="4"/>1.0</text:p>
      <text:p text:style-name="Standard"><text:s text:c="2"/>18.454 | 5 <text:s/>| <text:s text:c="3"/>1.028 <text:s text:c="2"/>-0.024 <text:s text:c="2"/>-0.153 | <text:s/>-159.7 <text:s text:c="2"/>-77.3 <text:s text:c="2"/>133.2</text:p>
      <text:p text:style-name="Standard"><text:s text:c="2"/>18.488 | 0 <text:s/>| <text:s text:c="8"/>Comm Error <text:s text:c="8"/>| <text:s text:c="11"/>- <text:s text:c="10"/></text:p>
      <text:p text:style-name="Standard"><text:s text:c="2"/>18.488 | 1 <text:s/>| <text:s text:c="3"/>0.358 <text:s text:c="2"/>-0.970 <text:s text:c="3"/>0.074 | <text:s text:c="2"/>-87.9 <text:s text:c="2"/>-20.9 <text:s text:c="2"/>101.1</text:p>
      <text:p text:style-name="Standard"><text:s text:c="2"/>18.488 | 2 <text:s/>| <text:s text:c="3"/>0.223 <text:s text:c="3"/>1.061 <text:s text:c="3"/>0.145 | <text:s text:c="3"/>81.7 <text:s text:c="2"/>-13.5 <text:s text:c="3"/>38.8</text:p>
      <text:p text:style-name="Standard"><text:s text:c="2"/>18.488 | 3 <text:s/>| <text:s text:c="3"/>1.107 <text:s text:c="3"/>0.006 <text:s text:c="3"/>0.235 | <text:s text:c="4"/>6.5 <text:s text:c="2"/>-74.4 <text:s text:c="2"/>-45.9</text:p>
      <text:p text:style-name="Standard"><text:s text:c="2"/>18.488 | 4 <text:s/>| <text:s text:c="3"/>1.263 <text:s text:c="3"/>0.119 <text:s text:c="3"/>0.104 | <text:s/>-147.1 <text:s text:c="2"/>-85.0 <text:s text:c="3"/>36.7</text:p>
      <text:p text:style-name="Standard"><text:s text:c="2"/>18.488 | 5 <text:s/>| <text:s text:c="3"/>1.029 <text:s text:c="2"/>-0.151 <text:s text:c="2"/>-0.203 | <text:s/>-158.4 <text:s text:c="2"/>-76.2 <text:s text:c="2"/>132.1</text:p>
      <text:p text:style-name="Standard"><text:s text:c="2"/>18.522 | 0 <text:s/>| <text:s text:c="8"/>Comm Error <text:s text:c="8"/>| <text:s text:c="11"/>- <text:s text:c="10"/></text:p>
      <text:p text:style-name="Standard"><text:s text:c="2"/>18.522 | 1 <text:s/>| <text:s text:c="3"/>0.351 <text:s text:c="2"/>-1.030 <text:s text:c="3"/>0.088 | <text:s text:c="2"/>-87.4 <text:s text:c="2"/>-20.4 <text:s text:c="2"/>101.6</text:p>
      <text:p text:style-name="Standard"><text:s text:c="2"/>18.522 | 2 <text:s/>| <text:s text:c="3"/>0.257 <text:s text:c="3"/>1.112 <text:s text:c="3"/>0.112 | <text:s text:c="3"/>81.9 <text:s text:c="2"/>-13.5 <text:s text:c="3"/>40.4</text:p>
      <text:p text:style-name="Standard"><text:s text:c="2"/>18.522 | 3 <text:s/>| <text:s text:c="3"/>1.045 <text:s text:c="3"/>0.011 <text:s text:c="3"/>0.188 | <text:s text:c="4"/>5.2 <text:s text:c="2"/>-74.8 <text:s text:c="2"/>-44.0</text:p>
      <text:p text:style-name="Standard"><text:s text:c="2"/>18.522 | 4 <text:s/>| <text:s text:c="3"/>0.972 <text:s text:c="3"/>0.006 <text:s text:c="3"/>0.012 | <text:s/>-151.5 <text:s text:c="2"/>-84.9 <text:s text:c="3"/>42.3</text:p>
      <text:p text:style-name="Standard"><text:s text:c="2"/>18.522 | 5 <text:s/>| <text:s text:c="3"/>1.061 <text:s text:c="2"/>-0.161 <text:s text:c="2"/>-0.238 | <text:s/>-157.5 <text:s text:c="2"/>-75.0 <text:s text:c="2"/>131.7</text:p>
      <text:p text:style-name="Standard"><text:s text:c="2"/>18.557 | 0 <text:s/>| <text:s text:c="8"/>Comm Error <text:s text:c="8"/>| <text:s text:c="11"/>- <text:s text:c="10"/></text:p>
      <text:p text:style-name="Standard"><text:s text:c="2"/>18.557 | 1 <text:s/>| <text:s text:c="3"/>0.302 <text:s text:c="2"/>-0.980 <text:s text:c="3"/>0.078 | <text:s text:c="2"/>-87.0 <text:s text:c="2"/>-20.1 <text:s text:c="2"/>102.1</text:p>
      <text:p text:style-name="Standard"><text:s text:c="2"/>18.557 | 2 <text:s/>| <text:s text:c="3"/>0.268 <text:s text:c="3"/>1.015 <text:s text:c="3"/>0.065 | <text:s text:c="3"/>82.4 <text:s text:c="2"/>-13.9 <text:s text:c="3"/>41.8</text:p>
      <text:p text:style-name="Standard"><text:soft-page-break/><text:s text:c="2"/>18.557 | 3 <text:s/>| <text:s text:c="3"/>0.987 <text:s text:c="3"/>0.039 <text:s text:c="3"/>0.121 | <text:s text:c="4"/>4.6 <text:s text:c="2"/>-75.7 <text:s text:c="2"/>-42.7</text:p>
      <text:p text:style-name="Standard"><text:s text:c="2"/>18.557 | 4 <text:s/>| <text:s text:c="3"/>1.024 <text:s text:c="3"/>0.063 <text:s text:c="2"/>-0.001 | <text:s/>-162.9 <text:s text:c="2"/>-85.0 <text:s text:c="3"/>51.8</text:p>
      <text:p text:style-name="Standard"><text:s text:c="2"/>18.557 | 5 <text:s/>| <text:s text:c="3"/>1.053 <text:s text:c="2"/>-0.198 <text:s text:c="2"/>-0.236 | <text:s/>-155.8 <text:s text:c="2"/>-73.4 <text:s text:c="2"/>130.9</text:p>
      <text:p text:style-name="Standard"><text:s text:c="2"/>18.590 | 0 <text:s/>| <text:s text:c="8"/>Comm Error <text:s text:c="8"/>| <text:s text:c="11"/>- <text:s text:c="10"/></text:p>
      <text:p text:style-name="Standard"><text:s text:c="2"/>18.590 | 1 <text:s/>| <text:s text:c="3"/>0.278 <text:s text:c="2"/>-0.982 <text:s text:c="3"/>0.072 | <text:s text:c="2"/>-86.6 <text:s text:c="2"/>-19.9 <text:s text:c="2"/>102.5</text:p>
      <text:p text:style-name="Standard"><text:s text:c="2"/>18.590 | 2 <text:s/>| <text:s text:c="3"/>0.198 <text:s text:c="3"/>0.963 <text:s text:c="3"/>0.084 | <text:s text:c="3"/>82.5 <text:s text:c="2"/>-13.9 <text:s text:c="3"/>43.1</text:p>
      <text:p text:style-name="Standard"><text:s text:c="2"/>18.590 | 3 <text:s/>| <text:s text:c="3"/>1.000 <text:s text:c="3"/>0.055 <text:s text:c="3"/>0.098 | <text:s text:c="4"/>5.2 <text:s text:c="2"/>-76.6 <text:s text:c="2"/>-42.7</text:p>
      <text:p text:style-name="Standard"><text:s text:c="2"/>18.590 | 4 <text:s/>| <text:s text:c="3"/>1.044 <text:s text:c="2"/>-0.013 <text:s text:c="3"/>0.087 | <text:s/>-138.1 <text:s text:c="2"/>-85.1 <text:s text:c="3"/>30.8</text:p>
      <text:p text:style-name="Standard"><text:s text:c="2"/>18.590 | 5 <text:s/>| <text:s text:c="3"/>0.989 <text:s text:c="2"/>-0.223 <text:s text:c="2"/>-0.238 | <text:s/>-154.1 <text:s text:c="2"/>-72.0 <text:s text:c="2"/>130.4</text:p>
      <text:p text:style-name="Standard"><text:s text:c="2"/>18.624 | 0 <text:s/>| <text:s text:c="8"/>Comm Error <text:s text:c="8"/>| <text:s text:c="11"/>- <text:s text:c="10"/></text:p>
      <text:p text:style-name="Standard"><text:s text:c="2"/>18.624 | 1 <text:s/>| <text:s text:c="3"/>0.273 <text:s text:c="2"/>-1.009 <text:s text:c="3"/>0.077 | <text:s text:c="2"/>-86.0 <text:s text:c="2"/>-19.7 <text:s text:c="2"/>103.0</text:p>
      <text:p text:style-name="Standard"><text:s text:c="2"/>18.624 | 2 <text:s/>| <text:s text:c="3"/>0.208 <text:s text:c="3"/>0.930 <text:s text:c="3"/>0.095 | <text:s text:c="3"/>82.5 <text:s text:c="2"/>-13.7 <text:s text:c="3"/>43.0</text:p>
      <text:p text:style-name="Standard"><text:s text:c="2"/>18.624 | 3 <text:s/>| <text:s text:c="3"/>0.994 <text:s text:c="3"/>0.042 <text:s text:c="3"/>0.127 | <text:s text:c="4"/>5.6 <text:s text:c="2"/>-77.4 <text:s text:c="2"/>-42.5</text:p>
      <text:p text:style-name="Standard"><text:s text:c="2"/>18.624 | 4 <text:s/>| <text:s text:c="3"/>1.013 <text:s text:c="2"/>-0.020 <text:s text:c="3"/>0.081 | <text:s text:c="2"/>-89.6 <text:s text:c="2"/>-85.1 <text:s text:c="3"/>-9.0</text:p>
      <text:p text:style-name="Standard"><text:s text:c="2"/>18.624 | 5 <text:s/>| <text:s text:c="3"/>0.980 <text:s text:c="2"/>-0.246 <text:s text:c="2"/>-0.252 | <text:s/>-152.8 <text:s text:c="2"/>-70.4 <text:s text:c="2"/>130.8</text:p>
      <text:p text:style-name="Standard"><text:s text:c="2"/>18.658 | 0 <text:s/>| <text:s text:c="8"/>Comm Error <text:s text:c="8"/>| <text:s text:c="11"/>- <text:s text:c="10"/></text:p>
      <text:p text:style-name="Standard"><text:s text:c="2"/>18.658 | 1 <text:s/>| <text:s text:c="3"/>0.239 <text:s text:c="2"/>-0.985 <text:s text:c="3"/>0.079 | <text:s text:c="2"/>-85.4 <text:s text:c="2"/>-19.6 <text:s text:c="2"/>103.5</text:p>
      <text:p text:style-name="Standard"><text:s text:c="2"/>18.658 | 2 <text:s/>| <text:s text:c="3"/>0.368 <text:s text:c="3"/>0.931 <text:s text:c="2"/>-0.010 | <text:s text:c="3"/>83.5 <text:s text:c="2"/>-15.0 <text:s text:c="3"/>42.2</text:p>
      <text:p text:style-name="Standard"><text:s text:c="2"/>18.658 | 3 <text:s/>| <text:s text:c="3"/>0.980 <text:s text:c="3"/>0.016 <text:s text:c="3"/>0.122 | <text:s text:c="4"/>4.7 <text:s text:c="2"/>-78.1 <text:s text:c="2"/>-41.2</text:p>
      <text:p text:style-name="Standard"><text:s text:c="2"/>18.658 | 4 <text:s/>| <text:s text:c="3"/>1.005 <text:s text:c="2"/>-0.030 <text:s text:c="3"/>0.083 | <text:s text:c="2"/>-69.0 <text:s text:c="2"/>-85.0 <text:s text:c="2"/>-30.5</text:p>
      <text:p text:style-name="Standard"><text:s text:c="2"/>18.658 | 5 <text:s/>| <text:s text:c="3"/>1.000 <text:s text:c="2"/>-0.245 <text:s text:c="2"/>-0.333 | <text:s/>-152.5 <text:s text:c="2"/>-68.5 <text:s text:c="2"/>132.8</text:p>
      <text:p text:style-name="Standard"><text:s text:c="2"/>18.692 | 0 <text:s/>| <text:s text:c="8"/>Comm Error <text:s text:c="8"/>| <text:s text:c="11"/>- <text:s text:c="10"/></text:p>
      <text:p text:style-name="Standard"><text:s text:c="2"/>18.692 | 1 <text:s/>| <text:s text:c="3"/>0.231 <text:s text:c="2"/>-0.950 <text:s text:c="3"/>0.073 | <text:s text:c="2"/>-84.9 <text:s text:c="2"/>-19.5 <text:s text:c="2"/>104.3</text:p>
      <text:p text:style-name="Standard"><text:s text:c="2"/>18.692 | 2 <text:s/>| <text:s text:c="3"/>0.341 <text:s text:c="3"/>0.938 <text:s text:c="2"/>-0.038 | <text:s text:c="3"/>85.2 <text:s text:c="2"/>-16.4 <text:s text:c="3"/>42.0</text:p>
      <text:p text:style-name="Standard"><text:s text:c="2"/>18.692 | 3 <text:s/>| <text:s text:c="3"/>0.983 <text:s text:c="2"/>-0.031 <text:s text:c="3"/>0.115 | <text:s text:c="4"/>2.3 <text:s text:c="2"/>-78.8 <text:s text:c="2"/>-38.6</text:p>
      <text:p text:style-name="Standard"><text:s text:c="2"/>18.692 | 4 <text:s/>| <text:s text:c="3"/>1.008 <text:s text:c="2"/>-0.006 <text:s text:c="3"/>0.096 | <text:s text:c="2"/>-52.1 <text:s text:c="2"/>-84.8 <text:s text:c="2"/>-49.5</text:p>
      <text:p text:style-name="Standard"><text:s text:c="2"/>18.692 | 5 <text:s/>| <text:s text:c="3"/>0.987 <text:s text:c="2"/>-0.237 <text:s text:c="2"/>-0.377 | <text:s/>-152.5 <text:s text:c="2"/>-67.1 <text:s text:c="2"/>134.7</text:p>
      <text:p text:style-name="Standard"><text:s text:c="2"/>18.727 | 0 <text:s/>| <text:s text:c="8"/>Comm Error <text:s text:c="8"/>| <text:s text:c="11"/>- <text:s text:c="10"/></text:p>
      <text:p text:style-name="Standard"><text:s text:c="2"/>18.727 | 1 <text:s/>| <text:s text:c="3"/>0.233 <text:s text:c="2"/>-0.943 <text:s text:c="3"/>0.073 | <text:s text:c="2"/>-84.4 <text:s text:c="2"/>-19.5 <text:s text:c="2"/>105.0</text:p>
      <text:p text:style-name="Standard"><text:s text:c="2"/>18.727 | 2 <text:s/>| <text:s text:c="3"/>0.292 <text:s text:c="3"/>0.969 <text:s text:c="2"/>-0.029 | <text:s text:c="3"/>86.3 <text:s text:c="2"/>-16.9 <text:s text:c="3"/>42.4</text:p>
      <text:p text:style-name="Standard"><text:s text:c="2"/>18.727 | 3 <text:s/>| <text:s text:c="3"/>1.005 <text:s text:c="2"/>-0.056 <text:s text:c="3"/>0.153 | <text:s text:c="3"/>-2.8 <text:s text:c="2"/>-79.2 <text:s text:c="2"/>-33.5</text:p>
      <text:p text:style-name="Standard"><text:s text:c="2"/>18.727 | 4 <text:s/>| <text:s text:c="3"/>1.014 <text:s text:c="2"/>-0.039 <text:s text:c="3"/>0.111 | <text:s text:c="2"/>-45.3 <text:s text:c="2"/>-84.5 <text:s text:c="2"/>-58.0</text:p>
      <text:p text:style-name="Standard"><text:s text:c="2"/>18.727 | 5 <text:s/>| <text:s text:c="3"/>0.899 <text:s text:c="2"/>-0.108 <text:s text:c="2"/>-0.542 | <text:s/>-154.8 <text:s text:c="2"/>-64.1 <text:s text:c="2"/>140.3</text:p>
      <text:p text:style-name="Standard"><text:s text:c="2"/>18.761 | 0 <text:s/>| <text:s text:c="8"/>Comm Error <text:s text:c="8"/>| <text:s text:c="11"/>- <text:s text:c="10"/></text:p>
      <text:p text:style-name="Standard"><text:s text:c="2"/>18.761 | 1 <text:s/>| <text:s text:c="3"/>0.238 <text:s text:c="2"/>-0.957 <text:s text:c="3"/>0.081 | <text:s text:c="2"/>-84.2 <text:s text:c="2"/>-19.5 <text:s text:c="2"/>105.3</text:p>
      <text:p text:style-name="Standard"><text:s text:c="2"/>18.761 | 2 <text:s/>| <text:s text:c="3"/>0.256 <text:s text:c="3"/>0.983 <text:s text:c="3"/>0.006 | <text:s text:c="3"/>87.1 <text:s text:c="2"/>-17.2 <text:s text:c="3"/>42.6</text:p>
      <text:p text:style-name="Standard"><text:s text:c="2"/>18.761 | 3 <text:s/>| <text:s text:c="3"/>1.026 <text:s text:c="2"/>-0.057 <text:s text:c="3"/>0.184 | <text:s text:c="3"/>-6.3 <text:s text:c="2"/>-79.2 <text:s text:c="2"/>-30.0</text:p>
      <text:p text:style-name="Standard"><text:s text:c="2"/>18.761 | 4 <text:s/>| <text:s text:c="3"/>1.014 <text:s text:c="2"/>-0.035 <text:s text:c="3"/>0.084 | <text:s text:c="2"/>-42.3 <text:s text:c="2"/>-84.2 <text:s text:c="2"/>-63.0</text:p>
      <text:p text:style-name="Standard"><text:s text:c="2"/>18.761 | 5 <text:s/>| <text:s text:c="3"/>0.903 <text:s text:c="2"/>-0.120 <text:s text:c="2"/>-0.480 | <text:s/>-156.7 <text:s text:c="2"/>-62.0 <text:s text:c="2"/>144.0</text:p>
      <text:p text:style-name="Standard"><text:s text:c="2"/>18.796 | 0 <text:s/>| <text:s text:c="8"/>Comm Error <text:s text:c="8"/>| <text:s text:c="11"/>- <text:s text:c="10"/></text:p>
      <text:p text:style-name="Standard"><text:s text:c="2"/>18.796 | 1 <text:s/>| <text:s text:c="3"/>0.232 <text:s text:c="2"/>-0.973 <text:s text:c="3"/>0.089 | <text:s text:c="2"/>-83.8 <text:s text:c="2"/>-19.3 <text:s text:c="2"/>105.7</text:p>
      <text:p text:style-name="Standard"><text:s text:c="2"/>18.796 | 2 <text:s/>| <text:s text:c="3"/>0.300 <text:s text:c="3"/>0.985 <text:s text:c="3"/>0.021 | <text:s text:c="3"/>87.5 <text:s text:c="2"/>-17.5 <text:s text:c="3"/>42.8</text:p>
      <text:p text:style-name="Standard"><text:s text:c="2"/>18.796 | 3 <text:s/>| <text:s text:c="3"/>1.029 <text:s text:c="2"/>-0.037 <text:s text:c="3"/>0.178 | <text:s text:c="3"/>-8.5 <text:s text:c="2"/>-79.1 <text:s text:c="2"/>-28.0</text:p>
      <text:p text:style-name="Standard"><text:s text:c="2"/>18.796 | 4 <text:s/>| <text:s text:c="3"/>0.995 <text:s text:c="2"/>-0.055 <text:s text:c="3"/>0.142 | <text:s text:c="2"/>-38.5 <text:s text:c="2"/>-83.9 <text:s text:c="2"/>-66.4</text:p>
      <text:p text:style-name="Standard"><text:s text:c="2"/>18.796 | 5 <text:s/>| <text:s text:c="3"/>0.818 <text:s text:c="2"/>-0.281 <text:s text:c="2"/>-0.363 | <text:s/>-154.4 <text:s text:c="2"/>-60.9 <text:s text:c="2"/>144.3</text:p>
      <text:p text:style-name="Standard"><text:s text:c="2"/>18.830 | 0 <text:s/>| <text:s text:c="8"/>Comm Error <text:s text:c="8"/>| <text:s text:c="11"/>- <text:s text:c="10"/></text:p>
      <text:p text:style-name="Standard"><text:s text:c="2"/>18.830 | 1 <text:s/>| <text:s text:c="3"/>0.231 <text:s text:c="2"/>-0.985 <text:s text:c="3"/>0.100 | <text:s text:c="2"/>-83.6 <text:s text:c="2"/>-19.0 <text:s text:c="2"/>105.7</text:p>
      <text:p text:style-name="Standard"><text:s text:c="2"/>18.830 | 2 <text:s/>| <text:s text:c="3"/>0.285 <text:s text:c="3"/>0.972 <text:s text:c="3"/>0.040 | <text:s text:c="3"/>87.5 <text:s text:c="2"/>-17.6 <text:s text:c="3"/>42.9</text:p>
      <text:p text:style-name="Standard"><text:s text:c="2"/>18.830 | 3 <text:s/>| <text:s text:c="3"/>1.032 <text:s text:c="2"/>-0.017 <text:s text:c="3"/>0.179 | <text:s text:c="3"/>-9.4 <text:s text:c="2"/>-79.1 <text:s text:c="2"/>-27.4</text:p>
      <text:p text:style-name="Standard"><text:soft-page-break/><text:s text:c="2"/>18.830 | 4 <text:s/>| <text:s text:c="3"/>0.992 <text:s text:c="2"/>-0.033 <text:s text:c="3"/>0.146 | <text:s text:c="2"/>-34.2 <text:s text:c="2"/>-83.5 <text:s text:c="2"/>-71.4</text:p>
      <text:p text:style-name="Standard"><text:s text:c="2"/>18.830 | 5 <text:s/>| <text:s text:c="3"/>0.846 <text:s text:c="2"/>-0.280 <text:s text:c="2"/>-0.320 | <text:s/>-148.6 <text:s text:c="2"/>-61.3 <text:s text:c="2"/>141.5</text:p>
      <text:p text:style-name="Standard"><text:s text:c="2"/>18.864 | 0 <text:s/>| <text:s text:c="8"/>Comm Error <text:s text:c="8"/>| <text:s text:c="11"/>- <text:s text:c="10"/></text:p>
      <text:p text:style-name="Standard"><text:s text:c="2"/>18.864 | 1 <text:s/>| <text:s text:c="3"/>0.231 <text:s text:c="2"/>-0.989 <text:s text:c="3"/>0.102 | <text:s text:c="2"/>-83.4 <text:s text:c="2"/>-18.3 <text:s text:c="2"/>105.5</text:p>
      <text:p text:style-name="Standard"><text:s text:c="2"/>18.864 | 2 <text:s/>| <text:s text:c="3"/>0.288 <text:s text:c="3"/>0.941 <text:s text:c="3"/>0.070 | <text:s text:c="3"/>87.2 <text:s text:c="2"/>-17.7 <text:s text:c="3"/>43.2</text:p>
      <text:p text:style-name="Standard"><text:s text:c="2"/>18.864 | 3 <text:s/>| <text:s text:c="3"/>1.010 <text:s text:c="2"/>-0.013 <text:s text:c="3"/>0.188 | <text:s text:c="3"/>-9.1 <text:s text:c="2"/>-79.0 <text:s text:c="2"/>-28.0</text:p>
      <text:p text:style-name="Standard"><text:s text:c="2"/>18.864 | 4 <text:s/>| <text:s text:c="3"/>1.006 <text:s text:c="2"/>-0.024 <text:s text:c="3"/>0.072 | <text:s text:c="2"/>-32.3 <text:s text:c="2"/>-83.5 <text:s text:c="2"/>-73.5</text:p>
      <text:p text:style-name="Standard"><text:s text:c="2"/>18.864 | 5 <text:s/>| <text:s text:c="3"/>0.944 <text:s text:c="2"/>-0.109 <text:s text:c="2"/>-0.289 | <text:s/>-142.5 <text:s text:c="2"/>-64.4 <text:s text:c="2"/>139.1</text:p>
      <text:p text:style-name="Standard"><text:s text:c="2"/>18.898 | 0 <text:s/>| <text:s text:c="8"/>Comm Error <text:s text:c="8"/>| <text:s text:c="11"/>- <text:s text:c="10"/></text:p>
      <text:p text:style-name="Standard"><text:s text:c="2"/>18.898 | 1 <text:s/>| <text:s text:c="3"/>0.216 <text:s text:c="2"/>-0.987 <text:s text:c="3"/>0.093 | <text:s text:c="2"/>-83.5 <text:s text:c="2"/>-17.7 <text:s text:c="2"/>105.3</text:p>
      <text:p text:style-name="Standard"><text:s text:c="2"/>18.898 | 2 <text:s/>| <text:s text:c="3"/>0.333 <text:s text:c="3"/>0.932 <text:s text:c="3"/>0.080 | <text:s text:c="3"/>86.9 <text:s text:c="2"/>-18.0 <text:s text:c="3"/>43.3</text:p>
      <text:p text:style-name="Standard"><text:s text:c="2"/>18.898 | 3 <text:s/>| <text:s text:c="3"/>0.990 <text:s text:c="2"/>-0.056 <text:s text:c="3"/>0.193 | <text:s text:c="3"/>-9.7 <text:s text:c="2"/>-78.7 <text:s text:c="2"/>-28.0</text:p>
      <text:p text:style-name="Standard"><text:s text:c="2"/>18.898 | 4 <text:s/>| <text:s text:c="3"/>1.008 <text:s text:c="2"/>-0.032 <text:s text:c="3"/>0.051 | <text:s text:c="2"/>-33.5 <text:s text:c="2"/>-83.8 <text:s text:c="2"/>-72.3</text:p>
      <text:p text:style-name="Standard"><text:s text:c="2"/>18.898 | 5 <text:s/>| <text:s text:c="3"/>1.026 <text:s text:c="3"/>0.042 <text:s text:c="2"/>-0.291 | <text:s/>-141.8 <text:s text:c="2"/>-68.5 <text:s text:c="2"/>138.1</text:p>
      <text:p text:style-name="Standard"><text:s text:c="2"/>18.933 | 0 <text:s/>| <text:s text:c="8"/>Comm Error <text:s text:c="8"/>| <text:s text:c="11"/>- <text:s text:c="10"/></text:p>
      <text:p text:style-name="Standard"><text:s text:c="2"/>18.933 | 1 <text:s/>| <text:s text:c="3"/>0.228 <text:s text:c="2"/>-0.978 <text:s text:c="3"/>0.090 | <text:s text:c="2"/>-83.6 <text:s text:c="2"/>-16.9 <text:s text:c="2"/>105.0</text:p>
      <text:p text:style-name="Standard"><text:s text:c="2"/>18.933 | 2 <text:s/>| <text:s text:c="3"/>0.383 <text:s text:c="3"/>0.911 <text:s text:c="3"/>0.037 | <text:s text:c="3"/>86.7 <text:s text:c="2"/>-19.0 <text:s text:c="3"/>43.8</text:p>
      <text:p text:style-name="Standard"><text:s text:c="2"/>18.933 | 3 <text:s/>| <text:s text:c="3"/>1.015 <text:s text:c="2"/>-0.081 <text:s text:c="3"/>0.176 | <text:s text:c="2"/>-11.2 <text:s text:c="2"/>-78.5 <text:s text:c="2"/>-26.9</text:p>
      <text:p text:style-name="Standard"><text:s text:c="2"/>18.933 | 4 <text:s/>| <text:s text:c="3"/>1.011 <text:s text:c="2"/>-0.054 <text:s text:c="3"/>0.062 | <text:s text:c="2"/>-37.2 <text:s text:c="2"/>-83.9 <text:s text:c="2"/>-68.9</text:p>
      <text:p text:style-name="Standard"><text:s text:c="2"/>18.933 | 5 <text:s/>| <text:s text:c="3"/>1.077 <text:s text:c="2"/>-0.105 <text:s text:c="2"/>-0.312 | <text:s/>-139.4 <text:s text:c="2"/>-72.9 <text:s text:c="2"/>130.9</text:p>
      <text:p text:style-name="Standard"><text:s text:c="2"/>18.967 | 0 <text:s/>| <text:s text:c="8"/>Comm Error <text:s text:c="8"/>| <text:s text:c="11"/>- <text:s text:c="10"/></text:p>
      <text:p text:style-name="Standard"><text:s text:c="2"/>18.967 | 1 <text:s/>| <text:s text:c="3"/>0.280 <text:s text:c="2"/>-0.950 <text:s text:c="3"/>0.092 | <text:s text:c="2"/>-83.7 <text:s text:c="2"/>-16.6 <text:s text:c="2"/>104.6</text:p>
      <text:p text:style-name="Standard"><text:s text:c="2"/>18.967 | 2 <text:s/>| <text:s text:c="3"/>0.353 <text:s text:c="3"/>0.968 <text:s text:c="3"/>0.021 | <text:s text:c="3"/>86.6 <text:s text:c="2"/>-19.8 <text:s text:c="3"/>44.4</text:p>
      <text:p text:style-name="Standard"><text:s text:c="2"/>18.967 | 3 <text:s/>| <text:s text:c="3"/>1.035 <text:s text:c="2"/>-0.095 <text:s text:c="3"/>0.203 | <text:s text:c="2"/>-13.7 <text:s text:c="2"/>-78.1 <text:s text:c="2"/>-25.1</text:p>
      <text:p text:style-name="Standard"><text:s text:c="2"/>18.967 | 4 <text:s/>| <text:s text:c="3"/>1.009 <text:s text:c="2"/>-0.056 <text:s text:c="3"/>0.058 | <text:s text:c="2"/>-39.6 <text:s text:c="2"/>-84.0 <text:s text:c="2"/>-66.6</text:p>
      <text:p text:style-name="Standard"><text:s text:c="2"/>18.967 | 5 <text:s/>| <text:s text:c="3"/>1.114 <text:s text:c="3"/>0.002 <text:s text:c="2"/>-0.355 | <text:s/>-137.6 <text:s text:c="2"/>-75.4 <text:s text:c="2"/>123.9</text:p>
      <text:p text:style-name="Standard"><text:s text:c="2"/>19.001 | 0 <text:s/>| <text:s text:c="8"/>Comm Error <text:s text:c="8"/>| <text:s text:c="11"/>- <text:s text:c="10"/></text:p>
      <text:p text:style-name="Standard"><text:s text:c="2"/>19.001 | 1 <text:s/>| <text:s text:c="3"/>0.291 <text:s text:c="2"/>-0.929 <text:s text:c="3"/>0.093 | <text:s text:c="2"/>-83.9 <text:s text:c="2"/>-16.4 <text:s text:c="2"/>104.0</text:p>
      <text:p text:style-name="Standard"><text:s text:c="2"/>19.001 | 2 <text:s/>| <text:s text:c="3"/>0.310 <text:s text:c="3"/>1.040 <text:s text:c="3"/>0.038 | <text:s text:c="3"/>86.5 <text:s text:c="2"/>-20.0 <text:s text:c="3"/>44.8</text:p>
      <text:p text:style-name="Standard"><text:s text:c="2"/>19.001 | 3 <text:s/>| <text:s text:c="3"/>1.046 <text:s text:c="2"/>-0.113 <text:s text:c="3"/>0.202 | <text:s text:c="2"/>-15.8 <text:s text:c="2"/>-77.7 <text:s text:c="2"/>-23.6</text:p>
      <text:p text:style-name="Standard"><text:s text:c="2"/>19.001 | 4 <text:s/>| <text:s text:c="3"/>1.014 <text:s text:c="2"/>-0.042 <text:s text:c="3"/>0.077 | <text:s text:c="2"/>-38.3 <text:s text:c="2"/>-84.1 <text:s text:c="2"/>-68.1</text:p>
      <text:p text:style-name="Standard"><text:s text:c="2"/>19.001 | 5 <text:s/>| <text:s text:c="3"/>0.988 <text:s text:c="2"/>-0.202 <text:s text:c="2"/>-0.589 | <text:s/>-139.2 <text:s text:c="2"/>-75.8 <text:s text:c="2"/>119.4</text:p>
      <text:p text:style-name="Standard"><text:s text:c="2"/>19.036 | 0 <text:s/>| <text:s text:c="8"/>Comm Error <text:s text:c="8"/>| <text:s text:c="11"/>- <text:s text:c="10"/></text:p>
      <text:p text:style-name="Standard"><text:s text:c="2"/>19.036 | 1 <text:s/>| <text:s text:c="3"/>0.302 <text:s text:c="2"/>-0.926 <text:s text:c="3"/>0.098 | <text:s text:c="2"/>-84.1 <text:s text:c="2"/>-16.1 <text:s text:c="2"/>102.8</text:p>
      <text:p text:style-name="Standard"><text:s text:c="2"/>19.036 | 2 <text:s/>| <text:s text:c="3"/>0.365 <text:s text:c="3"/>1.050 <text:s text:c="3"/>0.060 | <text:s text:c="3"/>86.1 <text:s text:c="2"/>-20.4 <text:s text:c="3"/>45.2</text:p>
      <text:p text:style-name="Standard"><text:s text:c="2"/>19.036 | 3 <text:s/>| <text:s text:c="3"/>1.044 <text:s text:c="2"/>-0.077 <text:s text:c="3"/>0.155 | <text:s text:c="2"/>-17.9 <text:s text:c="2"/>-77.6 <text:s text:c="2"/>-22.3</text:p>
      <text:p text:style-name="Standard"><text:s text:c="2"/>19.036 | 4 <text:s/>| <text:s text:c="3"/>1.000 <text:s text:c="3"/>0.007 <text:s text:c="3"/>0.051 | <text:s text:c="2"/>-34.1 <text:s text:c="2"/>-84.3 <text:s text:c="2"/>-72.1</text:p>
      <text:p text:style-name="Standard"><text:s text:c="2"/>19.036 | 5 <text:s/>| <text:s text:c="3"/>0.850 <text:s text:c="2"/>-0.398 <text:s text:c="2"/>-0.506 | <text:s/>-142.6 <text:s text:c="2"/>-72.1 <text:s text:c="2"/>117.1</text:p>
      <text:p text:style-name="Standard"><text:s text:c="2"/>19.071 | 0 <text:s/>| <text:s text:c="8"/>Comm Error <text:s text:c="8"/>| <text:s text:c="11"/>- <text:s text:c="10"/></text:p>
      <text:p text:style-name="Standard"><text:s text:c="2"/>19.071 | 1 <text:s/>| <text:s text:c="3"/>0.295 <text:s text:c="2"/>-0.911 <text:s text:c="3"/>0.092 | <text:s text:c="2"/>-84.2 <text:s text:c="2"/>-15.9 <text:s text:c="2"/>101.7</text:p>
      <text:p text:style-name="Standard"><text:s text:c="2"/>19.071 | 2 <text:s/>| <text:s text:c="3"/>0.380 <text:s text:c="3"/>0.949 <text:s text:c="3"/>0.042 | <text:s text:c="3"/>85.9 <text:s text:c="2"/>-20.9 <text:s text:c="3"/>45.4</text:p>
      <text:p text:style-name="Standard"><text:s text:c="2"/>19.071 | 3 <text:s/>| <text:s text:c="3"/>0.970 <text:s text:c="2"/>-0.017 <text:s text:c="3"/>0.150 | <text:s text:c="2"/>-17.9 <text:s text:c="2"/>-77.7 <text:s text:c="2"/>-23.1</text:p>
      <text:p text:style-name="Standard"><text:s text:c="2"/>19.071 | 4 <text:s/>| <text:s text:c="3"/>1.018 <text:s text:c="2"/>-0.018 <text:s text:c="3"/>0.031 | <text:s text:c="2"/>-29.9 <text:s text:c="2"/>-84.6 <text:s text:c="2"/>-75.5</text:p>
      <text:p text:style-name="Standard"><text:s text:c="2"/>19.071 | 5 <text:s/>| <text:s text:c="3"/>0.893 <text:s text:c="2"/>-0.023 <text:s text:c="2"/>-0.496 | <text:s/>-148.0 <text:s text:c="2"/>-70.4 <text:s text:c="2"/>121.6</text:p>
      <text:p text:style-name="Standard"><text:s text:c="2"/>19.105 | 0 <text:s/>| <text:s text:c="8"/>Comm Error <text:s text:c="8"/>| <text:s text:c="11"/>- <text:s text:c="10"/></text:p>
      <text:p text:style-name="Standard"><text:s text:c="2"/>19.105 | 1 <text:s/>| <text:s text:c="3"/>0.303 <text:s text:c="2"/>-0.916 <text:s text:c="3"/>0.109 | <text:s text:c="2"/>-84.3 <text:s text:c="2"/>-15.8 <text:s text:c="2"/>100.0</text:p>
      <text:p text:style-name="Standard"><text:s text:c="2"/>19.105 | 2 <text:s/>| <text:s text:c="3"/>0.390 <text:s text:c="3"/>0.858 <text:s text:c="3"/>0.041 | <text:s text:c="3"/>85.5 <text:s text:c="2"/>-22.2 <text:s text:c="3"/>45.5</text:p>
      <text:p text:style-name="Standard"><text:s text:c="2"/>19.105 | 3 <text:s/>| <text:s text:c="3"/>0.941 <text:s text:c="3"/>0.012 <text:s text:c="3"/>0.215 | <text:s text:c="2"/>-15.8 <text:s text:c="2"/>-77.6 <text:s text:c="2"/>-25.9</text:p>
      <text:p text:style-name="Standard"><text:s text:c="2"/>19.105 | 4 <text:s/>| <text:s text:c="3"/>1.007 <text:s text:c="3"/>0.014 <text:s text:c="3"/>0.017 | <text:s text:c="2"/>-22.9 <text:s text:c="2"/>-84.9 <text:s text:c="2"/>-81.5</text:p>
      <text:p text:style-name="Standard"><text:soft-page-break/><text:s text:c="2"/>19.105 | 5 <text:s/>| <text:s text:c="3"/>0.855 <text:s text:c="2"/>-0.136 <text:s text:c="2"/>-0.561 | <text:s/>-155.8 <text:s text:c="2"/>-69.4 <text:s text:c="2"/>127.7</text:p>
      <text:p text:style-name="Standard"><text:s text:c="2"/>19.140 | 0 <text:s/>| <text:s text:c="8"/>Comm Error <text:s text:c="8"/>| <text:s text:c="11"/>- <text:s text:c="10"/></text:p>
      <text:p text:style-name="Standard"><text:s text:c="2"/>19.140 | 1 <text:s/>| <text:s text:c="3"/>0.286 <text:s text:c="2"/>-0.937 <text:s text:c="3"/>0.123 | <text:s text:c="2"/>-84.2 <text:s text:c="2"/>-15.6 <text:s text:c="3"/>98.7</text:p>
      <text:p text:style-name="Standard"><text:s text:c="2"/>19.140 | 2 <text:s/>| <text:s text:c="3"/>0.434 <text:s text:c="3"/>0.826 <text:s text:c="3"/>0.069 | <text:s text:c="3"/>85.1 <text:s text:c="2"/>-23.5 <text:s text:c="3"/>45.6</text:p>
      <text:p text:style-name="Standard"><text:s text:c="2"/>19.140 | 3 <text:s/>| <text:s text:c="3"/>0.939 <text:s text:c="2"/>-0.000 <text:s text:c="3"/>0.305 | <text:s text:c="2"/>-12.3 <text:s text:c="2"/>-76.9 <text:s text:c="2"/>-30.3</text:p>
      <text:p text:style-name="Standard"><text:s text:c="2"/>19.140 | 4 <text:s/>| <text:s text:c="3"/>1.009 <text:s text:c="2"/>-0.007 <text:s text:c="3"/>0.032 | <text:s text:c="2"/>-16.3 <text:s text:c="2"/>-85.0 <text:s text:c="2"/>-91.9</text:p>
      <text:p text:style-name="Standard"><text:s text:c="2"/>19.140 | 5 <text:s/>| <text:s text:c="3"/>0.805 <text:s text:c="2"/>-0.293 <text:s text:c="2"/>-0.619 | <text:s/>-156.4 <text:s text:c="2"/>-67.5 <text:s text:c="2"/>126.7</text:p>
      <text:p text:style-name="Standard"><text:s text:c="2"/>19.174 | 0 <text:s/>| <text:s text:c="8"/>Comm Error <text:s text:c="8"/>| <text:s text:c="11"/>- <text:s text:c="10"/></text:p>
      <text:p text:style-name="Standard"><text:s text:c="2"/>19.174 | 1 <text:s/>| <text:s text:c="3"/>0.274 <text:s text:c="2"/>-0.973 <text:s text:c="3"/>0.142 | <text:s text:c="2"/>-84.1 <text:s text:c="2"/>-15.0 <text:s text:c="3"/>97.4</text:p>
      <text:p text:style-name="Standard"><text:s text:c="2"/>19.174 | 2 <text:s/>| <text:s text:c="3"/>0.461 <text:s text:c="3"/>0.797 <text:s text:c="3"/>0.081 | <text:s text:c="3"/>84.1 <text:s text:c="2"/>-25.4 <text:s text:c="3"/>46.5</text:p>
      <text:p text:style-name="Standard"><text:s text:c="2"/>19.174 | 3 <text:s/>| <text:s text:c="3"/>0.951 <text:s text:c="2"/>-0.074 <text:s text:c="3"/>0.259 | <text:s text:c="2"/>-11.5 <text:s text:c="2"/>-76.2 <text:s text:c="2"/>-32.4</text:p>
      <text:p text:style-name="Standard"><text:s text:c="2"/>19.174 | 4 <text:s/>| <text:s text:c="3"/>1.027 <text:s text:c="2"/>-0.016 <text:s text:c="3"/>0.032 | <text:s text:c="3"/>-1.2 <text:s text:c="2"/>-85.1 <text:s/>-104.0</text:p>
      <text:p text:style-name="Standard"><text:s text:c="2"/>19.174 | 5 <text:s/>| <text:s text:c="3"/>1.000 <text:s text:c="2"/>-0.001 <text:s text:c="2"/>-0.458 | <text:s/>-160.2 <text:s text:c="2"/>-65.8 <text:s text:c="2"/>129.0</text:p>
      <text:p text:style-name="Standard"><text:s text:c="2"/>19.209 | 0 <text:s/>| <text:s text:c="8"/>Comm Error <text:s text:c="8"/>| <text:s text:c="11"/>- <text:s text:c="10"/></text:p>
      <text:p text:style-name="Standard"><text:s text:c="2"/>19.209 | 1 <text:s/>| <text:s text:c="3"/>0.313 <text:s text:c="2"/>-0.992 <text:s text:c="3"/>0.154 | <text:s text:c="2"/>-84.0 <text:s text:c="2"/>-14.6 <text:s text:c="3"/>96.6</text:p>
      <text:p text:style-name="Standard"><text:s text:c="2"/>19.209 | 2 <text:s/>| <text:s text:c="3"/>0.528 <text:s text:c="3"/>0.829 <text:s text:c="3"/>0.126 | <text:s text:c="3"/>83.0 <text:s text:c="2"/>-27.1 <text:s text:c="3"/>47.9</text:p>
      <text:p text:style-name="Standard"><text:s text:c="2"/>19.209 | 3 <text:s/>| <text:s text:c="3"/>1.037 <text:s text:c="2"/>-0.143 <text:s text:c="3"/>0.102 | <text:s text:c="2"/>-13.7 <text:s text:c="2"/>-76.4 <text:s text:c="2"/>-31.5</text:p>
      <text:p text:style-name="Standard"><text:s text:c="2"/>19.209 | 4 <text:s/>| <text:s text:c="3"/>1.026 <text:s text:c="2"/>-0.025 <text:s text:c="3"/>0.030 | <text:s text:c="4"/>4.1 <text:s text:c="2"/>-85.2 <text:s/>-110.0</text:p>
      <text:p text:style-name="Standard"><text:s text:c="2"/>19.209 | 5 <text:s/>| <text:s text:c="3"/>1.026 <text:s text:c="2"/>-0.221 <text:s text:c="2"/>-0.218 | <text:s/>-160.8 <text:s text:c="2"/>-67.7 <text:s text:c="2"/>129.1</text:p>
      <text:p text:style-name="Standard"><text:s text:c="2"/>19.243 | 0 <text:s/>| <text:s text:c="8"/>Comm Error <text:s text:c="8"/>| <text:s text:c="11"/>- <text:s text:c="10"/></text:p>
      <text:p text:style-name="Standard"><text:s text:c="2"/>19.243 | 1 <text:s/>| <text:s text:c="3"/>0.359 <text:s text:c="2"/>-1.037 <text:s text:c="3"/>0.174 | <text:s text:c="2"/>-83.9 <text:s text:c="2"/>-13.9 <text:s text:c="3"/>95.4</text:p>
      <text:p text:style-name="Standard"><text:s text:c="2"/>19.243 | 2 <text:s/>| <text:s text:c="3"/>0.541 <text:s text:c="3"/>0.873 <text:s text:c="3"/>0.139 | <text:s text:c="3"/>82.6 <text:s text:c="2"/>-27.6 <text:s text:c="3"/>48.6</text:p>
      <text:p text:style-name="Standard"><text:s text:c="2"/>19.243 | 3 <text:s/>| <text:s text:c="3"/>1.108 <text:s text:c="2"/>-0.141 <text:s text:c="3"/>0.110 | <text:s text:c="2"/>-16.7 <text:s text:c="2"/>-77.5 <text:s text:c="2"/>-29.1</text:p>
      <text:p text:style-name="Standard"><text:s text:c="2"/>19.243 | 4 <text:s/>| <text:s text:c="3"/>1.028 <text:s text:c="3"/>0.003 <text:s text:c="3"/>0.015 | <text:s text:c="3"/>22.1 <text:s text:c="2"/>-85.2 <text:s/>-133.6</text:p>
      <text:p text:style-name="Standard"><text:s text:c="2"/>19.243 | 5 <text:s/>| <text:s text:c="3"/>1.067 <text:s text:c="2"/>-0.237 <text:s text:c="2"/>-0.142 | <text:s/>-156.5 <text:s text:c="2"/>-69.3 <text:s text:c="2"/>125.3</text:p>
      <text:p text:style-name="Standard"><text:s text:c="2"/>19.279 | 0 <text:s/>| <text:s text:c="8"/>Comm Error <text:s text:c="8"/>| <text:s text:c="11"/>- <text:s text:c="10"/></text:p>
      <text:p text:style-name="Standard"><text:s text:c="2"/>19.279 | 1 <text:s/>| <text:s text:c="3"/>0.358 <text:s text:c="2"/>-1.018 <text:s text:c="3"/>0.135 | <text:s text:c="2"/>-84.3 <text:s text:c="2"/>-13.3 <text:s text:c="3"/>94.6</text:p>
      <text:p text:style-name="Standard"><text:s text:c="2"/>19.279 | 2 <text:s/>| <text:s text:c="3"/>0.471 <text:s text:c="3"/>1.047 <text:s text:c="3"/>0.236 | <text:s text:c="3"/>79.7 <text:s text:c="2"/>-28.2 <text:s text:c="3"/>52.8</text:p>
      <text:p text:style-name="Standard"><text:s text:c="2"/>19.279 | 3 <text:s/>| <text:s text:c="3"/>1.050 <text:s text:c="2"/>-0.068 <text:s text:c="3"/>0.204 | <text:s text:c="2"/>-16.7 <text:s text:c="2"/>-78.3 <text:s text:c="2"/>-29.3</text:p>
      <text:p text:style-name="Standard"><text:s text:c="2"/>19.279 | 4 <text:s/>| <text:s text:c="3"/>1.029 <text:s text:c="3"/>0.062 <text:s text:c="2"/>-0.022 | <text:s text:c="3"/>49.8 <text:s text:c="2"/>-85.1 <text:s/>-169.8</text:p>
      <text:p text:style-name="Standard"><text:s text:c="2"/>19.279 | 5 <text:s/>| <text:s text:c="3"/>1.016 <text:s text:c="2"/>-0.205 <text:s text:c="2"/>-0.235 | <text:s/>-154.5 <text:s text:c="2"/>-70.8 <text:s text:c="2"/>123.2</text:p>
      <text:p text:style-name="Standard"><text:s text:c="2"/>19.314 | 0 <text:s/>| <text:s text:c="8"/>Comm Error <text:s text:c="8"/>| <text:s text:c="11"/>- <text:s text:c="10"/></text:p>
      <text:p text:style-name="Standard"><text:s text:c="2"/>19.314 | 1 <text:s/>| <text:s text:c="3"/>0.362 <text:s text:c="2"/>-0.965 <text:s text:c="3"/>0.067 | <text:s text:c="2"/>-85.5 <text:s text:c="2"/>-12.9 <text:s text:c="3"/>94.1</text:p>
      <text:p text:style-name="Standard"><text:s text:c="2"/>19.314 | 2 <text:s/>| <text:s text:c="3"/>0.463 <text:s text:c="3"/>0.982 <text:s text:c="3"/>0.207 | <text:s text:c="3"/>77.7 <text:s text:c="2"/>-28.4 <text:s text:c="3"/>56.1</text:p>
      <text:p text:style-name="Standard"><text:s text:c="2"/>19.314 | 3 <text:s/>| <text:s text:c="3"/>0.983 <text:s text:c="2"/>-0.038 <text:s text:c="3"/>0.205 | <text:s text:c="2"/>-14.8 <text:s text:c="2"/>-78.6 <text:s text:c="2"/>-31.2</text:p>
      <text:p text:style-name="Standard"><text:s text:c="2"/>19.314 | 4 <text:s/>| <text:s text:c="3"/>1.014 <text:s text:c="3"/>0.028 <text:s text:c="2"/>-0.013 | <text:s text:c="3"/>75.5 <text:s text:c="2"/>-84.9 <text:s text:c="2"/>162.1</text:p>
      <text:p text:style-name="Standard"><text:s text:c="2"/>19.314 | 5 <text:s/>| <text:s text:c="3"/>0.977 <text:s text:c="2"/>-0.165 <text:s text:c="2"/>-0.259 | <text:s/>-153.1 <text:s text:c="2"/>-71.9 <text:s text:c="2"/>120.8</text:p>
      <text:p text:style-name="Standard"><text:s text:c="2"/>19.349 | 0 <text:s/>| <text:s text:c="8"/>Comm Error <text:s text:c="8"/>| <text:s text:c="11"/>- <text:s text:c="10"/></text:p>
      <text:p text:style-name="Standard"><text:s text:c="2"/>19.349 | 1 <text:s/>| <text:s text:c="3"/>0.355 <text:s text:c="2"/>-0.916 <text:s text:c="3"/>0.017 | <text:s text:c="2"/>-86.5 <text:s text:c="2"/>-13.2 <text:s text:c="3"/>93.7</text:p>
      <text:p text:style-name="Standard"><text:s text:c="2"/>19.349 | 2 <text:s/>| <text:s text:c="3"/>0.424 <text:s text:c="3"/>0.889 <text:s text:c="3"/>0.190 | <text:s text:c="3"/>75.6 <text:s text:c="2"/>-28.8 <text:s text:c="3"/>57.7</text:p>
      <text:p text:style-name="Standard"><text:s text:c="2"/>19.349 | 3 <text:s/>| <text:s text:c="3"/>0.963 <text:s text:c="3"/>0.001 <text:s text:c="3"/>0.187 | <text:s text:c="2"/>-11.4 <text:s text:c="2"/>-79.0 <text:s text:c="2"/>-34.6</text:p>
      <text:p text:style-name="Standard"><text:s text:c="2"/>19.349 | 4 <text:s/>| <text:s text:c="3"/>1.005 <text:s text:c="3"/>0.049 <text:s text:c="3"/>0.016 | <text:s text:c="3"/>76.2 <text:s text:c="2"/>-84.5 <text:s text:c="2"/>162.6</text:p>
      <text:p text:style-name="Standard"><text:s text:c="2"/>19.349 | 5 <text:s/>| <text:s text:c="3"/>1.021 <text:s text:c="2"/>-0.080 <text:s text:c="2"/>-0.226 | <text:s/>-153.5 <text:s text:c="2"/>-72.9 <text:s text:c="2"/>121.2</text:p>
      <text:p text:style-name="Standard"><text:s text:c="2"/>19.385 | 0 <text:s/>| <text:s text:c="8"/>Comm Error <text:s text:c="8"/>| <text:s text:c="11"/>- <text:s text:c="10"/></text:p>
      <text:p text:style-name="Standard"><text:s text:c="2"/>19.385 | 1 <text:s/>| <text:s text:c="3"/>0.344 <text:s text:c="2"/>-0.953 <text:s text:c="3"/>0.042 | <text:s text:c="2"/>-87.3 <text:s text:c="2"/>-14.0 <text:s text:c="3"/>92.9</text:p>
      <text:p text:style-name="Standard"><text:s text:c="2"/>19.385 | 2 <text:s/>| <text:s text:c="3"/>0.387 <text:s text:c="3"/>0.874 <text:s text:c="3"/>0.232 | <text:s text:c="3"/>73.6 <text:s text:c="2"/>-28.9 <text:s text:c="3"/>59.4</text:p>
      <text:p text:style-name="Standard"><text:s text:c="2"/>19.385 | 3 <text:s/>| <text:s text:c="3"/>1.005 <text:s text:c="3"/>0.034 <text:s text:c="3"/>0.180 | <text:s text:c="3"/>-6.4 <text:s text:c="2"/>-79.4 <text:s text:c="2"/>-39.9</text:p>
      <text:p text:style-name="Standard"><text:s text:c="2"/>19.385 | 4 <text:s/>| <text:s text:c="3"/>0.998 <text:s text:c="3"/>0.080 <text:s text:c="3"/>0.056 | <text:s text:c="3"/>73.1 <text:s text:c="2"/>-84.1 <text:s text:c="2"/>166.4</text:p>
      <text:p text:style-name="Standard"><text:s text:c="2"/>19.385 | 5 <text:s/>| <text:s text:c="3"/>1.028 <text:s text:c="2"/>-0.140 <text:s text:c="2"/>-0.183 | <text:s/>-152.7 <text:s text:c="2"/>-74.6 <text:s text:c="2"/>120.6</text:p>
      <text:p text:style-name="Standard"><text:soft-page-break/><text:s text:c="2"/>19.420 | 0 <text:s/>| <text:s text:c="8"/>Comm Error <text:s text:c="8"/>| <text:s text:c="11"/>- <text:s text:c="10"/></text:p>
      <text:p text:style-name="Standard"><text:s text:c="2"/>19.420 | 1 <text:s/>| <text:s text:c="3"/>0.361 <text:s text:c="2"/>-0.981 <text:s text:c="3"/>0.036 | <text:s text:c="2"/>-87.6 <text:s text:c="2"/>-14.9 <text:s text:c="3"/>92.3</text:p>
      <text:p text:style-name="Standard"><text:s text:c="2"/>19.420 | 2 <text:s/>| <text:s text:c="3"/>0.396 <text:s text:c="3"/>0.846 <text:s text:c="3"/>0.225 | <text:s text:c="3"/>72.5 <text:s text:c="2"/>-28.7 <text:s text:c="3"/>60.2</text:p>
      <text:p text:style-name="Standard"><text:s text:c="2"/>19.420 | 3 <text:s/>| <text:s text:c="3"/>1.024 <text:s text:c="3"/>0.080 <text:s text:c="3"/>0.173 | <text:s text:c="3"/>-1.3 <text:s text:c="2"/>-79.6 <text:s text:c="2"/>-45.2</text:p>
      <text:p text:style-name="Standard"><text:s text:c="2"/>19.420 | 4 <text:s/>| <text:s text:c="3"/>0.999 <text:s text:c="3"/>0.131 <text:s text:c="3"/>0.056 | <text:s text:c="3"/>72.6 <text:s text:c="2"/>-83.3 <text:s text:c="2"/>167.2</text:p>
      <text:p text:style-name="Standard"><text:s text:c="2"/>19.420 | 5 <text:s/>| <text:s text:c="3"/>1.022 <text:s text:c="2"/>-0.128 <text:s text:c="2"/>-0.148 | <text:s/>-150.5 <text:s text:c="2"/>-75.8 <text:s text:c="2"/>117.7</text:p>
      <text:p text:style-name="Standard"><text:s text:c="2"/>19.455 | 0 <text:s/>| <text:s text:c="8"/>Comm Error <text:s text:c="8"/>| <text:s text:c="11"/>- <text:s text:c="10"/></text:p>
      <text:p text:style-name="Standard"><text:s text:c="2"/>19.455 | 1 <text:s/>| <text:s text:c="3"/>0.351 <text:s text:c="2"/>-0.973 <text:s text:c="3"/>0.028 | <text:s text:c="2"/>-87.8 <text:s text:c="2"/>-16.5 <text:s text:c="3"/>91.1</text:p>
      <text:p text:style-name="Standard"><text:s text:c="2"/>19.455 | 2 <text:s/>| <text:s text:c="3"/>0.497 <text:s text:c="3"/>0.770 <text:s text:c="3"/>0.180 | <text:s text:c="3"/>71.5 <text:s text:c="2"/>-29.2 <text:s text:c="3"/>61.9</text:p>
      <text:p text:style-name="Standard"><text:s text:c="2"/>19.455 | 3 <text:s/>| <text:s text:c="3"/>0.991 <text:s text:c="3"/>0.083 <text:s text:c="3"/>0.153 | <text:s text:c="4"/>6.2 <text:s text:c="2"/>-79.7 <text:s text:c="2"/>-53.1</text:p>
      <text:p text:style-name="Standard"><text:s text:c="2"/>19.455 | 4 <text:s/>| <text:s text:c="3"/>0.994 <text:s text:c="3"/>0.113 <text:s text:c="3"/>0.047 | <text:s text:c="3"/>73.4 <text:s text:c="2"/>-82.8 <text:s text:c="2"/>165.9</text:p>
      <text:p text:style-name="Standard"><text:s text:c="2"/>19.455 | 5 <text:s/>| <text:s text:c="3"/>1.004 <text:s text:c="2"/>-0.131 <text:s text:c="2"/>-0.105 | <text:s/>-148.4 <text:s text:c="2"/>-77.5 <text:s text:c="2"/>115.7</text:p>
      <text:p text:style-name="Standard"><text:s text:c="2"/>19.491 | 0 <text:s/>| <text:s text:c="8"/>Comm Error <text:s text:c="8"/>| <text:s text:c="11"/>- <text:s text:c="10"/></text:p>
      <text:p text:style-name="Standard"><text:s text:c="2"/>19.491 | 1 <text:s/>| <text:s text:c="3"/>0.298 <text:s text:c="2"/>-0.959 <text:s text:c="3"/>0.044 | <text:s text:c="2"/>-87.6 <text:s text:c="2"/>-17.5 <text:s text:c="3"/>89.3</text:p>
      <text:p text:style-name="Standard"><text:s text:c="2"/>19.491 | 2 <text:s/>| <text:s text:c="3"/>0.405 <text:s text:c="3"/>0.829 <text:s text:c="3"/>0.228 | <text:s text:c="3"/>70.4 <text:s text:c="2"/>-28.5 <text:s text:c="3"/>64.8</text:p>
      <text:p text:style-name="Standard"><text:s text:c="2"/>19.491 | 3 <text:s/>| <text:s text:c="3"/>0.993 <text:s text:c="3"/>0.034 <text:s text:c="3"/>0.144 | <text:s text:c="4"/>9.5 <text:s text:c="2"/>-79.8 <text:s text:c="2"/>-56.6</text:p>
      <text:p text:style-name="Standard"><text:s text:c="2"/>19.491 | 4 <text:s/>| <text:s text:c="3"/>0.981 <text:s text:c="3"/>0.100 <text:s text:c="3"/>0.040 | <text:s text:c="3"/>74.7 <text:s text:c="2"/>-82.4 <text:s text:c="2"/>163.9</text:p>
      <text:p text:style-name="Standard"><text:s text:c="2"/>19.491 | 5 <text:s/>| <text:s text:c="3"/>0.998 <text:s text:c="2"/>-0.156 <text:s text:c="2"/>-0.034 | <text:s/>-143.7 <text:s text:c="2"/>-79.0 <text:s text:c="2"/>108.6</text:p>
      <text:p text:style-name="Standard"><text:s text:c="2"/>19.525 | 0 <text:s/>| <text:s text:c="8"/>Comm Error <text:s text:c="8"/>| <text:s text:c="11"/>- <text:s text:c="10"/></text:p>
      <text:p text:style-name="Standard"><text:s text:c="2"/>19.525 | 1 <text:s/>| <text:s text:c="3"/>0.350 <text:s text:c="2"/>-0.881 <text:s text:c="3"/>0.021 | <text:s text:c="2"/>-87.2 <text:s text:c="2"/>-19.0 <text:s text:c="3"/>88.5</text:p>
      <text:p text:style-name="Standard"><text:s text:c="2"/>19.525 | 2 <text:s/>| <text:s text:c="3"/>0.246 <text:s text:c="3"/>0.876 <text:s text:c="3"/>0.286 | <text:s text:c="3"/>69.5 <text:s text:c="2"/>-26.1 <text:s text:c="3"/>68.9</text:p>
      <text:p text:style-name="Standard"><text:s text:c="2"/>19.525 | 3 <text:s/>| <text:s text:c="3"/>0.987 <text:s text:c="3"/>0.014 <text:s text:c="3"/>0.161 | <text:s text:c="3"/>11.2 <text:s text:c="2"/>-79.9 <text:s text:c="2"/>-58.5</text:p>
      <text:p text:style-name="Standard"><text:s text:c="2"/>19.525 | 4 <text:s/>| <text:s text:c="3"/>0.992 <text:s text:c="3"/>0.111 <text:s text:c="3"/>0.044 | <text:s text:c="3"/>76.3 <text:s text:c="2"/>-82.1 <text:s text:c="2"/>161.8</text:p>
      <text:p text:style-name="Standard"><text:s text:c="2"/>19.525 | 5 <text:s/>| <text:s text:c="3"/>0.980 <text:s text:c="2"/>-0.157 <text:s text:c="3"/>0.024 | <text:s/>-134.5 <text:s text:c="2"/>-80.1 <text:s text:c="2"/>101.1</text:p>
      <text:p text:style-name="Standard"><text:s text:c="2"/>19.560 | 0 <text:s/>| <text:s text:c="8"/>Comm Error <text:s text:c="8"/>| <text:s text:c="11"/>- <text:s text:c="10"/></text:p>
      <text:p text:style-name="Standard"><text:s text:c="2"/>19.560 | 1 <text:s/>| <text:s text:c="3"/>0.357 <text:s text:c="2"/>-0.870 <text:s text:c="3"/>0.035 | <text:s text:c="2"/>-87.0 <text:s text:c="2"/>-20.5 <text:s text:c="3"/>87.3</text:p>
      <text:p text:style-name="Standard"><text:s text:c="2"/>19.560 | 2 <text:s/>| <text:s text:c="3"/>0.304 <text:s text:c="3"/>0.872 <text:s text:c="3"/>0.282 | <text:s text:c="3"/>69.3 <text:s text:c="2"/>-23.4 <text:s text:c="3"/>70.4</text:p>
      <text:p text:style-name="Standard"><text:s text:c="2"/>19.560 | 3 <text:s/>| <text:s text:c="3"/>1.001 <text:s text:c="3"/>0.045 <text:s text:c="3"/>0.207 | <text:s text:c="3"/>12.4 <text:s text:c="2"/>-79.7 <text:s text:c="2"/>-59.7</text:p>
      <text:p text:style-name="Standard"><text:s text:c="2"/>19.560 | 4 <text:s/>| <text:s text:c="3"/>1.022 <text:s text:c="3"/>0.102 <text:s text:c="3"/>0.037 | <text:s text:c="3"/>78.3 <text:s text:c="2"/>-81.9 <text:s text:c="2"/>159.1</text:p>
      <text:p text:style-name="Standard"><text:s text:c="2"/>19.560 | 5 <text:s/>| <text:s text:c="3"/>1.010 <text:s text:c="2"/>-0.119 <text:s text:c="3"/>0.011 | <text:s/>-127.3 <text:s text:c="2"/>-81.0 <text:s text:c="3"/>92.5</text:p>
      <text:p text:style-name="Standard"><text:s text:c="2"/>19.595 | 0 <text:s/>| <text:s text:c="8"/>Comm Error <text:s text:c="8"/>| <text:s text:c="11"/>- <text:s text:c="10"/></text:p>
      <text:p text:style-name="Standard"><text:s text:c="2"/>19.595 | 1 <text:s/>| <text:s text:c="3"/>0.295 <text:s text:c="2"/>-0.913 <text:s text:c="3"/>0.054 | <text:s text:c="2"/>-86.1 <text:s text:c="2"/>-21.4 <text:s text:c="3"/>84.7</text:p>
      <text:p text:style-name="Standard"><text:s text:c="2"/>19.595 | 2 <text:s/>| <text:s text:c="3"/>0.334 <text:s text:c="3"/>0.902 <text:s text:c="3"/>0.279 | <text:s text:c="3"/>69.7 <text:s text:c="2"/>-22.5 <text:s text:c="3"/>71.4</text:p>
      <text:p text:style-name="Standard"><text:s text:c="2"/>19.595 | 3 <text:s/>| <text:s text:c="3"/>1.008 <text:s text:c="3"/>0.080 <text:s text:c="3"/>0.241 | <text:s text:c="3"/>14.9 <text:s text:c="2"/>-79.1 <text:s text:c="2"/>-62.4</text:p>
      <text:p text:style-name="Standard"><text:s text:c="2"/>19.595 | 4 <text:s/>| <text:s text:c="3"/>1.014 <text:s text:c="3"/>0.099 <text:s text:c="3"/>0.016 | <text:s text:c="3"/>80.2 <text:s text:c="2"/>-81.9 <text:s text:c="2"/>156.9</text:p>
      <text:p text:style-name="Standard"><text:s text:c="2"/>19.595 | 5 <text:s/>| <text:s text:c="3"/>1.027 <text:s text:c="2"/>-0.079 <text:s text:c="2"/>-0.104 | <text:s/>-127.9 <text:s text:c="2"/>-81.8 <text:s text:c="3"/>93.7</text:p>
      <text:p text:style-name="Standard"><text:s text:c="2"/>19.630 | 0 <text:s/>| <text:s text:c="8"/>Comm Error <text:s text:c="8"/>| <text:s text:c="11"/>- <text:s text:c="10"/></text:p>
      <text:p text:style-name="Standard"><text:s text:c="2"/>19.630 | 1 <text:s/>| <text:s text:c="3"/>0.293 <text:s text:c="2"/>-0.931 <text:s text:c="3"/>0.032 | <text:s text:c="2"/>-85.7 <text:s text:c="2"/>-21.4 <text:s text:c="3"/>83.1</text:p>
      <text:p text:style-name="Standard"><text:s text:c="2"/>19.630 | 2 <text:s/>| <text:s text:c="3"/>0.295 <text:s text:c="3"/>0.912 <text:s text:c="3"/>0.314 | <text:s text:c="3"/>70.2 <text:s text:c="2"/>-21.2 <text:s text:c="3"/>72.4</text:p>
      <text:p text:style-name="Standard"><text:s text:c="2"/>19.630 | 3 <text:s/>| <text:s text:c="3"/>1.031 <text:s text:c="3"/>0.068 <text:s text:c="3"/>0.255 | <text:s text:c="3"/>15.5 <text:s text:c="2"/>-78.6 <text:s text:c="2"/>-63.0</text:p>
      <text:p text:style-name="Standard"><text:s text:c="2"/>19.630 | 4 <text:s/>| <text:s text:c="3"/>1.004 <text:s text:c="3"/>0.039 <text:s text:c="3"/>0.037 | <text:s text:c="3"/>82.5 <text:s text:c="2"/>-82.4 <text:s text:c="2"/>154.2</text:p>
      <text:p text:style-name="Standard"><text:s text:c="2"/>19.630 | 5 <text:s/>| <text:s text:c="3"/>1.029 <text:s text:c="2"/>-0.098 <text:s text:c="2"/>-0.110 | <text:s/>-130.3 <text:s text:c="2"/>-81.8 <text:s text:c="3"/>96.7</text:p>
      <text:p text:style-name="Standard"><text:s text:c="2"/>19.665 | 0 <text:s/>| <text:s text:c="8"/>Comm Error <text:s text:c="8"/>| <text:s text:c="11"/>- <text:s text:c="10"/></text:p>
      <text:p text:style-name="Standard"><text:s text:c="2"/>19.665 | 1 <text:s/>| <text:s text:c="3"/>0.318 <text:s text:c="2"/>-0.907 <text:s text:c="3"/>0.009 | <text:s text:c="2"/>-85.6 <text:s text:c="2"/>-21.6 <text:s text:c="3"/>81.6</text:p>
      <text:p text:style-name="Standard"><text:s text:c="2"/>19.665 | 2 <text:s/>| <text:s text:c="3"/>0.301 <text:s text:c="3"/>0.925 <text:s text:c="3"/>0.344 | <text:s text:c="3"/>70.6 <text:s text:c="2"/>-20.4 <text:s text:c="3"/>72.5</text:p>
      <text:p text:style-name="Standard"><text:s text:c="2"/>19.665 | 3 <text:s/>| <text:s text:c="3"/>1.021 <text:s text:c="3"/>0.062 <text:s text:c="3"/>0.264 | <text:s text:c="3"/>15.1 <text:s text:c="2"/>-77.7 <text:s text:c="2"/>-62.9</text:p>
      <text:p text:style-name="Standard"><text:s text:c="2"/>19.665 | 4 <text:s/>| <text:s text:c="3"/>0.955 <text:s text:c="3"/>0.067 <text:s text:c="2"/>-0.075 | <text:s text:c="3"/>93.0 <text:s text:c="2"/>-82.9 <text:s text:c="2"/>143.7</text:p>
      <text:p text:style-name="Standard"><text:s text:c="2"/>19.665 | 5 <text:s/>| <text:s text:c="3"/>1.020 <text:s text:c="2"/>-0.081 <text:s text:c="2"/>-0.075 | <text:s/>-132.4 <text:s text:c="2"/>-82.1 <text:s text:c="3"/>98.3</text:p>
      <text:p text:style-name="Standard"><text:s text:c="2"/>19.700 | 0 <text:s/>| <text:s text:c="8"/>Comm Error <text:s text:c="8"/>| <text:s text:c="11"/>- <text:s text:c="10"/></text:p>
      <text:p text:style-name="Standard"><text:soft-page-break/><text:s text:c="2"/>19.700 | 1 <text:s/>| <text:s text:c="3"/>0.306 <text:s text:c="2"/>-0.886 <text:s text:c="3"/>0.006 | <text:s text:c="2"/>-85.5 <text:s text:c="2"/>-21.6 <text:s text:c="3"/>80.8</text:p>
      <text:p text:style-name="Standard"><text:s text:c="2"/>19.700 | 2 <text:s/>| <text:s text:c="3"/>0.318 <text:s text:c="3"/>0.895 <text:s text:c="3"/>0.336 | <text:s text:c="3"/>70.9 <text:s text:c="2"/>-20.0 <text:s text:c="3"/>71.8</text:p>
      <text:p text:style-name="Standard"><text:s text:c="2"/>19.700 | 3 <text:s/>| <text:s text:c="3"/>0.984 <text:s text:c="3"/>0.062 <text:s text:c="3"/>0.234 | <text:s text:c="3"/>14.7 <text:s text:c="2"/>-77.1 <text:s text:c="2"/>-62.6</text:p>
      <text:p text:style-name="Standard"><text:s text:c="2"/>19.700 | 4 <text:s/>| <text:s text:c="3"/>0.986 <text:s text:c="3"/>0.157 <text:s text:c="2"/>-0.103 | <text:s text:c="2"/>112.4 <text:s text:c="2"/>-82.2 <text:s text:c="2"/>124.3</text:p>
      <text:p text:style-name="Standard"><text:s text:c="2"/>19.700 | 5 <text:s/>| <text:s text:c="3"/>1.020 <text:s text:c="2"/>-0.062 <text:s text:c="2"/>-0.042 | <text:s/>-132.7 <text:s text:c="2"/>-82.4 <text:s text:c="3"/>98.7</text:p>
      <text:p text:style-name="Standard"><text:s text:c="2"/>19.735 | 0 <text:s/>| <text:s text:c="8"/>Comm Error <text:s text:c="8"/>| <text:s text:c="11"/>- <text:s text:c="10"/></text:p>
      <text:p text:style-name="Standard"><text:s text:c="2"/>19.735 | 1 <text:s/>| <text:s text:c="3"/>0.351 <text:s text:c="2"/>-0.897 <text:s text:c="2"/>-0.004 | <text:s text:c="2"/>-85.8 <text:s text:c="2"/>-21.5 <text:s text:c="3"/>80.7</text:p>
      <text:p text:style-name="Standard"><text:s text:c="2"/>19.735 | 2 <text:s/>| <text:s text:c="3"/>0.353 <text:s text:c="3"/>0.918 <text:s text:c="3"/>0.324 | <text:s text:c="3"/>71.4 <text:s text:c="2"/>-20.3 <text:s text:c="3"/>70.5</text:p>
      <text:p text:style-name="Standard"><text:s text:c="2"/>19.735 | 3 <text:s/>| <text:s text:c="3"/>0.999 <text:s text:c="3"/>0.050 <text:s text:c="3"/>0.219 | <text:s text:c="3"/>13.5 <text:s text:c="2"/>-76.5 <text:s text:c="2"/>-61.4</text:p>
      <text:p text:style-name="Standard"><text:s text:c="2"/>19.735 | 4 <text:s/>| <text:s text:c="3"/>1.015 <text:s text:c="3"/>0.014 <text:s text:c="2"/>-0.115 | <text:s text:c="2"/>126.8 <text:s text:c="2"/>-81.8 <text:s text:c="2"/>108.4</text:p>
      <text:p text:style-name="Standard"><text:s text:c="2"/>19.735 | 5 <text:s/>| <text:s text:c="3"/>1.022 <text:s text:c="2"/>-0.076 <text:s text:c="2"/>-0.064 | <text:s/>-132.8 <text:s text:c="2"/>-82.7 <text:s text:c="3"/>98.9</text:p>
      <text:p text:style-name="Standard"><text:s text:c="2"/>19.769 | 0 <text:s/>| <text:s text:c="8"/>Comm Error <text:s text:c="8"/>| <text:s text:c="11"/>- <text:s text:c="10"/></text:p>
      <text:p text:style-name="Standard"><text:s text:c="2"/>19.769 | 1 <text:s/>| <text:s text:c="3"/>0.376 <text:s text:c="2"/>-0.903 <text:s text:c="2"/>-0.011 | <text:s text:c="2"/>-86.2 <text:s text:c="2"/>-21.4 <text:s text:c="3"/>81.2</text:p>
      <text:p text:style-name="Standard"><text:s text:c="2"/>19.769 | 2 <text:s/>| <text:s text:c="3"/>0.341 <text:s text:c="3"/>0.954 <text:s text:c="3"/>0.318 | <text:s text:c="3"/>71.9 <text:s text:c="2"/>-20.5 <text:s text:c="3"/>69.1</text:p>
      <text:p text:style-name="Standard"><text:s text:c="2"/>19.769 | 3 <text:s/>| <text:s text:c="3"/>1.020 <text:s text:c="3"/>0.042 <text:s text:c="3"/>0.218 | <text:s text:c="3"/>12.3 <text:s text:c="2"/>-76.3 <text:s text:c="2"/>-60.2</text:p>
      <text:p text:style-name="Standard"><text:s text:c="2"/>19.769 | 4 <text:s/>| <text:s text:c="3"/>1.020 <text:s text:c="2"/>-0.055 <text:s text:c="2"/>-0.093 | <text:s text:c="2"/>146.4 <text:s text:c="2"/>-82.0 <text:s text:c="3"/>87.1</text:p>
      <text:p text:style-name="Standard"><text:s text:c="2"/>19.769 | 5 <text:s/>| <text:s text:c="3"/>1.024 <text:s text:c="2"/>-0.070 <text:s text:c="2"/>-0.083 | <text:s/>-134.9 <text:s text:c="2"/>-82.8 <text:s text:c="2"/>100.8</text:p>
      <text:p text:style-name="Standard"><text:s text:c="2"/>19.804 | 0 <text:s/>| <text:s text:c="8"/>Comm Error <text:s text:c="8"/>| <text:s text:c="11"/>- <text:s text:c="10"/></text:p>
      <text:p text:style-name="Standard"><text:s text:c="2"/>19.804 | 1 <text:s/>| <text:s text:c="3"/>0.405 <text:s text:c="2"/>-0.894 <text:s text:c="3"/>0.002 | <text:s text:c="2"/>-86.7 <text:s text:c="2"/>-21.5 <text:s text:c="3"/>82.1</text:p>
      <text:p text:style-name="Standard"><text:s text:c="2"/>19.804 | 2 <text:s/>| <text:s text:c="3"/>0.330 <text:s text:c="3"/>0.962 <text:s text:c="3"/>0.310 | <text:s text:c="3"/>72.1 <text:s text:c="2"/>-20.5 <text:s text:c="3"/>68.7</text:p>
      <text:p text:style-name="Standard"><text:s text:c="2"/>19.804 | 3 <text:s/>| <text:s text:c="3"/>1.016 <text:s text:c="3"/>0.025 <text:s text:c="3"/>0.230 | <text:s text:c="3"/>10.2 <text:s text:c="2"/>-75.9 <text:s text:c="2"/>-57.7</text:p>
      <text:p text:style-name="Standard"><text:s text:c="2"/>19.804 | 4 <text:s/>| <text:s text:c="3"/>1.007 <text:s text:c="2"/>-0.014 <text:s text:c="2"/>-0.070 | <text:s text:c="2"/>157.0 <text:s text:c="2"/>-82.2 <text:s text:c="3"/>76.2</text:p>
      <text:p text:style-name="Standard"><text:s text:c="2"/>19.804 | 5 <text:s/>| <text:s text:c="3"/>1.024 <text:s text:c="2"/>-0.060 <text:s text:c="2"/>-0.090 | <text:s/>-138.9 <text:s text:c="2"/>-82.7 <text:s text:c="2"/>104.7</text:p>
      <text:p text:style-name="Standard"><text:s text:c="2"/>19.839 | 0 <text:s/>| <text:s text:c="8"/>Comm Error <text:s text:c="8"/>| <text:s text:c="11"/>- <text:s text:c="10"/></text:p>
      <text:p text:style-name="Standard"><text:s text:c="2"/>19.839 | 1 <text:s/>| <text:s text:c="3"/>0.413 <text:s text:c="2"/>-0.880 <text:s text:c="3"/>0.023 | <text:s text:c="2"/>-87.0 <text:s text:c="2"/>-21.7 <text:s text:c="3"/>82.4</text:p>
      <text:p text:style-name="Standard"><text:s text:c="2"/>19.839 | 2 <text:s/>| <text:s text:c="3"/>0.297 <text:s text:c="3"/>0.905 <text:s text:c="3"/>0.262 | <text:s text:c="3"/>72.9 <text:s text:c="2"/>-20.3 <text:s text:c="3"/>66.2</text:p>
      <text:p text:style-name="Standard"><text:s text:c="2"/>19.839 | 3 <text:s/>| <text:s text:c="3"/>0.996 <text:s text:c="3"/>0.024 <text:s text:c="3"/>0.242 | <text:s text:c="4"/>8.5 <text:s text:c="2"/>-75.5 <text:s text:c="2"/>-55.6</text:p>
      <text:p text:style-name="Standard"><text:s text:c="2"/>19.839 | 4 <text:s/>| <text:s text:c="3"/>1.032 <text:s text:c="3"/>0.011 <text:s text:c="2"/>-0.028 | <text:s text:c="2"/>162.4 <text:s text:c="2"/>-82.7 <text:s text:c="3"/>70.8</text:p>
      <text:p text:style-name="Standard"><text:s text:c="2"/>19.839 | 5 <text:s/>| <text:s text:c="3"/>1.025 <text:s text:c="2"/>-0.053 <text:s text:c="2"/>-0.107 | <text:s/>-142.4 <text:s text:c="2"/>-82.7 <text:s text:c="2"/>108.3</text:p>
      <text:p text:style-name="Standard"><text:s text:c="2"/>19.873 | 0 <text:s/>| <text:s text:c="8"/>Comm Error <text:s text:c="8"/>| <text:s text:c="11"/>- <text:s text:c="10"/></text:p>
      <text:p text:style-name="Standard"><text:s text:c="2"/>19.873 | 1 <text:s/>| <text:s text:c="3"/>0.408 <text:s text:c="2"/>-0.895 <text:s text:c="3"/>0.034 | <text:s text:c="2"/>-87.2 <text:s text:c="2"/>-21.6 <text:s text:c="3"/>82.5</text:p>
      <text:p text:style-name="Standard"><text:s text:c="2"/>19.873 | 2 <text:s/>| <text:s text:c="3"/>0.352 <text:s text:c="3"/>0.829 <text:s text:c="3"/>0.217 | <text:s text:c="3"/>73.7 <text:s text:c="2"/>-20.6 <text:s text:c="3"/>64.0</text:p>
      <text:p text:style-name="Standard"><text:s text:c="2"/>19.873 | 3 <text:s/>| <text:s text:c="3"/>1.011 <text:s text:c="3"/>0.052 <text:s text:c="3"/>0.250 | <text:s text:c="4"/>7.9 <text:s text:c="2"/>-75.2 <text:s text:c="2"/>-54.2</text:p>
      <text:p text:style-name="Standard"><text:s text:c="2"/>19.873 | 4 <text:s/>| <text:s text:c="3"/>1.056 <text:s text:c="3"/>0.283 <text:s text:c="2"/>-0.063 | <text:s text:c="2"/>149.3 <text:s text:c="2"/>-82.8 <text:s text:c="3"/>84.1</text:p>
      <text:p text:style-name="Standard"><text:s text:c="2"/>19.873 | 5 <text:s/>| <text:s text:c="3"/>1.037 <text:s text:c="2"/>-0.034 <text:s text:c="2"/>-0.124 | <text:s/>-147.9 <text:s text:c="2"/>-82.5 <text:s text:c="2"/>114.3</text:p>
      <text:p text:style-name="Standard"><text:s text:c="2"/>19.908 | 0 <text:s/>| <text:s text:c="8"/>Comm Error <text:s text:c="8"/>| <text:s text:c="11"/>- <text:s text:c="10"/></text:p>
      <text:p text:style-name="Standard"><text:s text:c="2"/>19.908 | 1 <text:s/>| <text:s text:c="3"/>0.415 <text:s text:c="2"/>-0.973 <text:s text:c="3"/>0.052 | <text:s text:c="2"/>-87.4 <text:s text:c="2"/>-21.3 <text:s text:c="3"/>82.5</text:p>
      <text:p text:style-name="Standard"><text:s text:c="2"/>19.908 | 2 <text:s/>| <text:s text:c="3"/>0.334 <text:s text:c="3"/>0.867 <text:s text:c="3"/>0.241 | <text:s text:c="3"/>74.4 <text:s text:c="2"/>-20.7 <text:s text:c="3"/>62.3</text:p>
      <text:p text:style-name="Standard"><text:s text:c="2"/>19.908 | 3 <text:s/>| <text:s text:c="3"/>1.017 <text:s text:c="3"/>0.064 <text:s text:c="3"/>0.226 | <text:s text:c="4"/>8.2 <text:s text:c="2"/>-75.0 <text:s text:c="2"/>-53.9</text:p>
      <text:p text:style-name="Standard"><text:s text:c="2"/>19.908 | 4 <text:s/>| <text:s text:c="3"/>1.002 <text:s text:c="3"/>0.408 <text:s text:c="2"/>-0.162 | <text:s text:c="2"/>131.5 <text:s text:c="2"/>-81.6 <text:s text:c="2"/>106.0</text:p>
      <text:p text:style-name="Standard"><text:s text:c="2"/>19.908 | 5 <text:s/>| <text:s text:c="3"/>1.024 <text:s text:c="2"/>-0.039 <text:s text:c="2"/>-0.118 | <text:s/>-151.3 <text:s text:c="2"/>-82.3 <text:s text:c="2"/>118.2</text:p>
      <text:p text:style-name="Standard">^C</text:p>
      <text:p text:style-name="Standard">Stream stopped by user.</text:p>
      <text:p text:style-name="Standard">nvidia@nvidia-desktop:~/Desktop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6T18:50:56.509202345</meta:creation-date>
    <dc:date>2025-12-26T18:51:36.898345872</dc:date>
    <meta:editing-duration>PT41S</meta:editing-duration>
    <meta:editing-cycles>1</meta:editing-cycles>
    <meta:document-statistic meta:table-count="0" meta:image-count="0" meta:object-count="0" meta:page-count="72" meta:paragraph-count="3516" meta:word-count="36744" meta:character-count="238921" meta:non-whitespace-character-count="129677"/>
    <meta:generator>LibreOffice/6.0.7.3$Linux_AARCH64 LibreOffice_project/00m0$Build-3</meta:generator>
  </office:meta>
</office:document-meta>
</file>